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9mm"/>
    </style:style>
    <style:style style:name="co2" style:family="table-column">
      <style:table-column-properties fo:break-before="auto" style:column-width="130.47mm"/>
    </style:style>
    <style:style style:name="co3" style:family="table-column">
      <style:table-column-properties fo:break-before="auto" style:column-width="19.69mm"/>
    </style:style>
    <style:style style:name="co4" style:family="table-column">
      <style:table-column-properties fo:break-before="auto" style:column-width="37.82mm"/>
    </style:style>
    <style:style style:name="co5" style:family="table-column">
      <style:table-column-properties fo:break-before="auto" style:column-width="102.18mm"/>
    </style:style>
    <style:style style:name="co6" style:family="table-column">
      <style:table-column-properties fo:break-before="auto" style:column-width="31.22mm"/>
    </style:style>
    <style:style style:name="co7" style:family="table-column">
      <style:table-column-properties fo:break-before="auto" style:column-width="11.61mm"/>
    </style:style>
    <style:style style:name="co8" style:family="table-column">
      <style:table-column-properties fo:break-before="auto" style:column-width="28.28mm"/>
    </style:style>
    <style:style style:name="co9" style:family="table-column">
      <style:table-column-properties fo:break-before="auto" style:column-width="44.5mm"/>
    </style:style>
    <style:style style:name="co10" style:family="table-column">
      <style:table-column-properties fo:break-before="auto" style:column-width="36.12mm"/>
    </style:style>
    <style:style style:name="co11" style:family="table-column">
      <style:table-column-properties fo:break-before="auto" style:column-width="86.24mm"/>
    </style:style>
    <style:style style:name="co12" style:family="table-column">
      <style:table-column-properties fo:break-before="auto" style:column-width="35.75mm"/>
    </style:style>
    <style:style style:name="co13" style:family="table-column">
      <style:table-column-properties fo:break-before="auto" style:column-width="29.03mm"/>
    </style:style>
    <style:style style:name="co14" style:family="table-column">
      <style:table-column-properties fo:break-before="auto" style:column-width="53.5mm"/>
    </style:style>
    <style:style style:name="co15" style:family="table-column">
      <style:table-column-properties fo:break-before="auto" style:column-width="66.62mm"/>
    </style:style>
    <style:style style:name="co16" style:family="table-column">
      <style:table-column-properties fo:break-before="auto" style:column-width="42.55mm"/>
    </style:style>
    <style:style style:name="co17" style:family="table-column">
      <style:table-column-properties fo:break-before="auto" style:column-width="48.44mm"/>
    </style:style>
    <style:style style:name="co18" style:family="table-column">
      <style:table-column-properties fo:break-before="auto" style:column-width="37.24mm"/>
    </style:style>
    <style:style style:name="co19" style:family="table-column">
      <style:table-column-properties fo:break-before="auto" style:column-width="67.77mm"/>
    </style:style>
    <style:style style:name="co20" style:family="table-column">
      <style:table-column-properties fo:break-before="auto" style:column-width="61.33mm"/>
    </style:style>
    <style:style style:name="co21" style:family="table-column">
      <style:table-column-properties fo:break-before="auto" style:column-width="70.61mm"/>
    </style:style>
    <style:style style:name="co22" style:family="table-column">
      <style:table-column-properties fo:break-before="auto" style:column-width="30.67mm"/>
    </style:style>
    <style:style style:name="co23" style:family="table-column">
      <style:table-column-properties fo:break-before="auto" style:column-width="22.58mm"/>
    </style:style>
    <style:style style:name="co24" style:family="table-column">
      <style:table-column-properties fo:break-before="auto" style:column-width="53.9mm"/>
    </style:style>
    <style:style style:name="co25" style:family="table-column">
      <style:table-column-properties fo:break-before="auto" style:column-width="27.04mm"/>
    </style:style>
    <style:style style:name="co26" style:family="table-column">
      <style:table-column-properties fo:break-before="auto" style:column-width="66.25mm"/>
    </style:style>
    <style:style style:name="co27" style:family="table-column">
      <style:table-column-properties fo:break-before="auto" style:column-width="40.83mm"/>
    </style:style>
    <style:style style:name="co28" style:family="table-column">
      <style:table-column-properties fo:break-before="auto" style:column-width="73.7mm"/>
    </style:style>
    <style:style style:name="co29" style:family="table-column">
      <style:table-column-properties fo:break-before="auto" style:column-width="137.25mm"/>
    </style:style>
    <style:style style:name="co30" style:family="table-column">
      <style:table-column-properties fo:break-before="auto" style:column-width="5.63mm"/>
    </style:style>
    <style:style style:name="co31" style:family="table-column">
      <style:table-column-properties fo:break-before="auto" style:column-width="3.44mm"/>
    </style:style>
    <style:style style:name="co32" style:family="table-column">
      <style:table-column-properties fo:break-before="auto" style:column-width="96.94mm"/>
    </style:style>
    <style:style style:name="co33" style:family="table-column">
      <style:table-column-properties fo:break-before="auto" style:column-width="108.74mm"/>
    </style:style>
    <style:style style:name="co34" style:family="table-column">
      <style:table-column-properties fo:break-before="auto" style:column-width="128.16mm"/>
    </style:style>
    <style:style style:name="co35" style:family="table-column">
      <style:table-column-properties fo:break-before="auto" style:column-width="200.01mm"/>
    </style:style>
    <style:style style:name="co36" style:family="table-column">
      <style:table-column-properties fo:break-before="auto" style:column-width="18.5mm"/>
    </style:style>
    <style:style style:name="co37" style:family="table-column">
      <style:table-column-properties fo:break-before="auto" style:column-width="49.55mm"/>
    </style:style>
    <style:style style:name="co38" style:family="table-column">
      <style:table-column-properties fo:break-before="auto" style:column-width="180.46mm"/>
    </style:style>
    <style:style style:name="co39" style:family="table-column">
      <style:table-column-properties fo:break-before="auto" style:column-width="132.17mm"/>
    </style:style>
    <style:style style:name="co40" style:family="table-column">
      <style:table-column-properties fo:break-before="auto" style:column-width="116.21mm"/>
    </style:style>
    <style:style style:name="co41" style:family="table-column">
      <style:table-column-properties fo:break-before="auto" style:column-width="41.15mm"/>
    </style:style>
    <style:style style:name="co42" style:family="table-column">
      <style:table-column-properties fo:break-before="auto" style:column-width="29.97mm"/>
    </style:style>
    <style:style style:name="co43" style:family="table-column">
      <style:table-column-properties fo:break-before="auto" style:column-width="163.79mm"/>
    </style:style>
    <style:style style:name="co44" style:family="table-column">
      <style:table-column-properties fo:break-before="auto" style:column-width="45.91mm"/>
    </style:style>
    <style:style style:name="co45" style:family="table-column">
      <style:table-column-properties fo:break-before="auto" style:column-width="17.06mm"/>
    </style:style>
    <style:style style:name="co46" style:family="table-column">
      <style:table-column-properties fo:break-before="auto" style:column-width="40.04mm"/>
    </style:style>
    <style:style style:name="co47" style:family="table-column">
      <style:table-column-properties fo:break-before="auto" style:column-width="247.53mm"/>
    </style:style>
    <style:style style:name="co48" style:family="table-column">
      <style:table-column-properties fo:break-before="auto" style:column-width="269.65mm"/>
    </style:style>
    <style:style style:name="co49" style:family="table-column">
      <style:table-column-properties fo:break-before="auto" style:column-width="218.4mm"/>
    </style:style>
    <style:style style:name="co50" style:family="table-column">
      <style:table-column-properties fo:break-before="auto" style:column-width="116.75mm"/>
    </style:style>
    <style:style style:name="co51" style:family="table-column">
      <style:table-column-properties fo:break-before="auto" style:column-width="139.74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6.09mm" fo:break-before="auto" style:use-optimal-row-height="false"/>
    </style:style>
    <style:style style:name="ro5" style:family="table-row">
      <style:table-row-properties style:row-height="4.5mm" fo:break-before="auto" style:use-optimal-row-height="false"/>
    </style:style>
    <style:style style:name="ro6" style:family="table-row">
      <style:table-row-properties style:row-height="5.56mm" fo:break-before="auto" style:use-optimal-row-height="false"/>
    </style:style>
    <style:style style:name="ro7" style:family="table-row">
      <style:table-row-properties style:row-height="4.52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4.99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18.42mm" fo:break-before="auto" style:use-optimal-row-height="true"/>
    </style:style>
    <style:style style:name="ro13" style:family="table-row">
      <style:table-row-properties style:row-height="9.47mm" fo:break-before="auto" style:use-optimal-row-height="true"/>
    </style:style>
    <style:style style:name="ta1" style:family="table" style:master-page-name="PageStyle_5f_Included">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Excluded">
      <style:table-properties table:display="true" style:writing-mode="lr-tb"/>
    </style:style>
    <style:style style:name="ta4" style:family="table" style:master-page-name="PageStyle_5f_InclusionCriteria">
      <style:table-properties table:display="true" style:writing-mode="lr-tb"/>
    </style:style>
    <style:style style:name="ta5" style:family="table" style:master-page-name="PageStyle_5f_ExclusionCriteria">
      <style:table-properties table:display="true" style:writing-mode="lr-tb"/>
    </style:style>
    <style:style style:name="ta6" style:family="table" style:master-page-name="PageStyle_5f_Search_20_String">
      <style:table-properties table:display="true" style:writing-mode="lr-tb"/>
    </style:style>
    <style:style style:name="ta7" style:family="table" style:master-page-name="PageStyle_5f_Research_20_Questions">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b6d7a8"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99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99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b6d7a8"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9900"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ff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6d7a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ackground-color="#ff0000" style:diagonal-bl-tr="none" style:diagonal-tl-br="none" fo:border="0.74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112"/>
    <style:style style:name="ce86" style:family="table-cell" style:parent-style-name="Default">
      <style:table-cell-properties style:vertical-align="top"/>
    </style:style>
    <style:style style:name="ce99"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fo:background-color="#ff0000" style:diagonal-bl-tr="none" style:diagonal-tl-br="none" fo:border="0.74pt solid #000000" style:rotation-align="none" style:vertical-align="top"/>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vertical-align="top"/>
      <style:text-properties fo:font-weight="bold" style:font-weight-asian="bold" style:font-weight-complex="bold"/>
    </style:style>
    <style:style style:name="ce187" style:family="table-cell" style:parent-style-name="Default">
      <style:table-cell-properties fo:background-color="#ff99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0.74pt solid #000000" fo:background-color="#ff99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order-bottom="0.74pt solid #000000" fo:background-color="#ff99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b6d7a8"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fo:border-bottom="0.74pt solid #000000" fo:background-color="#ffff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order-bottom="0.74pt solid #000000" fo:background-color="#ff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ackground-color="#b6d7a8"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ff9900"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ff0000"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ff9900" fo:border="0.06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ackground-color="#ffff00" fo:border="0.06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f9900"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ackground-color="#ff0000"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ackground-color="#ff0000" fo:border="0.06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b6d7a8" fo:border="0.06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41">
      <style:table-cell-properties fo:background-color="#b6d7a8" fo:border="0.06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fo:background-color="#ffff00"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b6d7a8"/>
    </style:style>
    <style:style style:name="ce127" style:family="table-cell" style:parent-style-name="Default">
      <style:table-cell-properties fo:background-color="#ff9900"/>
    </style:style>
    <style:style style:name="ce103" style:family="table-cell" style:parent-style-name="Default">
      <style:text-properties fo:font-weight="bold" style:font-weight-asian="bold" style:font-weight-complex="bold"/>
    </style:style>
    <style:style style:name="ce216" style:family="table-cell" style:parent-style-name="Default">
      <style:table-cell-properties fo:border="0.06pt solid #000000"/>
      <style:text-properties fo:font-weight="bold" style:font-weight-asian="bold" style:font-weight-complex="bold"/>
    </style:style>
    <style:style style:name="ce217" style:family="table-cell" style:parent-style-name="Default">
      <style:table-cell-properties fo:border="0.06pt solid #000000"/>
    </style:style>
    <style:style style:name="ce227" style:family="table-cell" style:parent-style-name="Default">
      <style:table-cell-properties fo:background-color="#ffff00" fo:border="0.06pt solid #000000"/>
    </style:style>
    <style:style style:name="ce229" style:family="table-cell" style:parent-style-name="Default">
      <style:table-cell-properties fo:background-color="transparent" fo:border="0.06pt solid #000000"/>
    </style:style>
    <style:style style:name="ce138" style:family="table-cell" style:parent-style-name="Default" style:data-style-name="N10">
      <style:table-cell-properties fo:border="0.06pt solid #000000"/>
    </style:style>
    <style:style style:name="ce165" style:family="table-cell" style:parent-style-name="Default" style:data-style-name="N112">
      <style:table-cell-properties fo:border="0.06pt solid #000000"/>
    </style:style>
    <style:style style:name="ce166" style:family="table-cell" style:parent-style-name="Default" style:data-style-name="N11">
      <style:table-cell-properties fo:border="0.06pt solid #000000"/>
    </style:style>
    <style:style style:name="ce153" style:family="table-cell" style:parent-style-name="Default" style:data-style-name="N10"/>
    <style:style style:name="ce58"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data-style-name="N100">
      <style:table-cell-properties fo:border="0.06pt solid #000000"/>
      <style:text-properties fo:font-weight="bold" style:font-weight-asian="bold" style:font-weight-complex="bold"/>
    </style:style>
    <style:style style:name="ce105" style:family="table-cell" style:parent-style-name="Default" style:data-style-name="N100">
      <style:table-cell-properties fo:border="0.06pt solid #000000"/>
    </style:style>
    <style:style style:name="ce220" style:family="table-cell" style:parent-style-name="Default">
      <style:text-properties fo:color="#000000"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272" style:family="table-cell" style:parent-style-name="Default">
      <style:table-cell-properties fo:border="none"/>
    </style:style>
    <style:style style:name="ce223" style:family="table-cell" style:parent-style-name="Default">
      <style:table-cell-properties fo:border="0.06pt solid #000000"/>
      <style:text-properties fo:color="#3e5656"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22" style:family="table-cell" style:parent-style-name="Default">
      <style:table-cell-properties style:text-align-source="fix" style:repeat-content="false" fo:border="0.06pt solid #000000"/>
      <style:paragraph-properties fo:text-align="end" fo:margin-left="0mm"/>
      <style:text-properties fo:font-weight="bold" style:font-weight-asian="bold" style:font-weight-complex="bold"/>
    </style:style>
    <style:style style:name="ce251" style:family="table-cell" style:parent-style-name="Default">
      <style:table-cell-properties fo:border="none"/>
      <style:text-properties fo:font-weight="bold" style:font-weight-asian="bold" style:font-weight-complex="bold"/>
    </style:style>
    <style:style style:name="ce218" style:family="table-cell" style:parent-style-name="Default">
      <style:table-cell-properties fo:background-color="#fff200"/>
      <style:text-properties fo:font-weight="bold" style:font-weight-asian="bold" style:font-weight-complex="bold"/>
    </style:style>
    <style:style style:name="ce221" style:family="table-cell" style:parent-style-name="Default">
      <style:table-cell-properties style:text-align-source="fix" style:repeat-content="false"/>
      <style:paragraph-properties fo:text-align="end" fo:margin-left="0mm"/>
    </style:style>
    <style:style style:name="ce240" style:family="table-cell" style:parent-style-name="Default">
      <style:table-cell-properties style:text-align-source="fix" style:repeat-content="false" fo:border="0.06pt solid #000000"/>
      <style:paragraph-properties fo:text-align="start" fo:margin-left="0mm"/>
    </style:style>
    <style:style style:name="ce24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fo:font-weight="bold" style:font-weight-asian="bold" style:font-weight-complex="bold"/>
    </style:style>
    <style:style style:name="ce242" style:family="table-cell" style:parent-style-name="Default">
      <style:table-cell-properties fo:border-bottom="none" fo:border-left="0.06pt solid #000000" fo:border-right="0.06pt solid #000000" fo:border-top="none"/>
    </style:style>
    <style:style style:name="ce243" style:family="table-cell" style:parent-style-name="Default">
      <style:table-cell-properties fo:border-bottom="0.06pt solid #000000" fo:border-left="0.06pt solid #000000" fo:border-right="0.06pt solid #000000" fo:border-top="none"/>
    </style:style>
    <style:style style:name="ce244"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45" style:family="table-cell" style:parent-style-name="Default">
      <style:table-cell-properties fo:border-bottom="0.06pt solid #000000" fo:border-left="0.06pt solid #000000" fo:border-right="0.06pt solid #000000" fo:border-top="none"/>
      <style:text-properties fo:font-weight="bold" style:font-weight-asian="bold" style:font-weight-complex="bold"/>
    </style:style>
    <style:style style:name="ce246"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262" style:family="table-cell" style:parent-style-name="Default">
      <style:table-cell-properties fo:background-color="#fff200"/>
    </style:style>
    <style:style style:name="ce247" style:family="table-cell" style:parent-style-name="Default" style:data-style-name="N11"/>
    <style:style style:name="ce289" style:family="table-cell" style:parent-style-name="Default">
      <style:table-cell-properties fo:wrap-option="wrap" fo:border="0.06pt solid #000000"/>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style:diagonal-bl-tr="none" style:diagonal-tl-br="none" fo:border="0.74pt solid #0000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8b8948"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3e565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0" style:family="table-cell" style:parent-style-name="Default">
      <style:table-cell-properties fo:background-color="#d9ead3" style:diagonal-bl-tr="none" style:diagonal-tl-br="none" fo:border="0.74pt solid #000000" style:rotation-align="none"/>
      <style:text-properties fo:color="#3e565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5" style:family="table-cell" style:parent-style-name="Default">
      <style:table-cell-properties fo:background-color="#ffff00" style:rotation-align="none"/>
      <style:text-properties fo:color="#3e565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e5656"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Undergraduate&quot;;&quot;Postgraduate&quot;;&quot;Certification&quot;;&quot;Business training&quot;)" table:allow-empty-cell="true" table:display-list="unsorted" table:base-cell-address="Included.AC10"/>
        <table:content-validation table:name="val2" table:condition="of:cell-content-is-in-list(&quot;Undergraduate&quot;;&quot;Postgraduate&quot;;&quot;Certification&quot;;&quot;Business training&quot;;&quot;Undergraduate/Graduate&quot;)" table:allow-empty-cell="true" table:display-list="unsorted" table:base-cell-address="Included.AC14"/>
        <table:content-validation table:name="val3" table:condition="of:cell-content-is-in-list(&quot;Undergraduate&quot;;&quot;Postgraduate&quot;;&quot;Certification&quot;;&quot;Business training&quot;;&quot;Postgraduate/industry practitioners&quot;)" table:allow-empty-cell="true" table:display-list="unsorted" table:base-cell-address="Included.AC37"/>
        <table:content-validation table:name="val4" table:condition="of:cell-content-is-in-list(&quot;Undergraduate&quot;;&quot;Postgraduate&quot;;&quot;Certification&quot;;&quot;Business training&quot;;&quot;Continued education program&quot;)" table:allow-empty-cell="true" table:display-list="unsorted" table:base-cell-address="Included.AC68"/>
        <table:content-validation table:name="val5" table:condition="of:cell-content-is-in-list(&quot;Proyectos de desarrollo&quot;;&quot;Enfoque de evaluación&quot;;&quot;Enfoque de enseñanza&quot;)" table:allow-empty-cell="true" table:display-list="unsorted" table:base-cell-address="MQ2.D5">
          <table:error-message table:message-type="stop" table:display="true"/>
        </table:content-validation>
        <table:content-validation table:name="val6" table:condition="of:cell-content-is-in-list(&quot;Ninguno&quot;;&quot;El estudio primario no presenta una solución que aporta a la formación de arquitectos de software alineados con las necesidades de la industria&quot;;&quot;Estudios no accesibles en texto completo&quot;;&quot;Estudios que presentan material no revisado por pares&quot;;&quot;Estudios secundarios o terciarios que reportan y analizan resultados de otras investigaciones&quot;;&quot;Publicaciones duplicadas de los mismos autores.&quot;)" table:allow-empty-cell="true" table:display-list="unsorted" table:base-cell-address="Buble.M5"/>
      </table:content-validations>
      <table:table table:name="Includ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8" table:number-columns-repeated="2" table:default-cell-style-name="Default"/>
        <table:table-column table:style-name="co11" table:default-cell-style-name="Default"/>
        <table:table-column table:style-name="co12" table:default-cell-style-name="Default"/>
        <table:table-column table:style-name="co12" table:default-cell-style-name="ce86"/>
        <table:table-column table:style-name="co13" table:default-cell-style-name="ce86"/>
        <table:table-column table:style-name="co14" table:number-columns-repeated="2" table:default-cell-style-name="Default"/>
        <table:table-column table:style-name="co15" table:number-columns-repeated="3" table:default-cell-style-name="Default"/>
        <table:table-column table:style-name="co16" table:number-columns-repeated="2"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8" table:number-columns-repeated="985" table:default-cell-style-name="Default"/>
        <table:table-row table:style-name="ro1">
          <table:table-cell table:style-name="ce1" office:value-type="string" calcext:value-type="string">
            <text:p>Integrating software architecture training in systems engineering programs and related to the needs of the software industry</text:p>
          </table:table-cell>
          <table:table-cell table:number-columns-repeated="2"/>
          <table:table-cell table:style-name="ce29" table:number-columns-repeated="6"/>
          <table:table-cell table:number-columns-repeated="22"/>
          <table:table-cell table:style-name="ce70"/>
          <table:table-cell table:number-columns-repeated="986"/>
        </table:table-row>
        <table:table-row table:style-name="ro2">
          <table:table-cell table:style-name="ce2" office:value-type="string" calcext:value-type="string">
            <text:p>Systematic Mapping</text:p>
          </table:table-cell>
          <table:table-cell/>
          <table:table-cell table:style-name="ce29" table:number-columns-repeated="7"/>
          <table:table-cell table:number-columns-repeated="22"/>
          <table:table-cell table:style-name="ce70"/>
          <table:table-cell table:number-columns-repeated="986"/>
        </table:table-row>
        <table:table-row table:style-name="ro2">
          <table:table-cell table:style-name="ce2"/>
          <table:table-cell/>
          <table:table-cell table:style-name="ce29" table:number-columns-repeated="7"/>
          <table:table-cell table:number-columns-repeated="22"/>
          <table:table-cell table:style-name="ce70"/>
          <table:table-cell table:number-columns-repeated="986"/>
        </table:table-row>
        <table:table-row table:style-name="ro2">
          <table:table-cell/>
          <table:table-cell table:style-name="ce16" office:value-type="string" calcext:value-type="string">
            <text:p>Articulos estrechamente relacionados que hablan de cursos de Arquitec. de Sw</text:p>
          </table:table-cell>
          <table:table-cell table:style-name="ce29" table:number-columns-repeated="7"/>
          <table:table-cell table:number-columns-repeated="22"/>
          <table:table-cell table:style-name="ce70"/>
          <table:table-cell table:number-columns-repeated="986"/>
        </table:table-row>
        <table:table-row table:style-name="ro2">
          <table:table-cell table:style-name="ce2"/>
          <table:table-cell table:style-name="ce22" office:value-type="string" calcext:value-type="string">
            <text:p>Articulos relacionados que hablan de cursos de SE</text:p>
          </table:table-cell>
          <table:table-cell/>
          <table:table-cell table:style-name="ce45"/>
          <table:table-cell table:style-name="ce29" table:number-columns-repeated="5"/>
          <table:table-cell table:number-columns-repeated="22"/>
          <table:table-cell table:style-name="ce70"/>
          <table:table-cell table:number-columns-repeated="986"/>
        </table:table-row>
        <table:table-row table:style-name="ro2">
          <table:table-cell/>
          <table:table-cell table:style-name="ce18" office:value-type="string" calcext:value-type="string">
            <text:p>Artículos rechazados, no hacen aportes a nuestra investigación</text:p>
          </table:table-cell>
          <table:table-cell/>
          <table:table-cell table:style-name="ce29" table:number-columns-repeated="6"/>
          <table:table-cell table:number-columns-repeated="22"/>
          <table:table-cell table:style-name="ce70"/>
          <table:table-cell table:number-columns-repeated="986"/>
        </table:table-row>
        <table:table-row table:style-name="ro2">
          <table:table-cell/>
          <table:table-cell table:style-name="ce200" office:value-type="string" calcext:value-type="string">
            <text:p>Articulos complementarios</text:p>
          </table:table-cell>
          <table:table-cell/>
          <table:table-cell table:style-name="ce29" table:number-columns-repeated="6"/>
          <table:table-cell table:number-columns-repeated="22"/>
          <table:table-cell table:style-name="ce71"/>
          <table:table-cell table:number-columns-repeated="986"/>
        </table:table-row>
        <table:table-row table:style-name="ro2">
          <table:table-cell table:number-columns-repeated="3"/>
          <table:table-cell table:style-name="ce29" table:number-columns-repeated="6"/>
          <table:table-cell table:number-columns-repeated="22"/>
          <table:table-cell table:style-name="ce71"/>
          <table:table-cell table:number-columns-repeated="986"/>
        </table:table-row>
        <table:table-row table:style-name="ro2">
          <table:table-cell table:style-name="ce5" office:value-type="string" calcext:value-type="string">
            <text:p>Source Id</text:p>
          </table:table-cell>
          <table:table-cell table:style-name="ce5" office:value-type="string" calcext:value-type="string">
            <text:p>Paper Title</text:p>
          </table:table-cell>
          <table:table-cell table:style-name="ce5" office:value-type="string" calcext:value-type="string">
            <text:p>Pdf Link</text:p>
          </table:table-cell>
          <table:table-cell table:style-name="ce59" office:value-type="string" calcext:value-type="string">
            <text:p>Country</text:p>
          </table:table-cell>
          <table:table-cell table:style-name="ce59" office:value-type="string" calcext:value-type="string">
            <text:p>MQ1</text:p>
          </table:table-cell>
          <table:table-cell table:style-name="ce59" office:value-type="string" calcext:value-type="string">
            <text:p>KEY</text:p>
          </table:table-cell>
          <table:table-cell table:style-name="ce59" office:value-type="string" calcext:value-type="string">
            <text:p>Type</text:p>
          </table:table-cell>
          <table:table-cell table:style-name="ce59" office:value-type="string" calcext:value-type="string">
            <text:p>MQ2-Year</text:p>
          </table:table-cell>
          <table:table-cell table:style-name="ce91" office:value-type="string" calcext:value-type="string">
            <text:p>ACM</text:p>
          </table:table-cell>
          <table:table-cell table:style-name="ce92" office:value-type="string" calcext:value-type="string">
            <text:p>EBSCO</text:p>
          </table:table-cell>
          <table:table-cell table:style-name="ce92" office:value-type="string" calcext:value-type="string">
            <text:p>IEEE Digital Library</text:p>
          </table:table-cell>
          <table:table-cell table:style-name="ce92" office:value-type="string" calcext:value-type="string">
            <text:p>ScienceDirect</text:p>
          </table:table-cell>
          <table:table-cell table:style-name="ce93" office:value-type="string" calcext:value-type="string">
            <text:p>Scopus</text:p>
          </table:table-cell>
          <table:table-cell table:style-name="ce93" office:value-type="string" calcext:value-type="string">
            <text:p>Google Scholar</text:p>
          </table:table-cell>
          <table:table-cell table:style-name="ce94" office:value-type="string" calcext:value-type="string">
            <text:p>MQ3-Course strategies</text:p>
          </table:table-cell>
          <table:table-cell table:style-name="ce94" office:value-type="string" calcext:value-type="string">
            <text:p>MQ3-Resume</text:p>
          </table:table-cell>
          <table:table-cell table:style-name="ce99" office:value-type="string" calcext:value-type="string">
            <text:p>MQ4-Estrategias para estar alineados con la industria software</text:p>
          </table:table-cell>
          <table:table-cell table:style-name="ce99" office:value-type="string" calcext:value-type="string">
            <text:p>MQ4-Resume</text:p>
          </table:table-cell>
          <table:table-cell table:style-name="ce94" office:value-type="string" calcext:value-type="string">
            <text:p>MQ5-Estrategies ineficaces</text:p>
          </table:table-cell>
          <table:table-cell table:style-name="ce94" office:value-type="string" calcext:value-type="string">
            <text:p>MQ6-Contents scope</text:p>
          </table:table-cell>
          <table:table-cell table:style-name="ce94" office:value-type="string" calcext:value-type="string">
            <text:p>MQ6-Content-Goals-Resume</text:p>
          </table:table-cell>
          <table:table-cell table:style-name="ce94" office:value-type="string" calcext:value-type="string">
            <text:p>MQ6-Content-Resume</text:p>
          </table:table-cell>
          <table:table-cell table:style-name="ce94" office:value-type="string" calcext:value-type="string">
            <text:p>MQ7-Soft skills</text:p>
          </table:table-cell>
          <table:table-cell table:style-name="ce94" office:value-type="string" calcext:value-type="string">
            <text:p>MQ7-Soft-Resume</text:p>
          </table:table-cell>
          <table:table-cell table:style-name="ce94" office:value-type="string" calcext:value-type="string">
            <text:p>MQ7-Hard skills</text:p>
          </table:table-cell>
          <table:table-cell table:style-name="ce94" office:value-type="string" calcext:value-type="string">
            <text:p>MQ7-HARD-RESUME</text:p>
          </table:table-cell>
          <table:table-cell table:style-name="ce94" office:value-type="string" calcext:value-type="string">
            <text:p>MQ8-Difficulties</text:p>
          </table:table-cell>
          <table:table-cell table:style-name="ce94" office:value-type="string" calcext:value-type="string">
            <text:p>MQ8-Resume</text:p>
          </table:table-cell>
          <table:table-cell table:style-name="ce94" office:value-type="string" calcext:value-type="string">
            <text:p>MQ9-Level</text:p>
          </table:table-cell>
          <table:table-cell table:style-name="ce94" office:value-type="string" calcext:value-type="string">
            <text:p>MQ10-Role of the software architect</text:p>
          </table:table-cell>
          <table:table-cell table:style-name="ce94" office:value-type="string" calcext:value-type="string">
            <text:p>MQ11-Definition of software architecture</text:p>
          </table:table-cell>
          <table:table-cell table:style-name="ce171" office:value-type="string" calcext:value-type="string">
            <text:p>MQ12-Assessment of the course</text:p>
          </table:table-cell>
          <table:table-cell table:style-name="ce107" office:value-type="string" calcext:value-type="string">
            <text:p>MQ12-Resume</text:p>
          </table:table-cell>
          <table:table-cell table:number-columns-repeated="985"/>
        </table:table-row>
        <table:table-row table:style-name="ro3">
          <table:table-cell table:style-name="ce60" office:value-type="string" calcext:value-type="string">
            <text:p>P1</text:p>
          </table:table-cell>
          <table:table-cell table:style-name="ce25" office:value-type="string" calcext:value-type="string">
            <text:p>Teaching software architecture to undergraduate students: an experience report</text:p>
          </table:table-cell>
          <table:table-cell table:style-name="ce139" office:value-type="string" calcext:value-type="string">
            <text:p><text:a xlink:href="https://drive.google.com/file/d/1XZZ7xdlncUG-WtFNQclOtjw_L1CGHZWG/view?usp=sharing" xlink:type="simple">https://drive.google.com/file/d/1XZZ7xdlncUG-WtFNQclOtjw_L1CGHZWG/view?usp=sharing</text:a></text:p>
          </table:table-cell>
          <table:table-cell table:style-name="ce135" office:value-type="string" calcext:value-type="string">
            <text:p>USA</text:p>
          </table:table-cell>
          <table:table-cell table:style-name="ce158" office:value-type="string" calcext:value-type="string">
            <text:p>Evolución del curso en tres fases: inicio (04/05 - 07/08), estable (08/09 - 10/11) y experimental (11 / 12-13 / 14). Cada fase tiene cobertura de: habilidades blandas, patrones arquitectónicos y atributos de calidad. Son diez años de evolución. Describe la evolución del curso, comparando diferentes variantes que hemos probado y reuniendo conclusiones útiles para otros que trabajan en la educación en arquitectura de software.</text:p>
          </table:table-cell>
          <table:table-cell table:style-name="ce158" office:value-type="string" calcext:value-type="string">
            <text:p>rupakheti</text:p>
          </table:table-cell>
          <table:table-cell table:style-name="ce67" office:value-type="string" calcext:value-type="string">
            <text:p>SoftwareArchitecture</text:p>
          </table:table-cell>
          <table:table-cell table:style-name="ce125" office:value-type="float" office:value="2015" calcext:value-type="float">
            <text:p>2015</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58" office:value-type="string" calcext:value-type="string">
            <text:p>Aprendizaje más práctico y basado en proyectos  y prácticas en el curso. </text:p>
            <text:p>1) Hubo proyectos de diseño cortos en este curso y se hicieron esfuerzos para incluir un proyecto de equipo más grande que revelaría problemas con atributos de calidad. </text:p>
            <text:p>2) Proyectos, cada uno de una o dos semanas de duración, por ejemplo: hacer que la interfaz de usuario se ejecute dos veces más rápido, hacer una mejora significativa de la confiabilidad y demostrar que mejoró la disponibilidad del sistema. Etc.</text:p>
            <text:p>3) Desde 2009-11, el curso de arquitectura se estabilizó en torno a proyectos separados en áreas de atributos de calidad, además de exámenes y un breve trabajo de investigación en áreas de los estudiantes. </text:p>
            <text:p>4) Centramos nuestra atención en desarrollar ejercicios prácticos sobre los marcos de software y servicios web modernos en lugar de intentar forzar mejoras superficiales en los proyectos junior, </text:p>
            <text:p>5) practicar la aplicación de la mayoría de las tácticas de atributos de calidad que habían aprendido en el aula, en particular , para mejorar la disponibilidad, interoperabilidad, modificabilidad, rendimiento, seguridad y capacidad de prueba, </text:p>
            <text:p>6) para experimentar con un proyecto en 2013-14 que era más grande que el proyecto del servidor web y estaba en producción como servidor principal de una empresa de software. </text:p>
            <text:p>7) El curso desde su inicio contó con cinco herramientas claves de evaluación:  cuestionario diario, tarea, revisión de papel, trabajo de proyecto y examen.</text:p>
          </table:table-cell>
          <table:table-cell table:style-name="ce158" office:value-type="string" calcext:value-type="string">
            <text:p>:1:9:</text:p>
          </table:table-cell>
          <table:table-cell table:style-name="ce135" office:value-type="string" calcext:value-type="string">
            <text:p>1) Trabajar con proyectos del mundo semi-reales</text:p>
            <text:p>2) Tener clientes reales en los proyectos</text:p>
          </table:table-cell>
          <table:table-cell table:style-name="ce135" office:value-type="string" calcext:value-type="string">
            <text:p>:1:3:</text:p>
          </table:table-cell>
          <table:table-cell table:style-name="ce135" office:value-type="string" calcext:value-type="string">
            <text:p>1) Los estudios en la literatura muestran que combinar la arquitectura con los conceptos básicos del diseño de software, en un solo curso, da tiempo insuficiente para ambos. </text:p>
            <text:p>2) Creemos además que la combinación de toda la ingeniería de software en un solo curso, o incluso en un año completo, brinda incluso menos tiempo del necesario para cubrir este tema. </text:p>
          </table:table-cell>
          <table:table-cell table:style-name="ce135" office:value-type="string" calcext:value-type="string">
            <text:p>Los patrones arquitectónicos están en el corazón de la arquitectura. El objetivo principal del curso actual es preparar a los estudiantes para situaciones de diseño de alto nivel en la industria, como las siguientes: </text:p>
            <text:p>1) Emplear tecnologías y procesos nuevos y omnipresentes en sus proyectos, y </text:p>
            <text:p>2) Corregir problemas arquitectónicos en los sistemas existentes. Rendimiento, usabilidad, seguridad y comparación de estilos arquitectónicos. </text:p>
          </table:table-cell>
          <table:table-cell table:style-name="ce135" office:value-type="string" calcext:value-type="string">
            <text:p>:3:</text:p>
          </table:table-cell>
          <table:table-cell table:style-name="ce135" office:value-type="string" calcext:value-type="string">
            <text:p>Ninguno</text:p>
          </table:table-cell>
          <table:table-cell table:style-name="ce135" office:value-type="string" calcext:value-type="string">
            <text:p>1) Habilidades artísticas,</text:p>
            <text:p>2) Habilidades analíticas,</text:p>
            <text:p>3) Comprensión del dominio en que un sistema vivirá, </text:p>
            <text:p>4) Habilidad para relacionarse con una amplia gama de partes interesadas, </text:p>
            <text:p>5) Habilidades de comunicación, </text:p>
            <text:p>6) Un alto nivel de destreza en el uso de las tecnologías requeridas, </text:p>
            <text:p>7) Conocimiento de múltiples tecnologías. </text:p>
          </table:table-cell>
          <table:table-cell table:style-name="ce135" office:value-type="string" calcext:value-type="string">
            <text:p>:1:2:3:</text:p>
          </table:table-cell>
          <table:table-cell table:style-name="ce135"/>
          <table:table-cell table:style-name="ce135" office:value-type="string" calcext:value-type="string">
            <text:p>:1:2:3:4:</text:p>
          </table:table-cell>
          <table:table-cell table:style-name="ce135" office:value-type="string" calcext:value-type="string">
            <text:p>1) Los estudiantes tienen una experiencia muy limitada en la industria del software.</text:p>
            <text:p>2) Los antecedentes de los instructores deben incluir una gran parte de la experiencia diversa del mundo real. </text:p>
          </table:table-cell>
          <table:table-cell table:style-name="ce135" office:value-type="string" calcext:value-type="string">
            <text:p>:1:</text:p>
          </table:table-cell>
          <table:table-cell table:style-name="ce25" table:content-validation-name="val1" office:value-type="string" calcext:value-type="string">
            <text:p>Undergraduate</text:p>
          </table:table-cell>
          <table:table-cell table:number-columns-repeated="2" table:style-name="ce135" office:value-type="string" calcext:value-type="string">
            <text:p>Ninguno</text:p>
          </table:table-cell>
          <table:table-cell table:style-name="ce175" office:value-type="string" calcext:value-type="string">
            <text:p>1) Compararon el rendimiento de los estudiantes en las clases, medido por los instrumentos que usaron en las clases, pruebas diarias, proyectos, tareas y exámenes.</text:p>
            <text:p>2) Compararon la autoevaluación de los estudiantes de su aprendizaje en la clase con las respuestas que los estudiantes proporcionaron en las evaluaciones del curso. </text:p>
          </table:table-cell>
          <table:table-cell table:style-name="ce108" office:value-type="string" calcext:value-type="string">
            <text:p>:1:</text:p>
          </table:table-cell>
          <table:table-cell table:number-columns-repeated="985"/>
        </table:table-row>
        <table:table-row table:style-name="ro3">
          <table:table-cell table:style-name="ce60" office:value-type="string" calcext:value-type="string">
            <text:p>P2</text:p>
          </table:table-cell>
          <table:table-cell table:style-name="ce130" office:value-type="string" calcext:value-type="string">
            <text:p>Extensive Evaluation of Using a Game Project in a Software Architecture Course</text:p>
          </table:table-cell>
          <table:table-cell table:style-name="ce140" office:value-type="string" calcext:value-type="string">
            <text:p><text:a xlink:href="https://drive.google.com/file/d/1ydKelB2NqCA22_F9rUofHn0fX9bUtcVJ/view?usp=sharing" xlink:type="simple">https://drive.google.com/file/d/1ydKelB2NqCA22_F9rUofHn0fX9bUtcVJ/view?usp=sharing</text:a></text:p>
          </table:table-cell>
          <table:table-cell table:style-name="ce130" office:value-type="string" calcext:value-type="string">
            <text:p>Noruega</text:p>
          </table:table-cell>
          <table:table-cell table:style-name="ce130" office:value-type="string" calcext:value-type="string">
            <text:p>Este artículo describe una evaluación en la que queríamos investigar si un proyecto de desarrollo de juegos podría usarse con éxito para enseñar arquitectura de software.</text:p>
          </table:table-cell>
          <table:table-cell table:style-name="ce130" office:value-type="string" calcext:value-type="string">
            <text:p>wang2011</text:p>
          </table:table-cell>
          <table:table-cell table:style-name="ce67" office:value-type="string" calcext:value-type="string">
            <text:p>SoftwareArchitecture</text:p>
          </table:table-cell>
          <table:table-cell table:style-name="ce125" office:value-type="float" office:value="2011" calcext:value-type="float">
            <text:p>2011</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El curso se imparte principalmente de tres formas: (1) Clases ordinarias impartidas en inglés. (2) Conferencias invitadas de la industria del software. (3) Un proyecto de desarrollo de software que se centra en la arquitectura de software. La principal ventaja es que los estudiantes están aprendiendo arquitectura de software a través de la realización de un proyecto completo donde pueden ver los resultados de su diseño arquitectónico como producto. 30% dela nota es dada por el proyectp y 30% por un examen escrito. El proyecto se evalúa de acuerdo con la integridad de la documentación de la arquitectura como se describe en el estándar IEEE 1471. Un equipo de cuatro formado por un profesor y tres doctorandos califica los proyectos. Los tres candidatos a doctorado califican un tercio de los proyectos mientras que el profesor califica todos los proyectos; por lo que todos los proyectos son evaluados por dos personas. El proyecto tiene varias fases 1) Aprender los frameworks y plataformas, 2) Aprender a utilizar patrones de diseño, 3) Levantar requerimientos y arquitectura, 4) Evaluar arquitectura con ATAM, 5) Implementación, 6) Evaluación del proyecto con el método de <text:s/>Anáilsis Post-Mortem </text:p>
          </table:table-cell>
          <table:table-cell table:style-name="ce130" office:value-type="string" calcext:value-type="string">
            <text:p>:2:4:5:8:</text:p>
          </table:table-cell>
          <table:table-cell table:style-name="ce135" office:value-type="string" calcext:value-type="string">
            <text:p>Conferencias con invitados de la industria de software</text:p>
          </table:table-cell>
          <table:table-cell table:style-name="ce135" office:value-type="string" calcext:value-type="string">
            <text:p>:4:</text:p>
          </table:table-cell>
          <table:table-cell table:style-name="ce130" office:value-type="string" calcext:value-type="string">
            <text:p>Ninguna</text:p>
          </table:table-cell>
          <table:table-cell table:style-name="ce130" office:value-type="string" calcext:value-type="string">
            <text:p>Los resultados de aprendizaje son: "Los estudiantes deben poder definir y explicar conceptos centrales en la literatura de arquitectura de software, y ser capaces de usar y describir patrones de diseño / arquitectura, métodos para diseñar arquitecturas de software, métodos / técnicas para lograr cualidades de software, métodos para documentar la arquitectura de software y métodos para evaluar la arquitectura del software"</text:p>
          </table:table-cell>
          <table:table-cell table:style-name="ce130" office:value-type="string" calcext:value-type="string">
            <text:p>:1:</text:p>
          </table:table-cell>
          <table:table-cell table:number-columns-repeated="3" table:style-name="ce130" office:value-type="string" calcext:value-type="string">
            <text:p>Ninguno</text:p>
          </table:table-cell>
          <table:table-cell table:style-name="ce130" office:value-type="string" calcext:value-type="string">
            <text:p>Habilidades sobre cómo desarrollar arquitecturas de software, java, C# (programación), documentación, habilidades y técnicas en arquitectura de software de una manera práctica</text:p>
          </table:table-cell>
          <table:table-cell table:style-name="ce130"/>
          <table:table-cell table:style-name="ce130" office:value-type="string" calcext:value-type="string">
            <text:p>Ninguna</text:p>
          </table:table-cell>
          <table:table-cell table:style-name="ce130"/>
          <table:table-cell table:style-name="ce25" table:content-validation-name="val1" office:value-type="string" calcext:value-type="string">
            <text:p>Postgraduate</text:p>
          </table:table-cell>
          <table:table-cell table:number-columns-repeated="2" table:style-name="ce130" office:value-type="string" calcext:value-type="string">
            <text:p>Ninguno</text:p>
          </table:table-cell>
          <table:table-cell table:style-name="ce175" office:value-type="string" calcext:value-type="string">
            <text:p>Este artículo se centra en una evaluación de este último (juego), donde se introdujo un proyecto de desarrollo de juegos en un curso de arquitectura de software (antes usaban un <text:s/>proyecto de robot y laberinto). La motivación para llevar el desarrollo de juegos a un curso de CS o SE es explotar la fascinación de los estudiantes por los juegos y el desarrollo de juegos para estimularlos a trabajar más con el material del curso a través del proyecto. Excelente las mediciones que utiliza y el test de Kruskal-Walli.</text:p>
          </table:table-cell>
          <table:table-cell table:style-name="ce108" office:value-type="string" calcext:value-type="string">
            <text:p>:2:</text:p>
          </table:table-cell>
          <table:table-cell table:number-columns-repeated="985"/>
        </table:table-row>
        <table:table-row table:style-name="ro3">
          <table:table-cell table:style-name="ce60" office:value-type="string" calcext:value-type="string">
            <text:p>P3</text:p>
          </table:table-cell>
          <table:table-cell table:style-name="ce25" office:value-type="string" calcext:value-type="string">
            <text:p>Using public and free platform as a service (PaaS) based lightweight projects for software architecture education</text:p>
          </table:table-cell>
          <table:table-cell table:style-name="ce140" office:value-type="string" calcext:value-type="string">
            <text:p><text:a xlink:href="https://drive.google.com/file/d/14WvoTFwhwp6AZaHIHjobVjuzZcqIjHDN/view?usp=sharing" xlink:type="simple">https://drive.google.com/file/d/14WvoTFwhwp6AZaHIHjobVjuzZcqIjHDN/view?usp=sharing</text:a></text:p>
          </table:table-cell>
          <table:table-cell table:style-name="ce130" office:value-type="string" calcext:value-type="string">
            <text:p>Chile</text:p>
          </table:table-cell>
          <table:table-cell table:style-name="ce164" office:value-type="string" calcext:value-type="string">
            <text:p>Investigar nuestra estrategia educativa de utilizar proyectos ligeros con recursos PaaS públicos y gratuitos (1) para ayudar a los estudiantes a acumular experiencia arquitectónica desde la etapa inicial y (2) para facilitar el fortalecimiento los conocimientos fundamentales de arquitectura de los estudiantes.</text:p>
          </table:table-cell>
          <table:table-cell table:style-name="ce164" office:value-type="string" calcext:value-type="string">
            <text:p>Li2020</text:p>
          </table:table-cell>
          <table:table-cell table:style-name="ce67" office:value-type="string" calcext:value-type="string">
            <text:p>SoftwareArchitecture</text:p>
          </table:table-cell>
          <table:table-cell table:style-name="ce125" office:value-type="float" office:value="2020" calcext:value-type="float">
            <text:p>2020</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Estrategia educativa que utiliza proyectos ligeros con recursos PaaS públicos y gratuitos de tal forma que los estudiantes aprendan de manera colaborativa y experimental. Estos cursos se dan por iteraciones, planeando, ejecutando, evaluando y mejorando. Los proyectos se desplliegan en la nube: GoogleAppEngine, IBM Cloud Lite, Dropbox. Desde la perspectiva de los profesores, las plataformas PaaS de acceso público hacen que los proyectos de los estudiantes sean fáciles de evaluar al permitir verificar el tiempo de ejecución de los sistemas (o componentes) del proyecto en línea.</text:p>
          </table:table-cell>
          <table:table-cell table:style-name="ce130" office:value-type="string" calcext:value-type="string">
            <text:p>:1:</text:p>
          </table:table-cell>
          <table:table-cell table:style-name="ce135" office:value-type="string" calcext:value-type="string">
            <text:p>Proyectos del mundo real, aunque el nivel del curso no es avanzado.</text:p>
          </table:table-cell>
          <table:table-cell table:style-name="ce135" office:value-type="string" calcext:value-type="string">
            <text:p>:1:</text:p>
          </table:table-cell>
          <table:table-cell table:style-name="ce130" office:value-type="string" calcext:value-type="string">
            <text:p>Ninguna</text:p>
          </table:table-cell>
          <table:table-cell table:style-name="ce130" office:value-type="string" calcext:value-type="string">
            <text:p>Enseñar un conjunto de patrones arquitectónicos distribuidos, incluido el patrón ClientServer, el patrón Master-Worker, el patrón Broker, el patrón Model ViewController (MVC) y el patrón Microservicios. Cada patrón se enseña en una iteración.</text:p>
          </table:table-cell>
          <table:table-cell table:style-name="ce130" office:value-type="string" calcext:value-type="string">
            <text:p>:2:</text:p>
          </table:table-cell>
          <table:table-cell table:style-name="ce130" office:value-type="string" calcext:value-type="string">
            <text:p>Ninguno</text:p>
          </table:table-cell>
          <table:table-cell table:style-name="ce130" office:value-type="string" calcext:value-type="string">
            <text:p>Se ha identificado que el aprendizaje de la arquitectura es generalmente un proceso intensivo de trabajo en equipo, sin mencionar que las habilidades de trabajo en equipo son particularmente cruciales para que los estudiantes las desarrollen en escenarios de software distribuido.</text:p>
          </table:table-cell>
          <table:table-cell table:style-name="ce130" office:value-type="string" calcext:value-type="string">
            <text:p>:4:</text:p>
          </table:table-cell>
          <table:table-cell table:style-name="ce130" office:value-type="string" calcext:value-type="string">
            <text:p>Conocimiento arquitectónico fundamental</text:p>
          </table:table-cell>
          <table:table-cell table:style-name="ce130" office:value-type="string" calcext:value-type="string">
            <text:p>:6:</text:p>
          </table:table-cell>
          <table:table-cell table:style-name="ce130" office:value-type="string" calcext:value-type="string">
            <text:p>1) Naturaleza abstracta y difusa del tema</text:p>
            <text:p>2) Círculo vicioso de inexperiencia </text:p>
            <text:p>3) El dilema del modelo mental en el aprendizaje experiencial (no se puede aprender arquitecturas de libros y lecturas)</text:p>
          </table:table-cell>
          <table:table-cell table:style-name="ce130" office:value-type="string" calcext:value-type="string">
            <text:p>:2:</text:p>
          </table:table-cell>
          <table:table-cell table:style-name="ce25" table:content-validation-name="val1" office:value-type="string" calcext:value-type="string">
            <text:p>Undergraduate</text:p>
          </table:table-cell>
          <table:table-cell table:style-name="ce130" office:value-type="string" calcext:value-type="string">
            <text:p>Al controlar macroscópicamente la enorme complejidad en sistemas sofisticados, la arquitectura de software juega un papel fundamental en la satisfacción de los requisitos funcionales y no funcionales, así como un papel esencial en el logro de la meta empresarial.</text:p>
          </table:table-cell>
          <table:table-cell table:style-name="ce130" office:value-type="string" calcext:value-type="string">
            <text:p>"La arquitectura de software de un programa o sistema informático es la estructura o estructuras del sistema, que comprenden elementos de software, las propiedades visibles externamente de esos elementos y las relaciones entre ellos".</text:p>
          </table:table-cell>
          <table:table-cell table:style-name="ce175" office:value-type="string" calcext:value-type="string">
            <text:p>Empleamos el Modelo de Aceptación de Tecnología (TAM) para validar qué tan bien recibieron los estudiantes tal estrategia educativa.</text:p>
          </table:table-cell>
          <table:table-cell table:style-name="ce108" office:value-type="string" calcext:value-type="string">
            <text:p>:1:</text:p>
          </table:table-cell>
          <table:table-cell table:number-columns-repeated="985"/>
        </table:table-row>
        <table:table-row table:style-name="ro3">
          <table:table-cell table:style-name="ce117" office:value-type="string" calcext:value-type="string">
            <text:p>P4</text:p>
          </table:table-cell>
          <table:table-cell table:style-name="ce22" office:value-type="string" calcext:value-type="string">
            <text:p>Fontys ICT, Partners in Education Program: Intensifying Collaborations Between Higher Education and Software Industry</text:p>
          </table:table-cell>
          <table:table-cell table:style-name="ce141" office:value-type="string" calcext:value-type="string">
            <text:p><text:a xlink:href="https://drive.google.com/file/d/1j8GuKvaLRczJAqZ5N5ojDSZVw_s9JS_b/view?usp=sharing" xlink:type="simple">https://drive.google.com/file/d/1j8GuKvaLRczJAqZ5N5ojDSZVw_s9JS_b/view?usp=sharing</text:a></text:p>
          </table:table-cell>
          <table:table-cell table:style-name="ce155" office:value-type="string" calcext:value-type="string">
            <text:p>Holanda</text:p>
          </table:table-cell>
          <table:table-cell table:style-name="ce155" office:value-type="string" calcext:value-type="string">
            <text:p>En este artículo, describimos las prácticas exitosas existentes en las TIC de la Universidad de Ciencias Aplicadas de Fontys para establecer y mantener la colaboración con la industria dentro de su plan de estudios de TIC</text:p>
          </table:table-cell>
          <table:table-cell table:style-name="ce155" office:value-type="string" calcext:value-type="string">
            <text:p>Beer2015</text:p>
          </table:table-cell>
          <table:table-cell table:style-name="ce155" office:value-type="string" calcext:value-type="string">
            <text:p>SoftwareEngineering</text:p>
          </table:table-cell>
          <table:table-cell table:style-name="ce119" office:value-type="float" office:value="2015" calcext:value-type="float">
            <text:p>2015</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Proporcionar un modelo educativo impulsado por las necesidades e intereses de los estudiantes, aprendiendo a través de la cooperación con otros estudiantes y proporcionando escenarios y problemas industriales significativos y realistas para los proyectos. Se crea un programa "Partners in Education" PiE.</text:p>
          </table:table-cell>
          <table:table-cell table:style-name="ce155" office:value-type="string" calcext:value-type="string">
            <text:p>Ninguna</text:p>
          </table:table-cell>
          <table:table-cell table:style-name="ce133" office:value-type="string" calcext:value-type="string">
            <text:p>Es un curso en el cual se puden hacer cosas como: conferencias de invitados, involucrar expertos en el proceso de educación, visitas de campo, talleres, clientes reales en los proyectos.</text:p>
            <text:p>Con los socios se usan estrategias como:</text:p>
            <text:p>1) Tener un coordinador de los partners</text:p>
            <text:p>2) Con cada partner se firma un convenio. La empresa se pone a prueba por un periodo de 6 a 12 meses.</text:p>
            <text:p>3) Se sugiere que haya una buena cooperación entre la academia y la industria, se sugiere: a) Garantizar el compromiso y la continuidad de los socios, b) Asegurar que un socio pueda cumplir con su compromiso c) Definir objetivos claros, d) Asegurar el beneficio muto.</text:p>
            <text:p>Cuestro coordinador de PiE establece y gestiona los contactos y los "coordinadores de semestre" organizan el acoplamiento de los socios con el contenido real del curso. Cuando se realiza este trabajo, los profesores del curso solo deben garantizar el apoyo a los socios (garantizar los recursos si es necesario, presentar a los socios).</text:p>
          </table:table-cell>
          <table:table-cell table:style-name="ce133" office:value-type="string" calcext:value-type="string">
            <text:p>:4:5:6:</text:p>
          </table:table-cell>
          <table:table-cell table:style-name="ce155" office:value-type="string" calcext:value-type="string">
            <text:p>Ninguna</text:p>
          </table:table-cell>
          <table:table-cell table:style-name="ce155" office:value-type="string" calcext:value-type="string">
            <text:p>Durante este curso, los estudiantes trabajan durante 20 semanas en un caso de software que se construye a través de un enfoque ágil. En este proyecto, los estudiantes aplican la teoría recién aprendida en un entorno práctico lo más cercano posible. En el pasado, lo hacíamos basándonos en descripciones de casos.</text:p>
          </table:table-cell>
          <table:table-cell table:number-columns-repeated="2" table:style-name="ce155" office:value-type="string" calcext:value-type="string">
            <text:p>Ninguno</text:p>
          </table:table-cell>
          <table:table-cell table:number-columns-repeated="4" table:style-name="ce155" office:value-type="string" calcext:value-type="string">
            <text:p>Ninguna</text:p>
          </table:table-cell>
          <table:table-cell table:style-name="ce155" office:value-type="string" calcext:value-type="string">
            <text:p>En los cursos basados en proyectos, es más difícil involucrar a un socio. Esto se debe a la cantidad de horas que requiere un socio para invertir y la regularidad de los momentos de contacto cuando alguien tiene que estar disponible de la empresa (semanalmente).</text:p>
          </table:table-cell>
          <table:table-cell table:style-name="ce155" office:value-type="string" calcext:value-type="string">
            <text:p>:3:</text:p>
          </table:table-cell>
          <table:table-cell table:style-name="ce22" table:content-validation-name="val1" office:value-type="string" calcext:value-type="string">
            <text:p>Undergraduate</text:p>
          </table:table-cell>
          <table:table-cell table:number-columns-repeated="2" table:style-name="ce155" office:value-type="string" calcext:value-type="string">
            <text:p>Ninguna</text:p>
          </table:table-cell>
          <table:table-cell table:style-name="ce176" office:value-type="string" calcext:value-type="string">
            <text:p>Ninguna. Pero la experiencia se ha hecho y mejorado a lo largo de varios años.</text:p>
          </table:table-cell>
          <table:table-cell table:style-name="ce109" office:value-type="string" calcext:value-type="string">
            <text:p>Ninguno</text:p>
          </table:table-cell>
          <table:table-cell table:number-columns-repeated="985"/>
        </table:table-row>
        <table:table-row table:style-name="ro3">
          <table:table-cell table:style-name="ce117" office:value-type="string" calcext:value-type="string">
            <text:p>P5</text:p>
          </table:table-cell>
          <table:table-cell table:style-name="ce22" office:value-type="string" calcext:value-type="string">
            <text:p>Training software engineers using open-source software: the students' perspective</text:p>
          </table:table-cell>
          <table:table-cell table:style-name="ce141" office:value-type="string" calcext:value-type="string">
            <text:p><text:a xlink:href="https://drive.google.com/file/d/1SBxyY-ZrtfAPDTK72UzBMt5v6n-8D9hB/view?usp=sharing" xlink:type="simple">https://drive.google.com/file/d/1SBxyY-ZrtfAPDTK72UzBMt5v6n-8D9hB/view?usp=sharing</text:a></text:p>
          </table:table-cell>
          <table:table-cell table:style-name="ce155" office:value-type="string" calcext:value-type="string">
            <text:p>Brasil</text:p>
          </table:table-cell>
          <table:table-cell table:style-name="ce155" office:value-type="string" calcext:value-type="string">
            <text:p>Varios instructores ya han adoptado contribuciones a proyectos de código abierto como parte de su proceso de evaluación, y estos instructores reportaron muchos beneficios, incluida la mejora en las habilidades técnicas y sociales de los estudiantes. Sin embargo, poco se sabe sobre las percepciones de los estudiantes sobre la necesidad de contribuir a un proyecto de código abierto como parte de un curso de Ingeniería de Software. Para comprender mejor los desafíos, beneficios y actitudes de los estudiantes, realizamos 21 ENTREVISTAS semiestructuradas con estudiantes que tomaron un curso con proyectos Open Source en cinco universidades brasileñas diferentes.</text:p>
          </table:table-cell>
          <table:table-cell table:style-name="ce155" office:value-type="string" calcext:value-type="string">
            <text:p>Pinto2019</text:p>
          </table:table-cell>
          <table:table-cell table:style-name="ce155" office:value-type="string" calcext:value-type="string">
            <text:p>SoftwareEngineering</text:p>
          </table:table-cell>
          <table:table-cell table:style-name="ce119" office:value-type="float" office:value="2019" calcext:value-type="float">
            <text:p>2019</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Como un intento de salvar esta brecha, un enfoque que está ganando un interés creciente es fomentar que los estudiantes participen en proyectos de software de código abierto (OSS) como parte del curso. La participación en este tipo de proyecto permite a los estudiantes interactuar con sistemas reales, problemas reales y equipos de desarrollo de software reales interesados en construir software de trabajo de alta calidad. Por lo tanto, los estudiantes tienen una oportunidad única de aprender actitudes solo presentes en escenarios del mundo real, lo que puede aumentar no solo sus habilidades sino también su confianza en sí mismos. </text:p>
          </table:table-cell>
          <table:table-cell table:style-name="ce155" office:value-type="string" calcext:value-type="string">
            <text:p>:3:</text:p>
          </table:table-cell>
          <table:table-cell table:style-name="ce133" office:value-type="string" calcext:value-type="string">
            <text:p>Lo mismo de MQ3</text:p>
          </table:table-cell>
          <table:table-cell table:style-name="ce133" office:value-type="string" calcext:value-type="string">
            <text:p>:7:</text:p>
          </table:table-cell>
          <table:table-cell table:style-name="ce155" office:value-type="string" calcext:value-type="string">
            <text:p>Ninguna</text:p>
          </table:table-cell>
          <table:table-cell table:number-columns-repeated="3" table:style-name="ce155" office:value-type="string" calcext:value-type="string">
            <text:p>Ninguno</text:p>
          </table:table-cell>
          <table:table-cell table:style-name="ce155" office:value-type="string" calcext:value-type="string">
            <text:p>1) Se fometan habilidades sociales.</text:p>
            <text:p>2) Se aprende a interactuar con una comunidad de desarrollo a través de listas de correo.</text:p>
          </table:table-cell>
          <table:table-cell table:style-name="ce155"/>
          <table:table-cell table:style-name="ce155" office:value-type="string" calcext:value-type="string">
            <text:p>1) Hay muchos desafíos técnicos: configurar el proyecto, manejar linea de comando, aprender a fondo un lenguaje de programación, entender la estructura de un proyecto grande, mejorar documentación, aplicar convenciones, entender código fuente, etc.</text:p>
            <text:p>2) Se generan habilidades en los estudiantes para contribuir a proyectos escritos en lenguajes de programación que no dominan o corregir errores asociados con problemas más críticos. </text:p>
          </table:table-cell>
          <table:table-cell table:style-name="ce155"/>
          <table:table-cell table:style-name="ce155" office:value-type="string" calcext:value-type="string">
            <text:p>1) Formar ingenieros de software se sale de las fronteras de la forma tradicional de enseñar, se debe poner atención a la complejidad de las interacciones sociales, en particular, discutir cómo se produce el desarrollo de software colaborativo en un entorno del mundo real.</text:p>
            <text:p>2) Está lejos de ser trivial llevar los proyectos de software desarrollados dentro de una empresa de software al contexto de un salón de clases debido a problemas de licencia o la posibilidad de revelar información sensible. </text:p>
            <text:p>4) Las mayores dificultades de los proyectos open source son la complejidad y la falta de tiempo para hacer contribuciones.</text:p>
            <text:p>3) Los proyectos de clase en equipos, son en general proyectos de juguetes adaptados al contexto del curso; apenas exhiben madurez o la amplitud de alcance necesaria para su uso en el desarrollo de software real. </text:p>
            <text:p>4) Esta estrategia resulta compleja para los instructores orientar adecuadamente  los estudiantes.</text:p>
          </table:table-cell>
          <table:table-cell table:style-name="ce155" office:value-type="string" calcext:value-type="string">
            <text:p>:4:5:</text:p>
          </table:table-cell>
          <table:table-cell table:style-name="ce22" table:content-validation-name="val2" office:value-type="string" calcext:value-type="string">
            <text:p>Undergraduate/Postgraduate</text:p>
          </table:table-cell>
          <table:table-cell table:number-columns-repeated="2" table:style-name="ce155" office:value-type="string" calcext:value-type="string">
            <text:p>Ninguno</text:p>
          </table:table-cell>
          <table:table-cell table:style-name="ce176" office:value-type="string" calcext:value-type="string">
            <text:p>Como fue una investigación, se hizo entrevistas a 21 estudiantes buscando respondonder preguntas: <text:s/>RQ1. ¿Cuáles son las estrategias utilizadas para elegir los proyectos de código abierto a los que contribuirían los estudiantes? RQ2. ¿Cómo eligen los estudiantes la tarea con la que trabajan? RQ3. ¿Cuál es la naturaleza de las contribuciones que realizaron los estudiantes? RQ4. ¿Cuáles son los beneficios de estar expuesto al desarrollo de software de código abierto? RQ5. ¿Cuáles son los desafíos de estar expuesto al desarrollo de software de código abierto? </text:p>
          </table:table-cell>
          <table:table-cell table:style-name="ce109" office:value-type="string" calcext:value-type="string">
            <text:p>:1:</text:p>
          </table:table-cell>
          <table:table-cell table:number-columns-repeated="985"/>
        </table:table-row>
        <table:table-row table:style-name="ro3">
          <table:table-cell table:style-name="ce117" office:value-type="string" calcext:value-type="string">
            <text:p>P6</text:p>
          </table:table-cell>
          <table:table-cell table:style-name="ce22" office:value-type="string" calcext:value-type="string">
            <text:p>Outcome-based school-enterprise cooperative software engineering training</text:p>
          </table:table-cell>
          <table:table-cell table:style-name="ce141" office:value-type="string" calcext:value-type="string">
            <text:p><text:a xlink:href="https://drive.google.com/file/d/1Zl9VJpUfK-Q29TMQ0dm6-2R-S9mKKUw9/view?usp=sharing" xlink:type="simple">https://drive.google.com/file/d/1Zl9VJpUfK-Q29TMQ0dm6-2R-S9mKKUw9/view?usp=sharing</text:a></text:p>
          </table:table-cell>
          <table:table-cell table:style-name="ce155" office:value-type="string" calcext:value-type="string">
            <text:p>China</text:p>
          </table:table-cell>
          <table:table-cell table:style-name="ce155" office:value-type="string" calcext:value-type="string">
            <text:p>Se propone nuestra capacitación en ingeniería de software cooperativa escolar, basada en resultados, para aumentar la participación de los estudiantes en la práctica de la ingeniería y abordar algunos problemas de ingeniería realmente complicados. Las contribuciones de nuestro método son prácticas ágiles impulsadas por proyectos que utilizan programación en pares y programación extrema, colaboración entre escuelas y empresas para abordar problemas de ingeniería complicados y estímulo basado en resultados para formular una biblioteca de casos.</text:p>
          </table:table-cell>
          <table:table-cell table:style-name="ce155" office:value-type="string" calcext:value-type="string">
            <text:p>May2018</text:p>
          </table:table-cell>
          <table:table-cell table:style-name="ce155" office:value-type="string" calcext:value-type="string">
            <text:p>SoftwareEngineering</text:p>
          </table:table-cell>
          <table:table-cell table:style-name="ce119" office:value-type="float" office:value="2018" calcext:value-type="float">
            <text:p>2018</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La primera etapa son 2 semanas de capacitación en línea para cultivar la capacidad de desarrollo personal, como el estilo del código (usan alibaba) y las herramientas de ingeniería. La segunda etapa consta de 4 semanas de conferencias para enseñar conocimientos de ingeniería de software y presentar casos prácticos empresariales. La tercera etapa son 6 semanas de práctica de desarrollo para resolver problemas de ingeniería complicados. La mayoría de los casos provienen de la exigencia de la empresa. La empresa nos proporciona algunos fondos para la innovación tecnológica.</text:p>
            <text:p>2) Varios alumnos (de 5 a 7) se agrupan para desarrollar las aplicaciones juntos. El proceso de un proyecto ágil en equipo se divide en requisitos, inicio del proyecto y desarrollo iterativo. Tenemos un control intermedio en medio del desarrollo del proyecto del equipo, y un control final al final.</text:p>
            <text:p>3) Todos los estudiantes experimentan una formación práctica de 6 semanas de un proyecto de equipo. Por lo general, nuestra capacitación en ingeniería de software cooperativa escolar, empresarial y basada en resultados funcionó bien. Aun así, lo que es más digno de reflexión son varias lecciones aprendidas de la estadística de datos y la práctica de la ingeniería</text:p>
            <text:p>4) Hay estímulos al mejor equipo en cada iteración, ejemplo, un disco usb flash..</text:p>
          </table:table-cell>
          <table:table-cell table:style-name="ce155" office:value-type="string" calcext:value-type="string">
            <text:p>:2:</text:p>
          </table:table-cell>
          <table:table-cell table:style-name="ce133" office:value-type="string" calcext:value-type="string">
            <text:p>La mayoría de los casos provienen de la exigencia de la empresa. La empresa nos proporciona algunos fondos para la innovación tecnológica.</text:p>
          </table:table-cell>
          <table:table-cell table:style-name="ce133" office:value-type="string" calcext:value-type="string">
            <text:p>:1:2:</text:p>
          </table:table-cell>
          <table:table-cell table:style-name="ce155" office:value-type="string" calcext:value-type="string">
            <text:p>Ninguna</text:p>
          </table:table-cell>
          <table:table-cell table:style-name="ce155" office:value-type="string" calcext:value-type="string">
            <text:p>Los objetivos de la formación en ingeniería de software cooperativa empresarial se dividen en capacidad personal (se hace en línea y cubre análisis, diseño e implementación de software) y trabajo en equipo (colaboración cara a cara desarrollando un proyecto de software complejo).</text:p>
          </table:table-cell>
          <table:table-cell table:number-columns-repeated="2" table:style-name="ce155" office:value-type="string" calcext:value-type="string">
            <text:p>Ninguno</text:p>
          </table:table-cell>
          <table:table-cell table:style-name="ce155" office:value-type="string" calcext:value-type="string">
            <text:p>1) Habilidad de comunicación con los demás</text:p>
            <text:p>2) Trabajo duro y colaborativo</text:p>
          </table:table-cell>
          <table:table-cell table:style-name="ce155" office:value-type="string" calcext:value-type="string">
            <text:p>:4:</text:p>
          </table:table-cell>
          <table:table-cell table:style-name="ce155" office:value-type="string" calcext:value-type="string">
            <text:p>1) División clara del trabajo, gestión colaborativa del código. </text:p>
            <text:p>2) Uso de SVN para administrar versiones y commits</text:p>
          </table:table-cell>
          <table:table-cell table:number-columns-repeated="2" table:style-name="ce155" office:value-type="string" calcext:value-type="string">
            <text:p>Ninguna</text:p>
          </table:table-cell>
          <table:table-cell table:style-name="ce155"/>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76" office:value-type="string" calcext:value-type="string">
            <text:p>Hay métricas del curso y gráficas estadisticas: Porcentaje completado de la orden de trabajo de cada grupo de proyecto, Orden de trabajo semanal de cada grupo de proyecto, Porcentaje de commits indeseables, opiniones de los estudiantes al final del curso, entre otros.</text:p>
          </table:table-cell>
          <table:table-cell table:style-name="ce109" office:value-type="string" calcext:value-type="string">
            <text:p>:2:</text:p>
          </table:table-cell>
          <table:table-cell table:number-columns-repeated="985"/>
        </table:table-row>
        <table:table-row table:style-name="ro3" table:visibility="filter">
          <table:table-cell table:style-name="ce118" office:value-type="string" calcext:value-type="string">
            <text:p>P7</text:p>
          </table:table-cell>
          <table:table-cell table:style-name="ce27" office:value-type="string" calcext:value-type="string">
            <text:p>Industry-academy collaboration in teaching DevOps and continuous delivery to software engineering students: towards improved industrial relevance in higher education</text:p>
          </table:table-cell>
          <table:table-cell table:style-name="ce142" office:value-type="string" calcext:value-type="string">
            <text:p><text:a xlink:href="https://drive.google.com/file/d/1dhn4HfThdCjCBReMd7uLekTnzBwAegBt/view?usp=sharing" xlink:type="simple">https://drive.google.com/file/d/1dhn4HfThdCjCBReMd7uLekTnzBwAegBt/view?usp=sharing</text:a></text:p>
          </table:table-cell>
          <table:table-cell table:style-name="ce156" office:value-type="string" calcext:value-type="string">
            <text:p>Dinamarca</text:p>
          </table:table-cell>
          <table:table-cell table:style-name="ce156" office:value-type="string" calcext:value-type="string">
            <text:p>La demanda industrial mundial de ingenieros de software profesionales altamente calificados está aumentando. Muchos países ya experimentan escasez de mano de obra desarrolladora y se prevé que la necesidad industrial de ingenieros de software crecerá a un ritmo más rápido que el que los institutos educativos pueden capacitar a nueva mano de obra. Las principales razones de este déficit se encuentran en la incapacidad del sistema educativo para adaptarse a las necesidades actuales del mercado y en las dificultades para hacer coincidir las competencias disponibles con los puestos de trabajo existentes. Por lo tanto, aumentar la relevancia industrial y de mercado de la educación puede ser una solución clave. SE CENTRA EN DEVOPPS Y POCO EN ARQUITECTURAS DE SOFTWARE</text:p>
          </table:table-cell>
          <table:table-cell table:style-name="ce156"/>
          <table:table-cell table:style-name="ce156" office:value-type="string" calcext:value-type="string">
            <text:p>Excluded</text:p>
          </table:table-cell>
          <table:table-cell table:style-name="ce122" office:value-type="float" office:value="2019" calcext:value-type="float">
            <text:p>2019</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number-columns-repeated="2"/>
          <table:table-cell table:style-name="ce134" table:number-columns-repeated="2"/>
          <table:table-cell table:style-name="ce156" table:number-columns-repeated="10"/>
          <table:table-cell table:style-name="ce27" table:content-validation-name="val1" office:value-type="string" calcext:value-type="string">
            <text:p>Undergraduate</text:p>
          </table:table-cell>
          <table:table-cell table:style-name="ce156" table:number-columns-repeated="2"/>
          <table:table-cell table:style-name="ce177"/>
          <table:table-cell table:style-name="ce110"/>
          <table:table-cell table:number-columns-repeated="985"/>
        </table:table-row>
        <table:table-row table:style-name="ro3">
          <table:table-cell table:style-name="ce117" office:value-type="string" calcext:value-type="string">
            <text:p>P8</text:p>
          </table:table-cell>
          <table:table-cell table:style-name="ce22" office:value-type="string" calcext:value-type="string">
            <text:p>Lean learning: applying lean techniques to improve software engineering education</text:p>
          </table:table-cell>
          <table:table-cell table:style-name="ce141" office:value-type="string" calcext:value-type="string">
            <text:p><text:a xlink:href="https://drive.google.com/file/d/1SLP-EUA8JUchZrKZM7mkm_XkErHIg0q-/view?usp=sharing" xlink:type="simple">https://drive.google.com/file/d/1SLP-EUA8JUchZrKZM7mkm_XkErHIg0q-/view?usp=sharing</text:a></text:p>
          </table:table-cell>
          <table:table-cell table:style-name="ce155" office:value-type="string" calcext:value-type="string">
            <text:p>Inglaterra</text:p>
          </table:table-cell>
          <table:table-cell table:style-name="ce155" office:value-type="string" calcext:value-type="string">
            <text:p>Es difícil construir un programa de educación que refleje y se mantenga al día con la práctica industrial. A menudo escuchamos hablar de una escasez de habilidades en la industria del software y la brecha entre lo que se enseña a las personas en la universidad y el "mundo real". Este documento es un estudio de caso que muestra cómo hemos desarrollado un programa en el Imperial College de Londres que cierra esta brecha, proporcionando a los estudiantes las habilidades relevantes para las carreras de ingeniería de software industrial.</text:p>
          </table:table-cell>
          <table:table-cell table:style-name="ce155" office:value-type="string" calcext:value-type="string">
            <text:p>Chatley2017</text:p>
          </table:table-cell>
          <table:table-cell table:style-name="ce155" office:value-type="string" calcext:value-type="string">
            <text:p>SoftwareEngineering</text:p>
          </table:table-cell>
          <table:table-cell table:style-name="ce119" office:value-type="float" office:value="2017" calcext:value-type="float">
            <text:p>2017</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Los estudiantes deben aprender haciendo y, siempre que sea posible, los principios de la ingeniería de software deben evaluarse en el contexto del trabajo práctico.</text:p>
            <text:p>2) La evaluación debe realizarse “poco y con frecuencia”. Las asignaciones pequeñas y frecuentes se alinean perfectamente con los principios del desarrollo ágil moderno y facilitan una retroalimentación sostenida de alta calidad.</text:p>
            <text:p>3) Las buenas herramientas reducen la carga de la evaluación e inculcan buenas prácticas en los flujos de trabajo de los estudiantes. </text:p>
            <text:p>4) Hay tres enfoques de enseñanza: a) Transmisión donde un experto transmite de forma unidireccional conocimiento y experiencia a sus alumnos, b) aprendizaje centrada en el desarrollo de habilidades más que en el conocimiento teórico, muy probablemente a través del aprendizaje cinestésico y ejercicios prácticos (cocina). c)  aprendizaje personalizado sin un plan de estudios establecido,  se enfoca en llevar al alumno de donde está a un lugar más avanzado, en una dirección particular dependiendo de sus fortalezas y debilidades (piano). En grupos grandes es dificil c).</text:p>
            <text:p>5) Se usan metodologias agiles: XP (los estudiantes lo disfrutan), scrum, canvan.</text:p>
            <text:p>6) Pasamos de diseñar un "sistema grande con los siguientes requisitos y luego discutir las elecciones de diseño que hizo", a un conjunto de ejercicios de codificación más pequeños semanales al estilo "Agregue la característica X a este sistema usando patrón de diseño Y. Ahora pruebe el patrón de diseño Z. ¿Cuáles son las compensaciones? ”.Los estudiantes obtienen una experiencia de aprendizaje mucho más práctica y cinestésica.</text:p>
            <text:p>7) Se enseña control de versiones con git y gitlab. </text:p>
            <text:p>8) Pruebas automatizadas</text:p>
            <text:p> </text:p>
          </table:table-cell>
          <table:table-cell table:style-name="ce155" office:value-type="string" calcext:value-type="string">
            <text:p>:1:</text:p>
          </table:table-cell>
          <table:table-cell table:style-name="ce133" office:value-type="string" calcext:value-type="string">
            <text:p>1) La participación de la industria en la enseñanza de la ingeniería de software es esencial. Los instructores y colaboradores invitados que son ingenieros de software en ejercicio suelen estar mucho mejor situados para enseñar habilidades prácticas de ingeniería de software que los académicos puros y, naturalmente, dan un mayor sentido de relevancia al material que se enseña.</text:p>
            <text:p>2) Es vital que este curso sea facilitado por personas con antecedentes industriales.</text:p>
            <text:p>3) Cada semana invitamos a un “panel” de profesionales industriales como invitados, normalmente dos por semana. </text:p>
          </table:table-cell>
          <table:table-cell table:style-name="ce133" office:value-type="string" calcext:value-type="string">
            <text:p>:8:</text:p>
          </table:table-cell>
          <table:table-cell table:style-name="ce155" office:value-type="string" calcext:value-type="string">
            <text:p>Ninguna</text:p>
          </table:table-cell>
          <table:table-cell table:style-name="ce155" office:value-type="string" calcext:value-type="string">
            <text:p>- Patrones de diseño</text:p>
            <text:p>- Se trabaja en equipo resolviendo problemas pequeños.</text:p>
          </table:table-cell>
          <table:table-cell table:style-name="ce155" office:value-type="string" calcext:value-type="string">
            <text:p>Ninguno</text:p>
          </table:table-cell>
          <table:table-cell table:style-name="ce155" office:value-type="string" calcext:value-type="string">
            <text:p>:10:</text:p>
          </table:table-cell>
          <table:table-cell table:number-columns-repeated="4" table:style-name="ce155" office:value-type="string" calcext:value-type="string">
            <text:p>Ninguna</text:p>
          </table:table-cell>
          <table:table-cell table:style-name="ce155" office:value-type="string" calcext:value-type="string">
            <text:p>1) Si bien muchos académicos, en particular los informáticos, escriben software como parte de su trabajo de investigación, la forma en que se llevan a cabo estos proyectos de desarrollo normalmente no es representativa de la forma en que se ejecutan los proyectos en entornos industriales.</text:p>
            <text:p>2) Los académicos y los investigadores de posgrado a menudo trabajan por su cuenta y, por lo tanto, a menudo no tienen experiencia en la planificación y gestión del trabajo de muchos contribuyentes diferentes a un proyecto de software, integrando todos estos mientras preservan una arquitectura general que respalda la capacidad de mantenimiento y realizan lanzamientos regulares para un cliente de acuerdo con un horario acordado.</text:p>
          </table:table-cell>
          <table:table-cell table:style-name="ce155" office:value-type="string" calcext:value-type="string">
            <text:p>:5:</text:p>
          </table:table-cell>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76" office:value-type="string" calcext:value-type="string">
            <text:p>Ninguno. Los estudiantes dan percepciones positivas del curso recibido de ingenieria de software.</text:p>
          </table:table-cell>
          <table:table-cell table:style-name="ce109" office:value-type="string" calcext:value-type="string">
            <text:p>:1:</text:p>
          </table:table-cell>
          <table:table-cell table:number-columns-repeated="985"/>
        </table:table-row>
        <table:table-row table:style-name="ro3">
          <table:table-cell table:style-name="ce117" office:value-type="string" calcext:value-type="string">
            <text:p>P9</text:p>
          </table:table-cell>
          <table:table-cell table:style-name="ce22" office:value-type="string" calcext:value-type="string">
            <text:p>Teaching evidence-based software engineering: learning by a collaborative mapping study of open source software</text:p>
          </table:table-cell>
          <table:table-cell table:style-name="ce141" office:value-type="string" calcext:value-type="string">
            <text:p><text:a xlink:href="https://drive.google.com/file/d/1jq1BA-1rsZnIShzAoyrKr1Jp9LSH7Qgm/view?usp=sharing" xlink:type="simple">https://drive.google.com/file/d/1jq1BA-1rsZnIShzAoyrKr1Jp9LSH7Qgm/view?usp=sharing</text:a></text:p>
          </table:table-cell>
          <table:table-cell table:style-name="ce157" office:value-type="string" calcext:value-type="string">
            <text:p>Italia</text:p>
          </table:table-cell>
          <table:table-cell table:style-name="ce157" office:value-type="string" calcext:value-type="string">
            <text:p>En este artículo, compartimos nuestras experiencias sobre la enseñanza de ingeniería de software basada en evidencia a estudiantes de un programa de maestría en Ciencias de la Computación. Proporcionamos un curso de un semestre, compuesto de lecciones sobre métodos empíricos y experimentales. Se pretende encontrar y evaluar una tecnología adecuada antes de la inclusión de esa tecnología en una arquitectura de software o un programa de mejora de procesos.</text:p>
          </table:table-cell>
          <table:table-cell table:style-name="ce157" office:value-type="string" calcext:value-type="string">
            <text:p>Castelluccia2013</text:p>
          </table:table-cell>
          <table:table-cell table:style-name="ce155" office:value-type="string" calcext:value-type="string">
            <text:p>SoftwareEngineering</text:p>
          </table:table-cell>
          <table:table-cell table:style-name="ce119" office:value-type="float" office:value="2013" calcext:value-type="float">
            <text:p>2013</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A los estudiantes se los involucra en un mapeo sistemático. Se trabaja en parejas. A cada grupo se le asigna un conjunto de articulos. Se usa una cadena de busqueda sobre Google Schoolar. Se pretende hacer una evaluación de la adoptción de tecnologías de software libre en la industria.</text:p>
            <text:p>2) Los factores de riesgo en la adopción de soluciones open source en un contexto empresarial se recogen con la colaboración de los estudiantes, quienes aprendieron a analizar varios tipos de literatura científica, evaluar soluciones en términos de novedad y evidencia. Los estudiantes también llegaron a apreciar la Ingeniería de Software basada en evidencias como un medio para evaluar la innovación de productos y procesos y como un activo valioso en apoyo de su crecimiento profesional. </text:p>
          </table:table-cell>
          <table:table-cell table:style-name="ce155" office:value-type="string" calcext:value-type="string">
            <text:p>Ninguna</text:p>
          </table:table-cell>
          <table:table-cell table:style-name="ce133" office:value-type="string" calcext:value-type="string">
            <text:p>MQ3</text:p>
          </table:table-cell>
          <table:table-cell table:style-name="ce133" office:value-type="string" calcext:value-type="string">
            <text:p>Ninguno</text:p>
          </table:table-cell>
          <table:table-cell table:style-name="ce155" office:value-type="string" calcext:value-type="string">
            <text:p>Ninguna</text:p>
          </table:table-cell>
          <table:table-cell table:style-name="ce155" office:value-type="string" calcext:value-type="string">
            <text:p>El curso de maestria tiene dos objetivos:</text:p>
            <text:p>1) Brindar la capacidad de diseñar y realizar estudios empíricos en Ingeniería de Software</text:p>
            <text:p>2) Proporcionar la capacidad de buscar, resumir y formalizar conocimientos reutilizables y experiencia profesional.</text:p>
            <text:p/>
          </table:table-cell>
          <table:table-cell table:number-columns-repeated="2" table:style-name="ce155" office:value-type="string" calcext:value-type="string">
            <text:p>Ninguno</text:p>
          </table:table-cell>
          <table:table-cell table:number-columns-repeated="5" table:style-name="ce155" office:value-type="string" calcext:value-type="string">
            <text:p>Ninguna</text:p>
          </table:table-cell>
          <table:table-cell table:style-name="ce155"/>
          <table:table-cell table:style-name="ce22" table:content-validation-name="val1" office:value-type="string" calcext:value-type="string">
            <text:p>Postgraduate</text:p>
          </table:table-cell>
          <table:table-cell table:number-columns-repeated="2" table:style-name="ce155" office:value-type="string" calcext:value-type="string">
            <text:p>Ninguno</text:p>
          </table:table-cell>
          <table:table-cell table:style-name="ce176" office:value-type="string" calcext:value-type="string">
            <text:p>Ninguno.</text:p>
          </table:table-cell>
          <table:table-cell table:style-name="ce109" office:value-type="string" calcext:value-type="string">
            <text:p>Ninguno</text:p>
          </table:table-cell>
          <table:table-cell table:number-columns-repeated="985"/>
        </table:table-row>
        <table:table-row table:style-name="ro4">
          <table:table-cell table:style-name="ce119" office:value-type="string" calcext:value-type="string">
            <text:p>P10</text:p>
          </table:table-cell>
          <table:table-cell table:style-name="ce132" office:value-type="string" calcext:value-type="string">
            <text:p>Collaborative web-based learning of testing tools in SE courses</text:p>
          </table:table-cell>
          <table:table-cell table:style-name="ce141" office:value-type="string" calcext:value-type="string">
            <text:p><text:a xlink:href="https://drive.google.com/file/d/1zvpzfjlt353-12gPocqK5vpWxkskPhLK/view?usp=sharing" xlink:type="simple">https://drive.google.com/file/d/1zvpzfjlt353-12gPocqK5vpWxkskPhLK/view?usp=sharing</text:a></text:p>
          </table:table-cell>
          <table:table-cell table:style-name="ce155" office:value-type="string" calcext:value-type="string">
            <text:p>USA</text:p>
          </table:table-cell>
          <table:table-cell table:style-name="ce155" office:value-type="string" calcext:value-type="string">
            <text:p>En este artículo describimos un enfoque que integra de manera no intrusiva el uso de herramientas de prueba de software en los cursos de SE. La piedra angular de nuestro enfoque es la interacción que los estudiantes tienen con un repositorio de herramientas de prueba de software basado en la web (WReSTT) que contiene tutoriales sobre conceptos de prueba y herramientas de prueba</text:p>
          </table:table-cell>
          <table:table-cell table:style-name="ce155" office:value-type="string" calcext:value-type="string">
            <text:p>Clarke2011</text:p>
          </table:table-cell>
          <table:table-cell table:style-name="ce155" office:value-type="string" calcext:value-type="string">
            <text:p>SoftwareEngineering</text:p>
          </table:table-cell>
          <table:table-cell table:style-name="ce119" office:value-type="float" office:value="2011" calcext:value-type="float">
            <text:p>2011</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Se usa una herramienta que facillita el aprendizaje de varias herramientas de testing llamada WReSTT.  Fue desarrollado usando Drupal. WReSTT actualmente contiene materiales de aprendizaje para varias herramientas, que incluyen: JUnit,y SWAT  (Simple Web Automation Toolkit), entre otros. WReSTT hace parte de una gran plataforma de enseñanza de SE.</text:p>
            <text:p>2) WReSTT interactua con redes sociales, haciendo ameno el aprendizaje, tiene quizes, tutoriales,  puntos por pasar los quizes.</text:p>
            <text:p>3) Los tutoriales en WReSTT utilizan un enfoque de aprendizaje colaborativo en el que los estudiantes se agrupan en equipos virtuales y cada equipo recibe puntos virtuales en función de la finalización de tareas específicas, como cuestionarios. WReSTT contiene funciones de redes sociales que permiten a los estudiantes crear perfiles, monitorear las actividades de sus compañeros e identificar quiénes son los líderes de puntos en su clase. </text:p>
            <text:p>4) Como resultado, ha habido un gran aumento en el uso de Comunidades de Aprendizaje en Línea (OLC) para la instrucción a través de programas de formación académica y profesional en Internet. Un OLC describe a un grupo de personas que se dedican a aprender juntas en un entorno en línea que fomenta el diálogo, la retroalimentación y la reflexión. Los miembros de un OLC pueden ser estudiantes, profesores, tutores o expertos en el dominio que participan en conversaciones significativas y trabajan en equipos para lograr un propósito u objetivo común.</text:p>
          </table:table-cell>
          <table:table-cell table:style-name="ce155" office:value-type="string" calcext:value-type="string">
            <text:p>Ninguna</text:p>
          </table:table-cell>
          <table:table-cell table:style-name="ce133" office:value-type="string" calcext:value-type="string">
            <text:p>Ninguna</text:p>
          </table:table-cell>
          <table:table-cell table:style-name="ce133" office:value-type="string" calcext:value-type="string">
            <text:p>Ninguno</text:p>
          </table:table-cell>
          <table:table-cell table:style-name="ce155" office:value-type="string" calcext:value-type="string">
            <text:p>Ninguna</text:p>
          </table:table-cell>
          <table:table-cell table:style-name="ce155" office:value-type="string" calcext:value-type="string">
            <text:p>Enseñanza de testing a través de una herramienta en la web.</text:p>
          </table:table-cell>
          <table:table-cell table:number-columns-repeated="2" table:style-name="ce155" office:value-type="string" calcext:value-type="string">
            <text:p>Ninguno</text:p>
          </table:table-cell>
          <table:table-cell table:number-columns-repeated="5" table:style-name="ce155" office:value-type="string" calcext:value-type="string">
            <text:p>Ninguna</text:p>
          </table:table-cell>
          <table:table-cell table:style-name="ce155"/>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37" office:value-type="string" calcext:value-type="string">
            <text:p>Se realizó un estudio preliminar con dos clases de SE, Primavera y Verano de 2010, para evaluar la efectividad del uso de WReSTT en el aula. Los resultados mostraron que: (1) la mayoría de los estudiantes nunca han estado expuestos a un recurso en línea que contenga materiales de aprendizaje de pruebas de software antes de usar WReSTT; y (2) la integración del aprendizaje colaborativo en WReSTT, con la recompensa de puntos virtuales, puede mejorar potencialmente la comprensión conceptual de los estudiantes sobre las pruebas de software y el uso de herramientas de prueba durante un curso de SE.</text:p>
          </table:table-cell>
          <table:table-cell table:style-name="ce126" office:value-type="string" calcext:value-type="string">
            <text:p>Ninguno</text:p>
          </table:table-cell>
          <table:table-cell table:number-columns-repeated="985"/>
        </table:table-row>
        <table:table-row table:style-name="ro4">
          <table:table-cell table:style-name="ce119" office:value-type="string" calcext:value-type="string">
            <text:p>P11</text:p>
          </table:table-cell>
          <table:table-cell table:style-name="ce22" office:value-type="string" calcext:value-type="string">
            <text:p>FLOSS in Software Engineering Education: Supporting the Instructor in the Quest for Providing Real Experience for Students</text:p>
          </table:table-cell>
          <table:table-cell table:style-name="ce141" office:value-type="string" calcext:value-type="string">
            <text:p><text:a xlink:href="https://drive.google.com/file/d/1VkGCsTGaL2_lhIrKDRqUzC8MBjf671gE/view?usp=sharing" xlink:type="simple">https://drive.google.com/file/d/1VkGCsTGaL2_lhIrKDRqUzC8MBjf671gE/view?usp=sharing</text:a></text:p>
          </table:table-cell>
          <table:table-cell table:style-name="ce155" office:value-type="string" calcext:value-type="string">
            <text:p>Brasil</text:p>
          </table:table-cell>
          <table:table-cell table:style-name="ce155" office:value-type="string" calcext:value-type="string">
            <text:p>Los cursos de ingeniería de software juegan un papel importante en los programas de ciencias de la computación y se espera que proporcionen los conocimientos y habilidades básicos requeridos para la práctica profesional en la industria del software. En este artículo informamos sobre una experiencia de la enseñanza del modelado orientado a objetos con diagramas de clases del lenguaje de modelado unificado (UML) utilizando proyectos de código abierto.</text:p>
          </table:table-cell>
          <table:table-cell table:style-name="ce155" office:value-type="string" calcext:value-type="string">
            <text:p>Silva2019</text:p>
          </table:table-cell>
          <table:table-cell table:style-name="ce155" office:value-type="string" calcext:value-type="string">
            <text:p>SoftwareEngineering</text:p>
          </table:table-cell>
          <table:table-cell table:style-name="ce119" office:value-type="float" office:value="2019" calcext:value-type="float">
            <text:p>2019</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37" office:value-type="string" calcext:value-type="string">
            <text:p>1) Experiencia en la enseñanza del modelado orientado a objetos con diagramas de clases del lenguaje de modelado unificado (UML) utilizando proyectos de código abierto.</text:p>
            <text:p>2) El instructor seleccionó y utilizó un pequeño proyecto Software Libre para apoyar las actividades de modelado. Luego, el instructor aplicó una actividad de evaluación y un cuestionario de percepción sobre la metodología utilizada.</text:p>
          </table:table-cell>
          <table:table-cell table:style-name="ce137" office:value-type="string" calcext:value-type="string">
            <text:p>:3:</text:p>
          </table:table-cell>
          <table:table-cell table:style-name="ce133" office:value-type="string" calcext:value-type="string">
            <text:p>1) El uso de proyectos Software Libre permite la aproximación entre el proceso de enseñanza-aprendizaje de la educación superior y la construcción de software en el mundo real, teniendo características similares a las que se encuentran en la industria y difícilmente disponibles en la academia, tales como: software en evolución de mediano y gran tamaño, con muchos colaboradores que realizan tareas de desarrollo, corrección de errores, pruebas y documentación. Además, su ciclo de vida va más allá de la duración de un semestre y el proyecto de <text:s/>Software Libre se puede utilizar en otros semestres u otras disciplinas, lo que permite a los estudiantes experimentar software de terceros.</text:p>
          </table:table-cell>
          <table:table-cell table:style-name="ce133" office:value-type="string" calcext:value-type="string">
            <text:p>:7:</text:p>
          </table:table-cell>
          <table:table-cell table:style-name="ce155" office:value-type="string" calcext:value-type="string">
            <text:p>Ninguna</text:p>
          </table:table-cell>
          <table:table-cell table:style-name="ce155" office:value-type="string" calcext:value-type="string">
            <text:p>1) Experimentan en un curso creando diagramas de clases UML a partir de proyectos del mundo real. Para ello, ya tienen definidos patrones para elegir el proyecto adecuado tanto en tamaño, complejidad y dominio. Lo hacen con un juego: champs de galaxy.</text:p>
            <text:p>2) Los estudiantes clonan el proyecto y trabajan en una rama.</text:p>
          </table:table-cell>
          <table:table-cell table:number-columns-repeated="2" table:style-name="ce155" office:value-type="string" calcext:value-type="string">
            <text:p>Ninguno</text:p>
          </table:table-cell>
          <table:table-cell table:style-name="ce155" office:value-type="string" calcext:value-type="string">
            <text:p>1) También informaron desarrollar habilidades como la proactividad y la comunicación. Desde la perspectiva del instructor, el grupo fue entusiasta y dinámico, e interactuó más durante las actividades </text:p>
            <text:p>prácticas.</text:p>
          </table:table-cell>
          <table:table-cell table:style-name="ce155" office:value-type="string" calcext:value-type="string">
            <text:p>:3:</text:p>
          </table:table-cell>
          <table:table-cell table:style-name="ce155" office:value-type="string" calcext:value-type="string">
            <text:p>1) Capacidad para manejar proyectos reales y código de terceros, y para lidiar con el mercado laboral. </text:p>
          </table:table-cell>
          <table:table-cell table:style-name="ce155" office:value-type="string" calcext:value-type="string">
            <text:p>Ninguna</text:p>
          </table:table-cell>
          <table:table-cell table:style-name="ce155" office:value-type="string" calcext:value-type="string">
            <text:p>1) Existen varios desafíos relacionados con la enseñanza y el aprendizaje de la Ingeniería de Software (SE) debido a la variedad de metodologías, conceptos, tecnologías, herramientas y la necesidad de enseñar a los estudiantes cómo lidiar con sistemas de software complejos y existentes.</text:p>
            <text:p>2) Incorporar prácticas realistas en la educación formal es una tarea desafiante para el instructor, ante la necesidad de proporcionar un mapeo entre los objetivos pedagógicos y la experiencia práctica real, y cubrir los contenidos del curso durante el período del año escolar.</text:p>
            <text:p>3) No es fácil utilizar proyectos desarrollados en la industria en el aula o interactuar con empresas en el contexto educativo.</text:p>
            <text:p>4) Los instructores no tienen experiencia con proyectos de software libre.</text:p>
          </table:table-cell>
          <table:table-cell table:style-name="ce155" office:value-type="string" calcext:value-type="string">
            <text:p>:5:6:</text:p>
          </table:table-cell>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55" office:value-type="string" calcext:value-type="string">
            <text:p>Al finalizar las clases, realizamos una entrevista con el instructor para presentar un breve relato de su experiencia en el aula. En la percepción de los estudiantes (mediante encuestas), la experiencia con proyectos FLOSS mejoró su capacidad para manejar proyectos reales y código de terceros, y para lidiar con el mercado laboral.</text:p>
          </table:table-cell>
          <table:table-cell table:style-name="ce109" office:value-type="string" calcext:value-type="string">
            <text:p>:1:FALTA</text:p>
          </table:table-cell>
          <table:table-cell table:number-columns-repeated="985"/>
        </table:table-row>
        <table:table-row table:style-name="ro4">
          <table:table-cell table:style-name="ce192" office:value-type="string" calcext:value-type="string">
            <text:p>P12</text:p>
          </table:table-cell>
          <table:table-cell table:style-name="ce200" office:value-type="string" calcext:value-type="string">
            <text:p>UML Acceptance: Analyzing the Students' Perception of UML Diagrams</text:p>
          </table:table-cell>
          <table:table-cell table:style-name="ce213" office:value-type="string" calcext:value-type="string">
            <text:p><text:a xlink:href="https://drive.google.com/file/d/1NNHMil3LD3IogW01RbhQVgEv3fCstJPR/view?usp=sharing" xlink:type="simple">https://drive.google.com/file/d/1NNHMil3LD3IogW01RbhQVgEv3fCstJPR/view?usp=sharing</text:a></text:p>
          </table:table-cell>
          <table:table-cell table:style-name="ce199" office:value-type="string" calcext:value-type="string">
            <text:p>Brasil</text:p>
          </table:table-cell>
          <table:table-cell table:style-name="ce199" office:value-type="string" calcext:value-type="string">
            <text:p>Este documento tiene como objetivo comenzar a llenar este vacío al comprender mejor la percepción de los estudiantes con respecto a la aceptación de diagramas UML. se invita a los instructores a reflexionar sobre otras estrategias de enseñanza para mostrar la importancia de estos diagramas en el proceso de desarrollo de software. </text:p>
          </table:table-cell>
          <table:table-cell table:style-name="ce199" office:value-type="string" calcext:value-type="string">
            <text:p>Lopes2019</text:p>
          </table:table-cell>
          <table:table-cell table:style-name="ce199" office:value-type="string" calcext:value-type="string">
            <text:p>Complementary</text:p>
          </table:table-cell>
          <table:table-cell table:style-name="ce192" office:value-type="float" office:value="2019" calcext:value-type="float">
            <text:p>2019</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office:value-type="string" calcext:value-type="string">
            <text:p>Se indaga a través de un focus group con estudiantes de pregrado: </text:p>
            <text:p>a) RQ1 - ¿Qué diagramas UML se consideran más fáciles de usar y útiles para los estudiantes de pregrado? </text:p>
            <text:p>2) RQ2 - ¿Por qué los estudiantes planean adoptar (o no) estos diagramas como futuros ingenieros de software? </text:p>
          </table:table-cell>
          <table:table-cell table:style-name="ce199" office:value-type="string" calcext:value-type="string">
            <text:p>Ninguna</text:p>
          </table:table-cell>
          <table:table-cell table:style-name="ce33" office:value-type="string" calcext:value-type="string">
            <text:p>Indagar si UML sería usado cuando los estudiantes salgan al mercado laboral y por qué.</text:p>
          </table:table-cell>
          <table:table-cell table:style-name="ce33" office:value-type="string" calcext:value-type="string">
            <text:p>Ninguno</text:p>
          </table:table-cell>
          <table:table-cell table:style-name="ce199" office:value-type="string" calcext:value-type="string">
            <text:p>Ninguna</text:p>
          </table:table-cell>
          <table:table-cell table:style-name="ce199" office:value-type="string" calcext:value-type="string">
            <text:p>1) Se tiene un curso de Diseño de Sistemas de Software cuyo objetivo principal es enseñar a los estudiantes los conceptos clave de modelado de software y el uso de diagramas UML en el desarrollo de software. En cuanto al tema UML, se impartieron las siguientes clases: diagramas de casos de uso (4 clases); diagramas de clases (4); diagramas de máquinas de estado (3); diagramas de actividades (2); y diagramas de secuencia (4). </text:p>
            <text:p>2) Después de estas clases, los instructores dividieron a los estudiantes en equipos de hasta cinco estudiantes para trabajar en una tarea (cada equipo tenía que modelar la solución para un problema diferente), utilizando dichos diagramas. Todos los equipos presentaron sus entregables a la clase, recibiendo comentarios de los instructores.</text:p>
          </table:table-cell>
          <table:table-cell table:style-name="ce199" office:value-type="string" calcext:value-type="string">
            <text:p>:11:</text:p>
          </table:table-cell>
          <table:table-cell table:style-name="ce199" office:value-type="string" calcext:value-type="string">
            <text:p>Ninguno</text:p>
          </table:table-cell>
          <table:table-cell table:number-columns-repeated="2" table:style-name="ce199" office:value-type="string" calcext:value-type="string">
            <text:p>Ninguna</text:p>
          </table:table-cell>
          <table:table-cell table:style-name="ce199" office:value-type="string" calcext:value-type="string">
            <text:p>Modelar utilizando UML</text:p>
          </table:table-cell>
          <table:table-cell table:style-name="ce199" office:value-type="string" calcext:value-type="string">
            <text:p>:5:</text:p>
          </table:table-cell>
          <table:table-cell table:style-name="ce199" office:value-type="string" calcext:value-type="string">
            <text:p>Ninguna</text:p>
          </table:table-cell>
          <table:table-cell table:style-name="ce199"/>
          <table:table-cell table:style-name="ce200" table:content-validation-name="val1" office:value-type="string" calcext:value-type="string">
            <text:p>Undergraduate</text:p>
          </table:table-cell>
          <table:table-cell table:number-columns-repeated="2" table:style-name="ce199" office:value-type="string" calcext:value-type="string">
            <text:p>Ninguno</text:p>
          </table:table-cell>
          <table:table-cell table:style-name="ce169" office:value-type="string" calcext:value-type="string">
            <text:p>Se aplica un cuestionaro a los estudiantes basado en TAM (Technology Acceptance Model) y se hace un focus group. Con base en los resultados de este estudio, los estudiantes consideraron los casos de uso y los diagramas de clases útiles para diseñar sistemas, aunque afirmaron que su modelado no era fácil. También notamos que la utilidad percibida fue el constructo que más influyó en la intención de los estudiantes de utilizar estos diagramas.</text:p>
          </table:table-cell>
          <table:table-cell table:style-name="ce228" office:value-type="string" calcext:value-type="string">
            <text:p>:1:</text:p>
          </table:table-cell>
          <table:table-cell table:number-columns-repeated="985"/>
        </table:table-row>
        <table:table-row table:style-name="ro4">
          <table:table-cell table:style-name="ce192" office:value-type="string" calcext:value-type="string">
            <text:p>P13</text:p>
          </table:table-cell>
          <table:table-cell table:style-name="ce200" office:value-type="string" calcext:value-type="string">
            <text:p>What are the differences between group and individual modeling when learning UML?</text:p>
          </table:table-cell>
          <table:table-cell table:style-name="ce40" office:value-type="string" calcext:value-type="string">
            <text:p><text:a xlink:href="https://drive.google.com/file/d/1EtGEDa53kQmUuE0tMVKq3A1v2DubYYlk/view?usp=sharing" xlink:type="simple">https://drive.google.com/file/d/1EtGEDa53kQmUuE0tMVKq3A1v2DubYYlk/view?usp=sharing</text:a></text:p>
          </table:table-cell>
          <table:table-cell table:style-name="ce199" office:value-type="string" calcext:value-type="string">
            <text:p>Brasil</text:p>
          </table:table-cell>
          <table:table-cell table:style-name="ce199" office:value-type="string" calcext:value-type="string">
            <text:p>Este artículo describe un estudio empírico con el objetivo de comparar los efectos de los ejercicios de modelización realizados individualmente y en grupo. La realización de actividades grupales no siempre arroja resultados de aprendizaje más positivos.</text:p>
          </table:table-cell>
          <table:table-cell table:style-name="ce199" office:value-type="string" calcext:value-type="string">
            <text:p>Silva2018</text:p>
          </table:table-cell>
          <table:table-cell table:style-name="ce199" office:value-type="string" calcext:value-type="string">
            <text:p>Complementary</text:p>
          </table:table-cell>
          <table:table-cell table:style-name="ce192" office:value-type="float" office:value="2018" calcext:value-type="float">
            <text:p>2018</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office:value-type="string" calcext:value-type="string">
            <text:p>El experimento se llevó a cabo como una actividad práctica evaluativa, ya prevista en el menú de la disciplina. Al inicio del experimento, los investigadores actuaron como moderadores, siendo los responsables de transmitir la información sobre la actividad a los estudiantes. En la primera sesión, los alumnos del Grupo 1 (G1) realizaron el modelado de forma individual. Mientras tanto, los estudiantes del Grupo 2 (G2) realizaron el modelado grupal. Antes de realizar el modelado con G2, se pidió a los estudiantes que formaran nuevos subgrupos que deberían estar compuestos por al menos tres estudiantes. Los estudiantes decidieron qué estudiantes formarían parte de su grupo. En la segunda sesión se invirtió el proceso, es decir, los alumnos de G1 realizaron el modelado grupal y los alumnos de G2 individualmente. De esta forma, todos los alumnos realizaron actividades de modelado de forma individual y en grupos. En la tercera sesión, los estudiantes participaron en una sesión de grupo foca</text:p>
          </table:table-cell>
          <table:table-cell table:style-name="ce199" office:value-type="string" calcext:value-type="string">
            <text:p>Ninguna</text:p>
          </table:table-cell>
          <table:table-cell table:style-name="ce33" office:value-type="string" calcext:value-type="string">
            <text:p>Ninguna</text:p>
          </table:table-cell>
          <table:table-cell table:style-name="ce33" office:value-type="string" calcext:value-type="string">
            <text:p>Ninguno</text:p>
          </table:table-cell>
          <table:table-cell table:style-name="ce199" office:value-type="string" calcext:value-type="string">
            <text:p>Ninguna</text:p>
          </table:table-cell>
          <table:table-cell table:style-name="ce199" office:value-type="string" calcext:value-type="string">
            <text:p>Se enseña a modelar con UML, ningun estudiante tiene experiencia industrial previa.</text:p>
          </table:table-cell>
          <table:table-cell table:style-name="ce199" office:value-type="string" calcext:value-type="string">
            <text:p>:11:</text:p>
          </table:table-cell>
          <table:table-cell table:style-name="ce199" office:value-type="string" calcext:value-type="string">
            <text:p>Ninguno</text:p>
          </table:table-cell>
          <table:table-cell table:number-columns-repeated="2" table:style-name="ce199" office:value-type="string" calcext:value-type="string">
            <text:p>Ninguna</text:p>
          </table:table-cell>
          <table:table-cell table:style-name="ce199" office:value-type="string" calcext:value-type="string">
            <text:p>Modelar utilizando UML</text:p>
          </table:table-cell>
          <table:table-cell table:style-name="ce199" office:value-type="string" calcext:value-type="string">
            <text:p>:5:</text:p>
          </table:table-cell>
          <table:table-cell table:style-name="ce199" office:value-type="string" calcext:value-type="string">
            <text:p>1) El lenguaje de modelado unificado (UML) es un lenguaje de modelado ampliamente utilizado en la industria del software. Sin embargo, los estudiantes enfrentan dificultades mientras aprenden a modelar diagramas UML completos y correctos.</text:p>
          </table:table-cell>
          <table:table-cell table:style-name="ce199" office:value-type="string" calcext:value-type="string">
            <text:p>Ninguno</text:p>
          </table:table-cell>
          <table:table-cell table:style-name="ce200" table:content-validation-name="val1" office:value-type="string" calcext:value-type="string">
            <text:p>Undergraduate</text:p>
          </table:table-cell>
          <table:table-cell table:number-columns-repeated="2" table:style-name="ce199" office:value-type="string" calcext:value-type="string">
            <text:p>Ninguno</text:p>
          </table:table-cell>
          <table:table-cell table:style-name="ce169" office:value-type="string" calcext:value-type="string">
            <text:p>1) Evaluamos la exactitud e integridad de los diagramas UML y la especificación de casos de uso producidos por los estudiantes y sus percepciones sobre ambas formas de organización (individual y en grupo).</text:p>
            <text:p>2) Los resultados mostraron que, aunque los estudiantes presentaban dificultades para comprender la sintaxis, modelaron la especificación del caso de uso y el diagrama de clases de forma más correcta de forma individual. Por otro lado, los estudiantes modelaron el diagrama y la especificación de casos de uso, y el diagrama de secuencia de manera más completa en grupo.</text:p>
          </table:table-cell>
          <table:table-cell table:style-name="ce228" office:value-type="string" calcext:value-type="string">
            <text:p>:3:</text:p>
          </table:table-cell>
          <table:table-cell table:number-columns-repeated="985"/>
        </table:table-row>
        <table:table-row table:style-name="ro4">
          <table:table-cell table:style-name="ce120" office:value-type="string" calcext:value-type="string">
            <text:p>P14</text:p>
          </table:table-cell>
          <table:table-cell table:style-name="ce133" office:value-type="string" calcext:value-type="string">
            <text:p>Imparting Software Engineering Design Skill</text:p>
          </table:table-cell>
          <table:table-cell table:style-name="ce144" office:value-type="string" calcext:value-type="string">
            <text:p><text:a xlink:href="https://drive.google.com/file/d/1PHezUXtcEcv2TUDggGQYjvLkPSXeTXI-/view?usp=sharing" xlink:type="simple">https://drive.google.com/file/d/1PHezUXtcEcv2TUDggGQYjvLkPSXeTXI-/view?usp=sharing</text:a></text:p>
          </table:table-cell>
          <table:table-cell table:style-name="ce133" office:value-type="string" calcext:value-type="string">
            <text:p>Australia</text:p>
          </table:table-cell>
          <table:table-cell table:style-name="ce133" office:value-type="string" calcext:value-type="string">
            <text:p>Este documento presenta el resultado de nuestra investigación de acción para mejorar las habilidades de diseño de los estudiantes. Nuestro enfoque combina el aprendizaje basado en proyectos con cuestionarios semanales, pruebas y tareas de aprendizaje activas.</text:p>
          </table:table-cell>
          <table:table-cell table:style-name="ce133" office:value-type="string" calcext:value-type="string">
            <text:p>Thevathayan2017</text:p>
          </table:table-cell>
          <table:table-cell table:style-name="ce155" office:value-type="string" calcext:value-type="string">
            <text:p>SoftwareEngineering</text:p>
          </table:table-cell>
          <table:table-cell table:style-name="ce120" office:value-type="float" office:value="2017" calcext:value-type="float">
            <text:p>2017</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Nuestro enfoque combina el aprendizaje basado en proyectos con cuestionarios semanales, pruebas y tareas de aprendizaje activo. </text:p>
            <text:p>2) Las preguntas del cuestionario etiquetadas con conceptos subyacentes y niveles cognitivos nos permitieron identificar conceptos erróneos comunes. </text:p>
            <text:p>3) Los cuestionarios establecidos en los niveles de análisis y síntesis parecen fomentar mejores habilidades de diseño de software. Las herramientas de aprendizaje activo diseñadas ayudaron a corregir los conceptos erróneos comunes al proporcionar una retroalimentación inmediata y holística.</text:p>
            <text:p>4) Hay un total de 10 iteraciones de  lección-tutorial-quiz-revisión-test  para la ejecución del curso durante cada semestre.</text:p>
            <text:p>5) Los estudiantes interactuan con un sistema tutorial inteligente que satisface necesidades variadas al permitir diferentes modos de aprendizaje. Este funciona con cuestionarios de selección múltiple que plantean problemas de diseño y UML. </text:p>
            <text:p>6) El sistema de tutoría inteligente fue diseñado para proporcionar vías de aprendizaje personalizadas mediante el seguimiento del progreso de cada estudiante individual. El material del curso ITS consta de 250 preguntas divididas en varios niveles cognitivos, conceptos y niveles de dificultad. El rendimiento en las preguntas de ITS de nivel de análisis y síntesis se correlacionó más estrechamente con las preguntas de diseño abiertas en el examen.</text:p>
          </table:table-cell>
          <table:table-cell table:style-name="ce133" office:value-type="string" calcext:value-type="string">
            <text:p>:1:9:15:</text:p>
          </table:table-cell>
          <table:table-cell table:style-name="ce133" office:value-type="string" calcext:value-type="string">
            <text:p>Hemos desarrollado un enfoque multimodal para fomentar las habilidades de diseño relevantes para la industria mediante la combinación de un enfoque impulsado por proyectos con mecanismos de retroalimentación automatizados y cuestionarios. Las demostraciones semanales del progreso del proyecto permitieron a los estudiantes aprender de otros miembros del equipo y mediante la retroalimentación de los tutores.</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Diseño de software utilizando UML, patrones y principios.</text:p>
          </table:table-cell>
          <table:table-cell table:style-name="ce133" office:value-type="string" calcext:value-type="string">
            <text:p>Ninguno</text:p>
          </table:table-cell>
          <table:table-cell table:style-name="ce133" office:value-type="string" calcext:value-type="string">
            <text:p>:6:</text:p>
          </table:table-cell>
          <table:table-cell table:style-name="ce133" office:value-type="string" calcext:value-type="string">
            <text:p>Habilidades de comunicacion y trabajo en equipo.</text:p>
          </table:table-cell>
          <table:table-cell table:style-name="ce133" office:value-type="string" calcext:value-type="string">
            <text:p>:3:4:</text:p>
          </table:table-cell>
          <table:table-cell table:style-name="ce133" office:value-type="string" calcext:value-type="string">
            <text:p>Habilidades de diseño de software</text:p>
          </table:table-cell>
          <table:table-cell table:style-name="ce133" office:value-type="string" calcext:value-type="string">
            <text:p>:5:</text:p>
          </table:table-cell>
          <table:table-cell table:style-name="ce133" office:value-type="string" calcext:value-type="string">
            <text:p>Se requiere un seguimiento personalizado a cada estudiante, pero en equipos grandes es complicado hacerlo.</text:p>
          </table:table-cell>
          <table:table-cell table:style-name="ce133" office:value-type="string" calcext:value-type="string">
            <text:p>:7:</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Cuestionarios para indagar al estudiante si aprendio. Al final de cada semestre se hace una encuesta sobre el uso del sistema tutorial inteligente.</text:p>
          </table:table-cell>
          <table:table-cell table:style-name="ce128" office:value-type="string" calcext:value-type="string">
            <text:p>:1:</text:p>
          </table:table-cell>
          <table:table-cell table:number-columns-repeated="985"/>
        </table:table-row>
        <table:table-row table:style-name="ro4" table:visibility="filter">
          <table:table-cell table:style-name="ce121" office:value-type="string" calcext:value-type="string">
            <text:p>P15</text:p>
          </table:table-cell>
          <table:table-cell table:style-name="ce134" office:value-type="string" calcext:value-type="string">
            <text:p>Hackathons as a Pedagogical Strategy to Engage Students to Learn and to Adopt Software Engineering Practices</text:p>
          </table:table-cell>
          <table:table-cell table:style-name="ce145" office:value-type="string" calcext:value-type="string">
            <text:p>No hay texto completo</text:p>
          </table:table-cell>
          <table:table-cell table:style-name="ce134"/>
          <table:table-cell table:style-name="ce134" office:value-type="string" calcext:value-type="string">
            <text:p>Enseñar Ingeniería de Software no es un deber trivial ya que se pueden utilizar varias estrategias pedagógicas y, en ocasiones, el impacto de estas en los estudiantes es incierto. Los hackatones son similares a los maratones, sin embargo, se utilizan para producir soluciones para resolver un problema específico en un corto período de tiempo y se basan en una intensa colaboración. <text:s/>Por lo tanto, realizamos un estudio de caso para investigar: 1) Las motivaciones de los estudiantes para asistir o no a un hackathon educativo, 2) Las percepciones de los estudiantes sobre este hackathon, 3) Las prácticas de Ingeniería de Software adoptadas por los estudiantes</text:p>
          </table:table-cell>
          <table:table-cell table:style-name="ce134"/>
          <table:table-cell table:style-name="ce156" office:value-type="string" calcext:value-type="string">
            <text:p>Excluded</text:p>
          </table:table-cell>
          <table:table-cell table:style-name="ce121" office:value-type="float" office:value="2020" calcext:value-type="float">
            <text:p>2020</text:p>
          </table:table-cell>
          <table:table-cell table:style-name="ce134" table:formula="of:=TRUE()" office:value-type="float" office:value="1" calcext:value-type="float">
            <text:p>1</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number-columns-repeated="14"/>
          <table:table-cell table:style-name="ce134" table:content-validation-name="val1" office:value-type="string" calcext:value-type="string">
            <text:p>Undergraduate</text:p>
          </table:table-cell>
          <table:table-cell table:style-name="ce134" table:number-columns-repeated="2"/>
          <table:table-cell table:style-name="ce179"/>
          <table:table-cell table:style-name="ce129"/>
          <table:table-cell table:number-columns-repeated="985"/>
        </table:table-row>
        <table:table-row table:style-name="ro4">
          <table:table-cell table:style-name="ce120" office:value-type="string" calcext:value-type="string">
            <text:p>P16</text:p>
          </table:table-cell>
          <table:table-cell table:style-name="ce133" office:value-type="string" calcext:value-type="string">
            <text:p>Vulnerability of the Day: Concrete Demonstrations for Software Engineering Undergraduates</text:p>
          </table:table-cell>
          <table:table-cell table:style-name="ce144" office:value-type="string" calcext:value-type="string">
            <text:p><text:a xlink:href="https://drive.google.com/file/d/1OBRWVJvvTikEZR5xsHcDxcL44Y0XiLTR/view?usp=sharing" xlink:type="simple">https://drive.google.com/file/d/1OBRWVJvvTikEZR5xsHcDxcL44Y0XiLTR/view?usp=sharing</text:a></text:p>
          </table:table-cell>
          <table:table-cell table:style-name="ce133" office:value-type="string" calcext:value-type="string">
            <text:p>USA</text:p>
          </table:table-cell>
          <table:table-cell table:style-name="ce133" office:value-type="string" calcext:value-type="string">
            <text:p>En el Departamento de Ingeniería de Software del Instituto de Tecnología de Rochester, desarrollamos un curso llamado Engineering Secure Software, diseñado para aplicar principios de seguridad a cada etapa del ciclo de vida del desarrollo de software. Como parte de este curso, desarrollamos un componente llamado Vulnerabilidad del día, que es un conjunto de vulnerabilidades de software de ejemplo seleccionadas. Seleccionamos estas vulnerabilidades para que fueran simples, demostrables y relevantes para que la vulnerabilidad pudiera demostrarse en los primeros 10 minutos de cada sesión de clase.</text:p>
          </table:table-cell>
          <table:table-cell table:style-name="ce133" office:value-type="string" calcext:value-type="string">
            <text:p>Meneely2013</text:p>
          </table:table-cell>
          <table:table-cell table:style-name="ce155" office:value-type="string" calcext:value-type="string">
            <text:p>SoftwareEngineering</text:p>
          </table:table-cell>
          <table:table-cell table:style-name="ce120" office:value-type="float" office:value="2013" calcext:value-type="float">
            <text:p>2013</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El objetivo de este trabajo es educar a los futuros ingenieros de software (no a expertos en seguridad) sobre la seguridad del software proporcionando ejemplos de vulnerabilidades simples, demostrables y relevantes.</text:p>
            <text:p>2) Desarrollamos un curso diseñado para aplicar los principios de seguridad a cada etapa del ciclo de vida del desarrollo de software. Desarrollamos una serie de 19 ejemplos de vulnerabilidades, denominados “Vulnerabilidad del día” (VotD) que están diseñados para demostrarse en 10 minutos al comienzo de cada período de clase.</text:p>
            <text:p>3) Todo el curso está estructurado y equilibrado en torno al ciclo de vida del desarrollo de software: requisitos, diseño, implementación, prueba y despliegue.</text:p>
          </table:table-cell>
          <table:table-cell table:style-name="ce133" office:value-type="string" calcext:value-type="string">
            <text:p>Ninguna</text:p>
          </table:table-cell>
          <table:table-cell table:style-name="ce133" office:value-type="string" calcext:value-type="string">
            <text:p>1) Los estudiantes también trabajan juntos en equipos en un estudio de caso de un período de un producto de código abierto. Los estudios de caso del último trimestre incluyeron grandes proyectos como Android, Firefox, Ruby on Rails y Chrome. Los estudiantes tenían que examinar el historial de vulnerabilidades del proyecto, evaluar la arquitectura, enumerar y priorizar las amenazas y realizar inspecciones de código del producto.</text:p>
            <text:p>2) Se demuestra que la vulnerabilidad existe y como se la puede mitigar. Ejms: inyeccion sql, buffer overflow, etc. El proyecto esta en: github.com/votd/vulnerability-of-the-day</text:p>
          </table:table-cell>
          <table:table-cell table:style-name="ce133" office:value-type="string" calcext:value-type="string">
            <text:p>:7:</text:p>
          </table:table-cell>
          <table:table-cell table:style-name="ce133" office:value-type="string" calcext:value-type="string">
            <text:p>Ninguna</text:p>
          </table:table-cell>
          <table:table-cell table:style-name="ce133" office:value-type="string" calcext:value-type="string">
            <text:p>El curso cubre una variedad de principios y prácticas de seguridad de software, tales como: casos de uso indebido y abuso, modelado de amenazas, análisis de dominio, evaluación de riesgos, patrones de diseño de seguridad, herramientas de análisis estático, codificación defensiva, implementación de bibliotecas criptográficas y amenazas internas.</text:p>
          </table:table-cell>
          <table:table-cell table:number-columns-repeated="2" table:style-name="ce133" office:value-type="string" calcext:value-type="string">
            <text:p>Ninguno</text:p>
          </table:table-cell>
          <table:table-cell table:number-columns-repeated="5" table:style-name="ce133" office:value-type="string" calcext:value-type="string">
            <text:p>Ninguna</text:p>
          </table:table-cell>
          <table:table-cell table:style-name="ce133"/>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Encuestas de satisfaccion de los estudiantes, afirman que la vulnerabilidad del dia fue su parte favorita del curso.</text:p>
          </table:table-cell>
          <table:table-cell table:style-name="ce128" office:value-type="string" calcext:value-type="string">
            <text:p>:1:</text:p>
          </table:table-cell>
          <table:table-cell table:number-columns-repeated="985"/>
        </table:table-row>
        <table:table-row table:style-name="ro4">
          <table:table-cell table:style-name="ce120" office:value-type="string" calcext:value-type="string">
            <text:p>P17</text:p>
          </table:table-cell>
          <table:table-cell table:style-name="ce133" office:value-type="string" calcext:value-type="string">
            <text:p>Three years of design-based research to reform a software engineering curriculum</text:p>
          </table:table-cell>
          <table:table-cell table:style-name="ce144" office:value-type="string" calcext:value-type="string">
            <text:p><text:a xlink:href="https://drive.google.com/file/d/15iWEVHM8jfG5VWrid_NcdDwfofHj0srO/view?usp=sharing" xlink:type="simple">https://drive.google.com/file/d/15iWEVHM8jfG5VWrid_NcdDwfofHj0srO/view?usp=sharing</text:a></text:p>
          </table:table-cell>
          <table:table-cell table:style-name="ce133" office:value-type="string" calcext:value-type="string">
            <text:p>Finlandia</text:p>
          </table:table-cell>
          <table:table-cell table:style-name="ce133" office:value-type="string" calcext:value-type="string">
            <text:p>En este artículo describimos una investigación de tres años basada en el diseño donde el objetivo ha sido diseñar y reformar una subtrayectoria de ingeniería de software dentro de nuestro plan de estudios de licenciatura que haría posible que los estudiantes tengan sólidas habilidades teóricas y prácticas actualizadas en ingeniería de software sin necesidad de eliminar ninguno de los aspectos teóricos existentes.</text:p>
          </table:table-cell>
          <table:table-cell table:style-name="ce133" office:value-type="string" calcext:value-type="string">
            <text:p>Luukkainen2012</text:p>
          </table:table-cell>
          <table:table-cell table:style-name="ce155" office:value-type="string" calcext:value-type="string">
            <text:p>SoftwareEngineering</text:p>
          </table:table-cell>
          <table:table-cell table:style-name="ce120" office:value-type="float" office:value="2012" calcext:value-type="float">
            <text:p>2012</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Despue de los tres años de reforma, los objetivos de aprendizaje del curso se establecieron altos para proporcionar a los estudiantes la capacidad de trabajar productivamente en el Proyecto SE que se organizó como un proyecto ágil intensivo tipo Scrum.</text:p>
            <text:p>2) Se hace desarrollo web utilizando PHP y Java servlets colocando enfasis en la mantenibilidad del código.</text:p>
            <text:p>3) Desarrollo ágil en equipo.</text:p>
          </table:table-cell>
          <table:table-cell table:style-name="ce133" office:value-type="string" calcext:value-type="string">
            <text:p>:2:</text:p>
          </table:table-cell>
          <table:table-cell table:style-name="ce133" office:value-type="string" calcext:value-type="string">
            <text:p>Ninguna</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1) Scrum</text:p>
            <text:p>2) TDD, story level testing, behavior-driven development, integración continua</text:p>
            <text:p>3) Arquitectura en capas, diseño dirigido por dominio, principios de la orientación a objetos, patrones de diseño.</text:p>
            <text:p>4) Sistema de control de versiones Git</text:p>
            <text:p>5) Uso de herramientas de análisis estático para brindar diagnósticos sobre programas desarrollados</text:p>
          </table:table-cell>
          <table:table-cell table:number-columns-repeated="2" table:style-name="ce133" office:value-type="string" calcext:value-type="string">
            <text:p>Ninguno</text:p>
          </table:table-cell>
          <table:table-cell table:number-columns-repeated="4" table:style-name="ce133" office:value-type="string" calcext:value-type="string">
            <text:p>Ninguna</text:p>
          </table:table-cell>
          <table:table-cell table:style-name="ce133" office:value-type="string" calcext:value-type="string">
            <text:p>Proporcionar una formación actualizada en ingeniería de software puede resultar problemático, ya que las prácticas utilizadas en las empresas modernas de desarrollo de software se han desarrollado en la industria y, por tanto, no suelen llegar a los profesores en contextos universitarios. El peligro, y a menudo la desafortunada realidad, es que las instituciones que imparten educación en ingeniería de software terminan enseñando la materia utilizando prácticas obsoletas con tecnologías que ya no se utilizan. </text:p>
          </table:table-cell>
          <table:table-cell table:style-name="ce133" office:value-type="string" calcext:value-type="string">
            <text:p>:8:</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table-cell table:style-name="ce120" office:value-type="string" calcext:value-type="string">
            <text:p>P18</text:p>
          </table:table-cell>
          <table:table-cell table:style-name="ce133" office:value-type="string" calcext:value-type="string">
            <text:p>Towards a better capstone experience</text:p>
          </table:table-cell>
          <table:table-cell table:style-name="ce144" office:value-type="string" calcext:value-type="string">
            <text:p><text:a xlink:href="https://drive.google.com/file/d/1E_MGVtbHVWwVNFZKXRit-zTpAx3GNMDb/view?usp=sharing" xlink:type="simple">https://drive.google.com/file/d/1E_MGVtbHVWwVNFZKXRit-zTpAx3GNMDb/view?usp=sharing</text:a></text:p>
          </table:table-cell>
          <table:table-cell table:style-name="ce133" office:value-type="string" calcext:value-type="string">
            <text:p>India</text:p>
          </table:table-cell>
          <table:table-cell table:style-name="ce133" office:value-type="string" calcext:value-type="string">
            <text:p>La experiencia culminante de la informática está diseñada para cerrar la brecha entre las expectativas de la universidad y las de la industria. Sin embargo, tratar de resolver este problema con una sola secuencia de . Describimos aquí un plan alternativo que primero proporciona un tercer año de práctica en un proyecto basado en el cliente integrado con el diseño de aprendizaje y otros temas relacionados, seguido de un último año en el que los estudiantes pueden trabajar de manera más independiente para perfeccionar estas habilidades en un año más duro. También se analizan estrategias de instrucción que se pueden emplear.</text:p>
          </table:table-cell>
          <table:table-cell table:style-name="ce133" office:value-type="string" calcext:value-type="string">
            <text:p>Mohan2012</text:p>
          </table:table-cell>
          <table:table-cell table:style-name="ce155" office:value-type="string" calcext:value-type="string">
            <text:p>SoftwareEngineering</text:p>
          </table:table-cell>
          <table:table-cell table:style-name="ce120" office:value-type="float" office:value="2012" calcext:value-type="float">
            <text:p>2012</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Estrategias de instrucción:</text:p>
            <text:p>1) Un curso de ingeniería de software de dos semestres tradicionales, y </text:p>
            <text:p>2) Un enfoque de aprendizaje basado en proyectos en torno al uso de a) un cliente simulado que el instructor actúa como cliente, y b) un verdadero cliente con una necesidad real.</text:p>
            <text:p>3) La metacognición es la capacidad de controlar y reflexionar sobre las actividades, como la planificación, el seguimiento, evaluar el progreso de una tarea, todo vital para el éxito de un profesional de software. La metacognición también juega un papel crítico en el exitoso aprendizaje de por vida.</text:p>
            <text:p>4) Una estrategia que ha crecido en popularidad es el andamio cognitivo [10]. Esta estrategia de instrucción se basa en la idea de un experto que guía el desarrollo de un estudiante al proporcionar estructuras de apoyo que el alumno puede usar para avanzar al siguiente nivel de aprendizaje. Los andamios son temporales y se eliminan gradualmente a medida que aumenta la fines de confianza y el nivel de habilidad del estudiante. El objetivo es que el estudiante alcance un nivel de habilidad que les permita dominar la tarea de forma independiente </text:p>
            <text:p>5) El aprendizaje cooperativo es el uso de instrucciones de grupos pequeños para que los estudiantes trabajen juntos para maximizar el aprendizaje colectivo e individual.</text:p>
          </table:table-cell>
          <table:table-cell table:style-name="ce133" office:value-type="string" calcext:value-type="string">
            <text:p>:1:</text:p>
          </table:table-cell>
          <table:table-cell table:style-name="ce133" office:value-type="string" calcext:value-type="string">
            <text:p>1) El proceso de desarrollo de software se aprende mediante el desarrollo de software en condiciones similares a las utilizadas en la industria. La importancia de usar clientes reales se confirma aún más por [3] y [6].</text:p>
            <text:p>2) Los estudiantes trabajan en un proyecto junior y en otro año en un proyecto senior. En cada fase de formación se les da andamiajes, que son temas o cursos de refuerzo. El Proyecto Senior representa una culminación de su experiencia de grado ya que aplican sus habilidades de ingeniería recién adquiridas a un proyecto del mundo real.</text:p>
          </table:table-cell>
          <table:table-cell table:style-name="ce133" office:value-type="string" calcext:value-type="string">
            <text:p>:9:</text:p>
          </table:table-cell>
          <table:table-cell table:style-name="ce133" office:value-type="string" calcext:value-type="string">
            <text:p>Ninguna</text:p>
          </table:table-cell>
          <table:table-cell table:style-name="ce133" office:value-type="string" calcext:value-type="string">
            <text:p>Los resultados del aprendizaje son:</text:p>
            <text:p>1) Demostrar la necesidad de aprendizaje de por vida.</text:p>
            <text:p>2) Aplicar habilidades profesionales, comunidades y sociales relevantes.</text:p>
            <text:p>3) Comprender y aplicar habilidades técnicas relevantes para firmar y desarrollar una solución de software. </text:p>
            <text:p>4) Demostrar la capacidad de tener éxito en una experiencia de diseño de software similar al mundo real.</text:p>
          </table:table-cell>
          <table:table-cell table:style-name="ce133" office:value-type="string" calcext:value-type="string">
            <text:p>:8:</text:p>
          </table:table-cell>
          <table:table-cell table:style-name="ce133" office:value-type="string" calcext:value-type="string">
            <text:p>Ninguno</text:p>
          </table:table-cell>
          <table:table-cell table:style-name="ce133" office:value-type="string" calcext:value-type="string">
            <text:p>1) Garantizar que los estudiantes tengan todas las habilidades básicas de comunicación (lectura, escritura, escucha, hablando y leyendo).</text:p>
            <text:p>2) Habilidades interpersonales y de colaboración requeridas: se alienta a los miembros del equipo a desarrollar y practicar el liderazgo efectivo, la toma de decisiones, la comunicación, la creación de confianza y las habilidades de gestión de conflictos.</text:p>
          </table:table-cell>
          <table:table-cell table:style-name="ce133" office:value-type="string" calcext:value-type="string">
            <text:p>:3:4:</text:p>
          </table:table-cell>
          <table:table-cell table:style-name="ce133" office:value-type="string" calcext:value-type="string">
            <text:p>Comprender y aplicar habilidades técnicas relevantes para diseñar y desarrollar una solución de software.</text:p>
          </table:table-cell>
          <table:table-cell table:style-name="ce133" office:value-type="string" calcext:value-type="string">
            <text:p>:5:</text:p>
          </table:table-cell>
          <table:table-cell table:style-name="ce133" office:value-type="string" calcext:value-type="string">
            <text:p>1) Los equipos a veces experimentan desafíos (por ejemplo, los estudiantes sólidos sienten que llevan demasiada carga, mientras que los estudiantes más débiles sienten que no son escuchados o considerados unimentarios).</text:p>
            <text:p>2) El principal inconveniente es que la adquisición, selección y distribución de los proyectos a los equipos es un esfuerzo sustancial. Además, se reúnen con equipos y orgánicos para la entrega exitosa de estos proyectos puede ser desafiante. Al calificar los resultados del proyecto, las perspectivas de los miembros del cliente y el equipo deben incorporarse junto con actividades adicionales para la evaluación del desempeño de los miembros del equipo y del equipo.</text:p>
          </table:table-cell>
          <table:table-cell table:style-name="ce133" office:value-type="string" calcext:value-type="string">
            <text:p>Ninguno</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table-cell table:style-name="ce120" office:value-type="string" calcext:value-type="string">
            <text:p>P19</text:p>
          </table:table-cell>
          <table:table-cell table:style-name="ce133" office:value-type="string" calcext:value-type="string">
            <text:p>Exploring and Expanding GSE Education with Open Source Software Development</text:p>
          </table:table-cell>
          <table:table-cell table:style-name="ce144" office:value-type="string" calcext:value-type="string">
            <text:p><text:a xlink:href="https://drive.google.com/file/d/1U0erNzVFX0_RENw_c15r4tAMD6a8g5W2/view?usp=sharing" xlink:type="simple">https://drive.google.com/file/d/1U0erNzVFX0_RENw_c15r4tAMD6a8g5W2/view?usp=sharing</text:a></text:p>
          </table:table-cell>
          <table:table-cell table:style-name="ce133" office:value-type="string" calcext:value-type="string">
            <text:p>Noruega</text:p>
          </table:table-cell>
          <table:table-cell table:style-name="ce133" office:value-type="string" calcext:value-type="string">
            <text:p>En este estudio, exploramos una forma alternativa de organizar un curso de ingeniería de software global donde los estudiantes trabajan en proyectos de desarrollo de software de código abierto (OSSD) en lugar de en un entorno de colaboración de varias universidades.</text:p>
          </table:table-cell>
          <table:table-cell table:style-name="ce133" office:value-type="string" calcext:value-type="string">
            <text:p>Hjelsvold2019</text:p>
          </table:table-cell>
          <table:table-cell table:style-name="ce155" office:value-type="string" calcext:value-type="string">
            <text:p>SoftwareEngineering</text:p>
          </table:table-cell>
          <table:table-cell table:style-name="ce120" office:value-type="float" office:value="2019" calcext:value-type="float">
            <text:p>2019</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Se combina Ingeniería de Software Global con Proyectos de Desarrollo Open Source</text:p>
            <text:p>2) Los estudiantes forman dos equipos de nacionalidades mixtas. Ambos equipos utilizaron JIRA como rastreador de problemas y planificador de sprints con la funcionalidad de planificación de póquer para gestionar el proceso de desarrollo de Scrum. Todos están familiarizados con git. Los estudiantes trabajan con issues de moodle mobile y moodel plug-in.</text:p>
            <text:p>3) Durante el proyecto, ambos equipos produjeron un código que se envió a MOODLE HQ como fechas candidatas para futuras versiones.</text:p>
          </table:table-cell>
          <table:table-cell table:style-name="ce133" office:value-type="string" calcext:value-type="string">
            <text:p>:2:3:</text:p>
          </table:table-cell>
          <table:table-cell table:style-name="ce133" office:value-type="string" calcext:value-type="string">
            <text:p>1) Se combian Ingeniería de Software global con proyectos open source para tener una experiencia cercana a al industria de software.</text:p>
          </table:table-cell>
          <table:table-cell table:style-name="ce133" office:value-type="string" calcext:value-type="string">
            <text:p>:7:10:</text:p>
          </table:table-cell>
          <table:table-cell table:style-name="ce133" office:value-type="string" calcext:value-type="string">
            <text:p>1) Leer artículos científicos y desarrollar al mismo tiempo podría conducir a una mala experiencia, ya que aleja nuestra atención de poder enfocarnos en el desarrollo.</text:p>
          </table:table-cell>
          <table:table-cell table:style-name="ce133" office:value-type="string" calcext:value-type="string">
            <text:p>Los estudiantes forman dos equipos de nacionalidades mixtas. Ambos equipos utilizaron JIRA como rastreador de problemas y planificador de sprints con la funcionalidad de planificación de póquer para gestionar el proceso de desarrollo de Scrum. Todos están familiarizados con git.</text:p>
          </table:table-cell>
          <table:table-cell table:number-columns-repeated="2" table:style-name="ce133" office:value-type="string" calcext:value-type="string">
            <text:p>Ninguno</text:p>
          </table:table-cell>
          <table:table-cell table:style-name="ce133" office:value-type="string" calcext:value-type="string">
            <text:p>Comunicación, trabajo en equipo</text:p>
          </table:table-cell>
          <table:table-cell table:style-name="ce133" office:value-type="string" calcext:value-type="string">
            <text:p>:3:4:</text:p>
          </table:table-cell>
          <table:table-cell table:number-columns-repeated="2" table:style-name="ce133" office:value-type="string" calcext:value-type="string">
            <text:p>Ninguna</text:p>
          </table:table-cell>
          <table:table-cell table:style-name="ce133" office:value-type="string" calcext:value-type="string">
            <text:p>1) Encontrar y seleccionar proyectos de software libre adecuados para la educación en ingeniería de software libre  es un desafío.</text:p>
            <text:p>2) Trabajar con desarrollo de software distribuido genera problemas de comunicación, entendimiento de requisitos, problemas culturales.</text:p>
            <text:p>3) La comunidad tarde mucho en responder, el equipo debe conocer los estándares de Moodle HQ.</text:p>
            <text:p>4)  Un desafío importante en un proyecto OSSD es lograr que los recién llegados se incorporen al proyecto de manera efectiva.</text:p>
            <text:p>5) El principal desafío es la incorporación: trabajar en proyectos de código abierto puede ser un desafío para los estudiantes, especialmente si no han trabajado antes en proyectos de código abierto o no están familiarizados con la tecnología. Por lo tanto, es necesaria una etapa de aprendizaje antes de que comience la implementación real de las tareas.</text:p>
          </table:table-cell>
          <table:table-cell table:style-name="ce133" office:value-type="string" calcext:value-type="string">
            <text:p>:6:</text:p>
          </table:table-cell>
          <table:table-cell table:style-name="ce133" table:content-validation-name="val1" office:value-type="string" calcext:value-type="string">
            <text:p>Post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visibility="filter">
          <table:table-cell table:style-name="ce122" office:value-type="string" calcext:value-type="string">
            <text:p>P20</text:p>
          </table:table-cell>
          <table:table-cell table:style-name="ce27" office:value-type="string" calcext:value-type="string">
            <text:p>Code repurposing as an assessment tool</text:p>
          </table:table-cell>
          <table:table-cell table:style-name="ce142" office:value-type="string" calcext:value-type="string">
            <text:p><text:a xlink:href="https://drive.google.com/file/d/1XJXdVtjQm9KalvASp5oOD1fWLanPSHoJ/view?usp=sharing" xlink:type="simple">https://drive.google.com/file/d/1XJXdVtjQm9KalvASp5oOD1fWLanPSHoJ/view?usp=sharing</text:a></text:p>
          </table:table-cell>
          <table:table-cell table:style-name="ce156" office:value-type="string" calcext:value-type="string">
            <text:p>Canada</text:p>
          </table:table-cell>
          <table:table-cell table:style-name="ce156" office:value-type="string" calcext:value-type="string">
            <text:p>Este artículo analiza experiencias en el uso de la reutilización de código como herramienta de evaluación en diferentes cursos y con diferentes secciones. No toca el tema de arquitecturas de software</text:p>
          </table:table-cell>
          <table:table-cell table:style-name="ce156"/>
          <table:table-cell table:style-name="ce156" office:value-type="string" calcext:value-type="string">
            <text:p>Excluded</text:p>
          </table:table-cell>
          <table:table-cell table:style-name="ce122" office:value-type="float" office:value="2015" calcext:value-type="float">
            <text:p>2015</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21</text:p>
          </table:table-cell>
          <table:table-cell table:style-name="ce27" office:value-type="string" calcext:value-type="string">
            <text:p>Documenting Design-Pattern Instances: A Family of Experiments on Source-Code Comprehensibilit</text:p>
          </table:table-cell>
          <table:table-cell table:style-name="ce142" office:value-type="string" calcext:value-type="string">
            <text:p><text:a xlink:href="https://drive.google.com/file/d/1k0PCjb1hYWKejBD8HVTTWAzgP5a5eSLe/view?usp=sharing" xlink:type="simple">https://drive.google.com/file/d/1k0PCjb1hYWKejBD8HVTTWAzgP5a5eSLe/view?usp=sharing</text:a></text:p>
          </table:table-cell>
          <table:table-cell table:style-name="ce156" office:value-type="string" calcext:value-type="string">
            <text:p>Italia</text:p>
          </table:table-cell>
          <table:table-cell table:style-name="ce156" office:value-type="string" calcext:value-type="string">
            <text:p>Solo se han realizado algunas investigaciones empíricas para evaluar si el tipo de documentación para los patrones de diseño implementados en el código fuente afecta su comprensibilidad. Para investigar este aspecto, llevamos a cabo una familia de cuatro experimentos controlados con 88 participantes que tenían diferentes experiencias (es decir, profesionales y estudiantes de licenciatura, maestría y doctorado). ES UN EXPERIMENTO PARA VER SI LA DOCUMENTACIÓN GRAFICA Y TEXTUAL DEL CODIGO FUENTE DE PATRONES DE DISEÑO MEJORA LA COMPRENSIBILIDAD. SI LA MEJORA, PERO NO ES UN TEMA DE ARQUITECTURAS DE SOFTWARE.</text:p>
          </table:table-cell>
          <table:table-cell table:style-name="ce156"/>
          <table:table-cell table:style-name="ce156" office:value-type="string" calcext:value-type="string">
            <text:p>Excluded</text:p>
          </table:table-cell>
          <table:table-cell table:style-name="ce122" office:value-type="float" office:value="2015" calcext:value-type="float">
            <text:p>2015</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22</text:p>
          </table:table-cell>
          <table:table-cell table:style-name="ce27" office:value-type="string" calcext:value-type="string">
            <text:p>Understanding the Knowledge Gaps of Software Engineers: An Empirical Analysis Based on SWEBOK</text:p>
          </table:table-cell>
          <table:table-cell table:style-name="ce142" office:value-type="string" calcext:value-type="string">
            <text:p><text:a xlink:href="https://drive.google.com/file/d/1epBhOrPqiyRnIPjKTW7Omc6upadpaTSV/view?usp=sharing" xlink:type="simple">https://drive.google.com/file/d/1epBhOrPqiyRnIPjKTW7Omc6upadpaTSV/view?usp=sharing</text:a></text:p>
          </table:table-cell>
          <table:table-cell table:style-name="ce156" office:value-type="string" calcext:value-type="string">
            <text:p>Turquia</text:p>
          </table:table-cell>
          <table:table-cell table:style-name="ce156" office:value-type="string" calcext:value-type="string">
            <text:p>Logramos el objetivo anterior al evaluar las brechas de conocimiento de los ingenieros de software mediante el diseño y la ejecución de una encuesta de opinión sobre los niveles de conocimiento aprendido en las universidades versus las habilidades necesarias en la industria. LA ENCUESTA ES DE TEMAS DE TODA LA SE.</text:p>
          </table:table-cell>
          <table:table-cell table:style-name="ce156"/>
          <table:table-cell table:style-name="ce156" office:value-type="string" calcext:value-type="string">
            <text:p>Excluded</text:p>
          </table:table-cell>
          <table:table-cell table:style-name="ce122" office:value-type="float" office:value="2019" calcext:value-type="float">
            <text:p>2019</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23</text:p>
          </table:table-cell>
          <table:table-cell table:style-name="ce27" office:value-type="string" calcext:value-type="string">
            <text:p>Closing the Barn Door: Re-Prioritizing Safety, Security, and Reliability</text:p>
          </table:table-cell>
          <table:table-cell table:style-name="ce142" office:value-type="string" calcext:value-type="string">
            <text:p><text:a xlink:href="https://drive.google.com/file/d/1chdL4hzk-LE99zxz77PaAOHQ-LSwOesD/view?usp=sharing" xlink:type="simple">https://drive.google.com/file/d/1chdL4hzk-LE99zxz77PaAOHQ-LSwOesD/view?usp=sharing</text:a></text:p>
          </table:table-cell>
          <table:table-cell table:style-name="ce156" office:value-type="string" calcext:value-type="string">
            <text:p>Canada</text:p>
          </table:table-cell>
          <table:table-cell table:style-name="ce156" office:value-type="string" calcext:value-type="string">
            <text:p>Reconocen que no existe una fórmula mágica para la ingeniería de software, pero afirman que las técnicas profesionales se pueden inculcar durante los cuatro años de permanencia en la universidad de un estudiante y, si se implementan en el lugar de trabajo, pueden reducir en gran medida la probabilidad de que se multipliquen las fallas de TI a manos de nuestros graduados. NO ESTA RELACIONADO CON ARQUITECTURAS. TAMPOCO SE ENTIENDE EL PROPOSITO DEL PAPER.</text:p>
          </table:table-cell>
          <table:table-cell table:style-name="ce156"/>
          <table:table-cell table:style-name="ce156" office:value-type="string" calcext:value-type="string">
            <text:p>Excluded</text:p>
          </table:table-cell>
          <table:table-cell table:style-name="ce122" office:value-type="float" office:value="2016" calcext:value-type="float">
            <text:p>2016</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24</text:p>
          </table:table-cell>
          <table:table-cell table:style-name="ce27" office:value-type="string" calcext:value-type="string">
            <text:p>Assessing the Effect of Screen Mockups on the Comprehension of Functional Requirements</text:p>
          </table:table-cell>
          <table:table-cell table:style-name="ce142" office:value-type="string" calcext:value-type="string">
            <text:p><text:a xlink:href="https://drive.google.com/file/d/1MvYjeHe1GErtshpCQSOPU8Y8tCEUGtcI/view?usp=sharing" xlink:type="simple">https://drive.google.com/file/d/1MvYjeHe1GErtshpCQSOPU8Y8tCEUGtcI/view?usp=sharing</text:a></text:p>
          </table:table-cell>
          <table:table-cell table:style-name="ce156" office:value-type="string" calcext:value-type="string">
            <text:p>Italia</text:p>
          </table:table-cell>
          <table:table-cell table:style-name="ce156" office:value-type="string" calcext:value-type="string">
            <text:p>En este artículo, nuestro objetivo es cuantificar los beneficios que se pueden lograr al aumentar los casos de uso con maquetas de pantalla en la comprensión de los requisitos funcionales con respecto a la eficacia, el esfuerzo y la eficiencia. EL TEMA ES DE INGENIERIA DE REQUISITOS, NO DE ARQUITECTURAS DE SOFTWARE.</text:p>
          </table:table-cell>
          <table:table-cell table:style-name="ce156"/>
          <table:table-cell table:style-name="ce156" office:value-type="string" calcext:value-type="string">
            <text:p>Excluded</text:p>
          </table:table-cell>
          <table:table-cell table:style-name="ce122" office:value-type="float" office:value="2014" calcext:value-type="float">
            <text:p>2014</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60" office:value-type="string" calcext:value-type="string">
            <text:p>P25</text:p>
          </table:table-cell>
          <table:table-cell table:style-name="ce25" office:value-type="string" calcext:value-type="string">
            <text:p>Exploration on Theoretical and Practical Projects of Software Architecture Course</text:p>
          </table:table-cell>
          <table:table-cell table:style-name="ce146" office:value-type="string" calcext:value-type="string">
            <text:p><text:a xlink:href="https://drive.google.com/file/d/1ZjPjl4pLmXS_bZyOerzJ8Si1cZnmqJFI/view?usp=sharing" xlink:type="simple">https://drive.google.com/file/d/1ZjPjl4pLmXS_bZyOerzJ8Si1cZnmqJFI/view?usp=sharing</text:a></text:p>
          </table:table-cell>
          <table:table-cell table:style-name="ce130" office:value-type="string" calcext:value-type="string">
            <text:p>China</text:p>
          </table:table-cell>
          <table:table-cell table:style-name="ce130" office:value-type="string" calcext:value-type="string">
            <text:p>Se ha reconocido ampliamente que la arquitectura de software es uno de los cursos difíciles de enseñar en ingeniería de software. Este artículo presenta nuestra exploración sobre el diseño de proyectos teóricos y prácticos del curso de arquitectura de software para estudiantes de posgrado durante los últimos diez años. Nuestro objetivo es mejorar la capacidad de los estudiantes para investigar logros e inquietudes de vanguardia en la academia y la industria, para comprender, analizar y diseñar arquitectura de software industrial basada en sistemas de código abierto. </text:p>
          </table:table-cell>
          <table:table-cell table:style-name="ce130" office:value-type="string" calcext:value-type="string">
            <text:p>Zhang2020</text:p>
          </table:table-cell>
          <table:table-cell table:style-name="ce67" office:value-type="string" calcext:value-type="string">
            <text:p>SoftwareArchitecture</text:p>
          </table:table-cell>
          <table:table-cell table:style-name="ce125" office:value-type="float" office:value="2020" calcext:value-type="float">
            <text:p>202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table:formula="of:=TRUE()" office:value-type="float" office:value="1" calcext:value-type="float">
            <text:p>1</text:p>
          </table:table-cell>
          <table:table-cell table:style-name="ce130" office:value-type="string" calcext:value-type="string">
            <text:p>1) Hemos diseñado proyectos teóricos (estado del arte de arquitecturas) y prácticos (análisis de arquitecturas de software de sistemas open source) por separado en el curso. Se tiene un marco de trabajo para definir los objetivos, los principios rectores y los principios de implementación.</text:p>
            <text:p>2) Ambos pueden ayudar a los estudiantes a aplicar los conocimientos teóricos a la aplicación en sistemas reales, como estilos arquitectónicos, patrones de diseño y decisión. Este proyecto también mejoró su capacidad para analizar y diseñar una arquitectura de software y experiencias relevantes en sistemas a gran escala.</text:p>
          </table:table-cell>
          <table:table-cell table:style-name="ce130" office:value-type="string" calcext:value-type="string">
            <text:p>:2:10:</text:p>
          </table:table-cell>
          <table:table-cell table:style-name="ce135" office:value-type="string" calcext:value-type="string">
            <text:p>1) Para el proyecto teórico, esperamos que los estudiantes encuentren los logros avanzados y las preocupaciones de la arquitectura de software en la academia y la industria a través del aprendizaje autónomo.</text:p>
            <text:p>2) Para el proyecto práctico, esperamos que los estudiantes practiquen más en los sistemas de software industrial, que son complejos y revelan diferentes puntos de vista de las partes interesadas.</text:p>
            <text:p>3) Invitaremos a algunos arquitectos de software con experiencia en diseño de sistemas a gran escala para dar charlas sobre análisis y diseño de arquitectura de software.</text:p>
          </table:table-cell>
          <table:table-cell table:style-name="ce135" office:value-type="string" calcext:value-type="string">
            <text:p>:1:4:</text:p>
          </table:table-cell>
          <table:table-cell table:style-name="ce130" office:value-type="string" calcext:value-type="string">
            <text:p>Basándonos en los comentarios de los estudiantes, abandonamos el proyecto de diseño de arquitectura de software por su ineficiencia y nos dedicamos a investigar cómo cultivar la capacidad de los estudiantes en función de los sistemas de código abierto.</text:p>
          </table:table-cell>
          <table:table-cell table:style-name="ce130" office:value-type="string" calcext:value-type="string">
            <text:p>Aplicar los conocimientos teóricos a la aplicación en sistemas reales, como estilos arquitectónicos, patrones de diseño y decisión. Este  proyecto también mejoró su capacidad para analizar y diseñar una </text:p>
            <text:p>arquitectura de software y experiencias relevantes en sistemas a gran escala.</text:p>
          </table:table-cell>
          <table:table-cell table:style-name="ce130" office:value-type="string" calcext:value-type="string">
            <text:p>:4:</text:p>
          </table:table-cell>
          <table:table-cell table:style-name="ce130" office:value-type="string" calcext:value-type="string">
            <text:p>Ninguno</text:p>
          </table:table-cell>
          <table:table-cell table:style-name="ce130" office:value-type="string" calcext:value-type="string">
            <text:p>Trabajo en equipo</text:p>
          </table:table-cell>
          <table:table-cell table:style-name="ce130" office:value-type="string" calcext:value-type="string">
            <text:p>:4:</text:p>
          </table:table-cell>
          <table:table-cell table:style-name="ce130" office:value-type="string" calcext:value-type="string">
            <text:p>1) Desarrollar las habilidades de los estudiantes en el diseño de sistemas en un sistema de software viable. </text:p>
            <text:p>2) Habilidades de investigación.</text:p>
          </table:table-cell>
          <table:table-cell table:style-name="ce130" office:value-type="string" calcext:value-type="string">
            <text:p>:5:6:</text:p>
          </table:table-cell>
          <table:table-cell table:style-name="ce130" office:value-type="string" calcext:value-type="string">
            <text:p>1) Por lo general, es difícil actualizar el conocimiento escrito en los libros de texto con el progreso práctico desarrollado rápidamente.</text:p>
            <text:p>2) Debido al hecho de que los estudiantes carecen de experiencia práctica en el diseño y desarrollo de sistemas a gran escala, les resulta difícil comprender profundamente la teoría y la racionalidad de la arquitectura de software.</text:p>
          </table:table-cell>
          <table:table-cell table:style-name="ce130" office:value-type="string" calcext:value-type="string">
            <text:p>:2:</text:p>
          </table:table-cell>
          <table:table-cell table:style-name="ce25" table:content-validation-name="val1" office:value-type="string" calcext:value-type="string">
            <text:p>Postgraduate</text:p>
          </table:table-cell>
          <table:table-cell table:number-columns-repeated="2" table:style-name="ce130" office:value-type="string" calcext:value-type="string">
            <text:p>Ninguno</text:p>
          </table:table-cell>
          <table:table-cell table:style-name="ce180" office:value-type="string" calcext:value-type="string">
            <text:p>No muestra validacación, pero si el curso se ha venido mejorando durnate 10 años.</text:p>
          </table:table-cell>
          <table:table-cell table:style-name="ce148" office:value-type="string" calcext:value-type="string">
            <text:p>Ninguno</text:p>
          </table:table-cell>
          <table:table-cell table:number-columns-repeated="985"/>
        </table:table-row>
        <table:table-row table:style-name="ro4" table:visibility="filter">
          <table:table-cell table:style-name="ce122" office:value-type="string" calcext:value-type="string">
            <text:p>P26</text:p>
          </table:table-cell>
          <table:table-cell table:style-name="ce27" office:value-type="string" calcext:value-type="string">
            <text:p>Increasing the effectiveness of teaching software engineering: A University and industry partnership</text:p>
          </table:table-cell>
          <table:table-cell table:style-name="ce142" office:value-type="string" calcext:value-type="string">
            <text:p><text:a xlink:href="https://drive.google.com/file/d/1BeS284oB8MG0MeO77IepcMetjKsSnd5x/view?usp=sharing" xlink:type="simple">https://drive.google.com/file/d/1BeS284oB8MG0MeO77IepcMetjKsSnd5x/view?usp=sharing</text:a></text:p>
          </table:table-cell>
          <table:table-cell table:style-name="ce156"/>
          <table:table-cell table:style-name="ce156" office:value-type="string" calcext:value-type="string">
            <text:p>Un método derivado de la colaboración entre la Universidad Estatal de Carolina del Norte y ABB, trae diversas técnicas que simulan un entorno industrial para la enseñanza de un curso de Ingeniería de Software de nivel superior. Se describen once elementos que se han incorporado para enriquecer el curso de posgrado en Ingeniería de Software. NO TOCA EL TEMA DE LA ENSEÑANZA DE ARQUITECTURAS DE SOFTWARE</text:p>
          </table:table-cell>
          <table:table-cell table:style-name="ce156"/>
          <table:table-cell table:style-name="ce156" office:value-type="string" calcext:value-type="string">
            <text:p>Excluded</text:p>
          </table:table-cell>
          <table:table-cell table:style-name="ce122" office:value-type="float" office:value="2014" calcext:value-type="float">
            <text:p>2014</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27</text:p>
          </table:table-cell>
          <table:table-cell table:style-name="ce27" office:value-type="string" calcext:value-type="string">
            <text:p>Curious software engineering experience</text:p>
          </table:table-cell>
          <table:table-cell table:style-name="ce142" office:value-type="string" calcext:value-type="string">
            <text:p><text:a xlink:href="https://drive.google.com/file/d/15jyObvheE0LBT_qOJXQkihlfSC3ug_Gd/view?usp=sharing" xlink:type="simple">https://drive.google.com/file/d/15jyObvheE0LBT_qOJXQkihlfSC3ug_Gd/view?usp=sharing</text:a></text:p>
          </table:table-cell>
          <table:table-cell table:style-name="ce156" office:value-type="string" calcext:value-type="string">
            <text:p>USA/Perú</text:p>
          </table:table-cell>
          <table:table-cell table:style-name="ce156" office:value-type="string" calcext:value-type="string">
            <text:p>Este documento analiza los detalles y los resultados de los programas de invierno ejecutados por profesores bilingües de KSU para los participantes de La Salle con un conocimiento limitado del inglés. Un ciclo de construcción de conocimiento surgió de las dos culturas en la preparación y ejecución de los cursos. Los estudiantes participantes alinearon su conocimiento y comprensión de sus prácticas de ingeniería de software en América Latina con la nueva perspectiva dada en el programa. La experiencia educó a los profesores y participantes de los acuerdos, diferencias y desafíos para la arquitectura de software y el plan de estudios de desarrollo de juegos, la terminología y las tendencias de desarrollo. LA INVESTIGACION SE CENTRA EN LA EXPERIENCIA DE LOS IDIOMAS MAS QUE LA ENSEÑANZA DE LA INGENIERIA DE SOFTWARE</text:p>
          </table:table-cell>
          <table:table-cell table:style-name="ce156"/>
          <table:table-cell table:style-name="ce156" office:value-type="string" calcext:value-type="string">
            <text:p>Excluded</text:p>
          </table:table-cell>
          <table:table-cell table:style-name="ce122" office:value-type="float" office:value="2017" calcext:value-type="float">
            <text:p>2017</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3" office:value-type="string" calcext:value-type="string">
            <text:p>P28</text:p>
          </table:table-cell>
          <table:table-cell table:style-name="ce25" office:value-type="string" calcext:value-type="string">
            <text:p>Did our Course Design on Software Architecture meet our Student’s Learning Expectations?</text:p>
          </table:table-cell>
          <table:table-cell table:style-name="ce147" office:value-type="string" calcext:value-type="string">
            <text:p><text:a xlink:href="https://drive.google.com/file/d/1YDzO5RJbzNor3Ejke_kqP3cU6disv_Cs/view?usp=sharing" xlink:type="simple">https://drive.google.com/file/d/1YDzO5RJbzNor3Ejke_kqP3cU6disv_Cs/view?usp=sharing</text:a></text:p>
          </table:table-cell>
          <table:table-cell table:style-name="ce135" office:value-type="string" calcext:value-type="string">
            <text:p>Singapore</text:p>
          </table:table-cell>
          <table:table-cell table:style-name="ce135" office:value-type="string" calcext:value-type="string">
            <text:p>Casi el mismo p59 pero extendido. Este documento completo de práctica innovadora analiza el diseño de nuestro curso sobre arquitectura de software para satisfacer las expectativas de aprendizaje de dos grupos de ingenieros: <text:s/>(1) profesionales de ingeniería de software que toman un curso público de diseño de arquitectura de software (2) estudiantes de posgrado que toman un programa de ingeniería de software a nivel de maestría. <text:s/>Nuestro diseño de los cursos de arquitectura de software está dirigido a estudiantes adultos (de postgrado y trabajadores de la industria) con experiencias laborales que difieren en sus necesidades de aprendizaje y características de los estudiantes universitarios.</text:p>
          </table:table-cell>
          <table:table-cell table:style-name="ce135" office:value-type="string" calcext:value-type="string">
            <text:p>Lieh2020</text:p>
          </table:table-cell>
          <table:table-cell table:style-name="ce67" office:value-type="string" calcext:value-type="string">
            <text:p>SoftwareArchitecture</text:p>
          </table:table-cell>
          <table:table-cell table:style-name="ce123" office:value-type="float" office:value="2020" calcext:value-type="float">
            <text:p>202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office:value-type="string" calcext:value-type="string">
            <text:p>1) Clases con instructores</text:p>
            <text:p>2) Estudios de caso</text:p>
          </table:table-cell>
          <table:table-cell table:style-name="ce135" office:value-type="string" calcext:value-type="string">
            <text:p>:5:13:</text:p>
          </table:table-cell>
          <table:table-cell table:style-name="ce135" office:value-type="string" calcext:value-type="string">
            <text:p>1) Los estudiantes adultos tienden a estar preparados para aprender cosas que creen que necesitan saber o que pueden hacer para afrontar con eficacia situaciones y problemas de la vida real.</text:p>
            <text:p>2) Los estudios de caso son escenarios de la vida real, que permiten a los estudiantes analizar, aplicar los conceptos enseñados y mitigar las posibles compensaciones dentro de un contexto realista.</text:p>
          </table:table-cell>
          <table:table-cell table:style-name="ce135" office:value-type="string" calcext:value-type="string">
            <text:p>:2:</text:p>
          </table:table-cell>
          <table:table-cell table:style-name="ce135" office:value-type="string" calcext:value-type="string">
            <text:p>Ninguno</text:p>
          </table:table-cell>
          <table:table-cell table:style-name="ce135" office:value-type="string" calcext:value-type="string">
            <text:p>1) Estilos arquitectónicos incluyen cliente-servidor, computación en niveles centrada en datos, retorno de llamada, impulsada por eventos, capas y patrones de referencia que incluyen bus de servicios empresariales, arquitectura orientada a servicios y computación en la nube. Estos estilos y patrones se presentan con una explicación de escenarios de casos de la industria de la vida real. Buscamos educar al estudiante sobre cómo y cuándo implementar estos estilos / patrones. </text:p>
            <text:p>2) Para la segunda parte sobre los atributos de calidad del software, (ISO 25010).  Buscamos educar al estudiante sobre cada calidad de software, las ventajas y desventajas de implementar estas cualidades y cómo mitigarlas.</text:p>
            <text:p>3) Producir artefactos de software en estudios de caso enfocados a sistemas de información. Los estudios de caso abarcan arquitecturas en: la web, móviles, backend, nube, arquitecturas distribuidas. Estos estudios de caso son escenarios de la vida real, que permiten a los estudiantes analizar, aplicar los conceptos enseñados y mitigar las posibles compensaciones dentro de un contexto realista.</text:p>
          </table:table-cell>
          <table:table-cell table:style-name="ce135" office:value-type="string" calcext:value-type="string">
            <text:p>Ninguno</text:p>
          </table:table-cell>
          <table:table-cell table:style-name="ce135" office:value-type="string" calcext:value-type="string">
            <text:p>:1:2:3:</text:p>
          </table:table-cell>
          <table:table-cell table:style-name="ce135" office:value-type="string" calcext:value-type="string">
            <text:p>1) El arquitecto debe tener habilidades de comunicación efectivas, incluidas las habilidades de expresión oral, escritura y presentación para abordar problemas complejos con un diseño aparentemente simple que sea fácil de comprender.</text:p>
          </table:table-cell>
          <table:table-cell table:style-name="ce135" office:value-type="string" calcext:value-type="string">
            <text:p>:3:</text:p>
          </table:table-cell>
          <table:table-cell table:style-name="ce135" office:value-type="string" calcext:value-type="string">
            <text:p>1) Habilidades técnicas que incluyen mínimamente diseño de software y experiencia en programación. Las habilidades analíticas son esenciales para que el arquitecto de software capte el problema rápidamente, diagnostique las posibles causas y tome decisiones importantes para el proyecto. Un arquitecto que no puede tomar decisiones de diseño importantes (principios) donde se desconoce mucho, donde no hay tiempo suficiente para explorar todas las alternativas y donde hay presión para cumplir, es poco probable que tenga éxito. </text:p>
          </table:table-cell>
          <table:table-cell table:style-name="ce135" office:value-type="string" calcext:value-type="string">
            <text:p>:4:5:7:</text:p>
          </table:table-cell>
          <table:table-cell table:style-name="ce135" office:value-type="string" calcext:value-type="string">
            <text:p>Ninguna</text:p>
          </table:table-cell>
          <table:table-cell table:style-name="ce135"/>
          <table:table-cell table:style-name="ce135" table:content-validation-name="val3" office:value-type="string" calcext:value-type="string">
            <text:p>Postgraduate/Continued education</text:p>
          </table:table-cell>
          <table:table-cell table:number-columns-repeated="2" table:style-name="ce135" office:value-type="string" calcext:value-type="string">
            <text:p>Ninguno</text:p>
          </table:table-cell>
          <table:table-cell table:style-name="ce181" office:value-type="string" calcext:value-type="string">
            <text:p>Se evalua el curso por medio de encuestas:</text:p>
            <text:p>1) ¿Cuál es el nivel de satisfacción general de este curso?</text:p>
            <text:p>2) ¿Qué tan bien imparte este curso los conocimientos y habilidades necesarios para que los aplique y practique?</text:p>
            <text:p>3) Proporcione comentarios concretos y prácticos.</text:p>
            <text:p>Se agrupan y clasifican los comentarios: estudiantes que necesitan más ejercicios, más duración en los temas, más estudios de caso, etc. Se agrupan estos comenarios en recurrentes y esporádicos.</text:p>
            <text:p>También analizamos las diferencias en las expectativas entre los participantes públicos y los estudiantes de posgrado (estos ultimos tienen menos años de experiencia laboral y requieren más orientación)</text:p>
          </table:table-cell>
          <table:table-cell table:style-name="ce67" office:value-type="string" calcext:value-type="string">
            <text:p>:1:</text:p>
          </table:table-cell>
          <table:table-cell table:number-columns-repeated="985"/>
        </table:table-row>
        <table:table-row table:style-name="ro4">
          <table:table-cell table:style-name="ce125" office:value-type="string" calcext:value-type="string">
            <text:p>P29</text:p>
          </table:table-cell>
          <table:table-cell table:style-name="ce25" office:value-type="string" calcext:value-type="string">
            <text:p>Software Curriculum @ Siemens — The Architecture of a Training Program for Architects</text:p>
          </table:table-cell>
          <table:table-cell table:style-name="ce146" office:value-type="string" calcext:value-type="string">
            <text:p><text:a xlink:href="https://drive.google.com/file/d/1XPIDw_gLNNsH8WgC4a38g8frcnZCMYtA/view?usp=sharing" xlink:type="simple">https://drive.google.com/file/d/1XPIDw_gLNNsH8WgC4a38g8frcnZCMYtA/view?usp=sharing</text:a></text:p>
          </table:table-cell>
          <table:table-cell table:style-name="ce130" office:value-type="string" calcext:value-type="string">
            <text:p>Alemania</text:p>
          </table:table-cell>
          <table:table-cell table:style-name="ce130" office:value-type="string" calcext:value-type="string">
            <text:p>Siemens estableció un plan de estudios de calificación y certificación basado en roles para toda la empresa, centrado en el tema de la “arquitectura”. Preparan arquitectos de software, arquitectos del sistema y arquitectos de pruebas.</text:p>
          </table:table-cell>
          <table:table-cell table:style-name="ce130" office:value-type="string" calcext:value-type="string">
            <text:p>Backert2020</text:p>
          </table:table-cell>
          <table:table-cell table:style-name="ce67" office:value-type="string" calcext:value-type="string">
            <text:p>SoftwareArchitecture</text:p>
          </table:table-cell>
          <table:table-cell table:style-name="ce125" office:value-type="float" office:value="2020" calcext:value-type="float">
            <text:p>202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La amplia infraestructura para cada curso, incluidas las diapositivas de las sesiones, las pautas para el capacitador, el material del curso (pósteres y folletos y material para los ejercicios), así como los flujos de trabajo documentados para la logística del curso, ayudan a que los cursos sigan funcionando en caso de traspasos a nuevos stakeholders.</text:p>
          </table:table-cell>
          <table:table-cell table:style-name="ce130" office:value-type="string" calcext:value-type="string">
            <text:p>Ninguna</text:p>
          </table:table-cell>
          <table:table-cell table:style-name="ce135" office:value-type="string" calcext:value-type="string">
            <text:p>Este curso está en el sector industrial. Al final del curso se entrega una certificación.</text:p>
          </table:table-cell>
          <table:table-cell table:style-name="ce135" office:value-type="string" calcext:value-type="string">
            <text:p>Ninguno</text:p>
          </table:table-cell>
          <table:table-cell table:style-name="ce130" office:value-type="string" calcext:value-type="string">
            <text:p>Ninguno</text:p>
          </table:table-cell>
          <table:table-cell table:style-name="ce130" office:value-type="string" calcext:value-type="string">
            <text:p>Se trabajan requisitos no funcionales o atributos de calidad. No se da mayor información en el paper.</text:p>
          </table:table-cell>
          <table:table-cell table:style-name="ce130" office:value-type="string" calcext:value-type="string">
            <text:p>:2:</text:p>
          </table:table-cell>
          <table:table-cell table:style-name="ce130" office:value-type="string" calcext:value-type="string">
            <text:p>Ninguno</text:p>
          </table:table-cell>
          <table:table-cell table:style-name="ce130" office:value-type="string" calcext:value-type="string">
            <text:p>Nuestros sistemas pueden abarcar software, mecánica, eléctrica / electrónica, neumática, hidráulica, bioquímica, ... no hay superhéroes que sean expertos con experiencia en todas las disciplinas relevantes. Por lo tanto, los arquitectos de sistemas deben poder involucrar y comunicarse con expertos en todas estas disciplinas. Deben comprender la terminología, los problemas y necesidades típicos, así como las diferentes culturas (forma de trabajar y pensar). </text:p>
          </table:table-cell>
          <table:table-cell table:style-name="ce130" office:value-type="string" calcext:value-type="string">
            <text:p>:3:</text:p>
          </table:table-cell>
          <table:table-cell table:style-name="ce130" office:value-type="string" calcext:value-type="string">
            <text:p>Además, una vez involucrado el hardware, hay temas adicionales que deben tenerse en cuenta, incluida la producción, la logística, el servicio y el mantenimiento (por ejemplo, conceptos de piezas de repuesto), la restauración, la eliminación, etc.</text:p>
          </table:table-cell>
          <table:table-cell table:number-columns-repeated="2" table:style-name="ce130" office:value-type="string" calcext:value-type="string">
            <text:p>Ninguna</text:p>
          </table:table-cell>
          <table:table-cell table:style-name="ce130"/>
          <table:table-cell table:style-name="ce25" table:content-validation-name="val1" office:value-type="string" calcext:value-type="string">
            <text:p>Business training</text:p>
          </table:table-cell>
          <table:table-cell table:style-name="ce130" office:value-type="string" calcext:value-type="string">
            <text:p>Tenemos un enfoque modular, ponemos un gran énfasis en las interfaces entre los módulos, tenemos una comprensión clara de dónde trazamos la línea entre lo que es parte de la base común y dónde están los “ganchos” para extender y adaptar.</text:p>
          </table:table-cell>
          <table:table-cell table:style-name="ce130" office:value-type="string" calcext:value-type="string">
            <text:p>La arquitectura es particularmente importante ya que tiene un fuerte impacto en los atributos de calidad del sistema (que a menudo llamamos “requisitos no funcionales”). Otra razón de nuestro fuerte enfoque en la arquitectura es que te obliga a pensar en qué aspectos es costoso cambiar más adelante y establecerlos pronto.</text:p>
          </table:table-cell>
          <table:table-cell table:style-name="ce185" office:value-type="string" calcext:value-type="string">
            <text:p>Tienen una experiencia de 15 años, pero no hablan de validación del curso.</text:p>
          </table:table-cell>
          <table:table-cell table:style-name="ce148" office:value-type="string" calcext:value-type="string">
            <text:p>Ninguno</text:p>
          </table:table-cell>
          <table:table-cell table:style-name="ce100" table:number-columns-repeated="985"/>
        </table:table-row>
        <table:table-row table:style-name="ro4">
          <table:table-cell table:style-name="ce123" office:value-type="string" calcext:value-type="string">
            <text:p>P30</text:p>
          </table:table-cell>
          <table:table-cell table:style-name="ce135" office:value-type="string" calcext:value-type="string">
            <text:p>Exploring Experiential Learning Model and Risk Management Process for an Undergraduate Software Architecture Course</text:p>
          </table:table-cell>
          <table:table-cell table:style-name="ce147" office:value-type="string" calcext:value-type="string">
            <text:p><text:a xlink:href="https://drive.google.com/file/d/1OQhwlktbtebdC0ZheOT0Id1p-Vp5syVZ/view?usp=sharing" xlink:type="simple">https://drive.google.com/file/d/1OQhwlktbtebdC0ZheOT0Id1p-Vp5syVZ/view?usp=sharing</text:a></text:p>
          </table:table-cell>
          <table:table-cell table:style-name="ce135" office:value-type="string" calcext:value-type="string">
            <text:p>Singapore</text:p>
          </table:table-cell>
          <table:table-cell table:style-name="ce135" office:value-type="string" calcext:value-type="string">
            <text:p>En este artículo proponemos un modelo adaptando los conceptos de aprendizaje experiencial y gestión de riesgos para diseñar el curso de arquitectura de software. El plan de lecciones promueve el aprendizaje activo con actividades para observar cómo funcionan las diferentes partes de la arquitectura de un sistema de información, experimentar el impacto de los problemas o riesgos reales de calidad del software, reflexionar sobre las causas fundamentales de estos riesgos, conceptualizar y posteriormente implementar la contramedida para mitigar el problema.</text:p>
          </table:table-cell>
          <table:table-cell table:style-name="ce135" office:value-type="string" calcext:value-type="string">
            <text:p>Lieh2018</text:p>
          </table:table-cell>
          <table:table-cell table:style-name="ce67" office:value-type="string" calcext:value-type="string">
            <text:p>SoftwareArchitecture</text:p>
          </table:table-cell>
          <table:table-cell table:style-name="ce123" office:value-type="float" office:value="2018" calcext:value-type="float">
            <text:p>2018</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office:value-type="string" calcext:value-type="string">
            <text:p>1) El aprendizaje experiencial es el proceso mediante el cual se crea conocimiento a través de la transformación de la experiencia. La teoría del aprendizaje experiencial de Kolb  presenta un modelo cíclico de aprendizaje a través de cuatro etapas. La primera etapa de la experiencia concreta requiere que el alumno experimente activamente una actividad. En la segunda etapa de Observación reflexiva, el alumno reflexiona conscientemente sobre sus experiencias. Para la tercera etapa de Conceptualización Abstracta, el alumno intenta conceptualizar una teoría o modelo de lo observado. La última etapa de la experimentación activa  es donde el alumno planifica cómo probar un modelo o teoría.</text:p>
            <text:p>2) El proceso de gestión de riesgos es, por lo tanto, la identificación, evaluación y priorización de riesgos seguida de la aplicación coordinada y económica de recursos para minimizar, monitorear y controlar la probabilidad o el impacto de eventos desafortunados. </text:p>
            <text:p>3) Para nuestro curso, este modelo se aplica para evaluar múltiples cualidades de software de una arquitectura dada. Esto tiene un efecto secundario: la implementación de una solución para mitigar los riesgos de la calidad de un software podría compensar la calidad de otro software. Por ejemplo, la implementación de la capa de conexión segura (SSL) para mitigar el rastreo probablemente aumentará el tiempo necesario para procesar la solicitud web, lo que afectará negativamente el rendimiento del sistema. Otro ejemplo es el desarrollo de una línea de productos que .como lo describen Khue, Ouh y Stan en contextos industriales para un conjunto de aplicaciones móviles relacionadas [10] y Koznov, Luciv, Basit, Ouh y Smirnov [11]. para obtener un conjunto de documentación técnica relacionada con el software. Los estudiantes deben ser conscientes de estos factores y tenerlos en cuenta. </text:p>
          </table:table-cell>
          <table:table-cell table:style-name="ce135" office:value-type="string" calcext:value-type="string">
            <text:p>Ninguna</text:p>
          </table:table-cell>
          <table:table-cell table:style-name="ce135" office:value-type="string" calcext:value-type="string">
            <text:p>Se propone el modelo de aprendizaje de riesgo experiencial y el proceso de gestión de riesgos se puede aplicar al diseño de un curso de arquitectura de software. </text:p>
          </table:table-cell>
          <table:table-cell table:style-name="ce135" office:value-type="string" calcext:value-type="string">
            <text:p>Ninguno</text:p>
          </table:table-cell>
          <table:table-cell table:style-name="ce158" office:value-type="string" calcext:value-type="string">
            <text:p>Ninguno</text:p>
          </table:table-cell>
          <table:table-cell table:style-name="ce135" office:value-type="string" calcext:value-type="string">
            <text:p>1) El objetivo principal del curso es preparar a los alumnos para que aprecien los diseños de arquitectura de software, ya que es poco probable que diseñen arquitecturas de software complejas al comienzo de su carrera en TI.</text:p>
            <text:p>2) La sesión 1 comprende temas de fundamentos de la arquitectura de software. Sesion 2: diseñar para los atributo de calidad. </text:p>
            <text:p>3) Los métodos de enseñanza aplicados en la sesión 1 son principalmente de estilo teórico con diapositivas, ejercicios de clase y cuestionarios, mientras que en la sesión 2 se aplica el modelo propuesto de aprendizaje de riesgo experiencial. Para cada una de las cualidades, aplicamos las cuatro etapas del aprendizaje experiencial para que los alumnos experimenten las cualidades en acción, reflexionen, conceptualicen y experimenten para obtener más información. Los estudiantes formarán grupos, experimentarán las situaciones donde la calidad se ve comprometida. Con las observaciones, reflexionan sobre las causas fundamentales que llevan a que el sistema se vea comprometido y el impacto en el sistema. Posteriormente proceden a decidir qué pueden hacer de manera diferente para mejorar la calidad y mitigar los riesgos. La cuarta etapa les permite experimentar con sus ideas y evaluar si puede mitigar los riesgos identificados.</text:p>
          </table:table-cell>
          <table:table-cell table:style-name="ce135" office:value-type="string" calcext:value-type="string">
            <text:p>Ninguno</text:p>
          </table:table-cell>
          <table:table-cell table:style-name="ce135" office:value-type="string" calcext:value-type="string">
            <text:p>:2:4:</text:p>
          </table:table-cell>
          <table:table-cell table:number-columns-repeated="2" table:style-name="ce135" office:value-type="string" calcext:value-type="string">
            <text:p>Ninguno</text:p>
          </table:table-cell>
          <table:table-cell table:style-name="ce135" office:value-type="string" calcext:value-type="string">
            <text:p>1) Las habilidades analíticas también son esenciales para que el arquitecto de software comprenda el problema rápidamente, diagnostique las posibles causas raíz y tome decisiones importantes para el proyecto.</text:p>
            <text:p>2) Habilidades técnicas que incluyan como mínimo experiencias de programación y diseño de software.</text:p>
            <text:p>3) Aunque los arquitectos de software no necesitan ser expertos en tecnología, es esencial que el arquitecto se mantenga al tanto de las tendencias tecnológicas que cambian con frecuencia. </text:p>
          </table:table-cell>
          <table:table-cell table:style-name="ce135" office:value-type="string" calcext:value-type="string">
            <text:p>:4:5:7:</text:p>
          </table:table-cell>
          <table:table-cell table:style-name="ce135" office:value-type="string" calcext:value-type="string">
            <text:p>1) El desafío clave para diseñar un curso de arquitectura de software para estudiantes de pregrado es cómo enseñar conceptos abstractos de arquitectura de software a estudiantes que, por lo general, tienen una experiencia muy limitada en la industria del software.</text:p>
            <text:p>2) Tenemos una definición clara de qué son las pruebas y el mantenimiento de software y por qué son esenciales. Sin embargo, la forma en que se define la arquitectura depende en última instancia del contexto, las partes interesadas, las preocupaciones y, finalmente, el propósito de la arquitectura. </text:p>
          </table:table-cell>
          <table:table-cell table:style-name="ce135" office:value-type="string" calcext:value-type="string">
            <text:p>:2:</text:p>
          </table:table-cell>
          <table:table-cell table:style-name="ce135" table:content-validation-name="val1" office:value-type="string" calcext:value-type="string">
            <text:p>Undergraduate</text:p>
          </table:table-cell>
          <table:table-cell table:style-name="ce135" office:value-type="string" calcext:value-type="string">
            <text:p>Ninguno</text:p>
          </table:table-cell>
          <table:table-cell table:style-name="ce135" office:value-type="string" calcext:value-type="string">
            <text:p>La arquitectura de software es la organización fundamental de un sistema incorporado en sus componentes, sus relaciones entre sí y con el medio ambiente, y los principios que guían su diseño y evolución.</text:p>
          </table:table-cell>
          <table:table-cell table:style-name="ce181" office:value-type="string" calcext:value-type="string">
            <text:p>Nuestros hallazgos muestran que los estudiantes prefirieron este modelo de manera consistente cuando compararon cada etapa del modelo con la lección tradicional basada en conferencias. El análisis de sentimiento de sus comentarios también muestra una tendencia positiva de manera consistente en los cuatro servicios en la nube, lo que nos alienta a continuar validando este modelo.</text:p>
          </table:table-cell>
          <table:table-cell table:style-name="ce148" office:value-type="string" calcext:value-type="string">
            <text:p>:1:</text:p>
          </table:table-cell>
          <table:table-cell table:number-columns-repeated="985"/>
        </table:table-row>
        <table:table-row table:style-name="ro4" table:visibility="filter">
          <table:table-cell table:style-name="ce122" office:value-type="string" calcext:value-type="string">
            <text:p>P31</text:p>
          </table:table-cell>
          <table:table-cell table:style-name="ce27" office:value-type="string" calcext:value-type="string">
            <text:p>Teaching Agile Software Development Using Agile Methods: A Case Study</text:p>
          </table:table-cell>
          <table:table-cell table:style-name="ce142" office:value-type="string" calcext:value-type="string">
            <text:p><text:a xlink:href="https://drive.google.com/file/d/1lz-XZtTP8muYxR9kiuwRBH5xBzkwnz3F/view?usp=sharing" xlink:type="simple">https://drive.google.com/file/d/1lz-XZtTP8muYxR9kiuwRBH5xBzkwnz3F/view?usp=sharing</text:a></text:p>
          </table:table-cell>
          <table:table-cell table:style-name="ce156" office:value-type="string" calcext:value-type="string">
            <text:p>Turquía</text:p>
          </table:table-cell>
          <table:table-cell table:style-name="ce156" office:value-type="string" calcext:value-type="string">
            <text:p>En este estudio, se ha examinado si los métodos ágiles, que se han generalizado en la industria del software en los últimos 15 años, tienen un potencial similar cuando se utilizan como método de formación. ES UN CURSO DE SCRUM CUYO CONTENIDO SE ENSEÑA CON SPRINTS.</text:p>
          </table:table-cell>
          <table:table-cell table:style-name="ce156"/>
          <table:table-cell table:style-name="ce156" office:value-type="string" calcext:value-type="string">
            <text:p>Excluded</text:p>
          </table:table-cell>
          <table:table-cell table:style-name="ce122" office:value-type="float" office:value="2020" calcext:value-type="float">
            <text:p>202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19" office:value-type="string" calcext:value-type="string">
            <text:p>P32</text:p>
          </table:table-cell>
          <table:table-cell table:style-name="ce22" office:value-type="string" calcext:value-type="string">
            <text:p>Simulating industry: An innovative software engineering capstone design course</text:p>
          </table:table-cell>
          <table:table-cell table:style-name="ce141" office:value-type="string" calcext:value-type="string">
            <text:p><text:a xlink:href="https://drive.google.com/file/d/1Po_xE21Othj2lW0fggWcCVVmZR2ObojV/view?usp=sharing" xlink:type="simple">https://drive.google.com/file/d/1Po_xE21Othj2lW0fggWcCVVmZR2ObojV/view?usp=sharing</text:a></text:p>
          </table:table-cell>
          <table:table-cell table:style-name="ce155" office:value-type="string" calcext:value-type="string">
            <text:p>Australia</text:p>
          </table:table-cell>
          <table:table-cell table:style-name="ce155" office:value-type="string" calcext:value-type="string">
            <text:p>El diseño del curso permite la creación de un contexto industrial simulado, cuyos beneficios van mucho más allá de los beneficios habituales y bien documentados del trabajo de proyectos en grupo.</text:p>
          </table:table-cell>
          <table:table-cell table:style-name="ce155" office:value-type="string" calcext:value-type="string">
            <text:p>Johns-Boast2013</text:p>
          </table:table-cell>
          <table:table-cell table:style-name="ce155" office:value-type="string" calcext:value-type="string">
            <text:p>SoftwareEngineering</text:p>
          </table:table-cell>
          <table:table-cell table:style-name="ce119" office:value-type="float" office:value="2013" calcext:value-type="float">
            <text:p>2013</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Utilizan herramientas de software, lenguajes de programación y enfoques de gestión de proyectos que prevalecen en la industria pero no siempre se enseñan en la universidad. Los estudiantes aprenden sobre la naturaleza iterativa del desarrollo de software y descubren regularmente que un solo enfoque no se adapta a todas las etapas de su proyecto y, por lo tanto, aprenden mediante la experiencia el valor de la adaptabilidad. </text:p>
            <text:p>2) El diseño del curso incorpora el aprendizaje asistido por pares (PAL). Los estudiantes más experimentados ayudan a los menos experimentados. La combinación de estudiantes de 3º y 4º año en un equipo facilita PAL directamente, ya que los estudiantes de 4º año han completado previamente el curso y tienen un incentivo a través de sus calificaciones de proyectos compartidas para mejorar el desempeño de sus juniors.</text:p>
            <text:p>3) Utiliza la evaluación de los compañeros del equipo para generar calificaciones individuales diferenciales a partir de las calificaciones del equipo</text:p>
          </table:table-cell>
          <table:table-cell table:style-name="ce155" office:value-type="string" calcext:value-type="string">
            <text:p>Ninguna</text:p>
          </table:table-cell>
          <table:table-cell table:style-name="ce133" office:value-type="string" calcext:value-type="string">
            <text:p>1)  Durante dos semestres consecutivos, pequeños equipos de cinco o seis estudiantes, con líderes de equipo de cuarto año y miembros de equipo de tercer año, trabajan con socios de la industria para desarrollar soluciones a problemas contemporáneos del mundo real. Los equipos de estudiantes cuentan con el apoyo de mentores experimentados basados en la industria junto con sus clientes y profesores de la industria. La evaluación académica se logra principalmente a través del mecanismo de tres revisiones de puerta de enlace organizadas a lo largo del proyecto. </text:p>
            <text:p>2) La facultad desempeña el papel de la alta dirección en una empresa de consultoría teórica. Dentro de la simulación, se supone que la empresa (representada por el profesorado) licitó con éxito una serie de proyectos para los que posteriormente ha contratado equipos. El papel de director de proyectos senior de la empresa lo desempeñan los mentores del equipo, que tienen experiencia en la industria y en proyectos. Los mentores trabajan en estrecha colaboración con los equipos, especialmente con los líderes de equipo de cuarto año. Todos los equipos trabajan con un socio de la industria o un cliente universitario.</text:p>
          </table:table-cell>
          <table:table-cell table:style-name="ce133" office:value-type="string" calcext:value-type="string">
            <text:p>:8:</text:p>
          </table:table-cell>
          <table:table-cell table:style-name="ce155" office:value-type="string" calcext:value-type="string">
            <text:p>Ninguno</text:p>
          </table:table-cell>
          <table:table-cell table:style-name="ce155" office:value-type="string" calcext:value-type="string">
            <text:p>1) Objetivo del curso: ayudar a los estudiantes a desarrollar habilidades de liderazgo y convertirse en un miembro eficaz de un equipo que toma e implementa decisiones de ingeniería apropiadas relacionadas con el desarrollo de sistemas de software que brindan valor medible a los clientes.</text:p>
          </table:table-cell>
          <table:table-cell table:number-columns-repeated="2" table:style-name="ce155" office:value-type="string" calcext:value-type="string">
            <text:p>Ninguno</text:p>
          </table:table-cell>
          <table:table-cell table:style-name="ce155" office:value-type="string" calcext:value-type="string">
            <text:p>1) "Habilidades de empleabilidad" como comunicación, trabajo en equipo, resolución de problemas, iniciativa y empresa, planificación y organización y autogestión.</text:p>
          </table:table-cell>
          <table:table-cell table:style-name="ce155" office:value-type="string" calcext:value-type="string">
            <text:p>:3:4:</text:p>
          </table:table-cell>
          <table:table-cell table:style-name="ce155" office:value-type="string" calcext:value-type="string">
            <text:p>Ninguno</text:p>
          </table:table-cell>
          <table:table-cell table:number-columns-repeated="2" table:style-name="ce155" office:value-type="string" calcext:value-type="string">
            <text:p>Ninguna</text:p>
          </table:table-cell>
          <table:table-cell table:style-name="ce155"/>
          <table:table-cell table:style-name="ce22" table:content-validation-name="val1" office:value-type="string" calcext:value-type="string">
            <text:p>Undergraduate</text:p>
          </table:table-cell>
          <table:table-cell table:style-name="ce155" office:value-type="string" calcext:value-type="string">
            <text:p>Ninguno</text:p>
          </table:table-cell>
          <table:table-cell table:style-name="ce155" office:value-type="string" calcext:value-type="string">
            <text:p>Ninguna</text:p>
          </table:table-cell>
          <table:table-cell table:style-name="ce176" office:value-type="string" calcext:value-type="string">
            <text:p>1) A partir de los comentarios anónimos de los estudiantes recopilados desde 2010, es evidente que los estudiantes valoran los desafíos y las oportunidades que ofrece el curso; diciendo, por ejemplo, que el curso ofrece "oportunidades para aprender cosas que no forman parte de un curso preexistente y altamente estructurado para hacer algo semioriginal" y que disfrutan "el desafío ... de conseguir algo diseñado y construido en base a lo que el lo que quiere el cliente, y te da una gran satisfacción y orgullo saber que construiste algo desde cero ”.</text:p>
            <text:p>2) La efectividad de este curso se ha medido cualitativamente utilizando calificaciones de los estudiantes (tanto formales como informales), comentarios de los socios de la industria, autoevaluación, como parte de la revisión de acreditación de Engineers Australia (EA) del BSEng, y a través de premios externos ganados por los estudiantes y el curso en sí . </text:p>
          </table:table-cell>
          <table:table-cell table:style-name="ce126" office:value-type="string" calcext:value-type="string">
            <text:p>:4:</text:p>
          </table:table-cell>
          <table:table-cell table:number-columns-repeated="985"/>
        </table:table-row>
        <table:table-row table:style-name="ro4">
          <table:table-cell table:style-name="ce120" office:value-type="string" calcext:value-type="string">
            <text:p>P32.1</text:p>
          </table:table-cell>
          <table:table-cell table:style-name="ce133" office:value-type="string" calcext:value-type="string">
            <text:p>Infusing Design Thinking into a Software Engineering Capstone Course</text:p>
          </table:table-cell>
          <table:table-cell table:style-name="ce144" office:value-type="string" calcext:value-type="string">
            <text:p><text:a xlink:href="https://drive.google.com/file/d/1ZIGVTww8d2Hxl7mkJljfhu6ZptpYhNZ9/view?usp=sharing" xlink:type="simple">https://drive.google.com/file/d/1ZIGVTww8d2Hxl7mkJljfhu6ZptpYhNZ9/view?usp=sharing</text:a></text:p>
          </table:table-cell>
          <table:table-cell table:style-name="ce133" office:value-type="string" calcext:value-type="string">
            <text:p>Finlandia</text:p>
          </table:table-cell>
          <table:table-cell table:style-name="ce133" office:value-type="string" calcext:value-type="string">
            <text:p>El curso diseñado es "capstone SE centrado en el ser humano", infundiendo métodos de pensamiento de diseño y prácticas ágiles en el conocimiento del ciclo de vida del proyecto.</text:p>
          </table:table-cell>
          <table:table-cell table:style-name="ce133" office:value-type="string" calcext:value-type="string">
            <text:p>Palacin2017</text:p>
          </table:table-cell>
          <table:table-cell table:style-name="ce155" office:value-type="string" calcext:value-type="string">
            <text:p>SoftwareEngineering</text:p>
          </table:table-cell>
          <table:table-cell table:style-name="ce120" office:value-type="float" office:value="2017" calcext:value-type="float">
            <text:p>2017</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El curso incluye métodos de pensamiento de diseño (Design Thinking)y prácticas ágiles en el ciclo de vida del proyecto.</text:p>
            <text:p>2) De acuerdo con las pautas del plan de estudios de ACM para la ingeniería de software, los proyectos finales deberían incluirse ya en los programas de pregrado de SE, porque los planes de estudio deberían situarse firmemente en las necesidades de la vida laboral.</text:p>
            <text:p>3) DT (Desing Thinking) es un enfoque para resolver problemas complejos mediante el uso de métodos creativos. En DT, la empatía entre el diseñador y los usuarios es muy apreciada y la exploración de problemas y soluciones es un proceso compartido entre estos dos. El pensamiento de diseño tiene tres etapas iterativas: inspiración, ideación e implementación. DT Proyectos bucle entre las etapas. La primera etapa (inspiración) tiene como objetivo generar una empatía con los stakeholders que impulsen la búsqueda de soluciones, algunos métodos utilizados en esta etapa son personas y storyboards. En la siguiente etapa (ideación) se desarrollan y prueban varias ideas de solución, algunos métodos utilizados son mapas de viaje y creación de prototipos. La etapa final (implementación), se enfoca en el desarrollo y ejecución de la idea de solución seleccionada. Se utilizan métodos como: storyboard, mapas de viaje (una ilustración visual de una serie de pasos o puntos de contacto interconectados, que los usuarios experimentarán mientras interactúan con una aplicación.), prototipos y pruebas de usabilidad.</text:p>
            <text:p>4) Aula invertida; ejercicios en clase; informes de progreso semanales y, trabajo de proyecto individual; aprendizaje colaborativo.</text:p>
            <text:p>5) Proyectos: a) DonacionSangre, este proyecto fue creado para conectar a las personas con los recolectores de sangre en el momento y lugar adecuados. El objetivo de Blood4life es ayudar a salvar vidas humanas. Fue diseñado como una aplicación web en la que las personas se registran y brindan información básica, como el tipo de sangre y la zona de residencia. El algoritmo Blood4life notificará automáticamente a los donantes cuando su sangre sea necesaria en su área y los donantes pueden reservar una fecha para la donación de sangre. Para el centro de salud, la aplicación ofrece un seguimiento de todas las citas y proporciona un canal para notificar sobre la necesidad de sangre. b) Activate: Activate está diseñado para unir a personas con ideas afines en actividades compartidas para mejorar su bienestar mental. Es una aplicación para conectar personas con intereses compartidos (por ejemplo, la aplicación permite usar la distancia / rango de área preferida como parámetro). Activate se diferencia de una herramienta típica de redes sociales porque no se basa en conexiones conocidas. Las personas usan la aplicación y crean o se unen a un evento (por ejemplo, discusiones sobre películas o pasear perros) en una ubicación determinada. c) Events, se necesitaba una única fuente de información sobre eventos. El objetivo del proyecto era implementar una aplicación de teléfono móvil para acceder a todos los eventos en la U. La aplicación utiliza un enfoque de medios sociales en el que los usuarios pueden informar (publicar), etiquetar y encontrar eventos fácilmente, así como seguir a los organizadores de eventos. La aplicación también proporciona a los organizadores una forma de llegar a los estudiantes (por ejemplo, enviar notificaciones de eventos). La plataforma también permite la funcionalidad de calificación para clasificar a los organizadores y ayudar a los estudiantes a elegir qué evento pago vale su dinero.   d) WatchDog: es una solución para que la administración de la ciudad vea una vista estructurada de los problemas en el área. Esta solución facilita la planificación operativa y permite orientar las acciones donde se necesitan (por ejemplo, priorizar el deterioro de la infraestructura). La aplicación web ayuda a crear un marco democrático para que los ciudadanos informen sobre cualquier peligro en la ciudad. Se utiliza una aplicación web para tomar fotografías y clasificar los problemas (por ejemplo, problema de la carretera, infracción, etc.). La aplicación adjunta automáticamente las coordenadas de ubicación a la imagen y los datos se envían al servidor. La administración de la ciudad puede ver una visualización de los problemas emergentes en el mapa de la ciudad. Los elementos se pueden clasificar en orden de importancia (por consenso ciudadano) para crear planes operativos más democráticos. Los ciudadanos pueden seguir el estado de los informes hasta que sean fijados por la administración de la ciudad. e) Ostracon: se centra en el problema del desperdicio de alimentos, ya que cada año se desperdicia casi 1/3 de los alimentos producidos [17]. El propósito de este proyecto fue minimizar el desperdicio de alimentos en la fase de cocinar, servir y consumir en restaurantes aumentando la satisfacción del cliente en los restaurantes de estudiantes. La aplicación permite a los usuarios revisar y calificar los alimentos que han ingerido. La retroalimentación es detallada pero simple de dar. Luego, esta información se procesa y los restaurantes pueden tener una visualización granulada de qué elementos deben cambiarse o mejorarse y cuáles conservar. Esta aplicación también proporcionó una función para la planificación de comidas basada en los comentarios de los restaurantes. El efecto deseado es que los restaurantes puedan mejorar el sabor de la comida para que se adapte más perfectamente a las preferencias de los clientes. El proyecto asume que esto producirá menos desperdicio de alimentos. f) Ostaap: fue diseñado para promover la cultura del consumo inteligente. El objetivo era construir una plataforma donde se pueda acceder a reseñas de productos y encontrar las mejores ofertas en una ciudad para evitar incontables horas de deambular por tiendas y supermercados. Los usuarios también pueden realizar un seguimiento de las ventas interesantes futuras o en curso y, como tal, afectar las decisiones de consumo inteligentes de los usuarios de la aplicación. El objetivo de diseño de Ostaapp era crear una plataforma que devuelva el poder de decisión a las manos de los consumidores al proporcionar revisiones de productos de colaboración colectiva con especial énfasis en los productos que se producen, envasan o transportan de forma sostenible.</text:p>
          </table:table-cell>
          <table:table-cell table:style-name="ce133" office:value-type="string" calcext:value-type="string">
            <text:p>:1:6:</text:p>
          </table:table-cell>
          <table:table-cell table:style-name="ce133" office:value-type="string" calcext:value-type="string">
            <text:p>MQ3</text:p>
          </table:table-cell>
          <table:table-cell table:style-name="ce133" office:value-type="string" calcext:value-type="string">
            <text:p>:1:</text:p>
          </table:table-cell>
          <table:table-cell table:style-name="ce133" office:value-type="string" calcext:value-type="string">
            <text:p>Ninguna</text:p>
          </table:table-cell>
          <table:table-cell table:style-name="ce133" office:value-type="string" calcext:value-type="string">
            <text:p>Los objetivos de aprendizaje en este curso se definieron de la siguiente manera:</text:p>
            <text:p>1) Planificar, estimar y monitorear un proyecto de software de manera iterativa e incremental; </text:p>
            <text:p>2) Comprender los métodos de pensamiento de diseño y las técnicas de usabilidad y su aplicación práctica en el ciclo de vida de un proyecto </text:p>
            <text:p>3) Implementar como sistema de software desde cero </text:p>
            <text:p>4) Familiarizarse con las herramientas y entornos de desarrollo contemporáneos; </text:p>
            <text:p>5) Utilice prácticas modernas de ingeniería de software para planificar, supervisar y entregar un proyecto de software realista que satisfaga las necesidades de las partes interesadas, sea altamente utilizable y sostenible. </text:p>
            <text:p>6) Comprender los nuevos desafíos y oportunidades comerciales para sus proyectos de software.</text:p>
          </table:table-cell>
          <table:table-cell table:number-columns-repeated="2" table:style-name="ce133" office:value-type="string" calcext:value-type="string">
            <text:p>Ninguno</text:p>
          </table:table-cell>
          <table:table-cell table:style-name="ce133" office:value-type="string" calcext:value-type="string">
            <text:p>Trabajo en equipo y colaboración</text:p>
          </table:table-cell>
          <table:table-cell table:style-name="ce133" office:value-type="string" calcext:value-type="string">
            <text:p>:4:</text:p>
          </table:table-cell>
          <table:table-cell table:style-name="ce133" office:value-type="string" calcext:value-type="string">
            <text:p>1) Familiarizarse con las herramientas y entornos de desarrollo contemporáneos; </text:p>
            <text:p>2) Utilice prácticas modernas de ingeniería de software para planificar, supervisar y entregar un proyecto de software realista que satisfaga las necesidades de las partes interesadas, sea altamente utilizable y sostenible. </text:p>
          </table:table-cell>
          <table:table-cell table:style-name="ce133" office:value-type="string" calcext:value-type="string">
            <text:p>:1:</text:p>
          </table:table-cell>
          <table:table-cell table:style-name="ce133" office:value-type="string" calcext:value-type="string">
            <text:p>1) Los cursos deben ser independientes de la tecnología en la medida en que se impartan los principios fundamentales que permitan a los estudiantes operar de manera efectiva en un entorno de tecnología en constante evolución.</text:p>
            <text:p>2) Los educadores deben crear un equilibrio entre la calidad, el alcance, la profundidad, la aplicabilidad, las habilidades blandas y duras, el aprendizaje individual y colaborativo en sus enseñanzas.</text:p>
          </table:table-cell>
          <table:table-cell table:style-name="ce133" office:value-type="string" calcext:value-type="string">
            <text:p>:9:</text:p>
          </table:table-cell>
          <table:table-cell table:style-name="ce133" table:content-validation-name="val1" office:value-type="string" calcext:value-type="string">
            <text:p>Undergraduate</text:p>
          </table:table-cell>
          <table:table-cell table:style-name="ce133" office:value-type="string" calcext:value-type="string">
            <text:p>Ninguno</text:p>
          </table:table-cell>
          <table:table-cell table:style-name="ce133" office:value-type="string" calcext:value-type="string">
            <text:p>Ninguna</text:p>
          </table:table-cell>
          <table:table-cell table:style-name="ce178" office:value-type="string" calcext:value-type="string">
            <text:p>Se evalua el curso a partir de encuestas y comentarios</text:p>
          </table:table-cell>
          <table:table-cell table:style-name="ce128" office:value-type="string" calcext:value-type="string">
            <text:p>:1:</text:p>
          </table:table-cell>
          <table:table-cell table:number-columns-repeated="985"/>
        </table:table-row>
        <table:table-row table:style-name="ro4">
          <table:table-cell table:style-name="ce119" office:value-type="string" calcext:value-type="string">
            <text:p>P33</text:p>
          </table:table-cell>
          <table:table-cell table:style-name="ce22" office:value-type="string" calcext:value-type="string">
            <text:p>Methodology to bridge the gaps between engineering education and the industry requirements</text:p>
          </table:table-cell>
          <table:table-cell table:style-name="ce141" office:value-type="string" calcext:value-type="string">
            <text:p><text:a xlink:href="https://drive.google.com/file/d/1LgWWDg8eBTFVwXHeGLNzeYaKZvwT14GK/view?usp=sharing" xlink:type="simple">https://drive.google.com/file/d/1LgWWDg8eBTFVwXHeGLNzeYaKZvwT14GK/view?usp=sharing</text:a></text:p>
          </table:table-cell>
          <table:table-cell table:style-name="ce155" office:value-type="string" calcext:value-type="string">
            <text:p>India</text:p>
          </table:table-cell>
          <table:table-cell table:style-name="ce155" office:value-type="string" calcext:value-type="string">
            <text:p>El documento describe las prácticas educativas actuales, identifica las brechas junto con las razones de estas brechas. El documento describe una metodología para cerrar las brechas. La metodología explica cómo identificar las necesidades actuales del usuario y las competencias requeridas, derivando competencias y cómo construir competencias. El documento también comparte varios conceptos como competencia, habilidad, capacidad de proceso y conocimiento con definiciones que se utilizan ampliamente.</text:p>
          </table:table-cell>
          <table:table-cell table:style-name="ce155" office:value-type="string" calcext:value-type="string">
            <text:p>Pillutla2013</text:p>
          </table:table-cell>
          <table:table-cell table:style-name="ce155" office:value-type="string" calcext:value-type="string">
            <text:p>SoftwareEngineering</text:p>
          </table:table-cell>
          <table:table-cell table:style-name="ce119" office:value-type="float" office:value="2013" calcext:value-type="float">
            <text:p>2013</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Este artículo estudia el tema del diseño curricular en el contexto de una persona que pasa de la educación universitaria a la capacidad de desempeñarse en la industria. En este artículo, los autores propusieron una solución a saber: los métodos de formación asociados a la definición de los planes de estudio derivados y la evaluación de la competencia resultante. Este artículo examina la cuestión de cuál debería ser la base para el diseño de los planes de estudio de capacitación, de modo que brinde una certeza cercana de que la persona capacitada podrá construir entregables con calidad y a tiempo. Este enfoque conducirá necesariamente a una mayor competencia y, por lo tanto, a una calidad y productividad sustancialmente mejoradas, que es fundamental para la industria.</text:p>
            <text:p>2) Conocer HTML y sus componentes es un conocimiento primitivo. Ser capaz de construir la página HTML es tener competencia para aplicar el conocimiento HTML para entregar una página que potencialmente entregará interfaces de usuario.</text:p>
          </table:table-cell>
          <table:table-cell table:style-name="ce155" office:value-type="string" calcext:value-type="string">
            <text:p>Ninguna</text:p>
          </table:table-cell>
          <table:table-cell table:style-name="ce133" office:value-type="string" calcext:value-type="string">
            <text:p>1) En un escenario de proyecto, los entregables del proyecto se establecen en función de los requisitos. Se espera que las personas tengan un buen conocimiento de la tecnología que necesitan para trabajar para cumplir con los requisitos en forma de entregables del proyecto. El equipo del proyecto, que tiene experiencia en gestión de proyectos y tecnología, identificará varias listas de entregables del proyecto. En consecuencia, el equipo del proyecto identificará la lista de competencias requeridas.</text:p>
            <text:p>2) Es muy importante identificar los pasos del proceso aplicables para lograr una tarea determinada. Criterios de aceptación: el experto en el campo establece un criterio de aceptación para cada activo de competencia preparado. Esta sección establece el tiempo permitido para que una persona más nueva ejecute los pasos del proceso. Si el novato no puede ejecutarse en un tiempo determinado, debe iterar el proceso hasta que alcance el límite de tiempo aceptable.</text:p>
          </table:table-cell>
          <table:table-cell table:style-name="ce133" office:value-type="string" calcext:value-type="string">
            <text:p>Ninguno</text:p>
          </table:table-cell>
          <table:table-cell table:style-name="ce155" office:value-type="string" calcext:value-type="string">
            <text:p>Ninguno</text:p>
          </table:table-cell>
          <table:table-cell table:style-name="ce155" office:value-type="string" calcext:value-type="string">
            <text:p>El proceso de derivar competencias de los entregables del proyecto resultó ser el mejor método para capacitar a los empleados e incorporarlos al proyecto.</text:p>
          </table:table-cell>
          <table:table-cell table:number-columns-repeated="2" table:style-name="ce155" office:value-type="string" calcext:value-type="string">
            <text:p>Ninguno</text:p>
          </table:table-cell>
          <table:table-cell table:style-name="ce155" office:value-type="string" calcext:value-type="string">
            <text:p>Se habla que las personas tengan competencias: conocimientos + habilidades</text:p>
          </table:table-cell>
          <table:table-cell table:style-name="ce155" office:value-type="string" calcext:value-type="string">
            <text:p>Ninguna</text:p>
          </table:table-cell>
          <table:table-cell table:style-name="ce155" office:value-type="string" calcext:value-type="string">
            <text:p>Se habla que las personas tengan competencias: conocimientos + habilidades</text:p>
          </table:table-cell>
          <table:table-cell table:style-name="ce155" office:value-type="string" calcext:value-type="string">
            <text:p>Ninguna</text:p>
          </table:table-cell>
          <table:table-cell table:style-name="ce155" office:value-type="string" calcext:value-type="string">
            <text:p>1) El enfoque de la educación tradicional en las universidades se centra más en impartir conocimientos, ya que "esto constituye la base del aprendizaje". Por otro lado, obtener resultados en el trabajo es una aplicación específica del conocimiento. Inculcar en las personas, la capacidad de aplicar el conocimiento y ofrecer resultados necesita más atención.</text:p>
          </table:table-cell>
          <table:table-cell table:style-name="ce155" office:value-type="string" calcext:value-type="string">
            <text:p>:4:</text:p>
          </table:table-cell>
          <table:table-cell table:style-name="ce22" table:content-validation-name="val1" office:value-type="string" calcext:value-type="string">
            <text:p>Business training</text:p>
          </table:table-cell>
          <table:table-cell table:number-columns-repeated="2" table:style-name="ce155" office:value-type="string" calcext:value-type="string">
            <text:p>Ninguno</text:p>
          </table:table-cell>
          <table:table-cell table:style-name="ce176" office:value-type="string" calcext:value-type="string">
            <text:p>Se ha utilizado la metodología del curso para preparar varios lotes de empleados. Los pilotos llevados a cabo demostraron que el proceso de derivar competencias de los entregables del proyecto resultó ser el mejor método para capacitar a los empleados e incorporarlos al proyecto. Los resultados de las pruebas piloto realizadas en varios lotes de empleados han demostrado que el enfoque anterior fue capaz de abordar las brechas y los desafíos con los que normalmente se encuentran los proyectos. Los proyectos pudieron incorporar a los nuevos empleados en menos tiempo con entregables de calidad a tiempo.</text:p>
          </table:table-cell>
          <table:table-cell table:style-name="ce126" office:value-type="string" calcext:value-type="string">
            <text:p>Ninguno</text:p>
          </table:table-cell>
          <table:table-cell table:number-columns-repeated="985"/>
        </table:table-row>
        <table:table-row table:style-name="ro4">
          <table:table-cell table:style-name="ce119" office:value-type="string" calcext:value-type="string">
            <text:p>P34</text:p>
          </table:table-cell>
          <table:table-cell table:style-name="ce22" office:value-type="string" calcext:value-type="string">
            <text:p>An Industry-Mentored Undergraduate Software Engineering Project</text:p>
          </table:table-cell>
          <table:table-cell table:style-name="ce141" office:value-type="string" calcext:value-type="string">
            <text:p><text:a xlink:href="https://drive.google.com/file/d/18AOBpKqefauog97KGpMEOUBLRWh40UvQ/view?usp=sharing" xlink:type="simple">https://drive.google.com/file/d/18AOBpKqefauog97KGpMEOUBLRWh40UvQ/view?usp=sharing</text:a></text:p>
          </table:table-cell>
          <table:table-cell table:style-name="ce155" office:value-type="string" calcext:value-type="string">
            <text:p>Trinidad</text:p>
          </table:table-cell>
          <table:table-cell table:style-name="ce155" office:value-type="string" calcext:value-type="string">
            <text:p>Este documento describe la estructura de un proyecto de desarrollo de software basado en grupos que integra mentores de la industria en los procesos de aprendizaje y evaluación.</text:p>
          </table:table-cell>
          <table:table-cell table:style-name="ce155" office:value-type="string" calcext:value-type="string">
            <text:p>Abdool2014</text:p>
          </table:table-cell>
          <table:table-cell table:style-name="ce155" office:value-type="string" calcext:value-type="string">
            <text:p>SoftwareEngineering</text:p>
          </table:table-cell>
          <table:table-cell table:style-name="ce119" office:value-type="float" office:value="2014" calcext:value-type="float">
            <text:p>2014</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Los mentores juegan un papel integral en la ejecución del proyecto. A cada grupo de estudiantes se le asigna un mentor, ya sea una persona de contacto o un grupo de personas bajo la dirección de la empresa de software supervisora. Los mentores se reúnen con los grupos al inicio del proyecto. Los detalles y la logística del proyecto son configurados antes del semestre por el personal del curso. El alcance del problema se entrega a los estudiantes con mentores que asumen el papel del cliente en el proceso de desarrollo de software. Los estudiantes solicitan los requisitos para producir un SRS, SDD y STD. Los mentores pueden guiar a los estudiantes a una herramienta de desarrollo preferida (generalmente utilizada en las prácticas específicas de la empresa) para la fase de codificación, así como en procedimientos y prácticas estándar en pruebas y documentación. Se espera que los estudiantes mantengan interacciones profesionales con los mentores durante la duración del proyecto.</text:p>
          </table:table-cell>
          <table:table-cell table:style-name="ce155" office:value-type="string" calcext:value-type="string">
            <text:p>:2:</text:p>
          </table:table-cell>
          <table:table-cell table:style-name="ce133" office:value-type="string" calcext:value-type="string">
            <text:p>1) Los enlaces de la industria reciben un foro para dilucidar algunos de los requisitos de la industria de los estudiantes en términos de conocimiento de diseño de software y estándares industriales; los estudiantes adquieren una mejor comprensión de algunos de los procesos que tienen lugar en un entorno industrial real; y el plan de estudios universitario gana relevancia en la industria.</text:p>
          </table:table-cell>
          <table:table-cell table:style-name="ce133" office:value-type="string" calcext:value-type="string">
            <text:p>:3:</text:p>
          </table:table-cell>
          <table:table-cell table:style-name="ce155" office:value-type="string" calcext:value-type="string">
            <text:p>Ninguno</text:p>
          </table:table-cell>
          <table:table-cell table:style-name="ce155" office:value-type="string" calcext:value-type="string">
            <text:p>1)Obtener, modelar y analizar las necesidades de las partes interesadas para requisitos funcionales y no funcionales, para producir un documento de especificaciones de requisitos de software (SRS) que cumpla con los estándares </text:p>
            <text:p>2) utilizar técnicas de modelado de diseño estándar para modelar adecuadamente la interfaz estática-dinámica de un diseño de software, a partir de un documento SRS, y producir un documento de diseño de software que cumpla con los estándares (SDD) </text:p>
            <text:p>3) Producir un documento de prueba de software (STD) que cumpla con los estándares que verifique un sistema creado (unidad, integración y nivel de sistema para requisitos funcionales y no funcionales) y describa un procedimiento para la validación (aceptación del usuario )</text:p>
          </table:table-cell>
          <table:table-cell table:number-columns-repeated="3" table:style-name="ce155" office:value-type="string" calcext:value-type="string">
            <text:p>Ninguno</text:p>
          </table:table-cell>
          <table:table-cell table:style-name="ce155" office:value-type="string" calcext:value-type="string">
            <text:p>Ninguna</text:p>
          </table:table-cell>
          <table:table-cell table:style-name="ce155" office:value-type="string" calcext:value-type="string">
            <text:p>Ninguno</text:p>
          </table:table-cell>
          <table:table-cell table:number-columns-repeated="2" table:style-name="ce155" office:value-type="string" calcext:value-type="string">
            <text:p>Ninguna</text:p>
          </table:table-cell>
          <table:table-cell table:style-name="ce155"/>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76" office:value-type="string" calcext:value-type="string">
            <text:p>No hay, se requiere un método para medir el impacto de los mentores de la industria para justificar el enfoque de este documento. Sin embargo, al final del proyecto, se invita a los mentores a las presentaciones de los estudiantes y se les pide que evalúen y comenten el progreso de los estudiantes. Los mentores evalúan a los grupos de acuerdo con las interacciones realizadas con el grupo durante el proyecto. El propio personal del curso es el responsable de marcar los informes de salida, siendo informado por las demostraciones grupales de los sistemas que se han construido. La nota final del grupo también se determina mediante una autoevaluación que debe completar el grupo en su conjunto. Durante la presentación, un representante, generalmente el líder del grupo, de cada uno de los otros grupos también tiene que hacer una evaluación de pares. Dentro de cada grupo, cada miembro es evaluado por pares para determinar una nota individual. Cada una de estas evaluaciones se realiza utilizando rúbricas desarrolladas proporcionadas por el personal del curso que se refieren a cada uno de los resultados de aprendizaje del proyecto.</text:p>
          </table:table-cell>
          <table:table-cell table:style-name="ce126" office:value-type="string" calcext:value-type="string">
            <text:p>Ninguno</text:p>
          </table:table-cell>
          <table:table-cell table:number-columns-repeated="985"/>
        </table:table-row>
        <table:table-row table:style-name="ro4" table:visibility="filter">
          <table:table-cell table:style-name="ce122" office:value-type="string" calcext:value-type="string">
            <text:p>P35</text:p>
          </table:table-cell>
          <table:table-cell table:style-name="ce27" office:value-type="string" calcext:value-type="string">
            <text:p>Tales from an Agile Journey: Designing Curricula for Millennials in Industry and Academia</text:p>
          </table:table-cell>
          <table:table-cell table:style-name="ce142" office:value-type="string" calcext:value-type="string">
            <text:p><text:a xlink:href="https://drive.google.com/file/d/1Cw6YIy4kEP6tgj3HILjnOJ57s7D4rWdg/view?usp=sharing" xlink:type="simple">https://drive.google.com/file/d/1Cw6YIy4kEP6tgj3HILjnOJ57s7D4rWdg/view?usp=sharing</text:a></text:p>
          </table:table-cell>
          <table:table-cell table:style-name="ce156" office:value-type="string" calcext:value-type="string">
            <text:p>Argentina</text:p>
          </table:table-cell>
          <table:table-cell table:style-name="ce156" office:value-type="string" calcext:value-type="string">
            <text:p>En esta charla, compartiré mi experiencia y la de mis compañeros en la enseñanza y el diseño de planes de estudio en la industria y la academia, y cómo nuestros propios aprendizajes de la comunidad ágil han influido tanto en el contenido como en la forma en el diseño de programas y cursos de ingeniería de software. SOLO ES UNA HOJA,.</text:p>
          </table:table-cell>
          <table:table-cell table:style-name="ce156"/>
          <table:table-cell table:style-name="ce156" office:value-type="string" calcext:value-type="string">
            <text:p>Excluded</text:p>
          </table:table-cell>
          <table:table-cell table:style-name="ce122" office:value-type="float" office:value="2017" calcext:value-type="float">
            <text:p>2017</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0" office:value-type="string" calcext:value-type="string">
            <text:p>P35.1</text:p>
          </table:table-cell>
          <table:table-cell table:style-name="ce133" office:value-type="string" calcext:value-type="string">
            <text:p>The Effect of Real-World Capstone Project in an Acquisition of Soft Skills among Software Engineering Students</text:p>
          </table:table-cell>
          <table:table-cell table:style-name="ce144" office:value-type="string" calcext:value-type="string">
            <text:p><text:a xlink:href="https://drive.google.com/file/d/1ZTomE7Pm_lDU2UfH7AYaQTh0V4C_33i3/view?usp=sharing" xlink:type="simple">https://drive.google.com/file/d/1ZTomE7Pm_lDU2UfH7AYaQTh0V4C_33i3/view?usp=sharing</text:a></text:p>
          </table:table-cell>
          <table:table-cell table:style-name="ce133" office:value-type="string" calcext:value-type="string">
            <text:p>Finlandia</text:p>
          </table:table-cell>
          <table:table-cell table:style-name="ce133" office:value-type="string" calcext:value-type="string">
            <text:p>Este estudio examina los efectos de un curso culminante con un enfoque basado en problemas / proyectos en la adquisición de habilidades blandas. En esta piedra angular, los estudiantes graduados trabajaron en estrecha colaboración en un proyecto del mundo real con los clientes de organizaciones públicas y privadas finlandesas. Además, el estudio traza las habilidades blandas identificadas desde el curso final hasta los requisitos deseados de habilidades blandas en varios roles en la industria del software. ESTA INVESTIGACION ES DERIVADA DE P32.1</text:p>
          </table:table-cell>
          <table:table-cell table:style-name="ce133" office:value-type="string" calcext:value-type="string">
            <text:p>Khakurel2020</text:p>
          </table:table-cell>
          <table:table-cell table:style-name="ce155" office:value-type="string" calcext:value-type="string">
            <text:p>SoftwareEngineering</text:p>
          </table:table-cell>
          <table:table-cell table:style-name="ce120" office:value-type="float" office:value="2020" calcext:value-type="float">
            <text:p>202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El objetivo de este estudio es (i) examinar el efecto del curso culminante con el enfoque basado en problemas / proyectos en la adquisición de habilidades sociales entre estudiantes graduados después de trabajar de cerca en un proyecto del mundo real con el representante de organizaciones públicas y privadas.</text:p>
          </table:table-cell>
          <table:table-cell table:style-name="ce133" office:value-type="string" calcext:value-type="string">
            <text:p>:2:12:</text:p>
          </table:table-cell>
          <table:table-cell table:style-name="ce133" office:value-type="string" calcext:value-type="string">
            <text:p>Compara la habilidades del experimento con las habilidades blandas reportadas por la literatura en la industria.</text:p>
          </table:table-cell>
          <table:table-cell table:style-name="ce133" office:value-type="string" calcext:value-type="string">
            <text:p>:11:</text:p>
          </table:table-cell>
          <table:table-cell table:style-name="ce133" office:value-type="string" calcext:value-type="string">
            <text:p>Ninguna</text:p>
          </table:table-cell>
          <table:table-cell table:style-name="ce133" office:value-type="string" calcext:value-type="string">
            <text:p>P32.1</text:p>
          </table:table-cell>
          <table:table-cell table:number-columns-repeated="2" table:style-name="ce133" office:value-type="string" calcext:value-type="string">
            <text:p>Ninguno</text:p>
          </table:table-cell>
          <table:table-cell table:style-name="ce133" office:value-type="string" calcext:value-type="string">
            <text:p>1) El liderazgo, la comunicación, la orientación al cliente, las habilidades interpersonales y el trabajo en equipo son los más valorados por los líderes de equipo, mientras que la analítica y la resolución de problemas, el compromiso, la responsabilidad, las ganas de aprender, la motivación y el trabajo en equipo son los más valorados por los miembros del equipo.</text:p>
            <text:p>2) Estas son las habilidades reportadas en el experimento (no son del arquitecto sino del desarrollo de sw):</text:p>
            <text:p>a) Comunicación externa (con los clientes)</text:p>
            <text:p>b) Comunicación interna (con el equipo)</text:p>
            <text:p>c) Habilidades de organización (para cumplir con los plazos)</text:p>
            <text:p>d) Pensamiento crítico y resolución de problemas</text:p>
            <text:p>e) Gestión de conflictos (cuando hay desacuerdos)</text:p>
            <text:p>g) Trabajo en equipo y colaboración (usando GitLab que involucra DevOps)</text:p>
            <text:p>h) Interpersonales ( la forma en que tuvieron oportunidades de tener una discusión abierta con un equipo y un cliente culturalmente diverso, el comportamiento respetuoso y de apoyo de otros miembros del equipo, les ayudó a desarrollar las habilidades interpersonales)</text:p>
            <text:p>i) Trabajar bajo presión</text:p>
            <text:p>j) Orientación al cliente (interactuar con el cliente para ayudarle a satisfacer sus necesidades)</text:p>
            <text:p>k) Apertura a los cambios y adaptabilidad (ante los cambios de requisitos del cliente)</text:p>
            <text:p>l) Liderazgo (Siendo gerente de proyectos en este curso, aprendí cómo construir un equipo, asumir responsabilidades, establecer metas, motivar e inspirar a otros a unirse y compartir una visión común y ejecutar el proyecto. )</text:p>
          </table:table-cell>
          <table:table-cell table:style-name="ce133" office:value-type="string" calcext:value-type="string">
            <text:p>:3:4:</text:p>
          </table:table-cell>
          <table:table-cell table:number-columns-repeated="3" table:style-name="ce133" office:value-type="string" calcext:value-type="string">
            <text:p>Ninguna</text:p>
          </table:table-cell>
          <table:table-cell table:style-name="ce133"/>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Se cruza las habilidades adquiridas en el curso vs las habilidades blandas reportadas por la literatura.</text:p>
          </table:table-cell>
          <table:table-cell table:style-name="ce128" office:value-type="string" calcext:value-type="string">
            <text:p>:5:</text:p>
          </table:table-cell>
          <table:table-cell table:number-columns-repeated="985"/>
        </table:table-row>
        <table:table-row table:style-name="ro4">
          <table:table-cell table:style-name="ce120" office:value-type="string" calcext:value-type="string">
            <text:p>P36</text:p>
          </table:table-cell>
          <table:table-cell table:style-name="ce133" office:value-type="string" calcext:value-type="string">
            <text:p>Reinforcing practice teaching of Software Engineering for fostering the creative talent</text:p>
          </table:table-cell>
          <table:table-cell table:style-name="ce144" office:value-type="string" calcext:value-type="string">
            <text:p><text:a xlink:href="https://drive.google.com/file/d/1TUfB6RAAjFgbQ1TpKZh0SnbpQ3StW7kq/view?usp=sharing" xlink:type="simple">https://drive.google.com/file/d/1TUfB6RAAjFgbQ1TpKZh0SnbpQ3StW7kq/view?usp=sharing</text:a></text:p>
          </table:table-cell>
          <table:table-cell table:style-name="ce133" office:value-type="string" calcext:value-type="string">
            <text:p>China</text:p>
          </table:table-cell>
          <table:table-cell table:style-name="ce133" office:value-type="string" calcext:value-type="string">
            <text:p>Con una mayor investigación sobre la práctica docente del curso de Ingeniería de Software, este documento presenta cuatro medidas para fortalecer la práctica de la enseñanza, es decir, revisar el programa de enseñanza, el estudio de caso basado en un proyecto pequeño, aumentar el tiempo de práctica y fortalecer el diseño del curso, e inspirar el interés de los estudiantes y mejorar la habilidad de los maestros.</text:p>
          </table:table-cell>
          <table:table-cell table:style-name="ce133" office:value-type="string" calcext:value-type="string">
            <text:p>Sun2011</text:p>
          </table:table-cell>
          <table:table-cell table:style-name="ce155" office:value-type="string" calcext:value-type="string">
            <text:p>SoftwareEngineering</text:p>
          </table:table-cell>
          <table:table-cell table:style-name="ce120" office:value-type="float" office:value="2011" calcext:value-type="float">
            <text:p>201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Estudio de caso basado en un pequeño proyecto. Un caso es una descripción de un proyecto que contienen datos relevantes y reales de una organización. Los estudiantes aprenden a decidir basados en la información disponible, el análisis de situaciones, desarrollo de alternativas, selección de acciones. Estos proyectos ayudan a pensar independientemente, mejorar la autoconfianza y colaborar con otros.</text:p>
            <text:p>2) Se mezcla el autoaprendizaje con las guías de los docentes.</text:p>
            <text:p>3) Se ajustó el contenido del curso para incrementar las prácticas. Se definió contenidos de autoaprendizaje.</text:p>
            <text:p>4) Se incrementó el tamaño del tema de diseño.</text:p>
            <text:p>5) Se creó un laboratorio de SE.</text:p>
            <text:p>6) Los profesores deben conocer de la teoría de SE, deben tener experiencia de la industria y deben estar aprendiendo nuevos conocimientos y tecnologías.</text:p>
          </table:table-cell>
          <table:table-cell table:style-name="ce133" office:value-type="string" calcext:value-type="string">
            <text:p>:2:</text:p>
          </table:table-cell>
          <table:table-cell table:style-name="ce133" office:value-type="string" calcext:value-type="string">
            <text:p>1) Se aumenta la práctica respecto a la teoría para solucionar problemas reales. Se da la oportunidad para aplicar conocimiento y habilidades que son demandadas en la industria.</text:p>
          </table:table-cell>
          <table:table-cell table:style-name="ce133" office:value-type="string" calcext:value-type="string">
            <text:p>:11:</text:p>
          </table:table-cell>
          <table:table-cell table:style-name="ce133" office:value-type="string" calcext:value-type="string">
            <text:p>Ninguna</text:p>
          </table:table-cell>
          <table:table-cell table:style-name="ce133" office:value-type="string" calcext:value-type="string">
            <text:p>El curso de SE propuesto ayuda a <text:s/>los estudiantes a la planificación, análisis, diseño, emplementación y soporte, los cuales se usan en la industria</text:p>
          </table:table-cell>
          <table:table-cell table:style-name="ce133" table:number-columns-repeated="2"/>
          <table:table-cell table:style-name="ce133" office:value-type="string" calcext:value-type="string">
            <text:p>Trabajo de equipo y colaboración, comunicación interpersonal </text:p>
          </table:table-cell>
          <table:table-cell table:style-name="ce133" office:value-type="string" calcext:value-type="string">
            <text:p>:3:4:</text:p>
          </table:table-cell>
          <table:table-cell table:style-name="ce133" office:value-type="string" calcext:value-type="string">
            <text:p>1) Aspectos de gestión de proyectos.</text:p>
          </table:table-cell>
          <table:table-cell table:style-name="ce133" office:value-type="string" calcext:value-type="string">
            <text:p>Ninguna</text:p>
          </table:table-cell>
          <table:table-cell table:style-name="ce133" office:value-type="string" calcext:value-type="string">
            <text:p>1) Debido a que este plan de estudios tiene muchas teorías abstractas, y la práctica del curso a menudo se descuida en el procesamiento de la enseñanza, muchos estudiantes sienten que el contenido del curso SE es debido a que este plan de estudios tiene muchas teorías abstractas, y la práctica del curso a menudo se descuida en el procesamiento de la enseñanza, muchos estudiantes Siente que el contenido del curso SE es abstracto y aburrido, y no es fácil de entender.</text:p>
            <text:p>2) Las teorias, metodologias, de la ES son abstractas para los estudiantes.</text:p>
            <text:p>3) Las clases tradicionales de los profesores son poco interactivas.</text:p>
          </table:table-cell>
          <table:table-cell table:style-name="ce133" office:value-type="string" calcext:value-type="string">
            <text:p>:2:</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No hay validación, pero el curso se ha venido mejorando en los últimos cinco años.</text:p>
          </table:table-cell>
          <table:table-cell table:style-name="ce128" office:value-type="string" calcext:value-type="string">
            <text:p>Ninguno</text:p>
          </table:table-cell>
          <table:table-cell table:number-columns-repeated="985"/>
        </table:table-row>
        <table:table-row table:style-name="ro4">
          <table:table-cell table:style-name="ce120" office:value-type="string" calcext:value-type="string">
            <text:p>P37</text:p>
          </table:table-cell>
          <table:table-cell table:style-name="ce133" office:value-type="string" calcext:value-type="string">
            <text:p>Dual-Track Agile in Software Engineering Education</text:p>
          </table:table-cell>
          <table:table-cell table:style-name="ce144" office:value-type="string" calcext:value-type="string">
            <text:p><text:a xlink:href="https://drive.google.com/file/d/1C_eNeF5lOlO6FiEv0HhUgX_nm6p1h61a/view?usp=sharing" xlink:type="simple">https://drive.google.com/file/d/1C_eNeF5lOlO6FiEv0HhUgX_nm6p1h61a/view?usp=sharing</text:a></text:p>
          </table:table-cell>
          <table:table-cell table:style-name="ce133" office:value-type="string" calcext:value-type="string">
            <text:p>USA</text:p>
          </table:table-cell>
          <table:table-cell table:style-name="ce133" office:value-type="string" calcext:value-type="string">
            <text:p>El curso integra SE y HCI en Carnegie Mellon University. El diseño del curso combina la entrega tradicional y en el aula invertida, junto con el aprendizaje basado en proyectos. Durante el proyecto del curso, los estudiantes aprenden a diseñar e implementar sistemas de software que abordan problemas reales y satisfacen las necesidades reales de las partes interesadas al ser útiles, utilizables y agradables de usar.</text:p>
          </table:table-cell>
          <table:table-cell table:style-name="ce133" office:value-type="string" calcext:value-type="string">
            <text:p>Peraire2019</text:p>
          </table:table-cell>
          <table:table-cell table:style-name="ce155" office:value-type="string" calcext:value-type="string">
            <text:p>SoftwareEngineering</text:p>
          </table:table-cell>
          <table:table-cell table:style-name="ce120" office:value-type="float" office:value="2019" calcext:value-type="float">
            <text:p>2019</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SE se ocupa principalmente de crear productos de software de forma eficaz, con el fin de permitir la entrega continua de funciones útiles a los clientes. Por otro lado, HCI se enfoca en diseñar productos que ofrezcan experiencias de usuario de calidad, abarcando utilidad, usabilidad e impacto emocional, con el fin de satisfacer plenamente las necesidades de los usuarios. Por lo tanto, sin una estrecha colaboración entre profesionales de ambos campos, los ingenieros de software pueden entregar productos ricos en funciones que no satisfacen las necesidades de los usuarios, mientras que los diseñadores de interacción pueden crear diseños excelentes que no se reflejan en el producto de software real.</text:p>
            <text:p>2) El formato de impartición del curso se basa en un enfoque mixto que combina la impartición en el aula invertida y la impartición tradicional en el contexto del aprendizaje basado en proyectos.</text:p>
            <text:p>3) Los estudiantes aprenden a diseñar e implementar sistemas de software que abordan problemas reales, satisfacen las necesidades de las partes interesadas reales y ofrecen experiencias de usuario superiores. Los estudiantes también obtienen una idea de la naturaleza continua y concurrente del descubrimiento y la entrega de productos.</text:p>
            <text:p>4) El proceso involucra dos vías: Descubrimiento, con el objetivo de descubrir qué construir, y Entrega, con el objetivo de entregar software funcional.</text:p>
          </table:table-cell>
          <table:table-cell table:style-name="ce133" office:value-type="string" calcext:value-type="string">
            <text:p>:2.5:6:</text:p>
          </table:table-cell>
          <table:table-cell table:style-name="ce133" office:value-type="string" calcext:value-type="string">
            <text:p>1) Durante el proyecto del curso, los estudiantes aprenden a diseñar e implementar sistemas de software que abordan problemas reales y satisfacen las necesidades reales de las partes interesadas al ser útiles, utilizables y agradables de usar.</text:p>
            <text:p>2) Se aplica el pensamiento de diseño para generar y validar candidatos de diseño alternativos. Utilizando el pensamiento divergente durante las sesiones de lluvia de ideas, generan conceptos de diseño de interacción viables alternativos. A través de múltiples rondas de coevolución (por ejemplo, bocetos, guiones gráficos y recorridos de diseño, creación de prototipos y pruebas de usabilidad), simultáneamente refinan su comprensión tanto del problema como de la solución. Como resultado, es probable que su diseño de interacción sea innovador y satisfaga las necesidades de los usuarios.</text:p>
            <text:p>3) El proyecto de campo tiene como objetivo llevar el mundo real al aula informando sobre el estado de RE e IxD en empresas seleccionadas de Silicon Valley.</text:p>
            <text:p>4) En los últimos años se anima a los estudiantes a definir sus propios proyectos. La única recomendación es identificar oportunidades relacionadas con problemas con un impacto social importante, con la esperanza de aumentar la conciencia social y civil de los estudiantes. Los estudiantes son responsables de identificar y contactar a las partes interesadas para entrevistar.</text:p>
          </table:table-cell>
          <table:table-cell table:style-name="ce133" office:value-type="string" calcext:value-type="string">
            <text:p>:1:</text:p>
          </table:table-cell>
          <table:table-cell table:style-name="ce133" office:value-type="string" calcext:value-type="string">
            <text:p>Ninguna</text:p>
          </table:table-cell>
          <table:table-cell table:style-name="ce133" office:value-type="string" calcext:value-type="string">
            <text:p>Objetivos aprendizaje:</text:p>
            <text:p>1) Innovar con una mentalidad de pensamiento de diseño. </text:p>
            <text:p>2) Diseñe sistemas de software que aborden problemas reales, satisfagan las necesidades reales de las partes interesadas y brinden experiencias de usuario superiores. </text:p>
            <text:p>3) En el contexto del desarrollo de software ágil de doble vía, aplique un enfoque integrado a RE e IxD. </text:p>
            <text:p>4) Comprender la naturaleza continua y concurrente del descubrimiento y la entrega de productos. </text:p>
            <text:p>5) Planifique y realice una investigación de usuarios eficaz. </text:p>
            <text:p>6) Aplique la ideación y la validación basadas en el diseño, incluidas la creación de guiones gráficos, la creación de prototipos y las pruebas de usabilidad. </text:p>
            <text:p>7) Comunique la intención y el alcance de un sistema de software a todas las partes interesadas. </text:p>
          </table:table-cell>
          <table:table-cell table:number-columns-repeated="2" table:style-name="ce133" office:value-type="string" calcext:value-type="string">
            <text:p>Ninguno</text:p>
          </table:table-cell>
          <table:table-cell table:style-name="ce133" office:value-type="string" calcext:value-type="string">
            <text:p>Comunicación, trabajo en equipo.</text:p>
          </table:table-cell>
          <table:table-cell table:style-name="ce133" office:value-type="string" calcext:value-type="string">
            <text:p>:3:4:</text:p>
          </table:table-cell>
          <table:table-cell table:style-name="ce133" office:value-type="string" calcext:value-type="string">
            <text:p>Habilidades en todo el ciclo de desarrollo de software.</text:p>
          </table:table-cell>
          <table:table-cell table:number-columns-repeated="2" table:style-name="ce133" office:value-type="string" calcext:value-type="string">
            <text:p>Ninguna</text:p>
          </table:table-cell>
          <table:table-cell table:style-name="ce133"/>
          <table:table-cell table:style-name="ce133" table:content-validation-name="val1" office:value-type="string" calcext:value-type="string">
            <text:p>Postgraduate</text:p>
          </table:table-cell>
          <table:table-cell table:number-columns-repeated="2" table:style-name="ce133" office:value-type="string" calcext:value-type="string">
            <text:p>Ninguno</text:p>
          </table:table-cell>
          <table:table-cell table:style-name="ce178" office:value-type="string" calcext:value-type="string">
            <text:p>Se evalua con encuestas a los estudiantes. Se perciben buenos <text:s/>comentarios.</text:p>
          </table:table-cell>
          <table:table-cell table:style-name="ce128" office:value-type="string" calcext:value-type="string">
            <text:p>:1:</text:p>
          </table:table-cell>
          <table:table-cell table:number-columns-repeated="985"/>
        </table:table-row>
        <table:table-row table:style-name="ro4">
          <table:table-cell table:style-name="ce119" office:value-type="string" calcext:value-type="string">
            <text:p>P38</text:p>
          </table:table-cell>
          <table:table-cell table:style-name="ce22" office:value-type="string" calcext:value-type="string">
            <text:p>First Steps towards Exporting Education: Software Engineering Education Delivered Online to Professionals</text:p>
          </table:table-cell>
          <table:table-cell table:style-name="ce141" office:value-type="string" calcext:value-type="string">
            <text:p><text:a xlink:href="https://drive.google.com/file/d/159SO_Cl_bMejczXpip1tmWCYIkKLmHxs/view?usp=sharing" xlink:type="simple">https://drive.google.com/file/d/159SO_Cl_bMejczXpip1tmWCYIkKLmHxs/view?usp=sharing</text:a></text:p>
          </table:table-cell>
          <table:table-cell table:style-name="ce155" office:value-type="string" calcext:value-type="string">
            <text:p>USA</text:p>
          </table:table-cell>
          <table:table-cell table:style-name="ce155" office:value-type="string" calcext:value-type="string">
            <text:p>Este documento describe los resultados de un esfuerzo de entrega: la oferta de un pequeño curso privado en línea (SPOC) sin crédito en diseño de software. Se intenta solucionar tres preguntas:</text:p>
            <text:p>1) ¿Cómo se puede comparar la impartición por las universidades con la impartida por otras organizaciones (es decir, empresas privadas de consultoría en formación, MOOC, etc.)? 2) ¿Deberían las universidades proporcionar esa educación directamente a los profesionales?</text:p>
            <text:p>3). ¿Podemos brindar educación en ingeniería de software en línea con éxito?</text:p>
          </table:table-cell>
          <table:table-cell table:style-name="ce155" office:value-type="string" calcext:value-type="string">
            <text:p>Wendt2016</text:p>
          </table:table-cell>
          <table:table-cell table:style-name="ce155" office:value-type="string" calcext:value-type="string">
            <text:p>SoftwareEngineering</text:p>
          </table:table-cell>
          <table:table-cell table:style-name="ce119" office:value-type="float" office:value="2016" calcext:value-type="float">
            <text:p>2016</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office:value-type="string" calcext:value-type="string">
            <text:p>1) Se ofreció un pequeño curso privado en línea (SPOC) sobre diseño de software a 40 participantes. Este artículo detalla los conocimientos extraídos de los resultados de la encuesta a estos primeros participantes en nuestra prueba de concepto y sugiere mejoras en el método para aumentar el alcance y la validez de los resultados.</text:p>
            <text:p>2) La conclusión más general es que el personal universitario es objetivamente preferible al proporcionado por consultores externos no afiliados a una universidad. Vemos un indicio de que la educación fue percibida como una experiencia favorable.</text:p>
          </table:table-cell>
          <table:table-cell table:style-name="ce155" office:value-type="string" calcext:value-type="string">
            <text:p>:14:</text:p>
          </table:table-cell>
          <table:table-cell table:style-name="ce133" office:value-type="string" calcext:value-type="string">
            <text:p>Ninguna</text:p>
          </table:table-cell>
          <table:table-cell table:style-name="ce133" office:value-type="string" calcext:value-type="string">
            <text:p>Ninguno</text:p>
          </table:table-cell>
          <table:table-cell table:style-name="ce155" office:value-type="string" calcext:value-type="string">
            <text:p>Ninguna</text:p>
          </table:table-cell>
          <table:table-cell table:style-name="ce155" office:value-type="string" calcext:value-type="string">
            <text:p>Los temas incluyeron modelado y proceso de diseño de software, diagramación UML, atributos de calidad del software, patrones de diseño de software, refactorización y gestión de la configuración. Los temas se dividieron en módulos de tamaño similar que se consumieron 23 por semana durante el curso de 8 semanas.</text:p>
          </table:table-cell>
          <table:table-cell table:style-name="ce155"/>
          <table:table-cell table:style-name="ce155" office:value-type="string" calcext:value-type="string">
            <text:p>:2:10:11:12:</text:p>
          </table:table-cell>
          <table:table-cell table:style-name="ce155" office:value-type="string" calcext:value-type="string">
            <text:p>Ninguno</text:p>
          </table:table-cell>
          <table:table-cell table:number-columns-repeated="4" table:style-name="ce155" office:value-type="string" calcext:value-type="string">
            <text:p>Ninguna</text:p>
          </table:table-cell>
          <table:table-cell table:style-name="ce155"/>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37" office:value-type="string" calcext:value-type="string">
            <text:p>Después de impartir un pequeño curso privado en línea sobre diseño de software, los datos recopilados mediante una encuesta dan una impresión positiva de la experiencia y el valor para los participantes. Se encontró que el interés en otras ofertas de este tipo era mayor que el interés en ofertas de títulos formales en la misma área de contenido.</text:p>
          </table:table-cell>
          <table:table-cell table:style-name="ce126" office:value-type="string" calcext:value-type="string">
            <text:p>:1:</text:p>
          </table:table-cell>
          <table:table-cell table:number-columns-repeated="985"/>
        </table:table-row>
        <table:table-row table:style-name="ro4">
          <table:table-cell table:style-name="ce120" office:value-type="string" calcext:value-type="string">
            <text:p>P39</text:p>
          </table:table-cell>
          <table:table-cell table:style-name="ce133" office:value-type="string" calcext:value-type="string">
            <text:p>How Much Authenticity can be Achieved in Software Engineering Project Based Courses?</text:p>
          </table:table-cell>
          <table:table-cell table:style-name="ce144" office:value-type="string" calcext:value-type="string">
            <text:p><text:a xlink:href="https://drive.google.com/file/d/12YDatCvAFWPCCggjbapyuuipU9ZL6SUZ/view?usp=sharing" xlink:type="simple">https://drive.google.com/file/d/12YDatCvAFWPCCggjbapyuuipU9ZL6SUZ/view?usp=sharing</text:a></text:p>
          </table:table-cell>
          <table:table-cell table:style-name="ce133" office:value-type="string" calcext:value-type="string">
            <text:p>Australia</text:p>
          </table:table-cell>
          <table:table-cell table:style-name="ce133" office:value-type="string" calcext:value-type="string">
            <text:p>El objetivo de nuestra investigación es explorar cuánta autenticidad se puede lograr en el primer curso de SE. Nuestro estudio se llevó a cabo en la Universidad de Calgary con 64 equipos de proyectos de desarrollo de software, con un total de 229 estudiantes de pregrado. Los datos se recopilan de tres semestres (2016-2018) para evaluar y monitorear el desempeño de los estudiantes.</text:p>
          </table:table-cell>
          <table:table-cell table:style-name="ce133" office:value-type="string" calcext:value-type="string">
            <text:p>Abad2019</text:p>
          </table:table-cell>
          <table:table-cell table:style-name="ce155" office:value-type="string" calcext:value-type="string">
            <text:p>SoftwareEngineering</text:p>
          </table:table-cell>
          <table:table-cell table:style-name="ce120" office:value-type="float" office:value="2019" calcext:value-type="float">
            <text:p>2019</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Hemos diseñado un conjunto de tareas y actividades para un ciclo de vida completo del desarrollo de software siguiendo principios de evaluación auténtica, que incorporan tanto la resolución de problemas como la evaluación de habilidades sociales dentro del trabajo en equipo.</text:p>
            <text:p>2) Hemos realizado análisis tanto cuantitativos (en las calificaciones de los estudiantes) como cualitativos (en las reflexiones de los estudiantes y los instructores) a lo largo de tres semestres, para explorar qué tan útil es la evaluación auténtica en el primer curso de SE.</text:p>
            <text:p>3) El modelo de evaluación auténtica utilizado en nuestro estudio  incluye el por qué, el qué (es decir, la resolución de problemas correspondiente y las habilidades sociales) y el cómo (es decir, las tareas correspondientes) de cada actividad auténtica. Ejm: ¿Por qué?Asegurar que los estudiantes experimenten la incertidumbre y la ambigüedad de las especificaciones en proyectos del mundo real. ¿Qué? Dado que los estudiantes necesitan tener un vínculo estrecho con su cliente para aclarar los requisitos de una especificación inadecuada, esta actividad ayudará a los estudiantes a mejorar su comprensión de problemas, habilidades de manejo de personas y habilidades organizativas. ¿Cómo? Pedimos específicamente a los clientes que proporcionaran declaraciones ambiguas y omitieran algunos aspectos del producto, como los detalles de los funcionalistas y los requisitos del sistema.</text:p>
          </table:table-cell>
          <table:table-cell table:style-name="ce133" office:value-type="string" calcext:value-type="string">
            <text:p>Ninguna</text:p>
          </table:table-cell>
          <table:table-cell table:style-name="ce133" office:value-type="string" calcext:value-type="string">
            <text:p>1) Los proyectos culminantes dentro del programa SE están diseñados para preparar a los estudiantes para la práctica profesional y ayudarlos a integrar el conocimiento aprendido en su programa.</text:p>
            <text:p>2) La mayoría de los cursos de SE están diseñados en base a paradigmas de aprendizaje basado en proyectos y aprendizaje colaborativo. </text:p>
          </table:table-cell>
          <table:table-cell table:style-name="ce133" office:value-type="string" calcext:value-type="string">
            <text:p>:12:</text:p>
          </table:table-cell>
          <table:table-cell table:style-name="ce133" office:value-type="string" calcext:value-type="string">
            <text:p>Ninguna</text:p>
          </table:table-cell>
          <table:table-cell table:number-columns-repeated="3" table:style-name="ce133" office:value-type="string" calcext:value-type="string">
            <text:p>Ninguno</text:p>
          </table:table-cell>
          <table:table-cell table:style-name="ce133" office:value-type="string" calcext:value-type="string">
            <text:p>1) habilidades de manejo de personas, habilidades de negociación y habilidades organizativas</text:p>
          </table:table-cell>
          <table:table-cell table:style-name="ce133" office:value-type="string" calcext:value-type="string">
            <text:p>:5:</text:p>
          </table:table-cell>
          <table:table-cell table:number-columns-repeated="2" table:style-name="ce133" office:value-type="string" calcext:value-type="string">
            <text:p>Ninguna</text:p>
          </table:table-cell>
          <table:table-cell table:style-name="ce133" office:value-type="string" calcext:value-type="string">
            <text:p>1) Estos enfoques enfatizan la necesidad de que el diseño de actividades se base en problemas "realistas" que los estudiantes tienen que resolver en un entorno colaborativo, simulando así el entorno del mundo real dentro del aula.</text:p>
            <text:p>2) El verdadero desafío al que se enfrentan los educadores de SE es el de lograr el equilibrio adecuado entre el "realismo" y el control del entorno del aula para los estudiantes </text:p>
          </table:table-cell>
          <table:table-cell table:style-name="ce133" office:value-type="string" calcext:value-type="string">
            <text:p>:9:</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Toman datos cuantitativos y los analizan a fondo. Buen uso de tecnicas estadísticas. Los resultados muestran que la aplicación del modelo Evaluación Aauténtica ayudó a los estudiantes a mejorar la resolución de problemas y las habilidades sociales necesarias para los proyectos de ingeniería de software.</text:p>
          </table:table-cell>
          <table:table-cell table:style-name="ce128" office:value-type="string" calcext:value-type="string">
            <text:p>Ninguno</text:p>
          </table:table-cell>
          <table:table-cell table:number-columns-repeated="985"/>
        </table:table-row>
        <table:table-row table:style-name="ro4" table:visibility="filter">
          <table:table-cell table:style-name="ce122" office:value-type="string" calcext:value-type="string">
            <text:p>P40</text:p>
          </table:table-cell>
          <table:table-cell table:style-name="ce27" office:value-type="string" calcext:value-type="string">
            <text:p>The Design of a Survey on Bridging the Gap between Software Industry Expectations and Academia</text:p>
          </table:table-cell>
          <table:table-cell table:style-name="ce142" office:value-type="string" calcext:value-type="string">
            <text:p><text:a xlink:href="https://drive.google.com/file/d/14Wwp2TiGbv5Cfzq-0COgz-ze0hv1JTjf/view?usp=sharing" xlink:type="simple">https://drive.google.com/file/d/14Wwp2TiGbv5Cfzq-0COgz-ze0hv1JTjf/view?usp=sharing</text:a></text:p>
          </table:table-cell>
          <table:table-cell table:style-name="ce156" office:value-type="string" calcext:value-type="string">
            <text:p>Turquia</text:p>
          </table:table-cell>
          <table:table-cell table:style-name="ce156" office:value-type="string" calcext:value-type="string">
            <text:p>Se diseñó una encuesta que explora la brecha entre las expectativas de la industria y las actividades académicas. En este artículo, se presentan las actividades de la fase de diseño de esta encuesta, cuyos resultados arrojarán luz sobre la educación en desarrollo de software y más IAC (Colaboración Industria-Academia). NO SE MUESTRAN RESULTADOS DE LA ENCUESTA</text:p>
          </table:table-cell>
          <table:table-cell table:style-name="ce156"/>
          <table:table-cell table:style-name="ce156" office:value-type="string" calcext:value-type="string">
            <text:p>Excluded</text:p>
          </table:table-cell>
          <table:table-cell table:style-name="ce122" office:value-type="float" office:value="2019" calcext:value-type="float">
            <text:p>2019</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134" office:value-type="string" calcext:value-type="string">
            <text:p>1) Es crucial analizar la brecha entre las necesidades de la industria del software y el plan de estudios académico por dos razones: (1) para las empresas, es importante contratar graduados debidamente capacitados (por ejemplo, "listos"), lo que les permite gastar menos tiempo mientras se incorpora a este personal de manera más eficiente en el lugar de trabajo; (2) para las universidades, comprender el conjunto de habilidades requeridas es fundamental para el mantenimiento y desarrollo del plan de estudios.</text:p>
          </table:table-cell>
          <table:table-cell table:style-name="ce134" office:value-type="string" calcext:value-type="string">
            <text:p>2) </text:p>
          </table:table-cell>
          <table:table-cell table:style-name="ce170"/>
          <table:table-cell table:style-name="ce156" office:value-type="string" calcext:value-type="string">
            <text:p>El objetivo principal de esta encuesta es cerrar la brecha entre las expectativas de la industria del software y las actividades académicas. Este objetivo principal se descompone en tres subobjetivos: (1) Identificar el uso y la importancia de las áreas de conocimiento (KA) y los temas de SE midiendo las brechas de conocimiento con las necesidades de la industria y el plan de estudios académico (por ejemplo, análisis de "habilidades duras"); (2) Comprender las habilidades blandas más importantes; (3) Analizar las opiniones de los profesionales sobre la IAC tanto desde el punto de vista educativo como de la actividad investigadora.</text:p>
          </table:table-cell>
          <table:table-cell table:style-name="ce156" table:number-columns-repeated="2"/>
          <table:table-cell table:style-name="ce170" table:number-columns-repeated="6"/>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0" office:value-type="string" calcext:value-type="string">
            <text:p>P41</text:p>
          </table:table-cell>
          <table:table-cell table:style-name="ce133" office:value-type="string" calcext:value-type="string">
            <text:p>Beyond Surveys: Analyzing Software Development Artifacts to Assess Teaching Efforts</text:p>
          </table:table-cell>
          <table:table-cell table:style-name="ce144" office:value-type="string" calcext:value-type="string">
            <text:p><text:a xlink:href="https://drive.google.com/file/d/1pTcfj2PkIiVlZ4t-kEvUXXhovE-9RG9Q/view?usp=sharing" xlink:type="simple">https://drive.google.com/file/d/1pTcfj2PkIiVlZ4t-kEvUXXhovE-9RG9Q/view?usp=sharing</text:a></text:p>
          </table:table-cell>
          <table:table-cell table:style-name="ce133" office:value-type="string" calcext:value-type="string">
            <text:p>Alemania</text:p>
          </table:table-cell>
          <table:table-cell table:style-name="ce133" office:value-type="string" calcext:value-type="string">
            <text:p>En este artículo, presentamos nuestro enfoque de análisis de repositorios de software de los proyectos (git) con el fin de medir el comportamiento de los estudiantes durante el trabajo del proyecto. Evaluamos este enfoque en un estudio de caso de un curso universitario de desarrollo de software de pregrado que enseña metodologías de desarrollo ágil. Las encuestas revelaron actitudes positivas hacia el curso y el cambio de la metodología de desarrollo empleada de Scrum a Kanban.</text:p>
          </table:table-cell>
          <table:table-cell table:style-name="ce133" office:value-type="string" calcext:value-type="string">
            <text:p>Matthies2018</text:p>
          </table:table-cell>
          <table:table-cell table:style-name="ce155" office:value-type="string" calcext:value-type="string">
            <text:p>SoftwareEngineering</text:p>
          </table:table-cell>
          <table:table-cell table:style-name="ce120" office:value-type="float" office:value="2018" calcext:value-type="float">
            <text:p>2018</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En este artículo, describimos un estudio de caso sobre cómo los artefactos de desarrollo de software, creados durante el trabajo de proyectos de los estudiantes en un curso de ingeniería de software, pueden usarse para verificar las suposiciones de los educadores sobre el comportamiento de los estudiantes. La configuración del curso de ingeniería de software colaborativa en un escenario simulado del mundo real es ideal para recopilar datos de desarrollo. Durante el trabajo del proyecto, los estudiantes utilizan herramientas de desarrollo comunes, como sistemas de control de versiones (VCS), rastreadores de problemas y servicios de integración continua. Los artefactos producidos utilizando estos sistemas, es decir, confirmaciones en un VCS que contienen cambios de código y descripciones, contienen una gran cantidad de información sobre cómo los estudiantes trabajan y colaboran en sus grupos (Se analizan los datos con minería).</text:p>
            <text:p>2) Todos los participantes, que forman sus propios equipos de desarrollo, desarrollan conjuntamente un único sistema de software. Esto significa que los estudiantes necesitan comunicarse y colaborar dentro de sus equipos, así como con otros equipos de estudiantes. </text:p>
            <text:p>3) El proyecto está alojado en la plataforma de colaboración pública GitHub 1, lo que permite a todas las partes interesadas acceder al código y la documentación. </text:p>
            <text:p>4) Los asistentes de investigación junior, que actúan como tutores, están presentes durante las reuniones del equipo y brindan asesoramiento y asistencia. </text:p>
            <text:p>5) Durante el curso se imparten conferencias periódicas sobre metodologías ágiles y sus aplicaciones, así como sobre temas de desarrollo de software más generales, como la integración continua y las pruebas.</text:p>
            <text:p>7) Los artefactos de desarrollo que recopilamos de los repositorios de cursos incluían confirmaciones en el sistema de control de versiones git, que contienen cambios de código, marcas de tiempo y mensajes de confirmación que describen el cambio, así como tickets, que actúan como historias de usuarios, en un rastreador de problemas. </text:p>
          </table:table-cell>
          <table:table-cell table:style-name="ce133" office:value-type="string" calcext:value-type="string">
            <text:p>:2:</text:p>
          </table:table-cell>
          <table:table-cell table:style-name="ce133" office:value-type="string" calcext:value-type="string">
            <text:p>Ninguna</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Objetivos del curso:</text:p>
            <text:p>1) Adquirir experiencia con los artefactos y reuniones de métodos ágiles</text:p>
            <text:p>2)  Adquirir conocimientos de gestión de código fuente y sistemas de integración continua</text:p>
            <text:p>3)  Desarrollar habilidades críticas de autoevaluación con respecto a los roles propios de los estudiantes en un equipo de desarrollo de software</text:p>
          </table:table-cell>
          <table:table-cell table:number-columns-repeated="2" table:style-name="ce133" office:value-type="string" calcext:value-type="string">
            <text:p>Ninguno</text:p>
          </table:table-cell>
          <table:table-cell table:number-columns-repeated="4" table:style-name="ce133" office:value-type="string" calcext:value-type="string">
            <text:p>Ninguna</text:p>
          </table:table-cell>
          <table:table-cell table:style-name="ce133" office:value-type="string" calcext:value-type="string">
            <text:p>1) Los cursos universitarios deben adaptarse continuamente a los cambios en los requisitos, como los cambios en la industria, los avances tecnológicos o las expectativas de los estudiantes alteradas. </text:p>
            <text:p>2) La retroalimentación a los educadores sobre el diseño curricular generalmente toma la forma de encuestas o cuestionarios de final de período sobre aspectos específicos del curso. Sin embargo, se pueden emplear técnicas del campo de la minería de datos educativos para obtener información sobre los equipos de estudiantes y sus reacciones a los cambios en los planes de estudio que van más allá de los posibles con encuestas</text:p>
          </table:table-cell>
          <table:table-cell table:style-name="ce133" office:value-type="string" calcext:value-type="string">
            <text:p>:10:</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1) Las encuestas recopilan las percepciones de los estudiantes sobre una variedad de temas, incluida la satisfacción con el curso en general, la importancia percibida de los contenidos del curso y la satisfacción con la tutoría.</text:p>
            <text:p>2) Este artículo presenta un enfoque para analizar los artefactos de desarrollo para lograr este objetivo (más allá de las encuestas). Analizamos los artefactos de desarrollo de software de los equipos de estudiantes de cinco cursos universitarios de desarrollo de software de pregrado, que enseñan diferentes metodologías de desarrollo ágil. Las encuestas con los participantes revelaron actitudes positivas hacia el curso y el cambio de la metodología de desarrollo empleada durante el curso de Scrum a Kanban. Sin embargo, las encuestas no pudieron determinar el grado en que los estudiantes habían adaptado sus flujos de trabajo con precisión.</text:p>
          </table:table-cell>
          <table:table-cell table:style-name="ce128" office:value-type="string" calcext:value-type="string">
            <text:p>:1:</text:p>
          </table:table-cell>
          <table:table-cell table:number-columns-repeated="985"/>
        </table:table-row>
        <table:table-row table:style-name="ro4">
          <table:table-cell table:style-name="ce120" office:value-type="string" calcext:value-type="string">
            <text:p>P42</text:p>
          </table:table-cell>
          <table:table-cell table:style-name="ce133" office:value-type="string" calcext:value-type="string">
            <text:p>Assessment of student's learning style and engagement in traditional based software engineering education</text:p>
          </table:table-cell>
          <table:table-cell table:style-name="ce144" office:value-type="string" calcext:value-type="string">
            <text:p><text:a xlink:href="https://drive.google.com/file/d/1KvmPiw0cHUFAF4c21hg6NzUaH-9gJ1xD/view?usp=sharing" xlink:type="simple">https://drive.google.com/file/d/1KvmPiw0cHUFAF4c21hg6NzUaH-9gJ1xD/view?usp=sharing</text:a></text:p>
          </table:table-cell>
          <table:table-cell table:style-name="ce133" office:value-type="string" calcext:value-type="string">
            <text:p>India</text:p>
          </table:table-cell>
          <table:table-cell table:style-name="ce133" office:value-type="string" calcext:value-type="string">
            <text:p>Este artículo analiza la importancia de la analítica del aprendizaje en la educación en ingeniería de software, especialmente el estilo de aprendizaje, la participación en el aprendizaje y sus influencias en este dominio.</text:p>
          </table:table-cell>
          <table:table-cell table:style-name="ce133" office:value-type="string" calcext:value-type="string">
            <text:p>Pratheesh2013</text:p>
          </table:table-cell>
          <table:table-cell table:style-name="ce68" office:value-type="string" calcext:value-type="string">
            <text:p>SoftwareEngineering</text:p>
          </table:table-cell>
          <table:table-cell table:style-name="ce120" office:value-type="float" office:value="2013" calcext:value-type="float">
            <text:p>2013</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La analítica del aprendizaje es un pensamiento nuevo que ayuda a medir y mejorar el aprendizaje. El estilo de aprendizaje y el compromiso con el aprendizaje influyen en la adquisición de conocimientos, ya que estos se consideran factores influyentes de la analítica del aprendizaje. Esto ayuda a mejorar e inspirar la educación en ingeniería de software y fabricar ingenieros de software con conocimientos para satisfacer las necesidades de la industria.</text:p>
            <text:p>2) La analítica de aprendizje adquiere un aspecto social cuando se basan en las etiquetas; calificaciones y metadatos proporcionados por los alumnos.</text:p>
            <text:p>3) Hay estudiantes visuales, auditivos y cinestésicos.</text:p>
            <text:p>4) una clase contiene todos los tipos de categorías de estudiantes, como visual, auditivo y cinestésico, en casi la misma fuerza. El profesor tiene que pensar en el tipo de alumnos de la clase de ingeniería de software y modificar poco su estilo de enseñanza, que tiene cabida para todo tipo de grupos de alumnos. De acuerdo con el compromiso de aprendizaje, la mayoría de los estudiantes de ingeniería de software prefieren un entorno de aprendizaje colaborativo que el tradicional y sienten que esto los motiva a estudiar ingeniería de software en profundidad y superaría el problema de la falta de ingenieros de software con conocimientos en las industrias. </text:p>
          </table:table-cell>
          <table:table-cell table:number-columns-repeated="2" table:style-name="ce133" office:value-type="string" calcext:value-type="string">
            <text:p>Ninguna</text:p>
          </table:table-cell>
          <table:table-cell table:style-name="ce133" office:value-type="string" calcext:value-type="string">
            <text:p>Ninguno</text:p>
          </table:table-cell>
          <table:table-cell table:style-name="ce133" office:value-type="string" calcext:value-type="string">
            <text:p>Ninguna</text:p>
          </table:table-cell>
          <table:table-cell table:number-columns-repeated="3" table:style-name="ce133" office:value-type="string" calcext:value-type="string">
            <text:p>Ninguno</text:p>
          </table:table-cell>
          <table:table-cell table:style-name="ce133" office:value-type="string" calcext:value-type="string">
            <text:p>La resolución de problemas, el autoaprendizaje y la comunicación profesional son importantes.</text:p>
          </table:table-cell>
          <table:table-cell table:style-name="ce133" office:value-type="string" calcext:value-type="string">
            <text:p>:3:</text:p>
          </table:table-cell>
          <table:table-cell table:number-columns-repeated="2" table:style-name="ce133" office:value-type="string" calcext:value-type="string">
            <text:p>Ninguna</text:p>
          </table:table-cell>
          <table:table-cell table:style-name="ce133" office:value-type="string" calcext:value-type="string">
            <text:p>La educación en ingeniería de software comúnmente practica el método tradicional de enseñanza. Según la investigación, una clase contiene todos los tipos de categorías de estudiantes, como visual, auditivo y cinestésico, en casi la misma fuerza. Aquí el profesor renuncia al conocimiento en clase que convence a un cierto grupo de estudiantes.</text:p>
          </table:table-cell>
          <table:table-cell table:style-name="ce133" office:value-type="string" calcext:value-type="string">
            <text:p>:4:</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visibility="filter">
          <table:table-cell table:style-name="ce122" office:value-type="string" calcext:value-type="string">
            <text:p>P43</text:p>
          </table:table-cell>
          <table:table-cell table:style-name="ce27" office:value-type="string" calcext:value-type="string">
            <text:p>Teaching information and software security courses in regular and distance learning programs</text:p>
          </table:table-cell>
          <table:table-cell table:style-name="ce142" office:value-type="string" calcext:value-type="string">
            <text:p><text:a xlink:href="https://drive.google.com/file/d/10PutA3ZEtjLeos40Kk4y5bSrlVJca2BQ/view?usp=sharing" xlink:type="simple">https://drive.google.com/file/d/10PutA3ZEtjLeos40Kk4y5bSrlVJca2BQ/view?usp=sharing</text:a></text:p>
          </table:table-cell>
          <table:table-cell table:style-name="ce156" office:value-type="string" calcext:value-type="string">
            <text:p>USA</text:p>
          </table:table-cell>
          <table:table-cell table:style-name="ce156" office:value-type="string" calcext:value-type="string">
            <text:p>En este artículo, abordamos los desafíos educativos en la enseñanza de la seguridad de los sistemas de información y software presentando un marco educativo regido por una investigación de acción basada en el contexto que se utiliza para desarrollar módulos en programas específicos de aprendizaje regular y a distancia. ENFOCADO A LA SEGURIDAD</text:p>
          </table:table-cell>
          <table:table-cell table:style-name="ce156"/>
          <table:table-cell table:style-name="ce156" office:value-type="string" calcext:value-type="string">
            <text:p>Excluded</text:p>
          </table:table-cell>
          <table:table-cell table:style-name="ce122" office:value-type="float" office:value="2013" calcext:value-type="float">
            <text:p>2013</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44</text:p>
          </table:table-cell>
          <table:table-cell table:style-name="ce27" office:value-type="string" calcext:value-type="string">
            <text:p>Software Skills Required by M&amp;S Graduates For Des Development</text:p>
          </table:table-cell>
          <table:table-cell table:style-name="ce142" office:value-type="string" calcext:value-type="string">
            <text:p><text:a xlink:href="https://drive.google.com/file/d/1xoXtLvaFgdg6zQwEfCqXlmozuayRn8LR/view?usp=sharing" xlink:type="simple">https://drive.google.com/file/d/1xoXtLvaFgdg6zQwEfCqXlmozuayRn8LR/view?usp=sharing</text:a></text:p>
          </table:table-cell>
          <table:table-cell table:style-name="ce156" office:value-type="string" calcext:value-type="string">
            <text:p>USA</text:p>
          </table:table-cell>
          <table:table-cell table:style-name="ce156" office:value-type="string" calcext:value-type="string">
            <text:p>Este documento analiza las habilidades de software identificadas como necesarias / deseables en un graduado.La discusión se divide aún más para discutir las habilidades básicas de ciencias de la computación (programación orientada a objetos y estructuras de datos), arquitectura de software, desarrollo de gráficos, implementación de visiones del mundo DES (Simulación de Eventos Discretos) y la capacidad de trabajar con software de código abierto. ENFOCADO A UN PROGRAMA DE MODELAMIENTO Y SIMULACION.</text:p>
          </table:table-cell>
          <table:table-cell table:style-name="ce156"/>
          <table:table-cell table:style-name="ce156" office:value-type="string" calcext:value-type="string">
            <text:p>Excluded</text:p>
          </table:table-cell>
          <table:table-cell table:style-name="ce122" office:value-type="float" office:value="2019" calcext:value-type="float">
            <text:p>2019</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45</text:p>
          </table:table-cell>
          <table:table-cell table:style-name="ce27" office:value-type="string" calcext:value-type="string">
            <text:p>Blended learning in software engineering education: The application lifecycle management experience with computer-supported collaborative learning</text:p>
          </table:table-cell>
          <table:table-cell table:style-name="ce142" office:value-type="string" calcext:value-type="string">
            <text:p><text:a xlink:href="https://drive.google.com/file/d/1Ze16jK36JswyeHtXyNmYpEDjI9qv_2mU/view?usp=sharing" xlink:type="simple">https://drive.google.com/file/d/1Ze16jK36JswyeHtXyNmYpEDjI9qv_2mU/view?usp=sharing</text:a></text:p>
          </table:table-cell>
          <table:table-cell table:style-name="ce156" office:value-type="string" calcext:value-type="string">
            <text:p>Rusia</text:p>
          </table:table-cell>
          <table:table-cell table:style-name="ce156" office:value-type="string" calcext:value-type="string">
            <text:p>La necesidad de satisfacer tanto las necesidades educativas como los requisitos de la industria explica que el uso de técnicas de aprendizaje colaborativo con soporte (CSCL) en ingeniería de software (SE) debe basarse en herramientas profesionales o similares. El propósito principal de este trabajo es llenar la brecha entre las necesidades SEE y las tendencias actuales en el desarrollo de CSCL. NO HABLA DE ARQUITECTURAS DE SOFTWARE</text:p>
          </table:table-cell>
          <table:table-cell table:style-name="ce156"/>
          <table:table-cell table:style-name="ce156" office:value-type="string" calcext:value-type="string">
            <text:p>Excluded</text:p>
          </table:table-cell>
          <table:table-cell table:style-name="ce122" office:value-type="float" office:value="2015" calcext:value-type="float">
            <text:p>2015</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46</text:p>
          </table:table-cell>
          <table:table-cell table:style-name="ce27" office:value-type="string" calcext:value-type="string">
            <text:p>Bridging the gap between ABET outcomes and industry expectations — A case study on software engineering course</text:p>
          </table:table-cell>
          <table:table-cell table:style-name="ce142" office:value-type="string" calcext:value-type="string">
            <text:p><text:a xlink:href="https://drive.google.com/file/d/15QgJ0Ljyk6XPf7QmPw-UEKb_0B2dW_VV/view?usp=sharing" xlink:type="simple">https://drive.google.com/file/d/15QgJ0Ljyk6XPf7QmPw-UEKb_0B2dW_VV/view?usp=sharing</text:a></text:p>
          </table:table-cell>
          <table:table-cell table:style-name="ce156" office:value-type="string" calcext:value-type="string">
            <text:p>India</text:p>
          </table:table-cell>
          <table:table-cell table:style-name="ce156" office:value-type="string" calcext:value-type="string">
            <text:p>En este documento, las expectativas de una industria de TI de las nuevas contrataciones se describen junto con los resultados educativos de ABET, destacando los aspectos pedagógicos que permiten a los estudiantes desarrollar estas habilidades. NO TRATA EL TEMA DE ARQUITECTURAS DE SOFTWARE</text:p>
          </table:table-cell>
          <table:table-cell table:style-name="ce156"/>
          <table:table-cell table:style-name="ce156" office:value-type="string" calcext:value-type="string">
            <text:p>Excluded</text:p>
          </table:table-cell>
          <table:table-cell table:style-name="ce122" office:value-type="float" office:value="2014" calcext:value-type="float">
            <text:p>2014</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0" office:value-type="string" calcext:value-type="string">
            <text:p>P47</text:p>
          </table:table-cell>
          <table:table-cell table:style-name="ce133" office:value-type="string" calcext:value-type="string">
            <text:p>A novel approach to carrying out mini project in Computer Science &amp; Engineering</text:p>
          </table:table-cell>
          <table:table-cell table:style-name="ce144" office:value-type="string" calcext:value-type="string">
            <text:p><text:a xlink:href="https://drive.google.com/file/d/1u6lIqS0jmu1njDfhoD_9y76wJx0rTFZR/view?usp=sharing" xlink:type="simple">https://drive.google.com/file/d/1u6lIqS0jmu1njDfhoD_9y76wJx0rTFZR/view?usp=sharing</text:a></text:p>
          </table:table-cell>
          <table:table-cell table:style-name="ce133" office:value-type="string" calcext:value-type="string">
            <text:p>India</text:p>
          </table:table-cell>
          <table:table-cell table:style-name="ce133" office:value-type="string" calcext:value-type="string">
            <text:p>Un curso de mini proyecto para el quinto semestre está diseñado en el programa de pregrado en Ciencias de la Computación e Ingeniería para abordar las lagunas observadas anteriormente integrándolo estrechamente con el curso teórico sobre ingeniería de software.</text:p>
          </table:table-cell>
          <table:table-cell table:style-name="ce133" office:value-type="string" calcext:value-type="string">
            <text:p>Desai2012</text:p>
          </table:table-cell>
          <table:table-cell table:style-name="ce155" office:value-type="string" calcext:value-type="string">
            <text:p>SoftwareEngineering</text:p>
          </table:table-cell>
          <table:table-cell table:style-name="ce120" office:value-type="float" office:value="2012" calcext:value-type="float">
            <text:p>2012</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Se rediseña un curso de mini proyecto en la etapa inicial del programa de pregrado en Ciencias de la Computación e Ingeniería para el quinto semestre. Las actividades del mini proyecto están diseñadas en línea con las actividades del ciclo de vida de la ingeniería de software que se cursan en el curso teórico de Ingeniería de software en el mismo semestre. El curso está diseñado para satisfacer las necesidades de la industria. </text:p>
            <text:p>2) Se hace una sola iteración con la planificación de las actividades por semanas.</text:p>
            <text:p>3) Se da las rúbricas de evaluación de cada fase (MUY BUENAS Y SIMPLES!)</text:p>
            <text:p>4) La práctica habitual es preparar un diseño único e implementar el mismo. Pero en este enfoque, se forman subgrupos de dos miembros dentro de un equipo. Estos subgrupos preparan diseños alternativos. Se realiza una revisión por pares de estos diseños y se prepara el diseño final. Estos son dos diseños independientes basados en el mismo SRS</text:p>
          </table:table-cell>
          <table:table-cell table:style-name="ce133"/>
          <table:table-cell table:style-name="ce133" office:value-type="string" calcext:value-type="string">
            <text:p>Ninguna</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Objetivos de aprendizaje utilizando la taxonomía de Blooms:</text:p>
            <text:p>1) Aplicar conocimientos de informática e ingeniería para resolver un problema identificado.</text:p>
            <text:p>2) Reconocer la necesidad de diseñar un producto o solución.</text:p>
            <text:p>3) Utilizar actividades del ciclo de vida de desarrollo de software en el desarrollo del proyecto.</text:p>
            <text:p>4) Desarrollar habilidades de comunicación , habilidades de redacción técnica. </text:p>
            <text:p>5) Capacidad para trabajar en equipo.</text:p>
          </table:table-cell>
          <table:table-cell table:number-columns-repeated="2" table:style-name="ce133" office:value-type="string" calcext:value-type="string">
            <text:p>Ninguno</text:p>
          </table:table-cell>
          <table:table-cell table:style-name="ce133" office:value-type="string" calcext:value-type="string">
            <text:p>Habilidades de resolución de problemas, de comunicación y capacidad para trabajar en equipo.</text:p>
          </table:table-cell>
          <table:table-cell table:style-name="ce133" office:value-type="string" calcext:value-type="string">
            <text:p>:3:4:</text:p>
          </table:table-cell>
          <table:table-cell table:style-name="ce133" office:value-type="string" calcext:value-type="string">
            <text:p>Habilidades de análsis, diseño, testing e integración.</text:p>
          </table:table-cell>
          <table:table-cell table:style-name="ce133" office:value-type="string" calcext:value-type="string">
            <text:p>:5:</text:p>
          </table:table-cell>
          <table:table-cell table:style-name="ce133" office:value-type="string" calcext:value-type="string">
            <text:p>Es dificil que los estudiantes comprendan toda la teoría de la SE.</text:p>
          </table:table-cell>
          <table:table-cell table:style-name="ce133" office:value-type="string" calcext:value-type="string">
            <text:p>Ninguno</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1) De manera simple y sencillas los estudiantes tiene comprensión de cómo implementar un proyecto, pudieron completar su proyecto a tiempo, se mejoraron las habilidades de resolución de problemas, de comunicación y capacidad para trabajar en equipo.</text:p>
            <text:p>2)  Proporcionó una base sólida para los proyectos culminantes y también marcó una mejora en la calidad de los proyectos culminantes.</text:p>
          </table:table-cell>
          <table:table-cell table:style-name="ce128" office:value-type="string" calcext:value-type="string">
            <text:p>Ninguno</text:p>
          </table:table-cell>
          <table:table-cell table:number-columns-repeated="985"/>
        </table:table-row>
        <table:table-row table:style-name="ro4" table:visibility="filter">
          <table:table-cell table:style-name="ce122" office:value-type="string" calcext:value-type="string">
            <text:p>P48</text:p>
          </table:table-cell>
          <table:table-cell table:style-name="ce27" office:value-type="string" calcext:value-type="string">
            <text:p>Computer Supported Collaborative Learning in software engineering</text:p>
          </table:table-cell>
          <table:table-cell table:style-name="ce142" office:value-type="string" calcext:value-type="string">
            <text:p><text:a xlink:href="https://drive.google.com/file/d/1mbw3lTq9WMkklpOXFgqFrZank70t0PrB/view?usp=sharing" xlink:type="simple">https://drive.google.com/file/d/1mbw3lTq9WMkklpOXFgqFrZank70t0PrB/view?usp=sharing</text:a></text:p>
          </table:table-cell>
          <table:table-cell table:style-name="ce156" office:value-type="string" calcext:value-type="string">
            <text:p>Italia</text:p>
          </table:table-cell>
          <table:table-cell table:style-name="ce156" office:value-type="string" calcext:value-type="string">
            <text:p>La idea principal detrás del proyecto es la implementación de un paradigma de Aprendizaje Colaborativo Soportado por Computadora (CSCL) realmente efectivo, para ser utilizado en la educación superior sobre cooperación en equipo, en clases de ingeniería de software para el análisis, diseño y desarrollo de programas de software a lo largo de su ciclo de vida. DAN UN AMBIENTE CSCL PARA SE, PERO NO <text:s/>HAY RESULTADOS Y NO SE ENFOCAN EN ARQUITECTURAS DE SOFTWARE.</text:p>
          </table:table-cell>
          <table:table-cell table:style-name="ce156"/>
          <table:table-cell table:style-name="ce156" office:value-type="string" calcext:value-type="string">
            <text:p>Excluded</text:p>
          </table:table-cell>
          <table:table-cell table:style-name="ce122" office:value-type="float" office:value="2011" calcext:value-type="float">
            <text:p>201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office:value-type="string" calcext:value-type="string">
            <text:p>1) Se tiene en cuenta una experiencia educativa específica como posible modelo para interacciones más estrechas entre la industria, las universidades y la investigación académica.</text:p>
            <text:p>2) El modelo propuesto se llama ETC, que significa Enforcing Team Cooperation y representa una experiencia concreta de trabajo colaborativo y aprendizaje colaborativo, basada en el uso conjunto del marco Eclipse de código abierto integrado con la plataforma Jazz.</text:p>
          </table:table-cell>
          <table:table-cell table:style-name="ce156"/>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49</text:p>
          </table:table-cell>
          <table:table-cell table:style-name="ce27" office:value-type="string" calcext:value-type="string">
            <text:p>Massive Open Online Courses on Web Development Education: A Case Study</text:p>
          </table:table-cell>
          <table:table-cell table:style-name="ce142" office:value-type="string" calcext:value-type="string">
            <text:p><text:a xlink:href="https://drive.google.com/file/d/1VnoCsbifoGy0WDoolLhoQI8I80l9b5ku/view?usp=sharing" xlink:type="simple">https://drive.google.com/file/d/1VnoCsbifoGy0WDoolLhoQI8I80l9b5ku/view?usp=sharing</text:a></text:p>
          </table:table-cell>
          <table:table-cell table:style-name="ce156" office:value-type="string" calcext:value-type="string">
            <text:p>Brasil</text:p>
          </table:table-cell>
          <table:table-cell table:style-name="ce156" office:value-type="string" calcext:value-type="string">
            <text:p>En este artículo, además de describir un estudio de caso sobre un MOOC basado en el desarrollo web, también discutimos nuestros hallazgos al evidenciar que todavía hay varios desafíos tecnológicos y pedagógicos que deben abordarse para mejorar la experiencia de aprendizaje de los MOOC para la educación del desarrollo web. NO HABLA NADA DE ARQUITECTURAS DE SOFTWARE</text:p>
          </table:table-cell>
          <table:table-cell table:style-name="ce156"/>
          <table:table-cell table:style-name="ce156" office:value-type="string" calcext:value-type="string">
            <text:p>Excluded</text:p>
          </table:table-cell>
          <table:table-cell table:style-name="ce122" office:value-type="float" office:value="2018" calcext:value-type="float">
            <text:p>2018</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office:value-type="string" calcext:value-type="string">
            <text:p>1) Desarrollamos un MOOC sobre desarrollo web que combina Bootstrap y CodeIgniter junto con prácticas ágiles para apoyar el aprendizaje permanente en dicho contexto.</text:p>
          </table:table-cell>
          <table:table-cell table:style-name="ce156"/>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visibility="filter">
          <table:table-cell table:style-name="ce122" office:value-type="string" calcext:value-type="string">
            <text:p>P50</text:p>
          </table:table-cell>
          <table:table-cell table:style-name="ce27" office:value-type="string" calcext:value-type="string">
            <text:p>Bridging the Gap in HCI Between Industry and Academia: A Perspective in Bangladesh</text:p>
          </table:table-cell>
          <table:table-cell table:style-name="ce142" office:value-type="string" calcext:value-type="string">
            <text:p><text:a xlink:href="https://drive.google.com/file/d/1gBwC1uPRRdK8Ff6QGPD9r_mztXDjtTXt/view?usp=sharing" xlink:type="simple">https://drive.google.com/file/d/1gBwC1uPRRdK8Ff6QGPD9r_mztXDjtTXt/view?usp=sharing</text:a></text:p>
          </table:table-cell>
          <table:table-cell table:style-name="ce156" office:value-type="string" calcext:value-type="string">
            <text:p>Bangladesh</text:p>
          </table:table-cell>
          <table:table-cell table:style-name="ce156" office:value-type="string" calcext:value-type="string">
            <text:p>En esta investigación, descubrir estos fenómenos es algo cierto para Bangladesh, donde queremos analizar lo que los estudiantes enseñaron y los requisitos de las empresas de software cuando se trata de la interacción entre humanos y computadoras. En este documento se presentan algunas actividades clave de las cuales se proponen algunas direcciones en HCI para el puente entre la industria y la academia en Bangladesh. SE CENTRA UNICAMENE EN HCI EN BANGLADESH.</text:p>
          </table:table-cell>
          <table:table-cell table:style-name="ce156"/>
          <table:table-cell table:style-name="ce156" office:value-type="string" calcext:value-type="string">
            <text:p>Excluded</text:p>
          </table:table-cell>
          <table:table-cell table:style-name="ce122" office:value-type="float" office:value="2019" calcext:value-type="float">
            <text:p>2019</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3" office:value-type="string" calcext:value-type="string">
            <text:p>P51</text:p>
          </table:table-cell>
          <table:table-cell table:style-name="ce135" office:value-type="string" calcext:value-type="string">
            <text:p>Promoting creativity, innovation and engineering excellence</text:p>
          </table:table-cell>
          <table:table-cell table:style-name="ce147" office:value-type="string" calcext:value-type="string">
            <text:p><text:a xlink:href="https://drive.google.com/file/d/1M_INF-xTyHJsNlXWgaJYX1Pkew6g-At3/view?usp=sharing" xlink:type="simple">https://drive.google.com/file/d/1M_INF-xTyHJsNlXWgaJYX1Pkew6g-At3/view?usp=sharing</text:a></text:p>
          </table:table-cell>
          <table:table-cell table:style-name="ce158" office:value-type="string" calcext:value-type="string">
            <text:p>Sri Lanka</text:p>
          </table:table-cell>
          <table:table-cell table:style-name="ce135" office:value-type="string" calcext:value-type="string">
            <text:p>Presentamos el diseño de un curso de proyectos de ingeniería de software dirigido a fomentar la innovación y la creatividad y a inculcar un sentido de rigor de ingeniería de software en los estudiante. EXCELENTES IDEAS!!</text:p>
          </table:table-cell>
          <table:table-cell table:style-name="ce135" office:value-type="string" calcext:value-type="string">
            <text:p>Weerawarana2012</text:p>
          </table:table-cell>
          <table:table-cell table:style-name="ce67" office:value-type="string" calcext:value-type="string">
            <text:p>SoftwareArchitecture</text:p>
          </table:table-cell>
          <table:table-cell table:style-name="ce123" office:value-type="float" office:value="2012" calcext:value-type="float">
            <text:p>2012</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office:value-type="string" calcext:value-type="string">
            <text:p>1) Para lograr principalmente el objetivo n. ° 3, requerimos que los estudiantes desarrollen un componente, extensión o aplicación en o sobre un proyecto de software de código abierto existente. Para lograr la meta # 1, animamos a los estudiantes a generar sus propias ideas de proyectos guiándolos a través de un proceso de pensamiento creativo.</text:p>
            <text:p>2) Después de completar el proceso de generación de ideas creativas, el curso pasa a la etapa de desarrollo riguroso. Se informa a los estudiantes sobre las expectativas, los documentos que deben entregar y los plazos asociados. Se espera que consideren sus propias limitaciones de tiempo, su familiaridad con las tecnologías necesarias, así como los plazos del curso al desarrollar los hitos de sus proyectos individuales. Siguiendo las mejores prácticas de ingeniería de software, la guía del curso especifica que el proyecto individual debe dividirse en dos fases, con una demostración programada al final de cada fase. Se insta a los estudiantes a seguir un proceso de desarrollo ágil al incluir varias iteraciones verificables dentro de cada fase. También se les anima a incluir la generación de casos de prueba asociados y períodos cortos de tiempo para la corrección de errores en sus planes. De acuerdo con las prácticas rigurosas del proyecto, se espera que los estudiantes presenten un informe quincenal sobre el progreso del proyecto. Luego, los estudiantes incorporan todas estas consideraciones y entregables para crear un plan de proyecto individualizado, utilizando una herramienta de software de gestión de proyectos. A lo largo del semestre, se espera que el estudiante valide su progreso contra el plan del proyecto y, cuando sea necesario, realice cambios en los planes del proyecto para adaptarse a circunstancias imprevistas, manteniendo así el plan del proyecto como un artefacto viviente.</text:p>
            <text:p>3) Como uno de los entregables finales, los estudiantes deben redactar un paper para un simposio de investigación organizado por el departamento de CSE.</text:p>
            <text:p>4) El proyecto es individual.</text:p>
          </table:table-cell>
          <table:table-cell table:style-name="ce135" office:value-type="string" calcext:value-type="string">
            <text:p>:3:</text:p>
          </table:table-cell>
          <table:table-cell table:style-name="ce135" office:value-type="string" calcext:value-type="string">
            <text:p>1) Esta metodología de utilizar expertos de la industria de TI para evaluaciones de demostración en clase tiene dos beneficios distintos. Además de ayudar con la carga de trabajo de evaluación, los expertos de la industria brindan a los estudiantes comentarios prácticos muy valiosos basados en las mejores prácticas actuales de la industria. Facilitar dicha participación de la industria requiere una planificación cuidadosa. Antes de cada evaluación, enviamos una solicitud a la mayoría de las empresas de ingeniería de software locales para que presenten posibles candidatos a evaluadores que posean credenciales académicas relevantes y experiencia práctica. En función de su disponibilidad y calificaciones, invitamos a los candidatos más adecuados para la sesión de evaluación del curso. Es importante señalar que la mayoría de los evaluadores son ex graduados del departamento de CSE.</text:p>
          </table:table-cell>
          <table:table-cell table:style-name="ce135" office:value-type="string" calcext:value-type="string">
            <text:p>:3:</text:p>
          </table:table-cell>
          <table:table-cell table:style-name="ce135" office:value-type="string" calcext:value-type="string">
            <text:p>Ninguna</text:p>
          </table:table-cell>
          <table:table-cell table:style-name="ce135" office:value-type="string" calcext:value-type="string">
            <text:p>Objetivos del curso:</text:p>
            <text:p>1) Alentar a los estudiantes a pensar de manera innovadora; </text:p>
            <text:p>2) Brindar a los estudiantes la experiencia de hacer un diseño creativo individual dentro de ciertas limitaciones; </text:p>
            <text:p>4) Brindar a los estudiantes una experiencia integral de seguir las mejores prácticas rigurosas de ingeniería de software, incluida la adherencia a las mejores prácticas de codificación y una variedad de documentación; </text:p>
            <text:p>5) Proporcionar a los estudiantes un sentido de logro individual y la oportunidad de demostrar sus logros.</text:p>
          </table:table-cell>
          <table:table-cell table:number-columns-repeated="2" table:style-name="ce135" office:value-type="string" calcext:value-type="string">
            <text:p>Ninguno</text:p>
          </table:table-cell>
          <table:table-cell table:style-name="ce135" office:value-type="string" calcext:value-type="string">
            <text:p>1) Habilidades de comunicación técnica</text:p>
          </table:table-cell>
          <table:table-cell table:style-name="ce135" office:value-type="string" calcext:value-type="string">
            <text:p>:3:</text:p>
          </table:table-cell>
          <table:table-cell table:style-name="ce135" office:value-type="string" calcext:value-type="string">
            <text:p>1) Para ganar confianza en un escenario brownfield, los ingenieros de software deben estar capacitados para leer documentación, seguir discusiones en wikis, blogs, foros y listas de correo, y revisar segmentos de código para comprender la visión y la arquitectura del sistema de software en general. </text:p>
            <text:p>2) Además, deben ser creativos al diseñar sus componentes de software dentro de las limitaciones y principios arquitectónicos del sistema de software existente. </text:p>
            <text:p>3) Para mantener el rigor de ingeniería existente en un proyecto a medida que diseñan e implementan sus propios componentes de software, deben apreciar la importancia de compartir y discutir sus ideas y decisiones de diseño en wikis, foros y listas de correo asociados. </text:p>
            <text:p>4) Deben sentirse cómodos al actualizar los documentos del proyecto apropiados con descripciones relevantes de los cambios importantes que han realizado. </text:p>
            <text:p>5) También deben asegurarse de que la calidad de su código coincida con las pautas y prácticas de codificación y la calidad del código base preexistente. </text:p>
            <text:p>6) Por último, deben asegurarse de que sus componentes de software funcionen dentro del sistema de software más grande según lo previsto, mediante la implementación de casos de prueba específicos y pruebas de regresión rigurosas.</text:p>
          </table:table-cell>
          <table:table-cell table:style-name="ce135" office:value-type="string" calcext:value-type="string">
            <text:p>Ninguna</text:p>
          </table:table-cell>
          <table:table-cell table:style-name="ce135" office:value-type="string" calcext:value-type="string">
            <text:p>1) Según los comentarios de la industria, notamos que cuando los recién graduados se unen a la industria de TI, uno de los desafíos iniciales que enfrentan es desarrollar componentes de software en proyectos con bases de código preexistentes y generalmente grandes. En el lenguaje coloquial de Ingeniería de Software, esto se conoce como un "escenario brownfield", en contraposición a un "escenario greenfield" en el que un equipo de ingeniería de software comienza a desarrollar un proyecto desde cero.</text:p>
            <text:p>2) Observamos que los estudiantes tienden a encontrar fáciles de abordar los proyectos de escenarios totalmente nuevos. En tales escenarios, solo necesitan comprender los requisitos y luego tienen un control completo sobre la arquitectura, el diseño y la estructura del sistema de software, que los estudiantes pueden manejar con confianza. Por el contrario, los escenarios de zonas abandonadas tienden a intimidar a los estudiantes, especialmente cuando están expuestos inicialmente a tales proyectos.</text:p>
          </table:table-cell>
          <table:table-cell table:style-name="ce135" office:value-type="string" calcext:value-type="string">
            <text:p>:11:</text:p>
          </table:table-cell>
          <table:table-cell table:style-name="ce135" table:content-validation-name="val1" office:value-type="string" calcext:value-type="string">
            <text:p>Undergraduate</text:p>
          </table:table-cell>
          <table:table-cell table:style-name="ce135" office:value-type="string" calcext:value-type="string">
            <text:p>1) Los ingenieros de software deben estar capacitados para leer documentación, seguir discusiones en wikis, blogs, foros y listas de correo, y revisar segmentos de código para comprender la visión y la arquitectura del sistema de software en general. </text:p>
          </table:table-cell>
          <table:table-cell table:style-name="ce135" office:value-type="string" calcext:value-type="string">
            <text:p>Ninguno</text:p>
          </table:table-cell>
          <table:table-cell table:style-name="ce181" office:value-type="string" calcext:value-type="string">
            <text:p>Ninguno</text:p>
          </table:table-cell>
          <table:table-cell table:style-name="ce67" office:value-type="string" calcext:value-type="string">
            <text:p>Ninguno</text:p>
          </table:table-cell>
          <table:table-cell table:number-columns-repeated="985"/>
        </table:table-row>
        <table:table-row table:style-name="ro4">
          <table:table-cell table:style-name="ce192" office:value-type="string" calcext:value-type="string">
            <text:p>P52</text:p>
          </table:table-cell>
          <table:table-cell table:style-name="ce200" office:value-type="string" calcext:value-type="string">
            <text:p>Using job advertisements to inform curricula design for the key global technical challenges</text:p>
          </table:table-cell>
          <table:table-cell table:style-name="ce213" office:value-type="string" calcext:value-type="string">
            <text:p><text:a xlink:href="https://drive.google.com/file/d/1PUt-5DGi9_Xu0c7ao-QMAJCezVTe_Sdc/view?usp=sharing" xlink:type="simple">https://drive.google.com/file/d/1PUt-5DGi9_Xu0c7ao-QMAJCezVTe_Sdc/view?usp=sharing</text:a></text:p>
          </table:table-cell>
          <table:table-cell table:style-name="ce199" office:value-type="string" calcext:value-type="string">
            <text:p>Inglaterra</text:p>
          </table:table-cell>
          <table:table-cell table:style-name="ce199" office:value-type="string" calcext:value-type="string">
            <text:p>Se prueba formalmente el valor de considerar los anuncios de empleo en el diseño de los planes de estudio y lo que buscan los empleadores en términos de habilidades técnicas, profesionales y genéricas. ESTA ENFOCADO EN LA PARTE SOLAR, PERO LA IDEA SE PUEDE LLEVAR A LAS ARQUITECTURAS DE SOFTWARE</text:p>
          </table:table-cell>
          <table:table-cell table:style-name="ce199" office:value-type="string" calcext:value-type="string">
            <text:p>Ward2015</text:p>
          </table:table-cell>
          <table:table-cell table:style-name="ce81" office:value-type="string" calcext:value-type="string">
            <text:p>Complementary</text:p>
          </table:table-cell>
          <table:table-cell table:style-name="ce192" office:value-type="float" office:value="2015" calcext:value-type="float">
            <text:p>2015</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office:value-type="string" calcext:value-type="string">
            <text:p>1) Una estrategia para ayudar a mejorar los planes de estudio a partir de etiquetas de las ofertas laborales.</text:p>
            <text:p>2) Se busca llegar a una matriz de: Título del trabajo Vs habilidades profesionales y técnicas.</text:p>
          </table:table-cell>
          <table:table-cell table:style-name="ce199" office:value-type="string" calcext:value-type="string">
            <text:p>Ninguna</text:p>
          </table:table-cell>
          <table:table-cell table:style-name="ce33" office:value-type="string" calcext:value-type="string">
            <text:p>1) Este artículo presenta un estudio piloto para ilustrar el valor de considerar anuncios de empleo en el diseño de planes de estudio de educación superior y evaluar lo que los empleadores buscan activamente en términos de habilidades: técnicas, TI, profesionales o genéricas.</text:p>
            <text:p>2) Visto como un sector en su conjunto, el análisis también muestra aquellas habilidades que cruzan subáreas y, por lo tanto, pueden ser más adecuadas para los módulos básicos dentro de un programa, siendo las habilidades más específicas de una subdisciplina los módulos opcionales o de "alineación del programa"</text:p>
          </table:table-cell>
          <table:table-cell table:style-name="ce33" office:value-type="string" calcext:value-type="string">
            <text:p>:11:13:</text:p>
          </table:table-cell>
          <table:table-cell table:style-name="ce199" office:value-type="string" calcext:value-type="string">
            <text:p>Ninguno</text:p>
          </table:table-cell>
          <table:table-cell table:style-name="ce199" office:value-type="string" calcext:value-type="string">
            <text:p>No es un curso.</text:p>
          </table:table-cell>
          <table:table-cell table:number-columns-repeated="3" table:style-name="ce199" office:value-type="string" calcext:value-type="string">
            <text:p>Ninguno</text:p>
          </table:table-cell>
          <table:table-cell table:style-name="ce199" office:value-type="string" calcext:value-type="string">
            <text:p>Ninguna</text:p>
          </table:table-cell>
          <table:table-cell table:style-name="ce199" office:value-type="string" calcext:value-type="string">
            <text:p>Ninguno</text:p>
          </table:table-cell>
          <table:table-cell table:number-columns-repeated="2" table:style-name="ce199" office:value-type="string" calcext:value-type="string">
            <text:p>Ninguna</text:p>
          </table:table-cell>
          <table:table-cell table:style-name="ce199"/>
          <table:table-cell table:style-name="ce200" table:content-validation-name="val1" office:value-type="string" calcext:value-type="string">
            <text:p>Undergraduate</text:p>
          </table:table-cell>
          <table:table-cell table:number-columns-repeated="2" table:style-name="ce199" office:value-type="string" calcext:value-type="string">
            <text:p>Ninguno</text:p>
          </table:table-cell>
          <table:table-cell table:style-name="ce169" office:value-type="string" calcext:value-type="string">
            <text:p>Los resultados ayudarán a la educación superior a desarrollar planes de estudio más alineados con las necesidades industriales y ayudarán a diferentes industrias a ver la forma en que las habilidades se expresan en los planes de estudio existentes. A través de estos dos beneficios, se puede mejorar el equilibrio entre la oferta y la demanda de los graduados calificados. </text:p>
          </table:table-cell>
          <table:table-cell table:style-name="ce228" office:value-type="string" calcext:value-type="string">
            <text:p>Ninguno</text:p>
          </table:table-cell>
          <table:table-cell table:number-columns-repeated="985"/>
        </table:table-row>
        <table:table-row table:style-name="ro4" table:visibility="filter">
          <table:table-cell table:style-name="ce122" office:value-type="string" calcext:value-type="string">
            <text:p>P53</text:p>
          </table:table-cell>
          <table:table-cell table:style-name="ce27" office:value-type="string" calcext:value-type="string">
            <text:p>Towards better Scrum learning using learning styles</text:p>
          </table:table-cell>
          <table:table-cell table:style-name="ce142" office:value-type="string" calcext:value-type="string">
            <text:p><text:a xlink:href="https://drive.google.com/file/d/10fse8XY9cTzF4E55Au7SHzyZbtsxMo4q/view?usp=sharing" xlink:type="simple">https://drive.google.com/file/d/10fse8XY9cTzF4E55Au7SHzyZbtsxMo4q/view?usp=sharing</text:a></text:p>
          </table:table-cell>
          <table:table-cell table:style-name="ce156" office:value-type="string" calcext:value-type="string">
            <text:p>Argentina</text:p>
          </table:table-cell>
          <table:table-cell table:style-name="ce18" office:value-type="string" calcext:value-type="string">
            <text:p>Nuestro objetivo es corroborar la hipótesis del mallado mediante el uso de estrategias de enseñanza que coincidan con el modelo de estilo de aprendizaje de Felder-Silverman en un curso Scrum. Los resultados de las pruebas corroboran que los resultados de los estudiantes mejoraron al recibir la estrategia que se ajusta a sus estilos de aprendizaje. Nuestros datos destacan oportunidades para mejorar la educación en ingeniería de software al considerar las preferencias de aprendizaje de los estudiantes. ESTA ENFOCADO A ENSEÑAR SCRUM.</text:p>
          </table:table-cell>
          <table:table-cell table:style-name="ce18"/>
          <table:table-cell table:style-name="ce156" office:value-type="string" calcext:value-type="string">
            <text:p>Excluded</text:p>
          </table:table-cell>
          <table:table-cell table:style-name="ce122" office:value-type="float" office:value="2017" calcext:value-type="float">
            <text:p>2017</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table:formula="of:=FALSE()" office:value-type="float" office:value="0" calcext:value-type="float">
            <text:p>0</text:p>
          </table:table-cell>
          <table:table-cell table:style-name="ce170" table:number-columns-repeated="2"/>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number-columns-repeated="2"/>
          <table:table-cell table:style-name="ce177"/>
          <table:table-cell table:style-name="ce131"/>
          <table:table-cell table:number-columns-repeated="985"/>
        </table:table-row>
        <table:table-row table:style-name="ro4">
          <table:table-cell table:style-name="ce120" office:value-type="string" calcext:value-type="string">
            <text:p>P54</text:p>
          </table:table-cell>
          <table:table-cell table:style-name="ce133" office:value-type="string" calcext:value-type="string">
            <text:p>Activity oriented teaching strategy for software engineering course: An experience report</text:p>
          </table:table-cell>
          <table:table-cell table:style-name="ce144" office:value-type="string" calcext:value-type="string">
            <text:p><text:a xlink:href="https://drive.google.com/file/d/1o9dq356jKCLA8aazjaJIBhkty6b4CH9W/view?usp=sharing" xlink:type="simple">https://drive.google.com/file/d/1o9dq356jKCLA8aazjaJIBhkty6b4CH9W/view?usp=sharing</text:a></text:p>
          </table:table-cell>
          <table:table-cell table:style-name="ce133" office:value-type="string" calcext:value-type="string">
            <text:p>India</text:p>
          </table:table-cell>
          <table:table-cell table:style-name="ce133" office:value-type="string" calcext:value-type="string">
            <text:p>Este documento presenta los hallazgos de una estrategia de enseñanza orientada a actividades (AOTS) realizada para un curso de ingeniería de software (SE) de nivel de posgrado con el objetivo de impartir una experiencia significativa en el desarrollo de software para los estudiantes. La pregunta de investigación se enmarca en si la estrategia de enseñanza orientada a la actividad ayuda a los estudiantes a adquirir conocimientos prácticos de Ingeniería de Software y así cerrar la brecha entre la academia y la industria del software.</text:p>
          </table:table-cell>
          <table:table-cell table:style-name="ce133" office:value-type="string" calcext:value-type="string">
            <text:p>Joy2018</text:p>
          </table:table-cell>
          <table:table-cell table:style-name="ce155" office:value-type="string" calcext:value-type="string">
            <text:p>SoftwareEngineering</text:p>
          </table:table-cell>
          <table:table-cell table:style-name="ce120" office:value-type="float" office:value="2018" calcext:value-type="float">
            <text:p>2018</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office:value-type="string" calcext:value-type="string">
            <text:p>1) El constructivismo es una teoría del aprendizaje muy aplicable a la educación en ingeniería de software.</text:p>
            <text:p>2) Hay cuatro pedagogías en AOTS  (Activity-Oriented Teaching Strategy) para cumplir con los requisitos de la estrategia de enseñanza deseada. Son clases invertidas, juegos de roles de proyectos para desarrollar artefactos de proyectos, enseñanza con el ejemplo y seminarios impartidos por los estudiantes.</text:p>
            <text:p>3) Según los comentarios de los estudiantes, la pedagogía más útil en AOTS fue el juego de roles de proyectos para desarrollar artefactos de proyectos, lo que les permitió adquirir un conocimiento más profundo sobre el procedimiento de desarrollo de software creativo. </text:p>
            <text:p>4) Los estudiantes opinaron que el enfoque del aula invertida era mucho más efectivo y atractivo que el enfoque tradicional basado en conferencias, ya que este método le daba más importancia a la resolución de problemas. En este método, los estudiantes tenían que aplicar niveles cognitivos más altos para analizar y evaluar soluciones a problemas basados ​​en proyectos, que tienen que abordar en un ambiente industrial.</text:p>
            <text:p>5)  Los estudiantes se beneficiaron de las actividades como el juego de roles de proyectos, presentaciones individuales, tareas colaborativas de resolución de problemas y ejemplos de técnicas de aseguramiento de la calidad en diferentes escenarios de proyectos. </text:p>
          </table:table-cell>
          <table:table-cell table:style-name="ce133" office:value-type="string" calcext:value-type="string">
            <text:p>:6:</text:p>
          </table:table-cell>
          <table:table-cell table:style-name="ce133" office:value-type="string" calcext:value-type="string">
            <text:p>1) Juego de roles trata de generar habilidades de la industria como: analistas, diseñadores, testers, integradores.</text:p>
          </table:table-cell>
          <table:table-cell table:style-name="ce133" office:value-type="string" calcext:value-type="string">
            <text:p>:11:</text:p>
          </table:table-cell>
          <table:table-cell table:style-name="ce133" office:value-type="string" calcext:value-type="string">
            <text:p>Ninguno</text:p>
          </table:table-cell>
          <table:table-cell table:style-name="ce133" office:value-type="string" calcext:value-type="string">
            <text:p>Hemos agrupado los temas del curso según su naturaleza. También se analizaron las estrategias de enseñanza existentes en la literatura y se correlacionó cada grupo de temas con la estrategia de enseñanza más adecuada. Por ejemplo, el método de desarrollo de artefactos de proyectos se aplicó para enseñar ciclos de vida y modelos de software, mientras que el enfoque de aula invertida se aplicó a métricas de productos, métricas de proyectos, estimación de costos de proyectos y programación de proyectos para obtener mejores resultados de aprendizaje. AOTS combina diferentes pedagogías como el aula invertida, la enseñanza con el ejemplo, juegos de roles de proyectos para el desarrollo de artefactos y seminarios para estudiantes. </text:p>
          </table:table-cell>
          <table:table-cell table:number-columns-repeated="2" table:style-name="ce133" office:value-type="string" calcext:value-type="string">
            <text:p>Ninguno</text:p>
          </table:table-cell>
          <table:table-cell table:style-name="ce187" office:value-type="string" calcext:value-type="string">
            <text:p>1) Habilidades de comunicación</text:p>
            <text:p>2) Comunicación oral, comunicación escrita y trabajo con clientes.</text:p>
          </table:table-cell>
          <table:table-cell table:style-name="ce187" office:value-type="string" calcext:value-type="string">
            <text:p>:3:4:</text:p>
          </table:table-cell>
          <table:table-cell table:style-name="ce133" office:value-type="string" calcext:value-type="string">
            <text:p>1) Habilidad para seguir procesos y ser parte de un equipo, y habilidades de gestión de proyectos.</text:p>
            <text:p>2) Resolución de problemas, herramientas de software, trabajo en equipo.</text:p>
          </table:table-cell>
          <table:table-cell table:style-name="ce133" office:value-type="string" calcext:value-type="string">
            <text:p>:4:</text:p>
          </table:table-cell>
          <table:table-cell table:style-name="ce133" office:value-type="string" calcext:value-type="string">
            <text:p>En el contexto actual de la educación ES, existe una brecha de conocimiento entre la teoría aprendida en el aula y los requisitos reales que demanda la industria.</text:p>
          </table:table-cell>
          <table:table-cell table:style-name="ce133" office:value-type="string" calcext:value-type="string">
            <text:p>:12:</text:p>
          </table:table-cell>
          <table:table-cell table:style-name="ce133" table:content-validation-name="val1" office:value-type="string" calcext:value-type="string">
            <text:p>Undergraduate/Postgraduate</text:p>
          </table:table-cell>
          <table:table-cell table:number-columns-repeated="2" table:style-name="ce133" office:value-type="string" calcext:value-type="string">
            <text:p>Ninguno</text:p>
          </table:table-cell>
          <table:table-cell table:style-name="ce187" office:value-type="string" calcext:value-type="string">
            <text:p>1) Al final del curso, los resultados de aprendizaje de AOTS se midieron mediante la evaluación de los artefactos del proyecto desarrollados por los estudiantes, la evaluación de las actividades de la clase y la encuesta de opinión de los estudiantes.</text:p>
            <text:p>2) Este experimento revela que las estrategias de enseñanza orientadas a la  actividad pueden cumplir con los requisitos académicos e industriales al involucrar activamente a los estudiantes en el proceso de aprendizaje.</text:p>
            <text:p>3) Según los comentarios de los estudiantes, la pedagogía más útil en AOTS fue el juego de roles de proyectos para desarrollar artefactos de proyectos, lo que les permitió adquirir un conocimiento más profundo sobre el procedimiento de desarrollo de software creativo. </text:p>
            <text:p>4) Los estudiantes opinaron que el enfoque del aula invertida era mucho más efectivo y atractivo que el enfoque tradicional basado en conferencias, ya que este método le daba más importancia a la resolución de problemas.</text:p>
            <text:p> </text:p>
          </table:table-cell>
          <table:table-cell table:style-name="ce128" office:value-type="string" calcext:value-type="string">
            <text:p>:1:3:</text:p>
          </table:table-cell>
          <table:table-cell table:style-name="ce127" table:number-columns-repeated="985"/>
        </table:table-row>
        <table:table-row table:style-name="ro4">
          <table:table-cell table:style-name="ce120" office:value-type="string" calcext:value-type="string">
            <text:p>P55</text:p>
          </table:table-cell>
          <table:table-cell table:style-name="ce133" office:value-type="string" calcext:value-type="string">
            <text:p>The Use of Industry Training Strategies in a Software Engineering Course: An Experience Report</text:p>
          </table:table-cell>
          <table:table-cell table:style-name="ce144" office:value-type="string" calcext:value-type="string">
            <text:p><text:a xlink:href="https://drive.google.com/file/d/1CbPIjTAPHuWv8466H8MmGHnpB5oIMYXF/view?usp=sharing" xlink:type="simple">https://drive.google.com/file/d/1CbPIjTAPHuWv8466H8MmGHnpB5oIMYXF/view?usp=sharing</text:a></text:p>
          </table:table-cell>
          <table:table-cell table:style-name="ce133" office:value-type="string" calcext:value-type="string">
            <text:p>Brasil</text:p>
          </table:table-cell>
          <table:table-cell table:style-name="ce133" office:value-type="string" calcext:value-type="string">
            <text:p>Este artículo presenta un informe de experiencia de una adaptación de las prácticas de capacitación de la industria en un curso de Ingeniería de Software (SE). Inicialmente, asignamos los temas SE de las pautas curriculares de ACM / IEEE a las prácticas específicas del modelo CMMIDEV.</text:p>
          </table:table-cell>
          <table:table-cell table:style-name="ce133" office:value-type="string" calcext:value-type="string">
            <text:p>Portela2017</text:p>
          </table:table-cell>
          <table:table-cell table:style-name="ce155" office:value-type="string" calcext:value-type="string">
            <text:p>SoftwareEngineering</text:p>
          </table:table-cell>
          <table:table-cell table:style-name="ce120" office:value-type="float" office:value="2017" calcext:value-type="float">
            <text:p>2017</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office:value-type="string" calcext:value-type="string">
            <text:p>1) Se identificó los temas más adoptados de los lineamientos curriculares de ACM / IEEE y SBC.</text:p>
            <text:p>2) Se hizo el mapeo entre temas y prácticas  para relacionar los temas de SE con las mejores prácticas adoptadas por la industria en el desarrollo de procesos de software.</text:p>
            <text:p>3) Se buscó las estrategias de entrenamiento segun una encuesta a la industria. Las más elegidas fueron mentoría y workshop.</text:p>
            <text:p>4) Se impartió un curso con las siguientes unidades: I. Ingeniería de Requisitos; II. Proceso de software; III. Gestión de proyectos de software; IV. Proyectos de software; V. Verificación y validación de software; VI. Herramientas y entornos.</text:p>
          </table:table-cell>
          <table:table-cell table:style-name="ce133" office:value-type="string" calcext:value-type="string">
            <text:p>Ninguna</text:p>
          </table:table-cell>
          <table:table-cell table:style-name="ce133" office:value-type="string" calcext:value-type="string">
            <text:p>1) En este estudio, esperamos contribuir a un intento de reducir la brecha entre los enfoques de enseñanza en la academia y el desarrollo de habilidades esperadas en la industria.</text:p>
            <text:p>2) Se hace una adaptación de las prácticas de capacitación de la industria en un curso de Ingeniería de Software.</text:p>
            <text:p>3) Se busca identificar temas relevantes para el profesional del área y enseñarlos en el curso de SE, con el fin de reducir el número de temas y enfocarse en el desarrollo más apropiado de determinadas competencias y habilidades profesionales. </text:p>
            <text:p>4) Se hace uso de estrategias de formación y evaluación de aprendizajes de la industria del software, estimulando una interacción más intensa entre la academia y la industria</text:p>
          </table:table-cell>
          <table:table-cell table:number-columns-repeated="2" table:style-name="ce133" office:value-type="string" calcext:value-type="string">
            <text:p>Ninguno</text:p>
          </table:table-cell>
          <table:table-cell table:style-name="ce187" office:value-type="string" calcext:value-type="string">
            <text:p>Se impartió un curso con las siguientes unidades: I. Ingeniería de Requisitos; II. Proceso de software; III. Gestión de proyectos de software; IV. Proyectos de software; V. Verificación y validación de software; VI. Herramientas y entornos.</text:p>
          </table:table-cell>
          <table:table-cell table:number-columns-repeated="2" table:style-name="ce187" office:value-type="string" calcext:value-type="string">
            <text:p>Ninguno</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Ninguno</text:p>
          </table:table-cell>
          <table:table-cell table:number-columns-repeated="2" table:style-name="ce133" office:value-type="string" calcext:value-type="string">
            <text:p>Ninguna</text:p>
          </table:table-cell>
          <table:table-cell table:style-name="ce133"/>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Para evaluar la efectividad en el aprendizaje de los temas, también se consideró la entrega de productos de trabajo (lista de requisitos, prototipos de pantalla, código fuente, entre otros), la participación individual de los estudiantes y la realización de pruebas contextualizadas (con preguntas subjetivas en cuanto a la proyecto desarrollado).</text:p>
          </table:table-cell>
          <table:table-cell table:style-name="ce128" office:value-type="string" calcext:value-type="string">
            <text:p>:3:</text:p>
          </table:table-cell>
          <table:table-cell table:style-name="ce127" table:number-columns-repeated="985"/>
        </table:table-row>
        <table:table-row table:style-name="ro4">
          <table:table-cell table:style-name="ce123" office:value-type="string" calcext:value-type="string">
            <text:p>P56</text:p>
          </table:table-cell>
          <table:table-cell table:style-name="ce135" office:value-type="string" calcext:value-type="string">
            <text:p>Designing and applying an approach to software architecting in agile projects in education</text:p>
          </table:table-cell>
          <table:table-cell table:style-name="ce147" office:value-type="string" calcext:value-type="string">
            <text:p><text:a xlink:href="https://drive.google.com/file/d/1GjJJl5MBV03RKUumAwNSDLgBVpTjtvj5/view?usp=sharing" xlink:type="simple">https://drive.google.com/file/d/1GjJJl5MBV03RKUumAwNSDLgBVpTjtvj5/view?usp=sharing</text:a></text:p>
          </table:table-cell>
          <table:table-cell table:style-name="ce135" office:value-type="string" calcext:value-type="string">
            <text:p>Holanda</text:p>
          </table:table-cell>
          <table:table-cell table:style-name="ce135" office:value-type="string" calcext:value-type="string">
            <text:p>En este artículo, presentamos nuestro enfoque para la introducción de actividades de arquitectura de software en un curso de proyecto ágil. El enfoque se basa en fuentes bibliográficas y está diseñado para adaptarse a nuestros objetivos y contexto educativos. El enfoque se ha aplicado en dos ejecuciones consecutivas del curso.</text:p>
          </table:table-cell>
          <table:table-cell table:style-name="ce135" office:value-type="string" calcext:value-type="string">
            <text:p>Angelov2017</text:p>
          </table:table-cell>
          <table:table-cell table:style-name="ce67" office:value-type="string" calcext:value-type="string">
            <text:p>SoftwareArchitecture</text:p>
          </table:table-cell>
          <table:table-cell table:style-name="ce123" office:value-type="float" office:value="2017" calcext:value-type="float">
            <text:p>2017</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table:formula="of:=FALSE()" office:value-type="float" office:value="0" calcext:value-type="float">
            <text:p>0</text:p>
          </table:table-cell>
          <table:table-cell table:style-name="ce135" office:value-type="string" calcext:value-type="string">
            <text:p>1) Se toman decisiones para el diseño del curso en cuanto a: a) Cuando crear al arquitectura, b) cuál es el rol del arquitecto, c) cómo debe ser la documentación de la arquitectura, d) los métodos y las actividades, e) el valor y los costos.</text:p>
            <text:p>2) Se proponen 4 casos: a) Caso 1, de baja complejidad, b) Caso 2, de alta complejidad, c) caso 3, comparable al caso 1 pero con el equipo distribuido, d) caso 4, comparable al caso 1 pero el cliente es una compañia.</text:p>
            <text:p>3) Despues de ejecutar los casos se analizan los resultados. Lo importante es que los estudiantes vean el valor de la arquitectura en un proyecto ágil.</text:p>
          </table:table-cell>
          <table:table-cell table:style-name="ce135" office:value-type="string" calcext:value-type="string">
            <text:p>:2:</text:p>
          </table:table-cell>
          <table:table-cell table:style-name="ce135" office:value-type="string" calcext:value-type="string">
            <text:p>El caso 4 involucra industria.</text:p>
          </table:table-cell>
          <table:table-cell table:style-name="ce135" office:value-type="string" calcext:value-type="string">
            <text:p>Ninguno</text:p>
          </table:table-cell>
          <table:table-cell table:style-name="ce135" office:value-type="string" calcext:value-type="string">
            <text:p>Ninguna</text:p>
          </table:table-cell>
          <table:table-cell table:style-name="ce135" office:value-type="string" calcext:value-type="string">
            <text:p>Se enseña arquitectura de software por medio de la ejecución de 4 proyectos, tomando decisiones <text:s/>respecto a la definición, roles actividades, <text:s/>documentación, el valor y los costos.</text:p>
          </table:table-cell>
          <table:table-cell table:number-columns-repeated="2" table:style-name="ce135" office:value-type="string" calcext:value-type="string">
            <text:p>Ninguno</text:p>
          </table:table-cell>
          <table:table-cell table:style-name="ce135" office:value-type="string" calcext:value-type="string">
            <text:p>Analizar en equipo las decisiones arquitectónicas, comunicarse con el PO</text:p>
          </table:table-cell>
          <table:table-cell table:style-name="ce135" office:value-type="string" calcext:value-type="string">
            <text:p>:4:</text:p>
          </table:table-cell>
          <table:table-cell table:style-name="ce135" office:value-type="string" calcext:value-type="string">
            <text:p>Tomar decisiones arquitectónicas</text:p>
          </table:table-cell>
          <table:table-cell table:style-name="ce135" office:value-type="string" calcext:value-type="string">
            <text:p>:4:8:</text:p>
          </table:table-cell>
          <table:table-cell table:style-name="ce135" office:value-type="string" calcext:value-type="string">
            <text:p>1) Enseñar arquitecturas de software sigue siendo una tarea difícil. Requiere un contexto realista, trabajo en equipo, suficiente complejidad y entrenamiento sustancial.</text:p>
            <text:p>2) Los docentes y estudiantes no tienen un enfoque claro para la arquitectura en proyectos de desarrollo de software ágiles ni criterios válidos y confiables para su calificación. </text:p>
            <text:p>3) En metodologías ágiles no está claro: a) Cuando crear al arquitectura, b) cuál es el rol del arquitecto, c) cómo debe ser la documentación de la arquitectura, d) los métodos y las actividades, e) el valor y los costos.</text:p>
          </table:table-cell>
          <table:table-cell table:style-name="ce135" office:value-type="string" calcext:value-type="string">
            <text:p>:9:13:</text:p>
          </table:table-cell>
          <table:table-cell table:style-name="ce135" table:content-validation-name="val1" office:value-type="string" calcext:value-type="string">
            <text:p>Undergraduate</text:p>
          </table:table-cell>
          <table:table-cell table:style-name="ce135" office:value-type="string" calcext:value-type="string">
            <text:p>1) Según Babar, el papel de los arquitectos es vital para la combinación exitosa de ágil y arquitectura.</text:p>
            <text:p>2) Los arquitectos deben apoyar a los equipos ágiles eliminando los impedimentos mediante la arquitectura en lugar de crear obstáculos.</text:p>
            <text:p>3) Deben actuar como proveedores de servicios y facilitadores de los equipos ágiles. </text:p>
            <text:p>4) Sus tareas, responsabilidades y cualidades esperadas se analizan en Babar et al. (2009) y Babar (2014). </text:p>
            <text:p>5) Los arquitectos pueden ubicarse dentro o fuera del equipo ágil (Rost et al., 2015). </text:p>
            <text:p>6) Un estudio entre 10 profesionales identificó dos tipos de arquitectos en proyectos ágiles: uno con funciones de gestión (arquitecto de soluciones) y otro responsable de la implementación real en el equipo (arquitecto de implementación) (Babar, 2009). </text:p>
            <text:p>7) Una arquitectura de alto nivel es redactada por el arquitecto de la solución y las decisiones de diseño y una arquitectura concreta por el arquitecto de implementación. </text:p>
            <text:p>8) Abrahamsson et al., Inspirado por Fowler (2003), sugieren roles similares nombrándolos “architectus reloadus” y “architectus oryzus” (Abrahamsson et al., 2010). </text:p>
            <text:p>9) Lindvall y col. informan sobre el efecto positivo de tener un equipo de arquitectos en proyectos ágiles a gran escala (Lindvall et al., 2002).</text:p>
          </table:table-cell>
          <table:table-cell table:style-name="ce135" office:value-type="string" calcext:value-type="string">
            <text:p>1) puede significar cualquier cosa, desde un boceto de diseño de alto nivel con poca relación con la tecnología, el código o el sistema real que se está construyendo, hasta un diseño inicial grande y rígido con muchas minucias de clase y nivel de código (Buschmann y Henney, 2013). El nucleo de la arquitectura es “un servicio para guiar y desarrollar un sistema de software hacia el cumplimiento de un conjunto de objetivos comerciales y técnicos, expresados en la forma que mejor ayude a la comunicación y el intercambio”.</text:p>
            <text:p>2) “El conjunto de estructuras necesarias para razonar sobre el sistema, que comprenden elementos de software, relación entre ellos y propiedades de ambos” (Bass et al., 2012).</text:p>
            <text:p>3) Otras definiciones ven la decisión de diseño como el foco de las arquitecturas de software (Jansen y Bosch, 2005).</text:p>
            <text:p>4) Una arquitectura de software refleja "las principales decisiones de diseño tomadas" (Lago y Van Vliet, 2005)</text:p>
            <text:p>5) “La estructura real o el diseño arquitectónico es simplemente un reflejo de esas decisiones de diseño” (de Boer y van Vliet, 2009).</text:p>
            <text:p>6) Fowler considera que las principales decisiones de diseño son decisiones difíciles de cambiar (Fowler, 2003).</text:p>
            <text:p>7) Las decisiones arquitectónicas “capturan los problemas clave del diseño y la razón fundamental detrás de las soluciones elegidas” (Zimmermann, 2011).</text:p>
            <text:p>8) Sin embargo, Bass et al. argumentan que en los proyectos ágiles algunas decisiones se toman más adelante a lo largo del proyecto, y es difícil justificar si una decisión es importante (Bass et al., 2012).</text:p>
            <text:p>9) Abrahamsson señala que las decisiones de arquitectura no deben mezclarse con decisiones de diseño de software (Abrahamsson et al., 2010).</text:p>
          </table:table-cell>
          <table:table-cell table:style-name="ce181" office:value-type="string" calcext:value-type="string">
            <text:p>Se evalua a los estudiantes estas preguntas:</text:p>
            <text:p>1) ¿Qué importancia considera el diseño arquitectónico inicial en los procesos de desarrollo ágiles? </text:p>
            <text:p>2): ¿El enfoque de arquitectura en PTS4 va de la mano con el enfoque ágil? </text:p>
            <text:p>3) ¿Ha mejorado su comprensión de la arquitectura de software y el valor de la arquitectura dentro de PTS4?</text:p>
            <text:p>En general, hay una percepción positiva.</text:p>
          </table:table-cell>
          <table:table-cell table:style-name="ce67" office:value-type="string" calcext:value-type="string">
            <text:p>:1:</text:p>
          </table:table-cell>
          <table:table-cell table:number-columns-repeated="985"/>
        </table:table-row>
        <table:table-row table:style-name="ro4">
          <table:table-cell table:style-name="ce125" office:value-type="string" calcext:value-type="string">
            <text:p>P57</text:p>
          </table:table-cell>
          <table:table-cell table:style-name="ce25" office:value-type="string" calcext:value-type="string">
            <text:p>A Collaborative Approach to Teaching Software Architecture</text:p>
          </table:table-cell>
          <table:table-cell table:style-name="ce146" office:value-type="string" calcext:value-type="string">
            <text:p><text:a xlink:href="https://drive.google.com/file/d/1iv5SRjO9ZwCSbBFDDx3ydQXEIDbPWblW/view?usp=sharing" xlink:type="simple">https://drive.google.com/file/d/1iv5SRjO9ZwCSbBFDDx3ydQXEIDbPWblW/view?usp=sharing</text:a></text:p>
          </table:table-cell>
          <table:table-cell table:style-name="ce130" office:value-type="string" calcext:value-type="string">
            <text:p>Holanda</text:p>
          </table:table-cell>
          <table:table-cell table:style-name="ce130" office:value-type="string" calcext:value-type="string">
            <text:p>En este curso, los participantes trabajan juntos para estudiar y documentar un gran sistema de software de código abierto de su propia elección. Estrategia de 4 años.</text:p>
          </table:table-cell>
          <table:table-cell table:style-name="ce130" office:value-type="string" calcext:value-type="string">
            <text:p>VanDeursen2017</text:p>
          </table:table-cell>
          <table:table-cell table:style-name="ce67" office:value-type="string" calcext:value-type="string">
            <text:p>SoftwareArchitecture</text:p>
          </table:table-cell>
          <table:table-cell table:style-name="ce125" office:value-type="float" office:value="2017" calcext:value-type="float">
            <text:p>2017</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1) Eligir un proyecto open source</text:p>
            <text:p>2) Trabajar en equipos de 4 personas</text:p>
            <text:p>3) Aprendizaje abierto: pueden compartir sus trabajos con otros estudiantes</text:p>
            <text:p>4) Interactuar con otros arquitectos haciendo extracciones de asuntos en github y recibiendo feedback de arquitectos</text:p>
            <text:p>5) Combinar amplitud y profundidad: los estudiantes se sumergen profundamente en el sistema que analizan a sí mismos y aprenden ampliamente de los análisis realizados y presentados por otros equipos.</text:p>
            <text:p>Además los estudiantes crean capítulos de un libro a partir de la documentación de arquitectura de su sistema.</text:p>
          </table:table-cell>
          <table:table-cell table:style-name="ce130" office:value-type="string" calcext:value-type="string">
            <text:p>:3:</text:p>
          </table:table-cell>
          <table:table-cell table:style-name="ce135" office:value-type="string" calcext:value-type="string">
            <text:p>1) Los proyectos open source son del mundo real, asi el analisis se hace sobre proyectos reales.</text:p>
            <text:p>2) El curso también incluye conferencias invitadas de arquitectos de software que trabajan en la industria. Estas conferencias suelen cubrir el papel del arquitecto en una organización compleja</text:p>
          </table:table-cell>
          <table:table-cell table:style-name="ce135" office:value-type="string" calcext:value-type="string">
            <text:p>:4::7:</text:p>
          </table:table-cell>
          <table:table-cell table:style-name="ce130" office:value-type="string" calcext:value-type="string">
            <text:p>No trabajar con proyectos que no sean motivantes para los estudiantes. Es importante que ellos elijan el proyecto.</text:p>
          </table:table-cell>
          <table:table-cell table:style-name="ce130" office:value-type="string" calcext:value-type="string">
            <text:p>Tiene como objetivo ofrecer a los estudiantes la oportunidad de aprender y experimentar los conceptos de diseño, modelado, análisis y evaluación de arquitecturas de software. </text:p>
            <text:p>Temas de: vistas arquitectónicas, perspectivas, estilos, principios de diseño, líneas de productos de software, deuda técnica y la ley de Conway. </text:p>
          </table:table-cell>
          <table:table-cell table:style-name="ce130" office:value-type="string" calcext:value-type="string">
            <text:p>Ninguno</text:p>
          </table:table-cell>
          <table:table-cell table:style-name="ce130" office:value-type="string" calcext:value-type="string">
            <text:p>:1:5:6:7:8: </text:p>
          </table:table-cell>
          <table:table-cell table:style-name="ce130" office:value-type="string" calcext:value-type="string">
            <text:p>La arquitectura de software se trata de la comunicación entre las partes interesadas, y el arquitecto debe poder lograr y explicar el consenso.</text:p>
          </table:table-cell>
          <table:table-cell table:style-name="ce130" office:value-type="string" calcext:value-type="string">
            <text:p>:3:</text:p>
          </table:table-cell>
          <table:table-cell table:style-name="ce130" office:value-type="string" calcext:value-type="string">
            <text:p>Diseñar, modelar, análisar y evaluar las arquitecturas de software. </text:p>
          </table:table-cell>
          <table:table-cell table:style-name="ce130" office:value-type="string" calcext:value-type="string">
            <text:p>:5:</text:p>
          </table:table-cell>
          <table:table-cell table:style-name="ce130" office:value-type="string" calcext:value-type="string">
            <text:p>1) La teoría de la arquitectura de software (principios de diseño, compensaciones, patrones arquitectónicos, líneas de productos, etc.) es a menudo muy abstracta y, por lo tanto, difícil de dominar para un estudiante.</text:p>
            <text:p>2) Los problemas de la arquitectura del software solo son visibles a escala y desaparecen una vez que se utilizan pequeños sistemas de ejemplo.</text:p>
            <text:p>3) Un arquitecto de software necesita una combinación de habilidades técnicas y sociales: la arquitectura de software se trata de la comunicación entre las partes interesadas, y el arquitecto debe poder lograr y explicar el consenso.</text:p>
          </table:table-cell>
          <table:table-cell table:style-name="ce130" office:value-type="string" calcext:value-type="string">
            <text:p>:2:4:</text:p>
          </table:table-cell>
          <table:table-cell table:style-name="ce25" table:content-validation-name="val4" office:value-type="string" calcext:value-type="string">
            <text:p>Postgraduate</text:p>
          </table:table-cell>
          <table:table-cell table:style-name="ce130" office:value-type="string" calcext:value-type="string">
            <text:p>Ninguno</text:p>
          </table:table-cell>
          <table:table-cell table:style-name="ce130" office:value-type="string" calcext:value-type="string">
            <text:p>La arquitectura de software se refiere a las estructuras de alto nivel de un sistema de software, la disciplina de crear dichas estructuras y la documentación de estas estructuras.</text:p>
          </table:table-cell>
          <table:table-cell table:style-name="ce180" office:value-type="string" calcext:value-type="string">
            <text:p>Se hace la evaluación de los estudiantes sobre cuánto aprendieron en cada tema teórico que enseñamos en el curso. Hay métricas como: tiempo empleado en el curso, puntos para mejorar.</text:p>
            <text:p>Realizamos una encuesta a los 104 alumnos de la edición de 2016. Como la encuesta era opcional, obtuvimos 48 respuestas (tasa de respuesta del 46%). Los estudiantes tenían que responder preguntas en una escala Likert de 1 (no / no estoy de acuerdo en absoluto) a 5 (sí / estoy completamente de acuerdo). Por lo tanto, cuando mencionamos que los estudiantes están de acuerdo o creen en una afirmación, significa que más de la mitad de ellos respondieron un 4 o un 5 en esa pregunta.</text:p>
          </table:table-cell>
          <table:table-cell table:style-name="ce148" office:value-type="string" calcext:value-type="string">
            <text:p>:1:</text:p>
          </table:table-cell>
          <table:table-cell table:number-columns-repeated="985"/>
        </table:table-row>
        <table:table-row table:style-name="ro4">
          <table:table-cell table:style-name="ce192" office:value-type="string" calcext:value-type="string">
            <text:p>P58</text:p>
          </table:table-cell>
          <table:table-cell table:style-name="ce200" office:value-type="string" calcext:value-type="string">
            <text:p>What Makes Teaching Software Architecture Difficult</text:p>
          </table:table-cell>
          <table:table-cell table:style-name="ce213" office:value-type="string" calcext:value-type="string">
            <text:p><text:a xlink:href="https://drive.google.com/file/d/12QfeBsCT8F1Uctrji_FWt-hMrdI6rOvR/view?usp=sharing" xlink:type="simple">https://drive.google.com/file/d/12QfeBsCT8F1Uctrji_FWt-hMrdI6rOvR/view?usp=sharing</text:a></text:p>
          </table:table-cell>
          <table:table-cell table:style-name="ce199" office:value-type="string" calcext:value-type="string">
            <text:p>Nueva Zelanda</text:p>
          </table:table-cell>
          <table:table-cell table:style-name="ce199" office:value-type="string" calcext:value-type="string">
            <text:p>Analiza las dificultades de enseñar arquiteturas de software.</text:p>
          </table:table-cell>
          <table:table-cell table:style-name="ce199" office:value-type="string" calcext:value-type="string">
            <text:p>Galster2016</text:p>
          </table:table-cell>
          <table:table-cell table:style-name="ce81" office:value-type="string" calcext:value-type="string">
            <text:p>Complementary</text:p>
          </table:table-cell>
          <table:table-cell table:style-name="ce192" office:value-type="float" office:value="2016" calcext:value-type="float">
            <text:p>2016</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TRUE()" office:value-type="float" office:value="1" calcext:value-type="float">
            <text:p>1</text:p>
          </table:table-cell>
          <table:table-cell table:number-columns-repeated="2" table:style-name="ce199" office:value-type="string" calcext:value-type="string">
            <text:p>Ninguna</text:p>
          </table:table-cell>
          <table:table-cell table:style-name="ce33" office:value-type="string" calcext:value-type="string">
            <text:p>Ninguna</text:p>
          </table:table-cell>
          <table:table-cell table:style-name="ce33" office:value-type="string" calcext:value-type="string">
            <text:p>Ninguno</text:p>
          </table:table-cell>
          <table:table-cell table:style-name="ce199" office:value-type="string" calcext:value-type="string">
            <text:p>Ninguna</text:p>
          </table:table-cell>
          <table:table-cell table:number-columns-repeated="4" table:style-name="ce199" office:value-type="string" calcext:value-type="string">
            <text:p>Ninguno</text:p>
          </table:table-cell>
          <table:table-cell table:style-name="ce199" office:value-type="string" calcext:value-type="string">
            <text:p>Ninguna</text:p>
          </table:table-cell>
          <table:table-cell table:style-name="ce199" office:value-type="string" calcext:value-type="string">
            <text:p>Ninguno</text:p>
          </table:table-cell>
          <table:table-cell table:style-name="ce199" office:value-type="string" calcext:value-type="string">
            <text:p>Ninguna</text:p>
          </table:table-cell>
          <table:table-cell table:style-name="ce199" office:value-type="string" calcext:value-type="string">
            <text:p>1) Malvado significa que a menudo no hay descripciones claras de los problemas, no hay soluciones claras, soluciones buenas o malas (en lugar de verdaderas y falsas), no hay reglas claras sobre cuándo "detener" la arquitectura, y sobre todo trabajo en equipo en lugar de trabajo individual (que involucra diferentes personalidades, opiniones )</text:p>
            <text:p>2) La naturaleza de la arquitectura del software es más práctica que teórica (como las matemáticas fundamentales). Por lo tanto, para proporcionar una experiencia práctica real, la enseñanza de actividades de arquitectura requiere un contexto adecuado y problemas de complejidad suficiente (es decir, lo suficientemente grandes, varios atributos de calidad).</text:p>
          </table:table-cell>
          <table:table-cell table:style-name="ce199" office:value-type="string" calcext:value-type="string">
            <text:p>:5:</text:p>
          </table:table-cell>
          <table:table-cell table:style-name="ce200" table:content-validation-name="val1" office:value-type="string" calcext:value-type="string">
            <text:p>Undergraduate</text:p>
          </table:table-cell>
          <table:table-cell table:style-name="ce199" office:value-type="string" calcext:value-type="string">
            <text:p>Ninguno</text:p>
          </table:table-cell>
          <table:table-cell table:style-name="ce199" office:value-type="string" calcext:value-type="string">
            <text:p>1) La arquitectura de software como tal es un concepto difuso. Las definiciones de alto nivel van desde las primeras nociones en los años 70 de Dijkstra y Parnas de la arquitectura como la estructura de un sistema de software, hasta la noción de componentes y conectores de Shaw y Garlan como conceptos fundamentales (similar a Perry y Wolf), hasta las definiciones modernas de la arquitectura (de Bosch) como un conjunto de decisiones de diseño arquitectónico y las cosas son "importantes" y "difíciles de cambiar". Todas las nociones coinciden en que una arquitectura se trata de varios conceptos relacionados para lograr preocupaciones de calidad del software. Esto es diferente a otras áreas de la ingeniería de software. Por ejemplo, tenemos una definición clara de qué son las pruebas y el mantenimiento de software y por qué son importantes.</text:p>
          </table:table-cell>
          <table:table-cell table:style-name="ce186" office:value-type="string" calcext:value-type="string">
            <text:p>Ninguno</text:p>
          </table:table-cell>
          <table:table-cell table:style-name="ce228" office:value-type="string" calcext:value-type="string">
            <text:p>Ninguno</text:p>
          </table:table-cell>
          <table:table-cell table:number-columns-repeated="985"/>
        </table:table-row>
        <table:table-row table:style-name="ro4">
          <table:table-cell table:style-name="ce125" office:value-type="string" calcext:value-type="string">
            <text:p>P59</text:p>
          </table:table-cell>
          <table:table-cell table:style-name="ce25" office:value-type="string" calcext:value-type="string">
            <text:p>Teaching adult learners on software architecture design skills</text:p>
          </table:table-cell>
          <table:table-cell table:style-name="ce149" office:value-type="string" calcext:value-type="string">
            <text:p><text:a xlink:href="https://drive.google.com/file/d/1SUKa5urCLGkmcDsYRlXtpfzDouiuzhO1/view?usp=sharing" xlink:type="simple">https://drive.google.com/file/d/1SUKa5urCLGkmcDsYRlXtpfzDouiuzhO1/view?usp=sharing</text:a></text:p>
          </table:table-cell>
          <table:table-cell table:style-name="ce130" office:value-type="string" calcext:value-type="string">
            <text:p>Singapore</text:p>
          </table:table-cell>
          <table:table-cell table:style-name="ce130" office:value-type="string" calcext:value-type="string">
            <text:p>Proporcionamos aquí nuestros siete años de historia de enseñanza de arquitectura de software de sistemas de información a estos estudiantes adultos como parte de un programa público de educación continua. El mismo paper de p28</text:p>
          </table:table-cell>
          <table:table-cell table:style-name="ce130" office:value-type="string" calcext:value-type="string">
            <text:p>Lieh2019</text:p>
          </table:table-cell>
          <table:table-cell table:style-name="ce67" office:value-type="string" calcext:value-type="string">
            <text:p>SoftwareArchitecture</text:p>
          </table:table-cell>
          <table:table-cell table:style-name="ce125" office:value-type="float" office:value="2018" calcext:value-type="float">
            <text:p>2018</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1) Conferencias tradicionales.</text:p>
            <text:p>2) Talleres con dos variantes: una basada en el método de aprendizaje basado en problemas (PBL) y la otra basada en el método de aprendizaje basado en casos (CBL). Se trabaja en equipos, los instructores juegan un papel mínimo y no interfieren en la discusión. Cuando los alumnos comienzan a explorar las tangentes, los instructores pueden jugar como facilitadores y utilizar preguntas de orientación para devolverlos al objetivo de aprendizaje principal. Se requiere que uno de los subgrupos explique su solución de diseño. El otro subgrupo debe comprender la solución de diseño de otro grupo asignado para que puedan preparar sus preguntas para la presentación real. Cada alumno podrá escuchar las experiencias y el pensamiento de múltiples alumnos, aplicados a un escenario de la vida real. </text:p>
          </table:table-cell>
          <table:table-cell table:style-name="ce130" office:value-type="string" calcext:value-type="string">
            <text:p>:5:12:13:</text:p>
          </table:table-cell>
          <table:table-cell table:style-name="ce135" office:value-type="string" calcext:value-type="string">
            <text:p>Se comprende los antecedentes y las necesidades de los alumnos adultos. Ellos provienen de la industria por lo tanto el curso debe estar alineado con la industria. Los métodos utilizados (RUP, TOGAF) se basan en la utilidad del método para el lugar de trabajo del alumno y la reputación del método en la industria.</text:p>
          </table:table-cell>
          <table:table-cell table:style-name="ce135" office:value-type="string" calcext:value-type="string">
            <text:p>Ninguno</text:p>
          </table:table-cell>
          <table:table-cell table:style-name="ce130" office:value-type="string" calcext:value-type="string">
            <text:p>Ninguna</text:p>
          </table:table-cell>
          <table:table-cell table:number-columns-repeated="2" table:style-name="ce130" office:value-type="string" calcext:value-type="string">
            <text:p>Ninguno</text:p>
          </table:table-cell>
          <table:table-cell table:style-name="ce130"/>
          <table:table-cell table:style-name="ce130" office:value-type="string" calcext:value-type="string">
            <text:p>Las habilidades de comunicación y liderazgo son esenciales para que un arquitecto lidere, presente, negocie y justifique sus diseños y decisiones arquitectónicas.</text:p>
          </table:table-cell>
          <table:table-cell table:style-name="ce130" office:value-type="string" calcext:value-type="string">
            <text:p>:5:</text:p>
          </table:table-cell>
          <table:table-cell table:style-name="ce130" office:value-type="string" calcext:value-type="string">
            <text:p>Ninguno</text:p>
          </table:table-cell>
          <table:table-cell table:style-name="ce130" office:value-type="string" calcext:value-type="string">
            <text:p>Ninguna</text:p>
          </table:table-cell>
          <table:table-cell table:style-name="ce130" office:value-type="string" calcext:value-type="string">
            <text:p>1) Un desafío clave es poder impartir las habilidades prácticas para que los estudiantes adultos puedan aplicar inmediatamente en sus proyectos de sistemas de información cuando regresen al trabajo.</text:p>
            <text:p>2) Otro desafío es poder diseñar el curso que sea relevante para el entorno del alumno. Si bien los componentes y sus relaciones en la arquitectura del software se pueden enseñar mediante un método basado en conferencias, los aspectos del entorno y los principios varían según las experiencias y los antecedentes del alumno. No es posible cubrir completamente las variantes del entorno del alumno dada la duración limitada del curso. </text:p>
            <text:p>3) Otro desafío en la enseñanza de la arquitectura de software es cómo hacer que estos conceptos abstractos sean fáciles de comprender. Para los principiantes en el diseño arquitectónico, este es un cambio de mentalidad desde el aspecto concreto de la programación de software y el diseño de software de bajo nivel al diseño arquitectónico abstracto. Para alguien que está acostumbrado a escribir código y compilar para obtener un resultado determinista, la mentalidad de estructurar componentes juntos en un diagrama, justificar sus decisiones clave con posibles compensaciones sin ningún resultado concreto y no existe una única solución perfecta es una divergencia frustrante de Que estan haciendo ellos. </text:p>
          </table:table-cell>
          <table:table-cell table:style-name="ce130" office:value-type="string" calcext:value-type="string">
            <text:p>:2:</text:p>
          </table:table-cell>
          <table:table-cell table:style-name="ce25" table:content-validation-name="val4" office:value-type="string" calcext:value-type="string">
            <text:p>Continued education program</text:p>
          </table:table-cell>
          <table:table-cell table:style-name="ce130" office:value-type="string" calcext:value-type="string">
            <text:p>El rol de arquitecto implica habilidades técnicas que incluyen como mínimo experiencias de diseño y desarrollo de software y comprensión de los conceptos de sistemas y redes, habilidades analíticas para comprender el problema rápidamente, diagnosticar las posibles causas raíz y habilidades de liderazgo para tomar decisiones importantes. para el proyecto basado en el contexto y el entorno.</text:p>
          </table:table-cell>
          <table:table-cell table:style-name="ce130" office:value-type="string" calcext:value-type="string">
            <text:p>La arquitectura de software se define como la organización fundamental de un sistema incorporado en sus componentes, sus relaciones entre sí y con el entorno, y los principios que guían su diseño y evolución.</text:p>
          </table:table-cell>
          <table:table-cell table:style-name="ce180" office:value-type="string" calcext:value-type="string">
            <text:p>Se intenta buscar métricas de dos preguntas ¿Qué tan bien imparte este curso los conocimientos y habilidades necesarios para que los aplique y practique?</text:p>
            <text:p>y ¿Cuál es la satisfacción general de este curso? Usando el complemento Analysis ToolPak para Microsoft Excel, realizamos un análisis de correlación entre estos dos conjuntos de calificaciones y el valor resultante es 0.84, lo que indica una alta correlación entre la practicidad y aplicabilidad de este curso y su relación con la satisfacción general. Tambien se anallzian los comentarios de los estudiantes.</text:p>
          </table:table-cell>
          <table:table-cell table:style-name="ce148" office:value-type="string" calcext:value-type="string">
            <text:p>:1:4:</text:p>
          </table:table-cell>
          <table:table-cell table:number-columns-repeated="985"/>
        </table:table-row>
        <table:table-row table:style-name="ro4" table:visibility="filter">
          <table:table-cell table:style-name="ce122" office:value-type="string" calcext:value-type="string">
            <text:p>P60</text:p>
          </table:table-cell>
          <table:table-cell table:style-name="ce27" office:value-type="string" calcext:value-type="string">
            <text:p>Group decision-making in software architecture: A study on industrial practices</text:p>
          </table:table-cell>
          <table:table-cell table:style-name="ce142" office:value-type="string" calcext:value-type="string">
            <text:p><text:a xlink:href="https://drive.google.com/file/d/1TBIuXHahZTzGW0OCsetBp0qP46bQvPVh/view?usp=sharing" xlink:type="simple">https://drive.google.com/file/d/1TBIuXHahZTzGW0OCsetBp0qP46bQvPVh/view?usp=sharing</text:a></text:p>
          </table:table-cell>
          <table:table-cell table:style-name="ce156" office:value-type="string" calcext:value-type="string">
            <text:p>India</text:p>
          </table:table-cell>
          <table:table-cell table:style-name="ce156" office:value-type="string" calcext:value-type="string">
            <text:p>La literatura muestra que la mayoría de las decisiones arquitectónicas, en la práctica, se toman en grupos. Aún así, existe una comprensión limitada de las prácticas de toma de decisiones de grupos industriales en arquitectura de software y los desafíos que enfrentan los grupos de arquitectura de software. NO PERMITE SOLUCIONAR NINGUNA PREGUNTA</text:p>
          </table:table-cell>
          <table:table-cell table:style-name="ce156"/>
          <table:table-cell table:style-name="ce156" office:value-type="string" calcext:value-type="string">
            <text:p>Excluded</text:p>
          </table:table-cell>
          <table:table-cell table:style-name="ce122" office:value-type="float" office:value="2018" calcext:value-type="float">
            <text:p>2018</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FALSE()" office:value-type="float" office:value="0" calcext:value-type="float">
            <text:p>0</text:p>
          </table:table-cell>
          <table:table-cell table:style-name="ce156" table:formula="of:=TRUE()" office:value-type="float" office:value="1" calcext:value-type="float">
            <text:p>1</text:p>
          </table:table-cell>
          <table:table-cell table:style-name="ce156" office:value-type="string" calcext:value-type="string">
            <text:p>1) Presentamos un estudio de prácticas industriales de GDM (Group Decision Making - Toma de decisones grupal) en SA (Software Architecture). Las preguntas de investigación que guían nuestro estudio son: RQ1: ¿Cuáles son las prácticas de toma de decisiones grupales existentes en los grupos de SA del mundo real? PQ2: ¿Se están practicando actualmente las técnicas de toma de decisiones grupales de acuerdo con las técnicas de la literatura GDM? RQ3. ¿Cuáles son los desafíos que enfrentan los grupos de SA al tomar decisiones grupales relacionadas con la arquitectura? PQ4: ¿Cuán satisfechos están los miembros del grupo de SA con los diversos aspectos de GDM?</text:p>
            <text:p>2) La toma de decisiones en grupo es un área de investigación que tiene como objetivo comprender y desarrollar métodos para mejorar el proceso de decisión colectiva.</text:p>
            <text:p>3) Se reconoce que las decisiones de diseño arquitectónico (o simplemente, ADD) son bloques de construcción importantes en el diseño de una arquitectura de software. Los ADD implican elegir las entidades arquitectónicas adecuadas que satisfagan las preocupaciones de las partes interesadas, así como los criterios de calidad establecidos para el sistema.</text:p>
          </table:table-cell>
          <table:table-cell table:style-name="ce156"/>
          <table:table-cell table:style-name="ce88" table:number-columns-repeated="2"/>
          <table:table-cell table:style-name="ce170" table:number-columns-repeated="10"/>
          <table:table-cell table:style-name="ce27" table:content-validation-name="val1" office:value-type="string" calcext:value-type="string">
            <text:p>Undergraduate</text:p>
          </table:table-cell>
          <table:table-cell table:style-name="ce170"/>
          <table:table-cell table:style-name="ce156" office:value-type="string" calcext:value-type="string">
            <text:p>1) Una arquitectura de software consta de decisiones de diseño arquitectónico que conducen a una solución elegida y un plano de la solución.</text:p>
          </table:table-cell>
          <table:table-cell table:style-name="ce184"/>
          <table:table-cell table:style-name="ce131"/>
          <table:table-cell table:number-columns-repeated="985"/>
        </table:table-row>
        <table:table-row table:style-name="ro4">
          <table:table-cell table:style-name="ce125" office:value-type="string" calcext:value-type="string">
            <text:p>P61</text:p>
          </table:table-cell>
          <table:table-cell table:style-name="ce25" office:value-type="string" calcext:value-type="string">
            <text:p>Creating <text:s/>and <text:s/>Teaching <text:s/>a <text:s/>MOOC <text:s/>on <text:s/>Pattern-Oriented <text:s/>Software Architecture (POSA) <text:s/>for <text:s/>Concurrent <text:s/>and <text:s/>Networked <text:s/>Software</text:p>
          </table:table-cell>
          <table:table-cell table:style-name="ce146" office:value-type="string" calcext:value-type="string">
            <text:p><text:a xlink:href="https://drive.google.com/file/d/1gt8iMqAYluBHFEnNHkun0HmBkySxKYhs/view?usp=sharing" xlink:type="simple">https://drive.google.com/file/d/1gt8iMqAYluBHFEnNHkun0HmBkySxKYhs/view?usp=sharing</text:a></text:p>
          </table:table-cell>
          <table:table-cell table:style-name="ce130" office:value-type="string" calcext:value-type="string">
            <text:p>USA</text:p>
          </table:table-cell>
          <table:table-cell table:style-name="ce130" office:value-type="string" calcext:value-type="string">
            <text:p>MOOC sobre patrones de arquitectura en red. Se narra la experiencias, las dificultades, retos de haber creado un MOOC.</text:p>
          </table:table-cell>
          <table:table-cell table:style-name="ce130" office:value-type="string" calcext:value-type="string">
            <text:p>Schmidt2013</text:p>
          </table:table-cell>
          <table:table-cell table:style-name="ce67" office:value-type="string" calcext:value-type="string">
            <text:p>SoftwareArchitecture</text:p>
          </table:table-cell>
          <table:table-cell table:style-name="ce125" office:value-type="float" office:value="2013" calcext:value-type="float">
            <text:p>2013</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La enseñanza se hace a través de un MOOC a mas de 31 mil estudiantes en el 2013 lo que generó un volumen altísimo de solicitudes, recursos.</text:p>
          </table:table-cell>
          <table:table-cell table:style-name="ce130" office:value-type="string" calcext:value-type="string">
            <text:p>:14:</text:p>
          </table:table-cell>
          <table:table-cell table:style-name="ce135" office:value-type="string" calcext:value-type="string">
            <text:p>Muchos estudiantes provienen de la industria, con muchos años de experiencia y de muchos países. Ellos dan feedback a los docentes y curso.</text:p>
          </table:table-cell>
          <table:table-cell table:style-name="ce135" office:value-type="string" calcext:value-type="string">
            <text:p>Ninguno</text:p>
          </table:table-cell>
          <table:table-cell table:number-columns-repeated="2" table:style-name="ce130" office:value-type="string" calcext:value-type="string">
            <text:p>Ninguna</text:p>
          </table:table-cell>
          <table:table-cell table:style-name="ce130" office:value-type="string" calcext:value-type="string">
            <text:p>Ninguno</text:p>
          </table:table-cell>
          <table:table-cell table:style-name="ce130"/>
          <table:table-cell table:number-columns-repeated="2" table:style-name="ce130" office:value-type="string" calcext:value-type="string">
            <text:p>Ninguna</text:p>
          </table:table-cell>
          <table:table-cell table:style-name="ce130" office:value-type="string" calcext:value-type="string">
            <text:p>Mejorar la comprensión sobre cómo crear y aplicar patrones y frameworks para crear aplicaciones en red concurrentes de calidad.</text:p>
          </table:table-cell>
          <table:table-cell table:style-name="ce130" office:value-type="string" calcext:value-type="string">
            <text:p>:5:</text:p>
          </table:table-cell>
          <table:table-cell table:style-name="ce130" office:value-type="string" calcext:value-type="string">
            <text:p>1) Al desarrollar y enseñar el MOOC POSA no teníamos idea de qué tan bien / mal preparados estarían los estudiantes, ya que no hay requisitos previos en el plan de estudios de Coursera.</text:p>
            <text:p>2) Una crítica común de los MOOC convencionales es que deshumanizan la educación al descuidar o degradar las interacciones entre estudiantes y profesores.  </text:p>
            <text:p>3) Se emplea una enorme cantidad de tiempo (meses de filmación) preparando los videos y el material, mucho más que las clases presenciales.</text:p>
            <text:p>4) Se require un equipo de personas para la postproducción, quizzificación, manejo de coursera, expertos que responden las preguntas de los estudiantes, etc.</text:p>
            <text:p>5) Muchas otras que el paper explica en detalle.</text:p>
          </table:table-cell>
          <table:table-cell table:style-name="ce130" office:value-type="string" calcext:value-type="string">
            <text:p>Ninguno</text:p>
          </table:table-cell>
          <table:table-cell table:style-name="ce25" table:content-validation-name="val4" office:value-type="string" calcext:value-type="string">
            <text:p>Continued education program</text:p>
          </table:table-cell>
          <table:table-cell table:number-columns-repeated="2" table:style-name="ce130" office:value-type="string" calcext:value-type="string">
            <text:p>Ninguno</text:p>
          </table:table-cell>
          <table:table-cell table:style-name="ce180" office:value-type="string" calcext:value-type="string">
            <text:p>Ninguna.</text:p>
          </table:table-cell>
          <table:table-cell table:style-name="ce148" office:value-type="string" calcext:value-type="string">
            <text:p>Ninguno</text:p>
          </table:table-cell>
          <table:table-cell table:number-columns-repeated="985"/>
        </table:table-row>
        <table:table-row table:style-name="ro4">
          <table:table-cell table:style-name="ce125" office:value-type="string" calcext:value-type="string">
            <text:p>P64</text:p>
          </table:table-cell>
          <table:table-cell table:style-name="ce25" office:value-type="string" calcext:value-type="string">
            <text:p>Teaching Reform and Practice of Software Architecture Design Course under the Background of Engineering Education</text:p>
          </table:table-cell>
          <table:table-cell table:style-name="ce149" office:value-type="string" calcext:value-type="string">
            <text:p><text:a xlink:href="https://drive.google.com/file/d/1WUqyEomDNxBlbWLhzHy32wr5riYTKDH_/view?usp=sharing" xlink:type="simple">https://drive.google.com/file/d/1WUqyEomDNxBlbWLhzHy32wr5riYTKDH_/view?usp=sharing</text:a></text:p>
          </table:table-cell>
          <table:table-cell table:style-name="ce130" office:value-type="string" calcext:value-type="string">
            <text:p>China</text:p>
          </table:table-cell>
          <table:table-cell table:style-name="ce130" office:value-type="string" calcext:value-type="string">
            <text:p>En este documento informamos nuestra reforma de la enseñanza basada en la enseñanza basada en casos, el aula invertida y la práctica de proyectos.</text:p>
          </table:table-cell>
          <table:table-cell table:style-name="ce130" office:value-type="string" calcext:value-type="string">
            <text:p>Li2019</text:p>
          </table:table-cell>
          <table:table-cell table:style-name="ce67" office:value-type="string" calcext:value-type="string">
            <text:p>SoftwareArchitecture</text:p>
          </table:table-cell>
          <table:table-cell table:style-name="ce125" office:value-type="float" office:value="2019" calcext:value-type="float">
            <text:p>2019</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1) La  enseñanza es principalmente basada en casos, y en los enlaces prácticos se centra el diseño y análisis de proyectos reales de software de las empresas. Combinamos los tres en la medida de lo posible. En un entorno más real, los estudiantes experimentan y utilizan la teoría y la tecnología del diseño de arquitectura de software en proyectos específicos, con el fin de mejorar el efecto de enseñanza. </text:p>
            <text:p>2) Primero el docente enseña los fundamentos de arquitecturas.</text:p>
            <text:p>3) Luego, los profesores pueden realizar principalmente la enseñanza basada en casos en forma de aula invertida. Ejemplos de casos: sistema ATM mediante el estilo cliente-servidor, sistema de ventas online orientado a servicios, sistema de monitoreo de emergencia basado en el patrón de diseño de arquitectura de software de componentes, sistema de conducción automático basado en diseño de arquitectura de software en tiempo real, etc. Cada alumno tiene una semana para analizar el caso y completar las tareas de diseño requeridas por la tarea.</text:p>
            <text:p>4) Luego en equipos, los estudiantes eligen un proyecto de software real desarrollado por la empresa de software que coopera estrechamente con nuestra universidad después de tratarlo como el proyecto principal de práctica curricular. Se les da el codigo fuente del proyecto para que lo analicen, le hagan el diseño arquitectónico y la evaluación de la arquitectura.</text:p>
          </table:table-cell>
          <table:table-cell table:style-name="ce130" office:value-type="string" calcext:value-type="string">
            <text:p>:2.6:13</text:p>
          </table:table-cell>
          <table:table-cell table:style-name="ce135" office:value-type="string" calcext:value-type="string">
            <text:p>1) Los estudiantes eligen un proyecto de software real desarrollado por la  empresa de software que coopera estrechamente con nuestra universidad después de tratarlo como el proyecto principal de práctica curricular.</text:p>
            <text:p>2) Mientras utilizamos software real para la práctica, invitamos a los arquitectos de primera línea de las empresas cooperativas  dar conferencias. Provienen de varios dominios: sistema de gestión de información hospitalaria, sistema de gestión de información sanitaria, sistema para compartir fotos en línea, sistema inteligente de monitorización de edificios, etc. No son proyectos imaginarios de libros de texto.</text:p>
          </table:table-cell>
          <table:table-cell table:style-name="ce135" office:value-type="string" calcext:value-type="string">
            <text:p>:1:4:</text:p>
          </table:table-cell>
          <table:table-cell table:style-name="ce130" office:value-type="string" calcext:value-type="string">
            <text:p>1) Usar todo el tiempo del aula para enseñar la teoría abstracta del diseño de arquitectura de software hace que los estudiantes se sientan aburridos. </text:p>
            <text:p>2) Los casos en los libros de texto son de pequeña escala y solo son adecuados para la enseñanza, pero no para que los estudiantes practiquen.</text:p>
          </table:table-cell>
          <table:table-cell table:style-name="ce130" office:value-type="string" calcext:value-type="string">
            <text:p>Patrones de arquitectura: clliente-servidor, orientado a servicios, componentes, sistemas en tiempo real.</text:p>
          </table:table-cell>
          <table:table-cell table:style-name="ce130" office:value-type="string" calcext:value-type="string">
            <text:p>Ninguno</text:p>
          </table:table-cell>
          <table:table-cell table:style-name="ce130" office:value-type="string" calcext:value-type="string">
            <text:p>:1:</text:p>
          </table:table-cell>
          <table:table-cell table:style-name="ce130" office:value-type="string" calcext:value-type="string">
            <text:p>1) Trabajo en equipo</text:p>
          </table:table-cell>
          <table:table-cell table:style-name="ce130" office:value-type="string" calcext:value-type="string">
            <text:p>:4:</text:p>
          </table:table-cell>
          <table:table-cell table:style-name="ce130" office:value-type="string" calcext:value-type="string">
            <text:p>Mejorar la capacidad del estudiante para comprender los problemas y planificar las soluciones a nivel conceptual, y transformar al alumno de programador a arquitecto </text:p>
          </table:table-cell>
          <table:table-cell table:style-name="ce130" office:value-type="string" calcext:value-type="string">
            <text:p>:4:</text:p>
          </table:table-cell>
          <table:table-cell table:style-name="ce130" office:value-type="string" calcext:value-type="string">
            <text:p>1) El conocimiento cubre una amplia gama. Las actividades en cada etapa del diseño de arquitectura de software involucran muchos conocimientos aprendidos en otros cursos, como redes, bases de datos, sistema operativo, sistema distribuido, ingeniería de software, etc. Es una consideración y aplicación integral de estos conocimientos. Por eso es importante que el alumno aprenda bien estos cursos.</text:p>
            <text:p>2) El grado de abstracción del conocimiento curricular es alto. El diseño de la arquitectura de software se centra en explorar el nivel macro del software, que está muy lejos de la codificación específica con la que los estudiantes están muy familiarizados.</text:p>
            <text:p>3) El equilibrio entre teoría y práctica. El conocimiento teórico es el conocimiento general que se puede aplicar a todo el diseño de arquitectura de software. La práctica requiere un compromiso entre la teoría y el sistema lo más real posible, de manera de combinar los conocimientos generales con proyectos de software específicos y lograr mejores resultados de aprendizaje.</text:p>
          </table:table-cell>
          <table:table-cell table:style-name="ce130" office:value-type="string" calcext:value-type="string">
            <text:p>:2:14:</text:p>
          </table:table-cell>
          <table:table-cell table:style-name="ce25" table:content-validation-name="val1" office:value-type="string" calcext:value-type="string">
            <text:p>Undergraduate</text:p>
          </table:table-cell>
          <table:table-cell table:style-name="ce130" office:value-type="string" calcext:value-type="string">
            <text:p>Ninguno</text:p>
          </table:table-cell>
          <table:table-cell table:style-name="ce130" office:value-type="string" calcext:value-type="string">
            <text:p>El diseño de arquitectura es un diseño de alto nivel, que debe centrarse en los atributos de calidad del sistema, incluidos el rendimiento, la seguridad, la capacidad de mantenimiento, etc. La arquitectura del software, separa la estructura general del sistema (incluidos los componentes y sus conexiones) de los detalles internos de cada componente y enfatiza la vista externa de los componentes, es decir, las interfaces proporcionadas y necesarias por los componentes y las conexiones con otros componentes. </text:p>
          </table:table-cell>
          <table:table-cell table:style-name="ce180" office:value-type="string" calcext:value-type="string">
            <text:p>Ninguno.</text:p>
          </table:table-cell>
          <table:table-cell table:style-name="ce148" office:value-type="string" calcext:value-type="string">
            <text:p>Ninguno</text:p>
          </table:table-cell>
          <table:table-cell table:number-columns-repeated="985"/>
        </table:table-row>
        <table:table-row table:style-name="ro4">
          <table:table-cell table:style-name="ce125" office:value-type="string" calcext:value-type="string">
            <text:p>P65</text:p>
          </table:table-cell>
          <table:table-cell table:style-name="ce25" office:value-type="string" calcext:value-type="string">
            <text:p>A Course on Software Architecture for Defense Applications</text:p>
          </table:table-cell>
          <table:table-cell table:style-name="ce140" office:value-type="string" calcext:value-type="string">
            <text:p><text:a xlink:href="https://drive.google.com/file/d/1vJWSVmY77febNqpradtqI6Ar5-9aCGNi/view?usp=sharing" xlink:type="simple">https://drive.google.com/file/d/1vJWSVmY77febNqpradtqI6Ar5-9aCGNi/view?usp=sharing</text:a></text:p>
          </table:table-cell>
          <table:table-cell table:style-name="ce130" office:value-type="string" calcext:value-type="string">
            <text:p>Italia</text:p>
          </table:table-cell>
          <table:table-cell table:style-name="ce130" office:value-type="string" calcext:value-type="string">
            <text:p>Describimos una experiencia de diseño y enseñanza de varias ediciones de un curso sobre arquitectura de software en el contexto de un gran integrador de sistemas de defensa de misión crítica, que van desde el control del tráfico aéreo hasta los sistemas de control del tráfico de embarcaciones, a saber, SELEX Sistemi Integrati, una empresa de el grupo Finmeccanica, Italia.</text:p>
          </table:table-cell>
          <table:table-cell table:style-name="ce130" office:value-type="string" calcext:value-type="string">
            <text:p>Ciancarini2016</text:p>
          </table:table-cell>
          <table:table-cell table:style-name="ce67" office:value-type="string" calcext:value-type="string">
            <text:p>SoftwareArchitecture</text:p>
          </table:table-cell>
          <table:table-cell table:style-name="ce125" office:value-type="float" office:value="2016" calcext:value-type="float">
            <text:p>2016</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2) La empresa inició hace algunos años un programa de aprendizaje llamado SELEX Sistemi Integrati Academy. La Academia es una herramienta operativa para mejorar y desarrollar el patrimonio de conocimiento corporativo y mejorar con el tiempo. Las actividades se desarrollan a través de tres escuelas: Escuela de Radares y Sistemas, Escuela de Ingeniería de Sistemas y Escuela de Sistemas de Software Complejos, totalizando más de 100 cursos. La arquitectura de software fue el primer curso de la Escuela. Se asumia que los estudiantes tuvieran bases de C++ y Ada.</text:p>
            <text:p>2) Los ejemplos y los ejercicios deben enfocarse en sistemas de software reales desarrollados por la empresa. </text:p>
          </table:table-cell>
          <table:table-cell table:style-name="ce130" office:value-type="string" calcext:value-type="string">
            <text:p>:13:</text:p>
          </table:table-cell>
          <table:table-cell table:style-name="ce135" office:value-type="string" calcext:value-type="string">
            <text:p>El contexto de esta experiencia es una de las empresas italianas más importantes para la ingeniería de sistemas: Finmeccanica, un gran grupo empresarial industrial que opera a nivel mundial en los sectores aeroespacial, de defensa y de seguridad. Es un líder de la industria en los campos de helicópteros y electrónica de defensa.</text:p>
          </table:table-cell>
          <table:table-cell table:style-name="ce135" office:value-type="string" calcext:value-type="string">
            <text:p>Ninguno</text:p>
          </table:table-cell>
          <table:table-cell table:style-name="ce130" office:value-type="string" calcext:value-type="string">
            <text:p>En un contexto industrial, estas dos actividades, a saber, las conferencias excathedra y el proyecto de juguetes, no son adecuadas porque los alumnos ya tienen alguna experiencia práctica en grandes proyectos de software y, lo que es más importante, hay poco tiempo para presentar, comparar y poner en práctica una variedad de teorías arquitectónicas.</text:p>
          </table:table-cell>
          <table:table-cell table:style-name="ce130" office:value-type="string" calcext:value-type="string">
            <text:p>El curso es una introducción a la arquitectura de software con alguna referencia a las líneas de productos de software, poniendo la arquitectura de software en una perspectiva de reutilización de software y presentando las tecnologías relacionadas.</text:p>
            <text:p>Los resultados del aprendizaje del curso sobre arquitectura de software se definieron como un curso de revisión sobre arquitecturas de sistemas de software y métodos de ingeniería de software relacionados para diseñar sistemas complejos de software intensivo. La idea principal era establecer una línea de base coherente de métodos de desarrollo de software, notas de modelado, técnicas para la reutilización de activos de software basadas en estilos arquitectónicos y patrones de diseño. Más específicamente, se esperaba que los alumnos obtuvieran un conocimiento básico de los principios que rigen la arquitectura de software y la relación entre los requisitos, las arquitecturas del sistema y los componentes de software (Ingeniería de software basada en componentes, CBSE).</text:p>
            <text:p>sus contenidos son los principios y la práctica de modelar y documentar sistemas (software) con UML, apuntando a la capacidad de describir, analizar y evaluar un sistema software utilizando una notación de modelado. Trabaja las lineas de productos, MDA. </text:p>
          </table:table-cell>
          <table:table-cell table:style-name="ce130" office:value-type="string" calcext:value-type="string">
            <text:p>:5:</text:p>
          </table:table-cell>
          <table:table-cell table:style-name="ce130"/>
          <table:table-cell table:number-columns-repeated="2" table:style-name="ce130" office:value-type="string" calcext:value-type="string">
            <text:p>Ninguna</text:p>
          </table:table-cell>
          <table:table-cell table:style-name="ce130" office:value-type="string" calcext:value-type="string">
            <text:p>La arquitectura de sistemas de software complejos a gran escala, que tienen decenas de miles de requisitos y millones de líneas de código, requiere habilidades de modelado y abstracción muy altas.</text:p>
          </table:table-cell>
          <table:table-cell table:style-name="ce130" office:value-type="string" calcext:value-type="string">
            <text:p>:5:</text:p>
          </table:table-cell>
          <table:table-cell table:style-name="ce130" office:value-type="string" calcext:value-type="string">
            <text:p>1) Cómo se puede presentar y enseñar arquitectura de software y reutilización de activos a ingenieros que han estado diseñando sistemas durante años sin abordar explícitamente el concepto. </text:p>
            <text:p>2) ¿Cuál es el papel de una arquitectura de software al construir un sistema grande, por ejemplo, un sistema de comando y control? ¿Cómo se crea? ¿Cómo se gestiona? </text:p>
          </table:table-cell>
          <table:table-cell table:style-name="ce130" office:value-type="string" calcext:value-type="string">
            <text:p>Ninguno</text:p>
          </table:table-cell>
          <table:table-cell table:style-name="ce25" table:content-validation-name="val1" office:value-type="string" calcext:value-type="string">
            <text:p>Business training</text:p>
          </table:table-cell>
          <table:table-cell table:number-columns-repeated="2" table:style-name="ce130" office:value-type="string" calcext:value-type="string">
            <text:p>Ninguno</text:p>
          </table:table-cell>
          <table:table-cell table:style-name="ce180" office:value-type="string" calcext:value-type="string">
            <text:p>1) Comparar los resultados de las pruebas de acceso y finales. Se entregó una hoja de puntuación con 15 preguntas cerradas (cada pregunta tenía cuatro posibles respuestas) al comienzo del primer día y al final del último día. Se utilizó el mismo conjunto de preguntas y respuestas en ambas pruebas: entrada y final. La prueba de ingreso tuvo un 41% de respuestas correctas, mientras que la prueba final arrojó casi un 80% de respuestas correctas.</text:p>
            <text:p>2) Recopilación de las respuestas de los alumnos a un cuestionario de satisfacción. La satisfacción se midió en siete parámetros diferentes y promedió 82,7 en una escala de 0 a 100.</text:p>
          </table:table-cell>
          <table:table-cell table:style-name="ce219" office:value-type="string" calcext:value-type="string">
            <text:p>:1:4:</text:p>
          </table:table-cell>
          <table:table-cell table:number-columns-repeated="985"/>
        </table:table-row>
        <table:table-row table:style-name="ro4">
          <table:table-cell table:style-name="ce125" office:value-type="string" calcext:value-type="string">
            <text:p>P66</text:p>
          </table:table-cell>
          <table:table-cell table:style-name="ce25" office:value-type="string" calcext:value-type="string">
            <text:p>A Software Architecture Teacher's Dilemmas</text:p>
          </table:table-cell>
          <table:table-cell table:style-name="ce146" office:value-type="string" calcext:value-type="string">
            <text:p><text:a xlink:href="https://drive.google.com/file/d/1dynhNQkTXd5Oqi1Ehuui7Oqg145tjrp5/view?usp=sharing" xlink:type="simple">https://drive.google.com/file/d/1dynhNQkTXd5Oqi1Ehuui7Oqg145tjrp5/view?usp=sharing</text:a></text:p>
          </table:table-cell>
          <table:table-cell table:style-name="ce130" office:value-type="string" calcext:value-type="string">
            <text:p>India</text:p>
          </table:table-cell>
          <table:table-cell table:style-name="ce130" office:value-type="string" calcext:value-type="string">
            <text:p>En este ensayo reflexivo, el autor identifica algunos momentos decisivos denominados dilemas de instrucción en los que un maestro reflexiona sobre las elecciones y sus consecuencias para que suceda un aprendizaje significativo.</text:p>
          </table:table-cell>
          <table:table-cell table:style-name="ce130" office:value-type="string" calcext:value-type="string">
            <text:p>Kiwelekar2021</text:p>
          </table:table-cell>
          <table:table-cell table:style-name="ce67" office:value-type="string" calcext:value-type="string">
            <text:p>SoftwareArchitecture</text:p>
          </table:table-cell>
          <table:table-cell table:style-name="ce125" office:value-type="float" office:value="2021" calcext:value-type="float">
            <text:p>202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1) Usar un enfoque constructivista que percibe el aprendizaje como un proceso de construcción de conocimiento en el que los estudiantes desarrollan una visión sobre un tema a través de la participación activa en las actividades de aprendizaje. </text:p>
            <text:p>2) Usar proyecto o aprendizaje basado en problemas, esto motiva el trabajo  colaborativo.</text:p>
            <text:p>3) Enseñar cosas concretas antes que abstractas.</text:p>
            <text:p>4) Adoptar tecnologías modernas, como desarrollo web, esto es un reto y algo motivador para el estudiante.</text:p>
            <text:p>5) Favorecer la ingenieria inversa a la directa. Los estudiantes se darán cuenta de la necesidad de abstracciones de nivel superior para obtener control sobre una aplicación de mayor tamaño. Los estudiantes podrán documentar una aplicación determinada en la vista de módulo.</text:p>
            <text:p>6) Favorecer el concepto de arquitectura de software como un proceso de descomposición, en lugar de decisiones. Se recomienda usar aula invertida para descomponer el sistema: se les da videos de conceptos, en clase se ve en código cómo se implementan esos concepts (concurrencia, persistencia, gestion de eventos, manejo de errores...)-</text:p>
            <text:p>7) Observamos que enseñar diseño de arquitectura con enfoque POSA ((The Pattern-Oriented Software Architecture)) seguido de una breve explicación de ADD es una mejor opción.</text:p>
            <text:p>8) El instructor le pide al estudiante que seleccione una tecnología apropiada para implementar la solución arquitectónica para el problema utilizado durante la actividad de diseño de arquitectura.</text:p>
          </table:table-cell>
          <table:table-cell table:style-name="ce130" office:value-type="string" calcext:value-type="string">
            <text:p>:12:</text:p>
          </table:table-cell>
          <table:table-cell table:style-name="ce135" office:value-type="string" calcext:value-type="string">
            <text:p>Ninguna</text:p>
          </table:table-cell>
          <table:table-cell table:style-name="ce135" office:value-type="string" calcext:value-type="string">
            <text:p>Ninguno</text:p>
          </table:table-cell>
          <table:table-cell table:number-columns-repeated="2" table:style-name="ce130" office:value-type="string" calcext:value-type="string">
            <text:p>Ninguna</text:p>
          </table:table-cell>
          <table:table-cell table:number-columns-repeated="2" table:style-name="ce130" office:value-type="string" calcext:value-type="string">
            <text:p>Ninguno</text:p>
          </table:table-cell>
          <table:table-cell table:style-name="ce130" office:value-type="string" calcext:value-type="string">
            <text:p>Nunguna</text:p>
          </table:table-cell>
          <table:table-cell table:number-columns-repeated="3" table:style-name="ce130" office:value-type="string" calcext:value-type="string">
            <text:p>Ninguna</text:p>
          </table:table-cell>
          <table:table-cell table:style-name="ce130" office:value-type="string" calcext:value-type="string">
            <text:p>1) Con la experiencia de la programación, eso también en un solo lenguaje de programación (por ejemplo, C / Java), a los estudiantes les resulta difícil comprender los problemas sistémicos de alto nivel (por ejemplo, puntos de vista, estilos arquitectónicos, decisiones arquitectónicas y sus consecuencias) que se tratan en un curso de software. Arquitectura. Estas dificultades provienen de dos fuentes. Primero, los estudiantes carecen de experiencia para trabajar en un proyecto de gran envergadura, el segundo, la naturaleza abstracta de las arquitecturas. </text:p>
          </table:table-cell>
          <table:table-cell table:style-name="ce130" office:value-type="string" calcext:value-type="string">
            <text:p>:2:5:</text:p>
          </table:table-cell>
          <table:table-cell table:style-name="ce25" table:content-validation-name="val1" office:value-type="string" calcext:value-type="string">
            <text:p>Undergraduate</text:p>
          </table:table-cell>
          <table:table-cell table:style-name="ce130" office:value-type="string" calcext:value-type="string">
            <text:p>Ninguno</text:p>
          </table:table-cell>
          <table:table-cell table:style-name="ce130" office:value-type="string" calcext:value-type="string">
            <text:p>1) La Arquitectura de Software se refiere a la estructura fundamental de un sistema de software que se manifiesta a través de los elementos del programa y las relaciones entre ellos. Esta definición destaca la arquitectura como un proceso de descomposición. </text:p>
            <text:p>2) Decisiones arquitectónicas y difíciles de cambiar en las últimas etapas de desarrollo, por ejemplo, decisiones relativas a la elección de plataformas tecnológicas o la elección del estilo de arquitectura. Esta definición destaca que la arquitectura de software es un proceso de toma de decisiones.</text:p>
          </table:table-cell>
          <table:table-cell table:style-name="ce180" office:value-type="string" calcext:value-type="string">
            <text:p>Aquí, cabe señalar que estos son los dilemas experimentados por un instructor.</text:p>
          </table:table-cell>
          <table:table-cell table:style-name="ce148" office:value-type="string" calcext:value-type="string">
            <text:p>Ninguno</text:p>
          </table:table-cell>
          <table:table-cell table:number-columns-repeated="985"/>
        </table:table-row>
        <table:table-row table:style-name="ro4">
          <table:table-cell table:style-name="ce120" office:value-type="string" calcext:value-type="string">
            <text:p>P67</text:p>
          </table:table-cell>
          <table:table-cell table:style-name="ce133" office:value-type="string" calcext:value-type="string">
            <text:p>A Flipped Classroom Experience Teaching Software Engineering</text:p>
          </table:table-cell>
          <table:table-cell table:style-name="ce150" office:value-type="string" calcext:value-type="string">
            <text:p><text:a xlink:href="https://drive.google.com/file/d/1zrZJCuQVm7wOH7g0nWYsy39mS1lWlqCv/view?usp=sharing" xlink:type="simple">https://drive.google.com/file/d/1zrZJCuQVm7wOH7g0nWYsy39mS1lWlqCv/view?usp=sharing</text:a></text:p>
          </table:table-cell>
          <table:table-cell table:style-name="ce133" office:value-type="string" calcext:value-type="string">
            <text:p>Argentina</text:p>
          </table:table-cell>
          <table:table-cell table:style-name="ce133" office:value-type="string" calcext:value-type="string">
            <text:p>Este documento describe nuestra experiencia rediseñando nuestras clases y materiales de estudio para adoptar un enfoque de aula invertida combinado con algunas otras técnicas de enseñanza no tradicionales.</text:p>
          </table:table-cell>
          <table:table-cell table:style-name="ce133" office:value-type="string" calcext:value-type="string">
            <text:p>Paez2017</text:p>
          </table:table-cell>
          <table:table-cell table:style-name="ce155" office:value-type="string" calcext:value-type="string">
            <text:p>SoftwareEngineering</text:p>
          </table:table-cell>
          <table:table-cell table:style-name="ce120" office:value-type="float" office:value="2017" calcext:value-type="float">
            <text:p>2017</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office:value-type="string" calcext:value-type="string">
            <text:p>1) Usan aula invertida. Antes: videos, lecturas. Durante: ejercicios y discusiones.</text:p>
            <text:p>2) Al mismo tiempo, decidimos organizar el tiempo "en clase" utilizando técnicas de enseñanza "desde el fondo del aula". Estas técnicas amigables con el cerebro están especialmente diseñadas para la formación de adultos y tienen como objetivo generar experiencias de aprendizaje inmersivas, colaborativas y activas.</text:p>
            <text:p>3) Coding katas y coding dojo. Un Coding Dojo es una reunión en la que un grupo de programadores se reúnen para trabajar en un desafío de programación. Están allí para divertirse y participar en la práctica deliberada para mejorar sus habilidades.</text:p>
            <text:p>4) Otro cambio importante que implementamos fue en la estrategia de evaluación. No usamos exámenes para evaluar a los estudiantes, usamos una estrategia de evaluación multifactorial que se basa en 3 dimensiones principales: las tareas semanales, la participación "en clase" y la tarea final del grupo. Las asignaciones semanales brindan a los estudiantes comentarios frecuentes sobre su desempeño.</text:p>
            <text:p>5) Cada lectura tiene asociado un quiz de selección multiple de entre 3 y 5 preguntas.</text:p>
          </table:table-cell>
          <table:table-cell table:style-name="ce133" office:value-type="string" calcext:value-type="string">
            <text:p>:6:</text:p>
          </table:table-cell>
          <table:table-cell table:style-name="ce133" office:value-type="string" calcext:value-type="string">
            <text:p>1) Una vez finalizado el curso, invitamos a dos visitantes a compartir sus experiencias de trabajo en la industria del software. Intentamos mezclar visitantes de diferentes contextos para brindar una perspectiva más realista, generalmente uno de ellos de una empresa nueva o pequeña y el otro de una corporación internacional. Estas visitas son muy bien recibidas por los estudiantes y son una gran motivación para que vean cómo lo que estudian en nuestro curso se alinea con lo que comparten los visitantes.</text:p>
            <text:p>2) Utilizar herramientas que se usan en la industria (bug tracking, integración continua, trello, heroku, vagrant). Vagrant www.vagranup.com,  realmente simplifica las instalaciones y configuraciones de herramientas mediante la creación de Máquinas Virtuales.</text:p>
          </table:table-cell>
          <table:table-cell table:style-name="ce133" office:value-type="string" calcext:value-type="string">
            <text:p>:14:</text:p>
          </table:table-cell>
          <table:table-cell table:style-name="ce133" office:value-type="string" calcext:value-type="string">
            <text:p>Ninguna</text:p>
          </table:table-cell>
          <table:table-cell table:style-name="ce133" office:value-type="string" calcext:value-type="string">
            <text:p>Es el tecer curso de ingeniería de software, el primero es de requitos, el segundo es de arquitectura y diseño y el tecero es de planifiación, estimación y procesos.</text:p>
          </table:table-cell>
          <table:table-cell table:number-columns-repeated="2" table:style-name="ce133" office:value-type="string" calcext:value-type="string">
            <text:p>Ninguno</text:p>
          </table:table-cell>
          <table:table-cell table:number-columns-repeated="4" table:style-name="ce133" office:value-type="string" calcext:value-type="string">
            <text:p>Ninguna</text:p>
          </table:table-cell>
          <table:table-cell table:style-name="ce133" office:value-type="string" calcext:value-type="string">
            <text:p>1) Enseñar con conferencias tradicionales no es motivante para los estudiantes.</text:p>
          </table:table-cell>
          <table:table-cell table:style-name="ce133" office:value-type="string" calcext:value-type="string">
            <text:p>:4:</text:p>
          </table:table-cell>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Se ha dado con estas tecnicas dos veces con buenos resultados y buenos comentarios de los estudiantes.</text:p>
          </table:table-cell>
          <table:table-cell table:style-name="ce128" office:value-type="string" calcext:value-type="string">
            <text:p>:1:</text:p>
          </table:table-cell>
          <table:table-cell table:number-columns-repeated="985"/>
        </table:table-row>
        <table:table-row table:style-name="ro4">
          <table:table-cell table:style-name="ce125" office:value-type="string" calcext:value-type="string">
            <text:p>P68</text:p>
          </table:table-cell>
          <table:table-cell table:style-name="ce130" office:value-type="string" calcext:value-type="string">
            <text:p>Agile Approaches for Teaching and Learning Software Architecture Design Processes and Methods</text:p>
          </table:table-cell>
          <table:table-cell table:style-name="ce146" office:value-type="string" calcext:value-type="string">
            <text:p><text:a xlink:href="https://drive.google.com/file/d/1WnXv7wy0wOQcAwYooe_HybqDmEVz1-ol/view?usp=sharing" xlink:type="simple">https://drive.google.com/file/d/1WnXv7wy0wOQcAwYooe_HybqDmEVz1-ol/view?usp=sharing</text:a></text:p>
          </table:table-cell>
          <table:table-cell table:style-name="ce159" office:value-type="string" calcext:value-type="string">
            <text:p>Dinamarca</text:p>
          </table:table-cell>
          <table:table-cell table:style-name="ce130" office:value-type="string" calcext:value-type="string">
            <text:p>Proporcionamos enfoques ágiles de enseñanza y aprendizaje para el análisis, el diseño y la evaluación de la arquitectura de software. En particular, nos enfocamos en equipos ágiles en análisis de requisitos (de calidad) arquitectónicamente significativos y gestión de cambios para proyectos ágiles colocados y distribuidos, entrega de diseño de arquitectura iterativa y continua utilizando storyboards y plataformas de colaboración, y utilizando arquitecturas de referencia de software para monitorear y controlar el diseño y evolución de una arquitectura de software</text:p>
          </table:table-cell>
          <table:table-cell table:style-name="ce130" office:value-type="string" calcext:value-type="string">
            <text:p>Chauhan2019</text:p>
          </table:table-cell>
          <table:table-cell table:style-name="ce67" office:value-type="string" calcext:value-type="string">
            <text:p>SoftwareArchitecture</text:p>
          </table:table-cell>
          <table:table-cell table:style-name="ce125" office:value-type="float" office:value="2018" calcext:value-type="float">
            <text:p>2018</text:p>
          </table:table-cell>
          <table:table-cell table:style-name="ce130" table:formula="of:=TRUE()" office:value-type="float" office:value="1" calcext:value-type="float">
            <text:p>1</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office:value-type="string" calcext:value-type="string">
            <text:p>1) Para incorporar la agilidad en la educación en arquitectura de software, en lugar de seguir un enfoque de entrega en cascada, los temas del curso deben impartirse de manera iterativa. Eso requiere dividir los contenidos del curso sobre la base del nivel de dificultad de cada tema (por ejemplo, desde el básico al avanzado) y agrupar los contenidos del curso de los diferentes temas según el nivel de dificultad.</text:p>
            <text:p>2) Para un aprendizaje ágil, en la primera fase del sprint de diseño de arquitectura, solo se pueden enfocar los atributos de calidad correspondientes a los requisitos de calidad más importantes, p. Ej. escalabilidad o elasticidad. A continuación, se pueden enseñar escenarios de arquitectura en términos de estímulo, respuesta y medidas de respuesta. En la segunda fase, el atributo de calidad se puede enseñar y combinar con las tácticas de diseño de arquitectura de alto nivel y los patrones de arquitectura. Por ejemplo, la escalabilidad y la elasticidad se pueden lograr utilizando una arquitectura de varios niveles y servicios de sistemas sin estado. La arquitectura de varios niveles y los servicios sin estado facilitan el ajuste en la configuración del tiempo de ejecución del sistema, ya que el sistema debe ampliarse o reducirse. En la siguiente fase, se pueden enseñar medidas de estímulo, respuesta y respuesta en combinación con tácticas de diseño detalladas para la escalabilidad y elasticidad, como caché, fachada, implementación de sistemas redundantes, métodos de sincronización de datos y computación distribuida (Buschmann, Henney y Schmidt, 2007).  Todo el proceso se puede repetir en el segundo y tercer sprints para las historias de usuario y los requisitos de calidad que son más difíciles de lograr. Un curso puede tener múltiples sprints dependiendo de la duración del curso y los antecedentes educativos de los estudiantes.</text:p>
            <text:p>3)  Para un curso semestral sobre arquitectura de software, el curso se puede dividir en dos sprints de 5 semanas cada uno. El primer sprint puede comenzar después de 2 semanas de la primera conferencia. Después de cada sprint, los estudiantes envían un informe formal del proyecto. Dentro del sprint, el personal docente puede tener reuniones semiformales con cada equipo de estudiantes para seguir el progreso.</text:p>
            <text:p>4) Evaluación de la arquitectura.  Las sesiones de evaluación de arquitectura deben organizarse de tal manera que los miembros de cada grupo participen en al menos dos sesiones de evaluación. En la primera sesión de evaluación, los miembros del grupo pueden participar para presentar las áreas clave de su diseño arquitectónico y evaluar su diseño arquitectónico. En la segunda sesión, pueden evaluar la arquitectura de otro grupo y proporcionar comentarios sobre la arquitectura diseñada. </text:p>
          </table:table-cell>
          <table:table-cell table:style-name="ce130" office:value-type="string" calcext:value-type="string">
            <text:p>:2:</text:p>
          </table:table-cell>
          <table:table-cell table:style-name="ce135" office:value-type="string" calcext:value-type="string">
            <text:p>El curso se parece bastante a un ambiente industrial, es bastante estricto con el tema de la arquitectura.</text:p>
          </table:table-cell>
          <table:table-cell table:style-name="ce135" office:value-type="string" calcext:value-type="string">
            <text:p>:1:</text:p>
          </table:table-cell>
          <table:table-cell table:style-name="ce130" office:value-type="string" calcext:value-type="string">
            <text:p>Ninguna</text:p>
          </table:table-cell>
          <table:table-cell table:style-name="ce130" office:value-type="string" calcext:value-type="string">
            <text:p>El curso cubre: análisis, el diseño y la evaluación de la arquitectura de software</text:p>
          </table:table-cell>
          <table:table-cell table:style-name="ce130" office:value-type="string" calcext:value-type="string">
            <text:p>Ninguno</text:p>
          </table:table-cell>
          <table:table-cell table:style-name="ce130" office:value-type="string" calcext:value-type="string">
            <text:p>:9:</text:p>
          </table:table-cell>
          <table:table-cell table:number-columns-repeated="5" table:style-name="ce130" office:value-type="string" calcext:value-type="string">
            <text:p>Ninguna</text:p>
          </table:table-cell>
          <table:table-cell table:style-name="ce130"/>
          <table:table-cell table:style-name="ce25" table:content-validation-name="val1" office:value-type="string" calcext:value-type="string">
            <text:p>Postgraduate</text:p>
          </table:table-cell>
          <table:table-cell table:number-columns-repeated="2" table:style-name="ce130" office:value-type="string" calcext:value-type="string">
            <text:p>Ninguno</text:p>
          </table:table-cell>
          <table:table-cell table:style-name="ce185" office:value-type="string" calcext:value-type="string">
            <text:p>Los cursos constan de 14 semanas de enseñanza con 1 semana de descanso después de la semana 17. En ambos años, el curso se dividió en 2 sprints. Las primeras 2 semanas del curso estuvieron dedicadas a una introducción a temas básicos sobre arquitectura de software, el Lenguaje Unificado de Modelado (UML) 5 y la formación de los grupos de trabajo de los estudiantes. Cada grupo tenía al menos tres miembros. Los grupos eran libres de elegir los roles dentro del grupo (por ejemplo, los miembros del equipo de scrum master y arquitecto). El primer sprint se organizó desde la semana tres hasta la semana siete. Se asignaron semanas dentro del receso docente y la octava semana de docencia para la preparación de las sesiones de evaluación de la arquitectura del software (en las que cada grupo de estudiantes evaluó la arquitectura de otro grupo). Además de las sesiones de evaluación, el equipo docente también evaluó la arquitectura de cada grupo. El segundo sprint se organizó desde la semana 9 hasta la semana 13. En la semana 14, el equipo docente evaluó el informe de arquitectura final de cada grupo y compartió los resultados de la evaluación con los grupos respectivos.</text:p>
          </table:table-cell>
          <table:table-cell table:style-name="ce148" office:value-type="string" calcext:value-type="string">
            <text:p>Ninguno</text:p>
          </table:table-cell>
          <table:table-cell table:number-columns-repeated="985"/>
        </table:table-row>
        <table:table-row table:style-name="ro4">
          <table:table-cell table:style-name="ce123" office:value-type="string" calcext:value-type="string">
            <text:p>P69</text:p>
          </table:table-cell>
          <table:table-cell table:style-name="ce135" office:value-type="string" calcext:value-type="string">
            <text:p>Applying a distributed CSCL activity for teaching software architecture</text:p>
          </table:table-cell>
          <table:table-cell table:style-name="ce147" office:value-type="string" calcext:value-type="string">
            <text:p><text:a xlink:href="https://drive.google.com/file/d/1m5NjzI7hxVtliU_Ga1e317jbHGIun6Fk/view?usp=sharing" xlink:type="simple">https://drive.google.com/file/d/1m5NjzI7hxVtliU_Ga1e317jbHGIun6Fk/view?usp=sharing</text:a></text:p>
          </table:table-cell>
          <table:table-cell table:style-name="ce160" office:value-type="string" calcext:value-type="string">
            <text:p>Argentina</text:p>
          </table:table-cell>
          <table:table-cell table:style-name="ce135" office:value-type="string" calcext:value-type="string">
            <text:p>jlarci &amp; Sergio Ochoa. El artículo también presenta y discute los resultados obtenidos de una Actividad de aprendizaje colaborativo y distribuido en particular, que abordan el desafío de diseñar una arquitectura de software de una infraestructura de comunicaciones de forma distribuida.</text:p>
          </table:table-cell>
          <table:table-cell table:style-name="ce135" office:value-type="string" calcext:value-type="string">
            <text:p>Giraldo2011</text:p>
          </table:table-cell>
          <table:table-cell table:style-name="ce67" office:value-type="string" calcext:value-type="string">
            <text:p>SoftwareArchitecture</text:p>
          </table:table-cell>
          <table:table-cell table:style-name="ce123" office:value-type="float" office:value="2011" calcext:value-type="float">
            <text:p>2011</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office:value-type="string" calcext:value-type="string">
            <text:p>1) Esta actividad de aprendizaje colaborativo asistido por computadora (CSCL) involucra equipos de estudiantes que trabajan de manera colaborativa y distribuida para resolver un problema; en este caso fue el diseño de una arquitectura de software para un sistema de comunicación seguro. La ejecución de la actividad fue monitoreada por los autores con el fin de comprender el desempeño de los individuos y equipos.</text:p>
            <text:p>2) El modelo CODILA consta de cinco etapas: preparación, clase teórica (conferencia), práctica local (opcional), práctica distribuida y Evaluación. La práctica distribuida implica al menos una semana y también un equipo de estudiantes distribuidos con un objetivo común. Esta práctica tiene tres fases secuenciales: (1) trabajo individual, (2) sesión colaborativa y (3) trabajo integrador.</text:p>
          </table:table-cell>
          <table:table-cell table:style-name="ce135" office:value-type="string" calcext:value-type="string">
            <text:p>:2:</text:p>
          </table:table-cell>
          <table:table-cell table:style-name="ce135" office:value-type="string" calcext:value-type="string">
            <text:p>1) Estrategias CSCL: promover la interacción entre los compañeros de equipo, evaluar las contribuciones individuales, desarrollar habilidades personales y grupales (por ejemplo, negociar, debatir, cuestionar, tomar decisiones y coordinar). Se simula entonces un ambiente real.</text:p>
          </table:table-cell>
          <table:table-cell table:style-name="ce135" office:value-type="string" calcext:value-type="string">
            <text:p>:12:</text:p>
          </table:table-cell>
          <table:table-cell table:style-name="ce135" office:value-type="string" calcext:value-type="string">
            <text:p>Ninguna</text:p>
          </table:table-cell>
          <table:table-cell table:style-name="ce135" office:value-type="string" calcext:value-type="string">
            <text:p>1) El objetivo principal de este diseño arquitectónico distribuido y colaborativo era simular un proceso de diseño distribuido de software real. Los atributos de calidad abordados por los estudiantes fueron Seguridad, Desempeño y Mantenibilidad. Cada atributo es abordado por un estudiante, es decir, cada equipo tiene un estudiante que es experto en Seguridad, otro estudiante en Desempeño, etc.</text:p>
          </table:table-cell>
          <table:table-cell table:number-columns-repeated="2" table:style-name="ce135" office:value-type="string" calcext:value-type="string">
            <text:p>Ninguno</text:p>
          </table:table-cell>
          <table:table-cell table:style-name="ce135" office:value-type="string" calcext:value-type="string">
            <text:p>1) Trabajo en equipo</text:p>
            <text:p>2) Escucha, liderazgo, evaluación, participación, coordinación de actividades y seguimiento.</text:p>
            <text:p>3) Habilidades sociales y de comunicación intercultural.</text:p>
          </table:table-cell>
          <table:table-cell table:style-name="ce135" office:value-type="string" calcext:value-type="string">
            <text:p>:4:</text:p>
          </table:table-cell>
          <table:table-cell table:number-columns-repeated="2" table:style-name="ce135" office:value-type="string" calcext:value-type="string">
            <text:p>Ninguna</text:p>
          </table:table-cell>
          <table:table-cell table:style-name="ce135" office:value-type="string" calcext:value-type="string">
            <text:p>1) La escalabilidad y complejidad del software, el diseño y la construcción del software bajo las limitaciones de costo y calidad, y aspectos humanos sustanciales que afectan todas las áreas / actividades de las prácticas de Ingeniería de Software.</text:p>
            <text:p>2) Es difícil que los estudiantes de un programa académico regular puedan trabajar situaciones reales para adquirir las habilidades necesarias para su vida profesional.</text:p>
            <text:p>3) Los principales obstáculos para el aprendizaje colaborativo suelen ser tres: (1) la resistencia al cambio de paradigma que requieren estudiantes e instructores, (2) contar con un diseño adecuado de la actividad colaborativa a aplicar, y (3) tener una buena solución tecnológica para apoyar la actividad (especialmente en entornos distribuidos).</text:p>
          </table:table-cell>
          <table:table-cell table:style-name="ce135" office:value-type="string" calcext:value-type="string">
            <text:p>:5:4</text:p>
          </table:table-cell>
          <table:table-cell table:style-name="ce135" table:content-validation-name="val1" office:value-type="string" calcext:value-type="string">
            <text:p>Undergraduate</text:p>
          </table:table-cell>
          <table:table-cell table:number-columns-repeated="2" table:style-name="ce135" office:value-type="string" calcext:value-type="string">
            <text:p>Ninguno</text:p>
          </table:table-cell>
          <table:table-cell table:style-name="ce181" office:value-type="string" calcext:value-type="string">
            <text:p>Se evalua la actividad de cada uno de los equipos en una escala de 0 a 7 (formados por tres estudiantes de diferentes paises) y se hizo una encuesta del nivel de satifacción (usando una gŕafica de bigotes)</text:p>
          </table:table-cell>
          <table:table-cell table:style-name="ce67" office:value-type="string" calcext:value-type="string">
            <text:p>:1:</text:p>
          </table:table-cell>
          <table:table-cell table:number-columns-repeated="985"/>
        </table:table-row>
        <table:table-row table:style-name="ro4">
          <table:table-cell table:style-name="ce119" office:value-type="string" calcext:value-type="string">
            <text:p>P70</text:p>
          </table:table-cell>
          <table:table-cell table:style-name="ce137" office:value-type="string" calcext:value-type="string">
            <text:p>Attaining competences in software quality oriented design based on cyclic learning</text:p>
          </table:table-cell>
          <table:table-cell table:style-name="ce151" office:value-type="string" calcext:value-type="string">
            <text:p><text:a xlink:href="https://drive.google.com/file/d/1GPuEtTm2GglncGKsVWuojs6ZoS8G4pGn/view?usp=sharing" xlink:type="simple">https://drive.google.com/file/d/1GPuEtTm2GglncGKsVWuojs6ZoS8G4pGn/view?usp=sharing</text:a></text:p>
          </table:table-cell>
          <table:table-cell table:style-name="ce161" office:value-type="string" calcext:value-type="string">
            <text:p>Rumania</text:p>
          </table:table-cell>
          <table:table-cell table:style-name="ce133" office:value-type="string" calcext:value-type="string">
            <text:p>Nos enfocamos en un conjunto de características de calidad del software descritas por el modelo de calidad ISO25010 para lo cual analizamos el nivel de conocimiento alcanzado por los estudiantes durante todo el ciclo de estudios de grado. El estudio está dirigido por un análisis detallado de tres cursos: Métodos Avanzados de Programación, Programación Paralela y Distribuida y Verificación y Validación de Sistemas de Software.</text:p>
          </table:table-cell>
          <table:table-cell table:style-name="ce133" office:value-type="string" calcext:value-type="string">
            <text:p>Serban2020</text:p>
          </table:table-cell>
          <table:table-cell table:style-name="ce155" office:value-type="string" calcext:value-type="string">
            <text:p>SoftwareEngineering</text:p>
          </table:table-cell>
          <table:table-cell table:style-name="ce119" office:value-type="float" office:value="2020" calcext:value-type="float">
            <text:p>202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FALSE()" office:value-type="float" office:value="0" calcext:value-type="float">
            <text:p>0</text:p>
          </table:table-cell>
          <table:table-cell table:style-name="ce155" table:formula="of:=TRUE()" office:value-type="float" office:value="1" calcext:value-type="float">
            <text:p>1</text:p>
          </table:table-cell>
          <table:table-cell table:style-name="ce155" office:value-type="string" calcext:value-type="string">
            <text:p>1) Para lograr este objetivo presentamos una metodología / estrategia basada en el APRENDIZAJE CICLICO, adoptada en nuestra facultad, a través de la cual se sensibiliza a los estudiantes sobre la necesidad de crear software de calidad incluso desde los primeros cursos de los planes de estudio. La ventaja de utilizar el enfoque de aprendizaje cíclico radica en el hecho de que los estudiantes regresan a conceptos previamente aprendidos con regularidad, y cada vez tienen la oportunidad de ampliar y profundizar en sus conocimientos relacionados con ellos.</text:p>
            <text:p>2) Nos enfocamos en un conjunto de atributos de calidad del software para lo cual analizamos el nivel de conocimiento alcanzado por los estudiantes durante todo el ciclo de estudios: Funcionalidad, desempeño, compatibilidad, usabiliad, fiabilidad, seguridad, mantenibilidad y portabilidad. </text:p>
            <text:p>3) El enfoque de enseñanza basado en el ciclo de aprendizaje utiliza tres fases distintas de instrucción: la exploración (que proporciona a los estudiantes experiencias de primera mano con los fenómenos científicos), la introducción de conceptos (que permite a los estudiantes desarrollar la comprensión de los conceptos científicos) y la Aplicación de conceptos (que requiere que los estudiantes apliquen su comprensión a situaciones o problemas nuevos). Se utiliza la taxonomía revisada de Bloom: Recordar, comprender, aplicar, analizar, evaluar y crear.</text:p>
          </table:table-cell>
          <table:table-cell table:style-name="ce155" office:value-type="string" calcext:value-type="string">
            <text:p>Ninguna</text:p>
          </table:table-cell>
          <table:table-cell table:style-name="ce133" office:value-type="string" calcext:value-type="string">
            <text:p>Ninguna</text:p>
          </table:table-cell>
          <table:table-cell table:style-name="ce133" office:value-type="string" calcext:value-type="string">
            <text:p>Ninguno</text:p>
          </table:table-cell>
          <table:table-cell table:style-name="ce155" office:value-type="string" calcext:value-type="string">
            <text:p>Ninguna</text:p>
          </table:table-cell>
          <table:table-cell table:style-name="ce155" office:value-type="string" calcext:value-type="string">
            <text:p>1) El objetivo del presente estudio es analizar esta estrategia y responder a las preguntas de investigación especificadas en la Sección I para evaluar los resultados, Q1: ¿Cuál es el impacto de utilizar el aprendizaje cíclico para obtener competencias en el diseño orientado a la calidad del software</text:p>
            <text:p>2) Hemos seleccionado tres cursos para un análisis detallado: “Métodos avanzados de programación” , “Programación paralela y distribuida” ) y “Verificación y validación de sistemas de software”.</text:p>
          </table:table-cell>
          <table:table-cell table:number-columns-repeated="2" table:style-name="ce155" office:value-type="string" calcext:value-type="string">
            <text:p>Ninguno</text:p>
          </table:table-cell>
          <table:table-cell table:number-columns-repeated="4" table:style-name="ce155" office:value-type="string" calcext:value-type="string">
            <text:p>Ninguna</text:p>
          </table:table-cell>
          <table:table-cell table:style-name="ce133" office:value-type="string" calcext:value-type="string">
            <text:p>Ninguna</text:p>
          </table:table-cell>
          <table:table-cell table:style-name="ce133"/>
          <table:table-cell table:style-name="ce22" table:content-validation-name="val1" office:value-type="string" calcext:value-type="string">
            <text:p>Undergraduate</text:p>
          </table:table-cell>
          <table:table-cell table:number-columns-repeated="2" table:style-name="ce155" office:value-type="string" calcext:value-type="string">
            <text:p>Ninguno</text:p>
          </table:table-cell>
          <table:table-cell table:style-name="ce176" office:value-type="string" calcext:value-type="string">
            <text:p>1) Se cruza los cursos con los atributos y se indaga con los estudiantes el nivel aprendido: K conocer, C comprender y A Aplicar.</text:p>
            <text:p>2) El resultado de la enseñanza y el aprendizaje sobre los atributos de calidad y el diseño de las mejores aplicaciones cualitativas tiene implicaciones tanto para los estudiantes como para la industria: por un lado, los estudiantes son más conscientes de la importancia de dichos atributos al aplicar varios principios de diseño y comparar varias soluciones de diseño / implementación. desde la perspectiva de tales características de calidad, y por otro lado, la industria obtendrá "mejor" mano de obra, especialistas en informática como arquitectos de diseño. </text:p>
          </table:table-cell>
          <table:table-cell table:style-name="ce126" office:value-type="string" calcext:value-type="string">
            <text:p>Ninguno</text:p>
          </table:table-cell>
          <table:table-cell table:number-columns-repeated="985"/>
        </table:table-row>
        <table:table-row table:style-name="ro4">
          <table:table-cell table:style-name="ce125" office:value-type="string" calcext:value-type="string">
            <text:p>P71</text:p>
          </table:table-cell>
          <table:table-cell table:style-name="ce130" office:value-type="string" calcext:value-type="string">
            <text:p>Improved Teaching Model for Software Architecture Course</text:p>
          </table:table-cell>
          <table:table-cell table:style-name="ce146" office:value-type="string" calcext:value-type="string">
            <text:p><text:a xlink:href="https://drive.google.com/file/d/11fc2y4XjjIp4MDNuVnYLXtRmArJMWBnB/view?usp=sharing" xlink:type="simple">https://drive.google.com/file/d/11fc2y4XjjIp4MDNuVnYLXtRmArJMWBnB/view?usp=sharing</text:a></text:p>
          </table:table-cell>
          <table:table-cell table:style-name="ce159" office:value-type="string" calcext:value-type="string">
            <text:p>China</text:p>
          </table:table-cell>
          <table:table-cell table:style-name="ce130" office:value-type="string" calcext:value-type="string">
            <text:p>Para lograr un mejor efecto de enseñanza de las arquitecturas de software, proponemos un enfoque de enseñanza basado en casos, presentamos seminarios de la industria de vanguardia y mejoramos las asignaciones y calificaciones de los cursos. Cada mejora se describe en detalle en el documento. Los resultados de la evaluación del curso demuestran que la satisfacción de los estudiantes aumenta explícitamente después de que se mejora el modelo de enseñanza.</text:p>
          </table:table-cell>
          <table:table-cell table:style-name="ce130" office:value-type="string" calcext:value-type="string">
            <text:p>Ji2015</text:p>
          </table:table-cell>
          <table:table-cell table:style-name="ce67" office:value-type="string" calcext:value-type="string">
            <text:p>SoftwareArchitecture</text:p>
          </table:table-cell>
          <table:table-cell table:style-name="ce125" office:value-type="float" office:value="2015" calcext:value-type="float">
            <text:p>2015</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FALSE()" office:value-type="float" office:value="0" calcext:value-type="float">
            <text:p>0</text:p>
          </table:table-cell>
          <table:table-cell table:style-name="ce130" table:formula="of:=TRUE()" office:value-type="float" office:value="1" calcext:value-type="float">
            <text:p>1</text:p>
          </table:table-cell>
          <table:table-cell table:style-name="ce130" office:value-type="string" calcext:value-type="string">
            <text:p>1) Para mejorar los efectos de la enseñanza, diseñamos un enfoque basado en casos para impartir el curso.</text:p>
            <text:p>2) Con el enfoque basado en casos, contamos un caso de la vida real (Ejemplo la pizza) para presentar un punto de conocimiento. Luego modele el caso de la vida real con UML e implemente el caso de la vida real con el lenguaje de programación Java. Una vez que los estudiantes comprenden el caso, les damos dos o tres casos de programas. Los estudiantes necesitan estudiar los programas por sí mismos. Luego se invita a un par de alumnos a explicar los casos con el punto de conocimiento aprendido.</text:p>
            <text:p>3) Se les deja  dos asignaciones sobre la redacción de informes de investigación sobre puntos críticos en esta área. Se busca la capacidad para redactar un informe científico, pero también para ampliar la visión científica de los estudiantes.</text:p>
          </table:table-cell>
          <table:table-cell table:style-name="ce130" office:value-type="string" calcext:value-type="string">
            <text:p>:13:</text:p>
          </table:table-cell>
          <table:table-cell table:style-name="ce135" office:value-type="string" calcext:value-type="string">
            <text:p>1) El material está en ingles, habilidad primordial para el ingeniero de software.</text:p>
            <text:p>2) Dos seminarios al semestre con invitados de la industria en temas de vanguardia.</text:p>
          </table:table-cell>
          <table:table-cell table:style-name="ce135" office:value-type="string" calcext:value-type="string">
            <text:p>:4:15:</text:p>
          </table:table-cell>
          <table:table-cell table:style-name="ce130" office:value-type="string" calcext:value-type="string">
            <text:p>Ninguna</text:p>
          </table:table-cell>
          <table:table-cell table:style-name="ce130" office:value-type="string" calcext:value-type="string">
            <text:p>1) El objetivo del curso de Arquitectura de software es enseñar a los estudiantes métodos de diseño modernos de arquitectura de software y hacer posible que los estudiantes se conviertan en un buen arquitecto de sistemas dentro de los 5 u 8 años posteriores a la graduación.</text:p>
            <text:p>2) Nuestro curso de arquitectura de software consta de tres dimensiones: conocimientos relacionados con el diseño de arquitectura de software, principios de diseño orientado a objetos y patrones de diseño.</text:p>
            <text:p>3) En la dimensión de diseño arquitectural: conceptos y principios de diseño y arquitectura. Dimensión de atributos de calidad: como rendimiento, mantenibilidad, modularidad, extensibilidad, etc. A continuación, se explica cómo afectan los atributos de calidad al diseño de la arquitectura del sistema. Dimension de patrones arquitecturales: C / S, B / S, repositorio, arquitectura multicapa, SOA, etc.; tambien se da patrones principios de diseño y patrones de arquitectura.</text:p>
          </table:table-cell>
          <table:table-cell table:style-name="ce130" office:value-type="string" calcext:value-type="string">
            <text:p>:6:7:</text:p>
          </table:table-cell>
          <table:table-cell table:style-name="ce130" office:value-type="string" calcext:value-type="string">
            <text:p>:1:2:4:6:10:</text:p>
          </table:table-cell>
          <table:table-cell table:number-columns-repeated="5" table:style-name="ce130" office:value-type="string" calcext:value-type="string">
            <text:p>Ninguna</text:p>
          </table:table-cell>
          <table:table-cell table:style-name="ce130"/>
          <table:table-cell table:style-name="ce25" table:content-validation-name="val1" office:value-type="string" calcext:value-type="string">
            <text:p>Undergraduate</text:p>
          </table:table-cell>
          <table:table-cell table:number-columns-repeated="2" table:style-name="ce130" office:value-type="string" calcext:value-type="string">
            <text:p>Ninguno</text:p>
          </table:table-cell>
          <table:table-cell table:style-name="ce185" office:value-type="string" calcext:value-type="string">
            <text:p>Se comparan las notas de los estudiantes antes de la mejora del curso y despues. Los de despues son mejores.</text:p>
          </table:table-cell>
          <table:table-cell table:style-name="ce148" office:value-type="string" calcext:value-type="string">
            <text:p>:4:</text:p>
          </table:table-cell>
          <table:table-cell table:number-columns-repeated="985"/>
        </table:table-row>
        <table:table-row table:style-name="ro4">
          <table:table-cell table:style-name="ce120" office:value-type="string" calcext:value-type="string">
            <text:p>P72</text:p>
          </table:table-cell>
          <table:table-cell table:style-name="ce133" office:value-type="string" calcext:value-type="string">
            <text:p>Integrating Industry Seminars within a Software Engineering Module to Enhance Student Motivation</text:p>
          </table:table-cell>
          <table:table-cell table:style-name="ce150" office:value-type="string" calcext:value-type="string">
            <text:p><text:a xlink:href="https://drive.google.com/file/d/1CFbrj3hgry2Vlk9DjblZgzaQ0NNMvY_v/view?usp=sharing" xlink:type="simple">https://drive.google.com/file/d/1CFbrj3hgry2Vlk9DjblZgzaQ0NNMvY_v/view?usp=sharing</text:a></text:p>
          </table:table-cell>
          <table:table-cell table:style-name="ce162" office:value-type="string" calcext:value-type="string">
            <text:p>Inglaterra</text:p>
          </table:table-cell>
          <table:table-cell table:style-name="ce133" office:value-type="string" calcext:value-type="string">
            <text:p>El módulo de práctica profesional de posgrado en ingeniería de software en University College London está diseñado para brindar experiencia en el mundo real, antes de que los estudiantes comiencen sus proyectos de investigación de la industria. Se invita a oradores de la industria de una variedad de organizaciones, incluidas ThoughtWorks, IBM, Form3, Verne Global y Fujitsu. Los seminarios incluyen: DevOps, microservicios, arquitecturas nativas de la nube, aprendizaje automático y tecnologías cuánticas.</text:p>
          </table:table-cell>
          <table:table-cell table:style-name="ce133" office:value-type="string" calcext:value-type="string">
            <text:p>Collins2020</text:p>
          </table:table-cell>
          <table:table-cell table:style-name="ce155" office:value-type="string" calcext:value-type="string">
            <text:p>SoftwareEngineering</text:p>
          </table:table-cell>
          <table:table-cell table:style-name="ce120" office:value-type="float" office:value="2020" calcext:value-type="float">
            <text:p>202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Se integra conferencias de gestión de proyectos con seminarios provenientes de la industria. Proyectos que les llama la atención, como maquinas de aprendizaje para reducir la exposición a la polución para peatones y ciclistas. Miran cómo otros estudiantes han elaborado objetivos, planeado sus investigaciones y tener implicaciones positivas en la sociedad.</text:p>
          </table:table-cell>
          <table:table-cell table:style-name="ce133" office:value-type="string" calcext:value-type="string">
            <text:p>:2.4:</text:p>
          </table:table-cell>
          <table:table-cell table:style-name="ce133" office:value-type="string" calcext:value-type="string">
            <text:p>1) Se invita a oradores de la industria de una variedad de organizaciones, incluidas ThoughtWorks, IBM, Form3, Verne Global y Fujitsu. Los seminarios incluyen: DevOps, microservicios, arquitecturas nativas de la nube, aprendizaje automático y tecnologías cuánticas.</text:p>
            <text:p>2) Los seminarios tienen una planeación que involucra una realimentación de los estudiantes para planear los seminarios futuros.</text:p>
          </table:table-cell>
          <table:table-cell table:style-name="ce133" office:value-type="string" calcext:value-type="string">
            <text:p>:4:</text:p>
          </table:table-cell>
          <table:table-cell table:style-name="ce133" office:value-type="string" calcext:value-type="string">
            <text:p>Ninguna</text:p>
          </table:table-cell>
          <table:table-cell table:style-name="ce133" office:value-type="string" calcext:value-type="string">
            <text:p>Solo son conferencias y seminarios</text:p>
          </table:table-cell>
          <table:table-cell table:number-columns-repeated="2" table:style-name="ce133" office:value-type="string" calcext:value-type="string">
            <text:p>Ninguno</text:p>
          </table:table-cell>
          <table:table-cell table:number-columns-repeated="5" table:style-name="ce133" office:value-type="string" calcext:value-type="string">
            <text:p>Ninguna</text:p>
          </table:table-cell>
          <table:table-cell table:style-name="ce133"/>
          <table:table-cell table:style-name="ce133" table:content-validation-name="val1" office:value-type="string" calcext:value-type="string">
            <text:p>Post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table-cell table:style-name="ce19" office:value-type="string" calcext:value-type="string">
            <text:p>P73</text:p>
          </table:table-cell>
          <table:table-cell table:style-name="ce33" office:value-type="string" calcext:value-type="string">
            <text:p>Open-Source Software in Class: Students' Common Mistakes</text:p>
          </table:table-cell>
          <table:table-cell table:style-name="ce51" office:value-type="string" calcext:value-type="string">
            <text:p><text:a xlink:href="https://drive.google.com/file/d/1UkFT25pvyuwW5cp73isy57wwihVgNkxw/view?usp=sharing" xlink:type="simple">https://drive.google.com/file/d/1UkFT25pvyuwW5cp73isy57wwihVgNkxw/view?usp=sharing</text:a></text:p>
          </table:table-cell>
          <table:table-cell table:style-name="ce76" office:value-type="string" calcext:value-type="string">
            <text:p>USA</text:p>
          </table:table-cell>
          <table:table-cell table:style-name="ce76" office:value-type="string" calcext:value-type="string">
            <text:p>Resumimos 13 errores comunes que ocurren con frecuencia en las contribuciones de los estudiantes a proyectos open source, como no seguir el diseño existente o solicitudes de extracción desordenadas. Proponemos cinco sugerencias para ayudar a los estudiantes a reducir la frecuencia de errores comunes.</text:p>
          </table:table-cell>
          <table:table-cell table:style-name="ce76" office:value-type="string" calcext:value-type="string">
            <text:p>Hu2018</text:p>
          </table:table-cell>
          <table:table-cell table:style-name="ce76" office:value-type="string" calcext:value-type="string">
            <text:p>Complementary</text:p>
          </table:table-cell>
          <table:table-cell table:style-name="ce19" office:value-type="float" office:value="2018" calcext:value-type="float">
            <text:p>2018</text:p>
          </table:table-cell>
          <table:table-cell table:style-name="ce33" table:formula="of:=FALSE()" office:value-type="float" office:value="0" calcext:value-type="float">
            <text:p>0</text:p>
          </table:table-cell>
          <table:table-cell table:style-name="ce33" table:formula="of:=TRUE()" office:value-type="float" office:value="1" calcext:value-type="float">
            <text:p>1</text:p>
          </table:table-cell>
          <table:table-cell table:style-name="ce33" table:formula="of:=FALSE()" office:value-type="float" office:value="0" calcext:value-type="float">
            <text:p>0</text:p>
          </table:table-cell>
          <table:table-cell table:style-name="ce33" table:formula="of:=FALSE()" office:value-type="float" office:value="0" calcext:value-type="float">
            <text:p>0</text:p>
          </table:table-cell>
          <table:table-cell table:style-name="ce33" table:formula="of:=FALSE()" office:value-type="float" office:value="0" calcext:value-type="float">
            <text:p>0</text:p>
          </table:table-cell>
          <table:table-cell table:style-name="ce33" table:formula="of:=FALSE()" office:value-type="float" office:value="0" calcext:value-type="float">
            <text:p>0</text:p>
          </table:table-cell>
          <table:table-cell table:style-name="ce33" office:value-type="string" calcext:value-type="string">
            <text:p>1) muchos investigadores y educadores intentan introducir proyectos de fuente abierta en cursos de ingeniería de software. Este esfuerzo trae muchos beneficios a los estudiantes de ingeniería.</text:p>
            <text:p>2) Algunos instructores han especificado "características de juguete" (características encargadas / especificadas por el personal docente en lugar de la comunidad de código abierto) en proyectos de OSS como proyectos de curso. </text:p>
            <text:p>3) Expertiza es una aplicación web donde los estudiantes pueden enviar y revisar objetos de aprendizaje (artículos, código, sitios web, etc.). Se utiliza en cursos selectos en NC State y por profesores en varios otros colegios y universidades.  Cada miembro del equipo central es responsable de elaborar requisitos detallados para varias ideas de proyectos en cada una de las secciones. Después de eso, los estudiantes eligen los proyectos del curso y comienzan a trabajar en ellos.</text:p>
            <text:p>4) Los errores más comunes son mal nombramiento de variables y métodos, comentarios entre lineas, métodos muy largos, stwitch en lugar de polimorfismo, no hay pruebas unitarias, código duplicado.</text:p>
            <text:p>5) Se sugiere que los profesore hagan parte del equipo central de los proyecto, asi se facilita la comunicación con los estudiantes. </text:p>
          </table:table-cell>
          <table:table-cell table:style-name="ce33" office:value-type="string" calcext:value-type="string">
            <text:p>:3:</text:p>
          </table:table-cell>
          <table:table-cell table:style-name="ce33" office:value-type="string" calcext:value-type="string">
            <text:p>1) muchos investigadores y educadores intentan introducir proyectos de fuente abierta en cursos de ingeniería de software. Este esfuerzo trae muchos beneficios a los estudiantes de ingeniería. En primer lugar, leer los documentos del proyecto y explorar el código fuente puede ayudar a los estudiantes a aprender mucho de los proyectos del mundo real [5], como el estilo de codificación, el diseño de funciones y otras buenas prácticas de desarrollo. En segundo lugar, trabajar en proyectos de fuente abierta puede proporcionar a los estudiantes una vista panorámica de un proyecto grande, ya que los estudiantes están haciendo contribuciones a un proyecto existente en lugar de comenzar un proyecto desde cero. Deben pensar en cómo hacer que el código recién agregado sea compatible con el diseño actual. Por último, pero no menos importante, los estudiantes deben comunicarse con frecuencia con el equipo central de fuente abierta. Esta interacción puede mejorar las habilidades de comunicación de los estudiantes, que son cruciales para su futura carrera.</text:p>
          </table:table-cell>
          <table:table-cell table:style-name="ce33" office:value-type="string" calcext:value-type="string">
            <text:p>:7:</text:p>
          </table:table-cell>
          <table:table-cell table:style-name="ce33" office:value-type="string" calcext:value-type="string">
            <text:p>Ninguna</text:p>
          </table:table-cell>
          <table:table-cell table:style-name="ce33" office:value-type="string" calcext:value-type="string">
            <text:p>1) Cada semestre, hay dos tipos de proyectos de cursos basados en open source. Durante la primera mitad del semestre, el instructor cubrirá puntos importantes relacionados con la refactorización de código. En consecuencia, el propósito principal del proyecto del curso inicial es comprender la lógica del código existente y refactorizarlo. La carga de trabajo esperada de estos proyectos es refactorizar alrededor de 250 líneas de código (LoC) y escribir de 100 a 200 líneas de código de prueba. Durante la segunda mitad del semestre, se introducirán muchos patrones de diseño en la clase. Y la evaluación de los proyectos finales del curso se enfoca en las habilidades de los estudiantes para agregar una nueva característica en el sistema y seguir los patrones de diseño si corresponde. El resultado deseado del proyecto final del curso suele ser alrededor de 500 LoC cambiado con 100 a 200 líneas de código de prueba.</text:p>
            <text:p>2) Los proyectos se trabajan en equipos de 2 a 5 personas.</text:p>
          </table:table-cell>
          <table:table-cell table:number-columns-repeated="2" table:style-name="ce33" office:value-type="string" calcext:value-type="string">
            <text:p>Ninguno</text:p>
          </table:table-cell>
          <table:table-cell table:style-name="ce33" office:value-type="string" calcext:value-type="string">
            <text:p>1) Los estudiantes deben comunicarse con frecuencia con el equipo central. Esta interacción puede mejorar las habilidades de comunicación de los estudiantes, que son cruciales para su futura carrera.</text:p>
          </table:table-cell>
          <table:table-cell table:style-name="ce33" office:value-type="string" calcext:value-type="string">
            <text:p>:3:</text:p>
          </table:table-cell>
          <table:table-cell table:style-name="ce33" office:value-type="string" calcext:value-type="string">
            <text:p>1) Leer los documentos del proyecto y explorar el código fuente puede ayudar a los estudiantes a aprender mucho de los proyectos del mundo real, como el estilo de codificación, el diseño de funciones y otras buenas prácticas de desarrollo. En segundo lugar, trabajar en proyectos de fuente abierta puede proporcionar a los estudiantes una vista panorámica de un proyecto grande, ya que los estudiantes están haciendo contribuciones a un proyecto existente en lugar de comenzar un proyecto desde cero. Deben pensar en cómo hacer que el código recién agregado sea compatible con el diseño actual.</text:p>
          </table:table-cell>
          <table:table-cell table:number-columns-repeated="2" table:style-name="ce33" office:value-type="string" calcext:value-type="string">
            <text:p>Ninguna</text:p>
          </table:table-cell>
          <table:table-cell table:style-name="ce33"/>
          <table:table-cell table:style-name="ce33" table:content-validation-name="val1" office:value-type="string" calcext:value-type="string">
            <text:p>Postgraduate</text:p>
          </table:table-cell>
          <table:table-cell table:number-columns-repeated="2" table:style-name="ce33" office:value-type="string" calcext:value-type="string">
            <text:p>Ninguno</text:p>
          </table:table-cell>
          <table:table-cell table:style-name="ce189" office:value-type="string" calcext:value-type="string">
            <text:p>Ninguno</text:p>
          </table:table-cell>
          <table:table-cell table:style-name="ce235" office:value-type="string" calcext:value-type="string">
            <text:p>Ninguno</text:p>
          </table:table-cell>
          <table:table-cell table:number-columns-repeated="985"/>
        </table:table-row>
        <table:table-row table:style-name="ro4">
          <table:table-cell table:style-name="ce120" office:value-type="string" calcext:value-type="string">
            <text:p>P74</text:p>
          </table:table-cell>
          <table:table-cell table:style-name="ce133" office:value-type="string" calcext:value-type="string">
            <text:p>Software Design Studio: A Practical Example</text:p>
          </table:table-cell>
          <table:table-cell table:style-name="ce150" office:value-type="string" calcext:value-type="string">
            <text:p><text:a xlink:href="https://drive.google.com/file/d/1BRj1eqVcu-QbwK_6K3abUMmvKBu-DOCG/view?usp=sharing" xlink:type="simple">https://drive.google.com/file/d/1BRj1eqVcu-QbwK_6K3abUMmvKBu-DOCG/view?usp=sharing</text:a></text:p>
          </table:table-cell>
          <table:table-cell table:style-name="ce162" office:value-type="string" calcext:value-type="string">
            <text:p>Inglaterra</text:p>
          </table:table-cell>
          <table:table-cell table:style-name="ce133" office:value-type="string" calcext:value-type="string">
            <text:p>Este documento describe nuestra experiencia de ofrecer un enfoque radicalmente diferente basado en la noción de un estudio de diseño de software. Software Design Studio es tanto un laboratorio para estudiantes comprometidos con la concepción, diseño y desarrollo de productos de software como un enfoque para enseñar ingeniería de software en el laboratorio que enfatiza el trabajo práctico y la experimentación.</text:p>
          </table:table-cell>
          <table:table-cell table:style-name="ce133" office:value-type="string" calcext:value-type="string">
            <text:p>Lee2015</text:p>
          </table:table-cell>
          <table:table-cell table:style-name="ce155" office:value-type="string" calcext:value-type="string">
            <text:p>SoftwareEngineering</text:p>
          </table:table-cell>
          <table:table-cell table:style-name="ce120" office:value-type="float" office:value="2015" calcext:value-type="float">
            <text:p>2015</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office:value-type="string" calcext:value-type="string">
            <text:p>1) Los estudiantes aprenden diseño y modelado en un estudio (un sitio donde los estudiantes trabajan, un laboratorio). La educación de estudio se origina en disciplinas como la arquitectura, el diseño y el arte, con una adopción relativamente reciente de las disciplinas basadas en software. En esas disciplinas, los estudiantes trabajan en proyectos que a menudo son visuales, la colaboración es común y las discusiones y críticas entre los estudiantes y el personal docente son frecuentes. Debido a esto, los estudios a menudo se describen como un segundo "hogar" para los estudiantes, ya que tienden a pasar mucho tiempo en estos entornos.</text:p>
            <text:p>2) Los estudios implementados correctamente ofrecen numerosos beneficios a los estudiantes debido a su naturaleza práctica y énfasis en la importancia de la resolución de problemas. Se espera que los profesionales del software encuentren soluciones a problemas grandes y complejos mientras, a menudo, trabajan en equipo; Un estudio ayuda a preparar a los estudiantes en este sentido, ya que les ofrece la oportunidad de aprender y sentirse cómodos con numerosas técnicas de práctica reflexiva como el coaching y la crítica.</text:p>
          </table:table-cell>
          <table:table-cell table:number-columns-repeated="2" table:style-name="ce133" office:value-type="string" calcext:value-type="string">
            <text:p>Ninguna</text:p>
          </table:table-cell>
          <table:table-cell table:style-name="ce133" office:value-type="string" calcext:value-type="string">
            <text:p>Ninguno</text:p>
          </table:table-cell>
          <table:table-cell table:style-name="ce133" office:value-type="string" calcext:value-type="string">
            <text:p>Ninguna</text:p>
          </table:table-cell>
          <table:table-cell table:style-name="ce133" office:value-type="string" calcext:value-type="string">
            <text:p>1) Hay tres cursos que usan estudios. El laboratorio físico de Studio es un elemento clave del éxito del enfoque. El laboratorio está disponible las 24 horas para los estudiantes, se les dice que lo vean como su "hogar" y que tengan un control total sobre cómo se usa. Los estudiantes son responsables del mantenimiento del laboratorio. Lo usan para sesiones de trabajo dedicadas, así como para aspectos sociales del trabajo (por ejemplo, sesiones de diseño de fiestas de pizza).</text:p>
            <text:p>2) En cada curso se desarrollan proyectos más complejos. Se usa scrum</text:p>
          </table:table-cell>
          <table:table-cell table:number-columns-repeated="2" table:style-name="ce133" office:value-type="string" calcext:value-type="string">
            <text:p>Ninguno</text:p>
          </table:table-cell>
          <table:table-cell table:style-name="ce133" office:value-type="string" calcext:value-type="string">
            <text:p>1) Comunicación y colaboración. </text:p>
            <text:p>2) Presentar un proyecto.</text:p>
            <text:p>3) Habilidades para abordar problemas emergentes.</text:p>
          </table:table-cell>
          <table:table-cell table:style-name="ce133" office:value-type="string" calcext:value-type="string">
            <text:p>:3:4:</text:p>
          </table:table-cell>
          <table:table-cell table:style-name="ce133" office:value-type="string" calcext:value-type="string">
            <text:p>Hacer mejor la ingeniería de software.</text:p>
          </table:table-cell>
          <table:table-cell table:number-columns-repeated="2" table:style-name="ce133" office:value-type="string" calcext:value-type="string">
            <text:p>Ninguna</text:p>
          </table:table-cell>
          <table:table-cell table:style-name="ce133"/>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Ninguno</text:p>
          </table:table-cell>
          <table:table-cell table:style-name="ce128" office:value-type="string" calcext:value-type="string">
            <text:p>Ninguno</text:p>
          </table:table-cell>
          <table:table-cell table:number-columns-repeated="985"/>
        </table:table-row>
        <table:table-row table:style-name="ro4">
          <table:table-cell table:style-name="ce120" office:value-type="string" calcext:value-type="string">
            <text:p>P75</text:p>
          </table:table-cell>
          <table:table-cell table:style-name="ce22" office:value-type="string" calcext:value-type="string">
            <text:p>Teaching advanced software design in team-based project course</text:p>
          </table:table-cell>
          <table:table-cell table:style-name="ce150" office:value-type="string" calcext:value-type="string">
            <text:p><text:a xlink:href="https://drive.google.com/file/d/1zDrYsFWfKup4ktH_cnMyKxJGya1WWE5i/view?usp=sharing" xlink:type="simple">https://drive.google.com/file/d/1zDrYsFWfKup4ktH_cnMyKxJGya1WWE5i/view?usp=sharing</text:a></text:p>
          </table:table-cell>
          <table:table-cell table:style-name="ce162" office:value-type="string" calcext:value-type="string">
            <text:p>Singapore</text:p>
          </table:table-cell>
          <table:table-cell table:style-name="ce137" office:value-type="string" calcext:value-type="string">
            <text:p>En el artículo, describimos una metodología de enseñanza y 10 años de experiencia en la enseñanza de diseño avanzado en un curso de proyectos de ingeniería de software basado en equipos. Nuestro curso se basa en conceptos fundamentales en el diseño y uso de API.</text:p>
          </table:table-cell>
          <table:table-cell table:style-name="ce137" office:value-type="string" calcext:value-type="string">
            <text:p>Jarzabek2013</text:p>
          </table:table-cell>
          <table:table-cell table:style-name="ce155" office:value-type="string" calcext:value-type="string">
            <text:p>SoftwareEngineering</text:p>
          </table:table-cell>
          <table:table-cell table:style-name="ce120" office:value-type="float" office:value="2013" calcext:value-type="float">
            <text:p>2013</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FALSE()" office:value-type="float" office:value="0" calcext:value-type="float">
            <text:p>0</text:p>
          </table:table-cell>
          <table:table-cell table:style-name="ce133" table:formula="of:=TRUE()" office:value-type="float" office:value="1" calcext:value-type="float">
            <text:p>1</text:p>
          </table:table-cell>
          <table:table-cell table:style-name="ce133" office:value-type="string" calcext:value-type="string">
            <text:p>1) Enseñanza de diseño avanzado de software basado en equipos.</text:p>
            <text:p>2) Los cursos de proyectos basados en equipos crean una oportunidad para enseñar principios de software en una situación en la que la aplicación de principios es realmente necesaria y beneficiosa.</text:p>
            <text:p>3) Nuestro curso se basa en conceptos fundamentales en el diseño de API, independientemente de la plataforma de software específica (.NET, JEE o Facebook) que se esté utilizando. Las interfaces de programa de aplicación (API) permiten que el código recién escrito interactúe con el middleware o el software de aplicación existente. La programación con API se ha convertido en una norma en las industrias del software. Los desarrolladores que se embarcan en un nuevo trabajo en una empresa a menudo comienzan por aprender las API de las tecnologías de software utilizadas en esa empresa. Las API pueden ser complejas, imperfectas y estar mal documentadas.</text:p>
            <text:p>4) Trabajando en equipos de seis, los estudiantes realizan descomposición modular, diseño de arquitectura y aprenden a especificar interfaces de componentes. Este conocimiento se aborda en conferencias y se practica en tutoriales, y es un requisito previo para el trabajo en equipo. Evaluamos individualmente la comprensión de los estudiantes de los principios y métodos de diseño requeridos en el proyecto para garantizar que todos los estudiantes comprendan los métodos de diseño básicos y puedan contribuir de manera efectiva al trabajo en equipo.</text:p>
            <text:p>5) Una vez configurada la arquitectura de software preliminar, los estudiantes realizan un seguimiento de la implementación (1015KLOC) aplicando un modelo de desarrollo ágil e iterativo. Al final, los estudiantes presentan sus proyectos, evaluamos el informe del proyecto y probamos los programas de los estudiantes utilizando una herramienta de prueba automatizada con 500 casos de prueba. Los estudiantes leen The Mythical ManMonth de F. Brooks y presentan una exposición sobre el tema de su propia elección.</text:p>
          </table:table-cell>
          <table:table-cell table:style-name="ce133" office:value-type="string" calcext:value-type="string">
            <text:p>:2:</text:p>
          </table:table-cell>
          <table:table-cell table:style-name="ce133" office:value-type="string" calcext:value-type="string">
            <text:p>1) Creando API complejas</text:p>
          </table:table-cell>
          <table:table-cell table:style-name="ce133" office:value-type="string" calcext:value-type="string">
            <text:p>:1:</text:p>
          </table:table-cell>
          <table:table-cell table:style-name="ce133" office:value-type="string" calcext:value-type="string">
            <text:p>Ninguna</text:p>
          </table:table-cell>
          <table:table-cell table:style-name="ce133" office:value-type="string" calcext:value-type="string">
            <text:p>1) Un curso de diseño de software que involucra trabajo en equipo y diseñar APIs de sistemas complejos.</text:p>
          </table:table-cell>
          <table:table-cell table:number-columns-repeated="2" table:style-name="ce133" office:value-type="string" calcext:value-type="string">
            <text:p>Ninguno</text:p>
          </table:table-cell>
          <table:table-cell table:style-name="ce133" office:value-type="string" calcext:value-type="string">
            <text:p>1) Trabajo en equipo, comunicación, resolver problemas y escritura</text:p>
          </table:table-cell>
          <table:table-cell table:style-name="ce133" office:value-type="string" calcext:value-type="string">
            <text:p>:3:4:</text:p>
          </table:table-cell>
          <table:table-cell table:style-name="ce133" office:value-type="string" calcext:value-type="string">
            <text:p>1) Diseño y arquitectura, aplicar principios</text:p>
          </table:table-cell>
          <table:table-cell table:style-name="ce133" office:value-type="string" calcext:value-type="string">
            <text:p>:5:</text:p>
          </table:table-cell>
          <table:table-cell table:style-name="ce133" office:value-type="string" calcext:value-type="string">
            <text:p>Ninguna</text:p>
          </table:table-cell>
          <table:table-cell table:style-name="ce133"/>
          <table:table-cell table:style-name="ce133" table:content-validation-name="val1" office:value-type="string" calcext:value-type="string">
            <text:p>Undergraduate</text:p>
          </table:table-cell>
          <table:table-cell table:number-columns-repeated="2" table:style-name="ce133" office:value-type="string" calcext:value-type="string">
            <text:p>Ninguno</text:p>
          </table:table-cell>
          <table:table-cell table:style-name="ce178" office:value-type="string" calcext:value-type="string">
            <text:p>Encuestas que evaluan la satisfacción del curso</text:p>
          </table:table-cell>
          <table:table-cell table:style-name="ce128" office:value-type="string" calcext:value-type="string">
            <text:p>Ninguno</text:p>
          </table:table-cell>
          <table:table-cell table:number-columns-repeated="985"/>
        </table:table-row>
        <table:table-row table:style-name="ro4">
          <table:table-cell table:style-name="ce123" office:value-type="string" calcext:value-type="string">
            <text:p>P76</text:p>
          </table:table-cell>
          <table:table-cell table:style-name="ce135" office:value-type="string" calcext:value-type="string">
            <text:p>Teaching Distributed Software Architecture by Building an Industrial Level E-Commerce Application</text:p>
          </table:table-cell>
          <table:table-cell table:style-name="ce47" office:value-type="string" calcext:value-type="string">
            <text:p><text:a xlink:href="https://drive.google.com/file/d/1OBEZqNpWHQtVnVPKFhAzWQA8lSv4qsNj/view?usp=sharing" xlink:type="simple">https://drive.google.com/file/d/1OBEZqNpWHQtVnVPKFhAzWQA8lSv4qsNj/view?usp=sharing</text:a></text:p>
          </table:table-cell>
          <table:table-cell table:style-name="ce160" office:value-type="string" calcext:value-type="string">
            <text:p>USA</text:p>
          </table:table-cell>
          <table:table-cell table:style-name="ce135" office:value-type="string" calcext:value-type="string">
            <text:p>En este documento, proponemos una experiencia de aprendizaje basado en proyectos, que trae un sistema completo de código abierto al aula para enseñar de manera efectiva la arquitectura de software distribuido.</text:p>
          </table:table-cell>
          <table:table-cell table:style-name="ce135" office:value-type="string" calcext:value-type="string">
            <text:p>Wei2020</text:p>
          </table:table-cell>
          <table:table-cell table:style-name="ce74" office:value-type="string" calcext:value-type="string">
            <text:p>SoftwareArchitecture</text:p>
          </table:table-cell>
          <table:table-cell table:style-name="ce123" office:value-type="float" office:value="2019" calcext:value-type="float">
            <text:p>2019</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office:value-type="string" calcext:value-type="string">
            <text:p>1) Proponemos una experiencia de aprendizaje basado en proyectos, que trae un sistema completo de código abierto al aula (de E-commerce B2C para trabajar disponibilidad, seguridad y escalabilidad) para enseñar de manera efectiva la arquitectura de software distribuido. </text:p>
            <text:p>2) A los estudiantes se les presentan las mejores prácticas que se utilizan ampliamente en la industria para resolver algunos de los problemas arquitectónicos comunes de la actualidad. </text:p>
            <text:p>3) Nuestro objetivo final es establecer un repositorio de código público de proyectos realistas de sectores industriales populares, de modo que los instructores puedan hacer referencia para mejorar la experiencia de aprendizaje de la arquitectura de software aunque no sean ingenieros de software en práctica.</text:p>
            <text:p>4) Para cada concepto y principio teórico que los estudiantes aprenden de la conferencia, está respaldado por un escenario de aplicación concreto en este proyecto.</text:p>
          </table:table-cell>
          <table:table-cell table:style-name="ce135" office:value-type="string" calcext:value-type="string">
            <text:p>:3:</text:p>
          </table:table-cell>
          <table:table-cell table:style-name="ce135" office:value-type="string" calcext:value-type="string">
            <text:p>1) Los materiales del curso serán revisados por nuestros socios industriales estratégicos / Junta asesora industrial cada año para asegurarse de que todas las técnicas y soluciones que se utilizan en este proyecto son de vanguardia y se utilizan de forma ubicua en la industria.</text:p>
            <text:p>2) El proyecto de E-Commerce es un proyecto muy parecido al mundo real.</text:p>
          </table:table-cell>
          <table:table-cell table:style-name="ce135" office:value-type="string" calcext:value-type="string">
            <text:p>:1:</text:p>
          </table:table-cell>
          <table:table-cell table:style-name="ce135" office:value-type="string" calcext:value-type="string">
            <text:p>Ninguna</text:p>
          </table:table-cell>
          <table:table-cell table:style-name="ce135" office:value-type="string" calcext:value-type="string">
            <text:p>1) Es un curso electivo para estudiantes de ciencias de la computación. Ya deberían tener algo de experiencia en el desarrollo de aplicaciones web o móviles a pequeña escala. El curso comienza con la introducción de la arquitectura tradicional para construir una aplicación web y luego analiza los inconvenientes y las posibles mejoras. La arquitectura distribuida se presenta más adelante.</text:p>
            <text:p>2) Se comienza con una solución monolítica y luego se analizan las dificultades para plantear una solución distribuida para mejorar la disponibilidad y la concurrencia. Se utiza Git, Henkins para integración continua.</text:p>
            <text:p>3) Los frameworks utilizados para nuestro sistema de comercio electrónico son SpringMVC + SpringBoot + SpringData + SpringCloud.</text:p>
            <text:p>4) Tabla 2 Desarrollando las virtudes deseadas por un arquitecto de software. MUY BUENA!</text:p>
          </table:table-cell>
          <table:table-cell table:number-columns-repeated="2" table:style-name="ce135" office:value-type="string" calcext:value-type="string">
            <text:p>Ninguno</text:p>
          </table:table-cell>
          <table:table-cell table:style-name="ce135" office:value-type="string" calcext:value-type="string">
            <text:p>1) Pensamiento sistémico</text:p>
            <text:p>2) Habilidades de comunicación, tales como escuchar y resolver problemas con quienes implementan un diseño.</text:p>
          </table:table-cell>
          <table:table-cell table:style-name="ce135" office:value-type="string" calcext:value-type="string">
            <text:p>:3:1:</text:p>
          </table:table-cell>
          <table:table-cell table:style-name="ce135" office:value-type="string" calcext:value-type="string">
            <text:p>1) Habilidades analíticas, como la capacidad de encontrar las causas fundamentales de problemas de alto nivel en diseños existentes, como por qué un sistema funciona demasiado lento o no es seguro.</text:p>
            <text:p>2) Habilidad artística para hacer diseños aparentemente simples que son fáciles de entender y, sin embargo, resuelven problemas complejos.</text:p>
            <text:p>3) Comprensión del entorno empresarial, social y operativo en el que debe funcionar un sistema.</text:p>
            <text:p>4) Capacidad para relacionarse con una amplia gama de stakeholders  incluido el cliente, los usuarios, administradores y proveedores.</text:p>
            <text:p>5) Conocimiento de múltiples tecnologías, y elegir las adecuadas para el proyecto.</text:p>
          </table:table-cell>
          <table:table-cell table:style-name="ce135" office:value-type="string" calcext:value-type="string">
            <text:p>:1:3:4:9:</text:p>
          </table:table-cell>
          <table:table-cell table:style-name="ce135" office:value-type="string" calcext:value-type="string">
            <text:p>1) Mantener a los estudiantes motivados e interesados es crítico.</text:p>
            <text:p>2) La mayoría de los cursos de arquitectura se centran demasiado en los conceptos teóricos o no logran sumergir a los estudiantes lo suficiente en proyectos complejos de nivel industrial, a menos que los instructores sean ingenieros de software en ejercicio.</text:p>
          </table:table-cell>
          <table:table-cell table:style-name="ce135" office:value-type="string" calcext:value-type="string">
            <text:p>:9:</text:p>
          </table:table-cell>
          <table:table-cell table:style-name="ce135" table:content-validation-name="val1" office:value-type="string" calcext:value-type="string">
            <text:p>Undergraduate</text:p>
          </table:table-cell>
          <table:table-cell table:style-name="ce135" office:value-type="string" calcext:value-type="string">
            <text:p>Ninguno</text:p>
          </table:table-cell>
          <table:table-cell table:style-name="ce130" office:value-type="string" calcext:value-type="string">
            <text:p>Ninguno</text:p>
          </table:table-cell>
          <table:table-cell table:style-name="ce181" office:value-type="string" calcext:value-type="string">
            <text:p>Ninguna.</text:p>
          </table:table-cell>
          <table:table-cell table:style-name="ce67" office:value-type="string" calcext:value-type="string">
            <text:p>Ninguno</text:p>
          </table:table-cell>
          <table:table-cell table:style-name="ce100" table:number-columns-repeated="985"/>
        </table:table-row>
        <table:table-row table:style-name="ro4">
          <table:table-cell table:style-name="ce123" office:value-type="string" calcext:value-type="string">
            <text:p>P77</text:p>
          </table:table-cell>
          <table:table-cell table:style-name="ce135" office:value-type="string" calcext:value-type="string">
            <text:p>Teaching Students Software Architecture Decision Making</text:p>
          </table:table-cell>
          <table:table-cell table:style-name="ce47" office:value-type="string" calcext:value-type="string">
            <text:p><text:a xlink:href="https://drive.google.com/file/d/18ghP1Nd2O5_qNmI0Xnv-G8CPU_9PaokP/view?usp=sharing" xlink:type="simple">https://drive.google.com/file/d/18ghP1Nd2O5_qNmI0Xnv-G8CPU_9PaokP/view?usp=sharing</text:a></text:p>
          </table:table-cell>
          <table:table-cell table:style-name="ce160" office:value-type="string" calcext:value-type="string">
            <text:p>España</text:p>
          </table:table-cell>
          <table:table-cell table:style-name="ce160" office:value-type="string" calcext:value-type="string">
            <text:p>En este artículo, informamos nuestras experiencias con la enseñanza de la toma de decisiones de arquitectura de software y destacamos la importancia de la toma de decisiones colaborativa para producir decisiones de diseño más precisas y completas, al reducir el sesgo cognitivo y anclar a través de reflexiones utilizando el modelo Mind1-2.</text:p>
          </table:table-cell>
          <table:table-cell table:style-name="ce160" office:value-type="string" calcext:value-type="string">
            <text:p>Capilla2020</text:p>
          </table:table-cell>
          <table:table-cell table:style-name="ce74" office:value-type="string" calcext:value-type="string">
            <text:p>SoftwareArchitecture</text:p>
          </table:table-cell>
          <table:table-cell table:style-name="ce123" office:value-type="float" office:value="2020" calcext:value-type="float">
            <text:p>202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FALSE()" office:value-type="float" office:value="0" calcext:value-type="float">
            <text:p>0</text:p>
          </table:table-cell>
          <table:table-cell table:style-name="ce135" table:formula="of:=TRUE()" office:value-type="float" office:value="1" calcext:value-type="float">
            <text:p>1</text:p>
          </table:table-cell>
          <table:table-cell table:style-name="ce135" office:value-type="string" calcext:value-type="string">
            <text:p>1) Antes del experimento, los estudiantes tenían alrededor de tres semanas de lecciones de arquitectura de software sobre conceptos, patrones de diseño y decisiones de diseño arquitectónico; Usamos varios ejemplos para capacitarlos en la práctica de la arquitectura de software moderna y enfatizamos la importancia de capturar las decisiones de diseño arquitectónico significativa.</text:p>
            <text:p>2) Cada equipo (de 5 o 6 estudiantes) tienen los roles: a) Dos arquitectos senior están a cargo de tomar decisiones de diseño arquitectónico y capturarlas, identificar problemas de diseño, tomar y capturar decisiones de diseño arquitectónico; b) Dos arquitectos cognitivos desafían las decisiones tomadas por arquitectos senior y plantean cualquier inquietud cuando aparecen riesgos o información incompleta; c) Uno o dos arquitectos junior se encargan de comprender y modelar las decisiones capturadas proporcionando una arquitectura de solución.</text:p>
            <text:p>3) Los grupos utilizan la herramienta ADMentor.</text:p>
            <text:p>4) Finalmente, todos los grupos capturaron las decisiones utilizando cualquiera de las tres plantillas diferentes proporcionadas: una plantilla minimalista que incluye cinco atributos (es decir, útil para decisiones capturadas en proyectos ágiles), una plantilla mediana que comprende siete atributos y una plantilla más larga que comprende once elementos. </text:p>
          </table:table-cell>
          <table:table-cell table:style-name="ce135" office:value-type="string" calcext:value-type="string">
            <text:p>:13:</text:p>
          </table:table-cell>
          <table:table-cell table:style-name="ce135" office:value-type="string" calcext:value-type="string">
            <text:p>Ninguna</text:p>
          </table:table-cell>
          <table:table-cell table:style-name="ce135" office:value-type="string" calcext:value-type="string">
            <text:p>Ninguno</text:p>
          </table:table-cell>
          <table:table-cell table:style-name="ce135" office:value-type="string" calcext:value-type="string">
            <text:p>Ninguna</text:p>
          </table:table-cell>
          <table:table-cell table:style-name="ce135" office:value-type="string" calcext:value-type="string">
            <text:p>1) Patrones de diseño, estilos de arquitectura, principios de diseño y métodos de evaluación de arquitectura como ATAM. </text:p>
            <text:p>2) Una charla sobre ADD (Architecture Design Decision) para capacitar a los estudiantes sobre su importancia y dificultad para capturar las decisiones significativas y evaluar las alternativas de diseño.</text:p>
            <text:p>3) El método de enseñanza sigue un enfoque clásico utilizando diapositivas para enseñar las lecciones y unos minutos para la discusión al final de cada lección. Los estudiantes deben aprobar dos tareas prácticas y formar grupos de cinco a seis personas.</text:p>
          </table:table-cell>
          <table:table-cell table:style-name="ce135"/>
          <table:table-cell table:style-name="ce135" office:value-type="string" calcext:value-type="string">
            <text:p>:1:9:10</text:p>
          </table:table-cell>
          <table:table-cell table:style-name="ce135" office:value-type="string" calcext:value-type="string">
            <text:p>Tomar decisiones de manera colaborativa</text:p>
          </table:table-cell>
          <table:table-cell table:style-name="ce135" office:value-type="string" calcext:value-type="string">
            <text:p>:8:</text:p>
          </table:table-cell>
          <table:table-cell table:number-columns-repeated="3" table:style-name="ce135" office:value-type="string" calcext:value-type="string">
            <text:p>Ninguna</text:p>
          </table:table-cell>
          <table:table-cell table:style-name="ce135"/>
          <table:table-cell table:style-name="ce135" table:content-validation-name="val1" office:value-type="string" calcext:value-type="string">
            <text:p>Undergraduate</text:p>
          </table:table-cell>
          <table:table-cell table:style-name="ce135" office:value-type="string" calcext:value-type="string">
            <text:p>Ninguno</text:p>
          </table:table-cell>
          <table:table-cell table:style-name="ce130" office:value-type="string" calcext:value-type="string">
            <text:p>Ninguno</text:p>
          </table:table-cell>
          <table:table-cell table:style-name="ce181" office:value-type="string" calcext:value-type="string">
            <text:p>Resumimos los principales resultados de nuestro trabajo como: (i) La adopción de diferentes roles al realizar tareas colaborativas, como decisiones desafiantes, mejoró la calidad de las arquitecturas. (ii) Un número significativo de decisiones resultó del acuerdo entre las diferentes partes interesadas durante el proceso interactivo de toma de decisiones. (iii) Las decisiones capturadas utilizando el modelo Mind12 exhiben mejor calidad que las producidas sin reflexión.</text:p>
          </table:table-cell>
          <table:table-cell table:style-name="ce67" office:value-type="string" calcext:value-type="string">
            <text:p>Ninguno</text:p>
          </table:table-cell>
          <table:table-cell table:style-name="ce100" table:number-columns-repeated="985"/>
        </table:table-row>
        <table:table-row table:style-name="ro4" table:visibility="filter">
          <table:table-cell table:style-name="ce121" office:value-type="string" calcext:value-type="string">
            <text:p>P78</text:p>
          </table:table-cell>
          <table:table-cell table:style-name="ce134" office:value-type="string" calcext:value-type="string">
            <text:p>The Construction and Practice of Mixed Teaching Mode of Software Engineering for New Engineering</text:p>
          </table:table-cell>
          <table:table-cell table:style-name="ce152" office:value-type="string" calcext:value-type="string">
            <text:p><text:a xlink:href="https://drive.google.com/file/d/1djlAft8TdZ8f6C5HQZVv79eDKrNG3t6e/view?usp=sharing" xlink:type="simple">https://drive.google.com/file/d/1djlAft8TdZ8f6C5HQZVv79eDKrNG3t6e/view?usp=sharing</text:a></text:p>
          </table:table-cell>
          <table:table-cell table:style-name="ce163" office:value-type="string" calcext:value-type="string">
            <text:p>China</text:p>
          </table:table-cell>
          <table:table-cell table:style-name="ce134" office:value-type="string" calcext:value-type="string">
            <text:p>Este documento explora el proceso de construcción general del modo de enseñanza mixto, ejecuta el nuevo concepto de educación en ingeniería a través del proceso de capacitación y enseñanza profesional de ingeniería de software y capacita a los nuevos talentos de ingeniería de software para adaptarse a la actualización industrial y el desarrollo de la industria del software. NO SE ENFOCA A LA ENSEÑANZA DE LA INGENIERIA DE SOFTWARE</text:p>
          </table:table-cell>
          <table:table-cell table:style-name="ce134"/>
          <table:table-cell table:style-name="ce156" office:value-type="string" calcext:value-type="string">
            <text:p>Excluded</text:p>
          </table:table-cell>
          <table:table-cell table:style-name="ce121" office:value-type="float" office:value="2020" calcext:value-type="float">
            <text:p>2020</text:p>
          </table:table-cell>
          <table:table-cell table:style-name="ce134" table:formula="of:=FALSE()" office:value-type="float" office:value="0" calcext:value-type="float">
            <text:p>0</text:p>
          </table:table-cell>
          <table:table-cell table:style-name="ce134" table:formula="of:=TRUE()" office:value-type="float" office:value="1" calcext:value-type="float">
            <text:p>1</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table:formula="of:=FALSE()" office:value-type="float" office:value="0" calcext:value-type="float">
            <text:p>0</text:p>
          </table:table-cell>
          <table:table-cell table:style-name="ce134" office:value-type="string" calcext:value-type="string">
            <text:p>1) La enseñanza híbrida resuelve el problema de que la interacción cara a cara entre profesores y alumnos en el aula offline no es suficiente, especialmente en el aula con un gran número de alumnos. Es difícil para los profesores responder a todas las preguntas planteadas por los estudiantes. La enseñanza en línea rompe la limitación de tiempo y espacio de comunicación entre profesores y estudiantes. Los maestros pueden lanzar diferentes temas para discutir con los estudiantes durante múltiples períodos de tiempo antes, durante y después de la clase. En un proceso tan interactivo, el efecto de aprendizaje de cada estudiante se puede juzgar por datos como la frecuencia y la calidad del habla. </text:p>
          </table:table-cell>
          <table:table-cell table:style-name="ce134" table:number-columns-repeated="13"/>
          <table:table-cell table:style-name="ce134" table:content-validation-name="val1" office:value-type="string" calcext:value-type="string">
            <text:p>Undergraduate</text:p>
          </table:table-cell>
          <table:table-cell table:style-name="ce134" table:number-columns-repeated="2"/>
          <table:table-cell table:style-name="ce179"/>
          <table:table-cell table:style-name="ce129"/>
          <table:table-cell table:number-columns-repeated="985"/>
        </table:table-row>
        <table:table-row table:style-name="ro5">
          <table:table-cell table:number-columns-repeated="3"/>
          <table:table-cell table:style-name="ce29" table:number-columns-repeated="6"/>
          <table:table-cell table:number-columns-repeated="22"/>
          <table:table-cell table:style-name="ce70"/>
          <table:table-cell table:number-columns-repeated="986"/>
        </table:table-row>
        <table:table-row table:style-name="ro5">
          <table:table-cell table:number-columns-repeated="3"/>
          <table:table-cell table:style-name="ce29" table:number-columns-repeated="4"/>
          <table:table-cell table:style-name="ce29" office:value-type="string" calcext:value-type="string">
            <text:p>TOTAL</text:p>
          </table:table-cell>
          <table:table-cell table:style-name="ce29" table:formula="of:=SUM([.I10:.I87])" office:value-type="float" office:value="25" calcext:value-type="float">
            <text:p>25</text:p>
          </table:table-cell>
          <table:table-cell table:style-name="ce29" table:formula="of:=SUM([.J10:.J87])" office:value-type="float" office:value="6" calcext:value-type="float">
            <text:p>6</text:p>
          </table:table-cell>
          <table:table-cell table:style-name="ce29" table:formula="of:=SUM([.K10:.K87])" office:value-type="float" office:value="31" calcext:value-type="float">
            <text:p>31</text:p>
          </table:table-cell>
          <table:table-cell table:style-name="ce29" table:formula="of:=SUM([.L10:.L87])" office:value-type="float" office:value="0" calcext:value-type="float">
            <text:p>0</text:p>
          </table:table-cell>
          <table:table-cell table:style-name="ce29" table:formula="of:=SUM([.M10:.M87])" office:value-type="float" office:value="6" calcext:value-type="float">
            <text:p>6</text:p>
          </table:table-cell>
          <table:table-cell table:style-name="ce29" table:formula="of:=SUM([.N10:.N87])" office:value-type="float" office:value="21" calcext:value-type="float">
            <text:p>21</text:p>
          </table:table-cell>
          <table:table-cell/>
          <table:table-cell office:value-type="float" office:value="33" calcext:value-type="float">
            <text:p>33</text:p>
          </table:table-cell>
          <table:table-cell/>
          <table:table-cell table:style-name="ce84" table:formula="of:=COUNTIF([.R10:.R87];&quot;*:4:*&quot;)" office:value-type="float" office:value="7" calcext:value-type="float">
            <text:p>7</text:p>
          </table:table-cell>
          <table:table-cell table:number-columns-repeated="13"/>
          <table:table-cell table:style-name="ce70"/>
          <table:table-cell table:number-columns-repeated="986"/>
        </table:table-row>
        <table:table-row table:style-name="ro5">
          <table:table-cell table:number-columns-repeated="2"/>
          <table:table-cell table:formula="of:=147+266+16+40+199+5" office:value-type="float" office:value="673" calcext:value-type="float">
            <text:p>673</text:p>
          </table:table-cell>
          <table:table-cell table:style-name="ce29" table:number-columns-repeated="6"/>
          <table:table-cell table:number-columns-repeated="6"/>
          <table:table-cell office:value-type="float" office:value="77" calcext:value-type="float">
            <text:p>77</text:p>
          </table:table-cell>
          <table:table-cell table:number-columns-repeated="15"/>
          <table:table-cell table:style-name="ce70"/>
          <table:table-cell table:number-columns-repeated="986"/>
        </table:table-row>
        <table:table-row table:style-name="ro5">
          <table:table-cell table:number-columns-repeated="2"/>
          <table:table-cell table:formula="of:=78-22" office:value-type="float" office:value="56" calcext:value-type="float">
            <text:p>56</text:p>
          </table:table-cell>
          <table:table-cell table:style-name="ce29" table:number-columns-repeated="6"/>
          <table:table-cell table:number-columns-repeated="6"/>
          <table:table-cell table:style-name="ce154" table:formula="of:=[.P89]/[.P90]" office:value-type="percentage" office:value="0.428571428571429" calcext:value-type="percentage">
            <text:p>42,9%</text:p>
          </table:table-cell>
          <table:table-cell table:number-columns-repeated="15"/>
          <table:table-cell table:style-name="ce70"/>
          <table:table-cell table:number-columns-repeated="986"/>
        </table:table-row>
        <table:table-row table:style-name="ro2" table:number-rows-repeated="896">
          <table:table-cell table:number-columns-repeated="3"/>
          <table:table-cell table:style-name="ce29" table:number-columns-repeated="6"/>
          <table:table-cell table:number-columns-repeated="22"/>
          <table:table-cell table:style-name="ce70"/>
          <table:table-cell table:number-columns-repeated="986"/>
        </table:table-row>
        <table:table-row table:style-name="ro6" table:number-rows-repeated="1047588">
          <table:table-cell table:number-columns-repeated="1018"/>
        </table:table-row>
        <table:table-row table:style-name="ro7">
          <table:table-cell table:number-columns-repeated="1018"/>
        </table:table-row>
      </table:table>
      <table:table table:name="Buble" table:style-name="ta2">
        <table:table-column table:style-name="co23" table:number-columns-repeated="3" table:default-cell-style-name="ce217"/>
        <table:table-column table:style-name="co23" table:default-cell-style-name="Default"/>
        <table:table-column table:style-name="co23" table:number-columns-repeated="2" table:default-cell-style-name="ce217"/>
        <table:table-column table:style-name="co23" table:number-columns-repeated="2" table:default-cell-style-name="Default"/>
        <table:table-row table:style-name="ro8">
          <table:table-cell table:style-name="ce103" office:value-type="string" calcext:value-type="string">
            <text:p>MQ3 vs MQ12</text:p>
          </table:table-cell>
          <table:table-cell table:style-name="Default" table:number-columns-repeated="2"/>
          <table:table-cell/>
          <table:table-cell table:style-name="Default" table:number-columns-repeated="2"/>
          <table:table-cell table:number-columns-repeated="2"/>
        </table:table-row>
        <table:table-row table:style-name="ro8">
          <table:table-cell table:style-name="Default" table:number-columns-repeated="3"/>
          <table:table-cell/>
          <table:table-cell table:style-name="Default" table:number-columns-repeated="2"/>
          <table:table-cell table:number-columns-repeated="2"/>
        </table:table-row>
        <table:table-row table:style-name="ro8">
          <table:table-cell table:style-name="ce216" office:value-type="string" calcext:value-type="string">
            <text:p>Estrategia</text:p>
          </table:table-cell>
          <table:table-cell table:style-name="ce216" office:value-type="string" calcext:value-type="string">
            <text:p>Validación</text:p>
          </table:table-cell>
          <table:table-cell table:style-name="ce216" office:value-type="string" calcext:value-type="string">
            <text:p>Z</text:p>
          </table:table-cell>
          <table:table-cell/>
          <table:table-cell office:value-type="string" calcext:value-type="string">
            <text:p>Z</text:p>
          </table:table-cell>
          <table:table-cell office:value-type="string" calcext:value-type="string">
            <text:p>AnchoBolita</text:p>
          </table:table-cell>
          <table:table-cell table:number-columns-repeated="2"/>
        </table:table-row>
        <table:table-row table:style-name="ro8">
          <table:table-cell office:value-type="float" office:value="1" calcext:value-type="float">
            <text:p>1</text:p>
          </table:table-cell>
          <table:table-cell office:value-type="string" calcext:value-type="string">
            <text:p>1,1,1,1,1,1</text:p>
          </table:table-cell>
          <table:table-cell office:value-type="float" office:value="6" calcext:value-type="float">
            <text:p>6</text:p>
          </table:table-cell>
          <table:table-cell/>
          <table:table-cell office:value-type="float" office:value="1" calcext:value-type="float">
            <text:p>1</text:p>
          </table:table-cell>
          <table:table-cell office:value-type="float" office:value="12" calcext:value-type="float">
            <text:p>12</text:p>
          </table:table-cell>
          <table:table-cell table:number-columns-repeated="2"/>
        </table:table-row>
        <table:table-row table:style-name="ro8">
          <table:table-cell office:value-type="float" office:value="2" calcext:value-type="float">
            <text:p>2</text:p>
          </table:table-cell>
          <table:table-cell office:value-type="float" office:value="2.2" calcext:value-type="float">
            <text:p>2,2</text:p>
          </table:table-cell>
          <table:table-cell office:value-type="float" office:value="2" calcext:value-type="float">
            <text:p>2</text:p>
          </table:table-cell>
          <table:table-cell/>
          <table:table-cell office:value-type="float" office:value="2" calcext:value-type="float">
            <text:p>2</text:p>
          </table:table-cell>
          <table:table-cell office:value-type="float" office:value="18" calcext:value-type="float">
            <text:p>18</text:p>
          </table:table-cell>
          <table:table-cell table:number-columns-repeated="2"/>
        </table:table-row>
        <table:table-row table:style-name="ro8">
          <table:table-cell office:value-type="float" office:value="2" calcext:value-type="float">
            <text:p>2</text:p>
          </table:table-cell>
          <table:table-cell office:value-type="string" calcext:value-type="string">
            <text:p>1,1,1</text:p>
          </table:table-cell>
          <table:table-cell office:value-type="float" office:value="3" calcext:value-type="float">
            <text:p>3</text:p>
          </table:table-cell>
          <table:table-cell table:number-columns-repeated="5"/>
        </table:table-row>
        <table:table-row table:style-name="ro8">
          <table:table-cell table:style-name="ce227" office:value-type="float" office:value="2" calcext:value-type="float">
            <text:p>2</text:p>
          </table:table-cell>
          <table:table-cell table:style-name="ce227" office:value-type="float" office:value="5" calcext:value-type="float">
            <text:p>5</text:p>
          </table:table-cell>
          <table:table-cell table:style-name="ce227" office:value-type="float" office:value="1" calcext:value-type="float">
            <text:p>1</text:p>
          </table:table-cell>
          <table:table-cell table:number-columns-repeated="5"/>
        </table:table-row>
        <table:table-row table:style-name="ro8">
          <table:table-cell office:value-type="float" office:value="3" calcext:value-type="float">
            <text:p>3</text:p>
          </table:table-cell>
          <table:table-cell office:value-type="string" calcext:value-type="string">
            <text:p>1,1,1</text:p>
          </table:table-cell>
          <table:table-cell office:value-type="float" office:value="3" calcext:value-type="float">
            <text:p>3</text:p>
          </table:table-cell>
          <table:table-cell/>
          <table:table-cell office:value-type="float" office:value="3" calcext:value-type="float">
            <text:p>3</text:p>
          </table:table-cell>
          <table:table-cell office:value-type="float" office:value="24" calcext:value-type="float">
            <text:p>24</text:p>
          </table:table-cell>
          <table:table-cell table:number-columns-repeated="2"/>
        </table:table-row>
        <table:table-row table:style-name="ro8">
          <table:table-cell table:style-name="ce229" office:value-type="float" office:value="4" calcext:value-type="float">
            <text:p>4</text:p>
          </table:table-cell>
          <table:table-cell table:style-name="ce229" office:value-type="float" office:value="2" calcext:value-type="float">
            <text:p>2</text:p>
          </table:table-cell>
          <table:table-cell office:value-type="float" office:value="1" calcext:value-type="float">
            <text:p>1</text:p>
          </table:table-cell>
          <table:table-cell table:number-columns-repeated="5"/>
        </table:table-row>
        <table:table-row table:style-name="ro8">
          <table:table-cell office:value-type="float" office:value="5" calcext:value-type="float">
            <text:p>5</text:p>
          </table:table-cell>
          <table:table-cell office:value-type="float" office:value="1.1" calcext:value-type="float">
            <text:p>1,1</text:p>
          </table:table-cell>
          <table:table-cell office:value-type="float" office:value="2" calcext:value-type="float">
            <text:p>2</text:p>
          </table:table-cell>
          <table:table-cell/>
          <table:table-cell office:value-type="float" office:value="4" calcext:value-type="float">
            <text:p>4</text:p>
          </table:table-cell>
          <table:table-cell office:value-type="float" office:value="30" calcext:value-type="float">
            <text:p>30</text:p>
          </table:table-cell>
          <table:table-cell table:number-columns-repeated="2"/>
        </table:table-row>
        <table:table-row table:style-name="ro8">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office:value-type="float" office:value="36" calcext:value-type="float">
            <text:p>36</text:p>
          </table:table-cell>
          <table:table-cell/>
          <table:table-cell table:style-name="ce103"/>
        </table:table-row>
        <table:table-row table:style-name="ro8">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2" calcext:value-type="float">
            <text:p>42</text:p>
          </table:table-cell>
          <table:table-cell table:number-columns-repeated="2"/>
        </table:table-row>
        <table:table-row table:style-name="ro8">
          <table:table-cell office:value-type="float" office:value="6" calcext:value-type="float">
            <text:p>6</text:p>
          </table:table-cell>
          <table:table-cell office:value-type="string" calcext:value-type="string">
            <text:p>1,1,1</text:p>
          </table:table-cell>
          <table:table-cell office:value-type="float" office:value="3" calcext:value-type="float">
            <text:p>3</text:p>
          </table:table-cell>
          <table:table-cell/>
          <table:table-cell office:value-type="float" office:value="7" calcext:value-type="float">
            <text:p>7</text:p>
          </table:table-cell>
          <table:table-cell office:value-type="float" office:value="48" calcext:value-type="float">
            <text:p>48</text:p>
          </table:table-cell>
          <table:table-cell table:number-columns-repeated="2"/>
        </table:table-row>
        <table:table-row table:style-name="ro8">
          <table:table-cell table:style-name="ce229" office:value-type="float" office:value="6" calcext:value-type="float">
            <text:p>6</text:p>
          </table:table-cell>
          <table:table-cell table:style-name="ce229" office:value-type="float" office:value="3" calcext:value-type="float">
            <text:p>3</text:p>
          </table:table-cell>
          <table:table-cell office:value-type="float" office:value="1" calcext:value-type="float">
            <text:p>1</text:p>
          </table:table-cell>
          <table:table-cell/>
          <table:table-cell office:value-type="float" office:value="8" calcext:value-type="float">
            <text:p>8</text:p>
          </table:table-cell>
          <table:table-cell office:value-type="float" office:value="54" calcext:value-type="float">
            <text:p>54</text:p>
          </table:table-cell>
          <table:table-cell table:number-columns-repeated="2"/>
        </table:table-row>
        <table:table-row table:style-name="ro8">
          <table:table-cell table:style-name="ce229" office:value-type="float" office:value="8" calcext:value-type="float">
            <text:p>8</text:p>
          </table:table-cell>
          <table:table-cell table:style-name="ce229" office:value-type="float" office:value="2" calcext:value-type="float">
            <text:p>2</text:p>
          </table:table-cell>
          <table:table-cell office:value-type="float" office:value="1" calcext:value-type="float">
            <text:p>1</text:p>
          </table:table-cell>
          <table:table-cell table:number-columns-repeated="5"/>
        </table:table-row>
        <table:table-row table:style-name="ro8">
          <table:table-cell table:style-name="ce229" office:value-type="float" office:value="9" calcext:value-type="float">
            <text:p>9</text:p>
          </table:table-cell>
          <table:table-cell table:style-name="ce229" office:value-type="float" office:value="1.1" calcext:value-type="float">
            <text:p>1,1</text:p>
          </table:table-cell>
          <table:table-cell office:value-type="float" office:value="2" calcext:value-type="float">
            <text:p>2</text:p>
          </table:table-cell>
          <table:table-cell/>
          <table:table-cell office:value-type="float" office:value="9" calcext:value-type="float">
            <text:p>9</text:p>
          </table:table-cell>
          <table:table-cell office:value-type="float" office:value="60" calcext:value-type="float">
            <text:p>60</text:p>
          </table:table-cell>
          <table:table-cell table:number-columns-repeated="2"/>
        </table:table-row>
        <table:table-row table:style-name="ro8">
          <table:table-cell table:style-name="ce229" office:value-type="float" office:value="12" calcext:value-type="float">
            <text:p>12</text:p>
          </table:table-cell>
          <table:table-cell table:style-name="ce229" office:value-type="float" office:value="1" calcext:value-type="float">
            <text:p>1</text:p>
          </table:table-cell>
          <table:table-cell office:value-type="float" office:value="1" calcext:value-type="float">
            <text:p>1</text:p>
          </table:table-cell>
          <table:table-cell table:number-columns-repeated="5"/>
        </table:table-row>
        <table:table-row table:style-name="ro8">
          <table:table-cell office:value-type="float" office:value="12" calcext:value-type="float">
            <text:p>12</text:p>
          </table:table-cell>
          <table:table-cell office:value-type="float" office:value="4" calcext:value-type="float">
            <text:p>4</text:p>
          </table:table-cell>
          <table:table-cell office:value-type="float" office:value="1" calcext:value-type="float">
            <text:p>1</text:p>
          </table:table-cell>
          <table:table-cell table:number-columns-repeated="5"/>
        </table:table-row>
        <table:table-row table:style-name="ro8">
          <table:table-cell table:style-name="ce227" office:value-type="float" office:value="12" calcext:value-type="float">
            <text:p>12</text:p>
          </table:table-cell>
          <table:table-cell table:style-name="ce227" office:value-type="float" office:value="5" calcext:value-type="float">
            <text:p>5</text:p>
          </table:table-cell>
          <table:table-cell table:style-name="ce227" office:value-type="float" office:value="1" calcext:value-type="float">
            <text:p>1</text:p>
          </table:table-cell>
          <table:table-cell table:number-columns-repeated="5"/>
        </table:table-row>
        <table:table-row table:style-name="ro8">
          <table:table-cell office:value-type="float" office:value="13" calcext:value-type="float">
            <text:p>13</text:p>
          </table:table-cell>
          <table:table-cell office:value-type="string" calcext:value-type="string">
            <text:p>1,1,1</text:p>
          </table:table-cell>
          <table:table-cell office:value-type="float" office:value="3" calcext:value-type="float">
            <text:p>3</text:p>
          </table:table-cell>
          <table:table-cell/>
          <table:table-cell office:value-type="float" office:value="10" calcext:value-type="float">
            <text:p>10</text:p>
          </table:table-cell>
          <table:table-cell office:value-type="float" office:value="66" calcext:value-type="float">
            <text:p>66</text:p>
          </table:table-cell>
          <table:table-cell table:number-columns-repeated="2"/>
        </table:table-row>
        <table:table-row table:style-name="ro8">
          <table:table-cell table:style-name="ce229" office:value-type="float" office:value="13" calcext:value-type="float">
            <text:p>13</text:p>
          </table:table-cell>
          <table:table-cell table:style-name="ce229" office:value-type="string" calcext:value-type="string">
            <text:p>4,4,4</text:p>
          </table:table-cell>
          <table:table-cell office:value-type="float" office:value="3" calcext:value-type="float">
            <text:p>3</text:p>
          </table:table-cell>
          <table:table-cell/>
          <table:table-cell table:style-name="Default" table:number-columns-repeated="2"/>
          <table:table-cell table:number-columns-repeated="2"/>
        </table:table-row>
        <table:table-row table:style-name="ro8">
          <table:table-cell office:value-type="float" office:value="14" calcext:value-type="float">
            <text:p>14</text:p>
          </table:table-cell>
          <table:table-cell table:number-columns-repeated="2" office:value-type="float" office:value="1" calcext:value-type="float">
            <text:p>1</text:p>
          </table:table-cell>
          <table:table-cell/>
          <table:table-cell table:style-name="Default" table:number-columns-repeated="2"/>
          <table:table-cell table:number-columns-repeated="2"/>
        </table:table-row>
        <table:table-row table:style-name="ro8">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table-cell table:style-name="Default" table:number-columns-repeated="2"/>
          <table:table-cell table:number-columns-repeated="2"/>
        </table:table-row>
      </table:table>
      <table:table table:name="MQ1" table:style-name="ta2">
        <table:shapes>
          <draw:frame draw:z-index="0" draw:style-name="gr1" draw:text-style-name="P1" svg:width="113.8mm" svg:height="71.53mm" svg:x="42.98mm" svg:y="46.61mm">
            <draw:object draw:notify-on-update-of-ranges="MQ1.B4:MQ1.B6 MQ1.C3:MQ1.C3 MQ1.C4:MQ1.C6" xlink:href="./Object 5" xlink:type="simple" xlink:show="embed" xlink:actuate="onLoad">
              <loext:p/>
            </draw:object>
            <draw:image xlink:href="./ObjectReplacements/Object 5" xlink:type="simple" xlink:show="embed" xlink:actuate="onLoad"/>
          </draw:frame>
          <draw:frame draw:z-index="1" draw:style-name="gr1" draw:text-style-name="P1" svg:width="124.9mm" svg:height="73.88mm" svg:x="122.55mm" svg:y="24.38mm">
            <draw:object draw:notify-on-update-of-ranges="MQ1.B4:MQ1.B6 MQ1.C4:MQ1.C6" xlink:href="./Object 10" xlink:type="simple" xlink:show="embed" xlink:actuate="onLoad">
              <loext:p/>
            </draw:object>
            <draw:image xlink:href="./ObjectReplacements/Object 10" xlink:type="simple" xlink:show="embed" xlink:actuate="onLoad"/>
          </draw:frame>
        </table:shapes>
        <table:table-column table:style-name="co23" table:default-cell-style-name="Default"/>
        <table:table-column table:style-name="co24" table:default-cell-style-name="Default"/>
        <table:table-column table:style-name="co23" table:number-columns-repeated="7" table:default-cell-style-name="Default"/>
        <table:table-row table:style-name="ro8">
          <table:table-cell table:style-name="ce103" office:value-type="string" calcext:value-type="string">
            <text:p>MQ1: What experiences are reported that support issues of training or teaching of software architectures, focused on the needs of the industry?</text:p>
          </table:table-cell>
          <table:table-cell table:number-columns-repeated="8"/>
        </table:table-row>
        <table:table-row table:style-name="ro8">
          <table:table-cell table:number-columns-repeated="9"/>
        </table:table-row>
        <table:table-row table:style-name="ro8">
          <table:table-cell/>
          <table:table-cell table:style-name="ce216" office:value-type="string" calcext:value-type="string">
            <text:p>Group</text:p>
          </table:table-cell>
          <table:table-cell table:style-name="ce216" office:value-type="string" calcext:value-type="string">
            <text:p>%</text:p>
          </table:table-cell>
          <table:table-cell table:style-name="ce216" office:value-type="string" calcext:value-type="string">
            <text:p>Total</text:p>
          </table:table-cell>
          <table:table-cell table:number-columns-repeated="5"/>
        </table:table-row>
        <table:table-row table:style-name="ro8">
          <table:table-cell/>
          <table:table-cell table:style-name="ce217" office:value-type="string" calcext:value-type="string">
            <text:p>Teaching software architectures</text:p>
          </table:table-cell>
          <table:table-cell table:style-name="ce138" office:value-type="percentage" office:value="0.37" calcext:value-type="percentage">
            <text:p>37%</text:p>
          </table:table-cell>
          <table:table-cell table:style-name="ce217" office:value-type="float" office:value="20" calcext:value-type="float">
            <text:p>20</text:p>
          </table:table-cell>
          <table:table-cell table:number-columns-repeated="5"/>
        </table:table-row>
        <table:table-row table:style-name="ro8">
          <table:table-cell/>
          <table:table-cell table:style-name="ce217" office:value-type="string" calcext:value-type="string">
            <text:p>Teaching software engineering</text:p>
          </table:table-cell>
          <table:table-cell table:style-name="ce165" office:value-type="percentage" office:value="0.574" calcext:value-type="percentage">
            <text:p>57,4%</text:p>
          </table:table-cell>
          <table:table-cell table:style-name="ce217" office:value-type="float" office:value="31" calcext:value-type="float">
            <text:p>31</text:p>
          </table:table-cell>
          <table:table-cell table:number-columns-repeated="5"/>
        </table:table-row>
        <table:table-row table:style-name="ro8">
          <table:table-cell/>
          <table:table-cell table:style-name="ce217" office:value-type="string" calcext:value-type="string">
            <text:p>Supplementary topics</text:p>
          </table:table-cell>
          <table:table-cell table:style-name="ce166" office:value-type="percentage" office:value="0.093" calcext:value-type="percentage">
            <text:p>9,30%</text:p>
          </table:table-cell>
          <table:table-cell table:style-name="ce217" office:value-type="float" office:value="5" calcext:value-type="float">
            <text:p>5</text:p>
          </table:table-cell>
          <table:table-cell table:number-columns-repeated="5"/>
        </table:table-row>
        <table:table-row table:style-name="ro8">
          <table:table-cell table:number-columns-repeated="6"/>
          <table:table-cell office:value-type="float" office:value="56" calcext:value-type="float">
            <text:p>56</text:p>
          </table:table-cell>
          <table:table-cell table:style-name="ce153" office:value-type="percentage" office:value="1" calcext:value-type="percentage">
            <text:p>100%</text:p>
          </table:table-cell>
          <table:table-cell/>
        </table:table-row>
        <table:table-row table:style-name="ro8">
          <table:table-cell/>
          <table:table-cell office:value-type="string" calcext:value-type="string">
            <text:p>Total</text:p>
          </table:table-cell>
          <table:table-cell/>
          <table:table-cell table:style-name="ce103" table:formula="of:=SUM([.D4:.D6])" office:value-type="float" office:value="56" calcext:value-type="float">
            <text:p>56</text:p>
          </table:table-cell>
          <table:table-cell table:number-columns-repeated="2"/>
          <table:table-cell office:value-type="float" office:value="20" calcext:value-type="float">
            <text:p>20</text:p>
          </table:table-cell>
          <table:table-cell office:value-type="string" calcext:value-type="string">
            <text:p>X</text:p>
          </table:table-cell>
          <table:table-cell table:style-name="ce154" table:formula="of:=[.G8]*[.H7]/54" office:value-type="percentage" office:value="0.37037037037037" calcext:value-type="percentage">
            <text:p>37,0%</text:p>
          </table:table-cell>
        </table:table-row>
      </table:table>
      <table:table table:name="MQ2" table:style-name="ta2">
        <office:forms form:automatic-focus="false" form:apply-design-mode="false"/>
        <table:shapes>
          <draw:frame draw:z-index="0" draw:style-name="gr1" draw:text-style-name="P1" svg:width="133.91mm" svg:height="75.32mm" svg:x="56.54mm" svg:y="87.46mm">
            <draw:object draw:notify-on-update-of-ranges="MQ2.D4:MQ2.D14 MQ2.E3:MQ2.E3 MQ2.E4:MQ2.E14" xlink:href="./Object 3" xlink:type="simple" xlink:show="embed" xlink:actuate="onLoad">
              <loext:p/>
            </draw:object>
            <draw:image xlink:href="./ObjectReplacements/Object 3" xlink:type="simple" xlink:show="embed" xlink:actuate="onLoad"/>
          </draw:frame>
          <draw:frame draw:z-index="1" draw:style-name="gr1" draw:text-style-name="P1" svg:width="138.23mm" svg:height="72.64mm" svg:x="127.48mm" svg:y="295.63mm">
            <draw:object draw:notify-on-update-of-ranges="MQ2.D62:MQ2.D81 MQ2.E61:MQ2.E61 MQ2.E62:MQ2.E81" xlink:href="./Object 4" xlink:type="simple" xlink:show="embed" xlink:actuate="onLoad">
              <loext:p/>
            </draw:object>
            <draw:image xlink:href="./ObjectReplacements/Object 4" xlink:type="simple" xlink:show="embed" xlink:actuate="onLoad"/>
          </draw:frame>
        </table:shapes>
        <table:table-column table:style-name="co23" table:default-cell-style-name="Default"/>
        <table:table-column table:style-name="co23" table:default-cell-style-name="ce120"/>
        <table:table-column table:style-name="co23" table:number-columns-repeated="2" table:default-cell-style-name="Default"/>
        <table:table-column table:style-name="co25" table:default-cell-style-name="Default"/>
        <table:table-column table:style-name="co23" table:number-columns-repeated="3" table:default-cell-style-name="Default"/>
        <table:table-row table:style-name="ro8">
          <table:table-cell table:style-name="ce103" office:value-type="string" calcext:value-type="string">
            <text:p>MQ2: What is the frequency of publication per year of research dedicated to the training of software architects?</text:p>
          </table:table-cell>
          <table:table-cell table:style-name="Default"/>
          <table:table-cell table:number-columns-repeated="6"/>
        </table:table-row>
        <table:table-row table:style-name="ro8">
          <table:table-cell/>
          <table:table-cell table:style-name="Default"/>
          <table:table-cell table:number-columns-repeated="6"/>
        </table:table-row>
        <table:table-row table:style-name="ro2">
          <table:table-cell/>
          <table:table-cell table:style-name="ce58" office:value-type="string" calcext:value-type="string">
            <text:p>MQ2-Year</text:p>
          </table:table-cell>
          <table:table-cell/>
          <table:table-cell table:style-name="ce104" office:value-type="string" calcext:value-type="string">
            <text:p>Year</text:p>
          </table:table-cell>
          <table:table-cell table:style-name="ce216" office:value-type="string" calcext:value-type="string">
            <text:p>Total</text:p>
          </table:table-cell>
          <table:table-cell table:number-columns-repeated="3"/>
        </table:table-row>
        <table:table-row table:style-name="ro2">
          <table:table-cell/>
          <table:table-cell table:style-name="ce125" office:value-type="float" office:value="2011" calcext:value-type="float">
            <text:p>2011</text:p>
          </table:table-cell>
          <table:table-cell/>
          <table:table-cell table:style-name="ce105" office:value-type="string" calcext:value-type="string">
            <text:p>2011</text:p>
          </table:table-cell>
          <table:table-cell table:style-name="ce217" office:value-type="float" office:value="4" calcext:value-type="float">
            <text:p>4</text:p>
          </table:table-cell>
          <table:table-cell table:number-columns-repeated="3"/>
        </table:table-row>
        <table:table-row table:style-name="ro2">
          <table:table-cell/>
          <table:table-cell table:style-name="ce119" office:value-type="float" office:value="2011" calcext:value-type="float">
            <text:p>2011</text:p>
          </table:table-cell>
          <table:table-cell/>
          <table:table-cell table:style-name="ce105" office:value-type="float" office:value="2012" calcext:value-type="float">
            <text:p>2012</text:p>
          </table:table-cell>
          <table:table-cell table:style-name="ce217" office:value-type="float" office:value="4" calcext:value-type="float">
            <text:p>4</text:p>
          </table:table-cell>
          <table:table-cell table:number-columns-repeated="3"/>
        </table:table-row>
        <table:table-row table:style-name="ro2">
          <table:table-cell/>
          <table:table-cell office:value-type="float" office:value="2011" calcext:value-type="float">
            <text:p>2011</text:p>
          </table:table-cell>
          <table:table-cell/>
          <table:table-cell table:style-name="ce105" office:value-type="float" office:value="2013" calcext:value-type="float">
            <text:p>2013</text:p>
          </table:table-cell>
          <table:table-cell table:style-name="ce217" office:value-type="float" office:value="7" calcext:value-type="float">
            <text:p>7</text:p>
          </table:table-cell>
          <table:table-cell table:number-columns-repeated="3"/>
        </table:table-row>
        <table:table-row table:style-name="ro2">
          <table:table-cell/>
          <table:table-cell table:style-name="ce123" office:value-type="float" office:value="2011" calcext:value-type="float">
            <text:p>2011</text:p>
          </table:table-cell>
          <table:table-cell/>
          <table:table-cell table:style-name="ce105" office:value-type="float" office:value="2014" calcext:value-type="float">
            <text:p>2014</text:p>
          </table:table-cell>
          <table:table-cell table:style-name="ce217" office:value-type="float" office:value="1" calcext:value-type="float">
            <text:p>1</text:p>
          </table:table-cell>
          <table:table-cell table:number-columns-repeated="3"/>
        </table:table-row>
        <table:table-row table:style-name="ro2">
          <table:table-cell/>
          <table:table-cell office:value-type="float" office:value="2012" calcext:value-type="float">
            <text:p>2012</text:p>
          </table:table-cell>
          <table:table-cell/>
          <table:table-cell table:style-name="ce105" office:value-type="float" office:value="2015" calcext:value-type="float">
            <text:p>2015</text:p>
          </table:table-cell>
          <table:table-cell table:style-name="ce217" office:value-type="float" office:value="5" calcext:value-type="float">
            <text:p>5</text:p>
          </table:table-cell>
          <table:table-cell table:number-columns-repeated="3"/>
        </table:table-row>
        <table:table-row table:style-name="ro2">
          <table:table-cell/>
          <table:table-cell office:value-type="float" office:value="2012" calcext:value-type="float">
            <text:p>2012</text:p>
          </table:table-cell>
          <table:table-cell/>
          <table:table-cell table:style-name="ce105" office:value-type="float" office:value="2016" calcext:value-type="float">
            <text:p>2016</text:p>
          </table:table-cell>
          <table:table-cell table:style-name="ce217" office:value-type="float" office:value="3" calcext:value-type="float">
            <text:p>3</text:p>
          </table:table-cell>
          <table:table-cell table:number-columns-repeated="3"/>
        </table:table-row>
        <table:table-row table:style-name="ro2">
          <table:table-cell/>
          <table:table-cell office:value-type="float" office:value="2012" calcext:value-type="float">
            <text:p>2012</text:p>
          </table:table-cell>
          <table:table-cell/>
          <table:table-cell table:style-name="ce105" office:value-type="float" office:value="2017" calcext:value-type="float">
            <text:p>2017</text:p>
          </table:table-cell>
          <table:table-cell table:style-name="ce217" office:value-type="float" office:value="7" calcext:value-type="float">
            <text:p>7</text:p>
          </table:table-cell>
          <table:table-cell table:number-columns-repeated="3"/>
        </table:table-row>
        <table:table-row table:style-name="ro2">
          <table:table-cell/>
          <table:table-cell table:style-name="ce123" office:value-type="float" office:value="2012" calcext:value-type="float">
            <text:p>2012</text:p>
          </table:table-cell>
          <table:table-cell/>
          <table:table-cell table:style-name="ce105" office:value-type="float" office:value="2018" calcext:value-type="float">
            <text:p>2018</text:p>
          </table:table-cell>
          <table:table-cell table:style-name="ce217" office:value-type="float" office:value="8" calcext:value-type="float">
            <text:p>8</text:p>
          </table:table-cell>
          <table:table-cell table:number-columns-repeated="3"/>
        </table:table-row>
        <table:table-row table:style-name="ro2">
          <table:table-cell/>
          <table:table-cell table:style-name="ce119" office:value-type="float" office:value="2013" calcext:value-type="float">
            <text:p>2013</text:p>
          </table:table-cell>
          <table:table-cell/>
          <table:table-cell table:style-name="ce105" office:value-type="float" office:value="2019" calcext:value-type="float">
            <text:p>2019</text:p>
          </table:table-cell>
          <table:table-cell table:style-name="ce217" office:value-type="float" office:value="8" calcext:value-type="float">
            <text:p>8</text:p>
          </table:table-cell>
          <table:table-cell table:number-columns-repeated="3"/>
        </table:table-row>
        <table:table-row table:style-name="ro2">
          <table:table-cell/>
          <table:table-cell office:value-type="float" office:value="2013" calcext:value-type="float">
            <text:p>2013</text:p>
          </table:table-cell>
          <table:table-cell/>
          <table:table-cell table:style-name="ce105" office:value-type="float" office:value="2020" calcext:value-type="float">
            <text:p>2020</text:p>
          </table:table-cell>
          <table:table-cell table:style-name="ce217" office:value-type="float" office:value="8" calcext:value-type="float">
            <text:p>8</text:p>
          </table:table-cell>
          <table:table-cell table:number-columns-repeated="3"/>
        </table:table-row>
        <table:table-row table:style-name="ro2">
          <table:table-cell/>
          <table:table-cell table:style-name="ce119" office:value-type="float" office:value="2013" calcext:value-type="float">
            <text:p>2013</text:p>
          </table:table-cell>
          <table:table-cell/>
          <table:table-cell table:style-name="ce105" office:value-type="float" office:value="2021" calcext:value-type="float">
            <text:p>2021</text:p>
          </table:table-cell>
          <table:table-cell table:style-name="ce217" office:value-type="float" office:value="1" calcext:value-type="float">
            <text:p>1</text:p>
          </table:table-cell>
          <table:table-cell table:number-columns-repeated="3"/>
        </table:table-row>
        <table:table-row table:style-name="ro2">
          <table:table-cell/>
          <table:table-cell table:style-name="ce119" office:value-type="float" office:value="2013" calcext:value-type="float">
            <text:p>2013</text:p>
          </table:table-cell>
          <table:table-cell table:number-columns-repeated="6"/>
        </table:table-row>
        <table:table-row table:style-name="ro2">
          <table:table-cell/>
          <table:table-cell office:value-type="float" office:value="2013" calcext:value-type="float">
            <text:p>2013</text:p>
          </table:table-cell>
          <table:table-cell table:number-columns-repeated="6"/>
        </table:table-row>
        <table:table-row table:style-name="ro2">
          <table:table-cell/>
          <table:table-cell table:style-name="ce125" office:value-type="float" office:value="2013" calcext:value-type="float">
            <text:p>2013</text:p>
          </table:table-cell>
          <table:table-cell table:number-columns-repeated="6"/>
        </table:table-row>
        <table:table-row table:style-name="ro2">
          <table:table-cell/>
          <table:table-cell office:value-type="float" office:value="2013" calcext:value-type="float">
            <text:p>2013</text:p>
          </table:table-cell>
          <table:table-cell table:number-columns-repeated="6"/>
        </table:table-row>
        <table:table-row table:style-name="ro2">
          <table:table-cell/>
          <table:table-cell table:style-name="ce119" office:value-type="float" office:value="2014" calcext:value-type="float">
            <text:p>2014</text:p>
          </table:table-cell>
          <table:table-cell table:number-columns-repeated="6"/>
        </table:table-row>
        <table:table-row table:style-name="ro2">
          <table:table-cell/>
          <table:table-cell table:style-name="ce125" office:value-type="float" office:value="2015" calcext:value-type="float">
            <text:p>2015</text:p>
          </table:table-cell>
          <table:table-cell table:number-columns-repeated="6"/>
        </table:table-row>
        <table:table-row table:style-name="ro2">
          <table:table-cell/>
          <table:table-cell table:style-name="ce119" office:value-type="float" office:value="2015" calcext:value-type="float">
            <text:p>2015</text:p>
          </table:table-cell>
          <table:table-cell table:number-columns-repeated="6"/>
        </table:table-row>
        <table:table-row table:style-name="ro2">
          <table:table-cell/>
          <table:table-cell table:style-name="ce119" office:value-type="float" office:value="2015" calcext:value-type="float">
            <text:p>2015</text:p>
          </table:table-cell>
          <table:table-cell table:number-columns-repeated="6"/>
        </table:table-row>
        <table:table-row table:style-name="ro2">
          <table:table-cell/>
          <table:table-cell table:style-name="ce125" office:value-type="float" office:value="2015" calcext:value-type="float">
            <text:p>2015</text:p>
          </table:table-cell>
          <table:table-cell table:number-columns-repeated="6"/>
        </table:table-row>
        <table:table-row table:style-name="ro2">
          <table:table-cell/>
          <table:table-cell office:value-type="float" office:value="2015" calcext:value-type="float">
            <text:p>2015</text:p>
          </table:table-cell>
          <table:table-cell table:number-columns-repeated="6"/>
        </table:table-row>
        <table:table-row table:style-name="ro2">
          <table:table-cell/>
          <table:table-cell table:style-name="ce119" office:value-type="float" office:value="2016" calcext:value-type="float">
            <text:p>2016</text:p>
          </table:table-cell>
          <table:table-cell table:number-columns-repeated="6"/>
        </table:table-row>
        <table:table-row table:style-name="ro2">
          <table:table-cell/>
          <table:table-cell table:style-name="ce119" office:value-type="float" office:value="2016" calcext:value-type="float">
            <text:p>2016</text:p>
          </table:table-cell>
          <table:table-cell table:number-columns-repeated="6"/>
        </table:table-row>
        <table:table-row table:style-name="ro2">
          <table:table-cell/>
          <table:table-cell table:style-name="ce125" office:value-type="float" office:value="2016" calcext:value-type="float">
            <text:p>2016</text:p>
          </table:table-cell>
          <table:table-cell table:number-columns-repeated="6"/>
        </table:table-row>
        <table:table-row table:style-name="ro2">
          <table:table-cell/>
          <table:table-cell table:style-name="ce119" office:value-type="float" office:value="2017" calcext:value-type="float">
            <text:p>2017</text:p>
          </table:table-cell>
          <table:table-cell table:number-columns-repeated="6"/>
        </table:table-row>
        <table:table-row table:style-name="ro2">
          <table:table-cell/>
          <table:table-cell office:value-type="float" office:value="2017" calcext:value-type="float">
            <text:p>2017</text:p>
          </table:table-cell>
          <table:table-cell table:number-columns-repeated="6"/>
        </table:table-row>
        <table:table-row table:style-name="ro2">
          <table:table-cell/>
          <table:table-cell office:value-type="float" office:value="2017" calcext:value-type="float">
            <text:p>2017</text:p>
          </table:table-cell>
          <table:table-cell table:number-columns-repeated="6"/>
        </table:table-row>
        <table:table-row table:style-name="ro2">
          <table:table-cell/>
          <table:table-cell table:style-name="ce124" office:value-type="float" office:value="2017" calcext:value-type="float">
            <text:p>2017</text:p>
          </table:table-cell>
          <table:table-cell table:number-columns-repeated="6"/>
        </table:table-row>
        <table:table-row table:style-name="ro2">
          <table:table-cell/>
          <table:table-cell table:style-name="ce123" office:value-type="float" office:value="2017" calcext:value-type="float">
            <text:p>2017</text:p>
          </table:table-cell>
          <table:table-cell table:number-columns-repeated="6"/>
        </table:table-row>
        <table:table-row table:style-name="ro2">
          <table:table-cell/>
          <table:table-cell table:style-name="ce125" office:value-type="float" office:value="2017" calcext:value-type="float">
            <text:p>2017</text:p>
          </table:table-cell>
          <table:table-cell table:number-columns-repeated="6"/>
        </table:table-row>
        <table:table-row table:style-name="ro2">
          <table:table-cell/>
          <table:table-cell office:value-type="float" office:value="2017" calcext:value-type="float">
            <text:p>2017</text:p>
          </table:table-cell>
          <table:table-cell table:number-columns-repeated="6"/>
        </table:table-row>
        <table:table-row table:style-name="ro2">
          <table:table-cell/>
          <table:table-cell table:style-name="ce119" office:value-type="float" office:value="2018" calcext:value-type="float">
            <text:p>2018</text:p>
          </table:table-cell>
          <table:table-cell table:number-columns-repeated="6"/>
        </table:table-row>
        <table:table-row table:style-name="ro2">
          <table:table-cell/>
          <table:table-cell table:style-name="ce119" office:value-type="float" office:value="2018" calcext:value-type="float">
            <text:p>2018</text:p>
          </table:table-cell>
          <table:table-cell table:number-columns-repeated="6"/>
        </table:table-row>
        <table:table-row table:style-name="ro2">
          <table:table-cell/>
          <table:table-cell table:style-name="ce123" office:value-type="float" office:value="2018" calcext:value-type="float">
            <text:p>2018</text:p>
          </table:table-cell>
          <table:table-cell table:number-columns-repeated="6"/>
        </table:table-row>
        <table:table-row table:style-name="ro2">
          <table:table-cell/>
          <table:table-cell office:value-type="float" office:value="2018" calcext:value-type="float">
            <text:p>2018</text:p>
          </table:table-cell>
          <table:table-cell table:number-columns-repeated="6"/>
        </table:table-row>
        <table:table-row table:style-name="ro2">
          <table:table-cell/>
          <table:table-cell table:style-name="ce124" office:value-type="float" office:value="2018" calcext:value-type="float">
            <text:p>2018</text:p>
          </table:table-cell>
          <table:table-cell table:number-columns-repeated="6"/>
        </table:table-row>
        <table:table-row table:style-name="ro2">
          <table:table-cell/>
          <table:table-cell table:style-name="ce125" office:value-type="float" office:value="2018" calcext:value-type="float">
            <text:p>2018</text:p>
          </table:table-cell>
          <table:table-cell table:number-columns-repeated="6"/>
        </table:table-row>
        <table:table-row table:style-name="ro2">
          <table:table-cell/>
          <table:table-cell table:style-name="ce125" office:value-type="float" office:value="2018" calcext:value-type="float">
            <text:p>2018</text:p>
          </table:table-cell>
          <table:table-cell table:number-columns-repeated="6"/>
        </table:table-row>
        <table:table-row table:style-name="ro2">
          <table:table-cell/>
          <table:table-cell office:value-type="float" office:value="2018" calcext:value-type="float">
            <text:p>2018</text:p>
          </table:table-cell>
          <table:table-cell table:number-columns-repeated="6"/>
        </table:table-row>
        <table:table-row table:style-name="ro2">
          <table:table-cell/>
          <table:table-cell table:style-name="ce119" office:value-type="float" office:value="2019" calcext:value-type="float">
            <text:p>2019</text:p>
          </table:table-cell>
          <table:table-cell table:number-columns-repeated="6"/>
        </table:table-row>
        <table:table-row table:style-name="ro2">
          <table:table-cell/>
          <table:table-cell table:style-name="ce119" office:value-type="float" office:value="2019" calcext:value-type="float">
            <text:p>2019</text:p>
          </table:table-cell>
          <table:table-cell table:number-columns-repeated="6"/>
        </table:table-row>
        <table:table-row table:style-name="ro2">
          <table:table-cell/>
          <table:table-cell table:style-name="ce119" office:value-type="float" office:value="2019" calcext:value-type="float">
            <text:p>2019</text:p>
          </table:table-cell>
          <table:table-cell table:number-columns-repeated="6"/>
        </table:table-row>
        <table:table-row table:style-name="ro2">
          <table:table-cell/>
          <table:table-cell office:value-type="float" office:value="2019" calcext:value-type="float">
            <text:p>2019</text:p>
          </table:table-cell>
          <table:table-cell table:number-columns-repeated="6"/>
        </table:table-row>
        <table:table-row table:style-name="ro2">
          <table:table-cell/>
          <table:table-cell office:value-type="float" office:value="2019" calcext:value-type="float">
            <text:p>2019</text:p>
          </table:table-cell>
          <table:table-cell table:number-columns-repeated="6"/>
        </table:table-row>
        <table:table-row table:style-name="ro2">
          <table:table-cell/>
          <table:table-cell office:value-type="float" office:value="2019" calcext:value-type="float">
            <text:p>2019</text:p>
          </table:table-cell>
          <table:table-cell table:number-columns-repeated="6"/>
        </table:table-row>
        <table:table-row table:style-name="ro2">
          <table:table-cell/>
          <table:table-cell table:style-name="ce125" office:value-type="float" office:value="2019" calcext:value-type="float">
            <text:p>2019</text:p>
          </table:table-cell>
          <table:table-cell table:number-columns-repeated="6"/>
        </table:table-row>
        <table:table-row table:style-name="ro2">
          <table:table-cell/>
          <table:table-cell table:style-name="ce123" office:value-type="float" office:value="2019" calcext:value-type="float">
            <text:p>2019</text:p>
          </table:table-cell>
          <table:table-cell table:number-columns-repeated="6"/>
        </table:table-row>
        <table:table-row table:style-name="ro2">
          <table:table-cell/>
          <table:table-cell table:style-name="ce125" office:value-type="float" office:value="2020" calcext:value-type="float">
            <text:p>2020</text:p>
          </table:table-cell>
          <table:table-cell table:number-columns-repeated="6"/>
        </table:table-row>
        <table:table-row table:style-name="ro2">
          <table:table-cell/>
          <table:table-cell table:style-name="ce125" office:value-type="float" office:value="2020" calcext:value-type="float">
            <text:p>2020</text:p>
          </table:table-cell>
          <table:table-cell table:number-columns-repeated="6"/>
        </table:table-row>
        <table:table-row table:style-name="ro2">
          <table:table-cell/>
          <table:table-cell table:style-name="ce123" office:value-type="float" office:value="2020" calcext:value-type="float">
            <text:p>2020</text:p>
          </table:table-cell>
          <table:table-cell table:number-columns-repeated="6"/>
        </table:table-row>
        <table:table-row table:style-name="ro2">
          <table:table-cell/>
          <table:table-cell table:style-name="ce125" office:value-type="float" office:value="2020" calcext:value-type="float">
            <text:p>2020</text:p>
          </table:table-cell>
          <table:table-cell table:number-columns-repeated="6"/>
        </table:table-row>
        <table:table-row table:style-name="ro2">
          <table:table-cell/>
          <table:table-cell office:value-type="float" office:value="2020" calcext:value-type="float">
            <text:p>2020</text:p>
          </table:table-cell>
          <table:table-cell table:number-columns-repeated="6"/>
        </table:table-row>
        <table:table-row table:style-name="ro2">
          <table:table-cell/>
          <table:table-cell table:style-name="ce119" office:value-type="float" office:value="2020" calcext:value-type="float">
            <text:p>2020</text:p>
          </table:table-cell>
          <table:table-cell table:number-columns-repeated="6"/>
        </table:table-row>
        <table:table-row table:style-name="ro2">
          <table:table-cell/>
          <table:table-cell office:value-type="float" office:value="2020" calcext:value-type="float">
            <text:p>2020</text:p>
          </table:table-cell>
          <table:table-cell table:number-columns-repeated="6"/>
        </table:table-row>
        <table:table-row table:style-name="ro2">
          <table:table-cell/>
          <table:table-cell table:style-name="ce123" office:value-type="float" office:value="2020" calcext:value-type="float">
            <text:p>2020</text:p>
          </table:table-cell>
          <table:table-cell table:number-columns-repeated="6"/>
        </table:table-row>
        <table:table-row table:style-name="ro2">
          <table:table-cell/>
          <table:table-cell table:style-name="ce125" office:value-type="float" office:value="2021" calcext:value-type="float">
            <text:p>2021</text:p>
          </table:table-cell>
          <table:table-cell table:number-columns-repeated="6"/>
        </table:table-row>
        <table:table-row table:style-name="ro8">
          <table:table-cell/>
          <table:table-cell table:style-name="Default"/>
          <table:table-cell table:number-columns-repeated="6"/>
        </table:table-row>
        <table:table-row table:style-name="ro2">
          <table:table-cell/>
          <table:table-cell table:style-name="ce58" office:value-type="string" calcext:value-type="string">
            <text:p>Country</text:p>
          </table:table-cell>
          <table:table-cell/>
          <table:table-cell table:style-name="ce216" office:value-type="string" calcext:value-type="string">
            <text:p>Country</text:p>
          </table:table-cell>
          <table:table-cell table:style-name="ce216" office:value-type="string" calcext:value-type="string">
            <text:p>Publications</text:p>
          </table:table-cell>
          <table:table-cell table:number-columns-repeated="3"/>
        </table:table-row>
        <table:table-row table:style-name="ro2">
          <table:table-cell/>
          <table:table-cell table:style-name="ce130" office:value-type="string" calcext:value-type="string">
            <text:p>Alemania</text:p>
          </table:table-cell>
          <table:table-cell/>
          <table:table-cell table:style-name="ce217" office:value-type="string" calcext:value-type="string">
            <text:p>Argentina</text:p>
          </table:table-cell>
          <table:table-cell table:style-name="ce217" office:value-type="float" office:value="1" calcext:value-type="float">
            <text:p>1</text:p>
          </table:table-cell>
          <table:table-cell table:number-columns-repeated="3"/>
        </table:table-row>
        <table:table-row table:style-name="ro2">
          <table:table-cell/>
          <table:table-cell table:style-name="ce133" office:value-type="string" calcext:value-type="string">
            <text:p>Alemania</text:p>
          </table:table-cell>
          <table:table-cell/>
          <table:table-cell table:style-name="ce217" office:value-type="string" calcext:value-type="string">
            <text:p>Chile</text:p>
          </table:table-cell>
          <table:table-cell table:style-name="ce217" office:value-type="float" office:value="1" calcext:value-type="float">
            <text:p>1</text:p>
          </table:table-cell>
          <table:table-cell table:number-columns-repeated="3"/>
        </table:table-row>
        <table:table-row table:style-name="ro2">
          <table:table-cell/>
          <table:table-cell table:style-name="ce133" office:value-type="string" calcext:value-type="string">
            <text:p>Argentina</text:p>
          </table:table-cell>
          <table:table-cell/>
          <table:table-cell table:style-name="ce217" office:value-type="string" calcext:value-type="string">
            <text:p>Denmark</text:p>
          </table:table-cell>
          <table:table-cell table:style-name="ce217" office:value-type="float" office:value="1" calcext:value-type="float">
            <text:p>1</text:p>
          </table:table-cell>
          <table:table-cell table:number-columns-repeated="3"/>
        </table:table-row>
        <table:table-row table:style-name="ro9">
          <table:table-cell/>
          <table:table-cell table:style-name="ce160" office:value-type="string" calcext:value-type="string">
            <text:p>Argentina</text:p>
          </table:table-cell>
          <table:table-cell/>
          <table:table-cell table:style-name="ce217" office:value-type="string" calcext:value-type="string">
            <text:p>New Zealand</text:p>
          </table:table-cell>
          <table:table-cell table:style-name="ce217" office:value-type="float" office:value="1" calcext:value-type="float">
            <text:p>1</text:p>
          </table:table-cell>
          <table:table-cell table:number-columns-repeated="3"/>
        </table:table-row>
        <table:table-row table:style-name="ro2">
          <table:table-cell/>
          <table:table-cell table:style-name="ce133" office:value-type="string" calcext:value-type="string">
            <text:p>Australia</text:p>
          </table:table-cell>
          <table:table-cell/>
          <table:table-cell table:style-name="ce217" office:value-type="string" calcext:value-type="string">
            <text:p>Romania</text:p>
          </table:table-cell>
          <table:table-cell table:style-name="ce217" office:value-type="float" office:value="1" calcext:value-type="float">
            <text:p>1</text:p>
          </table:table-cell>
          <table:table-cell table:number-columns-repeated="3"/>
        </table:table-row>
        <table:table-row table:style-name="ro2">
          <table:table-cell/>
          <table:table-cell table:style-name="ce155" office:value-type="string" calcext:value-type="string">
            <text:p>Australia</text:p>
          </table:table-cell>
          <table:table-cell/>
          <table:table-cell table:style-name="ce217" office:value-type="string" calcext:value-type="string">
            <text:p>Spain</text:p>
          </table:table-cell>
          <table:table-cell table:style-name="ce217" office:value-type="float" office:value="1" calcext:value-type="float">
            <text:p>1</text:p>
          </table:table-cell>
          <table:table-cell table:number-columns-repeated="3"/>
        </table:table-row>
        <table:table-row table:style-name="ro2">
          <table:table-cell/>
          <table:table-cell table:style-name="ce133" office:value-type="string" calcext:value-type="string">
            <text:p>Australia</text:p>
          </table:table-cell>
          <table:table-cell/>
          <table:table-cell table:style-name="ce217" office:value-type="string" calcext:value-type="string">
            <text:p>Sri Lanka</text:p>
          </table:table-cell>
          <table:table-cell table:style-name="ce217" office:value-type="float" office:value="1" calcext:value-type="float">
            <text:p>1</text:p>
          </table:table-cell>
          <table:table-cell table:number-columns-repeated="3"/>
        </table:table-row>
        <table:table-row table:style-name="ro2">
          <table:table-cell/>
          <table:table-cell table:style-name="ce155" office:value-type="string" calcext:value-type="string">
            <text:p>Brasil</text:p>
          </table:table-cell>
          <table:table-cell/>
          <table:table-cell table:style-name="ce217" office:value-type="string" calcext:value-type="string">
            <text:p>Trinidad</text:p>
          </table:table-cell>
          <table:table-cell table:style-name="ce217" office:value-type="float" office:value="1" calcext:value-type="float">
            <text:p>1</text:p>
          </table:table-cell>
          <table:table-cell table:number-columns-repeated="3"/>
        </table:table-row>
        <table:table-row table:style-name="ro2">
          <table:table-cell/>
          <table:table-cell table:style-name="ce155" office:value-type="string" calcext:value-type="string">
            <text:p>Brasil</text:p>
          </table:table-cell>
          <table:table-cell/>
          <table:table-cell table:style-name="ce217" office:value-type="string" calcext:value-type="string">
            <text:p>Germany</text:p>
          </table:table-cell>
          <table:table-cell table:style-name="ce217" office:value-type="float" office:value="2" calcext:value-type="float">
            <text:p>2</text:p>
          </table:table-cell>
          <table:table-cell table:number-columns-repeated="3"/>
        </table:table-row>
        <table:table-row table:style-name="ro2">
          <table:table-cell/>
          <table:table-cell table:style-name="ce155" office:value-type="string" calcext:value-type="string">
            <text:p>Brasil</text:p>
          </table:table-cell>
          <table:table-cell/>
          <table:table-cell table:style-name="ce217" office:value-type="string" calcext:value-type="string">
            <text:p>Holland</text:p>
          </table:table-cell>
          <table:table-cell table:style-name="ce217" office:value-type="float" office:value="3" calcext:value-type="float">
            <text:p>3</text:p>
          </table:table-cell>
          <table:table-cell table:number-columns-repeated="3"/>
        </table:table-row>
        <table:table-row table:style-name="ro2">
          <table:table-cell/>
          <table:table-cell table:style-name="ce155" office:value-type="string" calcext:value-type="string">
            <text:p>Brasil</text:p>
          </table:table-cell>
          <table:table-cell/>
          <table:table-cell table:style-name="ce217" office:value-type="string" calcext:value-type="string">
            <text:p>Italy</text:p>
          </table:table-cell>
          <table:table-cell table:style-name="ce217" office:value-type="float" office:value="2" calcext:value-type="float">
            <text:p>2</text:p>
          </table:table-cell>
          <table:table-cell table:number-columns-repeated="3"/>
        </table:table-row>
        <table:table-row table:style-name="ro2">
          <table:table-cell/>
          <table:table-cell table:style-name="ce136" office:value-type="string" calcext:value-type="string">
            <text:p>Brasil</text:p>
          </table:table-cell>
          <table:table-cell/>
          <table:table-cell table:style-name="ce217" office:value-type="string" calcext:value-type="string">
            <text:p>Norway</text:p>
          </table:table-cell>
          <table:table-cell table:style-name="ce217" office:value-type="float" office:value="2" calcext:value-type="float">
            <text:p>2</text:p>
          </table:table-cell>
          <table:table-cell table:number-columns-repeated="3"/>
        </table:table-row>
        <table:table-row table:style-name="ro2">
          <table:table-cell/>
          <table:table-cell table:style-name="ce130" office:value-type="string" calcext:value-type="string">
            <text:p>Chile</text:p>
          </table:table-cell>
          <table:table-cell/>
          <table:table-cell table:style-name="ce217" office:value-type="string" calcext:value-type="string">
            <text:p>Australia</text:p>
          </table:table-cell>
          <table:table-cell table:style-name="ce217" office:value-type="float" office:value="3" calcext:value-type="float">
            <text:p>3</text:p>
          </table:table-cell>
          <table:table-cell table:number-columns-repeated="3"/>
        </table:table-row>
        <table:table-row table:style-name="ro2">
          <table:table-cell/>
          <table:table-cell table:style-name="ce155" office:value-type="string" calcext:value-type="string">
            <text:p>China</text:p>
          </table:table-cell>
          <table:table-cell/>
          <table:table-cell table:style-name="ce217" office:value-type="string" calcext:value-type="string">
            <text:p>Finland</text:p>
          </table:table-cell>
          <table:table-cell table:style-name="ce217" office:value-type="float" office:value="3" calcext:value-type="float">
            <text:p>3</text:p>
          </table:table-cell>
          <table:table-cell table:number-columns-repeated="3"/>
        </table:table-row>
        <table:table-row table:style-name="ro2">
          <table:table-cell/>
          <table:table-cell table:style-name="ce130" office:value-type="string" calcext:value-type="string">
            <text:p>China</text:p>
          </table:table-cell>
          <table:table-cell/>
          <table:table-cell table:style-name="ce217" office:value-type="string" calcext:value-type="string">
            <text:p>England</text:p>
          </table:table-cell>
          <table:table-cell table:style-name="ce217" office:value-type="float" office:value="4" calcext:value-type="float">
            <text:p>4</text:p>
          </table:table-cell>
          <table:table-cell table:number-columns-repeated="3"/>
        </table:table-row>
        <table:table-row table:style-name="ro2">
          <table:table-cell/>
          <table:table-cell table:style-name="ce133" office:value-type="string" calcext:value-type="string">
            <text:p>China</text:p>
          </table:table-cell>
          <table:table-cell/>
          <table:table-cell table:style-name="ce217" office:value-type="string" calcext:value-type="string">
            <text:p>Singapore</text:p>
          </table:table-cell>
          <table:table-cell table:style-name="ce217" office:value-type="float" office:value="4" calcext:value-type="float">
            <text:p>4</text:p>
          </table:table-cell>
          <table:table-cell table:number-columns-repeated="3"/>
        </table:table-row>
        <table:table-row table:style-name="ro2">
          <table:table-cell/>
          <table:table-cell table:style-name="ce130" office:value-type="string" calcext:value-type="string">
            <text:p>China</text:p>
          </table:table-cell>
          <table:table-cell/>
          <table:table-cell table:style-name="ce217" office:value-type="string" calcext:value-type="string">
            <text:p>Brazil</text:p>
          </table:table-cell>
          <table:table-cell table:style-name="ce217" office:value-type="float" office:value="5" calcext:value-type="float">
            <text:p>5</text:p>
          </table:table-cell>
          <table:table-cell table:number-columns-repeated="3"/>
        </table:table-row>
        <table:table-row table:style-name="ro9">
          <table:table-cell/>
          <table:table-cell table:style-name="ce159" office:value-type="string" calcext:value-type="string">
            <text:p>China</text:p>
          </table:table-cell>
          <table:table-cell/>
          <table:table-cell table:style-name="ce217" office:value-type="string" calcext:value-type="string">
            <text:p>China</text:p>
          </table:table-cell>
          <table:table-cell table:style-name="ce217" office:value-type="float" office:value="5" calcext:value-type="float">
            <text:p>5</text:p>
          </table:table-cell>
          <table:table-cell table:number-columns-repeated="3"/>
        </table:table-row>
        <table:table-row table:style-name="ro9">
          <table:table-cell/>
          <table:table-cell table:style-name="ce159" office:value-type="string" calcext:value-type="string">
            <text:p>Dinamarca</text:p>
          </table:table-cell>
          <table:table-cell/>
          <table:table-cell table:style-name="ce217" office:value-type="string" calcext:value-type="string">
            <text:p>India</text:p>
          </table:table-cell>
          <table:table-cell table:style-name="ce217" office:value-type="float" office:value="6" calcext:value-type="float">
            <text:p>6</text:p>
          </table:table-cell>
          <table:table-cell table:number-columns-repeated="3"/>
        </table:table-row>
        <table:table-row table:style-name="ro9">
          <table:table-cell/>
          <table:table-cell table:style-name="ce160" office:value-type="string" calcext:value-type="string">
            <text:p>España</text:p>
          </table:table-cell>
          <table:table-cell/>
          <table:table-cell table:style-name="ce217" office:value-type="string" calcext:value-type="string">
            <text:p>USA</text:p>
          </table:table-cell>
          <table:table-cell table:style-name="ce217" office:value-type="float" office:value="8" calcext:value-type="float">
            <text:p>8</text:p>
          </table:table-cell>
          <table:table-cell table:number-columns-repeated="3"/>
        </table:table-row>
        <table:table-row table:style-name="ro2">
          <table:table-cell/>
          <table:table-cell table:style-name="ce133" office:value-type="string" calcext:value-type="string">
            <text:p>Finlandia</text:p>
          </table:table-cell>
          <table:table-cell/>
          <table:table-cell office:value-type="string" calcext:value-type="string">
            <text:p>Total</text:p>
          </table:table-cell>
          <table:table-cell table:style-name="ce103" table:formula="of:=SUM([.E62:.E81])" office:value-type="float" office:value="55" calcext:value-type="float">
            <text:p>55</text:p>
          </table:table-cell>
          <table:table-cell/>
          <table:table-cell office:value-type="float" office:value="54" calcext:value-type="float">
            <text:p>54</text:p>
          </table:table-cell>
          <table:table-cell table:style-name="ce153" office:value-type="percentage" office:value="1" calcext:value-type="percentage">
            <text:p>100%</text:p>
          </table:table-cell>
        </table:table-row>
        <table:table-row table:style-name="ro2">
          <table:table-cell/>
          <table:table-cell table:style-name="ce133" office:value-type="string" calcext:value-type="string">
            <text:p>Finlandia</text:p>
          </table:table-cell>
          <table:table-cell table:number-columns-repeated="4"/>
          <table:table-cell office:value-type="float" office:value="24" calcext:value-type="float">
            <text:p>24</text:p>
          </table:table-cell>
          <table:table-cell office:value-type="string" calcext:value-type="string">
            <text:p>X</text:p>
          </table:table-cell>
        </table:table-row>
        <table:table-row table:style-name="ro2">
          <table:table-cell/>
          <table:table-cell table:style-name="ce133" office:value-type="string" calcext:value-type="string">
            <text:p>Finlandia</text:p>
          </table:table-cell>
          <table:table-cell table:number-columns-repeated="4"/>
          <table:table-cell office:value-type="string" calcext:value-type="string">
            <text:p>X=</text:p>
          </table:table-cell>
          <table:table-cell table:style-name="ce153" table:formula="of:=[.G83]*[.H82]/[.G82]" office:value-type="percentage" office:value="0.444444444444444" calcext:value-type="percentage">
            <text:p>44%</text:p>
          </table:table-cell>
        </table:table-row>
        <table:table-row table:style-name="ro2">
          <table:table-cell/>
          <table:table-cell table:style-name="ce155" office:value-type="string" calcext:value-type="string">
            <text:p>Holanda</text:p>
          </table:table-cell>
          <table:table-cell table:number-columns-repeated="6"/>
        </table:table-row>
        <table:table-row table:style-name="ro2">
          <table:table-cell/>
          <table:table-cell table:style-name="ce135" office:value-type="string" calcext:value-type="string">
            <text:p>Holanda</text:p>
          </table:table-cell>
          <table:table-cell table:number-columns-repeated="6"/>
        </table:table-row>
        <table:table-row table:style-name="ro2">
          <table:table-cell/>
          <table:table-cell table:style-name="ce130" office:value-type="string" calcext:value-type="string">
            <text:p>Holanda</text:p>
          </table:table-cell>
          <table:table-cell table:number-columns-repeated="6"/>
        </table:table-row>
        <table:table-row table:style-name="ro2">
          <table:table-cell/>
          <table:table-cell table:style-name="ce133" office:value-type="string" calcext:value-type="string">
            <text:p>India</text:p>
          </table:table-cell>
          <table:table-cell table:number-columns-repeated="6"/>
        </table:table-row>
        <table:table-row table:style-name="ro2">
          <table:table-cell/>
          <table:table-cell table:style-name="ce155" office:value-type="string" calcext:value-type="string">
            <text:p>India</text:p>
          </table:table-cell>
          <table:table-cell table:number-columns-repeated="6"/>
        </table:table-row>
        <table:table-row table:style-name="ro2">
          <table:table-cell/>
          <table:table-cell table:style-name="ce133" office:value-type="string" calcext:value-type="string">
            <text:p>India</text:p>
          </table:table-cell>
          <table:table-cell table:number-columns-repeated="6"/>
        </table:table-row>
        <table:table-row table:style-name="ro2">
          <table:table-cell/>
          <table:table-cell table:style-name="ce133" office:value-type="string" calcext:value-type="string">
            <text:p>India</text:p>
          </table:table-cell>
          <table:table-cell table:number-columns-repeated="6"/>
        </table:table-row>
        <table:table-row table:style-name="ro2">
          <table:table-cell/>
          <table:table-cell table:style-name="ce136" office:value-type="string" calcext:value-type="string">
            <text:p>India</text:p>
          </table:table-cell>
          <table:table-cell table:number-columns-repeated="6"/>
        </table:table-row>
        <table:table-row table:style-name="ro2">
          <table:table-cell/>
          <table:table-cell table:style-name="ce130" office:value-type="string" calcext:value-type="string">
            <text:p>India</text:p>
          </table:table-cell>
          <table:table-cell table:number-columns-repeated="6"/>
        </table:table-row>
        <table:table-row table:style-name="ro2">
          <table:table-cell/>
          <table:table-cell table:style-name="ce155" office:value-type="string" calcext:value-type="string">
            <text:p>Inglaterra</text:p>
          </table:table-cell>
          <table:table-cell table:number-columns-repeated="6"/>
        </table:table-row>
        <table:table-row table:style-name="ro2">
          <table:table-cell/>
          <table:table-cell table:style-name="ce155" office:value-type="string" calcext:value-type="string">
            <text:p>Inglaterra</text:p>
          </table:table-cell>
          <table:table-cell table:number-columns-repeated="6"/>
        </table:table-row>
        <table:table-row table:style-name="ro9">
          <table:table-cell/>
          <table:table-cell table:style-name="ce162" office:value-type="string" calcext:value-type="string">
            <text:p>Inglaterra</text:p>
          </table:table-cell>
          <table:table-cell table:number-columns-repeated="6"/>
        </table:table-row>
        <table:table-row table:style-name="ro9">
          <table:table-cell/>
          <table:table-cell table:style-name="ce162" office:value-type="string" calcext:value-type="string">
            <text:p>Inglaterra</text:p>
          </table:table-cell>
          <table:table-cell table:number-columns-repeated="6"/>
        </table:table-row>
        <table:table-row table:style-name="ro2">
          <table:table-cell/>
          <table:table-cell table:style-name="ce157" office:value-type="string" calcext:value-type="string">
            <text:p>Italia</text:p>
          </table:table-cell>
          <table:table-cell table:number-columns-repeated="6"/>
        </table:table-row>
        <table:table-row table:style-name="ro2">
          <table:table-cell/>
          <table:table-cell table:style-name="ce130" office:value-type="string" calcext:value-type="string">
            <text:p>Italia</text:p>
          </table:table-cell>
          <table:table-cell table:number-columns-repeated="6"/>
        </table:table-row>
        <table:table-row table:style-name="ro2">
          <table:table-cell/>
          <table:table-cell table:style-name="ce130" office:value-type="string" calcext:value-type="string">
            <text:p>Noruega</text:p>
          </table:table-cell>
          <table:table-cell table:number-columns-repeated="6"/>
        </table:table-row>
        <table:table-row table:style-name="ro2">
          <table:table-cell/>
          <table:table-cell table:style-name="ce133" office:value-type="string" calcext:value-type="string">
            <text:p>Noruega</text:p>
          </table:table-cell>
          <table:table-cell table:number-columns-repeated="6"/>
        </table:table-row>
        <table:table-row table:style-name="ro2">
          <table:table-cell/>
          <table:table-cell table:style-name="ce155" office:value-type="string" calcext:value-type="string">
            <text:p>Nueva Zelanda</text:p>
          </table:table-cell>
          <table:table-cell table:number-columns-repeated="6"/>
        </table:table-row>
        <table:table-row table:style-name="ro9">
          <table:table-cell/>
          <table:table-cell table:style-name="ce161" office:value-type="string" calcext:value-type="string">
            <text:p>Rumania</text:p>
          </table:table-cell>
          <table:table-cell table:number-columns-repeated="6"/>
        </table:table-row>
        <table:table-row table:style-name="ro2">
          <table:table-cell/>
          <table:table-cell table:style-name="ce130" office:value-type="string" calcext:value-type="string">
            <text:p>Singapore</text:p>
          </table:table-cell>
          <table:table-cell table:number-columns-repeated="6"/>
        </table:table-row>
        <table:table-row table:style-name="ro2">
          <table:table-cell/>
          <table:table-cell table:style-name="ce135" office:value-type="string" calcext:value-type="string">
            <text:p>Singapur</text:p>
          </table:table-cell>
          <table:table-cell table:number-columns-repeated="6"/>
        </table:table-row>
        <table:table-row table:style-name="ro2">
          <table:table-cell/>
          <table:table-cell table:style-name="ce135" office:value-type="string" calcext:value-type="string">
            <text:p>Singapur</text:p>
          </table:table-cell>
          <table:table-cell table:number-columns-repeated="6"/>
        </table:table-row>
        <table:table-row table:style-name="ro9">
          <table:table-cell/>
          <table:table-cell table:style-name="ce162" office:value-type="string" calcext:value-type="string">
            <text:p>Singapur</text:p>
          </table:table-cell>
          <table:table-cell table:number-columns-repeated="6"/>
        </table:table-row>
        <table:table-row table:style-name="ro2">
          <table:table-cell/>
          <table:table-cell table:style-name="ce158" office:value-type="string" calcext:value-type="string">
            <text:p>Sri Lanka</text:p>
          </table:table-cell>
          <table:table-cell table:number-columns-repeated="6"/>
        </table:table-row>
        <table:table-row table:style-name="ro2">
          <table:table-cell/>
          <table:table-cell table:style-name="ce155" office:value-type="string" calcext:value-type="string">
            <text:p>Trinidad</text:p>
          </table:table-cell>
          <table:table-cell table:number-columns-repeated="6"/>
        </table:table-row>
        <table:table-row table:style-name="ro2">
          <table:table-cell/>
          <table:table-cell table:style-name="ce135" office:value-type="string" calcext:value-type="string">
            <text:p>USA</text:p>
          </table:table-cell>
          <table:table-cell table:number-columns-repeated="6"/>
        </table:table-row>
        <table:table-row table:style-name="ro2">
          <table:table-cell/>
          <table:table-cell table:style-name="ce155" office:value-type="string" calcext:value-type="string">
            <text:p>USA</text:p>
          </table:table-cell>
          <table:table-cell table:number-columns-repeated="6"/>
        </table:table-row>
        <table:table-row table:style-name="ro2">
          <table:table-cell/>
          <table:table-cell table:style-name="ce133" office:value-type="string" calcext:value-type="string">
            <text:p>USA</text:p>
          </table:table-cell>
          <table:table-cell table:number-columns-repeated="6"/>
        </table:table-row>
        <table:table-row table:style-name="ro2">
          <table:table-cell/>
          <table:table-cell table:style-name="ce133" office:value-type="string" calcext:value-type="string">
            <text:p>USA</text:p>
          </table:table-cell>
          <table:table-cell table:number-columns-repeated="6"/>
        </table:table-row>
        <table:table-row table:style-name="ro2">
          <table:table-cell/>
          <table:table-cell table:style-name="ce155" office:value-type="string" calcext:value-type="string">
            <text:p>USA</text:p>
          </table:table-cell>
          <table:table-cell table:number-columns-repeated="6"/>
        </table:table-row>
        <table:table-row table:style-name="ro2">
          <table:table-cell/>
          <table:table-cell table:style-name="ce130" office:value-type="string" calcext:value-type="string">
            <text:p>USA</text:p>
          </table:table-cell>
          <table:table-cell table:number-columns-repeated="6"/>
        </table:table-row>
        <table:table-row table:style-name="ro9">
          <table:table-cell/>
          <table:table-cell table:style-name="ce162" office:value-type="string" calcext:value-type="string">
            <text:p>USA</text:p>
          </table:table-cell>
          <table:table-cell table:number-columns-repeated="6"/>
        </table:table-row>
        <table:table-row table:style-name="ro9">
          <table:table-cell/>
          <table:table-cell table:style-name="ce160" office:value-type="string" calcext:value-type="string">
            <text:p>USA</text:p>
          </table:table-cell>
          <table:table-cell table:number-columns-repeated="6"/>
        </table:table-row>
      </table:table>
      <table:table table:name="MQ3" table:style-name="ta2">
        <office:forms form:automatic-focus="false" form:apply-design-mode="false"/>
        <table:shapes>
          <draw:frame draw:z-index="0" draw:style-name="gr1" draw:text-style-name="P1" svg:width="159.99mm" svg:height="89.99mm" svg:x="142.53mm" svg:y="139.94mm">
            <draw:object draw:notify-on-update-of-ranges="MQ3.E22:MQ3.E32 MQ3.F21:MQ3.F21 MQ3.F22:MQ3.F32" xlink:href="./Object 8" xlink:type="simple" xlink:show="embed" xlink:actuate="onLoad">
              <loext:p/>
            </draw:object>
            <draw:image xlink:href="./ObjectReplacements/Object 8" xlink:type="simple" xlink:show="embed" xlink:actuate="onLoad"/>
          </draw:frame>
        </table:shapes>
        <table:table-column table:style-name="co23" table:default-cell-style-name="Default"/>
        <table:table-column table:style-name="co26" table:default-cell-style-name="Default"/>
        <table:table-column table:style-name="co23" table:default-cell-style-name="Default"/>
        <table:table-column table:style-name="co27" table:default-cell-style-name="Default"/>
        <table:table-column table:style-name="co28" table:default-cell-style-name="ce217"/>
        <table:table-column table:style-name="co23" table:default-cell-style-name="ce217"/>
        <table:table-column table:style-name="co23" table:number-columns-repeated="2" table:default-cell-style-name="Default"/>
        <table:table-row table:style-name="ro2">
          <table:table-cell table:style-name="ce220" office:value-type="string" calcext:value-type="string">
            <text:p>MQ3: ¿Qué estrategias, técnicas o metodologías son eficaces en la formación de arquitectos de software?</text:p>
          </table:table-cell>
          <table:table-cell table:number-columns-repeated="3"/>
          <table:table-cell table:style-name="Default" table:number-columns-repeated="2"/>
          <table:table-cell table:number-columns-repeated="2"/>
        </table:table-row>
        <table:table-row table:style-name="ro8" table:number-rows-repeated="2">
          <table:table-cell table:number-columns-repeated="4"/>
          <table:table-cell table:style-name="Default" table:number-columns-repeated="2"/>
          <table:table-cell table:number-columns-repeated="2"/>
        </table:table-row>
        <table:table-row table:style-name="ro8">
          <table:table-cell table:style-name="ce216" office:value-type="string" calcext:value-type="string">
            <text:p>No</text:p>
          </table:table-cell>
          <table:table-cell table:style-name="ce216" office:value-type="string" calcext:value-type="string">
            <text:p>Estrategia</text:p>
          </table:table-cell>
          <table:table-cell table:style-name="ce216" office:value-type="string" calcext:value-type="string">
            <text:p>Strategy</text:p>
          </table:table-cell>
          <table:table-cell table:style-name="ce216" office:value-type="string" calcext:value-type="string">
            <text:p>Category</text:p>
          </table:table-cell>
          <table:table-cell table:style-name="ce216" office:value-type="string" calcext:value-type="string">
            <text:p>Descripción</text:p>
          </table:table-cell>
          <table:table-cell table:style-name="ce222" office:value-type="string" calcext:value-type="string">
            <text:p>n</text:p>
          </table:table-cell>
          <table:table-cell table:number-columns-repeated="2"/>
        </table:table-row>
        <table:table-row table:style-name="ro8">
          <table:table-cell table:style-name="ce217" office:value-type="float" office:value="1" calcext:value-type="float">
            <text:p>1</text:p>
          </table:table-cell>
          <table:table-cell table:style-name="ce217" office:value-type="string" calcext:value-type="string">
            <text:p>Proyectos de diseño Cortos</text:p>
          </table:table-cell>
          <table:table-cell table:style-name="ce217" office:value-type="string" calcext:value-type="string">
            <text:p>Short design projects</text:p>
          </table:table-cell>
          <table:table-cell table:style-name="ce217" table:content-validation-name="val5" office:value-type="string" calcext:value-type="string">
            <text:p>Proyectos de desarrollo</text:p>
          </table:table-cell>
          <table:table-cell office:value-type="string" calcext:value-type="string">
            <text:p>Cada proyecto de <text:s/>una o dos semanas de duración y atacan un atributo de calidad, por ejemplo: hacer que la interfaz de usuario se ejecute dos veces más rápido, hacer una mejora significativa de la confiabilidad y demostrar que mejoró la disponibilidad del sistema, etc. <text:s/>Los proyectos se pueden desplegar en la nube para facilitar la evalaución: <text:s/>GoogleAppEngine, IBM Cloud Lite, Dropbox</text:p>
          </table:table-cell>
          <table:table-cell office:value-type="float" office:value="6" calcext:value-type="float">
            <text:p>6</text:p>
          </table:table-cell>
          <table:table-cell table:number-columns-repeated="2"/>
        </table:table-row>
        <table:table-row table:style-name="ro8">
          <table:table-cell table:style-name="ce217" office:value-type="float" office:value="2" calcext:value-type="float">
            <text:p>2</text:p>
          </table:table-cell>
          <table:table-cell table:style-name="ce217" office:value-type="string" calcext:value-type="string">
            <text:p>Proyecto de desarrollo grande</text:p>
          </table:table-cell>
          <table:table-cell table:style-name="ce217" office:value-type="string" calcext:value-type="string">
            <text:p>Large development project</text:p>
          </table:table-cell>
          <table:table-cell table:style-name="ce217" table:content-validation-name="val5" office:value-type="string" calcext:value-type="string">
            <text:p>Proyectos de desarrollo</text:p>
          </table:table-cell>
          <table:table-cell office:value-type="string" calcext:value-type="string">
            <text:p>Proyecto de desarrollo grande centrado en la arquitectura de software. El alcance puede variar, pero puede tener como objetivos: (i) Aprender los frameworks y plataformas, (2) Aprender a utilizar patrones de diseño,( 3) Levantar requerimientos y arquitectura, (4) Evaluar arquitectura con ATAM, (5) Implementación y (6) Evaluación del proyecto con el método de <text:s/>Anáilsis Post-Mortem. También hay la opción de darles <text:s/>el codigo fuente del proyecto real de empresa <text:s/>para que lo analicen, le hagan el diseño arquitectónico y la evaluación de la arquitectura. Se puede aplicar desarrollo de software global. Los proyectos pueden tener mentores proveneintes del sector de la industria.</text:p>
          </table:table-cell>
          <table:table-cell office:value-type="float" office:value="13" calcext:value-type="float">
            <text:p>13</text:p>
          </table:table-cell>
          <table:table-cell table:number-columns-repeated="2"/>
        </table:table-row>
        <table:table-row table:style-name="ro8">
          <table:table-cell table:style-name="ce217" office:value-type="float" office:value="3" calcext:value-type="float">
            <text:p>3</text:p>
          </table:table-cell>
          <table:table-cell table:style-name="ce217" office:value-type="string" calcext:value-type="string">
            <text:p>Proyectos Open Source</text:p>
          </table:table-cell>
          <table:table-cell table:style-name="ce217" office:value-type="string" calcext:value-type="string">
            <text:p>Open Source Projects</text:p>
          </table:table-cell>
          <table:table-cell table:style-name="ce217" table:content-validation-name="val5" office:value-type="string" calcext:value-type="string">
            <text:p>Proyectos de desarrollo</text:p>
          </table:table-cell>
          <table:table-cell office:value-type="string" calcext:value-type="string">
            <text:p>La participación en este tipo de proyecto permite a los estudiantes interactuar con sistemas reales, problemas reales y equipos de desarrollo de software reales interesados en construir software de trabajo de alta calidad. Por lo tanto, los estudiantes tienen una oportunidad única de aprender actitudes solo presentes en escenarios del mundo real, lo que puede aumentar no solo sus habilidades sino también su confianza en sí mismos. Con los proyectos open source se puede hacer extensiones, corregir bugs o solamente analizar la arquitectura.</text:p>
          </table:table-cell>
          <table:table-cell office:value-type="float" office:value="7" calcext:value-type="float">
            <text:p>7</text:p>
          </table:table-cell>
          <table:table-cell table:number-columns-repeated="2"/>
        </table:table-row>
        <table:table-row table:style-name="ro8">
          <table:table-cell table:style-name="ce217" office:value-type="float" office:value="4" calcext:value-type="float">
            <text:p>4</text:p>
          </table:table-cell>
          <table:table-cell table:style-name="ce217" office:value-type="string" calcext:value-type="string">
            <text:p>Conferencias de invitados de la industria</text:p>
          </table:table-cell>
          <table:table-cell table:style-name="ce217" office:value-type="string" calcext:value-type="string">
            <text:p>Industry Guest Conferences</text:p>
          </table:table-cell>
          <table:table-cell table:style-name="ce217" table:content-validation-name="val5" office:value-type="string" calcext:value-type="string">
            <text:p>Enfoque de enseñanza</text:p>
          </table:table-cell>
          <table:table-cell office:value-type="string" calcext:value-type="string">
            <text:p>Conferencias de invitados de la industria con experiencia en temas de arquitecturas de software</text:p>
          </table:table-cell>
          <table:table-cell office:value-type="float" office:value="1" calcext:value-type="float">
            <text:p>1</text:p>
          </table:table-cell>
          <table:table-cell/>
          <table:table-cell table:style-name="ce153" table:formula="of:=([.F6]+[.F7]+[.F5])/[.F16]" office:value-type="percentage" office:value="0.553191489361702" calcext:value-type="percentage">
            <text:p>55%</text:p>
          </table:table-cell>
        </table:table-row>
        <table:table-row table:style-name="ro8">
          <table:table-cell table:style-name="ce217" office:value-type="float" office:value="5" calcext:value-type="float">
            <text:p>5</text:p>
          </table:table-cell>
          <table:table-cell table:style-name="ce217" office:value-type="string" calcext:value-type="string">
            <text:p>Clases tradicionales impartidas por el docente</text:p>
          </table:table-cell>
          <table:table-cell table:style-name="ce217" office:value-type="string" calcext:value-type="string">
            <text:p>Traditional classes taught by the teacher</text:p>
          </table:table-cell>
          <table:table-cell table:style-name="ce217" table:content-validation-name="val5" office:value-type="string" calcext:value-type="string">
            <text:p>Enfoque de enseñanza</text:p>
          </table:table-cell>
          <table:table-cell/>
          <table:table-cell office:value-type="float" office:value="3" calcext:value-type="float">
            <text:p>3</text:p>
          </table:table-cell>
          <table:table-cell table:number-columns-repeated="2"/>
        </table:table-row>
        <table:table-row table:style-name="ro8">
          <table:table-cell table:style-name="ce217" office:value-type="float" office:value="6" calcext:value-type="float">
            <text:p>6</text:p>
          </table:table-cell>
          <table:table-cell table:style-name="ce217" office:value-type="string" calcext:value-type="string">
            <text:p>Aula invertida</text:p>
          </table:table-cell>
          <table:table-cell table:style-name="ce217" office:value-type="string" calcext:value-type="string">
            <text:p>Flipped classroom</text:p>
          </table:table-cell>
          <table:table-cell table:style-name="ce217" table:content-validation-name="val5" office:value-type="string" calcext:value-type="string">
            <text:p>Enfoque de enseñanza</text:p>
          </table:table-cell>
          <table:table-cell/>
          <table:table-cell office:value-type="float" office:value="5" calcext:value-type="float">
            <text:p>5</text:p>
          </table:table-cell>
          <table:table-cell table:number-columns-repeated="2"/>
        </table:table-row>
        <table:table-row table:style-name="ro8">
          <table:table-cell table:style-name="ce217" office:value-type="float" office:value="10" calcext:value-type="float">
            <text:p>10</text:p>
          </table:table-cell>
          <table:table-cell table:style-name="ce217" office:value-type="string" calcext:value-type="string">
            <text:p>Proyectos teóricos del estado del arte de arquitecturas</text:p>
          </table:table-cell>
          <table:table-cell table:style-name="ce217" office:value-type="string" calcext:value-type="string">
            <text:p>Theoretical projects of the state of the art of architectures</text:p>
          </table:table-cell>
          <table:table-cell table:style-name="ce217" table:content-validation-name="val5" office:value-type="string" calcext:value-type="string">
            <text:p>Enfoque de enseñanza</text:p>
          </table:table-cell>
          <table:table-cell/>
          <table:table-cell office:value-type="float" office:value="1" calcext:value-type="float">
            <text:p>1</text:p>
          </table:table-cell>
          <table:table-cell table:number-columns-repeated="2"/>
        </table:table-row>
        <table:table-row table:style-name="ro2">
          <table:table-cell table:style-name="ce217" office:value-type="float" office:value="12" calcext:value-type="float">
            <text:p>12</text:p>
          </table:table-cell>
          <table:table-cell table:style-name="ce217" office:value-type="string" calcext:value-type="string">
            <text:p>Talleres: aprendizaje basado en problemas</text:p>
          </table:table-cell>
          <table:table-cell table:style-name="ce217" office:value-type="string" calcext:value-type="string">
            <text:p>Workshops: problem-based learning</text:p>
          </table:table-cell>
          <table:table-cell table:style-name="ce217" table:content-validation-name="val5" office:value-type="string" calcext:value-type="string">
            <text:p>Enfoque de enseñanza</text:p>
          </table:table-cell>
          <table:table-cell table:style-name="ce223" office:value-type="string" calcext:value-type="string">
            <text:p>Se trabaja en equipos, los instructores juegan un papel mínimo y no interfieren en la discusión. Cuando los alumnos comienzan a explorar las tangentes, los instructores pueden jugar como facilitadores y utilizar preguntas de orientación para devolverlos al objetivo de aprendizaje principal. Se requiere que uno de los subgrupos explique su solución de diseño. El otro subgrupo debe comprender la solución de diseño de otro grupo asignado para que puedan preparar sus preguntas para la presentación real. Cada alumno podrá escuchar las experiencias y el pensamiento de múltiples alumnos, aplicados a un escenario de la vida real. </text:p>
          </table:table-cell>
          <table:table-cell office:value-type="float" office:value="3" calcext:value-type="float">
            <text:p>3</text:p>
          </table:table-cell>
          <table:table-cell table:number-columns-repeated="2"/>
        </table:table-row>
        <table:table-row table:style-name="ro2">
          <table:table-cell table:style-name="ce217" office:value-type="float" office:value="13" calcext:value-type="float">
            <text:p>13</text:p>
          </table:table-cell>
          <table:table-cell table:style-name="ce217" office:value-type="string" calcext:value-type="string">
            <text:p>Talleres: aprendizaje basado en casos</text:p>
          </table:table-cell>
          <table:table-cell table:style-name="ce217" office:value-type="string" calcext:value-type="string">
            <text:p>Workshops: case-based learning</text:p>
          </table:table-cell>
          <table:table-cell table:style-name="ce217" table:content-validation-name="val5" office:value-type="string" calcext:value-type="string">
            <text:p>Enfoque de enseñanza</text:p>
          </table:table-cell>
          <table:table-cell table:style-name="ce223" office:value-type="string" calcext:value-type="string">
            <text:p>Se centran el diseño y análisis de proyectos reales de software de las empresas</text:p>
          </table:table-cell>
          <table:table-cell office:value-type="float" office:value="5" calcext:value-type="float">
            <text:p>5</text:p>
          </table:table-cell>
          <table:table-cell table:number-columns-repeated="2"/>
        </table:table-row>
        <table:table-row table:style-name="ro8">
          <table:table-cell table:style-name="ce217" office:value-type="float" office:value="14" calcext:value-type="float">
            <text:p>14</text:p>
          </table:table-cell>
          <table:table-cell table:style-name="ce217" office:value-type="string" calcext:value-type="string">
            <text:p>Aprendizaje online (MOOC. SPOC)</text:p>
          </table:table-cell>
          <table:table-cell table:style-name="ce217" office:value-type="string" calcext:value-type="string">
            <text:p>Online learning (MOOC. SPOC)</text:p>
          </table:table-cell>
          <table:table-cell table:style-name="ce217" table:content-validation-name="val5" office:value-type="string" calcext:value-type="string">
            <text:p>Enfoque de enseñanza</text:p>
          </table:table-cell>
          <table:table-cell/>
          <table:table-cell office:value-type="float" office:value="2" calcext:value-type="float">
            <text:p>2</text:p>
          </table:table-cell>
          <table:table-cell table:number-columns-repeated="2"/>
        </table:table-row>
        <table:table-row table:style-name="ro8">
          <table:table-cell table:style-name="ce217" office:value-type="float" office:value="15" calcext:value-type="float">
            <text:p>15</text:p>
          </table:table-cell>
          <table:table-cell table:style-name="ce217" office:value-type="string" calcext:value-type="string">
            <text:p>Sistema tutorial inteligente</text:p>
          </table:table-cell>
          <table:table-cell table:style-name="ce217" office:value-type="string" calcext:value-type="string">
            <text:p>Intelligent tutorial system</text:p>
          </table:table-cell>
          <table:table-cell table:style-name="ce217" table:content-validation-name="val5" office:value-type="string" calcext:value-type="string">
            <text:p>Enfoque de enseñanza</text:p>
          </table:table-cell>
          <table:table-cell office:value-type="string" calcext:value-type="string">
            <text:p>El sistema de tutoría inteligente fue diseñado para proporcionar vías de aprendizaje personalizadas mediante el seguimiento del progreso de cada estudiante individua</text:p>
          </table:table-cell>
          <table:table-cell office:value-type="float" office:value="1" calcext:value-type="float">
            <text:p>1</text:p>
          </table:table-cell>
          <table:table-cell table:number-columns-repeated="2"/>
        </table:table-row>
        <table:table-row table:style-name="ro8">
          <table:table-cell table:style-name="ce272" table:number-columns-repeated="3"/>
          <table:table-cell table:style-name="ce272" table:content-validation-name="val5"/>
          <table:table-cell table:style-name="ce272"/>
          <table:table-cell table:style-name="ce251" table:formula="of:=SUM([.F5:.F15])" office:value-type="float" office:value="47" calcext:value-type="float">
            <text:p>47</text:p>
          </table:table-cell>
          <table:table-cell table:number-columns-repeated="2"/>
        </table:table-row>
        <table:table-row table:style-name="ro8">
          <table:table-cell table:style-name="ce272" table:number-columns-repeated="3"/>
          <table:table-cell table:style-name="ce272" table:content-validation-name="val5"/>
          <table:table-cell table:style-name="ce272" table:number-columns-repeated="2"/>
          <table:table-cell table:number-columns-repeated="2"/>
        </table:table-row>
        <table:table-row table:style-name="ro8">
          <table:table-cell table:number-columns-repeated="4"/>
          <table:table-cell table:style-name="ce239" office:value-type="string" calcext:value-type="string">
            <text:p>Numero de estrategia </text:p>
          </table:table-cell>
          <table:table-cell table:style-name="Default" office:value-type="float" office:value="6" calcext:value-type="float">
            <text:p>6</text:p>
          </table:table-cell>
          <table:table-cell table:number-columns-repeated="2"/>
        </table:table-row>
        <table:table-row table:style-name="ro8">
          <table:table-cell table:number-columns-repeated="4"/>
          <table:table-cell table:style-name="ce239" office:value-type="string" calcext:value-type="string">
            <text:p>Total de ocurrencias</text:p>
          </table:table-cell>
          <table:table-cell table:style-name="ce218" table:formula="of:=COUNTIF([$Included.P10:$Included.P86];COM.MICROSOFT.CONCAT(&quot;*:&quot;;[.F18];&quot;:*&quot;))" office:value-type="float" office:value="4" calcext:value-type="float">
            <text:p>4</text:p>
          </table:table-cell>
          <table:table-cell table:number-columns-repeated="2"/>
        </table:table-row>
        <table:table-row table:style-name="ro8">
          <table:table-cell table:number-columns-repeated="4"/>
          <table:table-cell table:style-name="Default" table:number-columns-repeated="2"/>
          <table:table-cell table:number-columns-repeated="2"/>
        </table:table-row>
        <table:table-row table:style-name="ro8">
          <table:table-cell table:number-columns-repeated="4"/>
          <table:table-cell table:style-name="ce216" office:value-type="string" calcext:value-type="string">
            <text:p>Teaching strategy</text:p>
          </table:table-cell>
          <table:table-cell table:style-name="ce222" office:value-type="string" calcext:value-type="string">
            <text:p>Number of experiences</text:p>
          </table:table-cell>
          <table:table-cell table:number-columns-repeated="2"/>
        </table:table-row>
        <table:table-row table:style-name="ro8">
          <table:table-cell table:number-columns-repeated="4"/>
          <table:table-cell office:value-type="string" calcext:value-type="string">
            <text:p>Short design projects</text:p>
          </table:table-cell>
          <table:table-cell office:value-type="float" office:value="6" calcext:value-type="float">
            <text:p>6</text:p>
          </table:table-cell>
          <table:table-cell table:number-columns-repeated="2"/>
        </table:table-row>
        <table:table-row table:style-name="ro8">
          <table:table-cell table:number-columns-repeated="4"/>
          <table:table-cell office:value-type="string" calcext:value-type="string">
            <text:p>Large development project</text:p>
          </table:table-cell>
          <table:table-cell office:value-type="float" office:value="13" calcext:value-type="float">
            <text:p>13</text:p>
          </table:table-cell>
          <table:table-cell table:number-columns-repeated="2"/>
        </table:table-row>
        <table:table-row table:style-name="ro8">
          <table:table-cell table:number-columns-repeated="4"/>
          <table:table-cell office:value-type="string" calcext:value-type="string">
            <text:p>Open Source Projects</text:p>
          </table:table-cell>
          <table:table-cell office:value-type="float" office:value="7" calcext:value-type="float">
            <text:p>7</text:p>
          </table:table-cell>
          <table:table-cell table:number-columns-repeated="2"/>
        </table:table-row>
        <table:table-row table:style-name="ro8">
          <table:table-cell table:number-columns-repeated="4"/>
          <table:table-cell office:value-type="string" calcext:value-type="string">
            <text:p>Industry Guest Conferences</text:p>
          </table:table-cell>
          <table:table-cell office:value-type="float" office:value="1" calcext:value-type="float">
            <text:p>1</text:p>
          </table:table-cell>
          <table:table-cell table:number-columns-repeated="2"/>
        </table:table-row>
        <table:table-row table:style-name="ro8">
          <table:table-cell table:number-columns-repeated="4"/>
          <table:table-cell office:value-type="string" calcext:value-type="string">
            <text:p>Traditional classes taught by the teacher</text:p>
          </table:table-cell>
          <table:table-cell office:value-type="float" office:value="3" calcext:value-type="float">
            <text:p>3</text:p>
          </table:table-cell>
          <table:table-cell table:number-columns-repeated="2"/>
        </table:table-row>
        <table:table-row table:style-name="ro8">
          <table:table-cell table:number-columns-repeated="4"/>
          <table:table-cell office:value-type="string" calcext:value-type="string">
            <text:p>Flipped classroom</text:p>
          </table:table-cell>
          <table:table-cell office:value-type="float" office:value="4" calcext:value-type="float">
            <text:p>4</text:p>
          </table:table-cell>
          <table:table-cell table:number-columns-repeated="2"/>
        </table:table-row>
        <table:table-row table:style-name="ro8">
          <table:table-cell table:number-columns-repeated="4"/>
          <table:table-cell office:value-type="string" calcext:value-type="string">
            <text:p>Theoretical projects of the state of the art of architectures</text:p>
          </table:table-cell>
          <table:table-cell office:value-type="float" office:value="1" calcext:value-type="float">
            <text:p>1</text:p>
          </table:table-cell>
          <table:table-cell table:number-columns-repeated="2"/>
        </table:table-row>
        <table:table-row table:style-name="ro8">
          <table:table-cell table:number-columns-repeated="4"/>
          <table:table-cell office:value-type="string" calcext:value-type="string">
            <text:p>Workshops: problem-based learning</text:p>
          </table:table-cell>
          <table:table-cell office:value-type="float" office:value="3" calcext:value-type="float">
            <text:p>3</text:p>
          </table:table-cell>
          <table:table-cell table:number-columns-repeated="2"/>
        </table:table-row>
        <table:table-row table:style-name="ro8">
          <table:table-cell table:number-columns-repeated="4"/>
          <table:table-cell office:value-type="string" calcext:value-type="string">
            <text:p>Workshops: case-based learning</text:p>
          </table:table-cell>
          <table:table-cell office:value-type="float" office:value="5" calcext:value-type="float">
            <text:p>5</text:p>
          </table:table-cell>
          <table:table-cell table:number-columns-repeated="2"/>
        </table:table-row>
        <table:table-row table:style-name="ro8">
          <table:table-cell table:number-columns-repeated="4"/>
          <table:table-cell office:value-type="string" calcext:value-type="string">
            <text:p>Online learning (MOOC. SPOC)</text:p>
          </table:table-cell>
          <table:table-cell office:value-type="float" office:value="2" calcext:value-type="float">
            <text:p>2</text:p>
          </table:table-cell>
          <table:table-cell table:number-columns-repeated="2"/>
        </table:table-row>
        <table:table-row table:style-name="ro8">
          <table:table-cell table:number-columns-repeated="4"/>
          <table:table-cell office:value-type="string" calcext:value-type="string">
            <text:p>Intelligent tutorial system</text:p>
          </table:table-cell>
          <table:table-cell office:value-type="float" office:value="1" calcext:value-type="float">
            <text:p>1</text:p>
          </table:table-cell>
          <table:table-cell table:number-columns-repeated="2"/>
        </table:table-row>
      </table:table>
      <table:table table:name="MQ4" table:style-name="ta2">
        <table:shapes>
          <draw:frame draw:z-index="0" draw:style-name="gr1" draw:text-style-name="P1" svg:width="165.54mm" svg:height="89.95mm" svg:x="272.06mm" svg:y="17.71mm">
            <draw:object draw:notify-on-update-of-ranges="MQ4.D6:MQ4.D20 MQ4.E5:MQ4.E5 MQ4.E6:MQ4.E20" xlink:href="./Object 2" xlink:type="simple" xlink:show="embed" xlink:actuate="onLoad">
              <loext:p/>
            </draw:object>
            <draw:image xlink:href="./ObjectReplacements/Object 2" xlink:type="simple" xlink:show="embed" xlink:actuate="onLoad"/>
          </draw:frame>
        </table:shapes>
        <table:table-column table:style-name="co29" table:default-cell-style-name="ce217"/>
        <table:table-column table:style-name="co30" table:default-cell-style-name="Default"/>
        <table:table-column table:style-name="co31" table:default-cell-style-name="Default"/>
        <table:table-column table:style-name="co32" table:default-cell-style-name="ce217"/>
        <table:table-column table:style-name="co23" table:default-cell-style-name="ce217"/>
        <table:table-row table:style-name="ro8">
          <table:table-cell table:style-name="ce103" office:value-type="string" calcext:value-type="string">
            <text:p>MQ4: What strategies are used to keep the design and conduct of software architecture training courses aligned and fed back with the needs of the software industry?</text:p>
          </table:table-cell>
          <table:table-cell table:number-columns-repeated="2"/>
          <table:table-cell table:style-name="Default" table:number-columns-repeated="2"/>
        </table:table-row>
        <table:table-row table:style-name="ro8" table:number-rows-repeated="3">
          <table:table-cell table:style-name="Default"/>
          <table:table-cell table:number-columns-repeated="2"/>
          <table:table-cell table:style-name="Default" table:number-columns-repeated="2"/>
        </table:table-row>
        <table:table-row table:style-name="ro8">
          <table:table-cell table:style-name="ce216" office:value-type="string" calcext:value-type="string">
            <text:p>Estrategia</text:p>
          </table:table-cell>
          <table:table-cell table:number-columns-repeated="2"/>
          <table:table-cell table:style-name="ce216" office:value-type="string" calcext:value-type="string">
            <text:p>Strategy</text:p>
          </table:table-cell>
          <table:table-cell table:style-name="ce222" office:value-type="string" calcext:value-type="string">
            <text:p>n</text:p>
          </table:table-cell>
        </table:table-row>
        <table:table-row table:style-name="ro8">
          <table:table-cell office:value-type="string" calcext:value-type="string">
            <text:p><text:s text:c="4"/>1. Proyectos de curso reales o semi-reales</text:p>
          </table:table-cell>
          <table:table-cell table:number-columns-repeated="2"/>
          <table:table-cell office:value-type="string" calcext:value-type="string">
            <text:p>Real or semi-real course projects</text:p>
          </table:table-cell>
          <table:table-cell office:value-type="float" office:value="10" calcext:value-type="float">
            <text:p>10</text:p>
          </table:table-cell>
        </table:table-row>
        <table:table-row table:style-name="ro8">
          <table:table-cell office:value-type="string" calcext:value-type="string">
            <text:p><text:s text:c="4"/>2. Estudios de caso del mundo real</text:p>
          </table:table-cell>
          <table:table-cell table:number-columns-repeated="2"/>
          <table:table-cell office:value-type="string" calcext:value-type="string">
            <text:p>Real world case studies</text:p>
          </table:table-cell>
          <table:table-cell office:value-type="float" office:value="2" calcext:value-type="float">
            <text:p>2</text:p>
          </table:table-cell>
        </table:table-row>
        <table:table-row table:style-name="ro8">
          <table:table-cell office:value-type="string" calcext:value-type="string">
            <text:p><text:s text:c="4"/>3. Clientes reales en los proyectos del curso</text:p>
          </table:table-cell>
          <table:table-cell table:number-columns-repeated="2"/>
          <table:table-cell office:value-type="string" calcext:value-type="string">
            <text:p>Real clients in the course projects</text:p>
          </table:table-cell>
          <table:table-cell office:value-type="float" office:value="3" calcext:value-type="float">
            <text:p>3</text:p>
          </table:table-cell>
        </table:table-row>
        <table:table-row table:style-name="ro8">
          <table:table-cell office:value-type="string" calcext:value-type="string">
            <text:p><text:s text:c="4"/>4. Conferencias con invitados del sector de la industria de software</text:p>
          </table:table-cell>
          <table:table-cell table:number-columns-repeated="2"/>
          <table:table-cell office:value-type="string" calcext:value-type="string">
            <text:p>Conferences with guests from the software industry sector</text:p>
          </table:table-cell>
          <table:table-cell office:value-type="float" office:value="7" calcext:value-type="float">
            <text:p>7</text:p>
          </table:table-cell>
        </table:table-row>
        <table:table-row table:style-name="ro8">
          <table:table-cell office:value-type="string" calcext:value-type="string">
            <text:p><text:s text:c="4"/>5. Visitas de campo</text:p>
          </table:table-cell>
          <table:table-cell table:number-columns-repeated="2"/>
          <table:table-cell office:value-type="string" calcext:value-type="string">
            <text:p>Visits in the field</text:p>
          </table:table-cell>
          <table:table-cell office:value-type="float" office:value="1" calcext:value-type="float">
            <text:p>1</text:p>
          </table:table-cell>
        </table:table-row>
        <table:table-row table:style-name="ro8">
          <table:table-cell office:value-type="string" calcext:value-type="string">
            <text:p><text:s text:c="4"/>6. Convenios con empresas</text:p>
          </table:table-cell>
          <table:table-cell table:number-columns-repeated="2"/>
          <table:table-cell office:value-type="string" calcext:value-type="string">
            <text:p>Agreements with companies</text:p>
          </table:table-cell>
          <table:table-cell office:value-type="float" office:value="1" calcext:value-type="float">
            <text:p>1</text:p>
          </table:table-cell>
        </table:table-row>
        <table:table-row table:style-name="ro8">
          <table:table-cell office:value-type="string" calcext:value-type="string">
            <text:p><text:s text:c="4"/>7. Proyectos Open Source</text:p>
          </table:table-cell>
          <table:table-cell table:number-columns-repeated="2"/>
          <table:table-cell office:value-type="string" calcext:value-type="string">
            <text:p>Open Source Projects</text:p>
          </table:table-cell>
          <table:table-cell office:value-type="float" office:value="6" calcext:value-type="float">
            <text:p>6</text:p>
          </table:table-cell>
        </table:table-row>
        <table:table-row table:style-name="ro8">
          <table:table-cell office:value-type="string" calcext:value-type="string">
            <text:p><text:s text:c="4"/>8. Docentes e instructores que provengan del sector de la industria</text:p>
          </table:table-cell>
          <table:table-cell table:number-columns-repeated="2"/>
          <table:table-cell office:value-type="string" calcext:value-type="string">
            <text:p>Teachers and instructors from the industry sector</text:p>
          </table:table-cell>
          <table:table-cell office:value-type="float" office:value="2" calcext:value-type="float">
            <text:p>2</text:p>
          </table:table-cell>
        </table:table-row>
        <table:table-row table:style-name="ro8">
          <table:table-cell office:value-type="string" calcext:value-type="string">
            <text:p><text:s text:c="4"/>9. Procesos de desarrollo similares a la industria</text:p>
          </table:table-cell>
          <table:table-cell table:number-columns-repeated="2"/>
          <table:table-cell office:value-type="string" calcext:value-type="string">
            <text:p>Industry-like development processes</text:p>
          </table:table-cell>
          <table:table-cell office:value-type="float" office:value="1" calcext:value-type="float">
            <text:p>1</text:p>
          </table:table-cell>
        </table:table-row>
        <table:table-row table:style-name="ro8">
          <table:table-cell office:value-type="string" calcext:value-type="string">
            <text:p><text:s text:c="4"/>10. Desarrollo de software global</text:p>
          </table:table-cell>
          <table:table-cell table:number-columns-repeated="2"/>
          <table:table-cell office:value-type="string" calcext:value-type="string">
            <text:p>Global software development</text:p>
          </table:table-cell>
          <table:table-cell office:value-type="float" office:value="1" calcext:value-type="float">
            <text:p>1</text:p>
          </table:table-cell>
        </table:table-row>
        <table:table-row table:style-name="ro8">
          <table:table-cell office:value-type="string" calcext:value-type="string">
            <text:p><text:s text:c="4"/>11. Desarrollar las habilidades requeridas por la industria</text:p>
          </table:table-cell>
          <table:table-cell table:number-columns-repeated="2"/>
          <table:table-cell office:value-type="string" calcext:value-type="string">
            <text:p>Develop the skills required by the industry</text:p>
          </table:table-cell>
          <table:table-cell office:value-type="float" office:value="4" calcext:value-type="float">
            <text:p>4</text:p>
          </table:table-cell>
        </table:table-row>
        <table:table-row table:style-name="ro8">
          <table:table-cell office:value-type="string" calcext:value-type="string">
            <text:p><text:s text:c="4"/>12. Aprendizaje basado en proyectos y aprendizaje colaborativo</text:p>
          </table:table-cell>
          <table:table-cell table:number-columns-repeated="2"/>
          <table:table-cell office:value-type="string" calcext:value-type="string">
            <text:p>Project-based learning and collaborative learning</text:p>
          </table:table-cell>
          <table:table-cell office:value-type="float" office:value="2" calcext:value-type="float">
            <text:p>2</text:p>
          </table:table-cell>
        </table:table-row>
        <table:table-row table:style-name="ro8">
          <table:table-cell office:value-type="string" calcext:value-type="string">
            <text:p><text:s text:c="4"/>13. Anuncios de empleo en el diseño de planes de estudio de educación superior</text:p>
          </table:table-cell>
          <table:table-cell table:number-columns-repeated="2"/>
          <table:table-cell office:value-type="string" calcext:value-type="string">
            <text:p>Job Ads in Higher Education Curriculum Design</text:p>
          </table:table-cell>
          <table:table-cell office:value-type="float" office:value="1" calcext:value-type="float">
            <text:p>1</text:p>
          </table:table-cell>
        </table:table-row>
        <table:table-row table:style-name="ro8">
          <table:table-cell office:value-type="string" calcext:value-type="string">
            <text:p><text:s text:c="4"/>14. Herramientas y entornos que se utilicen en la industria</text:p>
          </table:table-cell>
          <table:table-cell table:number-columns-repeated="2"/>
          <table:table-cell office:value-type="string" calcext:value-type="string">
            <text:p>Tools and environments used in industry</text:p>
          </table:table-cell>
          <table:table-cell office:value-type="float" office:value="1" calcext:value-type="float">
            <text:p>1</text:p>
          </table:table-cell>
        </table:table-row>
        <table:table-row table:style-name="ro8">
          <table:table-cell office:value-type="string" calcext:value-type="string">
            <text:p><text:s text:c="4"/>15. Material del curso en inglés</text:p>
          </table:table-cell>
          <table:table-cell table:number-columns-repeated="2"/>
          <table:table-cell office:value-type="string" calcext:value-type="string">
            <text:p>Course material in English </text:p>
          </table:table-cell>
          <table:table-cell office:value-type="float" office:value="1" calcext:value-type="float">
            <text:p>1</text:p>
          </table:table-cell>
        </table:table-row>
        <table:table-row table:style-name="ro8">
          <table:table-cell table:style-name="Default"/>
          <table:table-cell table:number-columns-repeated="2"/>
          <table:table-cell table:style-name="Default" table:number-columns-repeated="2"/>
        </table:table-row>
        <table:table-row table:style-name="ro8">
          <table:table-cell table:style-name="ce239" office:value-type="string" calcext:value-type="string">
            <text:p>Numero de estrategia </text:p>
          </table:table-cell>
          <table:table-cell office:value-type="float" office:value="1" calcext:value-type="float">
            <text:p>1</text:p>
          </table:table-cell>
          <table:table-cell/>
          <table:table-cell table:style-name="Default" table:number-columns-repeated="2"/>
        </table:table-row>
        <table:table-row table:style-name="ro8">
          <table:table-cell table:style-name="ce239" office:value-type="string" calcext:value-type="string">
            <text:p>Total de ocurrencias</text:p>
          </table:table-cell>
          <table:table-cell table:style-name="ce218" table:formula="of:=COUNTIF([$Included.R10:$Included.R87];COM.MICROSOFT.CONCAT(&quot;*:&quot;;[.B22];&quot;:*&quot;))" office:value-type="float" office:value="10" calcext:value-type="float">
            <text:p>10</text:p>
          </table:table-cell>
          <table:table-cell/>
          <table:table-cell table:style-name="ce221"/>
          <table:table-cell table:style-name="Default"/>
        </table:table-row>
        <table:table-row table:style-name="ro8">
          <table:table-cell table:style-name="Default"/>
          <table:table-cell table:number-columns-repeated="2"/>
          <table:table-cell table:style-name="ce221"/>
          <table:table-cell table:style-name="Default"/>
        </table:table-row>
        <table:table-row table:style-name="ro8">
          <table:table-cell table:style-name="Default"/>
          <table:table-cell table:number-columns-repeated="2"/>
          <table:table-cell table:style-name="ce221"/>
          <table:table-cell table:style-name="Default"/>
        </table:table-row>
      </table:table>
      <table:table table:name="MQ6" table:style-name="ta2">
        <table:table-column table:style-name="co23" table:default-cell-style-name="ce217"/>
        <table:table-column table:style-name="co33" table:default-cell-style-name="ce217"/>
        <table:table-column table:style-name="co23" table:default-cell-style-name="ce217"/>
        <table:table-column table:style-name="co23" table:default-cell-style-name="Default"/>
        <table:table-row table:style-name="ro8">
          <table:table-cell table:style-name="ce103" office:value-type="string" calcext:value-type="string">
            <text:p>MQ6: Content</text:p>
          </table:table-cell>
          <table:table-cell table:style-name="Default" table:number-columns-repeated="2"/>
          <table:table-cell/>
        </table:table-row>
        <table:table-row table:style-name="ro8">
          <table:table-cell table:style-name="Default" table:number-columns-repeated="3"/>
          <table:table-cell/>
        </table:table-row>
        <table:table-row table:style-name="ro8">
          <table:table-cell table:style-name="ce103" office:value-type="string" calcext:value-type="string">
            <text:p>Learning goals</text:p>
          </table:table-cell>
          <table:table-cell table:style-name="Default" table:number-columns-repeated="2"/>
          <table:table-cell/>
        </table:table-row>
        <table:table-row table:style-name="ro8">
          <table:table-cell table:style-name="Default" table:number-columns-repeated="3"/>
          <table:table-cell/>
        </table:table-row>
        <table:table-row table:style-name="ro8">
          <table:table-cell table:style-name="ce216" office:value-type="string" calcext:value-type="string">
            <text:p>No</text:p>
          </table:table-cell>
          <table:table-cell table:style-name="ce216" office:value-type="string" calcext:value-type="string">
            <text:p>Goal</text:p>
          </table:table-cell>
          <table:table-cell table:style-name="ce216" office:value-type="string" calcext:value-type="string">
            <text:p>n</text:p>
          </table:table-cell>
          <table:table-cell/>
        </table:table-row>
        <table:table-row table:style-name="ro8">
          <table:table-cell office:value-type="float" office:value="1" calcext:value-type="float">
            <text:p>1</text:p>
          </table:table-cell>
          <table:table-cell office:value-type="string" calcext:value-type="string">
            <text:p>Los estudiantes deben poder definir y explicar conceptos centrales en la literatura de arquitectura de software, y ser capaces de usar y describir patrones de diseño / arquitectura, métodos para diseñar arquitecturas de software, métodos / técnicas para lograr cualidades de software, métodos para documentar la arquitectura de software y métodos para evaluar la arquitectura del software.</text:p>
          </table:table-cell>
          <table:table-cell office:value-type="float" office:value="1" calcext:value-type="float">
            <text:p>1</text:p>
          </table:table-cell>
          <table:table-cell/>
        </table:table-row>
        <table:table-row table:style-name="ro8">
          <table:table-cell office:value-type="float" office:value="2" calcext:value-type="float">
            <text:p>2</text:p>
          </table:table-cell>
          <table:table-cell office:value-type="string" calcext:value-type="string">
            <text:p>Enseñar un conjunto de patrones arquitectónicos distribuidos</text:p>
          </table:table-cell>
          <table:table-cell office:value-type="float" office:value="2" calcext:value-type="float">
            <text:p>2</text:p>
          </table:table-cell>
          <table:table-cell/>
        </table:table-row>
        <table:table-row table:style-name="ro8">
          <table:table-cell office:value-type="float" office:value="3" calcext:value-type="float">
            <text:p>3</text:p>
          </table:table-cell>
          <table:table-cell office:value-type="string" calcext:value-type="string">
            <text:p>Corregir problemas arquitectónicos en los sistemas existentes.</text:p>
          </table:table-cell>
          <table:table-cell office:value-type="float" office:value="1" calcext:value-type="float">
            <text:p>1</text:p>
          </table:table-cell>
          <table:table-cell/>
        </table:table-row>
        <table:table-row table:style-name="ro8">
          <table:table-cell office:value-type="float" office:value="4" calcext:value-type="float">
            <text:p>4</text:p>
          </table:table-cell>
          <table:table-cell office:value-type="string" calcext:value-type="string">
            <text:p>Analizar y diseñar una arquitectura de software y adquirir experiencias relevantes en sistemas a gran escala.</text:p>
          </table:table-cell>
          <table:table-cell office:value-type="float" office:value="1" calcext:value-type="float">
            <text:p>1</text:p>
          </table:table-cell>
          <table:table-cell/>
        </table:table-row>
        <table:table-row table:style-name="ro8">
          <table:table-cell office:value-type="float" office:value="5" calcext:value-type="float">
            <text:p>5</text:p>
          </table:table-cell>
          <table:table-cell office:value-type="string" calcext:value-type="string">
            <text:p>Revisar las arquitecturas de sistemas de software y métodos de ingeniería de software relacionados para diseñar sistemas complejos de software intensivo</text:p>
          </table:table-cell>
          <table:table-cell office:value-type="float" office:value="1" calcext:value-type="float">
            <text:p>1</text:p>
          </table:table-cell>
          <table:table-cell/>
        </table:table-row>
        <table:table-row table:style-name="ro8">
          <table:table-cell office:value-type="float" office:value="6" calcext:value-type="float">
            <text:p>6</text:p>
          </table:table-cell>
          <table:table-cell office:value-type="string" calcext:value-type="string">
            <text:p>Enseñar a los estudiantes métodos de diseño modernos de arquitectura de software y hacer posible que los estudiantes se conviertan en un buen arquitecto de sistemas dentro de los 5 u 8 años posteriores a la graduación.</text:p>
          </table:table-cell>
          <table:table-cell office:value-type="float" office:value="1" calcext:value-type="float">
            <text:p>1</text:p>
          </table:table-cell>
          <table:table-cell/>
        </table:table-row>
        <table:table-row table:style-name="ro8">
          <table:table-cell office:value-type="float" office:value="7" calcext:value-type="float">
            <text:p>7</text:p>
          </table:table-cell>
          <table:table-cell office:value-type="string" calcext:value-type="string">
            <text:p>Explicar cómo afectan los atributos de calidad al diseño de la arquitectura del sistema</text:p>
          </table:table-cell>
          <table:table-cell office:value-type="float" office:value="1" calcext:value-type="float">
            <text:p>1</text:p>
          </table:table-cell>
          <table:table-cell/>
        </table:table-row>
        <table:table-row table:style-name="ro8">
          <table:table-cell office:value-type="float" office:value="8" calcext:value-type="float">
            <text:p>8</text:p>
          </table:table-cell>
          <table:table-cell office:value-type="string" calcext:value-type="string">
            <text:p>Demostrar la capacidad de tener éxito en una experiencia de diseño de software similar al mundo real.</text:p>
          </table:table-cell>
          <table:table-cell office:value-type="float" office:value="1" calcext:value-type="float">
            <text:p>1</text:p>
          </table:table-cell>
          <table:table-cell/>
        </table:table-row>
        <table:table-row table:style-name="ro8">
          <table:table-cell table:style-name="Default"/>
          <table:table-cell table:style-name="ce239" office:value-type="string" calcext:value-type="string">
            <text:p>Numero de habilidad</text:p>
          </table:table-cell>
          <table:table-cell table:style-name="Default" office:value-type="float" office:value="8" calcext:value-type="float">
            <text:p>8</text:p>
          </table:table-cell>
          <table:table-cell/>
        </table:table-row>
        <table:table-row table:style-name="ro8">
          <table:table-cell table:style-name="Default"/>
          <table:table-cell table:style-name="ce239" office:value-type="string" calcext:value-type="string">
            <text:p>Total de ocurrencias</text:p>
          </table:table-cell>
          <table:table-cell table:style-name="ce218" table:formula="of:=COUNTIF([$Included.U10:$Included.U86];COM.MICROSOFT.CONCAT(&quot;*:&quot;;[.C14];&quot;:*&quot;))" office:value-type="float" office:value="1" calcext:value-type="float">
            <text:p>1</text:p>
          </table:table-cell>
          <table:table-cell/>
        </table:table-row>
        <table:table-row table:style-name="ro8">
          <table:table-cell table:style-name="ce103" office:value-type="string" calcext:value-type="string">
            <text:p>Contenido</text:p>
          </table:table-cell>
          <table:table-cell table:style-name="Default" table:number-columns-repeated="2"/>
          <table:table-cell/>
        </table:table-row>
        <table:table-row table:style-name="ro8">
          <table:table-cell table:style-name="Default" table:number-columns-repeated="3"/>
          <table:table-cell/>
        </table:table-row>
        <table:table-row table:style-name="ro8">
          <table:table-cell table:style-name="ce216" office:value-type="string" calcext:value-type="string">
            <text:p>No</text:p>
          </table:table-cell>
          <table:table-cell table:style-name="ce216" office:value-type="string" calcext:value-type="string">
            <text:p>Tema</text:p>
          </table:table-cell>
          <table:table-cell table:style-name="ce216" office:value-type="string" calcext:value-type="string">
            <text:p>Comments</text:p>
          </table:table-cell>
          <table:table-cell table:style-name="ce222" office:value-type="string" calcext:value-type="string">
            <text:p>n</text:p>
          </table:table-cell>
        </table:table-row>
        <table:table-row table:style-name="ro8">
          <table:table-cell office:value-type="float" office:value="1" calcext:value-type="float">
            <text:p>1</text:p>
          </table:table-cell>
          <table:table-cell office:value-type="string" calcext:value-type="string">
            <text:p>Estilos arquitectónicos o patrones de arquitectura</text:p>
          </table:table-cell>
          <table:table-cell office:value-type="string" calcext:value-type="string">
            <text:p>Cliente-servidor, orientado a servicios, componentes, sistemas en tiempo real.</text:p>
          </table:table-cell>
          <table:table-cell table:style-name="ce217" office:value-type="float" office:value="5" calcext:value-type="float">
            <text:p>5</text:p>
          </table:table-cell>
        </table:table-row>
        <table:table-row table:style-name="ro8">
          <table:table-cell office:value-type="float" office:value="2" calcext:value-type="float">
            <text:p>2</text:p>
          </table:table-cell>
          <table:table-cell office:value-type="string" calcext:value-type="string">
            <text:p>Atributos de calidad</text:p>
          </table:table-cell>
          <table:table-cell office:value-type="string" calcext:value-type="string">
            <text:p>Rendimiento, mantenibilidad, modularidad, extensibilidad, etc. Cómo diseñar para lograr los atributos de calidad del software</text:p>
          </table:table-cell>
          <table:table-cell table:style-name="ce217" office:value-type="float" office:value="3" calcext:value-type="float">
            <text:p>3</text:p>
          </table:table-cell>
        </table:table-row>
        <table:table-row table:style-name="ro8">
          <table:table-cell office:value-type="float" office:value="3" calcext:value-type="float">
            <text:p>3</text:p>
          </table:table-cell>
          <table:table-cell office:value-type="string" calcext:value-type="string">
            <text:p>Estudios de caso de arquitecturas </text:p>
          </table:table-cell>
          <table:table-cell office:value-type="string" calcext:value-type="string">
            <text:p>Estudios de caso de arquitecturas en: la web, móviles, backend, nube, arquitecturas distribuidas.</text:p>
          </table:table-cell>
          <table:table-cell table:style-name="ce217" office:value-type="float" office:value="1" calcext:value-type="float">
            <text:p>1</text:p>
          </table:table-cell>
        </table:table-row>
        <table:table-row table:style-name="ro8">
          <table:table-cell office:value-type="float" office:value="4" calcext:value-type="float">
            <text:p>4</text:p>
          </table:table-cell>
          <table:table-cell office:value-type="string" calcext:value-type="string">
            <text:p>Fundamentos de arquitecturas de software: principios y conceptos</text:p>
          </table:table-cell>
          <table:table-cell/>
          <table:table-cell table:style-name="ce217" office:value-type="float" office:value="2" calcext:value-type="float">
            <text:p>2</text:p>
          </table:table-cell>
        </table:table-row>
        <table:table-row table:style-name="ro8">
          <table:table-cell office:value-type="float" office:value="5" calcext:value-type="float">
            <text:p>5</text:p>
          </table:table-cell>
          <table:table-cell office:value-type="string" calcext:value-type="string">
            <text:p>Vistas arquitectónicas</text:p>
          </table:table-cell>
          <table:table-cell/>
          <table:table-cell table:style-name="ce217" office:value-type="float" office:value="1" calcext:value-type="float">
            <text:p>1</text:p>
          </table:table-cell>
        </table:table-row>
        <table:table-row table:style-name="ro8">
          <table:table-cell office:value-type="float" office:value="6" calcext:value-type="float">
            <text:p>6</text:p>
          </table:table-cell>
          <table:table-cell office:value-type="string" calcext:value-type="string">
            <text:p>Principios de diseño</text:p>
          </table:table-cell>
          <table:table-cell office:value-type="string" calcext:value-type="string">
            <text:p>Diseño de software utilizando UML, patrones y principios.</text:p>
          </table:table-cell>
          <table:table-cell table:style-name="ce217" office:value-type="float" office:value="3" calcext:value-type="float">
            <text:p>3</text:p>
          </table:table-cell>
        </table:table-row>
        <table:table-row table:style-name="ro8">
          <table:table-cell office:value-type="float" office:value="7" calcext:value-type="float">
            <text:p>7</text:p>
          </table:table-cell>
          <table:table-cell office:value-type="string" calcext:value-type="string">
            <text:p>Lineas de productos</text:p>
          </table:table-cell>
          <table:table-cell/>
          <table:table-cell table:style-name="ce217" office:value-type="float" office:value="1" calcext:value-type="float">
            <text:p>1</text:p>
          </table:table-cell>
        </table:table-row>
        <table:table-row table:style-name="ro8">
          <table:table-cell office:value-type="float" office:value="8" calcext:value-type="float">
            <text:p>8</text:p>
          </table:table-cell>
          <table:table-cell office:value-type="string" calcext:value-type="string">
            <text:p>Deuda técnica</text:p>
          </table:table-cell>
          <table:table-cell/>
          <table:table-cell table:style-name="ce217" office:value-type="float" office:value="1" calcext:value-type="float">
            <text:p>1</text:p>
          </table:table-cell>
        </table:table-row>
        <table:table-row table:style-name="ro8">
          <table:table-cell office:value-type="float" office:value="9" calcext:value-type="float">
            <text:p>9</text:p>
          </table:table-cell>
          <table:table-cell office:value-type="string" calcext:value-type="string">
            <text:p>Análisis, el diseño y la evaluación de la arquitectura de software</text:p>
          </table:table-cell>
          <table:table-cell/>
          <table:table-cell table:style-name="ce217" office:value-type="float" office:value="2" calcext:value-type="float">
            <text:p>2</text:p>
          </table:table-cell>
        </table:table-row>
        <table:table-row table:style-name="ro8">
          <table:table-cell office:value-type="float" office:value="10" calcext:value-type="float">
            <text:p>10</text:p>
          </table:table-cell>
          <table:table-cell office:value-type="string" calcext:value-type="string">
            <text:p>Patrones de diseño</text:p>
          </table:table-cell>
          <table:table-cell/>
          <table:table-cell table:style-name="ce217" office:value-type="float" office:value="3" calcext:value-type="float">
            <text:p>3</text:p>
          </table:table-cell>
        </table:table-row>
        <table:table-row table:style-name="ro8">
          <table:table-cell office:value-type="float" office:value="11" calcext:value-type="float">
            <text:p>11</text:p>
          </table:table-cell>
          <table:table-cell office:value-type="string" calcext:value-type="string">
            <text:p>Modelado de software y uso de diagramas UML</text:p>
          </table:table-cell>
          <table:table-cell office:value-type="string" calcext:value-type="string">
            <text:p>Diagramas de casos de uso, diagramas de clases, diagramas de máquinas de estado, <text:s/>diagramas de actividades y diagramas de secuencia </text:p>
          </table:table-cell>
          <table:table-cell table:style-name="ce217" office:value-type="float" office:value="1" calcext:value-type="float">
            <text:p>1</text:p>
          </table:table-cell>
        </table:table-row>
        <table:table-row table:style-name="ro8">
          <table:table-cell office:value-type="float" office:value="12" calcext:value-type="float">
            <text:p>12</text:p>
          </table:table-cell>
          <table:table-cell office:value-type="string" calcext:value-type="string">
            <text:p>Refactorización</text:p>
          </table:table-cell>
          <table:table-cell/>
          <table:table-cell table:style-name="ce217" office:value-type="float" office:value="1" calcext:value-type="float">
            <text:p>1</text:p>
          </table:table-cell>
        </table:table-row>
        <table:table-row table:style-name="ro8">
          <table:table-cell table:style-name="Default" table:number-columns-repeated="3"/>
          <table:table-cell/>
        </table:table-row>
        <table:table-row table:style-name="ro8">
          <table:table-cell table:style-name="Default"/>
          <table:table-cell table:style-name="ce239" office:value-type="string" calcext:value-type="string">
            <text:p>Numero de habilidad</text:p>
          </table:table-cell>
          <table:table-cell table:style-name="Default" office:value-type="float" office:value="12" calcext:value-type="float">
            <text:p>12</text:p>
          </table:table-cell>
          <table:table-cell/>
        </table:table-row>
        <table:table-row table:style-name="ro8">
          <table:table-cell table:style-name="Default"/>
          <table:table-cell table:style-name="ce239" office:value-type="string" calcext:value-type="string">
            <text:p>Total de ocurrencias</text:p>
          </table:table-cell>
          <table:table-cell table:style-name="ce218" table:formula="of:=COUNTIF([$Included.V10:$Included.V86];COM.MICROSOFT.CONCAT(&quot;*:&quot;;[.C32];&quot;:*&quot;))" office:value-type="float" office:value="1" calcext:value-type="float">
            <text:p>1</text:p>
          </table:table-cell>
          <table:table-cell/>
        </table:table-row>
      </table:table>
      <table:table table:name="MQ7" table:style-name="ta2">
        <table:table-column table:style-name="co23" table:default-cell-style-name="ce217"/>
        <table:table-column table:style-name="co34" table:default-cell-style-name="ce217"/>
        <table:table-column table:style-name="co23" table:default-cell-style-name="ce217"/>
        <table:table-column table:style-name="co23" table:number-columns-repeated="4" table:default-cell-style-name="Default"/>
        <table:table-row table:style-name="ro8">
          <table:table-cell table:style-name="ce103" office:value-type="string" calcext:value-type="string">
            <text:p>MQ7: SKILLS</text:p>
          </table:table-cell>
          <table:table-cell table:style-name="Default" table:number-columns-repeated="2"/>
          <table:table-cell table:number-columns-repeated="4"/>
        </table:table-row>
        <table:table-row table:style-name="ro8" table:number-rows-repeated="2">
          <table:table-cell table:style-name="Default" table:number-columns-repeated="3"/>
          <table:table-cell table:number-columns-repeated="4"/>
        </table:table-row>
        <table:table-row table:style-name="ro8">
          <table:table-cell table:style-name="ce216" office:value-type="string" calcext:value-type="string">
            <text:p>No</text:p>
          </table:table-cell>
          <table:table-cell table:style-name="ce216" office:value-type="string" calcext:value-type="string">
            <text:p>Soft Skills</text:p>
          </table:table-cell>
          <table:table-cell table:style-name="ce216"/>
          <table:table-cell table:style-name="ce216" office:value-type="string" calcext:value-type="string">
            <text:p>Descripción</text:p>
          </table:table-cell>
          <table:table-cell table:style-name="ce241" office:value-type="string" calcext:value-type="string">
            <text:p>n</text:p>
          </table:table-cell>
          <table:table-cell table:number-columns-repeated="2"/>
        </table:table-row>
        <table:table-row table:style-name="ro2">
          <table:table-cell office:value-type="float" office:value="1" calcext:value-type="float">
            <text:p>1</text:p>
          </table:table-cell>
          <table:table-cell office:value-type="string" calcext:value-type="string">
            <text:p>Habilidades artísticas</text:p>
          </table:table-cell>
          <table:table-cell office:value-type="string" calcext:value-type="string">
            <text:p>Artistic skills</text:p>
          </table:table-cell>
          <table:table-cell table:style-name="ce223" office:value-type="string" calcext:value-type="string">
            <text:p>Habilidad artística para hacer diseños aparentemente simples que son fáciles de entender y, sin embargo, resuelven problemas complejos.</text:p>
          </table:table-cell>
          <table:table-cell table:style-name="ce242" office:value-type="float" office:value="2" calcext:value-type="float">
            <text:p>2</text:p>
          </table:table-cell>
          <table:table-cell/>
          <table:table-cell table:style-name="ce262" office:value-type="string" calcext:value-type="string">
            <text:p>NOTA: 2 y 5 se fusionaron</text:p>
          </table:table-cell>
        </table:table-row>
        <table:table-row table:style-name="ro8">
          <table:table-cell office:value-type="float" office:value="2" calcext:value-type="float">
            <text:p>2</text:p>
          </table:table-cell>
          <table:table-cell office:value-type="string" calcext:value-type="string">
            <text:p>Habilidad para relacionarse con una amplia gama de partes interesadas</text:p>
          </table:table-cell>
          <table:table-cell office:value-type="string" calcext:value-type="string">
            <text:p>Ability to engage with a wide range of stakeholders</text:p>
          </table:table-cell>
          <table:table-cell table:style-name="ce217"/>
          <table:table-cell table:style-name="ce242"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office:value-type="string" calcext:value-type="string">
            <text:p>Habilidades de comunicación</text:p>
          </table:table-cell>
          <table:table-cell office:value-type="string" calcext:value-type="string">
            <text:p>Communication skills</text:p>
          </table:table-cell>
          <table:table-cell table:style-name="ce223" office:value-type="string" calcext:value-type="string">
            <text:p>Incluidas las habilidades de expresión oral, escritura y presentación para abordar problemas complejos con un diseño aparentemente simple que sea fácil de comprender. Deben poder involucrar y comunicarse con expertos en todas estas disciplinas. Deben comprender la terminología, los problemas y necesidades típicos, así como las diferentes culturas (forma de trabajar y pensar). Comunicarse con el PO. La arquitectura de software se trata de la comunicación entre las partes interesadas, y el arquitecto debe poder lograr y explicar el consenso. <text:s/>También debe escuchar y resolver problemas con quienes implementan un diseño.</text:p>
          </table:table-cell>
          <table:table-cell table:style-name="ce242" office:value-type="float" office:value="20" calcext:value-type="float">
            <text:p>20</text:p>
          </table:table-cell>
          <table:table-cell table:number-columns-repeated="2"/>
        </table:table-row>
        <table:table-row table:style-name="ro8">
          <table:table-cell office:value-type="float" office:value="4" calcext:value-type="float">
            <text:p>4</text:p>
          </table:table-cell>
          <table:table-cell office:value-type="string" calcext:value-type="string">
            <text:p>Trabajo en equipo</text:p>
          </table:table-cell>
          <table:table-cell office:value-type="string" calcext:value-type="string">
            <text:p>Teamwork</text:p>
          </table:table-cell>
          <table:table-cell table:style-name="ce217"/>
          <table:table-cell table:style-name="ce242" office:value-type="float" office:value="18" calcext:value-type="float">
            <text:p>18</text:p>
          </table:table-cell>
          <table:table-cell table:number-columns-repeated="2"/>
        </table:table-row>
        <table:table-row table:style-name="ro2">
          <table:table-cell office:value-type="float" office:value="5" calcext:value-type="float">
            <text:p>5</text:p>
          </table:table-cell>
          <table:table-cell office:value-type="string" calcext:value-type="string">
            <text:p>Liderazgo y negociación</text:p>
          </table:table-cell>
          <table:table-cell office:value-type="string" calcext:value-type="string">
            <text:p>Leadership and negotiation</text:p>
          </table:table-cell>
          <table:table-cell table:style-name="ce223" office:value-type="string" calcext:value-type="string">
            <text:p>Comunicación y liderazgo son esenciales para que un arquitecto lidere, presente, negocie y justifique sus diseños y decisiones arquitectónicas.</text:p>
          </table:table-cell>
          <table:table-cell table:style-name="ce243" office:value-type="float" office:value="2" calcext:value-type="float">
            <text:p>2</text:p>
          </table:table-cell>
          <table:table-cell/>
          <table:table-cell table:style-name="ce247" table:formula="of:=([.E7]+[.E8])/[.E10]" office:value-type="percentage" office:value="0.883720930232558" calcext:value-type="percentage">
            <text:p>88,37%</text:p>
          </table:table-cell>
        </table:table-row>
        <table:table-row table:style-name="ro8">
          <table:table-cell table:style-name="Default"/>
          <table:table-cell table:style-name="ce103" office:value-type="string" calcext:value-type="string">
            <text:p>Numero de habilidad</text:p>
          </table:table-cell>
          <table:table-cell table:style-name="Default" office:value-type="float" office:value="5" calcext:value-type="float">
            <text:p>5</text:p>
          </table:table-cell>
          <table:table-cell/>
          <table:table-cell table:style-name="ce103" table:formula="of:=SUM([.E5:.E9])" office:value-type="float" office:value="43" calcext:value-type="float">
            <text:p>43</text:p>
          </table:table-cell>
          <table:table-cell table:number-columns-repeated="2"/>
        </table:table-row>
        <table:table-row table:style-name="ro8">
          <table:table-cell table:style-name="Default"/>
          <table:table-cell table:style-name="ce103" office:value-type="string" calcext:value-type="string">
            <text:p>Total de ocurrencias</text:p>
          </table:table-cell>
          <table:table-cell table:style-name="ce218" table:formula="of:=COUNTIF([$Included.X10:$Included.X86];COM.MICROSOFT.CONCAT(&quot;*:&quot;;[.C10];&quot;:*&quot;))" office:value-type="float" office:value="2" calcext:value-type="float">
            <text:p>2</text:p>
          </table:table-cell>
          <table:table-cell table:number-columns-repeated="4"/>
        </table:table-row>
        <table:table-row table:style-name="ro8">
          <table:table-cell table:style-name="Default" table:number-columns-repeated="3"/>
          <table:table-cell table:number-columns-repeated="4"/>
        </table:table-row>
        <table:table-row table:style-name="ro8">
          <table:table-cell table:style-name="ce216" office:value-type="string" calcext:value-type="string">
            <text:p>No</text:p>
          </table:table-cell>
          <table:table-cell table:style-name="ce216" office:value-type="string" calcext:value-type="string">
            <text:p>Hard Skills</text:p>
          </table:table-cell>
          <table:table-cell table:style-name="ce216"/>
          <table:table-cell table:style-name="ce216" office:value-type="string" calcext:value-type="string">
            <text:p>Descripción</text:p>
          </table:table-cell>
          <table:table-cell table:style-name="ce241" office:value-type="string" calcext:value-type="string">
            <text:p>n</text:p>
          </table:table-cell>
          <table:table-cell table:number-columns-repeated="2"/>
        </table:table-row>
        <table:table-row table:style-name="ro2">
          <table:table-cell office:value-type="float" office:value="1" calcext:value-type="float">
            <text:p>1</text:p>
          </table:table-cell>
          <table:table-cell office:value-type="string" calcext:value-type="string">
            <text:p>Conocimiento de múltiples tecnologías.</text:p>
          </table:table-cell>
          <table:table-cell office:value-type="string" calcext:value-type="string">
            <text:p>Knowledge of multiple technologies.</text:p>
          </table:table-cell>
          <table:table-cell table:style-name="ce223" office:value-type="string" calcext:value-type="string">
            <text:p>Conocimiento de múltiples tecnologías, y elegir las adecuadas para el proyecto.</text:p>
          </table:table-cell>
          <table:table-cell table:style-name="ce244" office:value-type="float" office:value="3" calcext:value-type="float">
            <text:p>3</text:p>
          </table:table-cell>
          <table:table-cell/>
          <table:table-cell table:style-name="ce262" office:value-type="string" calcext:value-type="string">
            <text:p>NOTA: 1 y 2 se fusionaron</text:p>
          </table:table-cell>
        </table:table-row>
        <table:table-row table:style-name="ro2">
          <table:table-cell office:value-type="float" office:value="2" calcext:value-type="float">
            <text:p>2</text:p>
          </table:table-cell>
          <table:table-cell office:value-type="string" calcext:value-type="string">
            <text:p>Un alto nivel de destreza en el uso de las tecnologías requeridas</text:p>
          </table:table-cell>
          <table:table-cell office:value-type="string" calcext:value-type="string">
            <text:p>A high level of dexterity in the use of the required technologies</text:p>
          </table:table-cell>
          <table:table-cell table:style-name="ce223" office:value-type="string" calcext:value-type="string">
            <text:p>Aunque los arquitectos de software no necesitan ser expertos en tecnología, es esencial que el arquitecto se mantenga al tanto de las tendencias tecnológicas que cambian con frecuencia. </text:p>
          </table:table-cell>
          <table:table-cell table:style-name="ce244"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office:value-type="string" calcext:value-type="string">
            <text:p>Comprensión del dominio en que un sistema vivirá</text:p>
          </table:table-cell>
          <table:table-cell office:value-type="string" calcext:value-type="string">
            <text:p>Understanding the domain in which a system will live</text:p>
          </table:table-cell>
          <table:table-cell table:style-name="ce223" office:value-type="string" calcext:value-type="string">
            <text:p>Comprensión del entorno empresarial, social y operativo en el que debe funcionar un sistema.</text:p>
          </table:table-cell>
          <table:table-cell table:style-name="ce244" office:value-type="float" office:value="2" calcext:value-type="float">
            <text:p>2</text:p>
          </table:table-cell>
          <table:table-cell table:number-columns-repeated="2"/>
        </table:table-row>
        <table:table-row table:style-name="ro2">
          <table:table-cell office:value-type="float" office:value="4" calcext:value-type="float">
            <text:p>4</text:p>
          </table:table-cell>
          <table:table-cell office:value-type="string" calcext:value-type="string">
            <text:p>Habilidades analíticas</text:p>
          </table:table-cell>
          <table:table-cell office:value-type="string" calcext:value-type="string">
            <text:p>Analytical skills</text:p>
          </table:table-cell>
          <table:table-cell table:style-name="ce223" office:value-type="string" calcext:value-type="string">
            <text:p>Las habilidades analíticas son esenciales para que el arquitecto de software comprenda el problema rápidamente, diagnostique las posibles causas raíz y tome decisiones importantes para el proyecto. Además, <text:s/>la capacidad de encontrar las causas fundamentales de problemas de alto nivel en diseños existentes, por ejemplo, por qué un sistema funciona demasiado lento o no es seguro.</text:p>
          </table:table-cell>
          <table:table-cell table:style-name="ce244" office:value-type="float" office:value="7" calcext:value-type="float">
            <text:p>7</text:p>
          </table:table-cell>
          <table:table-cell table:number-columns-repeated="2"/>
        </table:table-row>
        <table:table-row table:style-name="ro8">
          <table:table-cell office:value-type="float" office:value="5" calcext:value-type="float">
            <text:p>5</text:p>
          </table:table-cell>
          <table:table-cell office:value-type="string" calcext:value-type="string">
            <text:p>Construir y evaluar arquitecturas</text:p>
          </table:table-cell>
          <table:table-cell office:value-type="string" calcext:value-type="string">
            <text:p>To build and assets architectures</text:p>
          </table:table-cell>
          <table:table-cell table:style-name="ce217" office:value-type="string" calcext:value-type="string">
            <text:p>It is the main skill of the architect: Design, model, analyze and evaluate software architectures.</text:p>
          </table:table-cell>
          <table:table-cell table:style-name="ce245" office:value-type="float" office:value="12" calcext:value-type="float">
            <text:p>12</text:p>
          </table:table-cell>
          <table:table-cell table:number-columns-repeated="2"/>
        </table:table-row>
        <table:table-row table:style-name="ro8">
          <table:table-cell office:value-type="float" office:value="6" calcext:value-type="float">
            <text:p>6</text:p>
          </table:table-cell>
          <table:table-cell office:value-type="string" calcext:value-type="string">
            <text:p>Habilidades de investigación</text:p>
          </table:table-cell>
          <table:table-cell office:value-type="string" calcext:value-type="string">
            <text:p>Research skills</text:p>
          </table:table-cell>
          <table:table-cell table:style-name="ce217" office:value-type="string" calcext:value-type="string">
            <text:p>La capacidad de investigación para comprender situaciones complejas y luego resolver problemas.</text:p>
          </table:table-cell>
          <table:table-cell table:style-name="ce246" office:value-type="float" office:value="2" calcext:value-type="float">
            <text:p>2</text:p>
          </table:table-cell>
          <table:table-cell table:number-columns-repeated="2"/>
        </table:table-row>
        <table:table-row table:style-name="ro8">
          <table:table-cell office:value-type="float" office:value="7" calcext:value-type="float">
            <text:p>7</text:p>
          </table:table-cell>
          <table:table-cell office:value-type="string" calcext:value-type="string">
            <text:p>Habilidades mínimas de programación</text:p>
          </table:table-cell>
          <table:table-cell office:value-type="string" calcext:value-type="string">
            <text:p>Minimum programming skills</text:p>
          </table:table-cell>
          <table:table-cell table:style-name="ce217"/>
          <table:table-cell table:style-name="ce244" office:value-type="float" office:value="2" calcext:value-type="float">
            <text:p>2</text:p>
          </table:table-cell>
          <table:table-cell table:number-columns-repeated="2"/>
        </table:table-row>
        <table:table-row table:style-name="ro8">
          <table:table-cell office:value-type="float" office:value="8" calcext:value-type="float">
            <text:p>8</text:p>
          </table:table-cell>
          <table:table-cell office:value-type="string" calcext:value-type="string">
            <text:p>Tomar decisiones arquitectónicas</text:p>
          </table:table-cell>
          <table:table-cell office:value-type="string" calcext:value-type="string">
            <text:p>Make architectural decisions</text:p>
          </table:table-cell>
          <table:table-cell table:style-name="ce217" office:value-type="string" calcext:value-type="string">
            <text:p>Tomar decisiones de manera colaborativa</text:p>
          </table:table-cell>
          <table:table-cell table:style-name="ce244" office:value-type="float" office:value="1" calcext:value-type="float">
            <text:p>1</text:p>
          </table:table-cell>
          <table:table-cell table:number-columns-repeated="2"/>
        </table:table-row>
        <table:table-row table:style-name="ro8">
          <table:table-cell office:value-type="float" office:value="9" calcext:value-type="float">
            <text:p>9</text:p>
          </table:table-cell>
          <table:table-cell office:value-type="string" calcext:value-type="string">
            <text:p><text:s/>Pensamiento sistémico</text:p>
          </table:table-cell>
          <table:table-cell table:style-name="ce240" office:value-type="string" calcext:value-type="string">
            <text:p><text:s/>Systemic thinking</text:p>
          </table:table-cell>
          <table:table-cell table:style-name="ce217"/>
          <table:table-cell table:style-name="ce245" office:value-type="float" office:value="1" calcext:value-type="float">
            <text:p>1</text:p>
          </table:table-cell>
          <table:table-cell table:number-columns-repeated="2"/>
        </table:table-row>
        <table:table-row table:style-name="ro8">
          <table:table-cell table:style-name="Default"/>
          <table:table-cell table:style-name="ce103" office:value-type="string" calcext:value-type="string">
            <text:p>Numero de habilidad</text:p>
          </table:table-cell>
          <table:table-cell table:style-name="Default" office:value-type="float" office:value="9" calcext:value-type="float">
            <text:p>9</text:p>
          </table:table-cell>
          <table:table-cell/>
          <table:table-cell table:style-name="ce103" table:formula="of:=SUM([.E14:.E22])" office:value-type="float" office:value="31" calcext:value-type="float">
            <text:p>31</text:p>
          </table:table-cell>
          <table:table-cell/>
          <table:table-cell table:style-name="ce247" table:formula="of:=([.E18]+[.E17])/[.E23]" office:value-type="percentage" office:value="0.612903225806452" calcext:value-type="percentage">
            <text:p>61,29%</text:p>
          </table:table-cell>
        </table:table-row>
        <table:table-row table:style-name="ro8">
          <table:table-cell table:style-name="Default"/>
          <table:table-cell table:style-name="ce103" office:value-type="string" calcext:value-type="string">
            <text:p>Total de ocurrencias</text:p>
          </table:table-cell>
          <table:table-cell table:style-name="ce218" table:formula="of:=COUNTIF([$Included.Z10:$Included.Z88];COM.MICROSOFT.CONCAT(&quot;*:&quot;;[.C23];&quot;:*&quot;))" office:value-type="float" office:value="1" calcext:value-type="float">
            <text:p>1</text:p>
          </table:table-cell>
          <table:table-cell table:number-columns-repeated="4"/>
        </table:table-row>
      </table:table>
      <table:table table:name="MQ8" table:style-name="ta2">
        <table:table-column table:style-name="co23" table:default-cell-style-name="ce217"/>
        <table:table-column table:style-name="co35" table:default-cell-style-name="ce217"/>
        <table:table-column table:style-name="co36" table:default-cell-style-name="ce217"/>
        <table:table-column table:style-name="co23" table:default-cell-style-name="ce217"/>
        <table:table-row table:style-name="ro8">
          <table:table-cell table:style-name="ce103" office:value-type="string" calcext:value-type="string">
            <text:p>MQ8: What are the difficulties or challenges to train software architects aligned with the software industry?</text:p>
          </table:table-cell>
          <table:table-cell table:style-name="Default" table:number-columns-repeated="3"/>
        </table:table-row>
        <table:table-row table:style-name="ro8" table:number-rows-repeated="2">
          <table:table-cell table:style-name="Default" table:number-columns-repeated="4"/>
        </table:table-row>
        <table:table-row table:style-name="ro8">
          <table:table-cell table:style-name="ce216" office:value-type="string" calcext:value-type="string">
            <text:p>No</text:p>
          </table:table-cell>
          <table:table-cell table:style-name="ce216" office:value-type="string" calcext:value-type="string">
            <text:p>Dificultad</text:p>
          </table:table-cell>
          <table:table-cell table:style-name="ce216" office:value-type="string" calcext:value-type="string">
            <text:p>Difficulty</text:p>
          </table:table-cell>
          <table:table-cell table:style-name="ce216" office:value-type="string" calcext:value-type="string">
            <text:p>n</text:p>
          </table:table-cell>
        </table:table-row>
        <table:table-row table:style-name="ro8">
          <table:table-cell office:value-type="float" office:value="1" calcext:value-type="float">
            <text:p>1</text:p>
          </table:table-cell>
          <table:table-cell office:value-type="string" calcext:value-type="string">
            <text:p>Los antecedentes de los instructores deben incluir una gran parte de la experiencia diversa del mundo real. Muchos docentes siempre han diso académdicos y no tienen expriencia diseñado proyectos grandes reales.</text:p>
          </table:table-cell>
          <table:table-cell office:value-type="string" calcext:value-type="string">
            <text:p>Instructors' backgrounds should include a great deal of diverse real-world experience. Many teachers have always been academic and have no experience in designing real big projects.</text:p>
          </table:table-cell>
          <table:table-cell office:value-type="float" office:value="1" calcext:value-type="float">
            <text:p>1</text:p>
          </table:table-cell>
        </table:table-row>
        <table:table-row table:style-name="ro8">
          <table:table-cell office:value-type="float" office:value="2" calcext:value-type="float">
            <text:p>2</text:p>
          </table:table-cell>
          <table:table-cell office:value-type="string" calcext:value-type="string">
            <text:p>Naturaleza abstracta y difusa del tema (como son los principios de diseño, compensaciones, patrones arquitectónicos, líneas de productos, etc.). En arquitecturas de software no hay soluciones claras, soluciones buenas o malas. Un desafío en la enseñanza de la arquitectura de software es cómo hacer que estos conceptos abstractos sean fáciles de comprender. Para los principiantes en el diseño arquitectónico, este es un cambio de mentalidad desde el aspecto concreto de la programación de software y el diseño de software de bajo nivel al diseño arquitectónico abstracto. Para alguien que está acostumbrado a escribir código y compilar para obtener un resultado determinista, la mentalidad de estructurar componentes juntos en un diagrama, justificar sus decisiones clave con posibles compensaciones sin ningún resultado concreto y no existe una única solución perfecta. Además, los aspectos del entorno y los principios varían según las experiencias y los antecedentes del alumno, lo cual hace más abstracta las soluciones de arquitecturas de software. </text:p>
          </table:table-cell>
          <table:table-cell office:value-type="string" calcext:value-type="string">
            <text:p>Abstract and fuzzy nature of the theme (such as design principles, offsets, architectural patterns, product lines, etc.). In software architectures there are no clear solutions, good or bad solutions. One challenge in teaching software architecture is how to make these abstract concepts easy to understand. For architectural design beginners, this is a mindset shift from the concrete aspect of software programming and low-level software design to abstract architectural design. For someone who is used to writing code and compiling to get a deterministic result, the mindset of structuring components together in a diagram, justifying their key decisions with possible trade-offs with no concrete results, and there is no single perfect solution. In addition, the environmental aspects and principles vary according to the experiences and backgrounds of the student, making software architecture solutions more abstract.</text:p>
          </table:table-cell>
          <table:table-cell office:value-type="float" office:value="8" calcext:value-type="float">
            <text:p>8</text:p>
          </table:table-cell>
        </table:table-row>
        <table:table-row table:style-name="ro8">
          <table:table-cell office:value-type="float" office:value="3" calcext:value-type="float">
            <text:p>3</text:p>
          </table:table-cell>
          <table:table-cell office:value-type="string" calcext:value-type="string">
            <text:p>Hay dificultad para involucrar clientes y expertos de la industria. Este tipo de personas siempre están ocupadas.</text:p>
          </table:table-cell>
          <table:table-cell office:value-type="string" calcext:value-type="string">
            <text:p>There is difficulty in involving clients and industry experts. These types of people are always busy.</text:p>
          </table:table-cell>
          <table:table-cell office:value-type="float" office:value="1" calcext:value-type="float">
            <text:p>1</text:p>
          </table:table-cell>
        </table:table-row>
        <table:table-row table:style-name="ro8">
          <table:table-cell office:value-type="float" office:value="4" calcext:value-type="float">
            <text:p>4</text:p>
          </table:table-cell>
          <table:table-cell table:style-name="ce229" office:value-type="string" calcext:value-type="string">
            <text:p>Enseñar arquitecturas de software se sale de las fronteras de la forma tradicional de enseñar, se debe poner atención a la complejidad de las interacciones sociales, en particular, discutir cómo se produce el desarrollo de software colaborativo en un entorno del mundo real. Hay obstáculos para trabajar con aprendizaje colaborativo suelen ser tres: (1) la resistencia al cambio de paradigma que requieren estudiantes e instructores, (2) contar con un diseño adecuado de la actividad colaborativa a aplicar, y (3) tener una buena solución tecnológica para apoyar la actividad (especialmente en entornos distribuidos).</text:p>
          </table:table-cell>
          <table:table-cell office:value-type="string" calcext:value-type="string">
            <text:p>Teaching software architectures goes beyond the borders of the traditional way of teaching, attention must be paid to the complexity of social interactions, in particular, discussing how collaborative software development occurs in a real world environment. There are usually three obstacles to working with collaborative learning: (1) resistance to the paradigm shift required by students and instructors, (2) having an adequate design of the collaborative activity to be applied, and (3) having a good technological solution to support activity (especially in distributed environments).</text:p>
          </table:table-cell>
          <table:table-cell office:value-type="float" office:value="5" calcext:value-type="float">
            <text:p>5</text:p>
          </table:table-cell>
        </table:table-row>
        <table:table-row table:style-name="ro8">
          <table:table-cell office:value-type="float" office:value="5" calcext:value-type="float">
            <text:p>5</text:p>
          </table:table-cell>
          <table:table-cell office:value-type="string" calcext:value-type="string">
            <text:p>No sirven proyectos de juguete, <text:s/>para proporcionar una experiencia práctica real, la enseñanza de actividades de arquitectura requiere un contexto adecuado y problemas de complejidad suficiente (es decir, lo suficientemente grandes, varios atributos de calidad).</text:p>
          </table:table-cell>
          <table:table-cell office:value-type="string" calcext:value-type="string">
            <text:p>Toy projects do not serve, to provide a real practical experience, teaching architecture activities requires an appropriate context and problems of sufficient complexity (that is, large enough, several quality attributes).</text:p>
          </table:table-cell>
          <table:table-cell office:value-type="float" office:value="6" calcext:value-type="float">
            <text:p>6</text:p>
          </table:table-cell>
        </table:table-row>
        <table:table-row table:style-name="ro8">
          <table:table-cell office:value-type="float" office:value="6" calcext:value-type="float">
            <text:p>6</text:p>
          </table:table-cell>
          <table:table-cell office:value-type="string" calcext:value-type="string">
            <text:p>Los repositorios open source <text:s/>brindan muchas ventajas en el aprendizaje de arquitecturas de software pero los instructores no tienen experiencia en este tipo de proyectos.</text:p>
          </table:table-cell>
          <table:table-cell office:value-type="string" calcext:value-type="string">
            <text:p>Open source repositories provide many advantages in learning software architectures, but the instructors have no experience in this type of project.</text:p>
          </table:table-cell>
          <table:table-cell office:value-type="float" office:value="2" calcext:value-type="float">
            <text:p>2</text:p>
          </table:table-cell>
        </table:table-row>
        <table:table-row table:style-name="ro8">
          <table:table-cell office:value-type="float" office:value="7" calcext:value-type="float">
            <text:p>7</text:p>
          </table:table-cell>
          <table:table-cell office:value-type="string" calcext:value-type="string">
            <text:p>Se requiere un seguimiento personalizado a cada estudiante, pero en equipos grandes es complicado hacerlo.</text:p>
          </table:table-cell>
          <table:table-cell office:value-type="string" calcext:value-type="string">
            <text:p>Personal monitoring is required for each student, but in large teams it is difficult to do so.</text:p>
          </table:table-cell>
          <table:table-cell office:value-type="float" office:value="1" calcext:value-type="float">
            <text:p>1</text:p>
          </table:table-cell>
        </table:table-row>
        <table:table-row table:style-name="ro8">
          <table:table-cell office:value-type="float" office:value="8" calcext:value-type="float">
            <text:p>8</text:p>
          </table:table-cell>
          <table:table-cell office:value-type="string" calcext:value-type="string">
            <text:p>Las prácticas modernas se desarrollan en la industria y tardan en llegar a la academia. La enseñanza en las aulas puede basarse en prácticas obsoletas.</text:p>
          </table:table-cell>
          <table:table-cell office:value-type="string" calcext:value-type="string">
            <text:p>Modern practices thrive in industry and take time to reach academia. Classroom teaching can be based on outdated practices.</text:p>
          </table:table-cell>
          <table:table-cell office:value-type="float" office:value="1" calcext:value-type="float">
            <text:p>1</text:p>
          </table:table-cell>
        </table:table-row>
        <table:table-row table:style-name="ro8">
          <table:table-cell office:value-type="float" office:value="9" calcext:value-type="float">
            <text:p>9</text:p>
          </table:table-cell>
          <table:table-cell table:style-name="ce229" office:value-type="string" calcext:value-type="string">
            <text:p>Enseñar arquitecturas de software sigue siendo una tarea difícil. Los educadores deben crear un equilibrio entre la calidad, el alcance, la profundidad, la aplicabilidad, las habilidades blandas y duras, el aprendizaje individual y colaborativo en sus enseñanzas. <text:s/>Se requiere un contexto realista, trabajo en equipo, suficiente complejidad y entrenamiento práctico.</text:p>
          </table:table-cell>
          <table:table-cell office:value-type="string" calcext:value-type="string">
            <text:p>Teaching software architectures is still a difficult task. Educators must create a balance between quality, scope, depth, applicability, soft and hard skills, individual and collaborative learning in their teachings. A realistic context, teamwork, sufficient complexity and practical training are required.</text:p>
          </table:table-cell>
          <table:table-cell office:value-type="float" office:value="4" calcext:value-type="float">
            <text:p>4</text:p>
          </table:table-cell>
        </table:table-row>
        <table:table-row table:style-name="ro8">
          <table:table-cell office:value-type="float" office:value="10" calcext:value-type="float">
            <text:p>10</text:p>
          </table:table-cell>
          <table:table-cell office:value-type="string" calcext:value-type="string">
            <text:p>Los cursos se deben adaptarse continuamente a los cambios en los requisitos, a los cambios en la industria, los avances tecnológicos o las expectativas de los estudiantes. </text:p>
          </table:table-cell>
          <table:table-cell office:value-type="string" calcext:value-type="string">
            <text:p>Courses must continually adapt to changing requirements, changes in industry, technological advancements, or student expectations.</text:p>
          </table:table-cell>
          <table:table-cell office:value-type="float" office:value="1" calcext:value-type="float">
            <text:p>1</text:p>
          </table:table-cell>
        </table:table-row>
        <table:table-row table:style-name="ro8">
          <table:table-cell office:value-type="float" office:value="11" calcext:value-type="float">
            <text:p>11</text:p>
          </table:table-cell>
          <table:table-cell office:value-type="string" calcext:value-type="string">
            <text:p>Los escenarios de proyectos finalizados, muy útiles en la formación, <text:s/>tienden a intimidar a los estudiantes para hacerles cambios. Los estudiantes tienden a encontrar fáciles de abordar los proyectos de escenarios totalmente nuevos. En tales escenarios, solo necesitan comprender los requisitos y luego tienen un control completo sobre la arquitectura, el diseño y la estructura del sistema de software, que los estudiantes pueden manejar con confianza</text:p>
          </table:table-cell>
          <table:table-cell office:value-type="string" calcext:value-type="string">
            <text:p>Completed project scenarios, very useful in training, tend to intimidate students into making changes to them. Students tend to find entirely new scenario projects easy to tackle. In such scenarios, they just need to understand the requirements and then have complete control over the architecture, design and structure of the software system, which students can confidently handle.</text:p>
          </table:table-cell>
          <table:table-cell office:value-type="float" office:value="1" calcext:value-type="float">
            <text:p>1</text:p>
          </table:table-cell>
        </table:table-row>
        <table:table-row table:style-name="ro8">
          <table:table-cell office:value-type="float" office:value="12" calcext:value-type="float">
            <text:p>12</text:p>
          </table:table-cell>
          <table:table-cell office:value-type="string" calcext:value-type="string">
            <text:p>En el contexto actual de la educación <text:s/>existe una brecha de conocimiento entre la teoría aprendida en el aula y los requisitos reales que demanda la industria.</text:p>
          </table:table-cell>
          <table:table-cell office:value-type="string" calcext:value-type="string">
            <text:p>In the current context of education, there is a knowledge gap between the theory learned in the classroom and the real requirements demanded by the industry.</text:p>
          </table:table-cell>
          <table:table-cell office:value-type="float" office:value="1" calcext:value-type="float">
            <text:p>1</text:p>
          </table:table-cell>
        </table:table-row>
        <table:table-row table:style-name="ro8">
          <table:table-cell office:value-type="float" office:value="13" calcext:value-type="float">
            <text:p>13</text:p>
          </table:table-cell>
          <table:table-cell office:value-type="string" calcext:value-type="string">
            <text:p>En metodologías ágiles no está claro: i) Cuando crear al arquitectura, ii) cuál es el rol del arquitecto, c) cómo debe ser la documentación de la arquitectura, iii) los métodos y las actividades, e) el valor y los costos.</text:p>
          </table:table-cell>
          <table:table-cell office:value-type="string" calcext:value-type="string">
            <text:p>In agile methodologies it is not clear: i) When to create the architecture, ii) what is the role of the architect, c) how the documentation of the architecture should be, iii) the methods and activities, e) the value and the costs.</text:p>
          </table:table-cell>
          <table:table-cell office:value-type="float" office:value="1" calcext:value-type="float">
            <text:p>1</text:p>
          </table:table-cell>
        </table:table-row>
        <table:table-row table:style-name="ro8">
          <table:table-cell office:value-type="float" office:value="14" calcext:value-type="float">
            <text:p>14</text:p>
          </table:table-cell>
          <table:table-cell office:value-type="string" calcext:value-type="string">
            <text:p>Prerrequisitos: las actividades en cada etapa del diseño de arquitectura de software involucran muchos conocimientos aprendidos en otros cursos, como redes, bases de datos, sistema operativo, sistema distribuido, ingeniería de software, etc. Es una consideración y aplicación integral de estos conocimientos. </text:p>
          </table:table-cell>
          <table:table-cell office:value-type="string" calcext:value-type="string">
            <text:p>Prerequisites: Activities at each stage of software architecture design involve a lot of knowledge learned in other courses, such as networking, databases, operating system, distributed system, software engineering, etc. It is a comprehensive consideration and application of this knowledge.</text:p>
          </table:table-cell>
          <table:table-cell office:value-type="float" office:value="1" calcext:value-type="float">
            <text:p>1</text:p>
          </table:table-cell>
        </table:table-row>
        <table:table-row table:style-name="ro8">
          <table:table-cell table:style-name="Default" table:number-columns-repeated="4"/>
        </table:table-row>
        <table:table-row table:style-name="ro8">
          <table:table-cell table:style-name="Default"/>
          <table:table-cell table:style-name="ce239" office:value-type="string" calcext:value-type="string">
            <text:p>Numero de estrategia </text:p>
          </table:table-cell>
          <table:table-cell table:style-name="Default" office:value-type="float" office:value="4" calcext:value-type="float">
            <text:p>4</text:p>
          </table:table-cell>
          <table:table-cell table:style-name="Default"/>
        </table:table-row>
        <table:table-row table:style-name="ro8">
          <table:table-cell table:style-name="Default"/>
          <table:table-cell table:style-name="ce239" office:value-type="string" calcext:value-type="string">
            <text:p>Total de ocurrencias</text:p>
          </table:table-cell>
          <table:table-cell table:style-name="ce218" table:formula="of:=COUNTIF([$Included.AB10:$Included.AB85];COM.MICROSOFT.CONCAT(&quot;*:&quot;;[.C20];&quot;:*&quot;))" office:value-type="float" office:value="5" calcext:value-type="float">
            <text:p>5</text:p>
          </table:table-cell>
          <table:table-cell table:style-name="Default"/>
        </table:table-row>
      </table:table>
      <table:table table:name="MQ9" table:style-name="ta2">
        <office:forms form:automatic-focus="false" form:apply-design-mode="false"/>
        <table:shapes>
          <draw:frame draw:z-index="0" draw:style-name="gr1" draw:text-style-name="P1" svg:width="136.62mm" svg:height="89.99mm" svg:x="174.93mm" svg:y="34.23mm">
            <draw:object draw:notify-on-update-of-ranges="MQ9.B6:MQ9.B10 MQ9.C5:MQ9.C5 MQ9.C6:MQ9.C10" xlink:href="./Object 7" xlink:type="simple" xlink:show="embed" xlink:actuate="onLoad">
              <loext:p/>
            </draw:object>
            <draw:image xlink:href="./ObjectReplacements/Object 7" xlink:type="simple" xlink:show="embed" xlink:actuate="onLoad"/>
          </draw:frame>
          <draw:frame draw:z-index="1" draw:style-name="gr1" draw:text-style-name="P1" svg:width="145.39mm" svg:height="81.78mm" svg:x="70.61mm" svg:y="55.35mm">
            <draw:object draw:notify-on-update-of-ranges="MQ9.B6:MQ9.B10 MQ9.C6:MQ9.C10" xlink:href="./Object 11" xlink:type="simple" xlink:show="embed" xlink:actuate="onLoad">
              <loext:p/>
            </draw:object>
            <draw:image xlink:href="./ObjectReplacements/Object 11" xlink:type="simple" xlink:show="embed" xlink:actuate="onLoad"/>
          </draw:frame>
        </table:shapes>
        <table:table-column table:style-name="co23" table:default-cell-style-name="Default"/>
        <table:table-column table:style-name="co37" table:default-cell-style-name="Default"/>
        <table:table-column table:style-name="co23" table:number-columns-repeated="2" table:default-cell-style-name="Default"/>
        <table:table-row table:style-name="ro8">
          <table:table-cell table:style-name="ce103" office:value-type="string" calcext:value-type="string">
            <text:p>MQ9: At what level of training are the main contributions being made to the training of software architectures?</text:p>
          </table:table-cell>
          <table:table-cell table:number-columns-repeated="3"/>
        </table:table-row>
        <table:table-row table:style-name="ro8" table:number-rows-repeated="3">
          <table:table-cell table:number-columns-repeated="4"/>
        </table:table-row>
        <table:table-row table:style-name="ro8">
          <table:table-cell/>
          <table:table-cell table:style-name="ce216" office:value-type="string" calcext:value-type="string">
            <text:p>Level of education</text:p>
          </table:table-cell>
          <table:table-cell table:style-name="ce222" office:value-type="string" calcext:value-type="string">
            <text:p>n</text:p>
          </table:table-cell>
          <table:table-cell/>
        </table:table-row>
        <table:table-row table:style-name="ro8">
          <table:table-cell/>
          <table:table-cell table:style-name="ce217" office:value-type="string" calcext:value-type="string">
            <text:p>Undergraduate</text:p>
          </table:table-cell>
          <table:table-cell table:style-name="ce217" office:value-type="float" office:value="39" calcext:value-type="float">
            <text:p>39</text:p>
          </table:table-cell>
          <table:table-cell table:style-name="ce153" table:formula="of:=[.C6]/[.C11]" office:value-type="percentage" office:value="0.696428571428571" calcext:value-type="percentage">
            <text:p>70%</text:p>
          </table:table-cell>
        </table:table-row>
        <table:table-row table:style-name="ro8">
          <table:table-cell/>
          <table:table-cell table:style-name="ce217" office:value-type="string" calcext:value-type="string">
            <text:p>Postgraduate</text:p>
          </table:table-cell>
          <table:table-cell table:style-name="ce217" office:value-type="float" office:value="10" calcext:value-type="float">
            <text:p>10</text:p>
          </table:table-cell>
          <table:table-cell/>
        </table:table-row>
        <table:table-row table:style-name="ro8">
          <table:table-cell/>
          <table:table-cell table:style-name="ce217" office:value-type="string" calcext:value-type="string">
            <text:p>Continued education</text:p>
          </table:table-cell>
          <table:table-cell table:style-name="ce217" office:value-type="float" office:value="2" calcext:value-type="float">
            <text:p>2</text:p>
          </table:table-cell>
          <table:table-cell/>
        </table:table-row>
        <table:table-row table:style-name="ro2">
          <table:table-cell/>
          <table:table-cell table:style-name="ce223" office:value-type="string" calcext:value-type="string">
            <text:p>Business training</text:p>
          </table:table-cell>
          <table:table-cell table:style-name="ce217" office:value-type="float" office:value="3" calcext:value-type="float">
            <text:p>3</text:p>
          </table:table-cell>
          <table:table-cell/>
        </table:table-row>
        <table:table-row table:style-name="ro8">
          <table:table-cell/>
          <table:table-cell table:style-name="ce217" office:value-type="string" calcext:value-type="string">
            <text:p>Undergraduate/Postgraduate</text:p>
          </table:table-cell>
          <table:table-cell table:style-name="ce217" office:value-type="float" office:value="2" calcext:value-type="float">
            <text:p>2</text:p>
          </table:table-cell>
          <table:table-cell/>
        </table:table-row>
        <table:table-row table:style-name="ro8">
          <table:table-cell/>
          <table:table-cell office:value-type="string" calcext:value-type="string">
            <text:p>Total</text:p>
          </table:table-cell>
          <table:table-cell table:formula="of:=SUM([.C6:.C10])" office:value-type="float" office:value="56" calcext:value-type="float">
            <text:p>56</text:p>
          </table:table-cell>
          <table:table-cell/>
        </table:table-row>
      </table:table>
      <table:table table:name="MQ12" table:style-name="ta2">
        <table:shapes>
          <draw:frame draw:z-index="0" draw:style-name="gr1" draw:text-style-name="P1" svg:width="159.99mm" svg:height="89.99mm" svg:x="28.08mm" svg:y="95.01mm">
            <draw:object draw:notify-on-update-of-ranges="MQ12.B16:MQ12.B20 MQ12.C15:MQ12.C15 MQ12.C16:MQ12.C20" xlink:href="./Object 6" xlink:type="simple" xlink:show="embed" xlink:actuate="onLoad">
              <loext:p/>
            </draw:object>
            <draw:image xlink:href="./ObjectReplacements/Object 6" xlink:type="simple" xlink:show="embed" xlink:actuate="onLoad"/>
          </draw:frame>
        </table:shapes>
        <table:table-column table:style-name="co23" table:default-cell-style-name="ce217"/>
        <table:table-column table:style-name="co38" table:default-cell-style-name="ce217"/>
        <table:table-column table:style-name="co23" table:default-cell-style-name="ce217"/>
        <table:table-column table:style-name="co23" table:number-columns-repeated="2" table:default-cell-style-name="Default"/>
        <table:table-row table:style-name="ro2">
          <table:table-cell table:style-name="ce220" office:value-type="string" calcext:value-type="string">
            <text:p>MQ12: ¿Cómo se validó la experiencia de formación para alcanzar los objetivos planteados?</text:p>
          </table:table-cell>
          <table:table-cell table:style-name="Default" table:number-columns-repeated="2"/>
          <table:table-cell table:number-columns-repeated="2"/>
        </table:table-row>
        <table:table-row table:style-name="ro8" table:number-rows-repeated="2">
          <table:table-cell table:style-name="Default" table:number-columns-repeated="3"/>
          <table:table-cell table:number-columns-repeated="2"/>
        </table:table-row>
        <table:table-row table:style-name="ro8">
          <table:table-cell table:style-name="ce216" office:value-type="string" calcext:value-type="string">
            <text:p>No</text:p>
          </table:table-cell>
          <table:table-cell table:style-name="ce216" office:value-type="string" calcext:value-type="string">
            <text:p>Validation methods</text:p>
          </table:table-cell>
          <table:table-cell table:style-name="ce222" office:value-type="string" calcext:value-type="string">
            <text:p>n</text:p>
          </table:table-cell>
          <table:table-cell table:number-columns-repeated="2"/>
        </table:table-row>
        <table:table-row table:style-name="ro8">
          <table:table-cell office:value-type="float" office:value="1" calcext:value-type="float">
            <text:p>1</text:p>
          </table:table-cell>
          <table:table-cell office:value-type="string" calcext:value-type="string">
            <text:p>Encuestas de satifisfacción</text:p>
          </table:table-cell>
          <table:table-cell office:value-type="float" office:value="20" calcext:value-type="float">
            <text:p>20</text:p>
          </table:table-cell>
          <table:table-cell table:number-columns-repeated="2"/>
        </table:table-row>
        <table:table-row table:style-name="ro8">
          <table:table-cell office:value-type="float" office:value="2" calcext:value-type="float">
            <text:p>2</text:p>
          </table:table-cell>
          <table:table-cell office:value-type="string" calcext:value-type="string">
            <text:p>Métricas para medir el antes y el despues del curso</text:p>
          </table:table-cell>
          <table:table-cell office:value-type="float" office:value="1" calcext:value-type="float">
            <text:p>1</text:p>
          </table:table-cell>
          <table:table-cell table:number-columns-repeated="2"/>
        </table:table-row>
        <table:table-row table:style-name="ro8">
          <table:table-cell office:value-type="float" office:value="3" calcext:value-type="float">
            <text:p>3</text:p>
          </table:table-cell>
          <table:table-cell office:value-type="string" calcext:value-type="string">
            <text:p>Métricas para medir la calidad de los artefactos producidos</text:p>
          </table:table-cell>
          <table:table-cell office:value-type="float" office:value="3" calcext:value-type="float">
            <text:p>3</text:p>
          </table:table-cell>
          <table:table-cell table:number-columns-repeated="2"/>
        </table:table-row>
        <table:table-row table:style-name="ro8">
          <table:table-cell office:value-type="float" office:value="4" calcext:value-type="float">
            <text:p>4</text:p>
          </table:table-cell>
          <table:table-cell office:value-type="string" calcext:value-type="string">
            <text:p>Métricas para analizar las calificaciones de los estudiantes</text:p>
          </table:table-cell>
          <table:table-cell office:value-type="float" office:value="4" calcext:value-type="float">
            <text:p>4</text:p>
          </table:table-cell>
          <table:table-cell table:number-columns-repeated="2"/>
        </table:table-row>
        <table:table-row table:style-name="ro2">
          <table:table-cell office:value-type="float" office:value="5" calcext:value-type="float">
            <text:p>5</text:p>
          </table:table-cell>
          <table:table-cell table:style-name="ce223" office:value-type="string" calcext:value-type="string">
            <text:p>Se cruza las habilidades adquiridas en el curso vs las habilidades blandas reportadas por la literatura.</text:p>
          </table:table-cell>
          <table:table-cell office:value-type="float" office:value="1" calcext:value-type="float">
            <text:p>1</text:p>
          </table:table-cell>
          <table:table-cell/>
          <table:table-cell table:style-name="ce153" table:formula="of:=[.C5]/[.C10]" office:value-type="percentage" office:value="0.689655172413793" calcext:value-type="percentage">
            <text:p>69%</text:p>
          </table:table-cell>
        </table:table-row>
        <table:table-row table:style-name="ro8">
          <table:table-cell table:style-name="Default" table:number-columns-repeated="2"/>
          <table:table-cell table:style-name="ce103" table:formula="of:=SUM([.C5:.C9])" office:value-type="float" office:value="29" calcext:value-type="float">
            <text:p>29</text:p>
          </table:table-cell>
          <table:table-cell table:number-columns-repeated="2"/>
        </table:table-row>
        <table:table-row table:style-name="ro8">
          <table:table-cell table:style-name="Default"/>
          <table:table-cell table:style-name="ce239" office:value-type="string" calcext:value-type="string">
            <text:p>Numero de estrategia </text:p>
          </table:table-cell>
          <table:table-cell table:style-name="Default" office:value-type="float" office:value="5" calcext:value-type="float">
            <text:p>5</text:p>
          </table:table-cell>
          <table:table-cell table:number-columns-repeated="2"/>
        </table:table-row>
        <table:table-row table:style-name="ro8">
          <table:table-cell table:style-name="Default"/>
          <table:table-cell table:style-name="ce239" office:value-type="string" calcext:value-type="string">
            <text:p>Total de ocurrencias</text:p>
          </table:table-cell>
          <table:table-cell table:style-name="ce218" table:formula="of:=COUNTIF([$Included.AG10:$Included.AG86];COM.MICROSOFT.CONCAT(&quot;*:&quot;;[.C11];&quot;:*&quot;))" office:value-type="float" office:value="1" calcext:value-type="float">
            <text:p>1</text:p>
          </table:table-cell>
          <table:table-cell table:number-columns-repeated="2"/>
        </table:table-row>
        <table:table-row table:style-name="ro8" table:number-rows-repeated="2">
          <table:table-cell table:style-name="Default" table:number-columns-repeated="3"/>
          <table:table-cell table:number-columns-repeated="2"/>
        </table:table-row>
        <table:table-row table:style-name="ro8">
          <table:table-cell table:style-name="ce216" office:value-type="string" calcext:value-type="string">
            <text:p>No</text:p>
          </table:table-cell>
          <table:table-cell table:style-name="ce216" office:value-type="string" calcext:value-type="string">
            <text:p>Validation methods</text:p>
          </table:table-cell>
          <table:table-cell table:style-name="ce222" office:value-type="string" calcext:value-type="string">
            <text:p>n</text:p>
          </table:table-cell>
          <table:table-cell table:number-columns-repeated="2"/>
        </table:table-row>
        <table:table-row table:style-name="ro8">
          <table:table-cell office:value-type="float" office:value="1" calcext:value-type="float">
            <text:p>1</text:p>
          </table:table-cell>
          <table:table-cell office:value-type="string" calcext:value-type="string">
            <text:p>1.Student surveys</text:p>
          </table:table-cell>
          <table:table-cell office:value-type="float" office:value="20" calcext:value-type="float">
            <text:p>20</text:p>
          </table:table-cell>
          <table:table-cell table:number-columns-repeated="2"/>
        </table:table-row>
        <table:table-row table:style-name="ro8">
          <table:table-cell office:value-type="float" office:value="2" calcext:value-type="float">
            <text:p>2</text:p>
          </table:table-cell>
          <table:table-cell office:value-type="string" calcext:value-type="string">
            <text:p>2.Metrics to measure before and after the course</text:p>
          </table:table-cell>
          <table:table-cell office:value-type="float" office:value="1" calcext:value-type="float">
            <text:p>1</text:p>
          </table:table-cell>
          <table:table-cell table:number-columns-repeated="2"/>
        </table:table-row>
        <table:table-row table:style-name="ro8">
          <table:table-cell office:value-type="float" office:value="3" calcext:value-type="float">
            <text:p>3</text:p>
          </table:table-cell>
          <table:table-cell office:value-type="string" calcext:value-type="string">
            <text:p>3.Metrics to measure the quality of the artifacts produced</text:p>
          </table:table-cell>
          <table:table-cell office:value-type="float" office:value="3" calcext:value-type="float">
            <text:p>3</text:p>
          </table:table-cell>
          <table:table-cell table:number-columns-repeated="2"/>
        </table:table-row>
        <table:table-row table:style-name="ro8">
          <table:table-cell office:value-type="float" office:value="4" calcext:value-type="float">
            <text:p>4</text:p>
          </table:table-cell>
          <table:table-cell table:style-name="ce289" office:value-type="string" calcext:value-type="string">
            <text:p>4.Metrics to analyze the students’ evaluations.</text:p>
          </table:table-cell>
          <table:table-cell office:value-type="float" office:value="4" calcext:value-type="float">
            <text:p>4</text:p>
          </table:table-cell>
          <table:table-cell table:number-columns-repeated="2"/>
        </table:table-row>
        <table:table-row table:style-name="ro8">
          <table:table-cell office:value-type="float" office:value="5" calcext:value-type="float">
            <text:p>5</text:p>
          </table:table-cell>
          <table:table-cell table:style-name="ce289" office:value-type="string" calcext:value-type="string">
            <text:p>5.The skills acquired in the course are crossed vs. the soft skills reportedin the literature</text:p>
          </table:table-cell>
          <table:table-cell office:value-type="float" office:value="1" calcext:value-type="float">
            <text:p>1</text:p>
          </table:table-cell>
          <table:table-cell table:number-columns-repeated="2"/>
        </table:table-row>
      </table:table>
      <table:table table:name="Excluded" table:style-name="ta3">
        <table:table-column table:style-name="co8" table:default-cell-style-name="Default"/>
        <table:table-column table:style-name="co39" table:default-cell-style-name="Default"/>
        <table:table-column table:style-name="co40" table:default-cell-style-name="Default"/>
        <table:table-column table:style-name="co8" table:number-columns-repeated="4"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44" table:default-cell-style-name="Default"/>
        <table:table-column table:style-name="co8" table:number-columns-repeated="1011" table:default-cell-style-name="Default"/>
        <table:table-row table:style-name="ro2">
          <table:table-cell table:style-name="ce1" office:value-type="string" calcext:value-type="string">
            <text:p>Integrating software architecture training in systems engineering programs and related to the needs of the software industry</text:p>
          </table:table-cell>
          <table:table-cell/>
          <table:table-cell table:style-name="ce70"/>
          <table:table-cell table:number-columns-repeated="1021"/>
        </table:table-row>
        <table:table-row table:style-name="ro2">
          <table:table-cell table:style-name="ce2" office:value-type="string" calcext:value-type="string">
            <text:p>Reason for exclusion</text:p>
          </table:table-cell>
          <table:table-cell/>
          <table:table-cell table:style-name="ce70"/>
          <table:table-cell table:number-columns-repeated="1021"/>
        </table:table-row>
        <table:table-row table:style-name="ro2">
          <table:table-cell table:number-columns-repeated="2"/>
          <table:table-cell table:style-name="ce70"/>
          <table:table-cell table:number-columns-repeated="1021"/>
        </table:table-row>
        <table:table-row table:style-name="ro2">
          <table:table-cell table:style-name="ce5" office:value-type="string" calcext:value-type="string">
            <text:p>Source Id</text:p>
          </table:table-cell>
          <table:table-cell table:style-name="ce5" office:value-type="string" calcext:value-type="string">
            <text:p>Paper Title</text:p>
          </table:table-cell>
          <table:table-cell table:style-name="ce5" office:value-type="string" calcext:value-type="string">
            <text:p>Subject</text:p>
          </table:table-cell>
          <table:table-cell table:style-name="ce5" office:value-type="string" calcext:value-type="string">
            <text:p>Link</text:p>
          </table:table-cell>
          <table:table-cell table:style-name="ce59" office:value-type="string" calcext:value-type="string">
            <text:p>Year</text:p>
          </table:table-cell>
          <table:table-cell table:style-name="ce91" office:value-type="string" calcext:value-type="string">
            <text:p>ACM</text:p>
          </table:table-cell>
          <table:table-cell table:style-name="ce92" office:value-type="string" calcext:value-type="string">
            <text:p>EBSCO</text:p>
          </table:table-cell>
          <table:table-cell table:style-name="ce92" office:value-type="string" calcext:value-type="string">
            <text:p>IEEE Digital Library</text:p>
          </table:table-cell>
          <table:table-cell table:style-name="ce92" office:value-type="string" calcext:value-type="string">
            <text:p>ScienceDirect</text:p>
          </table:table-cell>
          <table:table-cell table:style-name="ce93" office:value-type="string" calcext:value-type="string">
            <text:p>Scopus</text:p>
          </table:table-cell>
          <table:table-cell table:style-name="ce93" office:value-type="string" calcext:value-type="string">
            <text:p>Google Scholar</text:p>
          </table:table-cell>
          <table:table-cell table:style-name="ce310" office:value-type="string" calcext:value-type="string">
            <text:p>Reason for exclusion</text:p>
          </table:table-cell>
          <table:table-cell table:number-columns-repeated="1012"/>
        </table:table-row>
        <table:table-row table:style-name="ro3">
          <table:table-cell table:style-name="ce191" office:value-type="string" calcext:value-type="string">
            <text:p>E1</text:p>
          </table:table-cell>
          <table:table-cell table:style-name="ce193" office:value-type="string" calcext:value-type="string">
            <text:p>Are <text:s/>computer science and engineering graduates ready for the software <text:s/>industry?: experiences from an industrial student training program</text:p>
          </table:table-cell>
          <table:table-cell table:style-name="ce205"/>
          <table:table-cell table:style-name="ce207" office:value-type="string" calcext:value-type="string">
            <text:p><text:a xlink:href="https://dl.acm.org/doi/10.1145/3183377.3185754" xlink:type="simple">https://dl.acm.org/doi/10.1145/3183377.3185754</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text:p>
          </table:table-cell>
          <table:table-cell table:style-name="ce194" office:value-type="string" calcext:value-type="string">
            <text:p>Exploiting group shuffling dynamics to convey the importance of good software design</text:p>
          </table:table-cell>
          <table:table-cell table:style-name="ce196" office:value-type="string" calcext:value-type="string">
            <text:p>En este estudio, presentamos la dinámica de mezcla de grupos a un curso formal de diseño de software para transmitir la importancia de estos conceptos al exponer a los estudiantes a la experiencia de cambiar de grupo a mitad de semestre.</text:p>
          </table:table-cell>
          <table:table-cell table:style-name="ce208" office:value-type="string" calcext:value-type="string">
            <text:p><text:a xlink:href="https://dl.acm.org/doi/10.1145/3377814.3381717" xlink:type="simple">https://dl.acm.org/doi/10.1145/3377814.3381717</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text:p>
          </table:table-cell>
          <table:table-cell table:style-name="ce195" office:value-type="string" calcext:value-type="string">
            <text:p>How do Graduating Students Evaluate Software Design Diagrams?</text:p>
          </table:table-cell>
          <table:table-cell table:style-name="ce196" office:value-type="string" calcext:value-type="string">
            <text:p>Examinamos cómo los estudiantes evalúan un conjunto dado de diagramas de diseño de software (diagramas de secuencia y clase UML) contra los requisitos dados</text:p>
          </table:table-cell>
          <table:table-cell table:style-name="ce208" office:value-type="string" calcext:value-type="string">
            <text:p><text:a xlink:href="https://dl.acm.org/doi/10.1145/3372782.3406271" xlink:type="simple">https://dl.acm.org/doi/10.1145/3372782.3406271</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text:p>
          </table:table-cell>
          <table:table-cell table:style-name="ce193" office:value-type="string" calcext:value-type="string">
            <text:p>Understanding Conversational Programmers: A Perspective from the Software Industry</text:p>
          </table:table-cell>
          <table:table-cell table:style-name="ce196" office:value-type="string" calcext:value-type="string">
            <text:p>Para investigar la existencia de tal población de programadores conversacionales en la práctica, encuestamos a profesionales de una gran empresa multinacional de tecnología que no desempeñaban funciones de desarrollo de software.</text:p>
          </table:table-cell>
          <table:table-cell table:style-name="ce208" office:value-type="string" calcext:value-type="string">
            <text:p><text:a xlink:href="https://dl.acm.org/doi/10.1145/2858036.2858323" xlink:type="simple">https://dl.acm.org/doi/10.1145/2858036.2858323</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text:p>
          </table:table-cell>
          <table:table-cell table:style-name="ce193" office:value-type="string" calcext:value-type="string">
            <text:p>Walking through the method zoo: does higher education really meet software industry demands?</text:p>
          </table:table-cell>
          <table:table-cell table:style-name="ce196" office:value-type="string" calcext:value-type="string">
            <text:p>Este artículo analiza el estado actual de la práctica en la educación en ingeniería de software. Específicamente, queremos comparar la educación contemporánea con la práctica industrial para comprender si los marcos, métodos y prácticas para el desarrollo de software y sistemas que se enseñan en las IES reflejan la práctica industrial.</text:p>
          </table:table-cell>
          <table:table-cell table:style-name="ce208" office:value-type="string" calcext:value-type="string">
            <text:p><text:a xlink:href="https://dl.acm.org/doi/10.1109/ICSE-SEET.2019.00009" xlink:type="simple">https://dl.acm.org/doi/10.1109/ICSE-SEET.2019.00009</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9">
          <table:table-cell table:style-name="ce191" office:value-type="string" calcext:value-type="string">
            <text:p>E6</text:p>
          </table:table-cell>
          <table:table-cell table:style-name="ce193" office:value-type="string" calcext:value-type="string">
            <text:p>Teaching Requirements Engineering: EUROWEB experience</text:p>
          </table:table-cell>
          <table:table-cell table:style-name="ce196" office:value-type="string" calcext:value-type="string">
            <text:p>En este artículo, describimos los resultados de la cooperación entre la Universidad de Westminster (Reino Unido) y la Universidad del Mediterráneo (Montenegro) en el desarrollo de un plan de estudios para la enseñanza de Ingeniería de Requisitos (RE)</text:p>
          </table:table-cell>
          <table:table-cell table:style-name="ce208" office:value-type="string" calcext:value-type="string">
            <text:p><text:a xlink:href="https://dl.acm.org/doi/10.1145/2797433.2797473" xlink:type="simple">https://dl.acm.org/doi/10.1145/2797433.2797473</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text:p>
          </table:table-cell>
          <table:table-cell table:style-name="ce193" office:value-type="string" calcext:value-type="string">
            <text:p>Combining education, industry, and empirical studies in Software Engineering: an experience report</text:p>
          </table:table-cell>
          <table:table-cell table:style-name="ce196" office:value-type="string" calcext:value-type="string">
            <text:p>En este artículo, describimos nuestra experiencia de realizar un estudio empírico en estudiantes, durante un curso de ingeniería de software, sobre un tema relevante para la industria enseñado por un experto de la industria, la comprensibilidad de los modelos en la ingeniería basada en modelos.</text:p>
          </table:table-cell>
          <table:table-cell table:style-name="ce208" office:value-type="string" calcext:value-type="string">
            <text:p><text:a xlink:href="https://dl.acm.org/doi/10.1145/2797433.2797472" xlink:type="simple">https://dl.acm.org/doi/10.1145/2797433.2797472</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text:p>
          </table:table-cell>
          <table:table-cell table:style-name="ce195" office:value-type="string" calcext:value-type="string">
            <text:p>Teaching Distributed Agile Development to Software Professionals: A Flexible Approach</text:p>
          </table:table-cell>
          <table:table-cell table:style-name="ce70" office:value-type="string" calcext:value-type="string">
            <text:p>En este artículo presentamos y reflexionamos sobre un estudio de caso de dos cursos de enseñanza del desarrollo ágil distribuido para profesionales del software basados en teorías de aprendizaje modernas que involucran a los alumnos directamente en la práctica.</text:p>
          </table:table-cell>
          <table:table-cell table:style-name="ce208" office:value-type="string" calcext:value-type="string">
            <text:p><text:a xlink:href="https://dl.acm.org/doi/10.1145/2797433.2797465" xlink:type="simple">https://dl.acm.org/doi/10.1145/2797433.2797465</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text:p>
          </table:table-cell>
          <table:table-cell table:style-name="ce193" office:value-type="string" calcext:value-type="string">
            <text:p>Industry linked graduate software engineering curriculum</text:p>
          </table:table-cell>
          <table:table-cell table:style-name="ce196" office:value-type="string" calcext:value-type="string">
            <text:p>Este artículo presenta la necesidad de cursos relacionados con la industria del software y analiza la importancia de la educación en ingeniería de software vinculada a la industria para cumplir con los objetivos educativos de todas las partes interesadas. Se discute el plan de estudios orientado a la industria del software para el nivel de posgrado</text:p>
          </table:table-cell>
          <table:table-cell table:style-name="ce208" office:value-type="string" calcext:value-type="string">
            <text:p><text:a xlink:href="https://dl.acm.org/doi/10.1145/2047414.2047429" xlink:type="simple">https://dl.acm.org/doi/10.1145/2047414.2047429</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text:p>
          </table:table-cell>
          <table:table-cell table:style-name="ce193" office:value-type="string" calcext:value-type="string">
            <text:p>Software designers, are you biased?</text:p>
          </table:table-cell>
          <table:table-cell table:style-name="ce196" office:value-type="string" calcext:value-type="string">
            <text:p>En este artículo, ofrezco una descripción general de cómo los sesgos cognitivos y las fallas de razonamiento pueden conducir a decisiones de diseño poco sólidas. Conjeturo que para mejorar la calidad general del diseño de software, nosotros, como comunidad, necesitamos mejorar nuestra comprensión y enseñanza del razonamiento del diseño de software.</text:p>
          </table:table-cell>
          <table:table-cell table:style-name="ce208" office:value-type="string" calcext:value-type="string">
            <text:p><text:a xlink:href="https://dl.acm.org/doi/10.1145/1988676.1988678" xlink:type="simple">https://dl.acm.org/doi/10.1145/1988676.1988678</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text:p>
          </table:table-cell>
          <table:table-cell table:style-name="ce193" office:value-type="string" calcext:value-type="string">
            <text:p>Teaching evidence-based software engineering to master students: a single lecture within a course or an entire semesterlong course?</text:p>
          </table:table-cell>
          <table:table-cell table:style-name="ce196" office:value-type="string" calcext:value-type="string">
            <text:p>En este artículo, resumimos nuestra perspectiva sobre la enseñanza de la ingeniería de software basada en evidencia (EBSE) a estudiantes de maestría. En este semestre, nuestro objetivo era investigar este tema como una sola conferencia dentro de un curso maestro llamado Arquitectura de software en lugar de un curso de un semestre completo llamado EBSE</text:p>
          </table:table-cell>
          <table:table-cell table:style-name="ce208" office:value-type="string" calcext:value-type="string">
            <text:p><text:a xlink:href="https://dl.acm.org/doi/10.1145/2439976.2439981" xlink:type="simple">https://dl.acm.org/doi/10.1145/2439976.2439981</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text:p>
          </table:table-cell>
          <table:table-cell table:style-name="ce195" office:value-type="string" calcext:value-type="string">
            <text:p>Advancing the study of human values in software engineering</text:p>
          </table:table-cell>
          <table:table-cell table:style-name="ce196" office:value-type="string" calcext:value-type="string">
            <text:p>Este documento defiende el estudio de los valores humanos en la Ingeniería de Software (SE) como un área emergente de investigación de gran importancia con importantes implicaciones sociales.</text:p>
          </table:table-cell>
          <table:table-cell table:style-name="ce208" office:value-type="string" calcext:value-type="string">
            <text:p><text:a xlink:href="https://dl.acm.org/doi/10.1109/CHASE.2019.00012" xlink:type="simple">https://dl.acm.org/doi/10.1109/CHASE.2019.00012</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text:p>
          </table:table-cell>
          <table:table-cell table:style-name="ce196" office:value-type="string" calcext:value-type="string">
            <text:p>Pedagogical Content Knowledge for Teaching Inclusive Design</text:p>
          </table:table-cell>
          <table:table-cell table:style-name="ce196" office:value-type="string" calcext:value-type="string">
            <text:p>El diseño inclusivo es importante en la industria del software actual, pero hay poca investigación sobre cómo enseñarlo.</text:p>
          </table:table-cell>
          <table:table-cell table:style-name="ce208" office:value-type="string" calcext:value-type="string">
            <text:p><text:a xlink:href="https://dl.acm.org/doi/10.1145/3230977.3230998" xlink:type="simple">https://dl.acm.org/doi/10.1145/3230977.3230998</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text:p>
          </table:table-cell>
          <table:table-cell table:style-name="ce196" office:value-type="string" calcext:value-type="string">
            <text:p>Modeldriven paradigms: the evolution of a university course</text:p>
          </table:table-cell>
          <table:table-cell table:style-name="ce196" office:value-type="string" calcext:value-type="string">
            <text:p>En 2008, creamos un nuevo curso universitario centrado en el desarrollo impulsado por modelos.</text:p>
          </table:table-cell>
          <table:table-cell table:style-name="ce208" office:value-type="string" calcext:value-type="string">
            <text:p><text:a xlink:href="https://dl.acm.org/doi/10.1145/2425936.2425939" xlink:type="simple">https://dl.acm.org/doi/10.1145/2425936.2425939</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text:p>
          </table:table-cell>
          <table:table-cell table:style-name="ce196" office:value-type="string" calcext:value-type="string">
            <text:p>Reflections on Teaching Refactoring: A Tale of Two Projects</text:p>
          </table:table-cell>
          <table:table-cell table:style-name="ce196" office:value-type="string" calcext:value-type="string">
            <text:p>Se realizó un experimento mientras se realizaba el proyecto del curso para el curso Refactorización y Patrones de Diseño</text:p>
          </table:table-cell>
          <table:table-cell table:style-name="ce208" office:value-type="string" calcext:value-type="string">
            <text:p><text:a xlink:href="https://dl.acm.org/doi/10.1145/2729094.2742617" xlink:type="simple">https://dl.acm.org/doi/10.1145/2729094.2742617</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text:p>
          </table:table-cell>
          <table:table-cell table:style-name="ce195" office:value-type="string" calcext:value-type="string">
            <text:p>Assessing HCI related practices, needs and expectations of Estonian software companies</text:p>
          </table:table-cell>
          <table:table-cell table:style-name="ce196" office:value-type="string" calcext:value-type="string">
            <text:p>El objetivo del estudio fue describir no solo las prácticas de HCI, sino también comprender qué es lo que estos representantes esperan del campo</text:p>
          </table:table-cell>
          <table:table-cell table:style-name="ce208" office:value-type="string" calcext:value-type="string">
            <text:p><text:a xlink:href="https://dl.acm.org/doi/10.1145/2639189.2639203" xlink:type="simple">https://dl.acm.org/doi/10.1145/2639189.2639203</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text:p>
          </table:table-cell>
          <table:table-cell table:style-name="ce195" office:value-type="string" calcext:value-type="string">
            <text:p>Software skills</text:p>
          </table:table-cell>
          <table:table-cell table:style-name="ce196" office:value-type="string" calcext:value-type="string">
            <text:p>Informamos sobre nuestras experiencias en la construcción de un plan de estudios innovador que utiliza un modelo de aprendizaje de tres niveles que proporciona a los estudiantes experiencia práctica en las diversas facetas de la obtención y gestión de requisitos.</text:p>
          </table:table-cell>
          <table:table-cell table:style-name="ce208" office:value-type="string" calcext:value-type="string">
            <text:p><text:a xlink:href="https://dl.acm.org/doi/10.1145/1953163.1953207" xlink:type="simple">https://dl.acm.org/doi/10.1145/1953163.1953207</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text:p>
          </table:table-cell>
          <table:table-cell table:style-name="ce195" office:value-type="string" calcext:value-type="string">
            <text:p>Teaching reuse-driven software engineering through innovative role playing</text:p>
          </table:table-cell>
          <table:table-cell table:style-name="ce196" office:value-type="string" calcext:value-type="string">
            <text:p>Este artículo describe un enfoque novedoso para la enseñanza de RDSE (Ing Sof impulsada por la reutilización) en la Universidad de Lancaster, Reino Unido.</text:p>
          </table:table-cell>
          <table:table-cell table:style-name="ce208" office:value-type="string" calcext:value-type="string">
            <text:p><text:a xlink:href="https://dl.acm.org/doi/10.1145/2591062.2591166" xlink:type="simple">https://dl.acm.org/doi/10.1145/2591062.2591166</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text:p>
          </table:table-cell>
          <table:table-cell table:style-name="ce194" office:value-type="string" calcext:value-type="string">
            <text:p>Assessing the Impact of the Distributed Software Development Course on the Careers of Young Software Engineers</text:p>
          </table:table-cell>
          <table:table-cell table:style-name="ce196" office:value-type="string" calcext:value-type="string">
            <text:p>Para evaluar las experiencias de los estudiantes del curso después de graduarse y comenzar a trabajar, se ha llevado a cabo un estudio entre ex estudiantes de DSD de la Universidad de Zagreb, Croacia. Su objetivo es comprender cuán útil fue este curso en las primeras carreras de los estudiantes, tanto en el primer empleo como en el actual, así como los factores relacionados en el lugar de trabajo (magnitud de la colaboración distribuida, tamaño de la empresa)</text:p>
          </table:table-cell>
          <table:table-cell table:style-name="ce208" office:value-type="string" calcext:value-type="string">
            <text:p><text:a xlink:href="https://dl.acm.org/doi/10.1145/3274529" xlink:type="simple">https://dl.acm.org/doi/10.1145/3274529</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20</text:p>
          </table:table-cell>
          <table:table-cell table:style-name="ce194" office:value-type="string" calcext:value-type="string">
            <text:p>On the Effects of Developers' Intuition on Measuring Similarity Between UML Models</text:p>
          </table:table-cell>
          <table:table-cell table:style-name="ce196" office:value-type="string" calcext:value-type="string">
            <text:p>El objetivo principal de este trabajo es explorar los efectos de su nivel de experiencia, es decir, desarrolladores experimentados e inexpertos, en relación con su esfuerzo y corrección para resolver actividades de comparación de modelos de diseño de software</text:p>
          </table:table-cell>
          <table:table-cell table:style-name="ce208" office:value-type="string" calcext:value-type="string">
            <text:p><text:a xlink:href="https://dl.acm.org/doi/10.1145/3330204.3330238" xlink:type="simple">https://dl.acm.org/doi/10.1145/3330204.3330238</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text:p>
          </table:table-cell>
          <table:table-cell table:style-name="ce194" office:value-type="string" calcext:value-type="string">
            <text:p>Challenges and Recommendations in DevOps Education: A Systematic Literature Review</text:p>
          </table:table-cell>
          <table:table-cell table:style-name="ce196" office:value-type="string" calcext:value-type="string">
            <text:p>En este artículo, presentamos una revisión bibliográfica sistemática que tiene como objetivo identificar desafíos y recomendaciones para la enseñanza de DevOps</text:p>
          </table:table-cell>
          <table:table-cell table:style-name="ce208" office:value-type="string" calcext:value-type="string">
            <text:p><text:a xlink:href="https://dl.acm.org/doi/10.1145/3422392.3422496" xlink:type="simple">https://dl.acm.org/doi/10.1145/3422392.3422496</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text:p>
          </table:table-cell>
          <table:table-cell table:style-name="ce194" office:value-type="string" calcext:value-type="string">
            <text:p>On the presence of green and sustainable software engineering in higher education curricula</text:p>
          </table:table-cell>
          <table:table-cell table:style-name="ce196" office:value-type="string" calcext:value-type="string">
            <text:p>El objetivo de este artículo es obtener una primera comprensión de cuál es el estado actual de la enseñanza de la sostenibilidad en la comunidad de la ingeniería de software, cuáles son las motivaciones detrás del estado actual de la enseñanza y qué se puede hacer para mejorarlo.</text:p>
          </table:table-cell>
          <table:table-cell table:style-name="ce208" office:value-type="string" calcext:value-type="string">
            <text:p><text:a xlink:href="https://dl.acm.org/doi/10.1109/SECM.2017.4" xlink:type="simple">https://dl.acm.org/doi/10.1109/SECM.2017.4</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text:p>
          </table:table-cell>
          <table:table-cell table:style-name="ce194" office:value-type="string" calcext:value-type="string">
            <text:p>A case study of post-deployment user feedback triage</text:p>
          </table:table-cell>
          <table:table-cell table:style-name="ce196" office:value-type="string" calcext:value-type="string">
            <text:p>Muchos requisitos de software se identifican solo después de la implementación de un producto, una vez que los usuarios han tenido la oportunidad de probar el software y proporcionar comentarios.</text:p>
          </table:table-cell>
          <table:table-cell table:style-name="ce208" office:value-type="string" calcext:value-type="string">
            <text:p><text:a xlink:href="https://dl.acm.org/doi/10.1145/1984642.1984644" xlink:type="simple">https://dl.acm.org/doi/10.1145/1984642.1984644</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text:p>
          </table:table-cell>
          <table:table-cell table:style-name="ce196" office:value-type="string" calcext:value-type="string">
            <text:p>The Essentials of Modern Software Engineering: Free the Practices from the Method Prisons!August 2019</text:p>
          </table:table-cell>
          <table:table-cell table:style-name="ce196" office:value-type="string" calcext:value-type="string">
            <text:p>Es un libro.</text:p>
          </table:table-cell>
          <table:table-cell table:style-name="ce208" office:value-type="string" calcext:value-type="string">
            <text:p><text:a xlink:href="https://dl.acm.org/doi/book/10.1145/3277669" xlink:type="simple">https://dl.acm.org/doi/book/10.1145/3277669</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text:p>
          </table:table-cell>
          <table:table-cell table:style-name="ce196" office:value-type="string" calcext:value-type="string">
            <text:p>A safety-aware, systems-based approach to teaching software testing</text:p>
          </table:table-cell>
          <table:table-cell table:style-name="ce196" office:value-type="string" calcext:value-type="string">
            <text:p>Este artículo describe un enfoque original para enseñar pruebas de software que aborda estas dos limitaciones mediante la adopción de un paradigma de ingeniería de sistemas, con un fuerte énfasis adicional en la seguridad</text:p>
          </table:table-cell>
          <table:table-cell table:style-name="ce208" office:value-type="string" calcext:value-type="string">
            <text:p><text:a xlink:href="https://dl.acm.org/doi/10.1145/3197091.3197096" xlink:type="simple">https://dl.acm.org/doi/10.1145/3197091.3197096</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text:p>
          </table:table-cell>
          <table:table-cell table:style-name="ce196" office:value-type="string" calcext:value-type="string">
            <text:p>A safety-aware, systems-based approach to teaching software testing</text:p>
          </table:table-cell>
          <table:table-cell table:style-name="ce196" office:value-type="string" calcext:value-type="string">
            <text:p>Presentamos un enfoque práctico para la enseñanza de dos cursos diferentes de Ingeniería de Software (SE) y Gestión de Proyectos de Software (SPM) de forma integrada.</text:p>
          </table:table-cell>
          <table:table-cell table:style-name="ce208" office:value-type="string" calcext:value-type="string">
            <text:p><text:a xlink:href="https://dl.acm.org/doi/10.5555/2337223.2337375" xlink:type="simple">https://dl.acm.org/doi/10.5555/2337223.2337375</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text:p>
          </table:table-cell>
          <table:table-cell table:style-name="ce196" office:value-type="string" calcext:value-type="string">
            <text:p>The students' perspectives on applying design thinking for the design of mobile applications</text:p>
          </table:table-cell>
          <table:table-cell table:style-name="ce196" office:value-type="string" calcext:value-type="string">
            <text:p>Realizamos un estudio empírico con 17 estudiantes de posgrado en el contexto del diseño de aplicaciones móviles</text:p>
          </table:table-cell>
          <table:table-cell table:style-name="ce208" office:value-type="string" calcext:value-type="string">
            <text:p><text:a xlink:href="https://dl.acm.org/doi/10.1109/ICSE-SEET.2017.10" xlink:type="simple">https://dl.acm.org/doi/10.1109/ICSE-SEET.2017.10</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text:p>
          </table:table-cell>
          <table:table-cell table:style-name="ce196" office:value-type="string" calcext:value-type="string">
            <text:p>Enriching traditional software engineering curricula with software project management knowledge</text:p>
          </table:table-cell>
          <table:table-cell table:style-name="ce196" office:value-type="string" calcext:value-type="string">
            <text:p>Este documento describe una transición sin problemas para enriquecer nuestros planes de estudio tradicionales de ingeniería de software basados ​​en SWEBOK con conocimientos específicos de gestión de proyectos de software</text:p>
          </table:table-cell>
          <table:table-cell table:style-name="ce208" office:value-type="string" calcext:value-type="string">
            <text:p><text:a xlink:href="https://dl.acm.org/doi/10.1145/2889160.2889193" xlink:type="simple">https://dl.acm.org/doi/10.1145/2889160.2889193</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text:p>
          </table:table-cell>
          <table:table-cell table:style-name="ce196" office:value-type="string" calcext:value-type="string">
            <text:p>Impacts of adaptive feedback on teaching test-driven development</text:p>
          </table:table-cell>
          <table:table-cell table:style-name="ce196" office:value-type="string" calcext:value-type="string">
            <text:p>En este artículo, describimos un sistema pedagógico adaptativo para rastrear y alentar la adherencia de los estudiantes a TDD.</text:p>
          </table:table-cell>
          <table:table-cell table:style-name="ce208" office:value-type="string" calcext:value-type="string">
            <text:p><text:a xlink:href="https://dl.acm.org/doi/10.1145/2445196.2445287" xlink:type="simple">https://dl.acm.org/doi/10.1145/2445196.2445287</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text:p>
          </table:table-cell>
          <table:table-cell table:style-name="ce196" office:value-type="string" calcext:value-type="string">
            <text:p>Mobile app development and management: results from a qualitative investigation</text:p>
          </table:table-cell>
          <table:table-cell table:style-name="ce196" office:value-type="string" calcext:value-type="string">
            <text:p>Realizamos un estudio cualitativo para investigar los principales aspectos relacionados con el desarrollo y gestión de aplicaciones (o apps) para dispositivos inteligentes y móviles.</text:p>
          </table:table-cell>
          <table:table-cell table:style-name="ce208" office:value-type="string" calcext:value-type="string">
            <text:p><text:a xlink:href="https://dl.acm.org/doi/10.1109/MOBILESoft.2017.33" xlink:type="simple">https://dl.acm.org/doi/10.1109/MOBILESoft.2017.33</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text:p>
          </table:table-cell>
          <table:table-cell table:style-name="ce196" office:value-type="string" calcext:value-type="string">
            <text:p>Application-specific language-oriented modularity: a case study of the ovirt project</text:p>
          </table:table-cell>
          <table:table-cell table:style-name="ce196" office:value-type="string" calcext:value-type="string">
            <text:p>Estudio de caso del proyecto de código abierto oVirt, examinamos la conjetura de que puede ser simplemente demasiado costoso implementar preocupaciones transversales en los GPAL y DSAL actuales.</text:p>
          </table:table-cell>
          <table:table-cell table:style-name="ce208" office:value-type="string" calcext:value-type="string">
            <text:p><text:a xlink:href="https://dl.acm.org/doi/10.1145/2892664.2892692" xlink:type="simple">https://dl.acm.org/doi/10.1145/2892664.2892692</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text:p>
          </table:table-cell>
          <table:table-cell table:style-name="ce196" office:value-type="string" calcext:value-type="string">
            <text:p>Investigating the skill gap between graduating students and industry expectations</text:p>
          </table:table-cell>
          <table:table-cell table:style-name="ce196" office:value-type="string" calcext:value-type="string">
            <text:p>Este artículo presenta los resultados de un estudio empírico donde se entrevistó a veintitrés gerentes y personal de contratación de diversas empresas de software en Estados Unidos y Europa. Se preguntó a los participantes sobre las áreas en las que los recién graduados tenían problemas al comenzar a trabajar en sus empresas y qué deficiencias de habilidades podrían impedir que se contratara a un recién graduado. A pesar que habla de la habilidad para resolver problemas, no habla que son de arquitectura.</text:p>
          </table:table-cell>
          <table:table-cell table:style-name="ce208" office:value-type="string" calcext:value-type="string">
            <text:p><text:a xlink:href="https://dl.acm.org/doi/10.1145/2591062.2591159" xlink:type="simple">https://dl.acm.org/doi/10.1145/2591062.2591159</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text:p>
          </table:table-cell>
          <table:table-cell table:style-name="ce197" office:value-type="string" calcext:value-type="string">
            <text:p>Applying coupling and cohesion concepts in object-oriented software: a controlled experiment</text:p>
          </table:table-cell>
          <table:table-cell table:style-name="ce196" office:value-type="string" calcext:value-type="string">
            <text:p>Este estudio tiene como objetivo construir evidencia empírica que refuerce que los conceptos básicos merecen más atención hacia un mejor diseño de OO. Una conjetura basada en estos hallazgos es que la capacitación en los principios básicos de OO (incluida la educación formal) podría ser más relevante que la experiencia del desarrollador para un mejor diseño de software</text:p>
          </table:table-cell>
          <table:table-cell table:style-name="ce208" office:value-type="string" calcext:value-type="string">
            <text:p><text:a xlink:href="https://dl.acm.org/doi/10.1145/3439961.3439969" xlink:type="simple">https://dl.acm.org/doi/10.1145/3439961.3439969</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34</text:p>
          </table:table-cell>
          <table:table-cell table:style-name="ce197" office:value-type="string" calcext:value-type="string">
            <text:p>Adoption of Case Tools &amp; UML: A Local Study</text:p>
          </table:table-cell>
          <table:table-cell table:style-name="ce196" office:value-type="string" calcext:value-type="string">
            <text:p>Esta investigación investiga el papel de las herramientas CASE en el proceso de desarrollo de software al considerar la importancia de CASE en la adopción de una serie de estándares.</text:p>
          </table:table-cell>
          <table:table-cell table:style-name="ce208" office:value-type="string" calcext:value-type="string">
            <text:p><text:a xlink:href="https://dl.acm.org/doi/10.1145/3436829.3436856" xlink:type="simple">https://dl.acm.org/doi/10.1145/3436829.3436856</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text:p>
          </table:table-cell>
          <table:table-cell table:style-name="ce197" office:value-type="string" calcext:value-type="string">
            <text:p>Design of Personal Learning Management Platform Based on Information Technology</text:p>
          </table:table-cell>
          <table:table-cell table:style-name="ce196" office:value-type="string" calcext:value-type="string">
            <text:p>De acuerdo con la situación específica del aprendizaje individualizado de los estudiantes de primaria y secundaria, este documento realiza análisis de necesidades relevantes, estudio de viabilidad, diseño utilizando tecnología de marco convencional y utiliza software de base de datos para administrar y distribuir todos los datos en el sistema</text:p>
          </table:table-cell>
          <table:table-cell table:style-name="ce208" office:value-type="string" calcext:value-type="string">
            <text:p><text:a xlink:href="https://dl.acm.org/doi/10.1145/3352740.3352754" xlink:type="simple">https://dl.acm.org/doi/10.1145/3352740.3352754</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text:p>
          </table:table-cell>
          <table:table-cell table:style-name="ce197" office:value-type="string" calcext:value-type="string">
            <text:p>How are students' programming skills developed: an empirical study in an object-oriented course</text:p>
          </table:table-cell>
          <table:table-cell table:style-name="ce196" office:value-type="string" calcext:value-type="string">
            <text:p>En este artículo, proponemos un método de enseñanza novedoso practicado en nuestro curso Orientado a Objetos (OO) y un método cuantitativo para evaluar cómo se han mejorado las habilidades de programación de los estudiantes.</text:p>
          </table:table-cell>
          <table:table-cell table:style-name="ce209" office:value-type="string" calcext:value-type="string">
            <text:p><text:a xlink:href="https://dl.acm.org/doi/10.1145/3321408.3322858" xlink:type="simple">https://dl.acm.org/doi/10.1145/3321408.3322858</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text:p>
          </table:table-cell>
          <table:table-cell table:style-name="ce197" office:value-type="string" calcext:value-type="string">
            <text:p>Software Project Work in an African Context: Myths, Maps and Messes</text:p>
          </table:table-cell>
          <table:table-cell table:style-name="ce196" office:value-type="string" calcext:value-type="string">
            <text:p>El documento informa los resultados de un estudio que busca comprender las implicaciones de la adopción de prácticas "bien conocidas" para enmarcar, emprender y analizar proyectos de software distribuido y colaborativo en el contexto de Nigeria</text:p>
          </table:table-cell>
          <table:table-cell table:style-name="ce208" office:value-type="string" calcext:value-type="string">
            <text:p><text:a xlink:href="https://dl.acm.org/doi/10.1145/3441000.3441071" xlink:type="simple">https://dl.acm.org/doi/10.1145/3441000.3441071</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text:p>
          </table:table-cell>
          <table:table-cell table:style-name="ce197" office:value-type="string" calcext:value-type="string">
            <text:p>The entrepreneur's bootcamp: a new model for teaching web/mobile development and software entrepreneurship</text:p>
          </table:table-cell>
          <table:table-cell table:style-name="ce196" office:value-type="string" calcext:value-type="string">
            <text:p>Este documento describe tres años de experiencia con un semestre de verano intensivo de tres cursos sobre emprendimiento web y móvil para estudiantes de segundo año de informática y más</text:p>
          </table:table-cell>
          <table:table-cell table:style-name="ce208" office:value-type="string" calcext:value-type="string">
            <text:p><text:a xlink:href="https://dl.acm.org/doi/10.1145/2445196.2445361" xlink:type="simple">https://dl.acm.org/doi/10.1145/2445196.2445361</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text:p>
          </table:table-cell>
          <table:table-cell table:style-name="ce197" office:value-type="string" calcext:value-type="string">
            <text:p>The dimensions of software engineering success</text:p>
          </table:table-cell>
          <table:table-cell table:style-name="ce196" office:value-type="string" calcext:value-type="string">
            <text:p>Este artículo investiga las dimensiones (no las causas) del éxito de la ingeniería de software. Se entrevistó a una muestra interdisciplinaria de 191 profesionales del diseño (68 en la industria del software) sobre sus percepciones de éxito</text:p>
          </table:table-cell>
          <table:table-cell table:style-name="ce208" office:value-type="string" calcext:value-type="string">
            <text:p><text:a xlink:href="https://dl.acm.org/doi/10.1145/2568225.2568261" xlink:type="simple">https://dl.acm.org/doi/10.1145/2568225.2568261</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text:p>
          </table:table-cell>
          <table:table-cell table:style-name="ce197" office:value-type="string" calcext:value-type="string">
            <text:p>Computer science students making games: a study on skill gaps and requirement</text:p>
          </table:table-cell>
          <table:table-cell table:style-name="ce196" office:value-type="string" calcext:value-type="string">
            <text:p>En este artículo presentamos los resultados de nuestros estudios cualitativos sobre qué tan preparados están los estudiantes de informática para funcionar como desarrolladores de juegos.</text:p>
          </table:table-cell>
          <table:table-cell table:style-name="ce208" office:value-type="string" calcext:value-type="string">
            <text:p><text:a xlink:href="https://dl.acm.org/doi/10.1145/2526968.2526972" xlink:type="simple">https://dl.acm.org/doi/10.1145/2526968.2526972</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text:p>
          </table:table-cell>
          <table:table-cell table:style-name="ce197" office:value-type="string" calcext:value-type="string">
            <text:p>Q&amp;A</text:p>
          </table:table-cell>
          <table:table-cell table:style-name="ce196" office:value-type="string" calcext:value-type="string">
            <text:p>El creador del lenguaje de programación Eiffel analiza su carrera en la industria y la academia, "Diseño por contrato", y sus puntos de vista sobre el desarrollo de software ágil.</text:p>
          </table:table-cell>
          <table:table-cell table:style-name="ce209" office:value-type="string" calcext:value-type="string">
            <text:p><text:a xlink:href="https://dl.acm.org/doi/10.1145/2716347" xlink:type="simple">https://dl.acm.org/doi/10.1145/2716347</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text:p>
          </table:table-cell>
          <table:table-cell table:style-name="ce197" office:value-type="string" calcext:value-type="string">
            <text:p>Lector in Codigo or the role of the reader</text:p>
          </table:table-cell>
          <table:table-cell table:style-name="ce70" office:value-type="string" calcext:value-type="string">
            <text:p>En este artículo quiero explorar la relación entre el proceso de escribir programas de computadora y el de escribir obras literarias de ficción.</text:p>
          </table:table-cell>
          <table:table-cell table:style-name="ce209" office:value-type="string" calcext:value-type="string">
            <text:p><text:a xlink:href="https://dl.acm.org/doi/10.1145/3191697.3214326" xlink:type="simple">https://dl.acm.org/doi/10.1145/3191697.3214326</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text:p>
          </table:table-cell>
          <table:table-cell table:style-name="ce197" office:value-type="string" calcext:value-type="string">
            <text:p>We need a building code for building code</text:p>
          </table:table-cell>
          <table:table-cell table:style-name="ce196" office:value-type="string" calcext:value-type="string">
            <text:p>Una propuesta para un marco de requisitos de código que aborde las fuentes primarias de vulnerabilidades para los sistemas de construcción.</text:p>
          </table:table-cell>
          <table:table-cell table:style-name="ce208" office:value-type="string" calcext:value-type="string">
            <text:p><text:a xlink:href="https://dl.acm.org/doi/10.1145/2700341" xlink:type="simple">https://dl.acm.org/doi/10.1145/2700341</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text:p>
          </table:table-cell>
          <table:table-cell table:style-name="ce197" office:value-type="string" calcext:value-type="string">
            <text:p>The early history of F#</text:p>
          </table:table-cell>
          <table:table-cell table:style-name="ce70" office:value-type="string" calcext:value-type="string">
            <text:p>Este artículo describe la génesis y la historia temprana del lenguaje de programación F #</text:p>
          </table:table-cell>
          <table:table-cell table:style-name="ce208" office:value-type="string" calcext:value-type="string">
            <text:p><text:a xlink:href="https://dl.acm.org/doi/10.1145/3386325" xlink:type="simple">https://dl.acm.org/doi/10.1145/3386325</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text:p>
          </table:table-cell>
          <table:table-cell table:style-name="ce197" office:value-type="string" calcext:value-type="string">
            <text:p>A Semiotics-based epistemic tool to reason about ethical issues in digital technology design and development</text:p>
          </table:table-cell>
          <table:table-cell table:style-name="ce196" office:value-type="string" calcext:value-type="string">
            <text:p>En este documento analizamos cómo se pueden abordar una serie de cuestiones éticas durante el diseño y desarrollo de la tecnología digital, para prevenir daños y mejorar la equidad tecnológica, la responsabilidad y la transparencia.</text:p>
          </table:table-cell>
          <table:table-cell table:style-name="ce208" office:value-type="string" calcext:value-type="string">
            <text:p><text:a xlink:href="https://dl.acm.org/doi/10.1145/3442188.3445900" xlink:type="simple">https://dl.acm.org/doi/10.1145/3442188.3445900</text:a></text:p>
          </table:table-cell>
          <table:table-cell table:style-name="ce191" office:value-type="float" office:value="2021" calcext:value-type="float">
            <text:p>202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text:p>
          </table:table-cell>
          <table:table-cell table:style-name="ce197" office:value-type="string" calcext:value-type="string">
            <text:p>Reactive Internet Programming: State Chart XML in Action</text:p>
          </table:table-cell>
          <table:table-cell table:style-name="ce196" office:value-type="string" calcext:value-type="string">
            <text:p>Libro</text:p>
          </table:table-cell>
          <table:table-cell table:style-name="ce208" office:value-type="string" calcext:value-type="string">
            <text:p><text:a xlink:href="https://dl.acm.org/doi/book/10.1145/2872585" xlink:type="simple">https://dl.acm.org/doi/book/10.1145/2872585</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text:p>
          </table:table-cell>
          <table:table-cell table:style-name="ce197" office:value-type="string" calcext:value-type="string">
            <text:p>Qualitative evaluation of cultural heritage information modeling techniques</text:p>
          </table:table-cell>
          <table:table-cell table:style-name="ce196" office:value-type="string" calcext:value-type="string">
            <text:p>En este artículo evaluamos tres técnicas de modelado provenientes de la ingeniería de sistemas de información para representar conceptos de dominio del patrimonio cultural.</text:p>
          </table:table-cell>
          <table:table-cell table:style-name="ce208" office:value-type="string" calcext:value-type="string">
            <text:p><text:a xlink:href="https://dl.acm.org/doi/10.1145/2307723.2307727" xlink:type="simple">https://dl.acm.org/doi/10.1145/2307723.2307727</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text:p>
          </table:table-cell>
          <table:table-cell table:style-name="ce197" office:value-type="string" calcext:value-type="string">
            <text:p>An Empirical Assessment of Software Engineering Curriculum in Developing Economies and its Professional Relevance</text:p>
          </table:table-cell>
          <table:table-cell table:style-name="ce196" office:value-type="string" calcext:value-type="string">
            <text:p>En este trabajo, hemos ampliado el mismo tema mediante la realización de análisis de los comentarios de profesionales y estudiantes graduados en varias universidades del reino de Arabia Saudita. El trabajo tiene como objetivo explorar qué áreas profesionales del plan de estudios de ingeniería de software actual están impulsando el mercado profesional para los estudiantes y qué áreas necesitan un mayor fortalecimiento</text:p>
          </table:table-cell>
          <table:table-cell table:style-name="ce208" office:value-type="string" calcext:value-type="string">
            <text:p><text:a xlink:href="https://dl.acm.org/doi/10.1145/3383923.3383931" xlink:type="simple">https://dl.acm.org/doi/10.1145/3383923.3383931</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text:p>
          </table:table-cell>
          <table:table-cell table:style-name="ce197" office:value-type="string" calcext:value-type="string">
            <text:p>Knowledge transfer in collaborative teams: experiences from a two-week code camp</text:p>
          </table:table-cell>
          <table:table-cell table:style-name="ce196" office:value-type="string" calcext:value-type="string">
            <text:p>En este artículo, describimos experiencias sobre programación colaborativa como herramienta para el aprendizaje del desarrollo de software</text:p>
          </table:table-cell>
          <table:table-cell table:style-name="ce208" office:value-type="string" calcext:value-type="string">
            <text:p><text:a xlink:href="https://dl.acm.org/doi/10.1145/2591062.2591156" xlink:type="simple">https://dl.acm.org/doi/10.1145/2591062.2591156</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text:p>
          </table:table-cell>
          <table:table-cell table:style-name="ce197" office:value-type="string" calcext:value-type="string">
            <text:p>Evaluating interactive support for secure programming</text:p>
          </table:table-cell>
          <table:table-cell table:style-name="ce196" office:value-type="string" calcext:value-type="string">
            <text:p>En este documento, hemos evaluado nuestra herramienta prototipo, ASIDE, que proporciona advertencias en tiempo real y generación de código para reducir los errores de programación segura introducidos por los programadores</text:p>
          </table:table-cell>
          <table:table-cell table:style-name="ce208" office:value-type="string" calcext:value-type="string">
            <text:p><text:a xlink:href="https://dl.acm.org/doi/10.1145/2207676.2208665" xlink:type="simple">https://dl.acm.org/doi/10.1145/2207676.2208665</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text:p>
          </table:table-cell>
          <table:table-cell table:style-name="ce197" office:value-type="string" calcext:value-type="string">
            <text:p>Continuous awareness: a visual mobile approach</text:p>
          </table:table-cell>
          <table:table-cell table:style-name="ce196" office:value-type="string" calcext:value-type="string">
            <text:p>Un experimento evaluó el enfoque visual móvil para la conciencia continua y validó los principios de diseño de la visualización móvil.</text:p>
          </table:table-cell>
          <table:table-cell table:style-name="ce207" office:value-type="string" calcext:value-type="string">
            <text:p><text:a xlink:href="https://dl.acm.org/doi/10.1145/2397696.2397707" xlink:type="simple">https://dl.acm.org/doi/10.1145/2397696.2397707</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text:p>
          </table:table-cell>
          <table:table-cell table:style-name="ce197" office:value-type="string" calcext:value-type="string">
            <text:p>Deploying an online software engineering education program in a globally distributed organization</text:p>
          </table:table-cell>
          <table:table-cell table:style-name="ce196" office:value-type="string" calcext:value-type="string">
            <text:p>El objetivo de este documento es proporcionar un conjunto de mejores prácticas replicables para iniciar un programa de capacitación en software en una organización multinacional. El primer curso en línea de SDIP se ofreció en junio de 2012. Desde entonces, hemos tenido más de 10,000 inscripciones de empleados en 54 países. Hoy en día, nuestra biblioteca de capacitación contiene 89 cursos de aprendizaje en línea, 17 seminarios web, videos y cursos de laboratorio virtual, y hemos impartido más de 180 seminarios web alojados.</text:p>
          </table:table-cell>
          <table:table-cell table:style-name="ce208" office:value-type="string" calcext:value-type="string">
            <text:p><text:a xlink:href="https://dl.acm.org/doi/10.1145/2591062.2591165" xlink:type="simple">https://dl.acm.org/doi/10.1145/2591062.2591165</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3</text:p>
          </table:table-cell>
          <table:table-cell table:style-name="ce197" office:value-type="string" calcext:value-type="string">
            <text:p>Design Thinking and Agile Practices for Software Engineering: An Opportunity for Innovation</text:p>
          </table:table-cell>
          <table:table-cell table:style-name="ce196" office:value-type="string" calcext:value-type="string">
            <text:p>En este trabajo, estudiamos el uso del Design Thinking como enfoque metodológico para la instrucción de la Ingeniería de Software a nivel de pregrado, en cursos que tienen el objetivo particular de crear productos de software innovadores desde cero. Describimos las similitudes y diferencias entre el Design Thinking y los Procesos de Desarrollo de Software, tomando como ejemplo las Prácticas Ágiles</text:p>
          </table:table-cell>
          <table:table-cell table:style-name="ce208" office:value-type="string" calcext:value-type="string">
            <text:p><text:a xlink:href="https://dl.acm.org/doi/10.1145/3241815.3241864" xlink:type="simple">https://dl.acm.org/doi/10.1145/3241815.3241864</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4</text:p>
          </table:table-cell>
          <table:table-cell table:style-name="ce197" office:value-type="string" calcext:value-type="string">
            <text:p>WI-IAT 2013 Preface from the Workshop Chairs</text:p>
          </table:table-cell>
          <table:table-cell table:style-name="ce196" office:value-type="string" calcext:value-type="string">
            <text:p>Es un prefacio, no es paper</text:p>
          </table:table-cell>
          <table:table-cell table:style-name="ce208" office:value-type="string" calcext:value-type="string">
            <text:p><text:a xlink:href="https://dl.acm.org/doi/10.1109/WI-IAT.2013.213" xlink:type="simple">https://dl.acm.org/doi/10.1109/WI-IAT.2013.213</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5</text:p>
          </table:table-cell>
          <table:table-cell table:style-name="ce198" office:value-type="string" calcext:value-type="string">
            <text:p><text:a xlink:href="https://dl.acm.org/doi/book/10.1145/2872585" xlink:type="simple">Reactive Internet Programming: State Chart XML in Acti</text:a></text:p>
          </table:table-cell>
          <table:table-cell table:style-name="ce196" office:value-type="string" calcext:value-type="string">
            <text:p>Libro de aplicaciones web reactivas</text:p>
          </table:table-cell>
          <table:table-cell table:style-name="ce208" office:value-type="string" calcext:value-type="string">
            <text:p><text:a xlink:href="https://dl.acm.org/doi/10.1145/2872585.2872587" xlink:type="simple">https://dl.acm.org/doi/10.1145/2872585.2872587</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6</text:p>
          </table:table-cell>
          <table:table-cell table:style-name="ce197" office:value-type="string" calcext:value-type="string">
            <text:p>Improving software engineering education by modeling real-world implementations</text:p>
          </table:table-cell>
          <table:table-cell table:style-name="ce196" office:value-type="string" calcext:value-type="string">
            <text:p>El propósito de este documento es fomentar la colaboración entre los expertos en modelado para remodelar el software existente y hacer que estos modelos estén disponibles públicamente. El propósito de estos modelos es doble: deberían ayudar (i) a enseñar abstracciones, es decir, cómo se pueden explicar con pocos diagramas los aspectos internos de incluso grandes sistemas, y (ii) enseñar el arte de la programación,</text:p>
          </table:table-cell>
          <table:table-cell table:style-name="ce207" office:value-type="string" calcext:value-type="string">
            <text:p><text:a xlink:href="https://dl.acm.org/doi/10.1145/2425936.2425943" xlink:type="simple">https://dl.acm.org/doi/10.1145/2425936.2425943</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57</text:p>
          </table:table-cell>
          <table:table-cell table:style-name="ce197" office:value-type="string" calcext:value-type="string">
            <text:p>Assessing Quality Standards in Electronic Gates of Educational Institutions: A Field Study</text:p>
          </table:table-cell>
          <table:table-cell table:style-name="ce196" office:value-type="string" calcext:value-type="string">
            <text:p>Este estudio tiene como objetivo evaluar la disponibilidad de estándares de calidad en E-Gates a través de un estudio de campo sobre el E-Gate de la facultad de Tecnología de la Información de la Universidad de Bengasi.</text:p>
          </table:table-cell>
          <table:table-cell table:style-name="ce208" office:value-type="string" calcext:value-type="string">
            <text:p><text:a xlink:href="https://dl.acm.org/doi/10.1145/2425936.2425943" xlink:type="simple">https://dl.acm.org/doi/10.1145/2425936.2425943</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8</text:p>
          </table:table-cell>
          <table:table-cell table:style-name="ce197" office:value-type="string" calcext:value-type="string">
            <text:p>CASE 2.0: on key success factors for cloud-aided software engineering</text:p>
          </table:table-cell>
          <table:table-cell table:style-name="ce196" office:value-type="string" calcext:value-type="string">
            <text:p>Esta charla tiene como objetivo identificar los factores clave de éxito para la ingeniería de software basada en la nube: modelos profundamente estandarizados, un panorama de herramientas altamente integrado, un cambio de enfoque hacia la dinámica de grupo y la gestión del cambio cultural.</text:p>
          </table:table-cell>
          <table:table-cell table:style-name="ce208" office:value-type="string" calcext:value-type="string">
            <text:p><text:a xlink:href="https://dl.acm.org/doi/10.1145/2446224.2446226" xlink:type="simple">https://dl.acm.org/doi/10.1145/2446224.2446226</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9</text:p>
          </table:table-cell>
          <table:table-cell table:style-name="ce197" office:value-type="string" calcext:value-type="string">
            <text:p>VeriSIM: a learning environment for comprehending class and sequence diagrams using design tracing</text:p>
          </table:table-cell>
          <table:table-cell table:style-name="ce196" office:value-type="string" calcext:value-type="string">
            <text:p>Hemos desarrollado un entorno de aprendizaje basado en la web, VeriSIM, que capacita a los estudiantes para aplicar la estrategia de seguimiento del diseño. Realizamos un estudio en el que 86 estudiantes de último año interactuaron con VeriSIM. Los resultados de la prueba previa y posterior muestran que los estudiantes pueden rastrear un escenario dado identificando variables y eventos relevantes y pueden simular el cambio de estado de estas variables.</text:p>
          </table:table-cell>
          <table:table-cell table:style-name="ce208" office:value-type="string" calcext:value-type="string">
            <text:p><text:a xlink:href="https://dl.acm.org/doi/10.1145/3377814.3381705" xlink:type="simple">https://dl.acm.org/doi/10.1145/3377814.3381705</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0</text:p>
          </table:table-cell>
          <table:table-cell table:style-name="ce197" office:value-type="string" calcext:value-type="string">
            <text:p>VeriSIM: a learning environment for comprehending class and sequence diagrams using design tracing</text:p>
          </table:table-cell>
          <table:table-cell table:style-name="ce196" office:value-type="string" calcext:value-type="string">
            <text:p>El propósito principal de este volumen es brindar orientación a las instituciones académicas y agencias de acreditación sobre lo que debería constituir una educación de licenciatura en ingeniería de software. Estas recomendaciones han sido desarrolladas por un amplio grupo internacional de participantes voluntarios</text:p>
          </table:table-cell>
          <table:table-cell table:style-name="ce208" office:value-type="string" calcext:value-type="string">
            <text:p><text:a xlink:href="https://dl.acm.org/doi/10.1145/3377814.3381705" xlink:type="simple">https://dl.acm.org/doi/10.1145/3377814.3381705</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61</text:p>
          </table:table-cell>
          <table:table-cell table:style-name="ce197" office:value-type="string" calcext:value-type="string">
            <text:p>Object-Oriented Programming with DevOps</text:p>
          </table:table-cell>
          <table:table-cell table:style-name="ce196" office:value-type="string" calcext:value-type="string">
            <text:p>DevOps es una cultura emergente que enfatiza la colaboración continua entre los desarrolladores de software y los operadores de TI a través de un proceso estándar continuo con herramientas automatizadas para la entrega continua</text:p>
          </table:table-cell>
          <table:table-cell table:style-name="ce208" office:value-type="string" calcext:value-type="string">
            <text:p><text:a xlink:href="https://dl.acm.org/doi/10.1145/3125659.3125670" xlink:type="simple">https://dl.acm.org/doi/10.1145/3125659.3125670</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2</text:p>
          </table:table-cell>
          <table:table-cell table:style-name="ce197" office:value-type="string" calcext:value-type="string">
            <text:p>Evaluating the usability expressiveness of a USability-oriented INteraction and Navigation model</text:p>
          </table:table-cell>
          <table:table-cell table:style-name="ce196" office:value-type="string" calcext:value-type="string">
            <text:p>En este artículo, presentamos un estudio empírico realizado en entorno académico para investigar el uso de USINN para representar mecanismos de usabilidad en soluciones de diseño de interacción y navegación. Los resultados indicaron que los participantes consideran que USINN es fácil de usar y útil para la interacción y el diseño de la interfaz.</text:p>
          </table:table-cell>
          <table:table-cell table:style-name="ce208" office:value-type="string" calcext:value-type="string">
            <text:p><text:a xlink:href="https://dl.acm.org/doi/10.1145/3160504.3160518" xlink:type="simple">https://dl.acm.org/doi/10.1145/3160504.3160518</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3</text:p>
          </table:table-cell>
          <table:table-cell table:style-name="ce197" office:value-type="string" calcext:value-type="string">
            <text:p>Engaging with practices: design case studies as a research framework in CSCW</text:p>
          </table:table-cell>
          <table:table-cell table:style-name="ce196" office:value-type="string" calcext:value-type="string">
            <text:p>Describimos el marco de investigación utilizado en la Universidad de Siegen. Se basa en una colección de estudios de casos de diseño en campos particulares de práctica e identifica cuestiones transversales para comparar y agregar conocimientos entre estos casos</text:p>
          </table:table-cell>
          <table:table-cell table:style-name="ce208" office:value-type="string" calcext:value-type="string">
            <text:p><text:a xlink:href="https://dl.acm.org/doi/10.1145/1958824.1958902" xlink:type="simple">https://dl.acm.org/doi/10.1145/1958824.1958902</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4</text:p>
          </table:table-cell>
          <table:table-cell table:style-name="ce197" office:value-type="string" calcext:value-type="string">
            <text:p>Comparing Computing Professionals’ Perceptions of Importance of Skills and Knowledge on the Job and Coverage in Undergraduate Experiences</text:p>
          </table:table-cell>
          <table:table-cell table:style-name="ce196" office:value-type="string" calcext:value-type="string">
            <text:p>Informamos sobre las percepciones de los profesionales encuestados sobre la importancia de una variedad de temas y habilidades, y el grado en que 55 recién graduados sintieron que cada tema o habilidad fue enfatizado en su experiencia de pregrado</text:p>
          </table:table-cell>
          <table:table-cell table:style-name="ce208" office:value-type="string" calcext:value-type="string">
            <text:p><text:a xlink:href="https://dl.acm.org/doi/10.1145/3218430" xlink:type="simple">https://dl.acm.org/doi/10.1145/3218430</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65</text:p>
          </table:table-cell>
          <table:table-cell table:style-name="ce197" office:value-type="string" calcext:value-type="string">
            <text:p>Supporting analysis of technical debt causes and effects with cross-company probabilistic cause-effect diagrams</text:p>
          </table:table-cell>
          <table:table-cell table:style-name="ce196" office:value-type="string" calcext:value-type="string">
            <text:p>En este trabajo, proponemos el uso de diagramas probabilísticos de causa-efecto entre empresas para representar información sobre las causas y efectos de la deuda técnica.</text:p>
          </table:table-cell>
          <table:table-cell table:style-name="ce208" office:value-type="string" calcext:value-type="string">
            <text:p><text:a xlink:href="https://dl.acm.org/doi/10.1109/TechDebt.2019.00009" xlink:type="simple">https://dl.acm.org/doi/10.1109/TechDebt.2019.00009</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6</text:p>
          </table:table-cell>
          <table:table-cell table:style-name="ce197" office:value-type="string" calcext:value-type="string">
            <text:p>A retrospective analysis of SAC requirements: engineering track</text:p>
          </table:table-cell>
          <table:table-cell table:style-name="ce70" office:value-type="string" calcext:value-type="string">
            <text:p>Las actividades relacionadas con la ingeniería de requisitos (ER) son algunos de los pasos más importantes en el desarrollo de software, ya que los requisitos describen lo que se proporcionará en un sistema de software para satisfacer las necesidades de las partes interesadas</text:p>
          </table:table-cell>
          <table:table-cell table:style-name="ce208" office:value-type="string" calcext:value-type="string">
            <text:p><text:a xlink:href="https://dl.acm.org/doi/10.1145/2993231.2993234" xlink:type="simple">https://dl.acm.org/doi/10.1145/2993231.2993234</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7</text:p>
          </table:table-cell>
          <table:table-cell table:style-name="ce197" office:value-type="string" calcext:value-type="string">
            <text:p>From programming to software engineering</text:p>
          </table:table-cell>
          <table:table-cell table:style-name="ce196" office:value-type="string" calcext:value-type="string">
            <text:p>Capítulo de libro</text:p>
          </table:table-cell>
          <table:table-cell table:style-name="ce210" office:value-type="string" calcext:value-type="string">
            <text:p><text:a xlink:href="https://dl.acm.org/doi/10.1145/3277669.3277672" xlink:type="simple">https://dl.acm.org/doi/10.1145/3277669.3277672</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8</text:p>
          </table:table-cell>
          <table:table-cell table:style-name="ce197" office:value-type="string" calcext:value-type="string">
            <text:p>Software tools research: a matter of scale and scope - or commoditization?</text:p>
          </table:table-cell>
          <table:table-cell table:style-name="ce196" office:value-type="string" calcext:value-type="string">
            <text:p>Es un panel</text:p>
          </table:table-cell>
          <table:table-cell table:style-name="ce208" office:value-type="string" calcext:value-type="string">
            <text:p><text:a xlink:href="https://dl.acm.org/doi/10.1145/2384716.2384740" xlink:type="simple">https://dl.acm.org/doi/10.1145/2384716.2384740</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69</text:p>
          </table:table-cell>
          <table:table-cell table:style-name="ce197" office:value-type="string" calcext:value-type="string">
            <text:p>Applying agile methods to embedded software development: a systematic review</text:p>
          </table:table-cell>
          <table:table-cell table:style-name="ce196" office:value-type="string" calcext:value-type="string">
            <text:p>Parece significativo explorar la aplicación de métodos ágiles al desarrollo de software integrado y en este artículo se realizó una revisión sistemática para proporcionar una guía inicial a los investigadores y lectores industriales.</text:p>
          </table:table-cell>
          <table:table-cell table:style-name="ce208" office:value-type="string" calcext:value-type="string">
            <text:p><text:a xlink:href="https://dl.acm.org/doi/10.5555/2667025.2667031" xlink:type="simple">https://dl.acm.org/doi/10.5555/2667025.2667031</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0</text:p>
          </table:table-cell>
          <table:table-cell table:style-name="ce197" office:value-type="string" calcext:value-type="string">
            <text:p>Fostering Design Patterns Education: An Exemplar Inspired in the Angry Birds Game Franchise</text:p>
          </table:table-cell>
          <table:table-cell table:style-name="ce196" office:value-type="string" calcext:value-type="string">
            <text:p>Sin embargo, enseñar patrones de diseño es un desafío. Una de las razones radica en las dificultades de los estudiantes, no solo para comprender este concepto en un alto nivel de abstracción, sino también para darse cuenta de cómo utilizar eficazmente los patrones de diseño. En este sentido, este trabajo propone y evalúa un material educativo que ilustra el uso de patrones de diseño utilizando escenarios de juego de la franquicia Angry Birds.</text:p>
          </table:table-cell>
          <table:table-cell table:style-name="ce208" office:value-type="string" calcext:value-type="string">
            <text:p><text:a xlink:href="https://dl.acm.org/doi/10.1145/3364641.3364660" xlink:type="simple">https://dl.acm.org/doi/10.1145/3364641.3364660</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71</text:p>
          </table:table-cell>
          <table:table-cell table:style-name="ce197" office:value-type="string" calcext:value-type="string">
            <text:p>Authentic individual assessment for team-based software engineering projects</text:p>
          </table:table-cell>
          <table:table-cell table:style-name="ce70" office:value-type="string" calcext:value-type="string">
            <text:p>Con el fin de brindar a los estudiantes una experiencia de aprendizaje auténtica y prepararlos mejor para el aprendizaje permanente requerido en los lugares de trabajo contemporáneos, las instituciones educativas utilizan cada vez más el aprendizaje basado en proyectos en equipos. Sin embargo, esto plantea el desafío de desarrollar criterios de evaluación auténticos y equitativos que reflejen las contribuciones individuales en un entorno de trabajo en equipo sin poner en peligro los resultados del proyecto. Presentamos un marco de evaluación novedoso e innovador basado en portafolios que se enfoca en resultados cualitativos y asegura que el nivel de logro refleje la competencia del estudiante en cada una de las dimensiones de aprendizaje definidas, incluido el comportamiento profesional, el trabajo en equipo, el proceso y las contribuciones relevantes hacia los entregables del proyecto. NO APORTA AL TEMA DE LA ENSEÑANZA DE LA ARQUITECTURAS DE SW</text:p>
          </table:table-cell>
          <table:table-cell table:style-name="ce208" office:value-type="string" calcext:value-type="string">
            <text:p><text:a xlink:href="https://dl.acm.org/doi/10.1145/3377814.3381702" xlink:type="simple">https://dl.acm.org/doi/10.1145/3377814.3381702</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72</text:p>
          </table:table-cell>
          <table:table-cell table:style-name="ce197" office:value-type="string" calcext:value-type="string">
            <text:p>Special Session: The Best Papers from the First Five ICERs</text:p>
          </table:table-cell>
          <table:table-cell table:style-name="ce196" office:value-type="string" calcext:value-type="string">
            <text:p>Seis papers</text:p>
          </table:table-cell>
          <table:table-cell table:style-name="ce208" office:value-type="string" calcext:value-type="string">
            <text:p><text:a xlink:href="https://dl.acm.org/doi/10.1145/3291279.3339448" xlink:type="simple">https://dl.acm.org/doi/10.1145/3291279.3339448</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3</text:p>
          </table:table-cell>
          <table:table-cell table:style-name="ce197" office:value-type="string" calcext:value-type="string">
            <text:p>Understanding similarities and differences in software development practices across domains</text:p>
          </table:table-cell>
          <table:table-cell table:style-name="ce196" office:value-type="string" calcext:value-type="string">
            <text:p>Sin embargo, se sabe poco sobre cómo se siguen las prácticas en diferentes dominios de software (por ejemplo, atención médica, banca y petróleo y gas). En este artículo, informamos los resultados de una investigación exploratoria e inductiva, en la que buscamos diferencias y similitudes con respecto a la adopción de varias prácticas generalizadas en 13 dominios.</text:p>
          </table:table-cell>
          <table:table-cell table:style-name="ce208" office:value-type="string" calcext:value-type="string">
            <text:p><text:a xlink:href="https://dl.acm.org/doi/10.1109/ICGSE.2019.00013" xlink:type="simple">https://dl.acm.org/doi/10.1109/ICGSE.2019.00013</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4</text:p>
          </table:table-cell>
          <table:table-cell table:style-name="ce197" office:value-type="string" calcext:value-type="string">
            <text:p>How Understandable Are Pattern-based Behavioral Constraints for Novice Software Designers?</text:p>
          </table:table-cell>
          <table:table-cell table:style-name="ce196" office:value-type="string" calcext:value-type="string">
            <text:p>Este artículo informa sobre un experimento controlado con 116 participantes sobre la comprensibilidad de representaciones representativas de restricciones de comportamiento basadas en patrones gráficos y textuales desde el punto de vista de los diseñadores de software novatos.</text:p>
          </table:table-cell>
          <table:table-cell table:style-name="ce208" office:value-type="string" calcext:value-type="string">
            <text:p><text:a xlink:href="https://dl.acm.org/doi/10.1145/3306608" xlink:type="simple">https://dl.acm.org/doi/10.1145/3306608</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5</text:p>
          </table:table-cell>
          <table:table-cell table:style-name="ce197" office:value-type="string" calcext:value-type="string">
            <text:p>Agile, CMMI®, RUP®, ISO/IEC 12207...: is there a method in this madness?</text:p>
          </table:table-cell>
          <table:table-cell table:style-name="ce196" office:value-type="string" calcext:value-type="string">
            <text:p>A veces, un nuevo proyecto de desarrollo de software requiere seleccionar o proponer un modelo, metodología o método en particular, denominado genéricamente un Conjunto de Prácticas (SoP). En este documento, proporcionamos un modelo bidimensional para clasificar y, por lo tanto, comprender mejor dónde encajan los diferentes SoP para el desarrollo de software.</text:p>
          </table:table-cell>
          <table:table-cell table:style-name="ce208" office:value-type="string" calcext:value-type="string">
            <text:p><text:a xlink:href="https://dl.acm.org/doi/10.1145/2579281.2579299" xlink:type="simple">https://dl.acm.org/doi/10.1145/2579281.2579299</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6</text:p>
          </table:table-cell>
          <table:table-cell table:style-name="ce198" office:value-type="string" calcext:value-type="string">
            <text:p><text:a xlink:href="https://dl.acm.org/doi/10.1145/2108144.2108162" xlink:type="simple">Software Engineering Education (SEEd)</text:a></text:p>
          </table:table-cell>
          <table:table-cell table:style-name="ce196" office:value-type="string" calcext:value-type="string">
            <text:p>Es una columna.</text:p>
          </table:table-cell>
          <table:table-cell table:style-name="ce208" office:value-type="string" calcext:value-type="string">
            <text:p><text:a xlink:href="https://dl.acm.org/doi/10.1145/2108144.2108162" xlink:type="simple">https://dl.acm.org/doi/10.1145/2108144.2108162</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7</text:p>
          </table:table-cell>
          <table:table-cell table:style-name="ce197" office:value-type="string" calcext:value-type="string">
            <text:p>A study of reusability, complexity, and reuse design principles</text:p>
          </table:table-cell>
          <table:table-cell table:style-name="ce196" office:value-type="string" calcext:value-type="string">
            <text:p>Se informa un estudio sobre la relación de la complejidad y los principios de diseño de reutilización con la reutilización de los componentes del código.</text:p>
          </table:table-cell>
          <table:table-cell table:style-name="ce210" office:value-type="string" calcext:value-type="string">
            <text:p><text:a xlink:href="https://dl.acm.org/doi/10.1145/2372251.2372280" xlink:type="simple">https://dl.acm.org/doi/10.1145/2372251.2372280</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8</text:p>
          </table:table-cell>
          <table:table-cell table:style-name="ce197" office:value-type="string" calcext:value-type="string">
            <text:p>FOCUS: an adaptation of a SWEBOK-based curriculum for industry requirements</text:p>
          </table:table-cell>
          <table:table-cell table:style-name="ce196" office:value-type="string" calcext:value-type="string">
            <text:p>Para mejorar la competencia de los ingenieros, CT DC IN ha introducido un plan de estudios interno titulado "Plan de estudios básico para ingenieros de software" (FOCUS), que es una versión adaptada del plan de estudios SWEBOK de IEEE</text:p>
          </table:table-cell>
          <table:table-cell table:style-name="ce208" office:value-type="string" calcext:value-type="string">
            <text:p><text:a xlink:href="https://dl.acm.org/doi/10.5555/2337223.2337383" xlink:type="simple">https://dl.acm.org/doi/10.5555/2337223.2337383</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79</text:p>
          </table:table-cell>
          <table:table-cell table:style-name="ce197" office:value-type="string" calcext:value-type="string">
            <text:p>Evaluating the impact of Software Testing Education through the Flipped Classroom Model in deriving Test Requirements</text:p>
          </table:table-cell>
          <table:table-cell table:style-name="ce196" office:value-type="string" calcext:value-type="string">
            <text:p>El estudio se configura mediante un proceso experimental que compara los requisitos de prueba derivados de los estudiantes que estudiaron con el modelo de aula invertida, con los requisitos de prueba derivados de los estudiantes que estudiaron con el modelo de enseñanza tradicional. ENFOCADO AL TESTING</text:p>
          </table:table-cell>
          <table:table-cell table:style-name="ce208" office:value-type="string" calcext:value-type="string">
            <text:p><text:a xlink:href="https://dl.acm.org/doi/10.1145/3422392.3422489" xlink:type="simple">https://dl.acm.org/doi/10.1145/3422392.3422489</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80</text:p>
          </table:table-cell>
          <table:table-cell table:style-name="ce197" office:value-type="string" calcext:value-type="string">
            <text:p>Empirical software research: an interview with Dag Sjøberg, University of Oslo, Norway</text:p>
          </table:table-cell>
          <table:table-cell table:style-name="ce196" office:value-type="string" calcext:value-type="string">
            <text:p>El debate sobre si los métodos ágiles son mejores que los métodos basados ​​en planes no ha llevado a un consenso. Literalmente, se han inventado, escrito y probado cientos de tecnologías de desarrollo de software y lenguajes de programación a lo largo de los años, solo para ser olvidados. ¿Qué salió mal?</text:p>
          </table:table-cell>
          <table:table-cell table:style-name="ce208" office:value-type="string" calcext:value-type="string">
            <text:p><text:a xlink:href="https://dl.acm.org/doi/10.1145/1998372.1998374" xlink:type="simple">https://dl.acm.org/doi/10.1145/1998372.1998374</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1</text:p>
          </table:table-cell>
          <table:table-cell table:style-name="ce197" office:value-type="string" calcext:value-type="string">
            <text:p>Interdisciplinary Projects in the Academic Studio</text:p>
          </table:table-cell>
          <table:table-cell table:style-name="ce70" office:value-type="string" calcext:value-type="string">
            <text:p>Definimos y describimos el modelo de estudio académico para la educación interdisciplinaria, de pregrado y orientada a proyecto</text:p>
          </table:table-cell>
          <table:table-cell table:style-name="ce208" office:value-type="string" calcext:value-type="string">
            <text:p><text:a xlink:href="https://dl.acm.org/doi/10.1145/2732157" xlink:type="simple">https://dl.acm.org/doi/10.1145/2732157</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2</text:p>
          </table:table-cell>
          <table:table-cell table:style-name="ce197" office:value-type="string" calcext:value-type="string">
            <text:p>Software engineering methods and practices</text:p>
          </table:table-cell>
          <table:table-cell table:style-name="ce196" office:value-type="string" calcext:value-type="string">
            <text:p>Capítulo de libro</text:p>
          </table:table-cell>
          <table:table-cell table:style-name="ce208" office:value-type="string" calcext:value-type="string">
            <text:p><text:a xlink:href="https://dl.acm.org/doi/10.1145/3277669.3277673" xlink:type="simple">https://dl.acm.org/doi/10.1145/3277669.3277673</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3</text:p>
          </table:table-cell>
          <table:table-cell table:style-name="ce197" office:value-type="string" calcext:value-type="string">
            <text:p>Learning to use, useful for learning: a usability study of Google apps for education</text:p>
          </table:table-cell>
          <table:table-cell table:style-name="ce70" office:value-type="string" calcext:value-type="string">
            <text:p>Utilizando los resultados de un instrumento de encuesta original, este estudio examinó las percepciones de los estudiantes sobre la utilidad de Google Apps for Education (GAFE) en el aprendizaje de los conceptos básicos en un curso de composición de primer año de la universidad, lo difícil o fácil que era para los estudiantes interactuar con GAFE,</text:p>
          </table:table-cell>
          <table:table-cell table:style-name="ce211" office:value-type="string" calcext:value-type="string">
            <text:p><text:a xlink:href="https://dl.acm.org/doi/10.5555/2817322.2817327" xlink:type="simple">https://dl.acm.org/doi/10.5555/2817322.2817327</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4</text:p>
          </table:table-cell>
          <table:table-cell table:style-name="ce196" office:value-type="string" calcext:value-type="string">
            <text:p>Computer Science Curricula 2013: Curriculum Guidelines for Undergraduate Degree Programs in Computer ScienceJanuary 2013</text:p>
          </table:table-cell>
          <table:table-cell table:style-name="ce196" office:value-type="string" calcext:value-type="string">
            <text:p>Es un libro.</text:p>
          </table:table-cell>
          <table:table-cell table:style-name="ce208" office:value-type="string" calcext:value-type="string">
            <text:p><text:a xlink:href="https://dl.acm.org/doi/book/10.1145/2534860" xlink:type="simple">https://dl.acm.org/doi/book/10.1145/2534860</text:a></text:p>
          </table:table-cell>
          <table:table-cell table:style-name="ce191" office:value-type="float" office:value="2013" calcext:value-type="float">
            <text:p>2013</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5</text:p>
          </table:table-cell>
          <table:table-cell table:style-name="ce196" office:value-type="string" calcext:value-type="string">
            <text:p>Performing design analysis: game design creativity and the theatre of the impressed</text:p>
          </table:table-cell>
          <table:table-cell table:style-name="ce196" office:value-type="string" calcext:value-type="string">
            <text:p>Informamos y reflexionamos sobre las primeras etapas de un proyecto de investigación que se esfuerza por establecer una cultura de pensamiento de diseño crítico en un curso terciario de diseño de juegos.</text:p>
          </table:table-cell>
          <table:table-cell table:style-name="ce208" office:value-type="string" calcext:value-type="string">
            <text:p><text:a xlink:href="https://dl.acm.org/doi/10.1145/2336727.2336730" xlink:type="simple">https://dl.acm.org/doi/10.1145/2336727.2336730</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6</text:p>
          </table:table-cell>
          <table:table-cell table:style-name="ce196" office:value-type="string" calcext:value-type="string">
            <text:p>Computing Students' Learning Difficulties in HCI Education</text:p>
          </table:table-cell>
          <table:table-cell table:style-name="ce196" office:value-type="string" calcext:value-type="string">
            <text:p>Los desarrolladores de software a menudo toman decisiones de diseño de interfaces y trabajan con diseñadores. Por lo tanto, los estudiantes de informática que buscan convertirse en desarrolladores necesitan cierta educación sobre el diseño de interfaces.</text:p>
          </table:table-cell>
          <table:table-cell table:style-name="ce208" office:value-type="string" calcext:value-type="string">
            <text:p><text:a xlink:href="https://dl.acm.org/doi/10.1145/3313831.3376149" xlink:type="simple">https://dl.acm.org/doi/10.1145/3313831.3376149</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7</text:p>
          </table:table-cell>
          <table:table-cell table:style-name="ce196" office:value-type="string" calcext:value-type="string">
            <text:p>Closing the gap: enacting knowledge transfer between engineering and use of healthcare software</text:p>
          </table:table-cell>
          <table:table-cell table:style-name="ce196" office:value-type="string" calcext:value-type="string">
            <text:p>Se propone un modelo de traducción de conocimientos (KT) para ayudar a cerrar la brecha entre la ingeniería de software y los médicos.</text:p>
          </table:table-cell>
          <table:table-cell table:style-name="ce210" office:value-type="string" calcext:value-type="string">
            <text:p><text:a xlink:href="https://dl.acm.org/doi/10.1145/2897683.2897692" xlink:type="simple">https://dl.acm.org/doi/10.1145/2897683.2897692</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88</text:p>
          </table:table-cell>
          <table:table-cell table:style-name="ce196" office:value-type="string" calcext:value-type="string">
            <text:p>Back to the future: shaping software engineering education with lessons from the past</text:p>
          </table:table-cell>
          <table:table-cell table:style-name="ce196" office:value-type="string" calcext:value-type="string">
            <text:p>Analiza cómo se enseña ingenieria de software en los ultimos 70 años. NO APORTA LA ENSEÑANZA DE LAS ARQUITECTURAS DE SOFTWARE.</text:p>
          </table:table-cell>
          <table:table-cell table:style-name="ce210" office:value-type="string" calcext:value-type="string">
            <text:p><text:a xlink:href="https://dl.acm.org/doi/10.1145/3368564" xlink:type="simple">https://dl.acm.org/doi/10.1145/3368564</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89</text:p>
          </table:table-cell>
          <table:table-cell table:style-name="ce196" office:value-type="string" calcext:value-type="string">
            <text:p>Evaluating capture and replay and model-based performance testing tools: an empirical comparison</text:p>
          </table:table-cell>
          <table:table-cell table:style-name="ce70" office:value-type="string" calcext:value-type="string">
            <text:p>En este artículo, presentamos nuestros primeros resultados, evaluando el esfuerzo (tiempo invertido) al usar las herramientas basadas en LoadRunner y Visual Studio CR, y la herramienta PLeTsPerf MBT para crear scripts de prueba de desempeño y escenarios para probar aplicaciones web, en el contexto de una proyecto de colaboración entre el Centro de Investigación en Ingeniería de Software de la PUCRS y un laboratorio tecnológico de una empresa global de TI.</text:p>
          </table:table-cell>
          <table:table-cell table:style-name="ce208" office:value-type="string" calcext:value-type="string">
            <text:p><text:a xlink:href="https://dl.acm.org/doi/10.1145/2652524.2652587" xlink:type="simple">https://dl.acm.org/doi/10.1145/2652524.2652587</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0</text:p>
          </table:table-cell>
          <table:table-cell table:style-name="ce196" office:value-type="string" calcext:value-type="string">
            <text:p>Four million BASIC programmers</text:p>
          </table:table-cell>
          <table:table-cell table:style-name="ce196" office:value-type="string" calcext:value-type="string">
            <text:p>Libro</text:p>
          </table:table-cell>
          <table:table-cell table:style-name="ce208" office:value-type="string" calcext:value-type="string">
            <text:p><text:a xlink:href="https://dl.acm.org/doi/10.1145/3368274.3368280" xlink:type="simple">https://dl.acm.org/doi/10.1145/3368274.3368280</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1</text:p>
          </table:table-cell>
          <table:table-cell table:style-name="ce196" office:value-type="string" calcext:value-type="string">
            <text:p>Experiences in developing and delivering a programme of part-time education in software and systems security</text:p>
          </table:table-cell>
          <table:table-cell table:style-name="ce196" office:value-type="string" calcext:value-type="string">
            <text:p>Informamos sobre nuestras experiencias en el desarrollo y la entrega de un programa de educación a tiempo parcial en software y seguridad de sistemas en la Universidad de Oxford.</text:p>
          </table:table-cell>
          <table:table-cell table:style-name="ce208" office:value-type="string" calcext:value-type="string">
            <text:p><text:a xlink:href="https://dl.acm.org/doi/10.5555/2819009.2819078" xlink:type="simple">https://dl.acm.org/doi/10.5555/2819009.2819078</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2</text:p>
          </table:table-cell>
          <table:table-cell table:style-name="ce196" office:value-type="string" calcext:value-type="string">
            <text:p>Transition to model-driven engineering: what is revolutionary, what remains the same?</text:p>
          </table:table-cell>
          <table:table-cell table:style-name="ce196" office:value-type="string" calcext:value-type="string">
            <text:p>Este artículo presenta un estudio de caso de las consecuencias organizacionales experimentadas por una gran organización después de la transición a MDE.</text:p>
          </table:table-cell>
          <table:table-cell table:style-name="ce208" office:value-type="string" calcext:value-type="string">
            <text:p><text:a xlink:href="https://dl.acm.org/doi/10.1007/978-3-642-33666-9_44" xlink:type="simple">https://dl.acm.org/doi/10.1007/978-3-642-33666-9_44</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3</text:p>
          </table:table-cell>
          <table:table-cell table:style-name="ce70" office:value-type="string" calcext:value-type="string">
            <text:p>Code Nation: Personal Computing and the Learn to Program Movement in America</text:p>
          </table:table-cell>
          <table:table-cell table:style-name="ce196" office:value-type="string" calcext:value-type="string">
            <text:p>Libro</text:p>
          </table:table-cell>
          <table:table-cell table:style-name="ce208" office:value-type="string" calcext:value-type="string">
            <text:p><text:a xlink:href="https://dl.acm.org/doi/book/10.1145/3368274" xlink:type="simple">https://dl.acm.org/doi/book/10.1145/3368274</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4</text:p>
          </table:table-cell>
          <table:table-cell table:style-name="ce196" office:value-type="string" calcext:value-type="string">
            <text:p>Sustainability design in requirements engineering: state of practice</text:p>
          </table:table-cell>
          <table:table-cell table:style-name="ce196" office:value-type="string" calcext:value-type="string">
            <text:p>Este artículo presenta los resultados de un estudio cualitativo que explora las percepciones y actitudes de los profesionales de la ingeniería de requisitos hacia la sostenibilidad. Identifica obstáculos y estrategias de mitigación en la aplicación de principios de diseño sustentable en la vida laboral diaria.</text:p>
          </table:table-cell>
          <table:table-cell table:style-name="ce208" office:value-type="string" calcext:value-type="string">
            <text:p><text:a xlink:href="https://dl.acm.org/doi/10.1145/2889160.2889217" xlink:type="simple">https://dl.acm.org/doi/10.1145/2889160.2889217</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5</text:p>
          </table:table-cell>
          <table:table-cell table:style-name="ce196" office:value-type="string" calcext:value-type="string">
            <text:p>The state of the art in end-user software engineering</text:p>
          </table:table-cell>
          <table:table-cell table:style-name="ce196" office:value-type="string" calcext:value-type="string">
            <text:p>Este artículo resume y clasifica la investigación sobre estas actividades, definiendo el área de Ingeniería de Software del Usuario Final (EUSE) y terminología relacionada. Luego, el artículo analiza la investigación empírica sobre las actividades de ingeniería de software del usuario final y las tecnologías diseñadas para respaldarlas.</text:p>
          </table:table-cell>
          <table:table-cell table:style-name="ce208" office:value-type="string" calcext:value-type="string">
            <text:p><text:a xlink:href="https://dl.acm.org/doi/10.1145/1922649.1922658" xlink:type="simple">https://dl.acm.org/doi/10.1145/1922649.1922658</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6</text:p>
          </table:table-cell>
          <table:table-cell table:style-name="ce196" office:value-type="string" calcext:value-type="string">
            <text:p>Using the IDEAL software process improvement model for the implementation of automotive SPICE</text:p>
          </table:table-cell>
          <table:table-cell table:style-name="ce70" office:value-type="string" calcext:value-type="string">
            <text:p>El objetivo de este artículo es examinar la idoneidad del modelo IDEAL para la implementación de Automotive SPICE en un departamento de I + D de tamaño medio.</text:p>
          </table:table-cell>
          <table:table-cell table:style-name="ce201"/>
          <table:table-cell table:style-name="ce191"/>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7</text:p>
          </table:table-cell>
          <table:table-cell table:style-name="ce196" office:value-type="string" calcext:value-type="string">
            <text:p>Information Technology Curricula 2017: Curriculum Guidelines for Baccalaureate Degree Programs in Information TechnologyDecember 2017</text:p>
          </table:table-cell>
          <table:table-cell table:style-name="ce196" office:value-type="string" calcext:value-type="string">
            <text:p>Libro</text:p>
          </table:table-cell>
          <table:table-cell table:style-name="ce208" office:value-type="string" calcext:value-type="string">
            <text:p><text:a xlink:href="https://dl.acm.org/doi/book/10.1145/3173161" xlink:type="simple">https://dl.acm.org/doi/book/10.1145/3173161</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8</text:p>
          </table:table-cell>
          <table:table-cell table:style-name="ce196" office:value-type="string" calcext:value-type="string">
            <text:p>Interdisciplinary programming language design</text:p>
          </table:table-cell>
          <table:table-cell table:style-name="ce196" office:value-type="string" calcext:value-type="string">
            <text:p>En este artículo, abogamos por un enfoque interdisciplinario que incorpore muchos métodos diferentes en la creación y evaluación de lenguajes de programación.</text:p>
          </table:table-cell>
          <table:table-cell table:style-name="ce208" office:value-type="string" calcext:value-type="string">
            <text:p><text:a xlink:href="https://dl.acm.org/doi/10.1145/3276954.3276965" xlink:type="simple">https://dl.acm.org/doi/10.1145/3276954.3276965</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99</text:p>
          </table:table-cell>
          <table:table-cell table:style-name="ce196" office:value-type="string" calcext:value-type="string">
            <text:p>Enablers, inhibitors, and perceptions of testing in novice software teams</text:p>
          </table:table-cell>
          <table:table-cell table:style-name="ce196" office:value-type="string" calcext:value-type="string">
            <text:p>Realizamos un estudio cualitativo con 97 estudiantes de informática. A través de entrevistas, exploramos sus experiencias y actitudes con respecto a las pruebas en un proyecto de software colaborativo.</text:p>
          </table:table-cell>
          <table:table-cell table:style-name="ce208" office:value-type="string" calcext:value-type="string">
            <text:p><text:a xlink:href="https://dl.acm.org/doi/10.1145/2635868.2635925" xlink:type="simple">https://dl.acm.org/doi/10.1145/2635868.2635925</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0</text:p>
          </table:table-cell>
          <table:table-cell table:style-name="ce196" office:value-type="string" calcext:value-type="string">
            <text:p>On the effect of using SysML requirement diagrams to comprehend requirements: results from two controlled experiments</text:p>
          </table:table-cell>
          <table:table-cell table:style-name="ce196" office:value-type="string" calcext:value-type="string">
            <text:p>Realizamos un experimento controlado y una replicación externa para investigar si el uso de diagramas de requisitos del Lenguaje de Modelado de Sistemas (SysML) ayuda en la comprensibilidad de los requisitos.</text:p>
          </table:table-cell>
          <table:table-cell table:style-name="ce212" office:value-type="string" calcext:value-type="string">
            <text:p><text:a xlink:href="https://dl.acm.org/doi/10.1145/2601248.2601259" xlink:type="simple">https://dl.acm.org/doi/10.1145/2601248.2601259</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1</text:p>
          </table:table-cell>
          <table:table-cell table:style-name="ce196" office:value-type="string" calcext:value-type="string">
            <text:p>A study on PDAs for onboard applications and technologies and methodologies</text:p>
          </table:table-cell>
          <table:table-cell table:style-name="ce196" office:value-type="string" calcext:value-type="string">
            <text:p>En 2005, la Agencia Espacial Europea llevó a cabo un estudio destinado a aclarar el uso de PDA para operaciones espaciales a bordo.</text:p>
          </table:table-cell>
          <table:table-cell table:style-name="ce208" office:value-type="string" calcext:value-type="string">
            <text:p><text:a xlink:href="https://dl.acm.org/doi/10.1007/s00779-010-0318-4" xlink:type="simple">https://dl.acm.org/doi/10.1007/s00779-010-0318-4</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2</text:p>
          </table:table-cell>
          <table:table-cell table:style-name="ce196" office:value-type="string" calcext:value-type="string">
            <text:p>The Cuban software revolution: 2016-2025</text:p>
          </table:table-cell>
          <table:table-cell table:style-name="ce196" office:value-type="string" calcext:value-type="string">
            <text:p>Este ensayo, presentado como una obra de ficción, trata sobre el desarrollo de software: cómo ha llegado a ser lo que es y lo que podría haber sido.</text:p>
          </table:table-cell>
          <table:table-cell table:style-name="ce208" office:value-type="string" calcext:value-type="string">
            <text:p><text:a xlink:href="https://dl.acm.org/doi/10.1145/2814228.2814247" xlink:type="simple">https://dl.acm.org/doi/10.1145/2814228.2814247</text:a></text:p>
          </table:table-cell>
          <table:table-cell table:style-name="ce191" office:value-type="float" office:value="2015" calcext:value-type="float">
            <text:p>2015</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3</text:p>
          </table:table-cell>
          <table:table-cell table:style-name="ce196" office:value-type="string" calcext:value-type="string">
            <text:p>Computer games are serious business and so is their quality: particularities of software testing in game development from the perspective of practitioners</text:p>
          </table:table-cell>
          <table:table-cell table:style-name="ce196" office:value-type="string" calcext:value-type="string">
            <text:p>Este estudio tiene como objetivo mejorar el cuerpo de conocimiento actual sobre estos temas y señalar las particularidades existentes observadas en las pruebas de software considerando el desarrollo de un juego de computadora</text:p>
          </table:table-cell>
          <table:table-cell table:style-name="ce208" office:value-type="string" calcext:value-type="string">
            <text:p><text:a xlink:href="https://dl.acm.org/doi/10.1145/3239235.3268923" xlink:type="simple">https://dl.acm.org/doi/10.1145/3239235.3268923</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4</text:p>
          </table:table-cell>
          <table:table-cell table:style-name="ce196" office:value-type="string" calcext:value-type="string">
            <text:p>Focusing on user experience and business models in startups: investigation of two-dimensional value creation</text:p>
          </table:table-cell>
          <table:table-cell table:style-name="ce196" office:value-type="string" calcext:value-type="string">
            <text:p>En este estudio, investigamos los factores que afectan el trabajo de UX en las startups, así como los objetivos de UX que las startups establecieron para sus productos.</text:p>
          </table:table-cell>
          <table:table-cell table:style-name="ce208" office:value-type="string" calcext:value-type="string">
            <text:p><text:a xlink:href="https://dl.acm.org/doi/10.1145/2994310.2994371" xlink:type="simple">https://dl.acm.org/doi/10.1145/2994310.2994371</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5</text:p>
          </table:table-cell>
          <table:table-cell table:style-name="ce196" office:value-type="string" calcext:value-type="string">
            <text:p>An Empirical Study of the “Prototype Walkthrough”: A Studio-Based Activity for HCI Education</text:p>
          </table:table-cell>
          <table:table-cell table:style-name="ce196" office:value-type="string" calcext:value-type="string">
            <text:p>En un curso de HCI, hemos estado explorando una actividad de aprendizaje basada en el estudio llamada el recorrido del prototipo, en el que un equipo de proyecto de estudiantes simula su prototipo de interfaz de usuario en evolución mientras un miembro de la audiencia de estudiantes actúa como un usuario de prueba.</text:p>
          </table:table-cell>
          <table:table-cell table:style-name="ce208" office:value-type="string" calcext:value-type="string">
            <text:p><text:a xlink:href="https://dl.acm.org/doi/10.1145/2395131.2395133" xlink:type="simple">https://dl.acm.org/doi/10.1145/2395131.2395133</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6</text:p>
          </table:table-cell>
          <table:table-cell table:style-name="ce196" office:value-type="string" calcext:value-type="string">
            <text:p>Certifiably safe software-dependent systems: challenges and directions</text:p>
          </table:table-cell>
          <table:table-cell table:style-name="ce196" office:value-type="string" calcext:value-type="string">
            <text:p>Este documento considera el futuro de la ingeniería de software como necesario para respaldar el desarrollo y la certificación de sistemas dependientes de software críticos para la seguridad.</text:p>
          </table:table-cell>
          <table:table-cell table:style-name="ce208" office:value-type="string" calcext:value-type="string">
            <text:p><text:a xlink:href="https://dl.acm.org/doi/10.1145/2593882.2593895" xlink:type="simple">https://dl.acm.org/doi/10.1145/2593882.2593895</text:a></text:p>
          </table:table-cell>
          <table:table-cell table:style-name="ce191" office:value-type="float" office:value="2012" calcext:value-type="float">
            <text:p>2012</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7</text:p>
          </table:table-cell>
          <table:table-cell table:style-name="ce196" office:value-type="string" calcext:value-type="string">
            <text:p>Will They Use It or Not? Investigating Software Developers’ Intention to Follow Privacy Engineering Methodologies</text:p>
          </table:table-cell>
          <table:table-cell table:style-name="ce196" office:value-type="string" calcext:value-type="string">
            <text:p>La privacidad inadecuada en los diseños de sistemas de software podría provocar que los usuarios pierdan sus datos confidenciales, como información médica e información financiera, lo que puede causar pérdidas financieras y de reputación. Las Metodologías de Ingeniería de Privacidad (PEM) se introducen en los procesos de desarrollo de software con el objetivo de guiar a los desarrolladores de software a integrar la privacidad en los sistemas que diseñan.</text:p>
          </table:table-cell>
          <table:table-cell table:style-name="ce208" office:value-type="string" calcext:value-type="string">
            <text:p><text:a xlink:href="https://dl.acm.org/doi/10.1145/3364224" xlink:type="simple">https://dl.acm.org/doi/10.1145/3364224</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8</text:p>
          </table:table-cell>
          <table:table-cell table:style-name="ce196" office:value-type="string" calcext:value-type="string">
            <text:p>Scenario-Based Programming, Usability-Oriented Perception</text:p>
          </table:table-cell>
          <table:table-cell table:style-name="ce196" office:value-type="string" calcext:value-type="string">
            <text:p>En este artículo, discutimos la posible conexión entre el lenguaje de programación y el paradigma detrás de él, y la tendencia de los programadores a adoptar una perspectiva externa o interna del sistema que desarrollan.</text:p>
          </table:table-cell>
          <table:table-cell table:style-name="ce208" office:value-type="string" calcext:value-type="string">
            <text:p><text:a xlink:href="https://dl.acm.org/doi/10.1145/2648814" xlink:type="simple">https://dl.acm.org/doi/10.1145/2648814</text:a></text:p>
          </table:table-cell>
          <table:table-cell table:style-name="ce191" office:value-type="float" office:value="2014" calcext:value-type="float">
            <text:p>2014</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09</text:p>
          </table:table-cell>
          <table:table-cell table:style-name="ce196" office:value-type="string" calcext:value-type="string">
            <text:p>K-12 Computer Science Framework</text:p>
          </table:table-cell>
          <table:table-cell table:style-name="ce196" office:value-type="string" calcext:value-type="string">
            <text:p>El desarrollo del Marco de Ciencias de la Computación K-12 fue dirigido por la Asociación de Maquinaria de Computación, Code.org, la Asociación de Maestros de Ciencias de la Computación, el Centro de Innovación Cibernética y la Iniciativa Nacional de Matemáticas y Ciencias en colaboración con los estados, los distritos escolares y la computadora. comunidad de educación científica</text:p>
          </table:table-cell>
          <table:table-cell table:style-name="ce208" office:value-type="string" calcext:value-type="string">
            <text:p><text:a xlink:href="https://dl.acm.org/doi/book/10.1145/3079760" xlink:type="simple">https://dl.acm.org/doi/book/10.1145/3079760</text:a></text:p>
          </table:table-cell>
          <table:table-cell table:style-name="ce191" office:value-type="float" office:value="2016" calcext:value-type="float">
            <text:p>2016</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0</text:p>
          </table:table-cell>
          <table:table-cell table:style-name="ce196" office:value-type="string" calcext:value-type="string">
            <text:p>Cross-cultural user-experience design</text:p>
          </table:table-cell>
          <table:table-cell table:style-name="ce70" office:value-type="string" calcext:value-type="string">
            <text:p>Las interfaces de usuario para plataformas de escritorio, web, móviles y de vehículos se extienden a través de comunidades de usuarios culturalmente diversas, a veces dentro de un solo país o grupo de idiomas, y ciertamente en todo el mundo</text:p>
          </table:table-cell>
          <table:table-cell table:style-name="ce208" office:value-type="string" calcext:value-type="string">
            <text:p><text:a xlink:href="https://dl.acm.org/doi/10.1145/2077434.2077437" xlink:type="simple">https://dl.acm.org/doi/10.1145/2077434.2077437</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1</text:p>
          </table:table-cell>
          <table:table-cell table:style-name="ce196" office:value-type="string" calcext:value-type="string">
            <text:p>Pre-CISE computing research</text:p>
          </table:table-cell>
          <table:table-cell table:style-name="ce196" office:value-type="string" calcext:value-type="string">
            <text:p>Libro</text:p>
          </table:table-cell>
          <table:table-cell table:style-name="ce208" office:value-type="string" calcext:value-type="string">
            <text:p><text:a xlink:href="https://dl.acm.org/doi/10.5555/3336323.C5474413" xlink:type="simple">https://dl.acm.org/doi/10.5555/3336323.C5474413</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2</text:p>
          </table:table-cell>
          <table:table-cell table:style-name="ce196" office:value-type="string" calcext:value-type="string">
            <text:p>PMDL: Software Product Metrics Definition Language</text:p>
          </table:table-cell>
          <table:table-cell table:style-name="ce196" office:value-type="string" calcext:value-type="string">
            <text:p>En este artículo, proponemos el lenguaje de definición de métricas de productos de software (SPMDL). Desarrollamos un lenguaje de descripción basado en XML para definir métricas de software de forma precisa y reutilizable.</text:p>
          </table:table-cell>
          <table:table-cell table:style-name="ce208" office:value-type="string" calcext:value-type="string">
            <text:p><text:a xlink:href="https://dl.acm.org/doi/10.1145/3185049" xlink:type="simple">https://dl.acm.org/doi/10.1145/3185049</text:a></text:p>
          </table:table-cell>
          <table:table-cell table:style-name="ce191" office:value-type="float" office:value="2018" calcext:value-type="float">
            <text:p>2018</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3</text:p>
          </table:table-cell>
          <table:table-cell table:style-name="ce196" office:value-type="string" calcext:value-type="string">
            <text:p>Fixing Faults in C and Java Source Code: Abbreviated vs. Full-Word Identifier Names</text:p>
          </table:table-cell>
          <table:table-cell table:style-name="ce70" office:value-type="string" calcext:value-type="string">
            <text:p>Llevamos a cabo una familia de experimentos controlados para investigar si el uso de nombres de identificadores abreviados, con respecto a los nombres de identificadores de palabras completas, afecta la resolución de fallas en el código fuente de C y Java</text:p>
          </table:table-cell>
          <table:table-cell table:style-name="ce208" office:value-type="string" calcext:value-type="string">
            <text:p><text:a xlink:href="https://dl.acm.org/doi/10.1145/3104029" xlink:type="simple">https://dl.acm.org/doi/10.1145/3104029</text:a></text:p>
          </table:table-cell>
          <table:table-cell table:style-name="ce191" office:value-type="float" office:value="2017" calcext:value-type="float">
            <text:p>2017</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4</text:p>
          </table:table-cell>
          <table:table-cell table:style-name="ce196" office:value-type="string" calcext:value-type="string">
            <text:p>1986--1998</text:p>
          </table:table-cell>
          <table:table-cell table:style-name="ce196" office:value-type="string" calcext:value-type="string">
            <text:p>Capítulo de libro</text:p>
          </table:table-cell>
          <table:table-cell table:style-name="ce208" office:value-type="string" calcext:value-type="string">
            <text:p><text:a xlink:href="https://dl.acm.org/doi/10.5555/3336323.C5474409" xlink:type="simple">https://dl.acm.org/doi/10.5555/3336323.C5474409</text:a></text:p>
          </table:table-cell>
          <table:table-cell table:style-name="ce191" office:value-type="float" office:value="2019" calcext:value-type="float">
            <text:p>2019</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5</text:p>
          </table:table-cell>
          <table:table-cell table:style-name="ce196" office:value-type="string" calcext:value-type="string">
            <text:p>A survey on UML-based aspect-oriented design modeling</text:p>
          </table:table-cell>
          <table:table-cell table:style-name="ce196" office:value-type="string" calcext:value-type="string">
            <text:p>Este artículo intenta llenar este vacío centrándose en el modelado de diseño orientado a aspectos.</text:p>
          </table:table-cell>
          <table:table-cell table:style-name="ce208" office:value-type="string" calcext:value-type="string">
            <text:p><text:a xlink:href="https://dl.acm.org/doi/proceedings/10.1145/2776880" xlink:type="simple">https://dl.acm.org/doi/proceedings/10.1145/2776880</text:a></text:p>
          </table:table-cell>
          <table:table-cell table:style-name="ce191" office:value-type="float" office:value="2011" calcext:value-type="float">
            <text:p>2011</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6</text:p>
          </table:table-cell>
          <table:table-cell table:style-name="ce196" office:value-type="string" calcext:value-type="string">
            <text:p>Thriving in a crowded and changing world: C++ 2006–2020</text:p>
          </table:table-cell>
          <table:table-cell table:style-name="ce196" office:value-type="string" calcext:value-type="string">
            <text:p>El documento contiene largas listas de características que documentan el crecimiento de C ++.</text:p>
          </table:table-cell>
          <table:table-cell table:style-name="ce208" office:value-type="string" calcext:value-type="string">
            <text:p><text:a xlink:href="https://dl.acm.org/doi/10.1145/3386320" xlink:type="simple">https://dl.acm.org/doi/10.1145/3386320</text:a></text:p>
          </table:table-cell>
          <table:table-cell table:style-name="ce191" office:value-type="float" office:value="2020" calcext:value-type="float">
            <text:p>202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2" office:value-type="string" calcext:value-type="string">
            <text:p>E117</text:p>
          </table:table-cell>
          <table:table-cell table:style-name="ce199" office:value-type="string" calcext:value-type="string">
            <text:p>The Construction and Practice of Mixed Teaching Mode of Software Engineering for New Engineering</text:p>
          </table:table-cell>
          <table:table-cell table:style-name="ce199" office:value-type="string" calcext:value-type="string">
            <text:p>Este documento explora el proceso de construcción general del modo de enseñanza mixto, ejecuta el nuevo concepto de educación en ingeniería a través del proceso de capacitación y enseñanza profesional de ingeniería de software y capacita a los nuevos talentos de ingeniería de software para adaptarse a la actualización industrial y el desarrollo de la industria del software.</text:p>
          </table:table-cell>
          <table:table-cell table:style-name="ce213" office:value-type="string" calcext:value-type="string">
            <text:p><text:a xlink:href="https://ieeexplore.ieee.org/document/9262475" xlink:type="simple">https://ieeexplore.ieee.org/document/9262475</text:a></text:p>
          </table:table-cell>
          <table:table-cell table:style-name="ce192" office:value-type="float" office:value="2020" calcext:value-type="float">
            <text:p>2020</text:p>
          </table:table-cell>
          <table:table-cell table:style-name="ce199" table:formula="of:=FALSE()" office:value-type="float" office:value="0" calcext:value-type="float">
            <text:p>0</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content-validation-name="val6" office:value-type="string" calcext:value-type="string">
            <text:p>Estudios no accesibles en texto completo</text:p>
          </table:table-cell>
          <table:table-cell table:style-name="ce215" table:number-columns-repeated="2"/>
          <table:table-cell table:number-columns-repeated="1010"/>
        </table:table-row>
        <table:table-row table:style-name="ro3">
          <table:table-cell table:style-name="ce191" office:value-type="string" calcext:value-type="string">
            <text:p>E118</text:p>
          </table:table-cell>
          <table:table-cell table:style-name="ce197" office:value-type="string" calcext:value-type="string">
            <text:p>Synergizing industrial needs and academic research for better software education</text:p>
          </table:table-cell>
          <table:table-cell table:style-name="ce196" office:value-type="string" calcext:value-type="string">
            <text:p>La complejidad de una red de telecomunicaciones requiere no solo un conocimiento profundo de las telecomunicaciones en sí, sino que el software se vuelve igualmente interesante.</text:p>
          </table:table-cell>
          <table:table-cell table:style-name="ce208" office:value-type="string" calcext:value-type="string">
            <text:p><text:a xlink:href="https://ieeexplore.ieee.org/document/6225703" xlink:type="simple">https://ieeexplore.ieee.org/document/6225703</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19</text:p>
          </table:table-cell>
          <table:table-cell table:style-name="ce197" office:value-type="string" calcext:value-type="string">
            <text:p>Execution Plan for Software Engineering Education in Taiwan</text:p>
          </table:table-cell>
          <table:table-cell table:style-name="ce196" office:value-type="string" calcext:value-type="string">
            <text:p>El propósito principal de este documento es proporcionar una instantánea del estado actual de nuestro esfuerzo nacional de dos fases y ocho años para mejorar la educación en ingeniería de software en Taiwán</text:p>
          </table:table-cell>
          <table:table-cell table:style-name="ce208" office:value-type="string" calcext:value-type="string">
            <text:p><text:a xlink:href="https://ieeexplore.ieee.org/document/6462740" xlink:type="simple">https://ieeexplore.ieee.org/document/6462740</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0</text:p>
          </table:table-cell>
          <table:table-cell table:style-name="ce197" office:value-type="string" calcext:value-type="string">
            <text:p>Project-Based Learning with Examples from Industry in University Courses: An Experience Report from an Undergraduate Requirements Engineering Course</text:p>
          </table:table-cell>
          <table:table-cell table:style-name="ce196" office:value-type="string" calcext:value-type="string">
            <text:p>En trabajos anteriores, informamos sobre nuestra experiencia en el cambio de un curso de ingeniería de requisitos para graduados hacia el uso de ejemplos de casos basados ​​en proyectos reales de la industria.</text:p>
          </table:table-cell>
          <table:table-cell table:style-name="ce208" office:value-type="string" calcext:value-type="string">
            <text:p><text:a xlink:href="https://ieeexplore.ieee.org/document/7474483" xlink:type="simple">https://ieeexplore.ieee.org/document/7474483</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1</text:p>
          </table:table-cell>
          <table:table-cell table:style-name="ce197" office:value-type="string" calcext:value-type="string">
            <text:p>A blended approach to course design and pedagogy to impart soft skills: An IT company's experiences from software engineering course</text:p>
          </table:table-cell>
          <table:table-cell table:style-name="ce196" office:value-type="string" calcext:value-type="string">
            <text:p>En este trabajo abordamos las diez cualidades más buscadas de un empleado de nivel de entrada al impartir los conocimientos y habilidades necesarios junto con los factores blandos. Las áreas más importantes entre las enumeradas en el Libro de conocimientos de ingeniería de software (SWEBOK) se toman para el diseño del curso y se propone una pedagogía orientada a resultados para mejorar la efectividad del aprendizaje</text:p>
          </table:table-cell>
          <table:table-cell table:style-name="ce208" office:value-type="string" calcext:value-type="string">
            <text:p><text:a xlink:href="https://ieeexplore.ieee.org/document/5783854" xlink:type="simple">https://ieeexplore.ieee.org/document/5783854</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122</text:p>
          </table:table-cell>
          <table:table-cell table:style-name="ce197" office:value-type="string" calcext:value-type="string">
            <text:p>Teaching a Global Software Development Course: Student Experiences Using Onsite Exercise Simulation</text:p>
          </table:table-cell>
          <table:table-cell table:style-name="ce196" office:value-type="string" calcext:value-type="string">
            <text:p>En este artículo, presentamos una simulación in situ que trata los aspectos específicos en el campo de la formación y la enseñanza de GSD.</text:p>
          </table:table-cell>
          <table:table-cell table:style-name="ce212" office:value-type="string" calcext:value-type="string">
            <text:p><text:a xlink:href="https://ieeexplore.ieee.org/document/7883331" xlink:type="simple">https://ieeexplore.ieee.org/document/7883331</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3</text:p>
          </table:table-cell>
          <table:table-cell table:style-name="ce197" office:value-type="string" calcext:value-type="string">
            <text:p>Mobile application service talents cultivation in major of software engineering in China</text:p>
          </table:table-cell>
          <table:table-cell table:style-name="ce196" office:value-type="string" calcext:value-type="string">
            <text:p>Este artículo presenta en primer lugar las perspectivas laborales, analiza las características del modelo de enseñanza y la arquitectura del plan de estudios en el ámbito del servicio de aplicaciones móviles.</text:p>
          </table:table-cell>
          <table:table-cell table:style-name="ce208" office:value-type="string" calcext:value-type="string">
            <text:p><text:a xlink:href="https://ieeexplore.ieee.org/document/6295368" xlink:type="simple">https://ieeexplore.ieee.org/document/6295368</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4</text:p>
          </table:table-cell>
          <table:table-cell table:style-name="ce197" office:value-type="string" calcext:value-type="string">
            <text:p>Teaching Service-Oriented Programming to CS and SE undergraduate students</text:p>
          </table:table-cell>
          <table:table-cell table:style-name="ce196" office:value-type="string" calcext:value-type="string">
            <text:p>Este taller presentará conceptos y técnicas básicos de SOP y describirá cómo el enfoque del módulo del curso hacia SOP puede adaptarse para la propia enseñanza de los participantes.</text:p>
          </table:table-cell>
          <table:table-cell table:style-name="ce208" office:value-type="string" calcext:value-type="string">
            <text:p><text:a xlink:href="https://ieeexplore.ieee.org/document/6684778" xlink:type="simple">https://ieeexplore.ieee.org/document/6684778</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5</text:p>
          </table:table-cell>
          <table:table-cell table:style-name="ce197" office:value-type="string" calcext:value-type="string">
            <text:p>Hall of Fame Nomination Paper: Distributed Software Development Course</text:p>
          </table:table-cell>
          <table:table-cell table:style-name="ce70" office:value-type="string" calcext:value-type="string">
            <text:p>El curso de Desarrollo de software distribuido es un curso conjunto basado en proyectos que involucra a tres universidades, de Croacia, Suecia e Italia, que se lleva a cabo cada año desde 2003.</text:p>
          </table:table-cell>
          <table:table-cell table:style-name="ce208" office:value-type="string" calcext:value-type="string">
            <text:p><text:a xlink:href="https://ieeexplore.ieee.org/document/8166677" xlink:type="simple">https://ieeexplore.ieee.org/document/8166677</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8</text:p>
          </table:table-cell>
          <table:table-cell table:style-name="ce197" office:value-type="string" calcext:value-type="string">
            <text:p>Research on the Core Capabilities Cultivation Mode of Software Engineering Talents for New Engineering</text:p>
          </table:table-cell>
          <table:table-cell table:style-name="ce196" office:value-type="string" calcext:value-type="string">
            <text:p>Basado en el concepto de nueva ingeniería, al captar la tendencia de desarrollo y la política industrial de la nueva industria y combinarlo con el objetivo de capacitación de los talentos de ingeniería de software, el documento presenta cinco habilidades centrales que los talentos de ingeniería de software de la nueva ingeniería deben poseer.</text:p>
          </table:table-cell>
          <table:table-cell table:style-name="ce208" office:value-type="string" calcext:value-type="string">
            <text:p><text:a xlink:href="https://ieeexplore.ieee.org/document/9150258" xlink:type="simple">https://ieeexplore.ieee.org/document/9150258</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29</text:p>
          </table:table-cell>
          <table:table-cell table:style-name="ce197" office:value-type="string" calcext:value-type="string">
            <text:p>Teaching Global Software Engineering in a Remote Customer Environment</text:p>
          </table:table-cell>
          <table:table-cell table:style-name="ce196" office:value-type="string" calcext:value-type="string">
            <text:p>Desarrollamos un diseño de curso universitario para adaptarse mejor a estas condiciones del mundo real con equipos de desarrolladores compuestos por estudiantes europeos y equipos de clientes compuestos por estudiantes indios. Se pidió a nuestros equipos de estudiantes distribuidos que encontraran de manera autónoma la mejor manera de superar los tres grandes desafíos en la ingeniería de software global, la comunicación, la cooperación y la coordinación, y que establecieran una relación de trabajo entre el equipo de desarrollo y el equipo del cliente</text:p>
          </table:table-cell>
          <table:table-cell table:style-name="ce208" office:value-type="string" calcext:value-type="string">
            <text:p><text:a xlink:href="https://ieeexplore.ieee.org/document/8626985" xlink:type="simple">https://ieeexplore.ieee.org/document/862698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0</text:p>
          </table:table-cell>
          <table:table-cell table:style-name="ce197" office:value-type="string" calcext:value-type="string">
            <text:p>Reimagining the Modern Physical Software Engineering Education and Training Environment</text:p>
          </table:table-cell>
          <table:table-cell table:style-name="ce196" office:value-type="string" calcext:value-type="string">
            <text:p>El principal aporte de este trabajo es ilustrar cómo el espacio físico de enseñanza se puede alinear con una pedagogía que permita la enseñanza de la ingeniería de software avanzada (inteligencia artificial, aprendizaje automático, etc.), en cualquier lugar y en cualquier momento.</text:p>
          </table:table-cell>
          <table:table-cell table:style-name="ce208" office:value-type="string" calcext:value-type="string">
            <text:p><text:a xlink:href="https://ieeexplore.ieee.org/document/9206219" xlink:type="simple">https://ieeexplore.ieee.org/document/9206219</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1</text:p>
          </table:table-cell>
          <table:table-cell table:style-name="ce197" office:value-type="string" calcext:value-type="string">
            <text:p>Design of Portable Industrial Automation Education Training Kit Compatible for IR 4.0</text:p>
          </table:table-cell>
          <table:table-cell table:style-name="ce196" office:value-type="string" calcext:value-type="string">
            <text:p>Se realizó un estudio utilizando los resultados de los estudiantes que realizaron el Curso de Automatización Industrial en UNITEN. Los datos se obtuvieron de los resultados de la evaluación cuando solo se utilizó software de simulación, y el software de simulación se complementa con un kit de capacitación.</text:p>
          </table:table-cell>
          <table:table-cell table:style-name="ce208" office:value-type="string" calcext:value-type="string">
            <text:p><text:a xlink:href="https://ieeexplore.ieee.org/document/9068090" xlink:type="simple">https://ieeexplore.ieee.org/document/906809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2</text:p>
          </table:table-cell>
          <table:table-cell table:style-name="ce197" office:value-type="string" calcext:value-type="string">
            <text:p>Software engineering education via the use of corporate-sponsored projects: A panel discussion of the approaches, benefits, and challenges for industry-academic collaboration</text:p>
          </table:table-cell>
          <table:table-cell table:style-name="ce196" office:value-type="string" calcext:value-type="string">
            <text:p>En este panel, abordaremos cuestiones relacionadas con el desarrollo y la ejecución de un tipo de colaboración entre la industria y el sector académico: los proyectos patrocinados por empresas.</text:p>
          </table:table-cell>
          <table:table-cell table:style-name="ce208" office:value-type="string" calcext:value-type="string">
            <text:p><text:a xlink:href="https://ieeexplore.ieee.org/document/6595276" xlink:type="simple">https://ieeexplore.ieee.org/document/6595276</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2" office:value-type="string" calcext:value-type="string">
            <text:p>E133</text:p>
          </table:table-cell>
          <table:table-cell table:style-name="ce200" office:value-type="string" calcext:value-type="string">
            <text:p>Teaching advanced software design in team-based project course</text:p>
          </table:table-cell>
          <table:table-cell table:style-name="ce199" office:value-type="string" calcext:value-type="string">
            <text:p>En el artículo, describimos una metodología de enseñanza y 10 años de experiencia en la enseñanza de diseño avanzado en un curso de proyectos de ingeniería de software basado en equipos. Nuestro curso se basa en conceptos fundamentales en el diseño y uso de API.</text:p>
          </table:table-cell>
          <table:table-cell table:style-name="ce213" office:value-type="string" calcext:value-type="string">
            <text:p><text:a xlink:href="https://ieeexplore.ieee.org/document/6595234" xlink:type="simple">https://ieeexplore.ieee.org/document/6595234</text:a></text:p>
          </table:table-cell>
          <table:table-cell table:style-name="ce192" office:value-type="float" office:value="2013" calcext:value-type="float">
            <text:p>2013</text:p>
          </table:table-cell>
          <table:table-cell table:style-name="ce199" table:formula="of:=FALSE()" office:value-type="float" office:value="0" calcext:value-type="float">
            <text:p>0</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formula="of:=FALSE()" office:value-type="float" office:value="0" calcext:value-type="float">
            <text:p>0</text:p>
          </table:table-cell>
          <table:table-cell table:style-name="ce199" table:formula="of:=TRUE()" office:value-type="float" office:value="1" calcext:value-type="float">
            <text:p>1</text:p>
          </table:table-cell>
          <table:table-cell table:style-name="ce199" table:formula="of:=FALSE()" office:value-type="float" office:value="0" calcext:value-type="float">
            <text:p>0</text:p>
          </table:table-cell>
          <table:table-cell table:style-name="ce199" table:content-validation-name="val6" office:value-type="string" calcext:value-type="string">
            <text:p>Estudios no accesibles en texto completo</text:p>
          </table:table-cell>
          <table:table-cell table:style-name="ce215" table:number-columns-repeated="2"/>
          <table:table-cell table:number-columns-repeated="1010"/>
        </table:table-row>
        <table:table-row table:style-name="ro3">
          <table:table-cell table:style-name="ce191" office:value-type="string" calcext:value-type="string">
            <text:p>E134</text:p>
          </table:table-cell>
          <table:table-cell table:style-name="ce197" office:value-type="string" calcext:value-type="string">
            <text:p>General Implement Research of Program Design Inquiry Method on Software Series Course</text:p>
          </table:table-cell>
          <table:table-cell table:style-name="ce196" office:value-type="string" calcext:value-type="string">
            <text:p>Al tener una investigación sobre la demanda de la industria del software, con las características de que a la mayoría de los estudiantes les gusta jugar, podemos utilizar los juegos para la enseñanza de casos de modo que podamos mejorar las habilidades prácticas de los estudiantes graduados de carreras relacionadas con la informática cuando sus intereses en el diseño de programas se despertaron</text:p>
          </table:table-cell>
          <table:table-cell table:style-name="ce208" office:value-type="string" calcext:value-type="string">
            <text:p><text:a xlink:href="https://ieeexplore.ieee.org/document/6300741" xlink:type="simple">https://ieeexplore.ieee.org/document/6300741</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5</text:p>
          </table:table-cell>
          <table:table-cell table:style-name="ce197" office:value-type="string" calcext:value-type="string">
            <text:p>On Complementing an Undergraduate Software Engineering Course with Formal Methods</text:p>
          </table:table-cell>
          <table:table-cell table:style-name="ce196" office:value-type="string" calcext:value-type="string">
            <text:p>En este artículo, sostenemos la opinión de que los estudiantes de hoy (y los ingenieros del mañana) deben contar con una comprensión básica de los métodos formales en un sentido amplio (qué es, cómo se siente al usarlo, cuáles son las ventajas y las limitaciones) desde las introducciones de pregrado a la ingeniería de software.</text:p>
          </table:table-cell>
          <table:table-cell table:style-name="ce208" office:value-type="string" calcext:value-type="string">
            <text:p><text:a xlink:href="https://ieeexplore.ieee.org/document/9206234" xlink:type="simple">https://ieeexplore.ieee.org/document/920623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6</text:p>
          </table:table-cell>
          <table:table-cell table:style-name="ce197" office:value-type="string" calcext:value-type="string">
            <text:p>Supporting Reflective Practice in Software Engineering Education through a Studio-Based Approach</text:p>
          </table:table-cell>
          <table:table-cell table:style-name="ce196" office:value-type="string" calcext:value-type="string">
            <text:p>Una forma de enseñar técnicas de reflexión desde el principio es mediante el aprendizaje en el estudio.</text:p>
          </table:table-cell>
          <table:table-cell table:style-name="ce208" office:value-type="string" calcext:value-type="string">
            <text:p><text:a xlink:href="https://ieeexplore.ieee.org/document/6774769" xlink:type="simple">https://ieeexplore.ieee.org/document/6774769</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7</text:p>
          </table:table-cell>
          <table:table-cell table:style-name="ce197" office:value-type="string" calcext:value-type="string">
            <text:p>The Systematic Thinking Ability of Hardware/Software Co-design using FPGA</text:p>
          </table:table-cell>
          <table:table-cell table:style-name="ce196" office:value-type="string" calcext:value-type="string">
            <text:p>Establecemos un marco de enseñanza de ciclo cerrado mediante el diseño de algunos proyectos estrechamente acoplados para integrar hardware, interfaz y software juntos;</text:p>
          </table:table-cell>
          <table:table-cell table:style-name="ce208" office:value-type="string" calcext:value-type="string">
            <text:p><text:a xlink:href="https://ieeexplore.ieee.org/document/9274284" xlink:type="simple">https://ieeexplore.ieee.org/document/927428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39</text:p>
          </table:table-cell>
          <table:table-cell table:style-name="ce197" office:value-type="string" calcext:value-type="string">
            <text:p>Creation of a Serious Game for Teaching Code Review: An Experience Report</text:p>
          </table:table-cell>
          <table:table-cell table:style-name="ce196" office:value-type="string" calcext:value-type="string">
            <text:p>En este estudio, definimos nuestros objetivos de aprendizaje y diseñamos un juego serio de revisión de código junto con sus pruebas complementarias</text:p>
          </table:table-cell>
          <table:table-cell table:style-name="ce208" office:value-type="string" calcext:value-type="string">
            <text:p><text:a xlink:href="https://ieeexplore.ieee.org/document/9206173" xlink:type="simple">https://ieeexplore.ieee.org/document/9206173</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0</text:p>
          </table:table-cell>
          <table:table-cell table:style-name="ce197" office:value-type="string" calcext:value-type="string">
            <text:p>Modernized Courses in Automotive Software Engineering</text:p>
          </table:table-cell>
          <table:table-cell table:style-name="ce70" office:value-type="string" calcext:value-type="string">
            <text:p>Este documento describe los cursos desarrollados recientemente que cubren los conocimientos y habilidades más importantes para el ingeniero automotriz del futuro: diseño de software funcionalmente seguro, verificación de software, aprendizaje automático, procesamiento de imágenes y video en sistemas automotrices</text:p>
          </table:table-cell>
          <table:table-cell table:style-name="ce208" office:value-type="string" calcext:value-type="string">
            <text:p><text:a xlink:href="https://ieeexplore.ieee.org/document/9245181" xlink:type="simple">https://ieeexplore.ieee.org/document/9245181</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1</text:p>
          </table:table-cell>
          <table:table-cell table:style-name="ce197" office:value-type="string" calcext:value-type="string">
            <text:p>On Approach to Training in Methods of Software Working Out</text:p>
          </table:table-cell>
          <table:table-cell table:style-name="ce196" office:value-type="string" calcext:value-type="string">
            <text:p>El artículo analiza el enfoque para la enseñanza del diseño de software y métodos de elaboración en el marco de la "Informática empresarial". Propone desarrollar el proceso de enseñanza a partir del análisis del criterio de confiabilidad del software</text:p>
          </table:table-cell>
          <table:table-cell table:style-name="ce208" office:value-type="string" calcext:value-type="string">
            <text:p><text:a xlink:href="https://ieeexplore.ieee.org/document/9111738" xlink:type="simple">https://ieeexplore.ieee.org/document/9111738</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2</text:p>
          </table:table-cell>
          <table:table-cell table:style-name="ce197" office:value-type="string" calcext:value-type="string">
            <text:p>[DEMO] MRI design review system: A mixed reality interactive design review system for architecture, serious games and engineering using game engines, standard software, a tablet computer and natural interfaces</text:p>
          </table:table-cell>
          <table:table-cell table:style-name="ce196" office:value-type="string" calcext:value-type="string">
            <text:p>Sistemas inmersivos</text:p>
          </table:table-cell>
          <table:table-cell table:style-name="ce208" office:value-type="string" calcext:value-type="string">
            <text:p><text:a xlink:href="https://ieeexplore.ieee.org/document/6948472" xlink:type="simple">https://ieeexplore.ieee.org/document/6948472</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3</text:p>
          </table:table-cell>
          <table:table-cell table:style-name="ce197" office:value-type="string" calcext:value-type="string">
            <text:p>Work in progress: MicroElectronics Cloud Alliance: The design of new open educational resources for a educational cloud</text:p>
          </table:table-cell>
          <table:table-cell table:style-name="ce196" office:value-type="string" calcext:value-type="string">
            <text:p>El proyecto se centra en el desarrollo conjunto de cursos a nivel de maestría para obtener las nuevas habilidades necesarias para los nuevos trabajos en el sector multidisciplinario de la micro-nanoelectrónica, que se entregarán como recursos educativos abiertos en un entorno de aprendizaje electrónico basado en la nube.</text:p>
          </table:table-cell>
          <table:table-cell table:style-name="ce208" office:value-type="string" calcext:value-type="string">
            <text:p><text:a xlink:href="https://ieeexplore.ieee.org/document/7945082" xlink:type="simple">https://ieeexplore.ieee.org/document/7945082</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4</text:p>
          </table:table-cell>
          <table:table-cell table:style-name="ce197" office:value-type="string" calcext:value-type="string">
            <text:p>Education at University and Industry 4.0</text:p>
          </table:table-cell>
          <table:table-cell table:style-name="ce196" office:value-type="string" calcext:value-type="string">
            <text:p>La economía digital se basa en la organización de la infraestructura de la producción, que se basa en la interacción en red de la producción y la tecnología</text:p>
          </table:table-cell>
          <table:table-cell table:style-name="ce208" office:value-type="string" calcext:value-type="string">
            <text:p><text:a xlink:href="https://ieeexplore.ieee.org/document/8570076" xlink:type="simple">https://ieeexplore.ieee.org/document/8570076</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5</text:p>
          </table:table-cell>
          <table:table-cell table:style-name="ce197" office:value-type="string" calcext:value-type="string">
            <text:p>Interdisciplinary Agile Teaching</text:p>
          </table:table-cell>
          <table:table-cell table:style-name="ce196" office:value-type="string" calcext:value-type="string">
            <text:p>Este artículo educativo reflexivo describe la evolución de un proyecto estudiantil ágil basado en problemas y generado por la industria, que durante tres años consecutivos ha incluido estudiantes de tres facultades diferentes.</text:p>
          </table:table-cell>
          <table:table-cell table:style-name="ce208" office:value-type="string" calcext:value-type="string">
            <text:p><text:a xlink:href="https://ieeexplore.ieee.org/document/9028544" xlink:type="simple">https://ieeexplore.ieee.org/document/9028544</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6</text:p>
          </table:table-cell>
          <table:table-cell table:style-name="ce197" office:value-type="string" calcext:value-type="string">
            <text:p>Design and Verification of CPU for Teaching Based on Sparc V8</text:p>
          </table:table-cell>
          <table:table-cell table:style-name="ce70" office:value-type="string" calcext:value-type="string">
            <text:p>Para mejorar la calidad de la enseñanza práctica para la estructura y el principio del sistema informático, se propone un método para tomar el kernel de leon2 como ejemplo de diseño y se investiga el diseño de CPU para la enseñanza basado en SPARC V8.</text:p>
          </table:table-cell>
          <table:table-cell table:style-name="ce208" office:value-type="string" calcext:value-type="string">
            <text:p><text:a xlink:href="https://ieeexplore.ieee.org/document/6843435" xlink:type="simple">https://ieeexplore.ieee.org/document/6843435</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7</text:p>
          </table:table-cell>
          <table:table-cell table:style-name="ce197" office:value-type="string" calcext:value-type="string">
            <text:p>Practical Education in IoT through Collaborative Work on Open-Source Projects with Industry and Entrepreneurial Organizations</text:p>
          </table:table-cell>
          <table:table-cell table:style-name="ce196" office:value-type="string" calcext:value-type="string">
            <text:p>Este documento completo sobre prácticas innovadoras está dedicado a las prácticas en la educación en ingeniería de software que involucran a socios industriales y empresariales. El enfoque particular del artículo es la preparación, conducción y evaluación del curso práctico de maestría en el middleware de código abierto de Internet de las cosas (IoT)</text:p>
          </table:table-cell>
          <table:table-cell table:style-name="ce208" office:value-type="string" calcext:value-type="string">
            <text:p><text:a xlink:href="https://ieeexplore.ieee.org/document/8658377" xlink:type="simple">https://ieeexplore.ieee.org/document/865837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8</text:p>
          </table:table-cell>
          <table:table-cell table:style-name="ce197" office:value-type="string" calcext:value-type="string">
            <text:p>Simulation Software Applied in Electronic Technology Teaching</text:p>
          </table:table-cell>
          <table:table-cell table:style-name="ce70" office:value-type="string" calcext:value-type="string">
            <text:p>Multisim es un software de simulación de aprendizaje basado en computadora disponible comercialmente, que se utiliza a menudo como una herramienta educativa para la enseñanza de la electrónica.</text:p>
          </table:table-cell>
          <table:table-cell table:style-name="ce208" office:value-type="string" calcext:value-type="string">
            <text:p><text:a xlink:href="https://ieeexplore.ieee.org/document/6322534" xlink:type="simple">https://ieeexplore.ieee.org/document/6322534</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49</text:p>
          </table:table-cell>
          <table:table-cell table:style-name="ce197" office:value-type="string" calcext:value-type="string">
            <text:p>Addressing the Double Challenge of Learning and Teaching Enterprise Technologies through Peer Teaching</text:p>
          </table:table-cell>
          <table:table-cell table:style-name="ce196" office:value-type="string" calcext:value-type="string">
            <text:p>Si bien se ha dedicado mucha literatura a cómo enseñar programación introductoria de manera efectiva, se dedica menos atención a la gestión de la transición hacia tecnologías más complejas. Este trabajo presenta el diseño, la experiencia y la evaluación de un módulo que involucra a los estudiantes con una variedad de tecnologías empresariales. No aporta a la enseñanza de las arquitecturas de software</text:p>
          </table:table-cell>
          <table:table-cell table:style-name="ce208" office:value-type="string" calcext:value-type="string">
            <text:p><text:a xlink:href="https://ieeexplore.ieee.org/document/9291864" xlink:type="simple">https://ieeexplore.ieee.org/document/929186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150</text:p>
          </table:table-cell>
          <table:table-cell table:style-name="ce197" office:value-type="string" calcext:value-type="string">
            <text:p>Effect of using simulator as teaching aid on microprocessor course performance</text:p>
          </table:table-cell>
          <table:table-cell table:style-name="ce206" office:value-type="string" calcext:value-type="string">
            <text:p>Curso de microprocesador en ingeniería eléctrica</text:p>
          </table:table-cell>
          <table:table-cell table:style-name="ce208" office:value-type="string" calcext:value-type="string">
            <text:p><text:a xlink:href="https://ieeexplore.ieee.org/document/8305391" xlink:type="simple">https://ieeexplore.ieee.org/document/8305391</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1</text:p>
          </table:table-cell>
          <table:table-cell table:style-name="ce197" office:value-type="string" calcext:value-type="string">
            <text:p>IoT Training System for Smart Manufacturing Education</text:p>
          </table:table-cell>
          <table:table-cell table:style-name="ce70" office:value-type="string" calcext:value-type="string">
            <text:p>Este estudio tiene como objetivo resolver los problemas de las restricciones de aprendizaje inicial, desarrollando un sistema de capacitación de IoT de bajo costo para la educación de fabricación inteligente en el que los estudiantes pueden estudiar de forma remota y fácil en cualquier momento y en cualquier lugar.</text:p>
          </table:table-cell>
          <table:table-cell table:style-name="ce208" office:value-type="string" calcext:value-type="string">
            <text:p><text:a xlink:href="https://ieeexplore.ieee.org/document/9318946" xlink:type="simple">https://ieeexplore.ieee.org/document/9318946</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2</text:p>
          </table:table-cell>
          <table:table-cell table:style-name="ce197" office:value-type="string" calcext:value-type="string">
            <text:p>Relax, It’s a Game: Utilising Gamification in Learning Agile Scrum Software Development</text:p>
          </table:table-cell>
          <table:table-cell table:style-name="ce196" office:value-type="string" calcext:value-type="string">
            <text:p>Este documento propone un enfoque de aprendizaje basado en juegos (GBL) fácil y eficaz para Agile Scrum usando Trello. Trello es una aplicación basada en web sin curva de aprendizaje que se utiliza para diseñar cualquier proyecto en un entorno colaborativo.</text:p>
          </table:table-cell>
          <table:table-cell table:style-name="ce208" office:value-type="string" calcext:value-type="string">
            <text:p><text:a xlink:href="https://ieeexplore.ieee.org/document/8848104" xlink:type="simple">https://ieeexplore.ieee.org/document/8848104</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4</text:p>
          </table:table-cell>
          <table:table-cell table:style-name="ce197" office:value-type="string" calcext:value-type="string">
            <text:p>Design of Blending Teaching Mode for Software Testing Course</text:p>
          </table:table-cell>
          <table:table-cell table:style-name="ce70" office:value-type="string" calcext:value-type="string">
            <text:p>se adopta la enseñanza en micro-video en línea antes de la clase, y la enseñanza fuera de línea combinada con el modo de enseñanza del aula invertida se adopta en la clase, que se ejecuta a través de los métodos de enseñanza de la enseñanza de casos y proyectos calificados, y ese papel de prueba de recombinación en línea es adoptado para probar el efecto de aprendizaje de los estudiantes después de la clase.</text:p>
          </table:table-cell>
          <table:table-cell table:style-name="ce208" office:value-type="string" calcext:value-type="string">
            <text:p><text:a xlink:href="https://ieeexplore.ieee.org/document/9201740" xlink:type="simple">https://ieeexplore.ieee.org/document/920174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5</text:p>
          </table:table-cell>
          <table:table-cell table:style-name="ce197" office:value-type="string" calcext:value-type="string">
            <text:p>Towards an Effective Implementation of a Model-Driven Engineering Approach for Software Development</text:p>
          </table:table-cell>
          <table:table-cell table:style-name="ce196" office:value-type="string" calcext:value-type="string">
            <text:p>En este artículo, presentamos un resumen de 20 años de experiencia en MDE y cómo nuestra visión ha evolucionado a lo largo de todos estos años.</text:p>
          </table:table-cell>
          <table:table-cell table:style-name="ce208" office:value-type="string" calcext:value-type="string">
            <text:p><text:a xlink:href="https://ieeexplore.ieee.org/document/9092192" xlink:type="simple">https://ieeexplore.ieee.org/document/9092192</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6</text:p>
          </table:table-cell>
          <table:table-cell table:style-name="ce197" office:value-type="string" calcext:value-type="string">
            <text:p>Hands-On Teaching of Software and Web Applications Security</text:p>
          </table:table-cell>
          <table:table-cell table:style-name="ce70" office:value-type="string" calcext:value-type="string">
            <text:p>El propósito de este documento es presentar elementos diseñados, desarrollados y probados de cursos de pregrado y posgrado de “Seguridad de aplicaciones web y software” que se basan en un enfoque de enseñanza práctica activa; se centra en el marco de aprendizaje desarrollado para cada tipo de ataque informático analizado.</text:p>
          </table:table-cell>
          <table:table-cell table:style-name="ce208" office:value-type="string" calcext:value-type="string">
            <text:p><text:a xlink:href="https://ieeexplore.ieee.org/document/6526763" xlink:type="simple">https://ieeexplore.ieee.org/document/6526763</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7</text:p>
          </table:table-cell>
          <table:table-cell table:style-name="ce197" office:value-type="string" calcext:value-type="string">
            <text:p>Augmenting Cloud concepts learning with Open source software environment</text:p>
          </table:table-cell>
          <table:table-cell table:style-name="ce196" office:value-type="string" calcext:value-type="string">
            <text:p>Se introduce un curso sobre computación distribuida y en la nube a nivel de pregrado para atender esto. Los autores discuten los desafíos que enfrenta la tecnología de computación en la nube de enseñanza-aprendizaje y el método seguido para superarlos. Los dos desafíos principales son diseñar el contenido del curso y adoptar herramientas de infraestructura de código abierto adecuadas para la experiencia práctica</text:p>
          </table:table-cell>
          <table:table-cell table:style-name="ce208" office:value-type="string" calcext:value-type="string">
            <text:p><text:a xlink:href="https://ieeexplore.ieee.org/document/8554826" xlink:type="simple">https://ieeexplore.ieee.org/document/8554826</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8</text:p>
          </table:table-cell>
          <table:table-cell table:style-name="ce197" office:value-type="string" calcext:value-type="string">
            <text:p>Does Cyclic Learning have Positive Impact on Teaching Object-Oriented Programming?</text:p>
          </table:table-cell>
          <table:table-cell table:style-name="ce70" office:value-type="string" calcext:value-type="string">
            <text:p>Este artículo Research to Practice Ful1 presenta un estudio sobre la aplicación de la estrategia de aprendizaje cíclico con un enfoque especial en la programación orientada a objetos y expone nuestros hallazgos, enfatizando tanto las ventajas como las desventajas</text:p>
          </table:table-cell>
          <table:table-cell table:style-name="ce208" office:value-type="string" calcext:value-type="string">
            <text:p><text:a xlink:href="https://ieeexplore.ieee.org/document/9028600" xlink:type="simple">https://ieeexplore.ieee.org/document/902860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59</text:p>
          </table:table-cell>
          <table:table-cell table:style-name="ce197" office:value-type="string" calcext:value-type="string">
            <text:p>How to draw like a robot: Practical-case teaching in mechatronics</text:p>
          </table:table-cell>
          <table:table-cell table:style-name="ce196" office:value-type="string" calcext:value-type="string">
            <text:p>Nuestro objetivo era que los estudiantes desarrollaran parte de un software de control de robots que implementaría la capacidad de un “Robot Artista” para dibujar con un robot serial de 2 rotaciones más simple</text:p>
          </table:table-cell>
          <table:table-cell table:style-name="ce208" office:value-type="string" calcext:value-type="string">
            <text:p><text:a xlink:href="https://ieeexplore.ieee.org/document/6701267" xlink:type="simple">https://ieeexplore.ieee.org/document/6701267</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0</text:p>
          </table:table-cell>
          <table:table-cell table:style-name="ce197" office:value-type="string" calcext:value-type="string">
            <text:p>Model Driven Software Engineering in Education: A Multi-Case Study on Perception of Tools and UML</text:p>
          </table:table-cell>
          <table:table-cell table:style-name="ce70" office:value-type="string" calcext:value-type="string">
            <text:p>Sin embargo, hay una falta de investigaciones empíricas y sistemáticas sobre los desafíos en el modelado de la educación y su relación con los desafíos industriales.</text:p>
          </table:table-cell>
          <table:table-cell table:style-name="ce208" office:value-type="string" calcext:value-type="string">
            <text:p><text:a xlink:href="https://ieeexplore.ieee.org/document/8166693" xlink:type="simple">https://ieeexplore.ieee.org/document/816669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1</text:p>
          </table:table-cell>
          <table:table-cell table:style-name="ce197" office:value-type="string" calcext:value-type="string">
            <text:p>A Research on the Education Mode of Innovative Software Talents Oriented to Emerging Engineering</text:p>
          </table:table-cell>
          <table:table-cell table:style-name="ce196" office:value-type="string" calcext:value-type="string">
            <text:p>Luego surgen nuevos requisitos para la educación en ingeniería de software en esta nueva era.</text:p>
          </table:table-cell>
          <table:table-cell table:style-name="ce208" office:value-type="string" calcext:value-type="string">
            <text:p><text:a xlink:href="https://ieeexplore.ieee.org/document/8845451" xlink:type="simple">https://ieeexplore.ieee.org/document/8845451</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2</text:p>
          </table:table-cell>
          <table:table-cell table:style-name="ce197" office:value-type="string" calcext:value-type="string">
            <text:p>Teaching software engineering through comics and micro-movie design projects</text:p>
          </table:table-cell>
          <table:table-cell table:style-name="ce70" office:value-type="string" calcext:value-type="string">
            <text:p>Se propone un nuevo enfoque basado en los cómics y el diseño de micropelículas para la educación en ingeniería de software</text:p>
          </table:table-cell>
          <table:table-cell table:style-name="ce208" office:value-type="string" calcext:value-type="string">
            <text:p><text:a xlink:href="https://ieeexplore.ieee.org/document/7250265" xlink:type="simple">https://ieeexplore.ieee.org/document/7250265</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3</text:p>
          </table:table-cell>
          <table:table-cell table:style-name="ce197" office:value-type="string" calcext:value-type="string">
            <text:p>Scrum in a software engineering course: An in-depth praxis report</text:p>
          </table:table-cell>
          <table:table-cell table:style-name="ce196" office:value-type="string" calcext:value-type="string">
            <text:p>Presentamos el diseño de nuestro curso de pregrado de Ingeniería de Software 1 basado en Scrum, brindamos información detallada sobre detalles importantes del curso y también brindamos recomendaciones de herramientas que consideramos útiles.</text:p>
          </table:table-cell>
          <table:table-cell table:style-name="ce208" office:value-type="string" calcext:value-type="string">
            <text:p><text:a xlink:href="https://ieeexplore.ieee.org/document/6595247" xlink:type="simple">https://ieeexplore.ieee.org/document/6595247</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4</text:p>
          </table:table-cell>
          <table:table-cell table:style-name="ce200" office:value-type="string" calcext:value-type="string">
            <text:p>Attaining competences in software quality oriented design based on cyclic learning</text:p>
          </table:table-cell>
          <table:table-cell table:style-name="ce70" office:value-type="string" calcext:value-type="string">
            <text:p>Nos enfocamos en un conjunto de características de calidad del software descritas por el modelo de calidad ISO25010 para lo cual analizamos el nivel de conocimiento alcanzado por los estudiantes durante todo el ciclo de estudios de grado. El estudio está dirigido por un análisis detallado de tres cursos: Métodos Avanzados de Programación, Programación Paralela y Distribuida y Verificación y Validación de Sistemas de Software,</text:p>
          </table:table-cell>
          <table:table-cell table:style-name="ce208" office:value-type="string" calcext:value-type="string">
            <text:p><text:a xlink:href="https://ieeexplore.ieee.org/document/9274227" xlink:type="simple">https://ieeexplore.ieee.org/document/9274227</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165</text:p>
          </table:table-cell>
          <table:table-cell table:style-name="ce197" office:value-type="string" calcext:value-type="string">
            <text:p>Introducing an industry oriented graduate course: Testing of digital systems</text:p>
          </table:table-cell>
          <table:table-cell table:style-name="ce196" office:value-type="string" calcext:value-type="string">
            <text:p>Semiconductores</text:p>
          </table:table-cell>
          <table:table-cell table:style-name="ce208" office:value-type="string" calcext:value-type="string">
            <text:p><text:a xlink:href="https://ieeexplore.ieee.org/document/5937103" xlink:type="simple">https://ieeexplore.ieee.org/document/5937103</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6</text:p>
          </table:table-cell>
          <table:table-cell table:style-name="ce197" office:value-type="string" calcext:value-type="string">
            <text:p>Teaching Software Engineering Methods with Agile Games</text:p>
          </table:table-cell>
          <table:table-cell table:style-name="ce70" office:value-type="string" calcext:value-type="string">
            <text:p>Un posible enfoque presenta nuestro curso intensivo sobre desarrollo ágil de software, aplicando juegos en la educación en ingeniería, en el marco de un programa de intercambio paneuropeo de una semana.</text:p>
          </table:table-cell>
          <table:table-cell table:style-name="ce208" office:value-type="string" calcext:value-type="string">
            <text:p><text:a xlink:href="https://ieeexplore.ieee.org/document/9125129" xlink:type="simple">https://ieeexplore.ieee.org/document/9125129</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7</text:p>
          </table:table-cell>
          <table:table-cell table:style-name="ce197" office:value-type="string" calcext:value-type="string">
            <text:p>Scrum2Kanban: Integrating Kanban and Scrum in a University Software Engineering Capstone Course</text:p>
          </table:table-cell>
          <table:table-cell table:style-name="ce196" office:value-type="string" calcext:value-type="string">
            <text:p>En este artículo, describimos un diseño de curso final, que agrega el aprendizaje práctico de los principios lean propugnados por Kanban en un proyecto final ejecutado con Scrum.</text:p>
          </table:table-cell>
          <table:table-cell table:style-name="ce208" office:value-type="string" calcext:value-type="string">
            <text:p><text:a xlink:href="https://ieeexplore.ieee.org/document/8442128" xlink:type="simple">https://ieeexplore.ieee.org/document/8442128</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8</text:p>
          </table:table-cell>
          <table:table-cell table:style-name="ce197" office:value-type="string" calcext:value-type="string">
            <text:p>Research of Query teaching mode on Information Technology courses</text:p>
          </table:table-cell>
          <table:table-cell table:style-name="ce196" office:value-type="string" calcext:value-type="string">
            <text:p>M-O-P-QI-A se propone como un modo de enseñanza de consulta de cinco pasos. Es un proceso de enseñanza y aprendizaje de "Modelo-Operar-Problema-Consulta-Evaluación". Se presentan algunas teorías para respaldar el modelo “M-O-P-Q-A” en la enseñanza del curso de tecnología de la información.</text:p>
          </table:table-cell>
          <table:table-cell table:style-name="ce208" office:value-type="string" calcext:value-type="string">
            <text:p><text:a xlink:href="https://ieeexplore.ieee.org/document/6013886" xlink:type="simple">https://ieeexplore.ieee.org/document/6013886</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69</text:p>
          </table:table-cell>
          <table:table-cell table:style-name="ce197" office:value-type="string" calcext:value-type="string">
            <text:p>Intelligent teaching models for STEM related careers using a service-oriented architecture and management science</text:p>
          </table:table-cell>
          <table:table-cell table:style-name="ce196" office:value-type="string" calcext:value-type="string">
            <text:p>Este estudio proporciona la solución en forma de modelos inteligentes que utilizan una integración de la arquitectura orientada a servicios y la ciencia de la gestión para reducir los diagnósticos erróneos de enfermedades en el cuidado de la salud.</text:p>
          </table:table-cell>
          <table:table-cell table:style-name="ce208" office:value-type="string" calcext:value-type="string">
            <text:p><text:a xlink:href="https://ieeexplore.ieee.org/document/6220720" xlink:type="simple">https://ieeexplore.ieee.org/document/6220720</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0</text:p>
          </table:table-cell>
          <table:table-cell table:style-name="ce197" office:value-type="string" calcext:value-type="string">
            <text:p>The DevOps Lab Platform for Managing Diversified Projects in Educating Agile Software Engineering</text:p>
          </table:table-cell>
          <table:table-cell table:style-name="ce196" office:value-type="string" calcext:value-type="string">
            <text:p>Este trabajo de investigación en progreso presenta el diseño de un curso de Ingeniería de Software (SE) para respaldar la capacitación práctica basada en proyectos.</text:p>
          </table:table-cell>
          <table:table-cell table:style-name="ce208" office:value-type="string" calcext:value-type="string">
            <text:p><text:a xlink:href="https://ieeexplore.ieee.org/document/8658817" xlink:type="simple">https://ieeexplore.ieee.org/document/865881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1</text:p>
          </table:table-cell>
          <table:table-cell table:style-name="ce197" office:value-type="string" calcext:value-type="string">
            <text:p>Promoting industrial robotics education by curriculum, robotic simulation software, and advanced robotic workcell development and implementation</text:p>
          </table:table-cell>
          <table:table-cell table:style-name="ce196" office:value-type="string" calcext:value-type="string">
            <text:p>Como parte del proyecto patrocinado por NSF, el equipo de profesores y estudiantes de Michigan Tech están desarrollando un nuevo software de simulación robótica de código abierto "RobotRun" que estará disponible sin costo para la adaptación de otras instituciones.</text:p>
          </table:table-cell>
          <table:table-cell table:style-name="ce208" office:value-type="string" calcext:value-type="string">
            <text:p><text:a xlink:href="https://ieeexplore.ieee.org/document/7934754" xlink:type="simple">https://ieeexplore.ieee.org/document/7934754</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2</text:p>
          </table:table-cell>
          <table:table-cell table:style-name="ce197" office:value-type="string" calcext:value-type="string">
            <text:p>Hands-on undergraduate real-time systems and Hardware-Software development</text:p>
          </table:table-cell>
          <table:table-cell table:style-name="ce196" office:value-type="string" calcext:value-type="string">
            <text:p>Este documento comparte el software práctico en tiempo real integrado en el laboratorio que utiliza el programa de simulación con Integrated Circuit Emphasis (SPICE) que tiene capacidades de modelado de sistemas virtuales (VSM) junto con un sistema basado en microcontroladores de bajo costo</text:p>
          </table:table-cell>
          <table:table-cell table:style-name="ce208" office:value-type="string" calcext:value-type="string">
            <text:p><text:a xlink:href="https://ieeexplore.ieee.org/document/6417655" xlink:type="simple">https://ieeexplore.ieee.org/document/6417655</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3</text:p>
          </table:table-cell>
          <table:table-cell table:style-name="ce197" office:value-type="string" calcext:value-type="string">
            <text:p>Threading DevOps Practices through a University Software Engineering Programme</text:p>
          </table:table-cell>
          <table:table-cell table:style-name="ce196" office:value-type="string" calcext:value-type="string">
            <text:p>En este documento, describimos cómo hemos presentado a los estudiantes las prácticas de DevOps al principio de su programa de estudios y luego hemos tejido su uso a través de muchos proyectos diferentes como hilo conductor.</text:p>
          </table:table-cell>
          <table:table-cell table:style-name="ce208" office:value-type="string" calcext:value-type="string">
            <text:p><text:a xlink:href="https://ieeexplore.ieee.org/document/9206211" xlink:type="simple">https://ieeexplore.ieee.org/document/9206211</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4</text:p>
          </table:table-cell>
          <table:table-cell table:style-name="ce197" office:value-type="string" calcext:value-type="string">
            <text:p>Impact of simulation softwares as teaching tools in engineering learning - An instructional design choice</text:p>
          </table:table-cell>
          <table:table-cell table:style-name="ce196" office:value-type="string" calcext:value-type="string">
            <text:p>En este trabajo se ha explorado el nivel de confianza de los alumnos para alcanzar los objetivos del nivel del curso a través de la pedagogía didáctica basada en la simulación</text:p>
          </table:table-cell>
          <table:table-cell table:style-name="ce208" office:value-type="string" calcext:value-type="string">
            <text:p><text:a xlink:href="https://ieeexplore.ieee.org/document/7474654" xlink:type="simple">https://ieeexplore.ieee.org/document/7474654</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5</text:p>
          </table:table-cell>
          <table:table-cell table:style-name="ce197" office:value-type="string" calcext:value-type="string">
            <text:p>Teaching of design and manufacturing tools in a contextualized environment</text:p>
          </table:table-cell>
          <table:table-cell table:style-name="ce196" office:value-type="string" calcext:value-type="string">
            <text:p>Las múltiples aplicaciones de los softwares CAD / CAM en la industria metalmecánica han llevado a la presencia de disciplinas que involucran estas materias en los planes de estudio de cursos relacionados.</text:p>
          </table:table-cell>
          <table:table-cell table:style-name="ce208" office:value-type="string" calcext:value-type="string">
            <text:p><text:a xlink:href="https://ieeexplore.ieee.org/document/6526773" xlink:type="simple">https://ieeexplore.ieee.org/document/6526773</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6</text:p>
          </table:table-cell>
          <table:table-cell table:style-name="ce197" office:value-type="string" calcext:value-type="string">
            <text:p>Educational Virtual-Wear Trial: More Than a Virtual Try-On Experience</text:p>
          </table:table-cell>
          <table:table-cell table:style-name="ce196" office:value-type="string" calcext:value-type="string">
            <text:p>El objetivo clave era desarrollar una nueva tecnología de aprendizaje para estudiantes universitarios, específicamente para ayudarlos a aprender sobre el diseño funcional térmico de ropa (CTFD).</text:p>
          </table:table-cell>
          <table:table-cell table:style-name="ce208" office:value-type="string" calcext:value-type="string">
            <text:p><text:a xlink:href="https://ieeexplore.ieee.org/document/7331174" xlink:type="simple">https://ieeexplore.ieee.org/document/7331174</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7</text:p>
          </table:table-cell>
          <table:table-cell table:style-name="ce197" office:value-type="string" calcext:value-type="string">
            <text:p>Enhancing usability through agility: Pair programming for a practice-oriented integration approach</text:p>
          </table:table-cell>
          <table:table-cell table:style-name="ce196" office:value-type="string" calcext:value-type="string">
            <text:p>También mostramos cómo procederemos enfocándonos en la Programación en Pareja (PP) como una práctica ágil que promueve un ambiente de trabajo colaborativo, el cual estudiaremos su impacto en los estudiantes que construyen interfaces de usuario en un curso de Desarrollo de Software Móvil. La idea es buena, pero la investigación no es profunda.</text:p>
          </table:table-cell>
          <table:table-cell table:style-name="ce208" office:value-type="string" calcext:value-type="string">
            <text:p><text:a xlink:href="https://ieeexplore.ieee.org/document/7210467" xlink:type="simple">https://ieeexplore.ieee.org/document/7210467</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8</text:p>
          </table:table-cell>
          <table:table-cell table:style-name="ce197" office:value-type="string" calcext:value-type="string">
            <text:p>Global Software Development Education: A Commercial Perspective from a Case Study</text:p>
          </table:table-cell>
          <table:table-cell table:style-name="ce196" office:value-type="string" calcext:value-type="string">
            <text:p>Con un enfoque en la educación GSD (Globar Software Development), hemos desarrollado un marco de capacitación basado en la simulación que aborda diferentes tipos de problemas GSD.</text:p>
          </table:table-cell>
          <table:table-cell table:style-name="ce208" office:value-type="string" calcext:value-type="string">
            <text:p><text:a xlink:href="https://ieeexplore.ieee.org/document/6915268" xlink:type="simple">https://ieeexplore.ieee.org/document/6915268</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79</text:p>
          </table:table-cell>
          <table:table-cell table:style-name="ce197" office:value-type="string" calcext:value-type="string">
            <text:p>Methodology for developing ICT based course material for children with a developmental disability based on EPISODE</text:p>
          </table:table-cell>
          <table:table-cell table:style-name="ce196" office:value-type="string" calcext:value-type="string">
            <text:p>En este estudio, introducimos el concepto de diseño inclusivo en la implementación de materiales didácticos TIC para niños con discapacidades del desarrollo</text:p>
          </table:table-cell>
          <table:table-cell table:style-name="ce208" office:value-type="string" calcext:value-type="string">
            <text:p><text:a xlink:href="https://ieeexplore.ieee.org/document/7281982" xlink:type="simple">https://ieeexplore.ieee.org/document/7281982</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0</text:p>
          </table:table-cell>
          <table:table-cell table:style-name="ce197" office:value-type="string" calcext:value-type="string">
            <text:p>Exploration of Software Development Training Program in Vocational Colleges Based on OBECDIO</text:p>
          </table:table-cell>
          <table:table-cell table:style-name="ce196" office:value-type="string" calcext:value-type="string">
            <text:p>Basado en el modelo educativo OBE-CDIO, se entrega un esquema de capacitación de talentos para talentos de software orientados a aplicaciones a la capacitación actual de ingenieros de software: los requisitos laborales del talento de software, los requisitos y competencias profesionales, estableciendo el “resultado de aprendizaje” deseado</text:p>
          </table:table-cell>
          <table:table-cell table:style-name="ce208" office:value-type="string" calcext:value-type="string">
            <text:p><text:a xlink:href="https://ieeexplore.ieee.org/document/8845371" xlink:type="simple">https://ieeexplore.ieee.org/document/8845371</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1</text:p>
          </table:table-cell>
          <table:table-cell table:style-name="ce197" office:value-type="string" calcext:value-type="string">
            <text:p>Software Defined Radio: From Theory to Real World Communications</text:p>
          </table:table-cell>
          <table:table-cell table:style-name="ce196" office:value-type="string" calcext:value-type="string">
            <text:p>Este artículo describe nuestra experiencia docente y las lecciones aprendidas con la radio definida por software para la educación en ingeniería. Usamos GNU Radio, un marco de software abierto y gratuito, complementado con GNU Wireless Network, una extensión de nuestro diseño para admitir comunicaciones de datos.</text:p>
          </table:table-cell>
          <table:table-cell table:style-name="ce208" office:value-type="string" calcext:value-type="string">
            <text:p><text:a xlink:href="https://ieeexplore.ieee.org/document/8476109" xlink:type="simple">https://ieeexplore.ieee.org/document/8476109</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2</text:p>
          </table:table-cell>
          <table:table-cell table:style-name="ce197" office:value-type="string" calcext:value-type="string">
            <text:p>University meets industry: Calling in real stakeholders</text:p>
          </table:table-cell>
          <table:table-cell table:style-name="ce196" office:value-type="string" calcext:value-type="string">
            <text:p>Describimos nuestras experiencias en la enseñanza de ER con un caso de estudio en dos universidades, logrando un triple triunfo: poner a los estudiantes en contacto con actores reales, mostrarles su responsabilidad hacia un mundo sustentable y hacer investigación empírica en el aula.</text:p>
          </table:table-cell>
          <table:table-cell table:style-name="ce208" office:value-type="string" calcext:value-type="string">
            <text:p><text:a xlink:href="https://ieeexplore.ieee.org/document/6595231" xlink:type="simple">https://ieeexplore.ieee.org/document/6595231</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3</text:p>
          </table:table-cell>
          <table:table-cell table:style-name="ce197" office:value-type="string" calcext:value-type="string">
            <text:p>Trajectory and Traits of Devigners: A Qualitative Study about Transdisciplinarity in a Software Studio</text:p>
          </table:table-cell>
          <table:table-cell table:style-name="ce196" office:value-type="string" calcext:value-type="string">
            <text:p>Esta investigación presenta un estudio cualitativo sobre la trayectoria común y los rasgos de los estudiantes que encajan en el perfil de devigner en un lugar determinado. El estudio se llevó a cabo en un programa de estudio de software centrado en el desarrollo de aplicaciones móviles en Brasil, siguiendo una combinación de métodos de historia oral y teoría fundamentada.</text:p>
          </table:table-cell>
          <table:table-cell table:style-name="ce208" office:value-type="string" calcext:value-type="string">
            <text:p><text:a xlink:href="https://ieeexplore.ieee.org/document/9206180" xlink:type="simple">https://ieeexplore.ieee.org/document/920618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4</text:p>
          </table:table-cell>
          <table:table-cell table:style-name="ce197" office:value-type="string" calcext:value-type="string">
            <text:p>System-oriented communications engineering curriculum: teaching design concepts with SDR platforms</text:p>
          </table:table-cell>
          <table:table-cell table:style-name="ce196" office:value-type="string" calcext:value-type="string">
            <text:p>No es sorprendente que la proliferación de las comunicaciones (inalámbricas) haya generado nuevas demandas de educación superior.</text:p>
          </table:table-cell>
          <table:table-cell table:style-name="ce208" office:value-type="string" calcext:value-type="string">
            <text:p><text:a xlink:href="https://ieeexplore.ieee.org/document/6815913" xlink:type="simple">https://ieeexplore.ieee.org/document/6815913</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5</text:p>
          </table:table-cell>
          <table:table-cell table:style-name="ce197" office:value-type="string" calcext:value-type="string">
            <text:p>Use of role-play and gamification in a software project course</text:p>
          </table:table-cell>
          <table:table-cell table:style-name="ce196" office:value-type="string" calcext:value-type="string">
            <text:p>Este documento analiza el uso de actividades de juego de roles en equipo para simular la experiencia de trabajar en un estudio de desarrollo de juegos profesional como un medio para mejorar un curso avanzado de diseño de juegos de pregrado.</text:p>
          </table:table-cell>
          <table:table-cell table:style-name="ce208" office:value-type="string" calcext:value-type="string">
            <text:p><text:a xlink:href="https://ieeexplore.ieee.org/document/8190501" xlink:type="simple">https://ieeexplore.ieee.org/document/8190501</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6</text:p>
          </table:table-cell>
          <table:table-cell table:style-name="ce197" office:value-type="string" calcext:value-type="string">
            <text:p>A Hands-On Cross-Platform Mobile Programming Approach to Teaching OOP Concepts and Design Patterns</text:p>
          </table:table-cell>
          <table:table-cell table:style-name="ce196" office:value-type="string" calcext:value-type="string">
            <text:p>Este artículo presenta en primer lugar una revisión extensa de la literatura relevante al uso de la programación móvil en los planes de estudio de ciencias de la computación. Luego, en base a la experiencia en el uso de CN1 como una herramienta de enseñanza novedosa, se brindan ideas sobre por qué CN1 es un marco adecuado para enseñar conceptos de programación orientada a objetos y patrones de diseño, y cómo se puede utilizar CN1 para enseñar de manera efectiva estos temas utilizando técnicas de aprendizaje práctico</text:p>
          </table:table-cell>
          <table:table-cell table:style-name="ce208" office:value-type="string" calcext:value-type="string">
            <text:p><text:a xlink:href="https://ieeexplore.ieee.org/document/7964620" xlink:type="simple">https://ieeexplore.ieee.org/document/7964620</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7</text:p>
          </table:table-cell>
          <table:table-cell table:style-name="ce197" office:value-type="string" calcext:value-type="string">
            <text:p>A Review of the Analytics Techniques for an Efficient Management of Online Forums: An Architecture Proposal</text:p>
          </table:table-cell>
          <table:table-cell table:style-name="ce196" office:value-type="string" calcext:value-type="string">
            <text:p>Sin embargo, esta tendencia presenta muchos desafíos, como el procesamiento de foros en línea que generan una gran cantidad de mensajes con una estructura desordenada y una gran variedad de temas.</text:p>
          </table:table-cell>
          <table:table-cell table:style-name="ce208" office:value-type="string" calcext:value-type="string">
            <text:p><text:a xlink:href="https://ieeexplore.ieee.org/document/8612904" xlink:type="simple">https://ieeexplore.ieee.org/document/8612904</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8</text:p>
          </table:table-cell>
          <table:table-cell table:style-name="ce197" office:value-type="string" calcext:value-type="string">
            <text:p>Improving Software Testing Education via Industry Sponsored Contests</text:p>
          </table:table-cell>
          <table:table-cell table:style-name="ce196" office:value-type="string" calcext:value-type="string">
            <text:p>A través de los concursos y tutoriales, brindamos a los estudiantes experiencia en herramientas y pruebas del mundo real y les brindamos excelentes oportunidades para que practiquen sus técnicas de prueba aprendidas para superar los desafíos de prueba de la industria.</text:p>
          </table:table-cell>
          <table:table-cell table:style-name="ce208" office:value-type="string" calcext:value-type="string">
            <text:p><text:a xlink:href="https://ieeexplore.ieee.org/document/8658960" xlink:type="simple">https://ieeexplore.ieee.org/document/8658960</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89</text:p>
          </table:table-cell>
          <table:table-cell table:style-name="ce197" office:value-type="string" calcext:value-type="string">
            <text:p>Solderless fault insertion test set to enhance ATE operator training</text:p>
          </table:table-cell>
          <table:table-cell table:style-name="ce196" office:value-type="string" calcext:value-type="string">
            <text:p>Este documento describe un concepto de diseño que proporciona un conjunto de pruebas de capacitación sólido, que incluye hardware, para que los operadores aprendan habilidades básicas de resolución de problemas e interacción ATE</text:p>
          </table:table-cell>
          <table:table-cell table:style-name="ce208" office:value-type="string" calcext:value-type="string">
            <text:p><text:a xlink:href="https://ieeexplore.ieee.org/document/6058786" xlink:type="simple">https://ieeexplore.ieee.org/document/6058786</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0</text:p>
          </table:table-cell>
          <table:table-cell table:style-name="ce197" office:value-type="string" calcext:value-type="string">
            <text:p>Designing Computing academic programs with disciplinary and competency frameworks</text:p>
          </table:table-cell>
          <table:table-cell table:style-name="ce196" office:value-type="string" calcext:value-type="string">
            <text:p>Presentamos un proceso de desarrollo curricular basado en principios educativos y de ingeniería. Resumimos experiencias representativas de diseño curricular de programas de informática de educación superior con marcos disciplinarios y competencias validadas por la industria de TI con sede en Costa Rica.</text:p>
          </table:table-cell>
          <table:table-cell table:style-name="ce208" office:value-type="string" calcext:value-type="string">
            <text:p><text:a xlink:href="https://ieeexplore.ieee.org/document/9073908" xlink:type="simple">https://ieeexplore.ieee.org/document/9073908</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1</text:p>
          </table:table-cell>
          <table:table-cell table:style-name="ce197" office:value-type="string" calcext:value-type="string">
            <text:p>User Insights about Using Immersive Virtual Reality in Industrial Design Studio Courses</text:p>
          </table:table-cell>
          <table:table-cell table:style-name="ce196" office:value-type="string" calcext:value-type="string">
            <text:p>En los últimos años, se observa que los auriculares inmersivos como HTC Vive, Oculus Rift, etc., que se desarrollaron principalmente para las industrias de juegos y entretenimiento, se están utilizando para diferentes propósitos en diferentes campos. El diseño industrial es uno de ellos</text:p>
          </table:table-cell>
          <table:table-cell table:style-name="ce208" office:value-type="string" calcext:value-type="string">
            <text:p><text:a xlink:href="https://ieeexplore.ieee.org/document/8567058" xlink:type="simple">https://ieeexplore.ieee.org/document/8567058</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2</text:p>
          </table:table-cell>
          <table:table-cell table:style-name="ce197" office:value-type="string" calcext:value-type="string">
            <text:p>Teaching FPGA-based systems</text:p>
          </table:table-cell>
          <table:table-cell table:style-name="ce196" office:value-type="string" calcext:value-type="string">
            <text:p>En este documento informamos sobre los avances recientes en la enseñanza de sistemas basados en matrices de puertas programables en campo dentro de los cursos de ingeniería impartidos en dos universidades</text:p>
          </table:table-cell>
          <table:table-cell table:style-name="ce208" office:value-type="string" calcext:value-type="string">
            <text:p><text:a xlink:href="https://ieeexplore.ieee.org/document/6826133" xlink:type="simple">https://ieeexplore.ieee.org/document/6826133</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3</text:p>
          </table:table-cell>
          <table:table-cell table:style-name="ce197" office:value-type="string" calcext:value-type="string">
            <text:p>Department course selection problem: The primitive cognitive network process approach</text:p>
          </table:table-cell>
          <table:table-cell table:style-name="ce196" office:value-type="string" calcext:value-type="string">
            <text:p>Este artículo propone el Proceso de Red Cognitiva Primitiva para la estrategia de selección de cursos del departamento considerando múltiples criterios y alternativas.</text:p>
          </table:table-cell>
          <table:table-cell table:style-name="ce208" office:value-type="string" calcext:value-type="string">
            <text:p><text:a xlink:href="https://ieeexplore.ieee.org/document/6360327" xlink:type="simple">https://ieeexplore.ieee.org/document/6360327</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4</text:p>
          </table:table-cell>
          <table:table-cell table:style-name="ce197" office:value-type="string" calcext:value-type="string">
            <text:p>Workshop for Automotive Software Systems Engineering Education</text:p>
          </table:table-cell>
          <table:table-cell table:style-name="ce196" office:value-type="string" calcext:value-type="string">
            <text:p>conducción autónoma</text:p>
          </table:table-cell>
          <table:table-cell table:style-name="ce208" office:value-type="string" calcext:value-type="string">
            <text:p><text:a xlink:href="https://ieeexplore.ieee.org/document/9206169" xlink:type="simple">https://ieeexplore.ieee.org/document/9206169</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5</text:p>
          </table:table-cell>
          <table:table-cell table:style-name="ce197" office:value-type="string" calcext:value-type="string">
            <text:p>Panel: Incorporating Cloud Computing Competences into Computing Curriculum: Challenges &amp; Prospects</text:p>
          </table:table-cell>
          <table:table-cell table:style-name="ce196" office:value-type="string" calcext:value-type="string">
            <text:p>Por lo tanto, el objetivo de este panel es analizar los desafíos de la enseñanza de la computación en la nube, ofrecer soluciones a esos desafíos y desarrollar un enfoque que pueda ser adoptado por los instructores de computación que deseen incorporar las competencias de la computación en la nube en su plan de estudios.</text:p>
          </table:table-cell>
          <table:table-cell table:style-name="ce208" office:value-type="string" calcext:value-type="string">
            <text:p><text:a xlink:href="https://ieeexplore.ieee.org/document/9274219" xlink:type="simple">https://ieeexplore.ieee.org/document/9274219</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6</text:p>
          </table:table-cell>
          <table:table-cell table:style-name="ce197" office:value-type="string" calcext:value-type="string">
            <text:p>Teaching and learning perspective on system development in large teams</text:p>
          </table:table-cell>
          <table:table-cell/>
          <table:table-cell table:style-name="ce208" office:value-type="string" calcext:value-type="string">
            <text:p><text:a xlink:href="https://ieeexplore.ieee.org/document/6671065" xlink:type="simple">https://ieeexplore.ieee.org/document/6671065</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7</text:p>
          </table:table-cell>
          <table:table-cell table:style-name="ce197" office:value-type="string" calcext:value-type="string">
            <text:p>A Case of Implementation of an iPeer Software Tool to Assess and Develop Engineering Students Teamwork Capabilities in a Large Class Environment</text:p>
          </table:table-cell>
          <table:table-cell table:style-name="ce196" office:value-type="string" calcext:value-type="string">
            <text:p>Este documento cubre los propósitos y objetivos, los enfoques, las experiencias compartidas y los problemas que se enfrentan en la enseñanza y el aprendizaje del par de asignaturas Análisis de las TIC y Diseño de las TIC dentro del bloque central de los cursos de Ingeniería de las TIC en la Facultad de Ingeniería y TI de la Universidad de Tecnología de Sydney</text:p>
          </table:table-cell>
          <table:table-cell table:style-name="ce208" office:value-type="string" calcext:value-type="string">
            <text:p><text:a xlink:href="https://ieeexplore.ieee.org/document/9293667" xlink:type="simple">https://ieeexplore.ieee.org/document/9293667</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199</text:p>
          </table:table-cell>
          <table:table-cell table:style-name="ce197" office:value-type="string" calcext:value-type="string">
            <text:p>A model and evaluation method of learning motivation in the education and training of professional engineers</text:p>
          </table:table-cell>
          <table:table-cell table:style-name="ce196" office:value-type="string" calcext:value-type="string">
            <text:p>entorno de aprendizaje de clase grande eficiente, se introduce un enfoque de revisión por pares como parte de la evaluación del trabajo en equipo del módulo de Gestión de ingeniería</text:p>
          </table:table-cell>
          <table:table-cell table:style-name="ce208" office:value-type="string" calcext:value-type="string">
            <text:p><text:a xlink:href="https://ieeexplore.ieee.org/document/7851813" xlink:type="simple">https://ieeexplore.ieee.org/document/7851813</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0</text:p>
          </table:table-cell>
          <table:table-cell table:style-name="ce197" office:value-type="string" calcext:value-type="string">
            <text:p>Splat! er, shmup? A postmortem on a capstone production experience</text:p>
          </table:table-cell>
          <table:table-cell table:style-name="ce196" office:value-type="string" calcext:value-type="string">
            <text:p>La industria automotriz, incluida DENSO CORPORATION, necesita educar y capacitar ingenieros profesionales que puedan hacer frente a los cambios que se están produciendo en los entornos comerciales recientes</text:p>
          </table:table-cell>
          <table:table-cell table:style-name="ce208" office:value-type="string" calcext:value-type="string">
            <text:p><text:a xlink:href="https://ieeexplore.ieee.org/document/7757399" xlink:type="simple">https://ieeexplore.ieee.org/document/7757399</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1</text:p>
          </table:table-cell>
          <table:table-cell table:style-name="ce197" office:value-type="string" calcext:value-type="string">
            <text:p>A Knowledge-Driven Web Tutoring System Framework for Adaptive and Assessment-Driven Open-Source Learning</text:p>
          </table:table-cell>
          <table:table-cell table:style-name="ce196" office:value-type="string" calcext:value-type="string">
            <text:p>Para abordar esta necesidad, creamos una oferta de cursos de estudio de producción que abordaba los deseos de los estudiantes de crear un juego como una experiencia culminante mientras se enfocaba en el proceso de producción y los desafíos que son particulares de la industria de los juegos.</text:p>
          </table:table-cell>
          <table:table-cell table:style-name="ce210" office:value-type="string" calcext:value-type="string">
            <text:p><text:a xlink:href="https://ieeexplore.ieee.org/document/8030018" xlink:type="simple">https://ieeexplore.ieee.org/document/8030018</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2</text:p>
          </table:table-cell>
          <table:table-cell table:style-name="ce197" office:value-type="string" calcext:value-type="string">
            <text:p>Identifying key digital prepress competence requirements for printing technology workforce</text:p>
          </table:table-cell>
          <table:table-cell table:style-name="ce196" office:value-type="string" calcext:value-type="string">
            <text:p>Una automatización cada vez mayor de todos los pasos en el proceso de una industria de la impresión genera un enorme potencial de innovación no solo en el campo de la maquinaria y el equipo, sino también en el procesamiento en un futuro próximo</text:p>
          </table:table-cell>
          <table:table-cell table:style-name="ce208" office:value-type="string" calcext:value-type="string">
            <text:p><text:a xlink:href="https://ieeexplore.ieee.org/document/6422995" xlink:type="simple">https://ieeexplore.ieee.org/document/6422995</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3</text:p>
          </table:table-cell>
          <table:table-cell table:style-name="ce197" office:value-type="string" calcext:value-type="string">
            <text:p>Implementation of an elective line in advanced automation for Electronic Engineering program</text:p>
          </table:table-cell>
          <table:table-cell table:style-name="ce196" office:value-type="string" calcext:value-type="string">
            <text:p>La línea electiva de automatización avanzada en ingeniería electrónica de la universidad ECCI, permite al estudiante adquirir conocimientos para el diseño e implementación de sistemas automatizados para procesos industriales y automatización de edificios medianos y grandes,</text:p>
          </table:table-cell>
          <table:table-cell table:style-name="ce208" office:value-type="string" calcext:value-type="string">
            <text:p><text:a xlink:href="https://ieeexplore.ieee.org/document/8476022" xlink:type="simple">https://ieeexplore.ieee.org/document/8476022</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4</text:p>
          </table:table-cell>
          <table:table-cell table:style-name="ce197" office:value-type="string" calcext:value-type="string">
            <text:p>Exploration of programming practice project curriculum construction</text:p>
          </table:table-cell>
          <table:table-cell table:style-name="ce196" office:value-type="string" calcext:value-type="string">
            <text:p>El artículo presenta el principio y el esquema de la enseñanza de la práctica de programación y el diseño de casos experimentales combinándolos con las características del currículo de práctica de programación</text:p>
          </table:table-cell>
          <table:table-cell table:style-name="ce208" office:value-type="string" calcext:value-type="string">
            <text:p><text:a xlink:href="https://ieeexplore.ieee.org/document/6295329" xlink:type="simple">https://ieeexplore.ieee.org/document/629532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5</text:p>
          </table:table-cell>
          <table:table-cell table:style-name="ce197" office:value-type="string" calcext:value-type="string">
            <text:p>13 Software Architecture for Smart Cities and Technical Solutions with Emerging Technologies' Internet of Things</text:p>
          </table:table-cell>
          <table:table-cell table:style-name="ce196" office:value-type="string" calcext:value-type="string">
            <text:p>El libro está destinado a un curso sobre procesamiento de señales digitales, para personas mayores y estudiantes de pregrado.</text:p>
          </table:table-cell>
          <table:table-cell table:style-name="ce208" office:value-type="string" calcext:value-type="string">
            <text:p><text:a xlink:href="https://ieeexplore.ieee.org/document/9226744" xlink:type="simple">https://ieeexplore.ieee.org/document/9226744</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6</text:p>
          </table:table-cell>
          <table:table-cell table:style-name="ce197" office:value-type="string" calcext:value-type="string">
            <text:p>The design and implementation of an innovative online program for a master of science degree in Computer Science — Software Engineering specialization</text:p>
          </table:table-cell>
          <table:table-cell table:style-name="ce196" office:value-type="string" calcext:value-type="string">
            <text:p>En este documento se describen las experiencias relacionadas con el desarrollo y la implementación de un programa innovador de posgrado en línea para la especialización de Maestría en Ciencias en Ciencias de la Computación - Ingeniería de Software.</text:p>
          </table:table-cell>
          <table:table-cell table:style-name="ce208" office:value-type="string" calcext:value-type="string">
            <text:p><text:a xlink:href="https://ieeexplore.ieee.org/document/5876095" xlink:type="simple">https://ieeexplore.ieee.org/document/5876095</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7</text:p>
          </table:table-cell>
          <table:table-cell table:style-name="ce197" office:value-type="string" calcext:value-type="string">
            <text:p>Using 4C/ID for Teaching Conceptual Modelling</text:p>
          </table:table-cell>
          <table:table-cell table:style-name="ce196" office:value-type="string" calcext:value-type="string">
            <text:p>Este tutorial tiene como objetivo demostrar y explorar el uso del modelo de diseño instruccional de cuatro componentes (4C / ID), para enseñar el modelado conceptual</text:p>
          </table:table-cell>
          <table:table-cell table:style-name="ce208" office:value-type="string" calcext:value-type="string">
            <text:p><text:a xlink:href="https://ieeexplore.ieee.org/document/8877038" xlink:type="simple">https://ieeexplore.ieee.org/document/887703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8</text:p>
          </table:table-cell>
          <table:table-cell table:style-name="ce197" office:value-type="string" calcext:value-type="string">
            <text:p>Spacecraft operator training from simulation to application</text:p>
          </table:table-cell>
          <table:table-cell table:style-name="ce196" office:value-type="string" calcext:value-type="string">
            <text:p>Aunque la educación en ingeniería generalmente cubre la mayor parte del diseño de satélites, solo unas pocas universidades cubren la parte operativa y práctica de las operaciones de las naves espaciales.</text:p>
          </table:table-cell>
          <table:table-cell table:style-name="ce208" office:value-type="string" calcext:value-type="string">
            <text:p><text:a xlink:href="https://ieeexplore.ieee.org/document/5966888" xlink:type="simple">https://ieeexplore.ieee.org/document/5966888</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09</text:p>
          </table:table-cell>
          <table:table-cell table:style-name="ce197" office:value-type="string" calcext:value-type="string">
            <text:p>WIP: Implementing Project Based Learning: Some Challenges from a Requirements Engineering Perspective</text:p>
          </table:table-cell>
          <table:table-cell table:style-name="ce196" office:value-type="string" calcext:value-type="string">
            <text:p>El objetivo de este trabajo en curso es investigar los efectos del ABP en el desempeño de los estudiantes en un curso de ingeniería de requisitos (RE)</text:p>
          </table:table-cell>
          <table:table-cell table:style-name="ce208" office:value-type="string" calcext:value-type="string">
            <text:p><text:a xlink:href="https://ieeexplore.ieee.org/document/8659307" xlink:type="simple">https://ieeexplore.ieee.org/document/865930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0</text:p>
          </table:table-cell>
          <table:table-cell table:style-name="ce197" office:value-type="string" calcext:value-type="string">
            <text:p>A low-cost development platform to design digital circuits on FPGAs using open-source software and hardware tools</text:p>
          </table:table-cell>
          <table:table-cell table:style-name="ce196" office:value-type="string" calcext:value-type="string">
            <text:p>Para tratar de superar ambos problemas, este trabajo presenta una plataforma de desarrollo de bajo costo para diseñar circuitos digitales en FPGA</text:p>
          </table:table-cell>
          <table:table-cell table:style-name="ce208" office:value-type="string" calcext:value-type="string">
            <text:p><text:a xlink:href="https://ieeexplore.ieee.org/document/9163730" xlink:type="simple">https://ieeexplore.ieee.org/document/916373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1</text:p>
          </table:table-cell>
          <table:table-cell table:style-name="ce197" office:value-type="string" calcext:value-type="string">
            <text:p>Cloud Computing education strategies</text:p>
          </table:table-cell>
          <table:table-cell table:style-name="ce196" office:value-type="string" calcext:value-type="string">
            <text:p>En este artículo, describimos la demanda de comprender el impacto de la computación en la nube en la educación superior en ciencias de la computación</text:p>
          </table:table-cell>
          <table:table-cell table:style-name="ce210" office:value-type="string" calcext:value-type="string">
            <text:p><text:a xlink:href="https://ieeexplore.ieee.org/document/6816778" xlink:type="simple">https://ieeexplore.ieee.org/document/6816778</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2</text:p>
          </table:table-cell>
          <table:table-cell table:style-name="ce197" office:value-type="string" calcext:value-type="string">
            <text:p>On interdisciplinary student background: A successful course integrating teaching and research</text:p>
          </table:table-cell>
          <table:table-cell table:style-name="ce196" office:value-type="string" calcext:value-type="string">
            <text:p>Este documento presenta uno de esos cursos, Redes móviles</text:p>
          </table:table-cell>
          <table:table-cell table:style-name="ce210" office:value-type="string" calcext:value-type="string">
            <text:p><text:a xlink:href="https://ieeexplore.ieee.org/document/6526761" xlink:type="simple">https://ieeexplore.ieee.org/document/6526761</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3</text:p>
          </table:table-cell>
          <table:table-cell table:style-name="ce197" office:value-type="string" calcext:value-type="string">
            <text:p>DIY Smart House : Exploration and Practice of IoT MOOC Education</text:p>
          </table:table-cell>
          <table:table-cell table:style-name="ce196" office:value-type="string" calcext:value-type="string">
            <text:p>Este documento presenta un estudio de caso de la educación MOOC de IoT, "DIY Smart House", implementado en la Universidad de Zhejiang, China. Se muestra el diseño detallado del curso y se evalúa el efecto de la enseñanza</text:p>
          </table:table-cell>
          <table:table-cell table:style-name="ce208" office:value-type="string" calcext:value-type="string">
            <text:p><text:a xlink:href="https://ieeexplore.ieee.org/document/9201703" xlink:type="simple">https://ieeexplore.ieee.org/document/9201703</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4</text:p>
          </table:table-cell>
          <table:table-cell table:style-name="ce197" office:value-type="string" calcext:value-type="string">
            <text:p>Integration of the model based design - Industrial approach - for teaching engineering science</text:p>
          </table:table-cell>
          <table:table-cell table:style-name="ce196" office:value-type="string" calcext:value-type="string">
            <text:p>Este artículo describirá la asociación del diseño basado en modelos (MBD) con el reciente enfoque francés de análisis de brechas de ingeniería, que permite a los estudiantes no solo aprender el flujo de trabajo de ingeniería (o ciclo V), sino también las disciplinas relevantes para el curso seleccionado</text:p>
          </table:table-cell>
          <table:table-cell table:style-name="ce208" office:value-type="string" calcext:value-type="string">
            <text:p><text:a xlink:href="https://ieeexplore.ieee.org/document/7474626" xlink:type="simple">https://ieeexplore.ieee.org/document/7474626</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5</text:p>
          </table:table-cell>
          <table:table-cell table:style-name="ce197" office:value-type="string" calcext:value-type="string">
            <text:p>Anti-Patterns for an Industrial PhD in the Field of ICT</text:p>
          </table:table-cell>
          <table:table-cell table:style-name="ce196" office:value-type="string" calcext:value-type="string">
            <text:p>Este artículo informa sobre los desafíos relacionados con los estudiantes de doctorado que trabajan en la industria a partir de experiencias en el campo de las TIC; cuya causa fundamental es la falta de apoyo brindado por la universidad, que se centra en los estudiantes “administrativos óptimos” en sus programas de doctorado</text:p>
          </table:table-cell>
          <table:table-cell table:style-name="ce210" office:value-type="string" calcext:value-type="string">
            <text:p><text:a xlink:href="https://ieeexplore.ieee.org/document/9273826" xlink:type="simple">https://ieeexplore.ieee.org/document/9273826</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6</text:p>
          </table:table-cell>
          <table:table-cell table:style-name="ce197" office:value-type="string" calcext:value-type="string">
            <text:p>The Relevance of Software Development Education for Students</text:p>
          </table:table-cell>
          <table:table-cell table:style-name="ce196" office:value-type="string" calcext:value-type="string">
            <text:p>Este artículo informa sobre un estudio cuantitativo de 297 estudiantes de desarrollo de software. El análisis de los resultados sugiere que la educación en desarrollo de software tiene una relevancia predominantemente social para los estudiantes y también tiene una relevancia personal y profesional moderada.</text:p>
          </table:table-cell>
          <table:table-cell table:style-name="ce208" office:value-type="string" calcext:value-type="string">
            <text:p><text:a xlink:href="https://ieeexplore.ieee.org/document/7008550" xlink:type="simple">https://ieeexplore.ieee.org/document/7008550</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7</text:p>
          </table:table-cell>
          <table:table-cell table:style-name="ce197" office:value-type="string" calcext:value-type="string">
            <text:p>Design and Development of a SCADA Course for Engineering Undergraduates</text:p>
          </table:table-cell>
          <table:table-cell table:style-name="ce196" office:value-type="string" calcext:value-type="string">
            <text:p>En este documento, se ha presentado un diseño y desarrollo de un curso de Adquisición de Datos y Control de Supervisión (SCADA) para estudiantes universitarios de tecnología de ingeniería eléctrica (EET) de nivel superior</text:p>
          </table:table-cell>
          <table:table-cell table:style-name="ce208" office:value-type="string" calcext:value-type="string">
            <text:p><text:a xlink:href="https://ieeexplore.ieee.org/document/9280700" xlink:type="simple">https://ieeexplore.ieee.org/document/928070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8</text:p>
          </table:table-cell>
          <table:table-cell table:style-name="ce197" office:value-type="string" calcext:value-type="string">
            <text:p>A multidisciplinary design project for an introduction to engineering course</text:p>
          </table:table-cell>
          <table:table-cell table:style-name="ce70" office:value-type="string" calcext:value-type="string">
            <text:p>Este artículo describe un proyecto que abarca las disciplinas de Ingeniería Industrial e Informática.</text:p>
          </table:table-cell>
          <table:table-cell table:style-name="ce208" office:value-type="string" calcext:value-type="string">
            <text:p><text:a xlink:href="https://ieeexplore.ieee.org/document/6784684" xlink:type="simple">https://ieeexplore.ieee.org/document/6784684</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19</text:p>
          </table:table-cell>
          <table:table-cell table:style-name="ce197" office:value-type="string" calcext:value-type="string">
            <text:p>Classes of computer aided drawing and manufacturing in a contextualized environment</text:p>
          </table:table-cell>
          <table:table-cell table:style-name="ce196" office:value-type="string" calcext:value-type="string">
            <text:p>Las múltiples aplicaciones de los softwares CAD / CAM en la industria metalmecánica han llevado a la presencia de disciplinas que involucran estas materias en los planes de estudio de cursos relacionados</text:p>
          </table:table-cell>
          <table:table-cell table:style-name="ce208" office:value-type="string" calcext:value-type="string">
            <text:p><text:a xlink:href="https://ieeexplore.ieee.org/document/6402112" xlink:type="simple">https://ieeexplore.ieee.org/document/6402112</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0</text:p>
          </table:table-cell>
          <table:table-cell table:style-name="ce197" office:value-type="string" calcext:value-type="string">
            <text:p>Study Program "Robotics and Autonomous Systems" at the University of Lübeck</text:p>
          </table:table-cell>
          <table:table-cell table:style-name="ce196" office:value-type="string" calcext:value-type="string">
            <text:p>Con el fin de abordar los desafíos tecnológicos y sociales actuales y futuros, en 2016 se estableció en la Universidad de Lübeck un nuevo conjunto consecutivo de programas de estudios de licenciatura y maestría en "Robótica y sistemas autónomos".</text:p>
          </table:table-cell>
          <table:table-cell table:style-name="ce208" office:value-type="string" calcext:value-type="string">
            <text:p><text:a xlink:href="https://ieeexplore.ieee.org/document/8629446" xlink:type="simple">https://ieeexplore.ieee.org/document/8629446</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1</text:p>
          </table:table-cell>
          <table:table-cell table:style-name="ce197" office:value-type="string" calcext:value-type="string">
            <text:p>Hands-on teaching of embedded systems design using FPGA-Based tPad development kit</text:p>
          </table:table-cell>
          <table:table-cell table:style-name="ce196" office:value-type="string" calcext:value-type="string">
            <text:p>El diseño moderno de sistemas integrados se basa en un uso intensivo de la propiedad intelectual (IP) e implica tanto el diseño de hardware como de software</text:p>
          </table:table-cell>
          <table:table-cell table:style-name="ce208" office:value-type="string" calcext:value-type="string">
            <text:p><text:a xlink:href="https://ieeexplore.ieee.org/document/6186912" xlink:type="simple">https://ieeexplore.ieee.org/document/6186912</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2</text:p>
          </table:table-cell>
          <table:table-cell table:style-name="ce197" office:value-type="string" calcext:value-type="string">
            <text:p>A Multidisciplinary Industrial Robot Approach for Teaching Mechatronics-Related Courses</text:p>
          </table:table-cell>
          <table:table-cell table:style-name="ce70" office:value-type="string" calcext:value-type="string">
            <text:p>Este artículo presenta un prototipo de robot para un programa de laboratorio de pregrado diseñado para cumplir con los criterios establecidos por ABET.</text:p>
          </table:table-cell>
          <table:table-cell table:style-name="ce208" office:value-type="string" calcext:value-type="string">
            <text:p><text:a xlink:href="https://ieeexplore.ieee.org/document/8024173" xlink:type="simple">https://ieeexplore.ieee.org/document/8024173</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3</text:p>
          </table:table-cell>
          <table:table-cell table:style-name="ce197" office:value-type="string" calcext:value-type="string">
            <text:p>The Inquiry Teaching Practice Research on Higher Mathematics Based on the Computer</text:p>
          </table:table-cell>
          <table:table-cell table:style-name="ce70" office:value-type="string" calcext:value-type="string">
            <text:p>Este artículo exploratorio presenta un plan de práctica de aplicación en la enseñanza de la informática en matemáticas superiores basado principalmente en las características del curso de matemáticas superiores</text:p>
          </table:table-cell>
          <table:table-cell table:style-name="ce208" office:value-type="string" calcext:value-type="string">
            <text:p><text:a xlink:href="https://ieeexplore.ieee.org/document/6843534" xlink:type="simple">https://ieeexplore.ieee.org/document/6843534</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4</text:p>
          </table:table-cell>
          <table:table-cell table:style-name="ce197" office:value-type="string" calcext:value-type="string">
            <text:p>Assessing the use of open source microcontroller board for teaching engine sensing and communication in automotive laboratory</text:p>
          </table:table-cell>
          <table:table-cell table:style-name="ce70" office:value-type="string" calcext:value-type="string">
            <text:p>Las placas de microcontroladores de código abierto (MCU) han realizado avances significativos hacia la enseñanza en el aula durante la última década</text:p>
          </table:table-cell>
          <table:table-cell table:style-name="ce208" office:value-type="string" calcext:value-type="string">
            <text:p><text:a xlink:href="https://ieeexplore.ieee.org/document/8190738" xlink:type="simple">https://ieeexplore.ieee.org/document/8190738</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5</text:p>
          </table:table-cell>
          <table:table-cell table:style-name="ce197" office:value-type="string" calcext:value-type="string">
            <text:p>Microcontroller-based learning kit: Course design using constructive alignment principles</text:p>
          </table:table-cell>
          <table:table-cell table:style-name="ce196" office:value-type="string" calcext:value-type="string">
            <text:p>Microcontroladores</text:p>
          </table:table-cell>
          <table:table-cell table:style-name="ce208" office:value-type="string" calcext:value-type="string">
            <text:p><text:a xlink:href="https://ieeexplore.ieee.org/document/6608777" xlink:type="simple">https://ieeexplore.ieee.org/document/6608777</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6</text:p>
          </table:table-cell>
          <table:table-cell table:style-name="ce197" office:value-type="string" calcext:value-type="string">
            <text:p>Some aspects of blended learning for Tallinn University of Technology and Tallinn Center of Industrial Education</text:p>
          </table:table-cell>
          <table:table-cell table:style-name="ce196" office:value-type="string" calcext:value-type="string">
            <text:p>Este artículo describe nuevas direcciones en la modernización de los cursos de automatización y mecatrónica de educación superior y profesional sobre la base del aprendizaje mixto.</text:p>
          </table:table-cell>
          <table:table-cell table:style-name="ce208" office:value-type="string" calcext:value-type="string">
            <text:p><text:a xlink:href="https://ieeexplore.ieee.org/document/5942262" xlink:type="simple">https://ieeexplore.ieee.org/document/5942262</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7</text:p>
          </table:table-cell>
          <table:table-cell table:style-name="ce197" office:value-type="string" calcext:value-type="string">
            <text:p>Learning scrum by doing real-life projects</text:p>
          </table:table-cell>
          <table:table-cell table:style-name="ce196" office:value-type="string" calcext:value-type="string">
            <text:p>En este artículo, presentamos un diseño de curso de un curso de Ingeniería de Software donde un marco educativo y una herramienta de gestión de proyectos ágil de código abierto fueron utilizados para desarrollar proyectos de la vida real por estudiantes de pregrado</text:p>
          </table:table-cell>
          <table:table-cell table:style-name="ce208" office:value-type="string" calcext:value-type="string">
            <text:p><text:a xlink:href="https://ieeexplore.ieee.org/document/7943039" xlink:type="simple">https://ieeexplore.ieee.org/document/7943039</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8</text:p>
          </table:table-cell>
          <table:table-cell table:style-name="ce197" office:value-type="string" calcext:value-type="string">
            <text:p>Affordable Remote Platform for Robotics Learning in Engineering Courses</text:p>
          </table:table-cell>
          <table:table-cell table:style-name="ce196" office:value-type="string" calcext:value-type="string">
            <text:p>Aprendizaje en robótica</text:p>
          </table:table-cell>
          <table:table-cell table:style-name="ce208" office:value-type="string" calcext:value-type="string">
            <text:p><text:a xlink:href="https://ieeexplore.ieee.org/document/8927322" xlink:type="simple">https://ieeexplore.ieee.org/document/8927322</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29</text:p>
          </table:table-cell>
          <table:table-cell table:style-name="ce197" office:value-type="string" calcext:value-type="string">
            <text:p>Enriching Curriculum Through Laboratory Courses for Technology-Enhanced Learning</text:p>
          </table:table-cell>
          <table:table-cell table:style-name="ce70" office:value-type="string" calcext:value-type="string">
            <text:p>El propósito de este artículo es compartir la experiencia del entorno de aprendizaje de laboratorio enfocado introducido en el plan de estudios de una universidad autónoma autofinanciada</text:p>
          </table:table-cell>
          <table:table-cell table:style-name="ce208" office:value-type="string" calcext:value-type="string">
            <text:p><text:a xlink:href="https://ieeexplore.ieee.org/document/8590120" xlink:type="simple">https://ieeexplore.ieee.org/document/8590120</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0</text:p>
          </table:table-cell>
          <table:table-cell table:style-name="ce197" office:value-type="string" calcext:value-type="string">
            <text:p>Learning Agile with Intelligent Conversational Agents</text:p>
          </table:table-cell>
          <table:table-cell table:style-name="ce70" office:value-type="string" calcext:value-type="string">
            <text:p>El trabajo actual propone un modelo para brindar capacitación Agile Scrum a través de un servicio de conversación asistido basado en la web, donde se recopilan análisis para proporcionar una descripción general de la ruta de conocimiento de los estudiantes.</text:p>
          </table:table-cell>
          <table:table-cell table:style-name="ce208" office:value-type="string" calcext:value-type="string">
            <text:p><text:a xlink:href="https://ieeexplore.ieee.org/document/8725192" xlink:type="simple">https://ieeexplore.ieee.org/document/8725192</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1</text:p>
          </table:table-cell>
          <table:table-cell table:style-name="ce197" office:value-type="string" calcext:value-type="string">
            <text:p>Study on teaching methods of fundamental electrical courses in engineering education</text:p>
          </table:table-cell>
          <table:table-cell table:style-name="ce196" office:value-type="string" calcext:value-type="string">
            <text:p>Educación en ingeniería eléctrica</text:p>
          </table:table-cell>
          <table:table-cell table:style-name="ce208" office:value-type="string" calcext:value-type="string">
            <text:p><text:a xlink:href="https://ieeexplore.ieee.org/document/8387155" xlink:type="simple">https://ieeexplore.ieee.org/document/838715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2</text:p>
          </table:table-cell>
          <table:table-cell table:style-name="ce197" office:value-type="string" calcext:value-type="string">
            <text:p>Combining Design Science and Design Research Perspectives--Findings of Three Prototyping Projects</text:p>
          </table:table-cell>
          <table:table-cell table:style-name="ce196" office:value-type="string" calcext:value-type="string">
            <text:p>En este artículo, presentamos los hallazgos de un proyecto de investigación en el que iniciamos una colaboración entre la industria y el sector académico que involucra tres proyectos de desarrollo de software.</text:p>
          </table:table-cell>
          <table:table-cell table:style-name="ce208" office:value-type="string" calcext:value-type="string">
            <text:p><text:a xlink:href="https://ieeexplore.ieee.org/document/6149394" xlink:type="simple">https://ieeexplore.ieee.org/document/6149394</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3</text:p>
          </table:table-cell>
          <table:table-cell table:style-name="ce197" office:value-type="string" calcext:value-type="string">
            <text:p>The Exploration and Practice on the Cultivation of Design and R&amp;D Capability of Computer Students under the Model of School Enterprise Cooperation: *——A Case Study From Mudanjiang Normal University</text:p>
          </table:table-cell>
          <table:table-cell table:style-name="ce196" office:value-type="string" calcext:value-type="string">
            <text:p>Este trabajo propone construir una plataforma para la cooperación industria-universidad-investigación mediante el uso de empresas como demandantes de tecnología, colegios y universidades como proveedores de tecnología, y cursos de programación como portadores para lograr diferentes grados de integración para diferentes grados de estudiantes.</text:p>
          </table:table-cell>
          <table:table-cell table:style-name="ce208" office:value-type="string" calcext:value-type="string">
            <text:p><text:a xlink:href="https://ieeexplore.ieee.org/document/9142473" xlink:type="simple">https://ieeexplore.ieee.org/document/9142473</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4</text:p>
          </table:table-cell>
          <table:table-cell table:style-name="ce197" office:value-type="string" calcext:value-type="string">
            <text:p>A first introduction to programming for first-year students at a Chinese university using LEGO MindStorms</text:p>
          </table:table-cell>
          <table:table-cell table:style-name="ce196" office:value-type="string" calcext:value-type="string">
            <text:p>En este documento, describimos algunas de nuestras experiencias al incorporar LEGO MindStorms en un curso de introducción a la programación.</text:p>
          </table:table-cell>
          <table:table-cell table:style-name="ce208" office:value-type="string" calcext:value-type="string">
            <text:p><text:a xlink:href="https://ieeexplore.ieee.org/document/6654435" xlink:type="simple">https://ieeexplore.ieee.org/document/6654435</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5</text:p>
          </table:table-cell>
          <table:table-cell table:style-name="ce197" office:value-type="string" calcext:value-type="string">
            <text:p>Teaching an Introductory Data Analytics Course Using Microsoft Access® and Excel®</text:p>
          </table:table-cell>
          <table:table-cell table:style-name="ce196" office:value-type="string" calcext:value-type="string">
            <text:p>En este documento, presentamos los conceptos de análisis de datos y presentamos ejemplos prácticos utilizando Microsoft Access y Excel.</text:p>
          </table:table-cell>
          <table:table-cell table:style-name="ce208" office:value-type="string" calcext:value-type="string">
            <text:p><text:a xlink:href="https://ieeexplore.ieee.org/document/9274247" xlink:type="simple">https://ieeexplore.ieee.org/document/9274247</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6</text:p>
          </table:table-cell>
          <table:table-cell table:style-name="ce197" office:value-type="string" calcext:value-type="string">
            <text:p>Massive Open Online Courses on Web Development Education: A Case Study</text:p>
          </table:table-cell>
          <table:table-cell table:style-name="ce196" office:value-type="string" calcext:value-type="string">
            <text:p>En este artículo, además de describir un estudio de caso sobre un MOOC basado en el desarrollo web, también discutimos nuestros hallazgos al evidenciar que todavía hay varios desafíos tecnológicos y pedagógicos que deben abordarse para mejorar la experiencia de aprendizaje de los MOOC para el desarrollo web. educación.</text:p>
          </table:table-cell>
          <table:table-cell table:style-name="ce208" office:value-type="string" calcext:value-type="string">
            <text:p><text:a xlink:href="https://ieeexplore.ieee.org/document/8659120" xlink:type="simple">https://ieeexplore.ieee.org/document/8659120</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7</text:p>
          </table:table-cell>
          <table:table-cell table:style-name="ce197" office:value-type="string" calcext:value-type="string">
            <text:p>Remote FPGA design through eDiViDe — European Digital Virtual Design Lab</text:p>
          </table:table-cell>
          <table:table-cell table:style-name="ce196" office:value-type="string" calcext:value-type="string">
            <text:p>El diseño y desarrollo de sistemas electrónicos digitales se realiza principalmente mediante el uso de un lenguaje de descripción de hardware</text:p>
          </table:table-cell>
          <table:table-cell table:style-name="ce208" office:value-type="string" calcext:value-type="string">
            <text:p><text:a xlink:href="https://ieeexplore.ieee.org/document/6645621" xlink:type="simple">https://ieeexplore.ieee.org/document/6645621</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39</text:p>
          </table:table-cell>
          <table:table-cell table:style-name="ce197" office:value-type="string" calcext:value-type="string">
            <text:p>Accomodating the fast-paced evolution of VLSI in engineering curricula</text:p>
          </table:table-cell>
          <table:table-cell table:style-name="ce196" office:value-type="string" calcext:value-type="string">
            <text:p>Semiconductores</text:p>
          </table:table-cell>
          <table:table-cell table:style-name="ce208" office:value-type="string" calcext:value-type="string">
            <text:p><text:a xlink:href="https://ieeexplore.ieee.org/document/6877427" xlink:type="simple">https://ieeexplore.ieee.org/document/6877427</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0</text:p>
          </table:table-cell>
          <table:table-cell table:style-name="ce197" office:value-type="string" calcext:value-type="string">
            <text:p>An Embedded Systems Course for Engineering Students Using Open-Source Platforms in Wireless Scenarios</text:p>
          </table:table-cell>
          <table:table-cell table:style-name="ce196" office:value-type="string" calcext:value-type="string">
            <text:p>en un Máster especializado en ingeniería de microcontroladores y sistemas embebidos</text:p>
          </table:table-cell>
          <table:table-cell table:style-name="ce208" office:value-type="string" calcext:value-type="string">
            <text:p><text:a xlink:href="https://ieeexplore.ieee.org/document/7422092" xlink:type="simple">https://ieeexplore.ieee.org/document/7422092</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2</text:p>
          </table:table-cell>
          <table:table-cell table:style-name="ce197" office:value-type="string" calcext:value-type="string">
            <text:p>Teaching Agile - Addressing the Conflict between Project Delivery and Application of Agile Methods</text:p>
          </table:table-cell>
          <table:table-cell table:style-name="ce196" office:value-type="string" calcext:value-type="string">
            <text:p>Concretamente, informamos sobre nuestra experiencia en la enseñanza de Scrum con Lego, eliminando los requisitos formales de calificación en el producto entregado, enfatizando la aplicación del proceso en los informes post-mortem y los cambios organizacionales para respaldar el proceso durante la supervisión</text:p>
          </table:table-cell>
          <table:table-cell table:style-name="ce208" office:value-type="string" calcext:value-type="string">
            <text:p><text:a xlink:href="https://ieeexplore.ieee.org/document/7883314" xlink:type="simple">https://ieeexplore.ieee.org/document/7883314</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3</text:p>
          </table:table-cell>
          <table:table-cell table:style-name="ce197" office:value-type="string" calcext:value-type="string">
            <text:p>Programming is Fun! A Survey of the STEAM Digital Distribution Platform</text:p>
          </table:table-cell>
          <table:table-cell table:style-name="ce196" office:value-type="string" calcext:value-type="string">
            <text:p>ste documento presenta una encuesta de todos estos juegos hasta febrero de 2020 publicados en la plataforma de distribución digital Steam, categorizándolos por contenido cubierto de acuerdo con un plan de estudios de programación básico.</text:p>
          </table:table-cell>
          <table:table-cell table:style-name="ce208" office:value-type="string" calcext:value-type="string">
            <text:p><text:a xlink:href="https://ieeexplore.ieee.org/document/9206214" xlink:type="simple">https://ieeexplore.ieee.org/document/920621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4</text:p>
          </table:table-cell>
          <table:table-cell table:style-name="ce197" office:value-type="string" calcext:value-type="string">
            <text:p>Teaching Sustainable Energy and Power Electronics to Engineering Students in a Laboratory Environment Using Industry-Standard Tools</text:p>
          </table:table-cell>
          <table:table-cell table:style-name="ce196" office:value-type="string" calcext:value-type="string">
            <text:p>energía sostenible y electrónica de potencia</text:p>
          </table:table-cell>
          <table:table-cell table:style-name="ce212" office:value-type="string" calcext:value-type="string">
            <text:p><text:a xlink:href="https://ieeexplore.ieee.org/document/6891372" xlink:type="simple">https://ieeexplore.ieee.org/document/6891372</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5</text:p>
          </table:table-cell>
          <table:table-cell table:style-name="ce197" office:value-type="string" calcext:value-type="string">
            <text:p>Development of an Educational Mixed Reality Game on Water Desalination Plants</text:p>
          </table:table-cell>
          <table:table-cell table:style-name="ce196" office:value-type="string" calcext:value-type="string">
            <text:p>Este documento también propone métodos para probar la efectividad del juego como herramienta de aprendizaje. En nuestra investigación, hemos desarrollado un prototipo de Planta Desaladora en la aplicación del modelo Mixed Reality utilizando el software Game Development llamado Unity engine.</text:p>
          </table:table-cell>
          <table:table-cell table:style-name="ce208" office:value-type="string" calcext:value-type="string">
            <text:p><text:a xlink:href="https://ieeexplore.ieee.org/document/9274022" xlink:type="simple">https://ieeexplore.ieee.org/document/9274022</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6</text:p>
          </table:table-cell>
          <table:table-cell table:style-name="ce197" office:value-type="string" calcext:value-type="string">
            <text:p>Integrating Advanced CAD Modeling Simulation, 3D Printing, and Manufacturing into Higher Education STEM courses</text:p>
          </table:table-cell>
          <table:table-cell table:style-name="ce201"/>
          <table:table-cell table:style-name="ce208" office:value-type="string" calcext:value-type="string">
            <text:p><text:a xlink:href="https://ieeexplore.ieee.org/document/8813627" xlink:type="simple">https://ieeexplore.ieee.org/document/8813627</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7</text:p>
          </table:table-cell>
          <table:table-cell table:style-name="ce197" office:value-type="string" calcext:value-type="string">
            <text:p>Integrating Advanced CAD Modeling Simulation, 3D Printing, and Manufacturing into Higher Education STEM courses</text:p>
          </table:table-cell>
          <table:table-cell table:style-name="ce196" office:value-type="string" calcext:value-type="string">
            <text:p>Con el advenimiento de la tecnología de impresión 3D asequible y fácil de usar, el software de simulación de diseño asistido por computadora (CAD) paramétrico preciso y expansivo y las aplicaciones de fabricación modernas, la oportunidad de crear ejemplos físicos 1: 1 para complementar el libro de texto nunca ha sido tan grande .</text:p>
          </table:table-cell>
          <table:table-cell table:style-name="ce208" office:value-type="string" calcext:value-type="string">
            <text:p><text:a xlink:href="https://ieeexplore.ieee.org/document/8813627" xlink:type="simple">https://ieeexplore.ieee.org/document/8813627</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8</text:p>
          </table:table-cell>
          <table:table-cell table:style-name="ce197" office:value-type="string" calcext:value-type="string">
            <text:p>Embedded systems teaching approaches &amp; challenges</text:p>
          </table:table-cell>
          <table:table-cell table:style-name="ce196" office:value-type="string" calcext:value-type="string">
            <text:p>Sistemas <text:s/>embebidos</text:p>
          </table:table-cell>
          <table:table-cell table:style-name="ce208" office:value-type="string" calcext:value-type="string">
            <text:p><text:a xlink:href="https://ieeexplore.ieee.org/document/7194684" xlink:type="simple">https://ieeexplore.ieee.org/document/7194684</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49</text:p>
          </table:table-cell>
          <table:table-cell table:style-name="ce197" office:value-type="string" calcext:value-type="string">
            <text:p>Impact of Motivational and Training Activities on Awareness of Building Information Modeling</text:p>
          </table:table-cell>
          <table:table-cell table:style-name="ce196" office:value-type="string" calcext:value-type="string">
            <text:p>Ingeniería civil</text:p>
          </table:table-cell>
          <table:table-cell table:style-name="ce208" office:value-type="string" calcext:value-type="string">
            <text:p><text:a xlink:href="https://ieeexplore.ieee.org/document/8572116" xlink:type="simple">https://ieeexplore.ieee.org/document/8572116</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0</text:p>
          </table:table-cell>
          <table:table-cell table:style-name="ce197" office:value-type="string" calcext:value-type="string">
            <text:p>Towards education alternatives to teaching and learning of programming: A course experience using open hardware tools</text:p>
          </table:table-cell>
          <table:table-cell table:style-name="ce196" office:value-type="string" calcext:value-type="string">
            <text:p>Este artículo completo propone una metodología educativa para la enseñanza y el aprendizaje de la programación utilizando tanto herramientas de hardware abiertas como componentes industriales como Arduino, Raspberry Pi, motores trifásicos y variadores de velocidad.</text:p>
          </table:table-cell>
          <table:table-cell table:style-name="ce210" office:value-type="string" calcext:value-type="string">
            <text:p><text:a xlink:href="https://ieeexplore.ieee.org/document/8658657" xlink:type="simple">https://ieeexplore.ieee.org/document/865865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1</text:p>
          </table:table-cell>
          <table:table-cell table:style-name="ce197" office:value-type="string" calcext:value-type="string">
            <text:p>The von Neumann computer model on the mirror of new technologies</text:p>
          </table:table-cell>
          <table:table-cell table:style-name="ce196" office:value-type="string" calcext:value-type="string">
            <text:p>El presente artículo intenta revisar a la luz de los antecedentes técnicos y los desarrollos recientes, cuántos de los supuestos originales siguen siendo válidos y también sugiere algunas ideas alternativas para mejorar las arquitecturas de computadora ampliamente utilizadas utilizando RC, para hacerlas más efectivas.</text:p>
          </table:table-cell>
          <table:table-cell table:style-name="ce210" office:value-type="string" calcext:value-type="string">
            <text:p><text:a xlink:href="https://ieeexplore.ieee.org/document/6560579" xlink:type="simple">https://ieeexplore.ieee.org/document/6560579</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2</text:p>
          </table:table-cell>
          <table:table-cell table:style-name="ce197" office:value-type="string" calcext:value-type="string">
            <text:p>A comprehensive embedded systems design course and laboratory</text:p>
          </table:table-cell>
          <table:table-cell table:style-name="ce196" office:value-type="string" calcext:value-type="string">
            <text:p>Sistemas embebidos</text:p>
          </table:table-cell>
          <table:table-cell table:style-name="ce208" office:value-type="string" calcext:value-type="string">
            <text:p><text:a xlink:href="https://ieeexplore.ieee.org/document/6566704" xlink:type="simple">https://ieeexplore.ieee.org/document/6566704</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3</text:p>
          </table:table-cell>
          <table:table-cell table:style-name="ce197" office:value-type="string" calcext:value-type="string">
            <text:p>Introduction to Computing: Interdisciplinary Course Design</text:p>
          </table:table-cell>
          <table:table-cell table:style-name="ce196" office:value-type="string" calcext:value-type="string">
            <text:p>Este artículo trata sobre la introducción de un curso interdisciplinario en las disciplinas de ingeniería e informática que tiene como objetivo corregir las dos deficiencias anteriores.</text:p>
          </table:table-cell>
          <table:table-cell table:style-name="ce208" office:value-type="string" calcext:value-type="string">
            <text:p><text:a xlink:href="https://ieeexplore.ieee.org/document/8658461" xlink:type="simple">https://ieeexplore.ieee.org/document/8658461</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4</text:p>
          </table:table-cell>
          <table:table-cell table:style-name="ce197" office:value-type="string" calcext:value-type="string">
            <text:p>Modular Design of Distance Self-Learning Innovation and Entrepreneurship Teaching System Based on Cloud Platform</text:p>
          </table:table-cell>
          <table:table-cell table:style-name="ce196" office:value-type="string" calcext:value-type="string">
            <text:p>El módulo de enseñanza del sistema está diseñado utilizando el diseño de la configuración del curso y el aprendizaje por video.</text:p>
          </table:table-cell>
          <table:table-cell table:style-name="ce208" office:value-type="string" calcext:value-type="string">
            <text:p><text:a xlink:href="https://ieeexplore.ieee.org/document/9332890" xlink:type="simple">https://ieeexplore.ieee.org/document/933289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5</text:p>
          </table:table-cell>
          <table:table-cell table:style-name="ce197" office:value-type="string" calcext:value-type="string">
            <text:p>Project Based Learning on Industrial Informatics: Applying IoT to Urban Garden</text:p>
          </table:table-cell>
          <table:table-cell table:style-name="ce196" office:value-type="string" calcext:value-type="string">
            <text:p>En este artículo, presentamos nuestra experiencia introduciendo el aprendizaje basado en proyectos en una asignatura del último año. El nuevo tema de Internet de las cosas (IoT) nos permite realizar proyectos completos, integrando diferentes tecnologías y herramientas</text:p>
          </table:table-cell>
          <table:table-cell table:style-name="ce208" office:value-type="string" calcext:value-type="string">
            <text:p><text:a xlink:href="https://ieeexplore.ieee.org/document/8476065" xlink:type="simple">https://ieeexplore.ieee.org/document/847606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6</text:p>
          </table:table-cell>
          <table:table-cell table:style-name="ce197" office:value-type="string" calcext:value-type="string">
            <text:p>A New Approach to Teaching Statics Using a Makerspace</text:p>
          </table:table-cell>
          <table:table-cell table:style-name="ce196" office:value-type="string" calcext:value-type="string">
            <text:p>En este curso de segundo año intensivo en matemáticas y física, las metas de instrucción en la utilización del espacio de creación incluyeron una mejor comprensión del significado físico y la aplicación de los conceptos básicos del curs</text:p>
          </table:table-cell>
          <table:table-cell table:style-name="ce208" office:value-type="string" calcext:value-type="string">
            <text:p><text:a xlink:href="https://ieeexplore.ieee.org/document/9028389" xlink:type="simple">https://ieeexplore.ieee.org/document/9028389</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7</text:p>
          </table:table-cell>
          <table:table-cell table:style-name="ce197" office:value-type="string" calcext:value-type="string">
            <text:p>Design and delivery of a modern mobile application programming course — An experience report</text:p>
          </table:table-cell>
          <table:table-cell table:style-name="ce196" office:value-type="string" calcext:value-type="string">
            <text:p>Este informe presenta la experiencia en el diseño e impartición de un curso de programación de aplicaciones móviles modernas en un programa de tecnología de la información ofrecido por una universidad canadiense</text:p>
          </table:table-cell>
          <table:table-cell table:style-name="ce208" office:value-type="string" calcext:value-type="string">
            <text:p><text:a xlink:href="https://ieeexplore.ieee.org/document/5876093" xlink:type="simple">https://ieeexplore.ieee.org/document/5876093</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8</text:p>
          </table:table-cell>
          <table:table-cell table:style-name="ce197" office:value-type="string" calcext:value-type="string">
            <text:p>Usability of virtual network laboratory in engineering education and computer network course</text:p>
          </table:table-cell>
          <table:table-cell table:style-name="ce70" office:value-type="string" calcext:value-type="string">
            <text:p>Este artículo presenta evaluación y análisis de laboratorio de redes virtuales basado en tecnología de virtualización.</text:p>
          </table:table-cell>
          <table:table-cell table:style-name="ce208" office:value-type="string" calcext:value-type="string">
            <text:p><text:a xlink:href="https://ieeexplore.ieee.org/document/6402049" xlink:type="simple">https://ieeexplore.ieee.org/document/640204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59</text:p>
          </table:table-cell>
          <table:table-cell table:style-name="ce197" office:value-type="string" calcext:value-type="string">
            <text:p>A Web Service for C Programming Learning and Teaching</text:p>
          </table:table-cell>
          <table:table-cell table:style-name="ce196" office:value-type="string" calcext:value-type="string">
            <text:p>Plataforma web para aprender C</text:p>
          </table:table-cell>
          <table:table-cell table:style-name="ce208" office:value-type="string" calcext:value-type="string">
            <text:p><text:a xlink:href="https://ieeexplore.ieee.org/document/7791919" xlink:type="simple">https://ieeexplore.ieee.org/document/7791919</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0</text:p>
          </table:table-cell>
          <table:table-cell table:style-name="ce197" office:value-type="string" calcext:value-type="string">
            <text:p>On combining gamification theory and ABET criteria for teaching and learning engineering</text:p>
          </table:table-cell>
          <table:table-cell table:style-name="ce196" office:value-type="string" calcext:value-type="string">
            <text:p>En particular, la propuesta se aplica y ejemplifica, en un escenario para la enseñanza de conceptos introductorios a la programación informática en un curso de primer año. Usa ciclos de mejora ABET</text:p>
          </table:table-cell>
          <table:table-cell table:style-name="ce210" office:value-type="string" calcext:value-type="string">
            <text:p><text:a xlink:href="https://ieeexplore.ieee.org/document/7344111" xlink:type="simple">https://ieeexplore.ieee.org/document/7344111</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1</text:p>
          </table:table-cell>
          <table:table-cell table:style-name="ce197" office:value-type="string" calcext:value-type="string">
            <text:p>A low-cost Matlab-based educational platform for teaching robotics</text:p>
          </table:table-cell>
          <table:table-cell table:style-name="ce196" office:value-type="string" calcext:value-type="string">
            <text:p>Este trabajo describe la implementación y aplicación de una plataforma basada en Matlab utilizando tecnologías de bajo costo como herramienta educativa para ser incluida en los cursos de robótic</text:p>
          </table:table-cell>
          <table:table-cell table:style-name="ce210" office:value-type="string" calcext:value-type="string">
            <text:p><text:a xlink:href="https://ieeexplore.ieee.org/document/7811425" xlink:type="simple">https://ieeexplore.ieee.org/document/7811425</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2</text:p>
          </table:table-cell>
          <table:table-cell table:style-name="ce201" office:value-type="string" calcext:value-type="string">
            <text:p>Computer-Aided Design Systems of Decentralization on Basis of Trace Mode in Industry</text:p>
          </table:table-cell>
          <table:table-cell table:style-name="ce196" office:value-type="string" calcext:value-type="string">
            <text:p>Sistemas de control</text:p>
          </table:table-cell>
          <table:table-cell table:style-name="ce208" office:value-type="string" calcext:value-type="string">
            <text:p><text:a xlink:href="https://ieeexplore.ieee.org/document/8867817" xlink:type="simple">https://ieeexplore.ieee.org/document/8867817</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3</text:p>
          </table:table-cell>
          <table:table-cell table:style-name="ce201" office:value-type="string" calcext:value-type="string">
            <text:p>Application of additive manufacturing in design &amp; manufacturing engineering education</text:p>
          </table:table-cell>
          <table:table-cell table:style-name="ce196" office:value-type="string" calcext:value-type="string">
            <text:p>El programa se proporcionó a través de la fabricación aditiva (impresión 3D), lo que permitió a los estudiantes desarrollar una comprensión del diseño, la fabricación y el rendimiento de las piezas.</text:p>
          </table:table-cell>
          <table:table-cell table:style-name="ce208" office:value-type="string" calcext:value-type="string">
            <text:p><text:a xlink:href="https://ieeexplore.ieee.org/document/8355289" xlink:type="simple">https://ieeexplore.ieee.org/document/8355289</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4</text:p>
          </table:table-cell>
          <table:table-cell table:style-name="ce201" office:value-type="string" calcext:value-type="string">
            <text:p>Designing games for learning english as a second language</text:p>
          </table:table-cell>
          <table:table-cell table:style-name="ce196" office:value-type="string" calcext:value-type="string">
            <text:p>Este artículo describe las diversas técnicas utilizadas en la enseñanza en forma de juegos y presenta un enfoque para la enseñanza del inglés como segunda lengua mediante juegos.</text:p>
          </table:table-cell>
          <table:table-cell table:style-name="ce208" office:value-type="string" calcext:value-type="string">
            <text:p><text:a xlink:href="https://ieeexplore.ieee.org/document/6521987" xlink:type="simple">https://ieeexplore.ieee.org/document/6521987</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5</text:p>
          </table:table-cell>
          <table:table-cell table:style-name="ce202" office:value-type="string" calcext:value-type="string">
            <text:p>Coderiu: a cloud platform for computer programming e-learning</text:p>
          </table:table-cell>
          <table:table-cell table:style-name="ce196" office:value-type="string" calcext:value-type="string">
            <text:p>Este artículo propone Coderiu, una plataforma construida sobre paquetes de software libre y de código abierto (FOSS) adecuadamente integrados para implementar la plataforma de aprendizaje deseada.</text:p>
          </table:table-cell>
          <table:table-cell table:style-name="ce208" office:value-type="string" calcext:value-type="string">
            <text:p><text:a xlink:href="https://ieeexplore.ieee.org/document/8972058" xlink:type="simple">https://ieeexplore.ieee.org/document/897205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6</text:p>
          </table:table-cell>
          <table:table-cell table:style-name="ce201" office:value-type="string" calcext:value-type="string">
            <text:p>Analysis of a teaching and learning method supported by open source codes and web activities</text:p>
          </table:table-cell>
          <table:table-cell table:style-name="ce196" office:value-type="string" calcext:value-type="string">
            <text:p>El sitio desarrollado, llamado KinSynth, es un espacio virtual donde los estudiantes tienen privilegios de descarga y carga, lo que les permite intercambiar una variedad de información, principalmente códigos escritos en lenguajes de programación de código abierto.</text:p>
          </table:table-cell>
          <table:table-cell table:style-name="ce208" office:value-type="string" calcext:value-type="string">
            <text:p><text:a xlink:href="https://ieeexplore.ieee.org/document/6246019" xlink:type="simple">https://ieeexplore.ieee.org/document/624601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7</text:p>
          </table:table-cell>
          <table:table-cell table:style-name="ce201" office:value-type="string" calcext:value-type="string">
            <text:p>Does Outside-In Teaching Improve the Learning of Object-Oriented Programming?</text:p>
          </table:table-cell>
          <table:table-cell table:style-name="ce196" office:value-type="string" calcext:value-type="string">
            <text:p>Un enfoque alternativo es comenzar directamente con la programación orientada a objetos siguiendo el método de enseñanza de afuera hacia adentro propuesto por Meyer. Sin embargo, los resultados empíricos sobre los efectos de la enseñanza de afuera hacia adentro en estudiantes y profesores son escasos</text:p>
          </table:table-cell>
          <table:table-cell table:style-name="ce208" office:value-type="string" calcext:value-type="string">
            <text:p><text:a xlink:href="https://ieeexplore.ieee.org/document/7202991" xlink:type="simple">https://ieeexplore.ieee.org/document/7202991</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8</text:p>
          </table:table-cell>
          <table:table-cell table:style-name="ce201" office:value-type="string" calcext:value-type="string">
            <text:p>Exploring Collaborative Writing of User Stories With Multimodal Learning Analytics: A Case Study on a Software Engineering Course</text:p>
          </table:table-cell>
          <table:table-cell table:style-name="ce196" office:value-type="string" calcext:value-type="string">
            <text:p>Sin embargo, para la elaboración de historias de usuario es necesario un alto nivel de colaboración con el cliente. Esta habilidad profesional rara vez se mide o evalúa en contextos educativos.</text:p>
          </table:table-cell>
          <table:table-cell table:style-name="ce208" office:value-type="string" calcext:value-type="string">
            <text:p><text:a xlink:href="https://ieeexplore.ieee.org/document/8496762" xlink:type="simple">https://ieeexplore.ieee.org/document/8496762</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69</text:p>
          </table:table-cell>
          <table:table-cell table:style-name="ce201" office:value-type="string" calcext:value-type="string">
            <text:p>Real time systems for teaching induction motor drives</text:p>
          </table:table-cell>
          <table:table-cell table:style-name="ce70" office:value-type="string" calcext:value-type="string">
            <text:p>Este artículo presenta un sistema de tiempo real completo con fines educativos que incluye las descripciones de hardware y software para lograr una configuración de laboratorio completa con el fin de enseñar los accionamientos de motores de inducción</text:p>
          </table:table-cell>
          <table:table-cell table:style-name="ce208" office:value-type="string" calcext:value-type="string">
            <text:p><text:a xlink:href="https://ieeexplore.ieee.org/document/6471149" xlink:type="simple">https://ieeexplore.ieee.org/document/647114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0</text:p>
          </table:table-cell>
          <table:table-cell table:style-name="ce201" office:value-type="string" calcext:value-type="string">
            <text:p>Integration of high-level synthesis to the courses on reconfigurable digital systems</text:p>
          </table:table-cell>
          <table:table-cell table:style-name="ce196" office:value-type="string" calcext:value-type="string">
            <text:p>Diseño de sistemas digitales</text:p>
          </table:table-cell>
          <table:table-cell table:style-name="ce210" office:value-type="string" calcext:value-type="string">
            <text:p><text:a xlink:href="https://ieeexplore.ieee.org/document/7160258" xlink:type="simple">https://ieeexplore.ieee.org/document/7160258</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1</text:p>
          </table:table-cell>
          <table:table-cell table:style-name="ce201" office:value-type="string" calcext:value-type="string">
            <text:p>Using a 3-D Printed Mechatronics Project to Simulate MEMS Design and Fabrication</text:p>
          </table:table-cell>
          <table:table-cell table:style-name="ce70" office:value-type="string" calcext:value-type="string">
            <text:p>microelectromechanical systems</text:p>
          </table:table-cell>
          <table:table-cell table:style-name="ce208" office:value-type="string" calcext:value-type="string">
            <text:p><text:a xlink:href="https://ieeexplore.ieee.org/document/8337095" xlink:type="simple">https://ieeexplore.ieee.org/document/8337095</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2</text:p>
          </table:table-cell>
          <table:table-cell table:style-name="ce201" office:value-type="string" calcext:value-type="string">
            <text:p>Discussion on experimental teaching of data warehouse &amp; data mining course for undergraduate education</text:p>
          </table:table-cell>
          <table:table-cell table:style-name="ce196" office:value-type="string" calcext:value-type="string">
            <text:p>A continuación, este documento describe el curso de almacenamiento de datos y minería de datos para estudiantes de pregrado de informática y gestión de la información en nuestra escuela</text:p>
          </table:table-cell>
          <table:table-cell table:style-name="ce210" office:value-type="string" calcext:value-type="string">
            <text:p><text:a xlink:href="https://ieeexplore.ieee.org/document/6295331" xlink:type="simple">https://ieeexplore.ieee.org/document/6295331</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3</text:p>
          </table:table-cell>
          <table:table-cell table:style-name="ce201" office:value-type="string" calcext:value-type="string">
            <text:p>Towards A Practical Approach to Improve the Interdisciplinary Teaching and Learning Process through M-learning Innovative Projects</text:p>
          </table:table-cell>
          <table:table-cell table:style-name="ce70" office:value-type="string" calcext:value-type="string">
            <text:p>la mejora de los procesos de enseñanza y aprendizaje interdisciplinarios en un curso integrado de informática en el curso de bachillerato y</text:p>
          </table:table-cell>
          <table:table-cell table:style-name="ce208" office:value-type="string" calcext:value-type="string">
            <text:p><text:a xlink:href="https://ieeexplore.ieee.org/document/9028498" xlink:type="simple">https://ieeexplore.ieee.org/document/902849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4</text:p>
          </table:table-cell>
          <table:table-cell table:style-name="ce201" office:value-type="string" calcext:value-type="string">
            <text:p>Developing an intermediate embedded-systems course with an emphasis on collaboration</text:p>
          </table:table-cell>
          <table:table-cell table:style-name="ce196" office:value-type="string" calcext:value-type="string">
            <text:p>Sistemas embebidos</text:p>
          </table:table-cell>
          <table:table-cell table:style-name="ce208" office:value-type="string" calcext:value-type="string">
            <text:p><text:a xlink:href="https://ieeexplore.ieee.org/document/6142985" xlink:type="simple">https://ieeexplore.ieee.org/document/6142985</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5</text:p>
          </table:table-cell>
          <table:table-cell table:style-name="ce201" office:value-type="string" calcext:value-type="string">
            <text:p>Framework for robotics in education: Some experiences and case studies in test arena based projects</text:p>
          </table:table-cell>
          <table:table-cell table:style-name="ce70" office:value-type="string" calcext:value-type="string">
            <text:p>La utilización de robots como medio educativo en la enseñanza y el aprendizaje se ha vuelto prominente en los últimos tiempos.</text:p>
          </table:table-cell>
          <table:table-cell table:style-name="ce208" office:value-type="string" calcext:value-type="string">
            <text:p><text:a xlink:href="https://ieeexplore.ieee.org/document/6130020" xlink:type="simple">https://ieeexplore.ieee.org/document/6130020</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6</text:p>
          </table:table-cell>
          <table:table-cell table:style-name="ce201" office:value-type="string" calcext:value-type="string">
            <text:p>Hands on training on surface mount technology (SMT) assembly line for development of LED based lights</text:p>
          </table:table-cell>
          <table:table-cell table:style-name="ce196" office:value-type="string" calcext:value-type="string">
            <text:p>Desarrollo de LED</text:p>
          </table:table-cell>
          <table:table-cell table:style-name="ce208" office:value-type="string" calcext:value-type="string">
            <text:p><text:a xlink:href="https://ieeexplore.ieee.org/document/6908299" xlink:type="simple">https://ieeexplore.ieee.org/document/6908299</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7</text:p>
          </table:table-cell>
          <table:table-cell table:style-name="ce201" office:value-type="string" calcext:value-type="string">
            <text:p>Teaching embedded software development utilising QNX and Qt with an automotive-themed coursework application</text:p>
          </table:table-cell>
          <table:table-cell table:style-name="ce196" office:value-type="string" calcext:value-type="string">
            <text:p>Sistemas embebidos</text:p>
          </table:table-cell>
          <table:table-cell table:style-name="ce208" office:value-type="string" calcext:value-type="string">
            <text:p><text:a xlink:href="https://ieeexplore.ieee.org/document/6924348" xlink:type="simple">https://ieeexplore.ieee.org/document/6924348</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8</text:p>
          </table:table-cell>
          <table:table-cell table:style-name="ce201" office:value-type="string" calcext:value-type="string">
            <text:p>Development of a Video Game Design program in the college of engineering</text:p>
          </table:table-cell>
          <table:table-cell table:style-name="ce196" office:value-type="string" calcext:value-type="string">
            <text:p>Curso en el desarrollo de video juegos</text:p>
          </table:table-cell>
          <table:table-cell table:style-name="ce208" office:value-type="string" calcext:value-type="string">
            <text:p><text:a xlink:href="https://ieeexplore.ieee.org/document/7925397" xlink:type="simple">https://ieeexplore.ieee.org/document/7925397</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79</text:p>
          </table:table-cell>
          <table:table-cell table:style-name="ce201" office:value-type="string" calcext:value-type="string">
            <text:p>Design, Implementation, and Evaluation of a Virtual Meeting Tool-Based Innovation for UML Technology Training in Global Organizations</text:p>
          </table:table-cell>
          <table:table-cell table:style-name="ce196" office:value-type="string" calcext:value-type="string">
            <text:p>Este documento se basa en un estudio de caso en una corporación global para describir el diseño, implementación y evaluación de una innovación de capacitación, que consiste en un conjunto de cursos impartidos por medio de un VMT y conferencias telefónicas, para respaldar la implementación global de un modelo unificado</text:p>
          </table:table-cell>
          <table:table-cell table:style-name="ce208" office:value-type="string" calcext:value-type="string">
            <text:p><text:a xlink:href="https://ieeexplore.ieee.org/document/6149379" xlink:type="simple">https://ieeexplore.ieee.org/document/614937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0</text:p>
          </table:table-cell>
          <table:table-cell table:style-name="ce201" office:value-type="string" calcext:value-type="string">
            <text:p>A quick prototyping project for first year engineering students</text:p>
          </table:table-cell>
          <table:table-cell table:style-name="ce196" office:value-type="string" calcext:value-type="string">
            <text:p>Se ofreció un proyecto breve de creación de prototipos a los estudiantes de ingeniería de primer año como una opción en un curso de introducción a la ingeniería</text:p>
          </table:table-cell>
          <table:table-cell table:style-name="ce208" office:value-type="string" calcext:value-type="string">
            <text:p><text:a xlink:href="https://ieeexplore.ieee.org/document/8252379" xlink:type="simple">https://ieeexplore.ieee.org/document/8252379</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1</text:p>
          </table:table-cell>
          <table:table-cell table:style-name="ce201" office:value-type="string" calcext:value-type="string">
            <text:p>Digital electronics lab sessions</text:p>
          </table:table-cell>
          <table:table-cell table:style-name="ce196" office:value-type="string" calcext:value-type="string">
            <text:p>Curso de eletrónica digital</text:p>
          </table:table-cell>
          <table:table-cell table:style-name="ce208" office:value-type="string" calcext:value-type="string">
            <text:p><text:a xlink:href="https://ieeexplore.ieee.org/document/7528372" xlink:type="simple">https://ieeexplore.ieee.org/document/7528372</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2</text:p>
          </table:table-cell>
          <table:table-cell table:style-name="ce201" office:value-type="string" calcext:value-type="string">
            <text:p>Integrating PLC theory and programming into advanced controls courses</text:p>
          </table:table-cell>
          <table:table-cell table:style-name="ce196" office:value-type="string" calcext:value-type="string">
            <text:p>Se agregó un plan de estudios de dos semanas a un curso de controles de posgrado para enseñar a los estudiantes técnicas operativas y programación de PLC.</text:p>
          </table:table-cell>
          <table:table-cell table:style-name="ce208" office:value-type="string" calcext:value-type="string">
            <text:p><text:a xlink:href="https://ieeexplore.ieee.org/document/7526825" xlink:type="simple">https://ieeexplore.ieee.org/document/7526825</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3</text:p>
          </table:table-cell>
          <table:table-cell table:style-name="ce201" office:value-type="string" calcext:value-type="string">
            <text:p>A New Hands-On Course in Characterization of Wide-Bandgap Devices</text:p>
          </table:table-cell>
          <table:table-cell table:style-name="ce196" office:value-type="string" calcext:value-type="string">
            <text:p>Este documento presenta un nuevo curso práctico sobre caracterización de dispositivos del GBM, que es un tema emergente y fundamental en las técnicas basadas en el GBM.</text:p>
          </table:table-cell>
          <table:table-cell table:style-name="ce208" office:value-type="string" calcext:value-type="string">
            <text:p><text:a xlink:href="https://ieeexplore.ieee.org/document/8598833" xlink:type="simple">https://ieeexplore.ieee.org/document/8598833</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4</text:p>
          </table:table-cell>
          <table:table-cell table:style-name="ce201" office:value-type="string" calcext:value-type="string">
            <text:p>Teaching wireless sensor networks to master and PhD students based on the cookie node</text:p>
          </table:table-cell>
          <table:table-cell table:style-name="ce196" office:value-type="string" calcext:value-type="string">
            <text:p>Sensores de red</text:p>
          </table:table-cell>
          <table:table-cell table:style-name="ce208" office:value-type="string" calcext:value-type="string">
            <text:p><text:a xlink:href="https://ieeexplore.ieee.org/document/7845373" xlink:type="simple">https://ieeexplore.ieee.org/document/7845373</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5</text:p>
          </table:table-cell>
          <table:table-cell table:style-name="ce201" office:value-type="string" calcext:value-type="string">
            <text:p>Teaching Entity-Relationship Models Effectively</text:p>
          </table:table-cell>
          <table:table-cell table:style-name="ce70" office:value-type="string" calcext:value-type="string">
            <text:p>Los modelos de relación de entidad (ER) se utilizan generalmente para diseñar una aplicación de base de datos en la industria</text:p>
          </table:table-cell>
          <table:table-cell table:style-name="ce208" office:value-type="string" calcext:value-type="string">
            <text:p><text:a xlink:href="https://ieeexplore.ieee.org/document/7881351" xlink:type="simple">https://ieeexplore.ieee.org/document/7881351</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6</text:p>
          </table:table-cell>
          <table:table-cell table:style-name="ce201" office:value-type="string" calcext:value-type="string">
            <text:p>Work in progress — Games for life workshop: Outreach to middle and high school age girl scouts</text:p>
          </table:table-cell>
          <table:table-cell table:style-name="ce196" office:value-type="string" calcext:value-type="string">
            <text:p>Videojuegos</text:p>
          </table:table-cell>
          <table:table-cell table:style-name="ce208" office:value-type="string" calcext:value-type="string">
            <text:p><text:a xlink:href="https://ieeexplore.ieee.org/document/6143076" xlink:type="simple">https://ieeexplore.ieee.org/document/6143076</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7</text:p>
          </table:table-cell>
          <table:table-cell table:style-name="ce201" office:value-type="string" calcext:value-type="string">
            <text:p>Application of the Reverse Engineering as an early Engineering Education</text:p>
          </table:table-cell>
          <table:table-cell table:style-name="ce196" office:value-type="string" calcext:value-type="string">
            <text:p>El establecimiento de KOSEN-KMITL, que adopta los cursos del programa de enseñanza y aprendizaje de alta calidad bajo la guía del sistema KOSEN de Japón</text:p>
          </table:table-cell>
          <table:table-cell table:style-name="ce208" office:value-type="string" calcext:value-type="string">
            <text:p><text:a xlink:href="https://ieeexplore.ieee.org/document/9293895" xlink:type="simple">https://ieeexplore.ieee.org/document/9293895</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288</text:p>
          </table:table-cell>
          <table:table-cell table:style-name="ce201" office:value-type="string" calcext:value-type="string">
            <text:p>Computing degree apprenticeships: An opportunity to address gender imbalance in the IT sector?</text:p>
          </table:table-cell>
          <table:table-cell table:style-name="ce196" office:value-type="string" calcext:value-type="string">
            <text:p>¿Existen diferencias en los caminos hacia las titulaciones de aprendizaje informático entre mujeres y hombres?</text:p>
          </table:table-cell>
          <table:table-cell table:style-name="ce208" office:value-type="string" calcext:value-type="string">
            <text:p><text:a xlink:href="https://ieeexplore.ieee.org/document/9274144" xlink:type="simple">https://ieeexplore.ieee.org/document/927414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89</text:p>
          </table:table-cell>
          <table:table-cell table:style-name="ce201" office:value-type="string" calcext:value-type="string">
            <text:p>Use of randomized algorithms for enhancing learning ability in algorithms course</text:p>
          </table:table-cell>
          <table:table-cell table:style-name="ce70" office:value-type="string" calcext:value-type="string">
            <text:p>En este artículo, discutimos un caso de estudio sobre el uso de un enfoque innovador basado en algoritmos aleatorios y algunas estadísticas en la enseñanza de algoritmos a estudiantes de ingeniería, con el objetivo de brindarles a los estudiantes una mejor experiencia de aprendizaje individual.</text:p>
          </table:table-cell>
          <table:table-cell table:style-name="ce208" office:value-type="string" calcext:value-type="string">
            <text:p><text:a xlink:href="https://ieeexplore.ieee.org/document/7020302" xlink:type="simple">https://ieeexplore.ieee.org/document/7020302</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0</text:p>
          </table:table-cell>
          <table:table-cell table:style-name="ce201" office:value-type="string" calcext:value-type="string">
            <text:p>Contextual Knowledge in Three Dimensional Computer Aided Design (3D CAD) Modeling: A Literature Review and Conceptual Framework</text:p>
          </table:table-cell>
          <table:table-cell table:style-name="ce196" office:value-type="string" calcext:value-type="string">
            <text:p>Diseño asistido por computador</text:p>
          </table:table-cell>
          <table:table-cell table:style-name="ce208" office:value-type="string" calcext:value-type="string">
            <text:p><text:a xlink:href="https://ieeexplore.ieee.org/document/6821851" xlink:type="simple">https://ieeexplore.ieee.org/document/6821851</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1</text:p>
          </table:table-cell>
          <table:table-cell table:style-name="ce201" office:value-type="string" calcext:value-type="string">
            <text:p>Development and Outcomes of Teaching PID Control in Classroom with Hands on Learning Experience</text:p>
          </table:table-cell>
          <table:table-cell table:style-name="ce196" office:value-type="string" calcext:value-type="string">
            <text:p>Sistemas de control</text:p>
          </table:table-cell>
          <table:table-cell table:style-name="ce208" office:value-type="string" calcext:value-type="string">
            <text:p><text:a xlink:href="https://ieeexplore.ieee.org/document/8755227" xlink:type="simple">https://ieeexplore.ieee.org/document/8755227</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2</text:p>
          </table:table-cell>
          <table:table-cell table:style-name="ce201" office:value-type="string" calcext:value-type="string">
            <text:p>Low cost pedagogic device for practical works using embedded system.</text:p>
          </table:table-cell>
          <table:table-cell table:style-name="ce196" office:value-type="string" calcext:value-type="string">
            <text:p>Sistemas embebidos</text:p>
          </table:table-cell>
          <table:table-cell table:style-name="ce208" office:value-type="string" calcext:value-type="string">
            <text:p><text:a xlink:href="https://ieeexplore.ieee.org/document/7507160" xlink:type="simple">https://ieeexplore.ieee.org/document/7507160</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3</text:p>
          </table:table-cell>
          <table:table-cell table:style-name="ce201" office:value-type="string" calcext:value-type="string">
            <text:p>Massive Open Online Course (MOOC) with Learning Objects and Intelligent Agent Technologies</text:p>
          </table:table-cell>
          <table:table-cell table:style-name="ce196" office:value-type="string" calcext:value-type="string">
            <text:p>Este artículo tiene como objetivo compartir las experiencias de los autores con el desarrollo de un sistema de entretenimiento educativo, que comprende el agente conversacional incorporado y los objetos de aprendizaje.</text:p>
          </table:table-cell>
          <table:table-cell table:style-name="ce208" office:value-type="string" calcext:value-type="string">
            <text:p><text:a xlink:href="https://ieeexplore.ieee.org/document/7021786" xlink:type="simple">https://ieeexplore.ieee.org/document/7021786</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4</text:p>
          </table:table-cell>
          <table:table-cell table:style-name="ce201" office:value-type="string" calcext:value-type="string">
            <text:p>The digital culture degree: A competency-based interdisciplinary program spanning engineering and the arts</text:p>
          </table:table-cell>
          <table:table-cell table:style-name="ce196" office:value-type="string" calcext:value-type="string">
            <text:p>Este documento describe la licenciatura en Cultura Digital: un plan de estudios de licenciatura en artes de ingeniería que combina la educación basada en competencias (CBE) y las estructuras de educación orientada al conocimiento (KOE) y los enfoques Pull-Push relacionados</text:p>
          </table:table-cell>
          <table:table-cell table:style-name="ce208" office:value-type="string" calcext:value-type="string">
            <text:p><text:a xlink:href="https://ieeexplore.ieee.org/document/6685110" xlink:type="simple">https://ieeexplore.ieee.org/document/6685110</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5</text:p>
          </table:table-cell>
          <table:table-cell table:style-name="ce201" office:value-type="string" calcext:value-type="string">
            <text:p>Map My Career: Career Planning Tool to Improve Student Satisfaction</text:p>
          </table:table-cell>
          <table:table-cell table:style-name="ce196" office:value-type="string" calcext:value-type="string">
            <text:p>Esta investigación propone un modelo educativo centrado en la carrera, Map My Career, para mejorar la satisfacción de los estudiantes con su curso al abordar la preparación académica, la gestión de la carga de trabajo académico, el desarrollo de habilidades básicas y la empleabilidad de los graduados.</text:p>
          </table:table-cell>
          <table:table-cell table:style-name="ce208" office:value-type="string" calcext:value-type="string">
            <text:p><text:a xlink:href="https://ieeexplore.ieee.org/document/8835910" xlink:type="simple">https://ieeexplore.ieee.org/document/883591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6</text:p>
          </table:table-cell>
          <table:table-cell table:style-name="ce201" office:value-type="string" calcext:value-type="string">
            <text:p>Production simulation education using rapid modeling and optimization: Successful studies</text:p>
          </table:table-cell>
          <table:table-cell table:style-name="ce196" office:value-type="string" calcext:value-type="string">
            <text:p>Un problema común al que se enfrentan muchos educadores de simulación es que los estudiantes suelen dedicar demasiado tiempo a luchar con las partes de programación y estadística de los cursos de simulación, y simplemente muy poco tiempo para aprender a ejecutar análisis de sistemas</text:p>
          </table:table-cell>
          <table:table-cell table:style-name="ce208" office:value-type="string" calcext:value-type="string">
            <text:p><text:a xlink:href="https://ieeexplore.ieee.org/document/7408512" xlink:type="simple">https://ieeexplore.ieee.org/document/7408512</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7</text:p>
          </table:table-cell>
          <table:table-cell table:style-name="ce201" office:value-type="string" calcext:value-type="string">
            <text:p>Development of needham model based E-module for electromagnetic field &amp; wave</text:p>
          </table:table-cell>
          <table:table-cell table:style-name="ce196" office:value-type="string" calcext:value-type="string">
            <text:p>Ondas y campos electromagnéticos</text:p>
          </table:table-cell>
          <table:table-cell table:style-name="ce208" office:value-type="string" calcext:value-type="string">
            <text:p><text:a xlink:href="https://ieeexplore.ieee.org/document/8289863" xlink:type="simple">https://ieeexplore.ieee.org/document/828986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8</text:p>
          </table:table-cell>
          <table:table-cell table:style-name="ce201" office:value-type="string" calcext:value-type="string">
            <text:p>Innovations of Microcontroller Unit Based on Experiment</text:p>
          </table:table-cell>
          <table:table-cell table:style-name="ce196" office:value-type="string" calcext:value-type="string">
            <text:p>Microcontroladores</text:p>
          </table:table-cell>
          <table:table-cell table:style-name="ce208" office:value-type="string" calcext:value-type="string">
            <text:p><text:a xlink:href="https://ieeexplore.ieee.org/document/8702526" xlink:type="simple">https://ieeexplore.ieee.org/document/8702526</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299</text:p>
          </table:table-cell>
          <table:table-cell table:style-name="ce201" office:value-type="string" calcext:value-type="string">
            <text:p>Educational Game-Theme Based Instructional Module for Teaching Introductory Programming</text:p>
          </table:table-cell>
          <table:table-cell table:style-name="ce70" office:value-type="string" calcext:value-type="string">
            <text:p>Este documento presenta el diseño, implementación y evaluación de un módulo de instrucción basado en temas de juegos (GTI) para enseñar la lista enlazada y el árbol binario.</text:p>
          </table:table-cell>
          <table:table-cell table:style-name="ce208" office:value-type="string" calcext:value-type="string">
            <text:p><text:a xlink:href="https://ieeexplore.ieee.org/document/8592835" xlink:type="simple">https://ieeexplore.ieee.org/document/859283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0</text:p>
          </table:table-cell>
          <table:table-cell table:style-name="ce201" office:value-type="string" calcext:value-type="string">
            <text:p>Solar Energy Education Through a Cloud-Based Desktop Virtual Reality System</text:p>
          </table:table-cell>
          <table:table-cell table:style-name="ce196" office:value-type="string" calcext:value-type="string">
            <text:p>Educación en energía solar</text:p>
          </table:table-cell>
          <table:table-cell table:style-name="ce208" office:value-type="string" calcext:value-type="string">
            <text:p><text:a xlink:href="https://ieeexplore.ieee.org/document/8859177" xlink:type="simple">https://ieeexplore.ieee.org/document/8859177</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1</text:p>
          </table:table-cell>
          <table:table-cell table:style-name="ce201" office:value-type="string" calcext:value-type="string">
            <text:p>Study on Educational Virtual Reality Implementation Using Knowledge-Based Engineering</text:p>
          </table:table-cell>
          <table:table-cell table:style-name="ce196" office:value-type="string" calcext:value-type="string">
            <text:p>Realidad virtual</text:p>
          </table:table-cell>
          <table:table-cell table:style-name="ce208" office:value-type="string" calcext:value-type="string">
            <text:p><text:a xlink:href="https://ieeexplore.ieee.org/document/8614951" xlink:type="simple">https://ieeexplore.ieee.org/document/8614951</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2</text:p>
          </table:table-cell>
          <table:table-cell table:style-name="ce201" office:value-type="string" calcext:value-type="string">
            <text:p>Development of a master programme in electrical power and energy systems at Teesside University</text:p>
          </table:table-cell>
          <table:table-cell table:style-name="ce70" office:value-type="string" calcext:value-type="string">
            <text:p>Este artículo describe el desarrollo de un Programa de Maestría en Energía Eléctrica y Sistemas de Energía en la Universidad de Teesside.</text:p>
          </table:table-cell>
          <table:table-cell table:style-name="ce208" office:value-type="string" calcext:value-type="string">
            <text:p><text:a xlink:href="https://ieeexplore.ieee.org/document/8114020" xlink:type="simple">https://ieeexplore.ieee.org/document/8114020</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3</text:p>
          </table:table-cell>
          <table:table-cell table:style-name="ce201" office:value-type="string" calcext:value-type="string">
            <text:p>An Innovative Interdisciplinary Undergraduate Data Science Program: Pathways and Experience</text:p>
          </table:table-cell>
          <table:table-cell table:style-name="ce196" office:value-type="string" calcext:value-type="string">
            <text:p>Ciencia de datos</text:p>
          </table:table-cell>
          <table:table-cell table:style-name="ce208" office:value-type="string" calcext:value-type="string">
            <text:p><text:a xlink:href="https://ieeexplore.ieee.org/document/9273976" xlink:type="simple">https://ieeexplore.ieee.org/document/9273976</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4</text:p>
          </table:table-cell>
          <table:table-cell table:style-name="ce201" office:value-type="string" calcext:value-type="string">
            <text:p>Specification based testing with QuickCheck</text:p>
          </table:table-cell>
          <table:table-cell table:style-name="ce196" office:value-type="string" calcext:value-type="string">
            <text:p>En este artículo, revisaremos las tendencias en la industria y el trabajo seleccionado en la academia en el espacio de gestión de casos</text:p>
          </table:table-cell>
          <table:table-cell table:style-name="ce208" office:value-type="string" calcext:value-type="string">
            <text:p><text:a xlink:href="https://ieeexplore.ieee.org/document/6148894" xlink:type="simple">https://ieeexplore.ieee.org/document/6148894</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5</text:p>
          </table:table-cell>
          <table:table-cell table:style-name="ce201" office:value-type="string" calcext:value-type="string">
            <text:p>AdaptiveVLE: An Integrated Framework for Personalized Online Education Using MPS JetBrains Domain-Specific Modeling Environment</text:p>
          </table:table-cell>
          <table:table-cell table:style-name="ce70" office:value-type="string" calcext:value-type="string">
            <text:p>Este artículo contiene el diseño y desarrollo de un marco de entorno de aprendizaje virtual adaptativo (AdaptiveVLE) para ayudar a los educadores de todas las disciplinas a crear VLE adaptables a la medida de sus necesidades y contribuir a la creación de un marco más genérico para sistemas adaptativo</text:p>
          </table:table-cell>
          <table:table-cell table:style-name="ce208" office:value-type="string" calcext:value-type="string">
            <text:p><text:a xlink:href="https://ieeexplore.ieee.org/document/9218921" xlink:type="simple">https://ieeexplore.ieee.org/document/9218921</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6</text:p>
          </table:table-cell>
          <table:table-cell table:style-name="ce201" office:value-type="string" calcext:value-type="string">
            <text:p>Exploring the role and possibilties of 3D printing in IT studies : Is my curricula good enough?</text:p>
          </table:table-cell>
          <table:table-cell table:style-name="ce196" office:value-type="string" calcext:value-type="string">
            <text:p>Enlace roto</text:p>
          </table:table-cell>
          <table:table-cell table:style-name="ce208" office:value-type="string" calcext:value-type="string">
            <text:p><text:a xlink:href="https://ieeexplore.ieee.org/document/9089909/" xlink:type="simple">https://ieeexplore.ieee.org/document/9089909/</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7</text:p>
          </table:table-cell>
          <table:table-cell table:style-name="ce201" office:value-type="string" calcext:value-type="string">
            <text:p>Learning Outcomes Development for Informatics Engineering Students by Using Lean-Startup Model</text:p>
          </table:table-cell>
          <table:table-cell table:style-name="ce196" office:value-type="string" calcext:value-type="string">
            <text:p>Este estudio describe la implementación de Lean Startup en el desarrollo de resultados de aprendizaje para estudiantes de Ingenieria Informática.</text:p>
          </table:table-cell>
          <table:table-cell table:style-name="ce208" office:value-type="string" calcext:value-type="string">
            <text:p><text:a xlink:href="https://ieeexplore.ieee.org/document/9230245" xlink:type="simple">https://ieeexplore.ieee.org/document/9230245</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8</text:p>
          </table:table-cell>
          <table:table-cell table:style-name="ce201" office:value-type="string" calcext:value-type="string">
            <text:p>A Framework for Designing Contextualized Computing Curriculum</text:p>
          </table:table-cell>
          <table:table-cell table:style-name="ce196" office:value-type="string" calcext:value-type="string">
            <text:p>Este artículo de experiencia presenta un modelo disciplinado para el diseño curricular que proporciona una estructura y metodología para integrar la informática con otra disciplina. Se presenta un marco de análisis que abstrae el proceso de desarrollo curricular.</text:p>
          </table:table-cell>
          <table:table-cell table:style-name="ce208" office:value-type="string" calcext:value-type="string">
            <text:p><text:a xlink:href="https://ieeexplore.ieee.org/document/9272497" xlink:type="simple">https://ieeexplore.ieee.org/document/9272497</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09</text:p>
          </table:table-cell>
          <table:table-cell table:style-name="ce201" office:value-type="string" calcext:value-type="string">
            <text:p>Curriculum design for engineering education on embedded system based on broad partnership with university, corporation and local school</text:p>
          </table:table-cell>
          <table:table-cell table:style-name="ce196" office:value-type="string" calcext:value-type="string">
            <text:p>Este documento describe un logro educativo en el campo de los sistemas integrados desde el año académico 2010 hasta 2011</text:p>
          </table:table-cell>
          <table:table-cell table:style-name="ce208" office:value-type="string" calcext:value-type="string">
            <text:p><text:a xlink:href="https://ieeexplore.ieee.org/document/6360376" xlink:type="simple">https://ieeexplore.ieee.org/document/6360376</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0</text:p>
          </table:table-cell>
          <table:table-cell table:style-name="ce201" office:value-type="string" calcext:value-type="string">
            <text:p>The Future of Things: Simulations and Next Generation Manufacturing</text:p>
          </table:table-cell>
          <table:table-cell table:style-name="ce70" office:value-type="string" calcext:value-type="string">
            <text:p>Este documento analiza cómo se utilizan las simulaciones y aplicaciones multifísicas para desarrollar habilidades esenciales en preparación para ingresar a la fuerza laboral de la Industria 4.0</text:p>
          </table:table-cell>
          <table:table-cell table:style-name="ce208" office:value-type="string" calcext:value-type="string">
            <text:p><text:a xlink:href="https://ieeexplore.ieee.org/document/9125282" xlink:type="simple">https://ieeexplore.ieee.org/document/9125282</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1</text:p>
          </table:table-cell>
          <table:table-cell table:style-name="ce201" office:value-type="string" calcext:value-type="string">
            <text:p>From STEM to STEAM: LED Light-Adjusting and Paper-Curved Pop Up Card Hands-On Curriculum Module Design</text:p>
          </table:table-cell>
          <table:table-cell table:style-name="ce196" office:value-type="string" calcext:value-type="string">
            <text:p>LEDs</text:p>
          </table:table-cell>
          <table:table-cell table:style-name="ce208" office:value-type="string" calcext:value-type="string">
            <text:p><text:a xlink:href="https://ieeexplore.ieee.org/document/8629779" xlink:type="simple">https://ieeexplore.ieee.org/document/8629779</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2</text:p>
          </table:table-cell>
          <table:table-cell table:style-name="ce201" office:value-type="string" calcext:value-type="string">
            <text:p>A hands-on modular laboratory environment to foster learning in control system security</text:p>
          </table:table-cell>
          <table:table-cell table:style-name="ce196" office:value-type="string" calcext:value-type="string">
            <text:p>Security</text:p>
          </table:table-cell>
          <table:table-cell table:style-name="ce208" office:value-type="string" calcext:value-type="string">
            <text:p><text:a xlink:href="https://ieeexplore.ieee.org/document/7757669" xlink:type="simple">https://ieeexplore.ieee.org/document/7757669</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3</text:p>
          </table:table-cell>
          <table:table-cell table:style-name="ce201" office:value-type="string" calcext:value-type="string">
            <text:p>Formative assessment of programming language learning based on peer code review: Implementation and experience report</text:p>
          </table:table-cell>
          <table:table-cell table:style-name="ce70" office:value-type="string" calcext:value-type="string">
            <text:p>Basado en un modelo de revisión de código de pares actualizado, proponemos un enfoque de evaluación formativa para evaluar el aprendizaje de lenguajes de programación de computadoras y desarrollamos un sistema de evaluación en línea (OOCourse) para implementar este enfoque.</text:p>
          </table:table-cell>
          <table:table-cell table:style-name="ce208" office:value-type="string" calcext:value-type="string">
            <text:p><text:a xlink:href="https://ieeexplore.ieee.org/document/8660528" xlink:type="simple">https://ieeexplore.ieee.org/document/866052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4</text:p>
          </table:table-cell>
          <table:table-cell table:style-name="ce201" office:value-type="string" calcext:value-type="string">
            <text:p>Design and implementation of an automation didactic module focused to machine vision and programmable logic control</text:p>
          </table:table-cell>
          <table:table-cell table:style-name="ce196" office:value-type="string" calcext:value-type="string">
            <text:p>Vision de maquina</text:p>
          </table:table-cell>
          <table:table-cell table:style-name="ce208" office:value-type="string" calcext:value-type="string">
            <text:p><text:a xlink:href="https://ieeexplore.ieee.org/document/6983451" xlink:type="simple">https://ieeexplore.ieee.org/document/6983451</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5</text:p>
          </table:table-cell>
          <table:table-cell table:style-name="ce201" office:value-type="string" calcext:value-type="string">
            <text:p>Virtual laboratory for the training and learning of the subject solar resource: OrientSol 2.0</text:p>
          </table:table-cell>
          <table:table-cell table:style-name="ce196" office:value-type="string" calcext:value-type="string">
            <text:p>El laboratorio virtual “OrientSol 2.0” es una aplicación desarrollada con Matlab © que permite a los usuarios (estudiantes) obtener fácilmente la radiación solar sobre una superficie no horizontal (variaciones de inclinación y orientación).</text:p>
          </table:table-cell>
          <table:table-cell table:style-name="ce208" office:value-type="string" calcext:value-type="string">
            <text:p><text:a xlink:href="https://ieeexplore.ieee.org/document/6900129" xlink:type="simple">https://ieeexplore.ieee.org/document/6900129</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6</text:p>
          </table:table-cell>
          <table:table-cell table:style-name="ce201" office:value-type="string" calcext:value-type="string">
            <text:p>A Laboratory Testbed for Embedded Fuzzy Control</text:p>
          </table:table-cell>
          <table:table-cell table:style-name="ce196" office:value-type="string" calcext:value-type="string">
            <text:p>Este artículo presenta un esquema novedoso llamado "Banco de pruebas de laboratorio para el control difuso integrado de un sistema no lineal en tiempo real</text:p>
          </table:table-cell>
          <table:table-cell table:style-name="ce208" office:value-type="string" calcext:value-type="string">
            <text:p><text:a xlink:href="https://ieeexplore.ieee.org/document/5406013" xlink:type="simple">https://ieeexplore.ieee.org/document/5406013</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7</text:p>
          </table:table-cell>
          <table:table-cell table:style-name="ce201" office:value-type="string" calcext:value-type="string">
            <text:p>Preparing the Acquisition Workforce: A Digital Engineering Competency Framework</text:p>
          </table:table-cell>
          <table:table-cell table:style-name="ce196" office:value-type="string" calcext:value-type="string">
            <text:p>Ingeniería digital</text:p>
          </table:table-cell>
          <table:table-cell table:style-name="ce208" office:value-type="string" calcext:value-type="string">
            <text:p><text:a xlink:href="https://ieeexplore.ieee.org/document/9275661" xlink:type="simple">https://ieeexplore.ieee.org/document/9275661</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8</text:p>
          </table:table-cell>
          <table:table-cell table:style-name="ce201" office:value-type="string" calcext:value-type="string">
            <text:p>Developing Robot Manipulators in Mechatronics and Robotics</text:p>
          </table:table-cell>
          <table:table-cell table:style-name="ce196" office:value-type="string" calcext:value-type="string">
            <text:p>Robótica</text:p>
          </table:table-cell>
          <table:table-cell table:style-name="ce208" office:value-type="string" calcext:value-type="string">
            <text:p><text:a xlink:href="https://ieeexplore.ieee.org/document/8743108" xlink:type="simple">https://ieeexplore.ieee.org/document/8743108</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19</text:p>
          </table:table-cell>
          <table:table-cell table:style-name="ce201" office:value-type="string" calcext:value-type="string">
            <text:p>A web-based, self-controlled mechanism to support students learning SQL</text:p>
          </table:table-cell>
          <table:table-cell table:style-name="ce196" office:value-type="string" calcext:value-type="string">
            <text:p>Este documento propone un mecanismo que los estudiantes pueden utilizar para crear su cuenta de base de datos y otorgar los privilegios adecuados por sí mismos.</text:p>
          </table:table-cell>
          <table:table-cell table:style-name="ce208" office:value-type="string" calcext:value-type="string">
            <text:p><text:a xlink:href="https://ieeexplore.ieee.org/document/7457536" xlink:type="simple">https://ieeexplore.ieee.org/document/7457536</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0</text:p>
          </table:table-cell>
          <table:table-cell table:style-name="ce201" office:value-type="string" calcext:value-type="string">
            <text:p>Students of engineering on behalf of people with disabilities: Evaluating the impact of an institution's flagship project</text:p>
          </table:table-cell>
          <table:table-cell table:style-name="ce196" office:value-type="string" calcext:value-type="string">
            <text:p>Este estudio sigue a un proyecto insignia que incluye varios programas que involucran a poblaciones con necesidades especiales. El estudio utiliza la Metodología de la Teoría Fundamentada que permite revelar ideas que no se podían prever.</text:p>
          </table:table-cell>
          <table:table-cell table:style-name="ce208" office:value-type="string" calcext:value-type="string">
            <text:p><text:a xlink:href="https://ieeexplore.ieee.org/document/7344326" xlink:type="simple">https://ieeexplore.ieee.org/document/7344326</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1</text:p>
          </table:table-cell>
          <table:table-cell table:style-name="ce201" office:value-type="string" calcext:value-type="string">
            <text:p>Project based clean tech curriculum for high school</text:p>
          </table:table-cell>
          <table:table-cell table:style-name="ce70" office:value-type="string" calcext:value-type="string">
            <text:p>Este documento revisa los desafíos y algunas de las lecciones aprendidas en el desarrollo de un plan de estudios de secundaria de cuatro años en energía renovable y tecnología limpia</text:p>
          </table:table-cell>
          <table:table-cell table:style-name="ce208" office:value-type="string" calcext:value-type="string">
            <text:p><text:a xlink:href="https://ieeexplore.ieee.org/document/6685048" xlink:type="simple">https://ieeexplore.ieee.org/document/6685048</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2</text:p>
          </table:table-cell>
          <table:table-cell table:style-name="ce201" office:value-type="string" calcext:value-type="string">
            <text:p>Use of ocean related challenges in engineering education</text:p>
          </table:table-cell>
          <table:table-cell table:style-name="ce196" office:value-type="string" calcext:value-type="string">
            <text:p>Robotica</text:p>
          </table:table-cell>
          <table:table-cell table:style-name="ce208" office:value-type="string" calcext:value-type="string">
            <text:p><text:a xlink:href="https://ieeexplore.ieee.org/document/7271416" xlink:type="simple">https://ieeexplore.ieee.org/document/7271416</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3</text:p>
          </table:table-cell>
          <table:table-cell table:style-name="ce201" office:value-type="string" calcext:value-type="string">
            <text:p>A case of computer laboratory layout modelling and analysis</text:p>
          </table:table-cell>
          <table:table-cell table:style-name="ce196" office:value-type="string" calcext:value-type="string">
            <text:p>El objetivo de este trabajo es proponer nuevos diseños de distribución para la instalación e identificar la mejor distribución que se adapte al propósito del laboratorio</text:p>
          </table:table-cell>
          <table:table-cell table:style-name="ce208" office:value-type="string" calcext:value-type="string">
            <text:p><text:a xlink:href="https://ieeexplore.ieee.org/document/6021573" xlink:type="simple">https://ieeexplore.ieee.org/document/6021573</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4</text:p>
          </table:table-cell>
          <table:table-cell table:style-name="ce201" office:value-type="string" calcext:value-type="string">
            <text:p>Modelo de evaluación gamificado en cursos de algoritmos y programación</text:p>
          </table:table-cell>
          <table:table-cell table:style-name="ce196" office:value-type="string" calcext:value-type="string">
            <text:p>este artículo propone un modelo de evaluación gamificado orientado a mejorar el desempeño de los estudiantes durante un curso introductorio de algoritmos y programación, a través de la retroalimentación permanente, resolución asertiva de problemas y minilíneas, y el desarrollo de videojuegos para motivar el aprendizaje por acumulando puntos o bonificaciones.</text:p>
          </table:table-cell>
          <table:table-cell table:style-name="ce208" office:value-type="string" calcext:value-type="string">
            <text:p><text:a xlink:href="https://ieeexplore.ieee.org/document/9281150" xlink:type="simple">https://ieeexplore.ieee.org/document/9281150</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5</text:p>
          </table:table-cell>
          <table:table-cell table:style-name="ce201" office:value-type="string" calcext:value-type="string">
            <text:p>Research-oriented teaching of PDC topics in integration with other undergraduate courses at multiple levels: A multi-year report</text:p>
          </table:table-cell>
          <table:table-cell table:style-name="ce196" office:value-type="string" calcext:value-type="string">
            <text:p>Computación paralela y distribuida</text:p>
          </table:table-cell>
          <table:table-cell table:style-name="ce208" office:value-type="string" calcext:value-type="string">
            <text:p><text:a xlink:href="https://www.sciencedirect.com/science/article/abs/pii/S0743731517300102" xlink:type="simple">https://www.sciencedirect.com/science/article/abs/pii/S0743731517300102</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6</text:p>
          </table:table-cell>
          <table:table-cell table:style-name="ce201" office:value-type="string" calcext:value-type="string">
            <text:p>A proposal for teaching SCADA systems using Virtual Industrial Plants in Engineering</text:p>
          </table:table-cell>
          <table:table-cell table:style-name="ce196" office:value-type="string" calcext:value-type="string">
            <text:p>Este artículo presenta una arquitectura de software para el desarrollo de laboratorios educativos, a través de plantas industriales virtuales cuyos modelos y lógica se implementan en Matlab® y se utilizan dentro de LabVIEW® a través de un protocolo apropiado</text:p>
          </table:table-cell>
          <table:table-cell table:style-name="ce208" office:value-type="string" calcext:value-type="string">
            <text:p><text:a xlink:href="https://www.sciencedirect.com/science/article/pii/S240589631630372X" xlink:type="simple">https://www.sciencedirect.com/science/article/pii/S240589631630372X</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7</text:p>
          </table:table-cell>
          <table:table-cell table:style-name="ce201" office:value-type="string" calcext:value-type="string">
            <text:p>Using robotics to train students for Industry 4.0</text:p>
          </table:table-cell>
          <table:table-cell table:style-name="ce196" office:value-type="string" calcext:value-type="string">
            <text:p>Este artículo presenta el curso de maestría en Robótica Autónoma que ofrecemos en la Escuela de Ingeniería de la Universidad de Padova (Italia).</text:p>
          </table:table-cell>
          <table:table-cell table:style-name="ce208" office:value-type="string" calcext:value-type="string">
            <text:p><text:a xlink:href="https://www.sciencedirect.com/science/article/pii/S2405896319305221" xlink:type="simple">https://www.sciencedirect.com/science/article/pii/S2405896319305221</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8</text:p>
          </table:table-cell>
          <table:table-cell table:style-name="ce201" office:value-type="string" calcext:value-type="string">
            <text:p>An open-source multi-DOF articulated robotic educational platform for autonomous object manipulation</text:p>
          </table:table-cell>
          <table:table-cell table:style-name="ce196" office:value-type="string" calcext:value-type="string">
            <text:p>Esta investigación presenta un marco robótico autónomo con fines académicos, vocacionales y de formación</text:p>
          </table:table-cell>
          <table:table-cell table:style-name="ce208" office:value-type="string" calcext:value-type="string">
            <text:p><text:a xlink:href="https://www.sciencedirect.com/science/article/abs/pii/S0736584513001002" xlink:type="simple">https://www.sciencedirect.com/science/article/abs/pii/S0736584513001002</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29</text:p>
          </table:table-cell>
          <table:table-cell table:style-name="ce201" office:value-type="string" calcext:value-type="string">
            <text:p>evelopment of the supervision/control software for a multipurpose three-tank system</text:p>
          </table:table-cell>
          <table:table-cell table:style-name="ce196" office:value-type="string" calcext:value-type="string">
            <text:p>Este documento aborda el desarrollo del software de supervisión / control para un sistema multipropósito de tres tanques para enseñar los fundamentos de la ingeniería de control.</text:p>
          </table:table-cell>
          <table:table-cell table:style-name="ce208" office:value-type="string" calcext:value-type="string">
            <text:p><text:a xlink:href="https://www.sciencedirect.com/science/article/pii/S2405896316303755" xlink:type="simple">https://www.sciencedirect.com/science/article/pii/S2405896316303755</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0</text:p>
          </table:table-cell>
          <table:table-cell table:style-name="ce201" office:value-type="string" calcext:value-type="string">
            <text:p>Operating System from the Scratch: A Problem-based Learning Approach for the Emerging Demands on OS Development</text:p>
          </table:table-cell>
          <table:table-cell table:style-name="ce196" office:value-type="string" calcext:value-type="string">
            <text:p>Creación de sistemas operativos open-source</text:p>
          </table:table-cell>
          <table:table-cell table:style-name="ce208" office:value-type="string" calcext:value-type="string">
            <text:p><text:a xlink:href="https://www.sciencedirect.com/science/article/pii/S187705091300567X" xlink:type="simple">https://www.sciencedirect.com/science/article/pii/S187705091300567X</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1</text:p>
          </table:table-cell>
          <table:table-cell table:style-name="ce201" office:value-type="string" calcext:value-type="string">
            <text:p>Robotic Competitions: Teaching Robotics and Real-Time Programming with LEGO Mindstorms</text:p>
          </table:table-cell>
          <table:table-cell table:style-name="ce196" office:value-type="string" calcext:value-type="string">
            <text:p>Robótica móvil</text:p>
          </table:table-cell>
          <table:table-cell table:style-name="ce208" office:value-type="string" calcext:value-type="string">
            <text:p><text:a xlink:href="https://www.sciencedirect.com/science/article/pii/S1474667016432970" xlink:type="simple">https://www.sciencedirect.com/science/article/pii/S1474667016432970</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2</text:p>
          </table:table-cell>
          <table:table-cell table:style-name="ce201" office:value-type="string" calcext:value-type="string">
            <text:p>Web-Based Asynchronous Distance Education in New Product Development and Inventive Problem Solving for Industrial Companies</text:p>
          </table:table-cell>
          <table:table-cell table:style-name="ce196" office:value-type="string" calcext:value-type="string">
            <text:p>Describe brevemente el programa de un curso basado en la web para la formación asincrónica a distancia en el desarrollo de nuevos productos y la resolución de problemas inventiva con la metodología TRIZ, que se centra en los principales resultados de los alumnos: líderes de I + D, ingenieros y diseñadores de productos.</text:p>
          </table:table-cell>
          <table:table-cell table:style-name="ce208" office:value-type="string" calcext:value-type="string">
            <text:p><text:a xlink:href="https://www.sciencedirect.com/science/article/pii/S1877705815042459" xlink:type="simple">https://www.sciencedirect.com/science/article/pii/S1877705815042459</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3</text:p>
          </table:table-cell>
          <table:table-cell table:style-name="ce196" office:value-type="string" calcext:value-type="string">
            <text:p>The Karlsruhe SysKIT Approach – A Three-step SysML Teaching Approach for Mechatronic Students</text:p>
          </table:table-cell>
          <table:table-cell table:style-name="ce70" office:value-type="string" calcext:value-type="string">
            <text:p>Enseñanza de mecatrónica</text:p>
          </table:table-cell>
          <table:table-cell table:style-name="ce208" office:value-type="string" calcext:value-type="string">
            <text:p><text:a xlink:href="https://www.sciencedirect.com/science/article/pii/S2212827114006763" xlink:type="simple">https://www.sciencedirect.com/science/article/pii/S2212827114006763</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4</text:p>
          </table:table-cell>
          <table:table-cell table:style-name="ce196" office:value-type="string" calcext:value-type="string">
            <text:p>Experiential and Project-based Learning in BIM for Sustainable Living with Tiny Solar Houses</text:p>
          </table:table-cell>
          <table:table-cell table:style-name="ce196" office:value-type="string" calcext:value-type="string">
            <text:p>Construcción de casas pequeñas</text:p>
          </table:table-cell>
          <table:table-cell table:style-name="ce208" office:value-type="string" calcext:value-type="string">
            <text:p><text:a xlink:href="https://www.sciencedirect.com/science/article/pii/S1877705816300522" xlink:type="simple">https://www.sciencedirect.com/science/article/pii/S1877705816300522</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5</text:p>
          </table:table-cell>
          <table:table-cell table:style-name="ce196" office:value-type="string" calcext:value-type="string">
            <text:p>ExploringtheintersectionbetweensoftwareindustryandSoftwareEngineeringeducation-AsystematicmappingofSoftwareEngineeringTrends</text:p>
          </table:table-cell>
          <table:table-cell table:style-name="ce196" office:value-type="string" calcext:value-type="string">
            <text:p>Realizamos un estudio de mapeo sistemático sobre la enseñanza de las principales tendencias de ingeniería de software en cursos de proyectos</text:p>
          </table:table-cell>
          <table:table-cell table:style-name="ce208" office:value-type="string" calcext:value-type="string">
            <text:p><text:a xlink:href="https://www-scopus-com.acceso.unicauca.edu.co/record/display.uri?eid=2-s2.0-85089513299&amp;origin=resultslist&amp;sort=plf-f&amp;src=s&amp;nlo=&amp;nlr=&amp;nls=&amp;sid=cd6fd3d36cf491d688dd3040f3f63a93&amp;sot=a&amp;sdt=cl&amp;cluster=scopubyr%2C%222021%22%2Ct%2C%222020%22%2Ct%2C%222018%22%2Ct%2C%222017%22%2Ct%2C%222016%22%2Ct%2C%222015%22%2Ct%2C%222014%22%2Ct%2C%222013%22%2Ct%2C%222012%22%2Ct%2Bscosubjabbr%2C%22COMP%22%2Ct%2C%22ENGI%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0&amp;citeCnt=2&amp;searchTerm=" xlink:type="simple">https://www-scopus-com.acceso.unicauca.edu.co/record/display.uri?eid=2-s2.0-85089513299&amp;origin=resultslist&amp;sort=plf-f&amp;src=s&amp;nlo=&amp;nlr=&amp;nls=&amp;sid=cd6fd3d36cf491d688dd3040f3f63a93&amp;sot=a&amp;sdt=cl&amp;cluster=scopubyr%2c%222021%22%2ct%2c%222020%22%2ct%2c%222018%22%2ct%2c%222017%22%2ct%2c%222016%22%2ct%2c%222015%22%2ct%2c%222014%22%2ct%2c%222013%22%2ct%2c%222012%22%2ct%2bscosubjabbr%2c%22COMP%22%2ct%2c%22ENGI%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0&amp;citeCnt=2&amp;searchTerm=</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6</text:p>
          </table:table-cell>
          <table:table-cell table:style-name="ce203" office:value-type="string" calcext:value-type="string">
            <text:p><text:a xlink:href="https://www-scopus-com.acceso.unicauca.edu.co/record/display.uri?eid=2-s2.0-8509863333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amp;citeCnt=0&amp;searchTerm=" xlink:type="simple">Modelo de evaluacion gamificado en cursos de algoritmos y programacion</text:a></text:p>
          </table:table-cell>
          <table:table-cell table:style-name="ce196" office:value-type="string" calcext:value-type="string">
            <text:p>Este artículo propone un modelo de evaluación gamificado orientado a mejorar el desempeño de los estudiantes durante un curso introductorio de algoritmos y programación, a través de la retroalimentación permanente, resolución asertiva de problemas y minilíneas, y el desarrollo de videojuegos para motivar el aprendizaje por acumulando puntos o bonificaciones.</text:p>
          </table:table-cell>
          <table:table-cell table:style-name="ce208" office:value-type="string" calcext:value-type="string">
            <text:p><text:a xlink:href="https://www-scopus-com.acceso.unicauca.edu.co/record/display.uri?eid=2-s2.0-8509863333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amp;citeCnt=0&amp;searchTerm=" xlink:type="simple">https://www-scopus-com.acceso.unicauca.edu.co/record/display.uri?eid=2-s2.0-8509863333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amp;citeCnt=0&amp;searchTerm=</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7</text:p>
          </table:table-cell>
          <table:table-cell table:style-name="ce196" office:value-type="string" calcext:value-type="string">
            <text:p>Improving Critical Thinking in Software Development via Interdisciplinary Projects at a Most Diverse College</text:p>
          </table:table-cell>
          <table:table-cell table:style-name="ce196" office:value-type="string" calcext:value-type="string">
            <text:p>En este estudio, informamos que la evaluación universal de habilidades para el desarrollo de software es ineficaz para medir a los estudiantes. crecimiento basado en resultados de pruebas no concluyentes y un puntaje de confiabilidad de prueba-reprueba débil.</text:p>
          </table:table-cell>
          <table:table-cell table:style-name="ce208" office:value-type="string" calcext:value-type="string">
            <text:p><text:a xlink:href="https://www-scopus-com.acceso.unicauca.edu.co/record/display.uri?eid=2-s2.0-8509487519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2&amp;citeCnt=0&amp;searchTerm=" xlink:type="simple">https://www-scopus-com.acceso.unicauca.edu.co/record/display.uri?eid=2-s2.0-8509487519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2&amp;citeCnt=0&amp;searchTerm=</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38</text:p>
          </table:table-cell>
          <table:table-cell table:style-name="ce196" office:value-type="string" calcext:value-type="string">
            <text:p>Distributed Virtual Courses to Teach Global Software Engineering: Lessons Learned and Best Practices</text:p>
          </table:table-cell>
          <table:table-cell table:style-name="ce196" office:value-type="string" calcext:value-type="string">
            <text:p>Se ha llevado a cabo una serie de cursos virtuales distribuidos para enseñar ingeniería de software global entre la Universidad Ritsumeikan en Japón y la Universidad de Ciencias Aplicadas de Nuremberg en Alemania.</text:p>
          </table:table-cell>
          <table:table-cell table:style-name="ce208" office:value-type="string" calcext:value-type="string">
            <text:p><text:a xlink:href="https://www-scopus-com.acceso.unicauca.edu.co/record/display.uri?eid=2-s2.0-85096104010&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4&amp;citeCnt=0&amp;searchTerm=" xlink:type="simple">https://www-scopus-com.acceso.unicauca.edu.co/record/display.uri?eid=2-s2.0-85096104010&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4&amp;citeCnt=0&amp;searchTerm=</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339</text:p>
          </table:table-cell>
          <table:table-cell table:style-name="ce196" office:value-type="string" calcext:value-type="string">
            <text:p>Learning Agile Scrum Methodology Using the Groupware Tool Trello $$^{\textregistered }$$ Through Collaborative Working</text:p>
          </table:table-cell>
          <table:table-cell table:style-name="ce196" office:value-type="string" calcext:value-type="string">
            <text:p>Este documento presenta un desarrollo y aplicación sistemáticos de la metodología Scrum ágil basada en Trello no solo con fines de enseñanza y aprendizaje, sino también para el desarrollo de proyectos reales</text:p>
          </table:table-cell>
          <table:table-cell table:style-name="ce208" office:value-type="string" calcext:value-type="string">
            <text:p><text:a xlink:href="https://www-scopus-com.acceso.unicauca.edu.co/record/display.uri?eid=2-s2.0-85068462093&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7&amp;citeCnt=3&amp;searchTerm=" xlink:type="simple">https://www-scopus-com.acceso.unicauca.edu.co/record/display.uri?eid=2-s2.0-85068462093&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7&amp;citeCnt=3&amp;searchTerm=</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0</text:p>
          </table:table-cell>
          <table:table-cell table:style-name="ce196" office:value-type="string" calcext:value-type="string">
            <text:p>Using game simulator Software Inc in the Software Engineering education</text:p>
          </table:table-cell>
          <table:table-cell table:style-name="ce196" office:value-type="string" calcext:value-type="string">
            <text:p>El artículo presenta las posibilidades de utilizar el simulador de juegos Sotware Inc en la formación del futuro ingeniero de software en la educación superior. Es bueno, pero no habla de temas de arquitecturas</text:p>
          </table:table-cell>
          <table:table-cell table:style-name="ce208" office:value-type="string" calcext:value-type="string">
            <text:p><text:a xlink:href="https://www-scopus-com.acceso.unicauca.edu.co/record/display.uri?eid=2-s2.0-85079571401&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8&amp;citeCnt=11&amp;searchTerm=" xlink:type="simple">https://www-scopus-com.acceso.unicauca.edu.co/record/display.uri?eid=2-s2.0-85079571401&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8&amp;citeCnt=11&amp;searchTerm=</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1</text:p>
          </table:table-cell>
          <table:table-cell table:style-name="ce196" office:value-type="string" calcext:value-type="string">
            <text:p>Using text mining to discover skills demanded in software development jobs in Thailand</text:p>
          </table:table-cell>
          <table:table-cell table:style-name="ce196" office:value-type="string" calcext:value-type="string">
            <text:p>El objetivo de este estudio es identificar el conocimiento técnico actual y las habilidades sociales requeridas por la industria del software en Tailandia</text:p>
          </table:table-cell>
          <table:table-cell table:style-name="ce208" office:value-type="string" calcext:value-type="string">
            <text:p><text:a xlink:href="https://www-scopus-com.acceso.unicauca.edu.co/record/display.uri?eid=2-s2.0-8505667273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9&amp;citeCnt=2&amp;searchTerm=" xlink:type="simple">https://www-scopus-com.acceso.unicauca.edu.co/record/display.uri?eid=2-s2.0-8505667273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9&amp;citeCnt=2&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2</text:p>
          </table:table-cell>
          <table:table-cell table:style-name="ce196" office:value-type="string" calcext:value-type="string">
            <text:p>Student's Entrepreneur Model Development in Creative Industry through Utilization of Web Development Software and Educational Game</text:p>
          </table:table-cell>
          <table:table-cell table:style-name="ce196" office:value-type="string" calcext:value-type="string">
            <text:p>Este emprendimiento basado en actividades de servicio comunitari</text:p>
          </table:table-cell>
          <table:table-cell table:style-name="ce208" office:value-type="string" calcext:value-type="string">
            <text:p><text:a xlink:href="https://www-scopus-com.acceso.unicauca.edu.co/record/display.uri?eid=2-s2.0-8504334686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0&amp;citeCnt=0&amp;searchTerm=" xlink:type="simple">https://www-scopus-com.acceso.unicauca.edu.co/record/display.uri?eid=2-s2.0-85043346864&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0&amp;citeCnt=0&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3</text:p>
          </table:table-cell>
          <table:table-cell table:style-name="ce196" office:value-type="string" calcext:value-type="string">
            <text:p>Factors that influence software project cost and schedule estimation</text:p>
          </table:table-cell>
          <table:table-cell table:style-name="ce196" office:value-type="string" calcext:value-type="string">
            <text:p>utilizando el método de encuesta para examinar qué tan bien el plan de estudios de ingeniería de software está alineado con las habilidades requeridas en el mercado del software, especialmente las relacionadas con la estimación.</text:p>
          </table:table-cell>
          <table:table-cell table:style-name="ce208" office:value-type="string" calcext:value-type="string">
            <text:p><text:a xlink:href="https://www-scopus-com.acceso.unicauca.edu.co/record/display.uri?eid=2-s2.0-85050500885&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1&amp;citeCnt=3&amp;searchTerm=" xlink:type="simple">https://www-scopus-com.acceso.unicauca.edu.co/record/display.uri?eid=2-s2.0-85050500885&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1&amp;citeCnt=3&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4</text:p>
          </table:table-cell>
          <table:table-cell table:style-name="ce196" office:value-type="string" calcext:value-type="string">
            <text:p>Implementation of software testing practices in Pakistan's software industry</text:p>
          </table:table-cell>
          <table:table-cell table:style-name="ce196" office:value-type="string" calcext:value-type="string">
            <text:p>El estudio se centra en las cinco partes clave de las pruebas de software, explícitamente métodos de prueba de software, métricas, prácticas y técnicas de prueba de software, estándares de prueba, herramientas de prueba automatizadas y educación y capacitación en pruebas.</text:p>
          </table:table-cell>
          <table:table-cell table:style-name="ce208" office:value-type="string" calcext:value-type="string">
            <text:p><text:a xlink:href="https://www-scopus-com.acceso.unicauca.edu.co/record/display.uri?eid=2-s2.0-85047063175&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2&amp;citeCnt=2&amp;searchTerm=" xlink:type="simple">https://www-scopus-com.acceso.unicauca.edu.co/record/display.uri?eid=2-s2.0-85047063175&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2&amp;citeCnt=2&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5</text:p>
          </table:table-cell>
          <table:table-cell table:style-name="ce196" office:value-type="string" calcext:value-type="string">
            <text:p>Usage of self created mind map environment in education and software industry</text:p>
          </table:table-cell>
          <table:table-cell table:style-name="ce196" office:value-type="string" calcext:value-type="string">
            <text:p>El informe describe el uso de mapas mentales como una herramienta moderna de aprendizaje y enseñanza.</text:p>
          </table:table-cell>
          <table:table-cell table:style-name="ce208" office:value-type="string" calcext:value-type="string">
            <text:p><text:a xlink:href="https://www-scopus-com.acceso.unicauca.edu.co/record/display.uri?eid=2-s2.0-85048368088&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3&amp;citeCnt=0&amp;searchTerm=" xlink:type="simple">https://www-scopus-com.acceso.unicauca.edu.co/record/display.uri?eid=2-s2.0-85048368088&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3&amp;citeCnt=0&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6</text:p>
          </table:table-cell>
          <table:table-cell table:style-name="ce196" office:value-type="string" calcext:value-type="string">
            <text:p>Gamification and evaluation of the use the agile tests in software quality subjects: The application of case studies</text:p>
          </table:table-cell>
          <table:table-cell table:style-name="ce196" office:value-type="string" calcext:value-type="string">
            <text:p>Así, este estudio tiene como objetivo utilizar los conceptos de gamificación para estimular el apoyo a la enseñanza y comprometer la motivación de los estudiantes en la asignatura Calidad del Software que se imparte en los cursos de posgrado y pregrado en informática. ENFOCADO AL TESTING</text:p>
          </table:table-cell>
          <table:table-cell table:style-name="ce208" office:value-type="string" calcext:value-type="string">
            <text:p><text:a xlink:href="https://www-scopus-com.acceso.unicauca.edu.co/record/display.uri?eid=2-s2.0-85052520063&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5&amp;citeCnt=5&amp;searchTerm=" xlink:type="simple">https://www-scopus-com.acceso.unicauca.edu.co/record/display.uri?eid=2-s2.0-85052520063&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5&amp;citeCnt=5&amp;searchTerm=</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347</text:p>
          </table:table-cell>
          <table:table-cell table:style-name="ce196" office:value-type="string" calcext:value-type="string">
            <text:p>SaiCho: A parameters based model for team building for academic software projects</text:p>
          </table:table-cell>
          <table:table-cell table:style-name="ce196" office:value-type="string" calcext:value-type="string">
            <text:p>Se propone un nuevo modelo denominado SaiCho, que es independiente de las preferencias, del sesgo y que despliega parámetros consistentes, para decidir sobre los parámetros más importantes para la construcción de equipos para el desarrollo de proyectos de software en un entorno académico</text:p>
          </table:table-cell>
          <table:table-cell table:style-name="ce208" office:value-type="string" calcext:value-type="string">
            <text:p><text:a xlink:href="https://www-scopus-com.acceso.unicauca.edu.co/record/display.uri?eid=2-s2.0-85040634419&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7&amp;citeCnt=0&amp;searchTerm=" xlink:type="simple">https://www-scopus-com.acceso.unicauca.edu.co/record/display.uri?eid=2-s2.0-85040634419&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7&amp;citeCnt=0&amp;searchTerm=</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8</text:p>
          </table:table-cell>
          <table:table-cell table:style-name="ce196" office:value-type="string" calcext:value-type="string">
            <text:p>Teaching software product lines: A snapshot of current practices and challenges</text:p>
          </table:table-cell>
          <table:table-cell table:style-name="ce196" office:value-type="string" calcext:value-type="string">
            <text:p>En este artículo, informamos sobre tres iniciativas que hemos llevado a cabo con académicos, educadores, profesionales de la industria y estudiantes para comprender mejor la conexión entre las SPL y la educación</text:p>
          </table:table-cell>
          <table:table-cell table:style-name="ce208" office:value-type="string" calcext:value-type="string">
            <text:p><text:a xlink:href="https://www-scopus-com.acceso.unicauca.edu.co/record/display.uri?eid=2-s2.0-85033217521&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8&amp;citeCnt=10&amp;searchTerm=" xlink:type="simple">https://www-scopus-com.acceso.unicauca.edu.co/record/display.uri?eid=2-s2.0-85033217521&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8&amp;citeCnt=10&amp;searchTerm=</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49</text:p>
          </table:table-cell>
          <table:table-cell table:style-name="ce196" office:value-type="string" calcext:value-type="string">
            <text:p>Teaching software project management using agile paradigm</text:p>
          </table:table-cell>
          <table:table-cell table:style-name="ce196" office:value-type="string" calcext:value-type="string">
            <text:p>Este estudio aborda el problema de la enseñanza ágil, su eficiencia percibida por académicos y estudiantes y finalmente cómo los futuros desarrolladores de software adquirirán las habilidades que requiere la industria del software</text:p>
          </table:table-cell>
          <table:table-cell table:style-name="ce208" office:value-type="string" calcext:value-type="string">
            <text:p><text:a xlink:href="https://www-scopus-com.acceso.unicauca.edu.co/record/display.uri?eid=2-s2.0-85038943972&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9&amp;citeCnt=3&amp;searchTerm=" xlink:type="simple">https://www-scopus-com.acceso.unicauca.edu.co/record/display.uri?eid=2-s2.0-85038943972&amp;origin=resultslist&amp;sort=plf-f&amp;src=s&amp;sid=bf178fbe19d2ed8061114860f74f0f96&amp;sot=a&amp;sdt=a&amp;cluster=scopubyr%2c%222021%22%2ct%2c%222020%22%2ct%2c%222018%22%2ct%2c%222017%22%2ct%2c%222016%22%2ct%2c%222015%22%2ct%2c%222014%22%2ct%2c%222013%22%2ct%2c%222012%22%2ct%2c%222011%22%2ct&amp;sl=346&amp;s=TITLE-ABS-KEY%28%22educational+needs%22+OR+%22knowledge+needs%22+OR+%22desired+skills%22OR+%22essential+competencies%22+OR+%22knowledge+requirements%22+OR+%22skill+requirements%22+OR+%22training%22+OR+%22teaching%22%29+AND+TITLE-ABS-KEY%28%22software+architectures%22+OR+%22Software+Architecture%22+OR+%22software+design%22%29+AND+ALL%28%22industrial+software%22+OR+%22software+industry%22%29+AND+ALL%28%22course%22%29&amp;relpos=19&amp;citeCnt=3&amp;searchTerm=</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0</text:p>
          </table:table-cell>
          <table:table-cell table:style-name="ce196" office:value-type="string" calcext:value-type="string">
            <text:p>A training process for improving the quality of software projects developed by a practitioner</text:p>
          </table:table-cell>
          <table:table-cell table:style-name="ce196" office:value-type="string" calcext:value-type="string">
            <text:p>Debido a que la duración de un curso es una preocupación para las IES y las organizaciones de software, investigamos si la calidad de los proyectos de software mejorará reorganizando las actividades de las diez asignaciones del curso de proceso de software personal (PSP) original en un PSP modificado que tenga menos asignaciones (es decir, siete asignaciones)</text:p>
          </table:table-cell>
          <table:table-cell table:style-name="ce208" office:value-type="string" calcext:value-type="string">
            <text:p><text:a xlink:href="https://www-scopus-com.acceso.unicauca.edu.co/record/display.uri?eid=2-s2.0-85019656115&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0&amp;citeCnt=3" xlink:type="simple">https://www-scopus-com.acceso.unicauca.edu.co/record/display.uri?eid=2-s2.0-85019656115&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0&amp;citeCnt=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1</text:p>
          </table:table-cell>
          <table:table-cell table:style-name="ce196" office:value-type="string" calcext:value-type="string">
            <text:p>Infusing software security in software engineering</text:p>
          </table:table-cell>
          <table:table-cell table:style-name="ce196" office:value-type="string" calcext:value-type="string">
            <text:p>Curso de seguridad en forma de videos</text:p>
          </table:table-cell>
          <table:table-cell table:style-name="ce208" office:value-type="string" calcext:value-type="string">
            <text:p><text:a xlink:href="https://www-scopus-com.acceso.unicauca.edu.co/record/display.uri?eid=2-s2.0-8503053592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2&amp;citeCnt=1" xlink:type="simple">https://www-scopus-com.acceso.unicauca.edu.co/record/display.uri?eid=2-s2.0-8503053592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2&amp;citeCnt=1</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2</text:p>
          </table:table-cell>
          <table:table-cell table:style-name="ce196" office:value-type="string" calcext:value-type="string">
            <text:p>Agile development in software engineering instruction</text:p>
          </table:table-cell>
          <table:table-cell table:style-name="ce196" office:value-type="string" calcext:value-type="string">
            <text:p>En este artículo, describimos una serie de esfuerzos para llevar el mundo ágil por completo a la educación en TIC y discutimos los resultados para estudiantes y profesores por igual.</text:p>
          </table:table-cell>
          <table:table-cell table:style-name="ce208" office:value-type="string" calcext:value-type="string">
            <text:p><text:a xlink:href="https://www-scopus-com.acceso.unicauca.edu.co/record/display.uri?eid=2-s2.0-85041515523&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5&amp;citeCnt=0" xlink:type="simple">https://www-scopus-com.acceso.unicauca.edu.co/record/display.uri?eid=2-s2.0-85041515523&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5&amp;citeCnt=0</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3</text:p>
          </table:table-cell>
          <table:table-cell table:style-name="ce196" office:value-type="string" calcext:value-type="string">
            <text:p>Synchronous training in distributed software development tea</text:p>
          </table:table-cell>
          <table:table-cell table:style-name="ce196" office:value-type="string" calcext:value-type="string">
            <text:p>El artículo identifica la formación sincrónica como el método para minimizar los problemas de tiempo, distancia y coste, que son los factores predominantes que afectan la formación de un equipo de desarrollo de software que se encuentra globalmente disperso.</text:p>
          </table:table-cell>
          <table:table-cell table:style-name="ce208" office:value-type="string" calcext:value-type="string">
            <text:p><text:a xlink:href="https://www-scopus-com.acceso.unicauca.edu.co/record/display.uri?eid=2-s2.0-8496383783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6&amp;citeCnt=1" xlink:type="simple">https://www-scopus-com.acceso.unicauca.edu.co/record/display.uri?eid=2-s2.0-8496383783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6&amp;citeCnt=1</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4</text:p>
          </table:table-cell>
          <table:table-cell table:style-name="ce199" office:value-type="string" calcext:value-type="string">
            <text:p>Persistent Ideas in a Software Design Course: A Qualitative Case Study</text:p>
          </table:table-cell>
          <table:table-cell table:style-name="ce196" office:value-type="string" calcext:value-type="string">
            <text:p>La principal contribución de este artículo se centra en dos aspectos: (a) la educación en diseño de software, que permite a los profesores identificar y abordar problemas relacionados con el curso de diseño de software; y (b) Impacto profesional en la industria, al advertir a la industria del software sobre los principales problemas que llevan a cabo los estudiantes, a pesar de la instrucción</text:p>
          </table:table-cell>
          <table:table-cell table:style-name="ce208" office:value-type="string" calcext:value-type="string">
            <text:p><text:a xlink:href="https://www-scopus-com.acceso.unicauca.edu.co/record/display.uri?eid=2-s2.0-84962610891&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7&amp;citeCnt=1" xlink:type="simple">https://www-scopus-com.acceso.unicauca.edu.co/record/display.uri?eid=2-s2.0-84962610891&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7&amp;citeCnt=1</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355</text:p>
          </table:table-cell>
          <table:table-cell table:style-name="ce196" office:value-type="string" calcext:value-type="string">
            <text:p>Introducing collaborative practices to undergraduate studie</text:p>
          </table:table-cell>
          <table:table-cell table:style-name="ce196" office:value-type="string" calcext:value-type="string">
            <text:p>Las habilidades de trabajo en equipo, colaboración y comunicación son demandas esenciales para los ingenieros de software. Estas habilidades tardan años en desarrollarse y, por lo tanto, este estudio presenta cómo se introdujeron las prácticas colaborativas desde el comienzo de los estudios de tecnología de la información.</text:p>
          </table:table-cell>
          <table:table-cell table:style-name="ce208" office:value-type="string" calcext:value-type="string">
            <text:p><text:a xlink:href="https://www-scopus-com.acceso.unicauca.edu.co/record/display.uri?eid=2-s2.0-85015913143&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8&amp;citeCnt=4" xlink:type="simple">https://www-scopus-com.acceso.unicauca.edu.co/record/display.uri?eid=2-s2.0-85015913143&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28&amp;citeCnt=4</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6</text:p>
          </table:table-cell>
          <table:table-cell table:style-name="ce196" office:value-type="string" calcext:value-type="string">
            <text:p>Global vs. local - Experiences from a distributed software project course using agile methodologies</text:p>
          </table:table-cell>
          <table:table-cell table:style-name="ce196" office:value-type="string" calcext:value-type="string">
            <text:p>Técnicas de conformación de grupos</text:p>
          </table:table-cell>
          <table:table-cell table:style-name="ce208" office:value-type="string" calcext:value-type="string">
            <text:p><text:a xlink:href="https://www-scopus-com.acceso.unicauca.edu.co/record/display.uri?eid=2-s2.0-84960423615&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0&amp;citeCnt=2" xlink:type="simple">https://www-scopus-com.acceso.unicauca.edu.co/record/display.uri?eid=2-s2.0-84960423615&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0&amp;citeCnt=2</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7</text:p>
          </table:table-cell>
          <table:table-cell table:style-name="ce196" office:value-type="string" calcext:value-type="string">
            <text:p>Introducing problem-based learning in a joint masters degree: Offshoring information technologies</text:p>
          </table:table-cell>
          <table:table-cell table:style-name="ce70" office:value-type="string" calcext:value-type="string">
            <text:p>cursos técnicos para utilizar un enfoque de aprendizaje basado en problemas (ABP)</text:p>
          </table:table-cell>
          <table:table-cell table:style-name="ce208" office:value-type="string" calcext:value-type="string">
            <text:p><text:a xlink:href="https://www-scopus-com.acceso.unicauca.edu.co/record/display.uri?eid=2-s2.0-84921928022&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1&amp;citeCnt=0" xlink:type="simple">https://www-scopus-com.acceso.unicauca.edu.co/record/display.uri?eid=2-s2.0-84921928022&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1&amp;citeCnt=0</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8</text:p>
          </table:table-cell>
          <table:table-cell table:style-name="ce196" office:value-type="string" calcext:value-type="string">
            <text:p>Project-driven learning-by-doing method for teaching software engineering using virtualization technology</text:p>
          </table:table-cell>
          <table:table-cell table:style-name="ce196" office:value-type="string" calcext:value-type="string">
            <text:p>No está claro lo que pretende el articulo, solo que es aprendizaje basado en problemas</text:p>
          </table:table-cell>
          <table:table-cell table:style-name="ce208" office:value-type="string" calcext:value-type="string">
            <text:p><text:a xlink:href="https://www-scopus-com.acceso.unicauca.edu.co/record/display.uri?eid=2-s2.0-84912139599&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2&amp;citeCnt=15" xlink:type="simple">https://www-scopus-com.acceso.unicauca.edu.co/record/display.uri?eid=2-s2.0-84912139599&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2&amp;citeCnt=15</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59</text:p>
          </table:table-cell>
          <table:table-cell table:style-name="ce196" office:value-type="string" calcext:value-type="string">
            <text:p>Teaching students to understand large programs by understanding historical contex</text:p>
          </table:table-cell>
          <table:table-cell table:style-name="ce70" office:value-type="string" calcext:value-type="string">
            <text:p>El resultado inevitable es que estos estudiantes tienen dificultades para comprender grandes programas después de graduarse. En este artículo, argumentamos que un remedio a este problema es enseñar la historia de cómo se crearon los principios de desarrollo de software</text:p>
          </table:table-cell>
          <table:table-cell table:style-name="ce208" office:value-type="string" calcext:value-type="string">
            <text:p><text:a xlink:href="https://www-scopus-com.acceso.unicauca.edu.co/record/display.uri?eid=2-s2.0-8490363933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3&amp;citeCnt=0" xlink:type="simple">https://www-scopus-com.acceso.unicauca.edu.co/record/display.uri?eid=2-s2.0-8490363933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3&amp;citeCnt=0</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0</text:p>
          </table:table-cell>
          <table:table-cell table:style-name="ce196" office:value-type="string" calcext:value-type="string">
            <text:p>A course in in-memory data management: The inner mechanics of in-memory databases, second edition</text:p>
          </table:table-cell>
          <table:table-cell table:style-name="ce196" office:value-type="string" calcext:value-type="string">
            <text:p>Libro de gestión de datos en memoria</text:p>
          </table:table-cell>
          <table:table-cell table:style-name="ce208" office:value-type="string" calcext:value-type="string">
            <text:p><text:a xlink:href="https://www-scopus-com.acceso.unicauca.edu.co/record/display.uri?eid=2-s2.0-8495680818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4&amp;citeCnt=13" xlink:type="simple">https://www-scopus-com.acceso.unicauca.edu.co/record/display.uri?eid=2-s2.0-8495680818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4&amp;citeCnt=13</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1</text:p>
          </table:table-cell>
          <table:table-cell table:style-name="ce196" office:value-type="string" calcext:value-type="string">
            <text:p>Situational method engineering</text:p>
          </table:table-cell>
          <table:table-cell table:style-name="ce196" office:value-type="string" calcext:value-type="string">
            <text:p>Libro sobre ingeniería de métodos situacionales</text:p>
          </table:table-cell>
          <table:table-cell table:style-name="ce208" office:value-type="string" calcext:value-type="string">
            <text:p><text:a xlink:href="https://www-scopus-com.acceso.unicauca.edu.co/record/display.uri?eid=2-s2.0-8495571887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5&amp;citeCnt=69" xlink:type="simple">https://www-scopus-com.acceso.unicauca.edu.co/record/display.uri?eid=2-s2.0-84955718874&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5&amp;citeCnt=69</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2</text:p>
          </table:table-cell>
          <table:table-cell table:style-name="ce196" office:value-type="string" calcext:value-type="string">
            <text:p>ScrumTutor: A web-based interactive tutorial for Scrum Software development</text:p>
          </table:table-cell>
          <table:table-cell table:style-name="ce196" office:value-type="string" calcext:value-type="string">
            <text:p>Este documento presenta un proyecto llamado ScrumTutor que tiene como objetivo proporcionar una experiencia de aprendizaje atractiva del proceso de desarrollo de software Scrum a través de un tutorial interactivo basado en la web</text:p>
          </table:table-cell>
          <table:table-cell table:style-name="ce208" office:value-type="string" calcext:value-type="string">
            <text:p><text:a xlink:href="https://www-scopus-com.acceso.unicauca.edu.co/record/display.uri?eid=2-s2.0-8489190982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6&amp;citeCnt=4" xlink:type="simple">https://www-scopus-com.acceso.unicauca.edu.co/record/display.uri?eid=2-s2.0-8489190982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6&amp;citeCnt=4</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3</text:p>
          </table:table-cell>
          <table:table-cell table:style-name="ce196" office:value-type="string" calcext:value-type="string">
            <text:p>Towards a GSE international teaching network: Mapping Global Software Engineering courses</text:p>
          </table:table-cell>
          <table:table-cell table:style-name="ce196" office:value-type="string" calcext:value-type="string">
            <text:p>Artiulo sobre desarrollo de software global</text:p>
          </table:table-cell>
          <table:table-cell table:style-name="ce208" office:value-type="string" calcext:value-type="string">
            <text:p><text:a xlink:href="https://www-scopus-com.acceso.unicauca.edu.co/record/display.uri?eid=2-s2.0-84864217308&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8&amp;citeCnt=18" xlink:type="simple">https://www-scopus-com.acceso.unicauca.edu.co/record/display.uri?eid=2-s2.0-84864217308&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8&amp;citeCnt=18</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4</text:p>
          </table:table-cell>
          <table:table-cell table:style-name="ce196" office:value-type="string" calcext:value-type="string">
            <text:p>The study of training course in Java language in private college teaching</text:p>
          </table:table-cell>
          <table:table-cell table:style-name="ce196" office:value-type="string" calcext:value-type="string">
            <text:p>estudiamos discutir el curso de formación en lengua java en la enseñanza de la universidad privada.</text:p>
          </table:table-cell>
          <table:table-cell table:style-name="ce208" office:value-type="string" calcext:value-type="string">
            <text:p><text:a xlink:href="https://www-scopus-com.acceso.unicauca.edu.co/record/display.uri?eid=2-s2.0-7996060011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9&amp;citeCnt=0" xlink:type="simple">https://www-scopus-com.acceso.unicauca.edu.co/record/display.uri?eid=2-s2.0-79960600110&amp;origin=resultslist&amp;sort=plf-f&amp;src=s&amp;nlo=&amp;nlr=&amp;nls=&amp;sid=59af3253be3ef3d83522b0ba20e01b6d&amp;sot=a&amp;sdt=cl&amp;cluster=scopubyr%2c%222021%22%2ct%2c%222020%22%2ct%2c%222018%22%2ct%2c%222017%22%2ct%2c%222016%22%2ct%2c%222015%22%2ct%2c%222014%22%2ct%2c%222013%22%2ct%2c%222012%22%2ct%2c%222011%22%2ct%2bscosubjabbr%2c%22COMP%22%2ct%2c%22ENGI%22%2ct&amp;sessionSearchId=59af3253be3ef3d83522b0ba20e01b6d&amp;relpos=39&amp;citeCnt=0</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5</text:p>
          </table:table-cell>
          <table:table-cell table:style-name="ce199" office:value-type="string" calcext:value-type="string">
            <text:p>Teaching Software Architecture in Industrial and Academic Contexts: Similarities and Differences</text:p>
          </table:table-cell>
          <table:table-cell table:style-name="ce196" office:value-type="string" calcext:value-type="string">
            <text:p>En este capítulo (libro), los autores describen sus experiencias en el diseño, desarrollo y enseñanza de un curso de Arquitectura de Software que se probó tanto en un contexto académico con sus estudiantes graduados en Ciencias de la Computación como en un contexto avanzado de actualización y capacitación profesional con puntajes de ingenieros de sistemas en varias empresas diferentes</text:p>
          </table:table-cell>
          <table:table-cell table:style-name="ce208" office:value-type="string" calcext:value-type="string">
            <text:p><text:a xlink:href="https://www.igi-global.com/chapter/teaching-software-architecture-in-industrial-and-academic-contexts/192947" xlink:type="simple">https://www.igi-global.com/chapter/teaching-software-architecture-in-industrial-and-academic-contexts/19294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studios no accesibles en texto completo</text:p>
          </table:table-cell>
          <table:table-cell table:number-columns-repeated="1012"/>
        </table:table-row>
        <table:table-row table:style-name="ro3">
          <table:table-cell table:style-name="ce191" office:value-type="string" calcext:value-type="string">
            <text:p>E367</text:p>
          </table:table-cell>
          <table:table-cell table:style-name="ce196" office:value-type="string" calcext:value-type="string">
            <text:p>10 years of software architecture knowledge management: Practice and future</text:p>
          </table:table-cell>
          <table:table-cell table:style-name="ce70" office:value-type="string" calcext:value-type="string">
            <text:p>gestión del conocimiento arquitectónico (AK) para el desarrollo de software</text:p>
          </table:table-cell>
          <table:table-cell table:style-name="ce208" office:value-type="string" calcext:value-type="string">
            <text:p><text:a xlink:href="https://www.sciencedirect.com/science/article/abs/pii/S0164121215002034" xlink:type="simple">https://www.sciencedirect.com/science/article/abs/pii/S0164121215002034</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68</text:p>
          </table:table-cell>
          <table:table-cell table:style-name="ce203" office:value-type="string" calcext:value-type="string">
            <text:p><text:a xlink:href="http://static.codingthearchitecture.com/sddconf2014-software-architecture-for-developers-extract.pdf" xlink:type="simple">Software architecture for developers</text:a></text:p>
          </table:table-cell>
          <table:table-cell table:style-name="ce196" office:value-type="string" calcext:value-type="string">
            <text:p>Libro de Simon Brown</text:p>
          </table:table-cell>
          <table:table-cell table:style-name="ce208" office:value-type="string" calcext:value-type="string">
            <text:p><text:a xlink:href="http://static.codingthearchitecture.com/sddconf2014-software-architecture-for-developers-extract.pdf" xlink:type="simple">http://static.codingthearchitecture.com/sddconf2014-software-architecture-for-developers-extract.pdf</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0</text:p>
          </table:table-cell>
          <table:table-cell table:style-name="ce196" office:value-type="string" calcext:value-type="string">
            <text:p>Controlling software architecture erosion: A survey</text:p>
          </table:table-cell>
          <table:table-cell table:style-name="ce196" office:value-type="string" calcext:value-type="string">
            <text:p>Este artículo presenta un estudio de las técnicas y tecnologías que se han propuesto a lo largo de los años para prevenir la erosión de la arquitectura o para detectar y restaurar arquitecturas que se han erosionado.</text:p>
          </table:table-cell>
          <table:table-cell table:style-name="ce208" office:value-type="string" calcext:value-type="string">
            <text:p><text:a xlink:href="https://www.sciencedirect.com/science/article/abs/pii/S0164121211002044" xlink:type="simple">https://www.sciencedirect.com/science/article/abs/pii/S0164121211002044</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1</text:p>
          </table:table-cell>
          <table:table-cell table:style-name="ce196" office:value-type="string" calcext:value-type="string">
            <text:p>Software sustainability: Research and practice from a software architecture viewpoint</text:p>
          </table:table-cell>
          <table:table-cell table:style-name="ce196" office:value-type="string" calcext:value-type="string">
            <text:p>Su sostenibilidad, la capacidad de resistir en entornos cambiantes, es una preocupación fundamental para la investigación y la práctica de la arquitectura de software.</text:p>
          </table:table-cell>
          <table:table-cell table:style-name="ce208" office:value-type="string" calcext:value-type="string">
            <text:p><text:a xlink:href="https://www.sciencedirect.com/science/article/abs/pii/S0164121217303072" xlink:type="simple">https://www.sciencedirect.com/science/article/abs/pii/S0164121217303072</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3</text:p>
          </table:table-cell>
          <table:table-cell table:style-name="ce196" office:value-type="string" calcext:value-type="string">
            <text:p>The strengths and weaknesses of software architecture design in the RUP, MSF, MBASE and RUP-SOA methodologies: A conceptual review</text:p>
          </table:table-cell>
          <table:table-cell table:style-name="ce196" office:value-type="string" calcext:value-type="string">
            <text:p>En este artículo, analizamos el grado en que los cuatro SDM principales reconocidos: RUP (Rational Unified Process), MSF (Microsoft Solutions Framework), MBASE (Arquitectura de sistemas e ingeniería de software basados ​​en modelos) y RUP-SOA</text:p>
          </table:table-cell>
          <table:table-cell table:style-name="ce212" office:value-type="string" calcext:value-type="string">
            <text:p><text:a xlink:href="https://www.sciencedirect.com/science/article/abs/pii/S0920548916300058" xlink:type="simple">https://www.sciencedirect.com/science/article/abs/pii/S0920548916300058</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4</text:p>
          </table:table-cell>
          <table:table-cell table:style-name="ce196" office:value-type="string" calcext:value-type="string">
            <text:p>Software Architecture Evaluation in Practice: Retrospective on More Than 50 Architecture Evaluations in Industry</text:p>
          </table:table-cell>
          <table:table-cell table:style-name="ce196" office:value-type="string" calcext:value-type="string">
            <text:p>En este documento, proporcionamos una retrospectiva crítica de más de 50 proyectos y compartimos nuestras lecciones aprendidas</text:p>
          </table:table-cell>
          <table:table-cell table:style-name="ce208" office:value-type="string" calcext:value-type="string">
            <text:p><text:a xlink:href="https://ieeexplore.ieee.org/abstract/document/6827108" xlink:type="simple">https://ieeexplore.ieee.org/abstract/document/6827108</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5</text:p>
          </table:table-cell>
          <table:table-cell table:style-name="ce196" office:value-type="string" calcext:value-type="string">
            <text:p>Handling Variability in Software Architecture: Problems and Implications</text:p>
          </table:table-cell>
          <table:table-cell table:style-name="ce196" office:value-type="string" calcext:value-type="string">
            <text:p>En este artículo, por lo tanto, presentamos un estudio exploratorio para identificar los problemas que ocurren al realizar tareas relacionadas con la variabilidad durante la arquitectura de software.</text:p>
          </table:table-cell>
          <table:table-cell table:style-name="ce208" office:value-type="string" calcext:value-type="string">
            <text:p><text:a xlink:href="https://ieeexplore.ieee.org/abstract/document/5959688" xlink:type="simple">https://ieeexplore.ieee.org/abstract/document/5959688</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6</text:p>
          </table:table-cell>
          <table:table-cell table:style-name="ce203" office:value-type="string" calcext:value-type="string">
            <text:p><text:a xlink:href="https://books.google.com/books?hl=en&amp;lr=&amp;id=Zz3LAwAAQBAJ&amp;oi=fnd&amp;pg=PP1&amp;dq=(“teaching”+OR+“training”)+%2B+(“software+architecture)+%2B+(%22software+industry%22+OR+%22industrial%22)+%2B+course&amp;ots=WikeKmPqXT&amp;sig=XDMQkWbsLjH-dgHTHhG4pUFADfY" xlink:type="simple">Relating system quality and software architecture</text:a></text:p>
          </table:table-cell>
          <table:table-cell table:style-name="ce196" office:value-type="string" calcext:value-type="string">
            <text:p>Book</text:p>
          </table:table-cell>
          <table:table-cell table:style-name="ce208" office:value-type="string" calcext:value-type="string">
            <text:p><text:a xlink:href="https://books.google.com/books?hl=en&amp;lr=&amp;id=Zz3LAwAAQBAJ&amp;oi=fnd&amp;pg=PP1&amp;dq=(“teaching”+OR+“training”)+%2B+(“software+architecture)+%2B+(%22software+industry%22+OR+%22industrial%22)+%2B+course&amp;ots=WikeKmPqXT&amp;sig=XDMQkWbsLjH-dgHTHhG4pUFADfY" xlink:type="simple">https://books.google.com/books?hl=en&amp;lr=&amp;id=Zz3LAwAAQBAJ&amp;oi=fnd&amp;pg=PP1&amp;dq=(%E2%80%9Cteaching%E2%80%9D+OR+%E2%80%9Ctraining%E2%80%9D)+%2B+(%E2%80%9Csoftware+architecture)+%2B+(%22software+industry%22+OR+%22industrial%22)+%2B+course&amp;ots=WikeKmPqXT&amp;sig=XDMQkWbsLjH-dgHTHhG4pUFADfY</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7</text:p>
          </table:table-cell>
          <table:table-cell table:style-name="ce196" office:value-type="string" calcext:value-type="string">
            <text:p>Leveraging design rules to improve software architecture recovery</text:p>
          </table:table-cell>
          <table:table-cell table:style-name="ce196" office:value-type="string" calcext:value-type="string">
            <text:p>Recuperación de arquitecturas</text:p>
          </table:table-cell>
          <table:table-cell table:style-name="ce204" office:value-type="string" calcext:value-type="string">
            <text:p><text:a xlink:href="https://dl.acm.org/doi/abs/10.1145/2465478.2465480" xlink:type="simple">https://dl.acm.org/doi/abs/10.1145/2465478.2465480</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79</text:p>
          </table:table-cell>
          <table:table-cell table:style-name="ce196" office:value-type="string" calcext:value-type="string">
            <text:p>Microservices: flexible software architecture</text:p>
          </table:table-cell>
          <table:table-cell table:style-name="ce196" office:value-type="string" calcext:value-type="string">
            <text:p>Book</text:p>
          </table:table-cell>
          <table:table-cell table:style-name="ce210" office:value-type="string" calcext:value-type="string">
            <text:p><text:a xlink:href="https://books.google.com/books?hl=en&amp;lr=&amp;id=zucwDQAAQBAJ&amp;oi=fnd&amp;pg=PT25&amp;dq=(“teaching”+OR+“training”)+%2B+(“software+architecture)+%2B+(%22software+industry%22+OR+%22industrial%22)+%2B+course&amp;ots=2nNt2lvECH&amp;sig=-QqMi2gdwiH20sqQoJIrfD_N5jE" xlink:type="simple">https://books.google.com/books?hl=en&amp;lr=&amp;id=zucwDQAAQBAJ&amp;oi=fnd&amp;pg=PT25&amp;dq=(%E2%80%9Cteaching%E2%80%9D+OR+%E2%80%9Ctraining%E2%80%9D)+%2B+(%E2%80%9Csoftware+architecture)+%2B+(%22software+industry%22+OR+%22industrial%22)+%2B+course&amp;ots=2nNt2lvECH&amp;sig=-QqMi2gdwiH20sqQoJIrfD_N5jE</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0</text:p>
          </table:table-cell>
          <table:table-cell table:style-name="ce196" office:value-type="string" calcext:value-type="string">
            <text:p>Straddling the crevasse: A review of microservice software architecture foundations and recent advancements</text:p>
          </table:table-cell>
          <table:table-cell table:style-name="ce196" office:value-type="string" calcext:value-type="string">
            <text:p>En este estudio, presentamos una revisión integral de los enfoques de investigación dirigidos hacia arquitecturas de microservicios y proponemos una taxonomía multinivel para categorizar la investigación existente</text:p>
          </table:table-cell>
          <table:table-cell table:style-name="ce208" office:value-type="string" calcext:value-type="string">
            <text:p><text:a xlink:href="https://onlinelibrary.wiley.com/doi/abs/10.1002/spe.2729" xlink:type="simple">https://onlinelibrary.wiley.com/doi/abs/10.1002/spe.2729</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1</text:p>
          </table:table-cell>
          <table:table-cell table:style-name="ce196" office:value-type="string" calcext:value-type="string">
            <text:p>Software architecture design in global software development: An empirical study</text:p>
          </table:table-cell>
          <table:table-cell table:style-name="ce70" office:value-type="string" calcext:value-type="string">
            <text:p>Este artículo presenta un marco de práctica arquitectónica GSD que refleja las opiniones de los arquitectos de software, todos los cuales trabajan en un entorno distribuido.</text:p>
          </table:table-cell>
          <table:table-cell table:style-name="ce208" office:value-type="string" calcext:value-type="string">
            <text:p><text:a xlink:href="https://www.sciencedirect.com/science/article/abs/pii/S0164121219301748" xlink:type="simple">https://www.sciencedirect.com/science/article/abs/pii/S016412121930174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2</text:p>
          </table:table-cell>
          <table:table-cell table:style-name="ce203" office:value-type="string" calcext:value-type="string">
            <text:p><text:a xlink:href="https://books.google.com/books?hl=en&amp;lr=&amp;id=ka4QO9kXQFUC&amp;oi=fnd&amp;pg=PR7&amp;dq=(“teaching”+OR+“training”)+%2B+(“software+architecture)+%2B+(%22software+industry%22+OR+%22industrial%22)+%2B+course&amp;ots=yuMu_3TIW4&amp;sig=XERisAHhFYsx7WKIcPH9Dn5JQe0" xlink:type="simple">Software systems architecture: working with stakeholders using viewpoints and perspectives</text:a></text:p>
          </table:table-cell>
          <table:table-cell table:style-name="ce196" office:value-type="string" calcext:value-type="string">
            <text:p>Book</text:p>
          </table:table-cell>
          <table:table-cell table:style-name="ce210" office:value-type="string" calcext:value-type="string">
            <text:p><text:a xlink:href="https://books.google.com/books?hl=en&amp;lr=&amp;id=ka4QO9kXQFUC&amp;oi=fnd&amp;pg=PR7&amp;dq=(“teaching”+OR+“training”)+%2B+(“software+architecture)+%2B+(%22software+industry%22+OR+%22industrial%22)+%2B+course&amp;ots=yuMu_3TIW4&amp;sig=XERisAHhFYsx7WKIcPH9Dn5JQe0" xlink:type="simple">https://books.google.com/books?hl=en&amp;lr=&amp;id=ka4QO9kXQFUC&amp;oi=fnd&amp;pg=PR7&amp;dq=(%E2%80%9Cteaching%E2%80%9D+OR+%E2%80%9Ctraining%E2%80%9D)+%2B+(%E2%80%9Csoftware+architecture)+%2B+(%22software+industry%22+OR+%22industrial%22)+%2B+course&amp;ots=yuMu_3TIW4&amp;sig=XERisAHhFYsx7WKIcPH9Dn5JQe0</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3</text:p>
          </table:table-cell>
          <table:table-cell table:style-name="ce196" office:value-type="string" calcext:value-type="string">
            <text:p>Towards a data‐driven IoT software architecture for smart city utilities</text:p>
          </table:table-cell>
          <table:table-cell table:style-name="ce70" office:value-type="string" calcext:value-type="string">
            <text:p>Aquí, proponemos dicha arquitectura de software orientada a servicios para abordar 2 actividades operativas clave en una utilidad inteligente: el tejido de IoT para la gestión de recursos y la plataforma de datos y aplicaciones para la toma de decisiones.</text:p>
          </table:table-cell>
          <table:table-cell table:style-name="ce208" office:value-type="string" calcext:value-type="string">
            <text:p><text:a xlink:href="https://onlinelibrary.wiley.com/doi/abs/10.1002/spe.2580" xlink:type="simple">https://onlinelibrary.wiley.com/doi/abs/10.1002/spe.2580</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4</text:p>
          </table:table-cell>
          <table:table-cell table:style-name="ce203" office:value-type="string" calcext:value-type="string">
            <text:p><text:a xlink:href="https://books.google.com/books?hl=en&amp;lr=&amp;id=M3RzjWmMgBwC&amp;oi=fnd&amp;pg=PR8&amp;dq=(“teaching”+OR+“training”)+%2B+(“software+architecture)+%2B+(%22software+industry%22+OR+%22industrial%22)+%2B+course&amp;ots=54Z3_Hbbqc&amp;sig=NHuEjAaDL-J9BiRZuSWZ-AAbq_w" xlink:type="simple">Software architecture: a comprehensive framework and guide for practitioners</text:a></text:p>
          </table:table-cell>
          <table:table-cell table:style-name="ce196" office:value-type="string" calcext:value-type="string">
            <text:p>Book</text:p>
          </table:table-cell>
          <table:table-cell table:style-name="ce208" office:value-type="string" calcext:value-type="string">
            <text:p><text:a xlink:href="https://books.google.com/books?hl=en&amp;lr=&amp;id=M3RzjWmMgBwC&amp;oi=fnd&amp;pg=PR8&amp;dq=(“teaching”+OR+“training”)+%2B+(“software+architecture)+%2B+(%22software+industry%22+OR+%22industrial%22)+%2B+course&amp;ots=54Z3_Hbbqc&amp;sig=NHuEjAaDL-J9BiRZuSWZ-AAbq_w" xlink:type="simple">https://books.google.com/books?hl=en&amp;lr=&amp;id=M3RzjWmMgBwC&amp;oi=fnd&amp;pg=PR8&amp;dq=(%E2%80%9Cteaching%E2%80%9D+OR+%E2%80%9Ctraining%E2%80%9D)+%2B+(%E2%80%9Csoftware+architecture)+%2B+(%22software+industry%22+OR+%22industrial%22)+%2B+course&amp;ots=54Z3_Hbbqc&amp;sig=NHuEjAaDL-J9BiRZuSWZ-AAbq_w</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6</text:p>
          </table:table-cell>
          <table:table-cell table:style-name="ce203" office:value-type="string" calcext:value-type="string">
            <text:p><text:a xlink:href="https://books.google.com/books?hl=en&amp;lr=&amp;id=GndOWfOakzsC&amp;oi=fnd&amp;pg=PP1&amp;dq=(“teaching”+OR+“training”)+%2B+(“software+architecture)+%2B+(%22software+industry%22+OR+%22industrial%22)+%2B+course&amp;ots=voyUobsR9a&amp;sig=xfQh0ObY8yrZmyDf0DKKUVGujGw" xlink:type="simple">Software engineering: architecture-driven software development</text:a></text:p>
          </table:table-cell>
          <table:table-cell table:style-name="ce196" office:value-type="string" calcext:value-type="string">
            <text:p>Book</text:p>
          </table:table-cell>
          <table:table-cell table:style-name="ce208" office:value-type="string" calcext:value-type="string">
            <text:p><text:a xlink:href="https://books.google.com/books?hl=en&amp;lr=&amp;id=GndOWfOakzsC&amp;oi=fnd&amp;pg=PP1&amp;dq=(“teaching”+OR+“training”)+%2B+(“software+architecture)+%2B+(%22software+industry%22+OR+%22industrial%22)+%2B+course&amp;ots=voyUobsR9a&amp;sig=xfQh0ObY8yrZmyDf0DKKUVGujGw" xlink:type="simple">https://books.google.com/books?hl=en&amp;lr=&amp;id=GndOWfOakzsC&amp;oi=fnd&amp;pg=PP1&amp;dq=(%E2%80%9Cteaching%E2%80%9D+OR+%E2%80%9Ctraining%E2%80%9D)+%2B+(%E2%80%9Csoftware+architecture)+%2B+(%22software+industry%22+OR+%22industrial%22)+%2B+course&amp;ots=voyUobsR9a&amp;sig=xfQh0ObY8yrZmyDf0DKKUVGujGw</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7</text:p>
          </table:table-cell>
          <table:table-cell table:style-name="ce196" office:value-type="string" calcext:value-type="string">
            <text:p>Towards a Software Product Line Architecture to Build M-learning Applications for the Teaching of Programming</text:p>
          </table:table-cell>
          <table:table-cell table:style-name="ce196" office:value-type="string" calcext:value-type="string">
            <text:p>En este artículo se discuten los enfoques y metodologías más significativos para la concepción de una arquitectura SPL de acuerdo con las especificidades de los dispositivos móviles y la enseñanza de la programación.</text:p>
          </table:table-cell>
          <table:table-cell table:style-name="ce208" office:value-type="string" calcext:value-type="string">
            <text:p><text:a xlink:href="https://scholarspace.manoa.hawaii.edu/handle/10125/41922" xlink:type="simple">https://scholarspace.manoa.hawaii.edu/handle/10125/41922</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8</text:p>
          </table:table-cell>
          <table:table-cell table:style-name="ce196" office:value-type="string" calcext:value-type="string">
            <text:p>On the Understandability of Semantic Constraints for Behavioral Software Architecture Compliance: A Controlled Experiment</text:p>
          </table:table-cell>
          <table:table-cell table:style-name="ce196" office:value-type="string" calcext:value-type="string">
            <text:p>El trabajo presentado en este documento está específicamente relacionado con el cumplimiento de la arquitectura conductual.</text:p>
          </table:table-cell>
          <table:table-cell table:style-name="ce208" office:value-type="string" calcext:value-type="string">
            <text:p><text:a xlink:href="https://ieeexplore.ieee.org/abstract/document/7930212" xlink:type="simple">https://ieeexplore.ieee.org/abstract/document/7930212</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89</text:p>
          </table:table-cell>
          <table:table-cell table:style-name="ce196" office:value-type="string" calcext:value-type="string">
            <text:p>Automated training-set creation for software architecture traceability problem</text:p>
          </table:table-cell>
          <table:table-cell table:style-name="ce196" office:value-type="string" calcext:value-type="string">
            <text:p>En este artículo, presentamos tres enfoques básicos para la creación de datos de entrenamiento</text:p>
          </table:table-cell>
          <table:table-cell table:style-name="ce208" office:value-type="string" calcext:value-type="string">
            <text:p><text:a xlink:href="https://link.springer.com/article/10.1007/s10664-016-9476-y" xlink:type="simple">https://link.springer.com/article/10.1007/s10664-016-9476-y</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0</text:p>
          </table:table-cell>
          <table:table-cell table:style-name="ce196" office:value-type="string" calcext:value-type="string">
            <text:p>Validating a model-driven software architecture evaluation and improvement method: A family of experiments</text:p>
          </table:table-cell>
          <table:table-cell table:style-name="ce196" office:value-type="string" calcext:value-type="string">
            <text:p>stos problemas nos han motivado a proponer QuaDAI, un método para la derivación, evaluación y mejora de arquitecturas de software en el desarrollo de SPL basado en modelos.</text:p>
          </table:table-cell>
          <table:table-cell table:style-name="ce208" office:value-type="string" calcext:value-type="string">
            <text:p><text:a xlink:href="https://www.sciencedirect.com/science/article/abs/pii/S0950584914001359" xlink:type="simple">https://www.sciencedirect.com/science/article/abs/pii/S0950584914001359</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1</text:p>
          </table:table-cell>
          <table:table-cell table:style-name="ce204" office:value-type="string" calcext:value-type="string">
            <text:p><text:a xlink:href="https://books.google.com/books?hl=en&amp;lr=&amp;id=6EZsDwAAQBAJ&amp;oi=fnd&amp;pg=PP1&amp;dq=(“teaching”+OR+“training”)+%2B+(“software+architecture)+%2B+(%22software+industry%22+OR+%22industrial%22)+%2B+course&amp;ots=EJ6QkiMmF2&amp;sig=XTywozXbIt3Amn_cHWcPSuM25Xc" xlink:type="simple">Software Architect's Handbook: Become a successful software architect by implementing effective architecture concepts</text:a></text:p>
          </table:table-cell>
          <table:table-cell table:style-name="ce196" office:value-type="string" calcext:value-type="string">
            <text:p>Book. habla de los roles, está en google books.</text:p>
          </table:table-cell>
          <table:table-cell table:style-name="ce208" office:value-type="string" calcext:value-type="string">
            <text:p><text:a xlink:href="https://books.google.com/books?hl=en&amp;lr=&amp;id=6EZsDwAAQBAJ&amp;oi=fnd&amp;pg=PP1&amp;dq=(“teaching”+OR+“training”)+%2B+(“software+architecture)+%2B+(%22software+industry%22+OR+%22industrial%22)+%2B+course&amp;ots=EJ6QkiMmF2&amp;sig=XTywozXbIt3Amn_cHWcPSuM25Xc" xlink:type="simple">https://books.google.com/books?hl=en&amp;lr=&amp;id=6EZsDwAAQBAJ&amp;oi=fnd&amp;pg=PP1&amp;dq=(%E2%80%9Cteaching%E2%80%9D+OR+%E2%80%9Ctraining%E2%80%9D)+%2B+(%E2%80%9Csoftware+architecture)+%2B+(%22software+industry%22+OR+%22industrial%22)+%2B+course&amp;ots=EJ6QkiMmF2&amp;sig=XTywozXbIt3Amn_cHWcPSuM25Xc</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2</text:p>
          </table:table-cell>
          <table:table-cell table:style-name="ce196" office:value-type="string" calcext:value-type="string">
            <text:p>A systematic mapping study on text analysis techniques in software architecture</text:p>
          </table:table-cell>
          <table:table-cell table:style-name="ce196" office:value-type="string" calcext:value-type="string">
            <text:p>Sin embargo, no existe una comprensión completa de qué artefactos analizan estas técnicas de análisis de texto, qué información pueden extraer o cómo mejoran las actividades de arquitectura.</text:p>
          </table:table-cell>
          <table:table-cell table:style-name="ce208" office:value-type="string" calcext:value-type="string">
            <text:p><text:a xlink:href="https://www.sciencedirect.com/science/article/abs/pii/S0164121218301493" xlink:type="simple">https://www.sciencedirect.com/science/article/abs/pii/S0164121218301493</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3</text:p>
          </table:table-cell>
          <table:table-cell table:style-name="ce196" office:value-type="string" calcext:value-type="string">
            <text:p>Evaluating Software Architecture Evaluation Methods: An Internal Replication</text:p>
          </table:table-cell>
          <table:table-cell table:style-name="ce196" office:value-type="string" calcext:value-type="string">
            <text:p>Experimento donde comparan QuaDA con ATAM</text:p>
          </table:table-cell>
          <table:table-cell table:style-name="ce208" office:value-type="string" calcext:value-type="string">
            <text:p><text:a xlink:href="https://dl.acm.org/doi/abs/10.1145/3084226.3084253" xlink:type="simple">https://dl.acm.org/doi/abs/10.1145/3084226.308425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4</text:p>
          </table:table-cell>
          <table:table-cell table:style-name="ce196" office:value-type="string" calcext:value-type="string">
            <text:p>Scaling up software architecture analysis</text:p>
          </table:table-cell>
          <table:table-cell table:style-name="ce196" office:value-type="string" calcext:value-type="string">
            <text:p>Este artículo mostrará cómo el diseño de arquitectura y las técnicas de análisis se basan en una pequeña cantidad de principios fundamentales.</text:p>
          </table:table-cell>
          <table:table-cell table:style-name="ce208" office:value-type="string" calcext:value-type="string">
            <text:p><text:a xlink:href="https://www.sciencedirect.com/science/article/abs/pii/S0164121211000793" xlink:type="simple">https://www.sciencedirect.com/science/article/abs/pii/S0164121211000793</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5</text:p>
          </table:table-cell>
          <table:table-cell table:style-name="ce196" office:value-type="string" calcext:value-type="string">
            <text:p>Evolutionary and collaborative software architecture recovery with Softwarenaut</text:p>
          </table:table-cell>
          <table:table-cell table:style-name="ce196" office:value-type="string" calcext:value-type="string">
            <text:p>Presentamos Softwarenaut, una herramienta que apoya la recuperación de la arquitectura a través de la exploración y visualización interactivas</text:p>
          </table:table-cell>
          <table:table-cell table:style-name="ce208" office:value-type="string" calcext:value-type="string">
            <text:p><text:a xlink:href="https://www.sciencedirect.com/science/article/pii/S0167642312000718" xlink:type="simple">https://www.sciencedirect.com/science/article/pii/S0167642312000718</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6</text:p>
          </table:table-cell>
          <table:table-cell table:style-name="ce196" office:value-type="string" calcext:value-type="string">
            <text:p>FASA: A software architecture and runtime framework for flexible distributed automation systems</text:p>
          </table:table-cell>
          <table:table-cell table:style-name="ce196" office:value-type="string" calcext:value-type="string">
            <text:p>Este artículo presenta FASA, una arquitectura de software moderna para sistemas de automatización de próxima generación</text:p>
          </table:table-cell>
          <table:table-cell table:style-name="ce208" office:value-type="string" calcext:value-type="string">
            <text:p><text:a xlink:href="https://www.sciencedirect.com/science/article/abs/pii/S138376211500003X" xlink:type="simple">https://www.sciencedirect.com/science/article/abs/pii/S138376211500003X</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7</text:p>
          </table:table-cell>
          <table:table-cell table:style-name="ce204" office:value-type="string" calcext:value-type="string">
            <text:p><text:a xlink:href="https://books.google.com/books?hl=en&amp;lr=&amp;id=lpvY36MPMUwC&amp;oi=fnd&amp;pg=PR12&amp;dq=(“teaching”+OR+“training”)+%2B+(“software+architecture)+%2B+(%22software+industry%22+OR+%22industrial%22)+%2B+course&amp;ots=4314ngb7e0&amp;sig=vbAfpzwf8y0G2JyIpdH3QHoAWOI" xlink:type="simple">Lean architecture: for agile software development</text:a></text:p>
          </table:table-cell>
          <table:table-cell table:style-name="ce196" office:value-type="string" calcext:value-type="string">
            <text:p>Book</text:p>
          </table:table-cell>
          <table:table-cell table:style-name="ce208" office:value-type="string" calcext:value-type="string">
            <text:p><text:a xlink:href="https://books.google.com/books?hl=en&amp;lr=&amp;id=lpvY36MPMUwC&amp;oi=fnd&amp;pg=PR12&amp;dq=(“teaching”+OR+“training”)+%2B+(“software+architecture)+%2B+(%22software+industry%22+OR+%22industrial%22)+%2B+course&amp;ots=4314ngb7e0&amp;sig=vbAfpzwf8y0G2JyIpdH3QHoAWOI" xlink:type="simple">https://books.google.com/books?hl=en&amp;lr=&amp;id=lpvY36MPMUwC&amp;oi=fnd&amp;pg=PR12&amp;dq=(%E2%80%9Cteaching%E2%80%9D+OR+%E2%80%9Ctraining%E2%80%9D)+%2B+(%E2%80%9Csoftware+architecture)+%2B+(%22software+industry%22+OR+%22industrial%22)+%2B+course&amp;ots=4314ngb7e0&amp;sig=vbAfpzwf8y0G2JyIpdH3QHoAWOI</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8</text:p>
          </table:table-cell>
          <table:table-cell table:style-name="ce196" office:value-type="string" calcext:value-type="string">
            <text:p>Teaching Software Architecture: with GitHub!</text:p>
          </table:table-cell>
          <table:table-cell table:style-name="ce196" office:value-type="string" calcext:value-type="string">
            <text:p>Curso en linea. No es científico</text:p>
          </table:table-cell>
          <table:table-cell table:style-name="ce207" office:value-type="string" calcext:value-type="string">
            <text:p><text:a xlink:href="https://avandeursen.com/2013/12/30/teaching-software-architecture-with-github/" xlink:type="simple">https://avandeursen.com/2013/12/30/teaching-software-architecture-with-github/</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399</text:p>
          </table:table-cell>
          <table:table-cell table:style-name="ce196" office:value-type="string" calcext:value-type="string">
            <text:p>Self-Confidence of Undergraduate Students in Designing Software Architecture</text:p>
          </table:table-cell>
          <table:table-cell table:style-name="ce196" office:value-type="string" calcext:value-type="string">
            <text:p>Este artículo investiga las relaciones entre la autoconfianza de los estudiantes de arquitectura de software de pregrado y las expectativas de sus cursos, los niveles cognitivos, los métodos de aprendizaje preferidos y el pensamiento crítico.</text:p>
          </table:table-cell>
          <table:table-cell table:style-name="ce208" office:value-type="string" calcext:value-type="string">
            <text:p><text:a xlink:href="https://arxiv.org/abs/2102.09905" xlink:type="simple">https://arxiv.org/abs/2102.09905</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0</text:p>
          </table:table-cell>
          <table:table-cell table:style-name="ce196" office:value-type="string" calcext:value-type="string">
            <text:p>The Need for Software Architecture Evaluation in the Acquisition of Software-Intensive Sysetms</text:p>
          </table:table-cell>
          <table:table-cell table:style-name="ce196" office:value-type="string" calcext:value-type="string">
            <text:p>Este informe describe la arquitectura de software y la evaluación de la arquitectura, y resume algunos de los beneficios clave para la evaluación de la arquitectura de software que se han observado tanto en la industria como en contextos internacionales de Defensa</text:p>
          </table:table-cell>
          <table:table-cell table:style-name="ce208" office:value-type="string" calcext:value-type="string">
            <text:p><text:a xlink:href="https://apps.dtic.mil/sti/citations/ADA600980" xlink:type="simple">https://apps.dtic.mil/sti/citations/ADA600980</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1</text:p>
          </table:table-cell>
          <table:table-cell table:style-name="ce196" office:value-type="string" calcext:value-type="string">
            <text:p>Software Architecture for Autonomous and Coordinated Navigation of UAV Swarms in Forest and Urban Firefighting</text:p>
          </table:table-cell>
          <table:table-cell table:style-name="ce196" office:value-type="string" calcext:value-type="string">
            <text:p>En este artículo presentamos una arquitectura que incluye un conjunto de métodos complementarios que permiten el establecimiento de diferentes capas de control para posibilitar la navegación autónoma y cooperativa de un enjambre de UAVs.</text:p>
          </table:table-cell>
          <table:table-cell table:style-name="ce208" office:value-type="string" calcext:value-type="string">
            <text:p><text:a xlink:href="https://www.mdpi.com/2076-3417/11/3/1258" xlink:type="simple">https://www.mdpi.com/2076-3417/11/3/1258</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2</text:p>
          </table:table-cell>
          <table:table-cell table:style-name="ce196" office:value-type="string" calcext:value-type="string">
            <text:p>A software architecture for the analysis of energy- and process-data</text:p>
          </table:table-cell>
          <table:table-cell table:style-name="ce196" office:value-type="string" calcext:value-type="string">
            <text:p>Este documento aporta un marco que ayuda a cumplir los requisitos de las normas DIN EN 16247 e ISO 5000</text:p>
          </table:table-cell>
          <table:table-cell table:style-name="ce208" office:value-type="string" calcext:value-type="string">
            <text:p><text:a xlink:href="https://ieeexplore.ieee.org/abstract/document/6648146" xlink:type="simple">https://ieeexplore.ieee.org/abstract/document/6648146</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3</text:p>
          </table:table-cell>
          <table:table-cell table:style-name="ce196" office:value-type="string" calcext:value-type="string">
            <text:p>Impact of requirements volatility on software architecture: How do software teams keep up with ever‐changing requirements?</text:p>
          </table:table-cell>
          <table:table-cell table:style-name="ce196" office:value-type="string" calcext:value-type="string">
            <text:p>Estudio de la volatillidad de los requisitos</text:p>
          </table:table-cell>
          <table:table-cell table:style-name="ce208" office:value-type="string" calcext:value-type="string">
            <text:p><text:a xlink:href="https://onlinelibrary.wiley.com/doi/abs/10.1002/smr.2160" xlink:type="simple">https://onlinelibrary.wiley.com/doi/abs/10.1002/smr.216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4</text:p>
          </table:table-cell>
          <table:table-cell table:style-name="ce196" office:value-type="string" calcext:value-type="string">
            <text:p>Delivering the fundamentals of software architecture, design and abstraction by developing a ray tracer for 3‐dimensional graphical scenes</text:p>
          </table:table-cell>
          <table:table-cell table:style-name="ce196" office:value-type="string" calcext:value-type="string">
            <text:p>El curso se basa en el diseño y modelado de un trazador de rayos para un renderizador gráfico virtual tridimensional, incluyendo la realización de la física involucrada (fuentes de luz, rayos, reflejos, refracciones, colores, oclusiones, etc.).</text:p>
          </table:table-cell>
          <table:table-cell table:style-name="ce208" office:value-type="string" calcext:value-type="string">
            <text:p><text:a xlink:href="https://onlinelibrary.wiley.com/doi/abs/10.1002/cae.21963" xlink:type="simple">https://onlinelibrary.wiley.com/doi/abs/10.1002/cae.21963</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5</text:p>
          </table:table-cell>
          <table:table-cell table:style-name="ce196" office:value-type="string" calcext:value-type="string">
            <text:p>A Reusable Software Architecture for Personalized Learning Systems</text:p>
          </table:table-cell>
          <table:table-cell table:style-name="ce196" office:value-type="string" calcext:value-type="string">
            <text:p>Proponemos una arquitectura de software que simplifica la creación de modelos de diseño temprano a partir de los requisitos y facilita la comunicación efectiva entre los diseñadores técnicos y las partes interesadas.</text:p>
          </table:table-cell>
          <table:table-cell table:style-name="ce208" office:value-type="string" calcext:value-type="string">
            <text:p><text:a xlink:href="https://ieeexplore.ieee.org/abstract/document/8605997" xlink:type="simple">https://ieeexplore.ieee.org/abstract/document/860599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6</text:p>
          </table:table-cell>
          <table:table-cell table:style-name="ce196" office:value-type="string" calcext:value-type="string">
            <text:p>Teaching software architecture quality using ATAM</text:p>
          </table:table-cell>
          <table:table-cell table:style-name="ce196" office:value-type="string" calcext:value-type="string">
            <text:p>No está dentro de ningun evento o revista</text:p>
          </table:table-cell>
          <table:table-cell table:style-name="ce208" office:value-type="string" calcext:value-type="string">
            <text:p><text:a xlink:href="https://ineer2014.rtu.lv/sites/default/files/Paper_088.pdf" xlink:type="simple">https://ineer2014.rtu.lv/sites/default/files/Paper_088.pdf</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7</text:p>
          </table:table-cell>
          <table:table-cell table:style-name="ce196" office:value-type="string" calcext:value-type="string">
            <text:p>The Supportive Effect of Traceability Links in Architecture-Level Software Understanding: Two Controlled Experiments</text:p>
          </table:table-cell>
          <table:table-cell table:style-name="ce196" office:value-type="string" calcext:value-type="string">
            <text:p>Este documento informa sobre dos experimentos controlados realizados con diferentes participantes para investigar si el uso de la trazabilidad de la arquitectura puede respaldar significativamente las actividades de comprensión a nivel de la arquitectu</text:p>
          </table:table-cell>
          <table:table-cell table:style-name="ce210" office:value-type="string" calcext:value-type="string">
            <text:p><text:a xlink:href="https://ieeexplore.ieee.org/abstract/document/6827121" xlink:type="simple">https://ieeexplore.ieee.org/abstract/document/6827121</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8</text:p>
          </table:table-cell>
          <table:table-cell table:style-name="ce196" office:value-type="string" calcext:value-type="string">
            <text:p>Software architecture for condition monitoring of mobile underground mining machinery: A framework extensible to intelligent signal processing and analysis</text:p>
          </table:table-cell>
          <table:table-cell table:style-name="ce196" office:value-type="string" calcext:value-type="string">
            <text:p>Este trabajo se centra en el desarrollo de una arquitectura de software para monitorear toda la gama de equipos industriales y de minería, al tiempo que reconoce el problema más genérico del procesamiento inteligente de señales que tiene aplicabilidad a una clase de problemas mucho más amplia.</text:p>
          </table:table-cell>
          <table:table-cell table:style-name="ce208" office:value-type="string" calcext:value-type="string">
            <text:p><text:a xlink:href="https://ieeexplore.ieee.org/abstract/document/6299543" xlink:type="simple">https://ieeexplore.ieee.org/abstract/document/6299543</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09</text:p>
          </table:table-cell>
          <table:table-cell table:style-name="ce196" office:value-type="string" calcext:value-type="string">
            <text:p>Beyond Reason: Uniting Intuition and Rationality in Software Architecture Decision Making</text:p>
          </table:table-cell>
          <table:table-cell table:style-name="ce196" office:value-type="string" calcext:value-type="string">
            <text:p>La intuición y la racionalidad, o Sistema 1 y Sistema 2 cuando se habla de manera más amplia, son dos modos de procesamiento cognitivo que todos los humanos usan al tomar decisiones</text:p>
          </table:table-cell>
          <table:table-cell table:style-name="ce208" office:value-type="string" calcext:value-type="string">
            <text:p><text:a xlink:href="https://ieeexplore.ieee.org/abstract/document/8712379" xlink:type="simple">https://ieeexplore.ieee.org/abstract/document/8712379</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0</text:p>
          </table:table-cell>
          <table:table-cell table:style-name="ce196" office:value-type="string" calcext:value-type="string">
            <text:p>Mitigating the Risk of software change in practice: Retrospective on more than 50 architecture evaluations in industry (Keynote paper)</text:p>
          </table:table-cell>
          <table:table-cell table:style-name="ce196" office:value-type="string" calcext:value-type="string">
            <text:p>En este artículo, compartimos nuestras experiencias, después de haber realizado más de 50 evaluaciones de arquitectura para clientes industriales en la última década.</text:p>
          </table:table-cell>
          <table:table-cell table:style-name="ce208" office:value-type="string" calcext:value-type="string">
            <text:p><text:a xlink:href="https://ieeexplore.ieee.org/abstract/document/6747171" xlink:type="simple">https://ieeexplore.ieee.org/abstract/document/6747171</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1</text:p>
          </table:table-cell>
          <table:table-cell table:style-name="ce196" office:value-type="string" calcext:value-type="string">
            <text:p>n Empirical Study of the Effectiveness of Software Architecture Evaluation Meetings</text:p>
          </table:table-cell>
          <table:table-cell table:style-name="ce196" office:value-type="string" calcext:value-type="string">
            <text:p>En este artículo, informamos sobre los hallazgos de un estudio empírico de evaluación de la arquitectura de software dirigido a investigar la efectividad de las reuniones de desarrollo de escenarios en términos de la cantidad de escenarios ganados y perdidos durante el proceso de evaluación</text:p>
          </table:table-cell>
          <table:table-cell table:style-name="ce208" office:value-type="string" calcext:value-type="string">
            <text:p><text:a xlink:href="https://ieeexplore.ieee.org/abstract/document/8735765" xlink:type="simple">https://ieeexplore.ieee.org/abstract/document/8735765</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2</text:p>
          </table:table-cell>
          <table:table-cell table:style-name="ce196" office:value-type="string" calcext:value-type="string">
            <text:p>Economics-Driven Software Architecture</text:p>
          </table:table-cell>
          <table:table-cell table:style-name="ce196" office:value-type="string" calcext:value-type="string">
            <text:p>Book</text:p>
          </table:table-cell>
          <table:table-cell table:style-name="ce208" office:value-type="string" calcext:value-type="string">
            <text:p><text:a xlink:href="https://books.google.com/books?hl=en&amp;lr=&amp;id=JmBzAwAAQBAJ&amp;oi=fnd&amp;pg=PP1&amp;dq=(“teaching”+OR+“training”)+%2B+(“software+architecture)+%2B+(%22software+industry%22+OR+%22industrial%22)+%2B+course&amp;ots=D4tVAa5FD0&amp;sig=wifDIi3Ws2bRMLJySQsNRJRtPCk" xlink:type="simple">https://books.google.com/books?hl=en&amp;lr=&amp;id=JmBzAwAAQBAJ&amp;oi=fnd&amp;pg=PP1&amp;dq=(%E2%80%9Cteaching%E2%80%9D+OR+%E2%80%9Ctraining%E2%80%9D)+%2B+(%E2%80%9Csoftware+architecture)+%2B+(%22software+industry%22+OR+%22industrial%22)+%2B+course&amp;ots=D4tVAa5FD0&amp;sig=wifDIi3Ws2bRMLJySQsNRJRtPCk</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3</text:p>
          </table:table-cell>
          <table:table-cell table:style-name="ce196" office:value-type="string" calcext:value-type="string">
            <text:p>Software Architecture of Modern Model Checkers</text:p>
          </table:table-cell>
          <table:table-cell table:style-name="ce196" office:value-type="string" calcext:value-type="string">
            <text:p>Fuera de tema</text:p>
          </table:table-cell>
          <table:table-cell table:style-name="ce208" office:value-type="string" calcext:value-type="string">
            <text:p><text:a xlink:href="https://link.springer.com/chapter/10.1007/978-3-319-91908-9_20" xlink:type="simple">https://link.springer.com/chapter/10.1007/978-3-319-91908-9_2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4</text:p>
          </table:table-cell>
          <table:table-cell table:style-name="ce204" office:value-type="string" calcext:value-type="string">
            <text:p><text:a xlink:href="https://books.google.com/books?hl=en&amp;lr=&amp;id=WYGBCgAAQBAJ&amp;oi=fnd&amp;pg=PP6&amp;dq=(“teaching”+OR+“training”)+%2B+(“software+architecture)+%2B+(%22software+industry%22+OR+%22industrial%22)+%2B+course&amp;ots=hyk1Fb60Yu&amp;sig=oJpJQBFG6fKDDbBlDHdan9Qx9qw" xlink:type="simple">Software Architecture: 9th European Conference, ECSA 2015, Dubrovnik/Cavtat, Croatia, September 7-11, 2015. Proceedings</text:a></text:p>
          </table:table-cell>
          <table:table-cell table:style-name="ce196" office:value-type="string" calcext:value-type="string">
            <text:p>Book</text:p>
          </table:table-cell>
          <table:table-cell table:style-name="ce208" office:value-type="string" calcext:value-type="string">
            <text:p><text:a xlink:href="https://books.google.com/books?hl=en&amp;lr=&amp;id=WYGBCgAAQBAJ&amp;oi=fnd&amp;pg=PP6&amp;dq=(“teaching”+OR+“training”)+%2B+(“software+architecture)+%2B+(%22software+industry%22+OR+%22industrial%22)+%2B+course&amp;ots=hyk1Fb60Yu&amp;sig=oJpJQBFG6fKDDbBlDHdan9Qx9qw" xlink:type="simple">https://books.google.com/books?hl=en&amp;lr=&amp;id=WYGBCgAAQBAJ&amp;oi=fnd&amp;pg=PP6&amp;dq=(%E2%80%9Cteaching%E2%80%9D+OR+%E2%80%9Ctraining%E2%80%9D)+%2B+(%E2%80%9Csoftware+architecture)+%2B+(%22software+industry%22+OR+%22industrial%22)+%2B+course&amp;ots=hyk1Fb60Yu&amp;sig=oJpJQBFG6fKDDbBlDHdan9Qx9qw</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5</text:p>
          </table:table-cell>
          <table:table-cell table:style-name="ce196" office:value-type="string" calcext:value-type="string">
            <text:p>A Study of Architectural Information Foraging in Software Architecture Documents</text:p>
          </table:table-cell>
          <table:table-cell table:style-name="ce196" office:value-type="string" calcext:value-type="string">
            <text:p>Documentos de arquitectura de software</text:p>
          </table:table-cell>
          <table:table-cell table:style-name="ce208" office:value-type="string" calcext:value-type="string">
            <text:p><text:a xlink:href="https://ieeexplore.ieee.org/abstract/document/6337712" xlink:type="simple">https://ieeexplore.ieee.org/abstract/document/6337712</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6</text:p>
          </table:table-cell>
          <table:table-cell table:style-name="ce196" office:value-type="string" calcext:value-type="string">
            <text:p>A voice-assisted intelligent software architecture based on deep game network</text:p>
          </table:table-cell>
          <table:table-cell table:style-name="ce196" office:value-type="string" calcext:value-type="string">
            <text:p>En esta investigación se presenta un nuevo enfoque, Arquitectura de juegos virtuales asistidos por voz, para decidir las asignaciones de nodos utilizando Redes de estrategia y Red de valoración (VVGA-SNVN) para elegir movimientos</text:p>
          </table:table-cell>
          <table:table-cell table:style-name="ce208" office:value-type="string" calcext:value-type="string">
            <text:p><text:a xlink:href="https://link.springer.com/article/10.1007/s10772-021-09826-y" xlink:type="simple">https://link.springer.com/article/10.1007/s10772-021-09826-y</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7</text:p>
          </table:table-cell>
          <table:table-cell table:style-name="ce196" office:value-type="string" calcext:value-type="string">
            <text:p>Uncertainty expressions in software architecture group decision making: explorative stud</text:p>
          </table:table-cell>
          <table:table-cell table:style-name="ce70" office:value-type="string" calcext:value-type="string">
            <text:p>En este estudio, nuestro objetivo era avanzar en la comprensión de cómo se hacen los ADD observando y aprendiendo cómo los arquitectos manejan las incertidumbres en entornos de la vida real.</text:p>
          </table:table-cell>
          <table:table-cell table:style-name="ce208" office:value-type="string" calcext:value-type="string">
            <text:p><text:a xlink:href="https://dl.acm.org/doi/abs/10.1145/3241403.3241447" xlink:type="simple">https://dl.acm.org/doi/abs/10.1145/3241403.3241447</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8</text:p>
          </table:table-cell>
          <table:table-cell table:style-name="ce196" office:value-type="string" calcext:value-type="string">
            <text:p>An Architecture for Creating Simulators for Training Global Software Development</text:p>
          </table:table-cell>
          <table:table-cell table:style-name="ce196" office:value-type="string" calcext:value-type="string">
            <text:p>Desarrollo de software virtual con agentes virtuales</text:p>
          </table:table-cell>
          <table:table-cell table:style-name="ce208" office:value-type="string" calcext:value-type="string">
            <text:p><text:a xlink:href="https://ieeexplore.ieee.org/abstract/document/6065584" xlink:type="simple">https://ieeexplore.ieee.org/abstract/document/6065584</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19</text:p>
          </table:table-cell>
          <table:table-cell table:style-name="ce196" office:value-type="string" calcext:value-type="string">
            <text:p>Techniques and Practices for Software Architecture Work in Agile Software Development</text:p>
          </table:table-cell>
          <table:table-cell table:style-name="ce196" office:value-type="string" calcext:value-type="string">
            <text:p>el objetivo de esta tesis fue estudiar las prácticas de arquitectura de software utilizadas en el desarrollo ágil de software en la industria. Por otro lado, el objetivo era desarrollar nuevos métodos y técnicas para respaldar las prácticas de trabajo de la arquitectura de software incremental que se puedan alinear con métodos ágiles como Scrum.</text:p>
          </table:table-cell>
          <table:table-cell table:style-name="ce208" office:value-type="string" calcext:value-type="string">
            <text:p><text:a xlink:href="https://trepo.tuni.fi/handle/10024/114509" xlink:type="simple">https://trepo.tuni.fi/handle/10024/114509</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0</text:p>
          </table:table-cell>
          <table:table-cell table:style-name="ce196" office:value-type="string" calcext:value-type="string">
            <text:p>SOFTWARE ARCHITECTURE AND DESIGN WITH SEMANTIC WEB TECHNOLOGIES IN VIRTUAL LEARNING ENVIRONMENTS.</text:p>
          </table:table-cell>
          <table:table-cell table:style-name="ce196" office:value-type="string" calcext:value-type="string">
            <text:p>La propuesta basada en Web Semántica permite la adquisición de información, automatizando la persistencia y recuperación, permitiendo la integración de diferentes visiones sobre el Learner, proporcionando una visualización mejorada del estado sobre el Learner al Coach / Coach Agent, mejorando la toma de decisiones basada en Métricas del alumno.</text:p>
          </table:table-cell>
          <table:table-cell table:style-name="ce208" office:value-type="string" calcext:value-type="string">
            <text:p><text:a xlink:href="https://web.a.ebscohost.com/abstract?direct=true&amp;profile=ehost&amp;scope=site&amp;authtype=crawler&amp;jrnl=15297314&amp;AN=97937468&amp;h=xPiUmc0fV1la3Klp9LfA%2BCiExjm3xzWOe9Rge%2Farx%2FWDjt5CN28mt5wOXjO1tz7ieEMrJVzFtQOJFSHrK10RNw%3D%3D&amp;crl=c&amp;resultNs=AdminWebAuth&amp;resultLocal=ErrCrlNotAuth&amp;crlhashurl=login.aspx%3Fdirect%3Dtrue%26profile%3Dehost%26scope%3Dsite%26authtype%3Dcrawler%26jrnl%3D15297314%26AN%3D97937468" xlink:type="simple">https://web.a.ebscohost.com/abstract?direct=true&amp;profile=ehost&amp;scope=site&amp;authtype=crawler&amp;jrnl=15297314&amp;AN=97937468&amp;h=xPiUmc0fV1la3Klp9LfA%2bCiExjm3xzWOe9Rge%2farx%2fWDjt5CN28mt5wOXjO1tz7ieEMrJVzFtQOJFSHrK10RNw%3d%3d&amp;crl=c&amp;resultNs=AdminWebAuth&amp;resultLocal=ErrCrlNotAuth&amp;crlhashurl=login.aspx%3fdirect%3dtrue%26profile%3dehost%26scope%3dsite%26authtype%3dcrawler%26jrnl%3d15297314%26AN%3d97937468</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1</text:p>
          </table:table-cell>
          <table:table-cell table:style-name="ce196" office:value-type="string" calcext:value-type="string">
            <text:p>Visualization of Software Architecture based on stakeholders' requirements: Empirical investigation based on 4 industrial cases</text:p>
          </table:table-cell>
          <table:table-cell table:style-name="ce196" office:value-type="string" calcext:value-type="string">
            <text:p>Técnicas es la visualización de la arquitectur</text:p>
          </table:table-cell>
          <table:table-cell table:style-name="ce208" office:value-type="string" calcext:value-type="string">
            <text:p><text:a xlink:href="https://gupea.ub.gu.se/handle/2077/52655" xlink:type="simple">https://gupea.ub.gu.se/handle/2077/52655</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2</text:p>
          </table:table-cell>
          <table:table-cell table:style-name="ce204" office:value-type="string" calcext:value-type="string">
            <text:p><text:a xlink:href="https://scholarworks.rit.edu/cgi/viewcontent.cgi?article=10087&amp;context=theses" xlink:type="simple">Empirical Study of Training-Set Creation for Software Architecture Traceability Methods</text:a></text:p>
          </table:table-cell>
          <table:table-cell table:style-name="ce196" office:value-type="string" calcext:value-type="string">
            <text:p>Tesis con algoritmos de aprendizaje automático</text:p>
          </table:table-cell>
          <table:table-cell table:style-name="ce208" office:value-type="string" calcext:value-type="string">
            <text:p><text:a xlink:href="https://scholarworks.rit.edu/theses/8922/" xlink:type="simple">https://scholarworks.rit.edu/theses/8922/</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3</text:p>
          </table:table-cell>
          <table:table-cell table:style-name="ce196" office:value-type="string" calcext:value-type="string">
            <text:p>Chapter 2 - Hyperscalability – The Changing Face of Software Architecture</text:p>
          </table:table-cell>
          <table:table-cell table:style-name="ce196" office:value-type="string" calcext:value-type="string">
            <text:p>Este capítulo trata sobre sistemas de ingeniería a hiperescala: estos deben aumentar rápidamente el rendimiento al tiempo que limitan los costos y los recursos</text:p>
          </table:table-cell>
          <table:table-cell table:style-name="ce208" office:value-type="string" calcext:value-type="string">
            <text:p><text:a xlink:href="https://www.sciencedirect.com/science/article/pii/B9780128054673000028" xlink:type="simple">https://www.sciencedirect.com/science/article/pii/B9780128054673000028</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4</text:p>
          </table:table-cell>
          <table:table-cell table:style-name="ce196" office:value-type="string" calcext:value-type="string">
            <text:p>Making the comprehension of software architecture attractive</text:p>
          </table:table-cell>
          <table:table-cell table:style-name="ce196" office:value-type="string" calcext:value-type="string">
            <text:p>Este documento presenta el enfoque VisAr3D que fue diseñado para proporcionar una visualización 3D de modelos UML, donde el usuario debe comprender intuitivamente los elementos arquitectónicos en este entorno 3D.</text:p>
          </table:table-cell>
          <table:table-cell table:style-name="ce208" office:value-type="string" calcext:value-type="string">
            <text:p><text:a xlink:href="https://ieeexplore.ieee.org/abstract/document/5876116" xlink:type="simple">https://ieeexplore.ieee.org/abstract/document/5876116</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5</text:p>
          </table:table-cell>
          <table:table-cell table:style-name="ce196" office:value-type="string" calcext:value-type="string">
            <text:p>Usalpharma: A Software Architecture to Support Learning in Virtual Worlds</text:p>
          </table:table-cell>
          <table:table-cell table:style-name="ce196" office:value-type="string" calcext:value-type="string">
            <text:p>Este documento explica cómo se planificó, diseñó e implementó una arquitectura de software para ayudar en el soporte de las actividades de eLearning dentro de un laboratorio virtual dentro del Mundo Virtual de Second Life</text:p>
          </table:table-cell>
          <table:table-cell table:style-name="ce208" office:value-type="string" calcext:value-type="string">
            <text:p><text:a xlink:href="https://ieeexplore.ieee.org/abstract/document/7511684" xlink:type="simple">https://ieeexplore.ieee.org/abstract/document/7511684</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6</text:p>
          </table:table-cell>
          <table:table-cell table:style-name="ce196" office:value-type="string" calcext:value-type="string">
            <text:p>Integrating Software Architecture Topics into a Software Engineering Curriculum</text:p>
          </table:table-cell>
          <table:table-cell table:style-name="ce196" office:value-type="string" calcext:value-type="string">
            <text:p>Este documento informa sobre las experiencias del autor en la integración de varios temas de Arquitectura de software en un programa de Ingeniería de software, centrándose en particular en cuatro cursos que el autor ha diseñado y ejecutado durante los últimos cuatro años.</text:p>
          </table:table-cell>
          <table:table-cell table:style-name="ce208" office:value-type="string" calcext:value-type="string">
            <text:p><text:a xlink:href="http://citeseerx.ist.psu.edu/viewdoc/download?doi=10.1.1.735.9050&amp;rep=rep1&amp;type=pdf" xlink:type="simple">http://citeseerx.ist.psu.edu/viewdoc/download?doi=10.1.1.735.9050&amp;rep=rep1&amp;type=pdf</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7</text:p>
          </table:table-cell>
          <table:table-cell table:style-name="ce196" office:value-type="string" calcext:value-type="string">
            <text:p>CLOUD-CENTRIC SOFTWARE ARCHITECTURE FOR INDUSTRIAL PRODUCT-SERVICE SYSTEMS</text:p>
          </table:table-cell>
          <table:table-cell table:style-name="ce196" office:value-type="string" calcext:value-type="string">
            <text:p>En esta tesis, identificamos varios servicios que se pueden proporcionar a los sistemas de PfP e identificamos varias razones para tener una plataforma en la nube junto con la computación de borde para la implementación exitosa de sistemas de PfP</text:p>
          </table:table-cell>
          <table:table-cell table:style-name="ce208" office:value-type="string" calcext:value-type="string">
            <text:p><text:a xlink:href="https://www.diva-portal.org/smash/record.jsf?pid=diva2%3A1106099&amp;dswid=568" xlink:type="simple">https://www.diva-portal.org/smash/record.jsf?pid=diva2%3A1106099&amp;dswid=568</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8</text:p>
          </table:table-cell>
          <table:table-cell table:style-name="ce196" office:value-type="string" calcext:value-type="string">
            <text:p>SmartGC: a software architecture for garbage collection in smart cities</text:p>
          </table:table-cell>
          <table:table-cell table:style-name="ce196" office:value-type="string" calcext:value-type="string">
            <text:p>Recoleccíon de basuras en ciudades inteligentes</text:p>
          </table:table-cell>
          <table:table-cell table:style-name="ce208" office:value-type="string" calcext:value-type="string">
            <text:p><text:a xlink:href="https://www.inderscienceonline.com/doi/abs/10.1504/IJBIC.2020.109675" xlink:type="simple">https://www.inderscienceonline.com/doi/abs/10.1504/IJBIC.2020.109675</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29</text:p>
          </table:table-cell>
          <table:table-cell table:style-name="ce196" office:value-type="string" calcext:value-type="string">
            <text:p>Towards an Infrastructure for Empirical Research into Software Architecture: Challenges and Directions</text:p>
          </table:table-cell>
          <table:table-cell table:style-name="ce196" office:value-type="string" calcext:value-type="string">
            <text:p>Este artículo contribuye discutiendo necesidades y desafíos en estudios empíricos de arquitectura de software. Basándonos en las lecciones aprendidas, proponemos CoSARI, una infraestructura comunitaria para la investigación empírica de la arquitectura de software.</text:p>
          </table:table-cell>
          <table:table-cell table:style-name="ce208" office:value-type="string" calcext:value-type="string">
            <text:p><text:a xlink:href="https://ieeexplore.ieee.org/abstract/document/8815614" xlink:type="simple">https://ieeexplore.ieee.org/abstract/document/8815614</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0</text:p>
          </table:table-cell>
          <table:table-cell table:style-name="ce204" office:value-type="string" calcext:value-type="string">
            <text:p><text:a xlink:href="https://link.springer.com/content/pdf/10.1007/978-3-030-13632-1.pdf" xlink:type="simple">Software Architecture for Business</text:a></text:p>
          </table:table-cell>
          <table:table-cell table:style-name="ce196" office:value-type="string" calcext:value-type="string">
            <text:p>Book</text:p>
          </table:table-cell>
          <table:table-cell table:style-name="ce208" office:value-type="string" calcext:value-type="string">
            <text:p><text:a xlink:href="https://link.springer.com/content/pdf/10.1007/978-3-030-13632-1.pdf" xlink:type="simple">https://link.springer.com/content/pdf/10.1007/978-3-030-13632-1.pdf</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1</text:p>
          </table:table-cell>
          <table:table-cell table:style-name="ce196" office:value-type="string" calcext:value-type="string">
            <text:p>Automatic software architecture recovery: A machine learning approach</text:p>
          </table:table-cell>
          <table:table-cell table:style-name="ce196" office:value-type="string" calcext:value-type="string">
            <text:p>Recuperación de arquitecturas</text:p>
          </table:table-cell>
          <table:table-cell table:style-name="ce208" office:value-type="string" calcext:value-type="string">
            <text:p><text:a xlink:href="https://ieeexplore.ieee.org/abstract/document/6240501" xlink:type="simple">https://ieeexplore.ieee.org/abstract/document/6240501</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2</text:p>
          </table:table-cell>
          <table:table-cell table:style-name="ce196" office:value-type="string" calcext:value-type="string">
            <text:p>BLOCKCHAIN TECHNOLOGIES AND MICROSERVICES FOR OPEN LEARNING COMMUNITIES. A SOFTWARE ARCHITECTURE PERSPECTIVE</text:p>
          </table:table-cell>
          <table:table-cell table:style-name="ce70" office:value-type="string" calcext:value-type="string">
            <text:p>El documento de investigación actual abordará cómo se puede utilizar blockchain con arquitecturas basadas en microservicios, basadas en similitudes, para respaldar las tendencias más modernas en educación, como las comunidades de aprendizaje abiertas.</text:p>
          </table:table-cell>
          <table:table-cell table:style-name="ce208" office:value-type="string" calcext:value-type="string">
            <text:p><text:a xlink:href="https://web.a.ebscohost.com/abstract?direct=true&amp;profile=ehost&amp;scope=site&amp;authtype=crawler&amp;jrnl=2066026X&amp;AN=145727620&amp;h=zNGCjPHxlP72jy7AGmHTOaU4VQcLSGVKUR1whzXiB3l3YEViazBVBZSNstsUx4vxQ2WRyR0jG26Q16mMWRpLBA%3D%3D&amp;crl=c&amp;resultNs=AdminWebAuth&amp;resultLocal=ErrCrlNotAuth&amp;crlhashurl=login.aspx%3Fdirect%3Dtrue%26profile%3Dehost%26scope%3Dsite%26authtype%3Dcrawler%26jrnl%3D2066026X%26AN%3D145727620" xlink:type="simple">https://web.a.ebscohost.com/abstract?direct=true&amp;profile=ehost&amp;scope=site&amp;authtype=crawler&amp;jrnl=2066026X&amp;AN=145727620&amp;h=zNGCjPHxlP72jy7AGmHTOaU4VQcLSGVKUR1whzXiB3l3YEViazBVBZSNstsUx4vxQ2WRyR0jG26Q16mMWRpLBA%3d%3d&amp;crl=c&amp;resultNs=AdminWebAuth&amp;resultLocal=ErrCrlNotAuth&amp;crlhashurl=login.aspx%3fdirect%3dtrue%26profile%3dehost%26scope%3dsite%26authtype%3dcrawler%26jrnl%3d2066026X%26AN%3d145727620</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3</text:p>
          </table:table-cell>
          <table:table-cell table:style-name="ce204" office:value-type="string" calcext:value-type="string">
            <text:p><text:a xlink:href="https://books.google.com/books?hl=en&amp;lr=&amp;id=-Ob2DwAAQBAJ&amp;oi=fnd&amp;pg=PR5&amp;dq=(“teaching”+OR+“training”)+%2B+(“software+architecture)+%2B+(%22software+industry%22+OR+%22industrial%22)+%2B+course&amp;ots=elz1Khkqnq&amp;sig=Vcx_yU6Ma27wdlytJe8_TdWu9dY" xlink:type="simple">Software Architecture Fundamentals: A Study Guide for the Certified Professional for Software Architecture®–Foundation Level–iSAQB compliant</text:a></text:p>
          </table:table-cell>
          <table:table-cell table:style-name="ce196" office:value-type="string" calcext:value-type="string">
            <text:p>Libro guia para la certificación iSAQB</text:p>
          </table:table-cell>
          <table:table-cell table:style-name="ce208" office:value-type="string" calcext:value-type="string">
            <text:p><text:a xlink:href="https://books.google.co.ve/books?hl=en&amp;lr=&amp;id=-Ob2DwAAQBAJ&amp;oi=fnd&amp;pg=PR5&amp;dq=(“teaching”+OR+“training”)+%2B+(“software+architecture)+%2B+(%22software+industry%22+OR+%22industrial%22)+%2B+course&amp;ots=elz1Khkqnq&amp;sig=Vcx_yU6Ma27wdlytJe8_TdWu9dY&amp;redir_esc=y#v=onepage&amp;q&amp;f=false" xlink:type="simple">https://books.google.co.ve/books?hl=en&amp;lr=&amp;id=-Ob2DwAAQBAJ&amp;oi=fnd&amp;pg=PR5&amp;dq=(%E2%80%9Cteaching%E2%80%9D+OR+%E2%80%9Ctraining%E2%80%9D)+%2B+(%E2%80%9Csoftware+architecture)+%2B+(%22software+industry%22+OR+%22industrial%22)+%2B+course&amp;ots=elz1Khkqnq&amp;sig=Vcx_yU6Ma27wdlytJe8_TdWu9dY&amp;redir_esc=y#v=onepage&amp;q&amp;f=false</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4</text:p>
          </table:table-cell>
          <table:table-cell table:style-name="ce196" office:value-type="string" calcext:value-type="string">
            <text:p>Recruiting software architecture using user generated data</text:p>
          </table:table-cell>
          <table:table-cell table:style-name="ce70" office:value-type="string" calcext:value-type="string">
            <text:p>Se ha desarrollado una arquitectura de software de alto nivel basada en la API de LinkedIn y tiene pocos elementos centrales: araña de búsqueda, preprocesamiento sinónimo, parte de software estructurado y almacenamiento de ontologías.</text:p>
          </table:table-cell>
          <table:table-cell table:style-name="ce208" office:value-type="string" calcext:value-type="string">
            <text:p><text:a xlink:href="https://ieeexplore.ieee.org/abstract/document/7937557" xlink:type="simple">https://ieeexplore.ieee.org/abstract/document/7937557</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5</text:p>
          </table:table-cell>
          <table:table-cell table:style-name="ce196" office:value-type="string" calcext:value-type="string">
            <text:p>Notice of Violation of IEEE Publication Principles: A Systematic literature survey for integrating design algebra with object oriented design methods in the context of Software architecture</text:p>
          </table:table-cell>
          <table:table-cell table:style-name="ce196" office:value-type="string" calcext:value-type="string">
            <text:p>No aporta</text:p>
          </table:table-cell>
          <table:table-cell table:style-name="ce208" office:value-type="string" calcext:value-type="string">
            <text:p><text:a xlink:href="https://ieeexplore.ieee.org/abstract/document/6781354" xlink:type="simple">https://ieeexplore.ieee.org/abstract/document/6781354</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6</text:p>
          </table:table-cell>
          <table:table-cell table:style-name="ce196" office:value-type="string" calcext:value-type="string">
            <text:p>Examination of the software architecture change characterization scheme using three empirical studies</text:p>
          </table:table-cell>
          <table:table-cell table:style-name="ce196" office:value-type="string" calcext:value-type="string">
            <text:p>Mantenimiento de software</text:p>
          </table:table-cell>
          <table:table-cell table:style-name="ce208" office:value-type="string" calcext:value-type="string">
            <text:p><text:a xlink:href="https://link.springer.com/article/10.1007/s10664-012-9223-y" xlink:type="simple">https://link.springer.com/article/10.1007/s10664-012-9223-y</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7</text:p>
          </table:table-cell>
          <table:table-cell table:style-name="ce204" office:value-type="string" calcext:value-type="string">
            <text:p><text:a xlink:href="https://dspace.library.uu.nl/bitstream/handle/1874/383206/MBI%20Thesis%20Sabine%20Molenaar%20public%20version.pdf?sequence=2" xlink:type="simple">Linguistic Application Reconstruction: How Linguistic Links Support the Relationship between Requirements Engineering and Software Architecture</text:a></text:p>
          </table:table-cell>
          <table:table-cell table:style-name="ce196" office:value-type="string" calcext:value-type="string">
            <text:p>Tesis</text:p>
          </table:table-cell>
          <table:table-cell table:style-name="ce208" office:value-type="string" calcext:value-type="string">
            <text:p><text:a xlink:href="https://dspace.library.uu.nl/bitstream/handle/1874/383206/MBI%20Thesis%20Sabine%20Molenaar%20public%20version.pdf?sequence=2" xlink:type="simple">https://dspace.library.uu.nl/bitstream/handle/1874/383206/MBI%20Thesis%20Sabine%20Molenaar%20public%20version.pdf?sequence=2</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8</text:p>
          </table:table-cell>
          <table:table-cell table:style-name="ce196" office:value-type="string" calcext:value-type="string">
            <text:p>Software Architecture Best Practices for Enterprise Artificial Intelligence</text:p>
          </table:table-cell>
          <table:table-cell table:style-name="ce196" office:value-type="string" calcext:value-type="string">
            <text:p>En este artículo destacamos los obstáculos y mostramos las mejores prácticas sobre cómo los arquitectos pueden integrar la ciencia de datos y la IA en su entorno. Además, sugerimos un enfoque integrado que adapte las mejores prácticas tanto de la ciencia de datos como de DevOps.</text:p>
          </table:table-cell>
          <table:table-cell table:style-name="ce208" office:value-type="string" calcext:value-type="string">
            <text:p><text:a xlink:href="https://dl.gi.de/handle/20.500.12116/34722" xlink:type="simple">https://dl.gi.de/handle/20.500.12116/34722</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39</text:p>
          </table:table-cell>
          <table:table-cell table:style-name="ce196" office:value-type="string" calcext:value-type="string">
            <text:p>Software architecture based on a quality model to develop service oriented applications</text:p>
          </table:table-cell>
          <table:table-cell table:style-name="ce196" office:value-type="string" calcext:value-type="string">
            <text:p>Esta tesis describe de la literatura un conjunto de principios de diseño para mejorar la calidad en SOA.</text:p>
          </table:table-cell>
          <table:table-cell table:style-name="ce208" office:value-type="string" calcext:value-type="string">
            <text:p><text:a xlink:href="http://repositorio.ufu.br/handle/123456789/21334" xlink:type="simple">http://repositorio.ufu.br/handle/123456789/21334</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0</text:p>
          </table:table-cell>
          <table:table-cell table:style-name="ce196" office:value-type="string" calcext:value-type="string">
            <text:p>Incremental software architecture: a method for saving failing IT implementations</text:p>
          </table:table-cell>
          <table:table-cell table:style-name="ce196" office:value-type="string" calcext:value-type="string">
            <text:p>Book</text:p>
          </table:table-cell>
          <table:table-cell table:style-name="ce208" office:value-type="string" calcext:value-type="string">
            <text:p><text:a xlink:href="https://scholar.google.com/scholar?start=90&amp;q=intitle:(“teaching”+OR+“training”)+%2B+intitle:(“software+architecture)+%2B+(%22software+industry%22+OR+%22industrial%22)+%2B+course&amp;hl=en&amp;as_sdt=0,5&amp;as_ylo=2011&amp;as_yhi=2021" xlink:type="simple">https://scholar.google.com/scholar?start=90&amp;q=intitle:(%E2%80%9Cteaching%E2%80%9D+OR+%E2%80%9Ctraining%E2%80%9D)+%2B+intitle:(%E2%80%9Csoftware+architecture)+%2B+(%22software+industry%22+OR+%22industrial%22)+%2B+course&amp;hl=en&amp;as_sdt=0,5&amp;as_ylo=2011&amp;as_yhi=2021</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1</text:p>
          </table:table-cell>
          <table:table-cell table:style-name="ce203" office:value-type="string" calcext:value-type="string">
            <text:p><text:a xlink:href="https://books.google.com/books?hl=en&amp;lr=&amp;id=AUIwDwAAQBAJ&amp;oi=fnd&amp;pg=PP1&amp;dq=(“teaching”+OR+“training”)+%2B+(“software+architecture)+%2B+(%22software+industry%22+OR+%22industrial%22)+%2B+course&amp;ots=fslIey_Zzf&amp;sig=qRKvtDLqfKGfWDD4nelDuTY0aCg" xlink:type="simple">Software architecture with python</text:a></text:p>
          </table:table-cell>
          <table:table-cell table:style-name="ce196" office:value-type="string" calcext:value-type="string">
            <text:p>Book</text:p>
          </table:table-cell>
          <table:table-cell table:style-name="ce208" office:value-type="string" calcext:value-type="string">
            <text:p><text:a xlink:href="https://books.google.com/books?hl=en&amp;lr=&amp;id=AUIwDwAAQBAJ&amp;oi=fnd&amp;pg=PP1&amp;dq=(“teaching”+OR+“training”)+%2B+(“software+architecture)+%2B+(%22software+industry%22+OR+%22industrial%22)+%2B+course&amp;ots=fslIey_Zzf&amp;sig=qRKvtDLqfKGfWDD4nelDuTY0aCg" xlink:type="simple">https://books.google.com/books?hl=en&amp;lr=&amp;id=AUIwDwAAQBAJ&amp;oi=fnd&amp;pg=PP1&amp;dq=(%E2%80%9Cteaching%E2%80%9D+OR+%E2%80%9Ctraining%E2%80%9D)+%2B+(%E2%80%9Csoftware+architecture)+%2B+(%22software+industry%22+OR+%22industrial%22)+%2B+course&amp;ots=fslIey_Zzf&amp;sig=qRKvtDLqfKGfWDD4nelDuTY0aCg</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2</text:p>
          </table:table-cell>
          <table:table-cell table:style-name="ce196" office:value-type="string" calcext:value-type="string">
            <text:p>Usage-based chunking of Software Architecture information to assist information finding</text:p>
          </table:table-cell>
          <table:table-cell table:style-name="ce70" office:value-type="string" calcext:value-type="string">
            <text:p>Uno de los problemas clave con los Documentos de arquitectura de software (AD) 2 es la dificultad de encontrar la información que se requiere de ellos.</text:p>
          </table:table-cell>
          <table:table-cell table:style-name="ce208" office:value-type="string" calcext:value-type="string">
            <text:p><text:a xlink:href="https://www.sciencedirect.com/science/article/abs/pii/S0164121216301637" xlink:type="simple">https://www.sciencedirect.com/science/article/abs/pii/S0164121216301637</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3</text:p>
          </table:table-cell>
          <table:table-cell table:style-name="ce196" office:value-type="string" calcext:value-type="string">
            <text:p>Knowledge transfer in on-collocated software architecture development: From the perspective of analysts and software architects</text:p>
          </table:table-cell>
          <table:table-cell table:style-name="ce196" office:value-type="string" calcext:value-type="string">
            <text:p>Transferencia de K entre equipos</text:p>
          </table:table-cell>
          <table:table-cell table:style-name="ce208" office:value-type="string" calcext:value-type="string">
            <text:p><text:a xlink:href="http://repo.uum.edu.my/10938/" xlink:type="simple">http://repo.uum.edu.my/10938/</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4</text:p>
          </table:table-cell>
          <table:table-cell table:style-name="ce196" office:value-type="string" calcext:value-type="string">
            <text:p>On Software Architecture Processes and their Use in Practice</text:p>
          </table:table-cell>
          <table:table-cell table:style-name="ce70" office:value-type="string" calcext:value-type="string">
            <text:p>El desarrollo de la arquitectura de software no es una tarea trivial; Con este fin, se han propuesto varios métodos para tratar de sistematizar sus procesos relacionados para asegurar la previsibilidad, repetibilidad y alta calidad</text:p>
          </table:table-cell>
          <table:table-cell table:style-name="ce208" office:value-type="string" calcext:value-type="string">
            <text:p><text:a xlink:href="https://www.igi-global.com/chapter/on-software-architecture-processes-and-their-use-in-practice/100279" xlink:type="simple">https://www.igi-global.com/chapter/on-software-architecture-processes-and-their-use-in-practice/100279</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5</text:p>
          </table:table-cell>
          <table:table-cell table:style-name="ce196" office:value-type="string" calcext:value-type="string">
            <text:p>Operation‐based approach for documenting software architecture knowledge</text:p>
          </table:table-cell>
          <table:table-cell table:style-name="ce70" office:value-type="string" calcext:value-type="string">
            <text:p>oponemos aliviar este problema mediante la introducción de un modelo basado en operaciones para documentar los procesos de diseño de la arquitectura de software, que hace posible capturar el conocimiento arquitectónico de una manera no intrusiva a medida que se lleva a cabo el proceso de diseño.</text:p>
          </table:table-cell>
          <table:table-cell table:style-name="ce208" office:value-type="string" calcext:value-type="string">
            <text:p><text:a xlink:href="https://onlinelibrary.wiley.com/doi/abs/10.1111/exsy.12152" xlink:type="simple">https://onlinelibrary.wiley.com/doi/abs/10.1111/exsy.12152</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6</text:p>
          </table:table-cell>
          <table:table-cell table:style-name="ce196" office:value-type="string" calcext:value-type="string">
            <text:p>Sustainable Software Architecture: Analyze and Reduce Technical Debt</text:p>
          </table:table-cell>
          <table:table-cell table:style-name="ce196" office:value-type="string" calcext:value-type="string">
            <text:p>Book</text:p>
          </table:table-cell>
          <table:table-cell table:style-name="ce208" office:value-type="string" calcext:value-type="string">
            <text:p><text:a xlink:href="https://books.google.com/books?hl=en&amp;lr=&amp;id=38msDwAAQBAJ&amp;oi=fnd&amp;pg=PT13&amp;dq=(“teaching”+OR+“training”)+%2B+(“software+architecture)+%2B+(%22software+industry%22+OR+%22industrial%22)+%2B+course&amp;ots=Wd_1NK-Z8K&amp;sig=OIJf4A3hnbLJec01-pLY-wBZ-QI" xlink:type="simple">https://books.google.com/books?hl=en&amp;lr=&amp;id=38msDwAAQBAJ&amp;oi=fnd&amp;pg=PT13&amp;dq=(%E2%80%9Cteaching%E2%80%9D+OR+%E2%80%9Ctraining%E2%80%9D)+%2B+(%E2%80%9Csoftware+architecture)+%2B+(%22software+industry%22+OR+%22industrial%22)+%2B+course&amp;ots=Wd_1NK-Z8K&amp;sig=OIJf4A3hnbLJec01-pLY-wBZ-QI</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7</text:p>
          </table:table-cell>
          <table:table-cell table:style-name="ce196" office:value-type="string" calcext:value-type="string">
            <text:p>Non-functional requirements as drivers of software architecture design</text:p>
          </table:table-cell>
          <table:table-cell table:style-name="ce196" office:value-type="string" calcext:value-type="string">
            <text:p>En la presente tesis, el problema identificado fue la necesidad de soportar requisitos no funcionales en el diseño de la arquitectura de software, donde estos requisitos son los impulsores de la toma de decisiones arquitectónicas.</text:p>
          </table:table-cell>
          <table:table-cell table:style-name="ce208" office:value-type="string" calcext:value-type="string">
            <text:p><text:a xlink:href="https://upcommons.upc.edu/handle/2117/95316" xlink:type="simple">https://upcommons.upc.edu/handle/2117/95316</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8</text:p>
          </table:table-cell>
          <table:table-cell table:style-name="ce196" office:value-type="string" calcext:value-type="string">
            <text:p>Software Architecture for ML-based Systems: What Exists and What Lies Ahead</text:p>
          </table:table-cell>
          <table:table-cell table:style-name="ce196" office:value-type="string" calcext:value-type="string">
            <text:p>aprendizaje automático</text:p>
          </table:table-cell>
          <table:table-cell table:style-name="ce208" office:value-type="string" calcext:value-type="string">
            <text:p><text:a xlink:href="https://arxiv.org/abs/2103.07950" xlink:type="simple">https://arxiv.org/abs/2103.07950</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49</text:p>
          </table:table-cell>
          <table:table-cell table:style-name="ce196" office:value-type="string" calcext:value-type="string">
            <text:p>Versatile implementation of a hardware–software architecture for development and testing of brain–computer interfaces</text:p>
          </table:table-cell>
          <table:table-cell table:style-name="ce70" office:value-type="string" calcext:value-type="string">
            <text:p>interfaces cerebro-computadora (BCI)</text:p>
          </table:table-cell>
          <table:table-cell table:style-name="ce208" office:value-type="string" calcext:value-type="string">
            <text:p><text:a xlink:href="https://journals.sagepub.com/doi/full/10.1177/1729881420980256" xlink:type="simple">https://journals.sagepub.com/doi/full/10.1177/1729881420980256</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0</text:p>
          </table:table-cell>
          <table:table-cell table:style-name="ce203" office:value-type="string" calcext:value-type="string">
            <text:p><text:a xlink:href="https://books.google.com/books?hl=en&amp;lr=&amp;id=EbbxCgAAQBAJ&amp;oi=fnd&amp;pg=PT17&amp;dq=(“teaching”+OR+“training”)+%2B+(“software+architecture)+%2B+(%22software+industry%22+OR+%22industrial%22)+%2B+course&amp;ots=VEDPpWCG8Y&amp;sig=Ghhb5G2ixn1gY1K8mLLAL_Qgngo" xlink:type="simple">Practical software architecture: moving from system context to deployment</text:a></text:p>
          </table:table-cell>
          <table:table-cell table:style-name="ce196" office:value-type="string" calcext:value-type="string">
            <text:p>Book</text:p>
          </table:table-cell>
          <table:table-cell table:style-name="ce208" office:value-type="string" calcext:value-type="string">
            <text:p><text:a xlink:href="https://books.google.com/books?hl=en&amp;lr=&amp;id=EbbxCgAAQBAJ&amp;oi=fnd&amp;pg=PT17&amp;dq=(“teaching”+OR+“training”)+%2B+(“software+architecture)+%2B+(%22software+industry%22+OR+%22industrial%22)+%2B+course&amp;ots=VEDPpWCG8Y&amp;sig=Ghhb5G2ixn1gY1K8mLLAL_Qgngo" xlink:type="simple">https://books.google.com/books?hl=en&amp;lr=&amp;id=EbbxCgAAQBAJ&amp;oi=fnd&amp;pg=PT17&amp;dq=(%E2%80%9Cteaching%E2%80%9D+OR+%E2%80%9Ctraining%E2%80%9D)+%2B+(%E2%80%9Csoftware+architecture)+%2B+(%22software+industry%22+OR+%22industrial%22)+%2B+course&amp;ots=VEDPpWCG8Y&amp;sig=Ghhb5G2ixn1gY1K8mLLAL_Qgngo</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1</text:p>
          </table:table-cell>
          <table:table-cell table:style-name="ce203" office:value-type="string" calcext:value-type="string">
            <text:p><text:a xlink:href="https://books.google.com/books?hl=en&amp;lr=&amp;id=wKrdDwAAQBAJ&amp;oi=fnd&amp;pg=PR6&amp;dq=(“teaching”+OR+“training”)+%2B+(“software+architecture)+%2B+(%22software+industry%22+OR+%22industrial%22)+%2B+course&amp;ots=4vV70hd32L&amp;sig=VaZd6Z1F7yprU5OirvDZ7j_XPGE" xlink:type="simple">Getting Started with Enterprise Internet of Things: Design Approaches and Software Architecture Models</text:a></text:p>
          </table:table-cell>
          <table:table-cell table:style-name="ce196" office:value-type="string" calcext:value-type="string">
            <text:p>Book</text:p>
          </table:table-cell>
          <table:table-cell table:style-name="ce208" office:value-type="string" calcext:value-type="string">
            <text:p><text:a xlink:href="https://books.google.com/books?hl=en&amp;lr=&amp;id=wKrdDwAAQBAJ&amp;oi=fnd&amp;pg=PR6&amp;dq=(“teaching”+OR+“training”)+%2B+(“software+architecture)+%2B+(%22software+industry%22+OR+%22industrial%22)+%2B+course&amp;ots=4vV70hd32L&amp;sig=VaZd6Z1F7yprU5OirvDZ7j_XPGE" xlink:type="simple">https://books.google.com/books?hl=en&amp;lr=&amp;id=wKrdDwAAQBAJ&amp;oi=fnd&amp;pg=PR6&amp;dq=(%E2%80%9Cteaching%E2%80%9D+OR+%E2%80%9Ctraining%E2%80%9D)+%2B+(%E2%80%9Csoftware+architecture)+%2B+(%22software+industry%22+OR+%22industrial%22)+%2B+course&amp;ots=4vV70hd32L&amp;sig=VaZd6Z1F7yprU5OirvDZ7j_XPGE</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2</text:p>
          </table:table-cell>
          <table:table-cell table:style-name="ce196" office:value-type="string" calcext:value-type="string">
            <text:p>Requirements volatility in software architecture design: an exploratory case study</text:p>
          </table:table-cell>
          <table:table-cell table:style-name="ce196" office:value-type="string" calcext:value-type="string">
            <text:p>Volatilidad de los requisitos</text:p>
          </table:table-cell>
          <table:table-cell table:style-name="ce208" office:value-type="string" calcext:value-type="string">
            <text:p><text:a xlink:href="https://dl.acm.org/doi/abs/10.1145/3084100.3084105" xlink:type="simple">https://dl.acm.org/doi/abs/10.1145/3084100.3084105</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3</text:p>
          </table:table-cell>
          <table:table-cell table:style-name="ce196" office:value-type="string" calcext:value-type="string">
            <text:p>Knowledge representation of the software architecture design process based on situation calculus</text:p>
          </table:table-cell>
          <table:table-cell table:style-name="ce196" office:value-type="string" calcext:value-type="string">
            <text:p>Herramienta asistida por computador</text:p>
          </table:table-cell>
          <table:table-cell table:style-name="ce208" office:value-type="string" calcext:value-type="string">
            <text:p><text:a xlink:href="https://onlinelibrary.wiley.com/doi/full/10.1111/j.1468-0394.2012.00620.x" xlink:type="simple">https://onlinelibrary.wiley.com/doi/full/10.1111/j.1468-0394.2012.00620.x</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4</text:p>
          </table:table-cell>
          <table:table-cell table:style-name="ce196" office:value-type="string" calcext:value-type="string">
            <text:p>On the historical semantics of the notion of software architecture</text:p>
          </table:table-cell>
          <table:table-cell table:style-name="ce70" office:value-type="string" calcext:value-type="string">
            <text:p>Este artículo muestra que hay dos escuelas de pensamiento en arquitectura de software, a saber, una material-sustancialista y una formal-estructuralista.</text:p>
          </table:table-cell>
          <table:table-cell table:style-name="ce208" office:value-type="string" calcext:value-type="string">
            <text:p><text:a xlink:href="https://journals.co.za/doi/abs/10.10520/EJC152785" xlink:type="simple">https://journals.co.za/doi/abs/10.10520/EJC152785</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5</text:p>
          </table:table-cell>
          <table:table-cell table:style-name="ce196" office:value-type="string" calcext:value-type="string">
            <text:p>On practicalities of identifying and implementing a suitable software architecture for a typical deep learning data science project</text:p>
          </table:table-cell>
          <table:table-cell table:style-name="ce70" office:value-type="string" calcext:value-type="string">
            <text:p>Esta tesis describe qué fases tiene un proyecto típico de aprendizaje profundo y qué herramientas se pueden utilizar para implementarlo.</text:p>
          </table:table-cell>
          <table:table-cell table:style-name="ce208" office:value-type="string" calcext:value-type="string">
            <text:p><text:a xlink:href="https://jyx.jyu.fi/handle/123456789/65188" xlink:type="simple">https://jyx.jyu.fi/handle/123456789/65188</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6</text:p>
          </table:table-cell>
          <table:table-cell table:style-name="ce203" office:value-type="string" calcext:value-type="string">
            <text:p><text:a xlink:href="https://researchspace.auckland.ac.nz/handle/2292/22565" xlink:type="simple">Supporting Information Searching in Software Architecture Documents</text:a></text:p>
          </table:table-cell>
          <table:table-cell table:style-name="ce196" office:value-type="string" calcext:value-type="string">
            <text:p>No aporta</text:p>
          </table:table-cell>
          <table:table-cell table:style-name="ce208" office:value-type="string" calcext:value-type="string">
            <text:p><text:a xlink:href="https://researchspace.auckland.ac.nz/handle/2292/22565" xlink:type="simple">https://researchspace.auckland.ac.nz/handle/2292/22565</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7</text:p>
          </table:table-cell>
          <table:table-cell table:style-name="ce203" office:value-type="string" calcext:value-type="string">
            <text:p><text:a xlink:href="https://ieeexplore.ieee.org/abstract/document/8928430/" xlink:type="simple">Development of Software Architecture for Automated Systems of Tunnel Construction Based on Jet Grouting Technology</text:a></text:p>
          </table:table-cell>
          <table:table-cell table:style-name="ce196" office:value-type="string" calcext:value-type="string">
            <text:p>No aporta</text:p>
          </table:table-cell>
          <table:table-cell table:style-name="ce208" office:value-type="string" calcext:value-type="string">
            <text:p><text:a xlink:href="https://ieeexplore.ieee.org/abstract/document/8928430/" xlink:type="simple">https://ieeexplore.ieee.org/abstract/document/8928430/</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8</text:p>
          </table:table-cell>
          <table:table-cell table:style-name="ce196" office:value-type="string" calcext:value-type="string">
            <text:p>Accident analysis of software architecture in high -reliability systems: Space Based Infrared System software problems</text:p>
          </table:table-cell>
          <table:table-cell table:style-name="ce196" office:value-type="string" calcext:value-type="string">
            <text:p>No aporta</text:p>
          </table:table-cell>
          <table:table-cell table:style-name="ce208" office:value-type="string" calcext:value-type="string">
            <text:p><text:a xlink:href="http://theses.gla.ac.uk/8622/" xlink:type="simple">http://theses.gla.ac.uk/8622/</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59</text:p>
          </table:table-cell>
          <table:table-cell table:style-name="ce203" office:value-type="string" calcext:value-type="string">
            <text:p><text:a xlink:href="https://www.sae.org/publications/technical-papers/content/2021-01-0073/" xlink:type="simple">System Architecture Design Suitable for Automated Driving Vehicle: Hardware Configuration and Software Architecture Design</text:a></text:p>
          </table:table-cell>
          <table:table-cell table:style-name="ce196" office:value-type="string" calcext:value-type="string">
            <text:p>No aporta</text:p>
          </table:table-cell>
          <table:table-cell table:style-name="ce208" office:value-type="string" calcext:value-type="string">
            <text:p><text:a xlink:href="https://www.sae.org/publications/technical-papers/content/2021-01-0073/" xlink:type="simple">https://www.sae.org/publications/technical-papers/content/2021-01-0073/</text:a></text:p>
          </table:table-cell>
          <table:table-cell table:style-name="ce191" office:value-type="float" office:value="2021" calcext:value-type="float">
            <text:p>202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0</text:p>
          </table:table-cell>
          <table:table-cell table:style-name="ce203" office:value-type="string" calcext:value-type="string">
            <text:p><text:a xlink:href="https://repositorio.grial.eu/bitstream/grial/655/1/10.1109@RITA.2016.2589719.pdf" xlink:type="simple">Usalpharma: A Software Architecture to Support Learning in Virtual Worlds</text:a></text:p>
          </table:table-cell>
          <table:table-cell table:style-name="ce196" office:value-type="string" calcext:value-type="string">
            <text:p>No aporta</text:p>
          </table:table-cell>
          <table:table-cell table:style-name="ce208" office:value-type="string" calcext:value-type="string">
            <text:p><text:a xlink:href="https://repositorio.grial.eu/bitstream/grial/655/1/10.1109@RITA.2016.2589719.pdf" xlink:type="simple">https://repositorio.grial.eu/bitstream/grial/655/1/10.1109@RITA.2016.2589719.pdf</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1</text:p>
          </table:table-cell>
          <table:table-cell table:style-name="ce203" office:value-type="string" calcext:value-type="string">
            <text:p><text:a xlink:href="http://cmnt.lv/en/on-line-journal/2014/2014-volume-18-9" xlink:type="simple">Distributed systems software architecture modelling and research methods PDF</text:a></text:p>
          </table:table-cell>
          <table:table-cell table:style-name="ce196" office:value-type="string" calcext:value-type="string">
            <text:p>Por lo tanto, cómo mejorar la calidad y eficiencia del desarrollo de sistemas distribuidos mediante el uso de arquitectura de software, y garantizar el mantenimiento del sistema y la evolución del espacio son la clave para desarrollar sistemas distribuidos, también el núcleo de este estudio</text:p>
          </table:table-cell>
          <table:table-cell table:style-name="ce208" office:value-type="string" calcext:value-type="string">
            <text:p><text:a xlink:href="http://cmnt.lv/upload-files/ns_39art01_CMNT1804-88_BHS_Zhao.pdf" xlink:type="simple">http://cmnt.lv/upload-files/ns_39art01_CMNT1804-88_BHS_Zhao.pdf</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2</text:p>
          </table:table-cell>
          <table:table-cell table:style-name="ce196" office:value-type="string" calcext:value-type="string">
            <text:p>Connecting research and practice: an experience report on research infusion with software architecture visualization and evaluation</text:p>
          </table:table-cell>
          <table:table-cell table:style-name="ce196" office:value-type="string" calcext:value-type="string">
            <text:p>Este documento describe la tecnología SAVE seguida de una descripción de la infusión de SAVE en JHU / APL y los otros proyectos que siguieron, así como el proyecto de investigación y desarrollo Dynamic SAVE recién iniciad</text:p>
          </table:table-cell>
          <table:table-cell table:style-name="ce208" office:value-type="string" calcext:value-type="string">
            <text:p><text:a xlink:href="https://link.springer.com/article/10.1007/s11334-010-0135-y" xlink:type="simple">https://link.springer.com/article/10.1007/s11334-010-0135-y</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3</text:p>
          </table:table-cell>
          <table:table-cell table:style-name="ce196" office:value-type="string" calcext:value-type="string">
            <text:p>Optimizing Knowledge-based Software Architecture Designs Using Genetic Algorithms</text:p>
          </table:table-cell>
          <table:table-cell table:style-name="ce196" office:value-type="string" calcext:value-type="string">
            <text:p>No aporta</text:p>
          </table:table-cell>
          <table:table-cell table:style-name="ce208" office:value-type="string" calcext:value-type="string">
            <text:p><text:a xlink:href="https://search.proquest.com/openview/5850ecc63b8c9e0cae398c84037c3a38/1?pq-origsite=gscholar&amp;cbl=25782" xlink:type="simple">https://search.proquest.com/openview/5850ecc63b8c9e0cae398c84037c3a38/1?pq-origsite=gscholar&amp;cbl=25782</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4</text:p>
          </table:table-cell>
          <table:table-cell table:style-name="ce203" office:value-type="string" calcext:value-type="string">
            <text:p><text:a xlink:href="http://courses.cecs.anu.edu.au/courses/CSPROJECTS/19S1/reports/u5832581_report.pdf" xlink:type="simple">An Augmented Reality Software Architecture for Information Retrieval</text:a></text:p>
          </table:table-cell>
          <table:table-cell table:style-name="ce196" office:value-type="string" calcext:value-type="string">
            <text:p>No aporta</text:p>
          </table:table-cell>
          <table:table-cell table:style-name="ce208" office:value-type="string" calcext:value-type="string">
            <text:p><text:a xlink:href="http://courses.cecs.anu.edu.au/courses/CSPROJECTS/19S1/reports/u5832581_report.pdf" xlink:type="simple">http://courses.cecs.anu.edu.au/courses/CSPROJECTS/19S1/reports/u5832581_report.pdf</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5</text:p>
          </table:table-cell>
          <table:table-cell table:style-name="ce203" office:value-type="string" calcext:value-type="string">
            <text:p><text:a xlink:href="https://ieeexplore.ieee.org/abstract/document/6649900/" xlink:type="simple">A software architecture for high-level development of component-based distributed virtual reality systems</text:a></text:p>
          </table:table-cell>
          <table:table-cell table:style-name="ce196" office:value-type="string" calcext:value-type="string">
            <text:p>No aporta</text:p>
          </table:table-cell>
          <table:table-cell table:style-name="ce208" office:value-type="string" calcext:value-type="string">
            <text:p><text:a xlink:href="https://ieeexplore.ieee.org/abstract/document/6649900/" xlink:type="simple">https://ieeexplore.ieee.org/abstract/document/6649900/</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6</text:p>
          </table:table-cell>
          <table:table-cell table:style-name="ce203" office:value-type="string" calcext:value-type="string">
            <text:p><text:a xlink:href="https://www.politesi.polimi.it/handle/10589/114567" xlink:type="simple">A software architecture framework for model-driven big data applications</text:a></text:p>
          </table:table-cell>
          <table:table-cell table:style-name="ce196" office:value-type="string" calcext:value-type="string">
            <text:p>No aporta</text:p>
          </table:table-cell>
          <table:table-cell table:style-name="ce208" office:value-type="string" calcext:value-type="string">
            <text:p><text:a xlink:href="https://www.politesi.polimi.it/handle/10589/114567" xlink:type="simple">https://www.politesi.polimi.it/handle/10589/114567</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7</text:p>
          </table:table-cell>
          <table:table-cell table:style-name="ce203" office:value-type="string" calcext:value-type="string">
            <text:p><text:a xlink:href="https://hal.archives-ouvertes.fr/tel-01917775/" xlink:type="simple">Style and Meta-Style: Another way to reuse Software Architecture Evolution</text:a></text:p>
          </table:table-cell>
          <table:table-cell table:style-name="ce196" office:value-type="string" calcext:value-type="string">
            <text:p>No aporta</text:p>
          </table:table-cell>
          <table:table-cell table:style-name="ce208" office:value-type="string" calcext:value-type="string">
            <text:p><text:a xlink:href="https://hal.archives-ouvertes.fr/tel-01917775/" xlink:type="simple">https://hal.archives-ouvertes.fr/tel-0191777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8</text:p>
          </table:table-cell>
          <table:table-cell table:style-name="ce203" office:value-type="string" calcext:value-type="string">
            <text:p><text:a xlink:href="https://books.google.com/books?hl=en&amp;lr=&amp;id=Dlp2DAAAQBAJ&amp;oi=fnd&amp;pg=PT5&amp;dq=(“teaching”+OR+“training”)+%2B+(“software+architecture)+%2B+(%22software+industry%22+OR+%22industrial%22)+%2B+course&amp;ots=ndDodoLfQJ&amp;sig=6iXzGpdVYHFDTd4Wivl2dOqdfKs" xlink:type="simple">Agile Software Architecture: Chapter 13. Building a Platform for Innovation: Architecture and Agile as Key Enablers</text:a></text:p>
          </table:table-cell>
          <table:table-cell table:style-name="ce196" office:value-type="string" calcext:value-type="string">
            <text:p>Book</text:p>
          </table:table-cell>
          <table:table-cell table:style-name="ce208" office:value-type="string" calcext:value-type="string">
            <text:p><text:a xlink:href="https://books.google.com/books?hl=en&amp;lr=&amp;id=Dlp2DAAAQBAJ&amp;oi=fnd&amp;pg=PT5&amp;dq=(“teaching”+OR+“training”)+%2B+(“software+architecture)+%2B+(%22software+industry%22+OR+%22industrial%22)+%2B+course&amp;ots=ndDodoLfQJ&amp;sig=6iXzGpdVYHFDTd4Wivl2dOqdfKs" xlink:type="simple">https://books.google.com/books?hl=en&amp;lr=&amp;id=Dlp2DAAAQBAJ&amp;oi=fnd&amp;pg=PT5&amp;dq=(%E2%80%9Cteaching%E2%80%9D+OR+%E2%80%9Ctraining%E2%80%9D)+%2B+(%E2%80%9Csoftware+architecture)+%2B+(%22software+industry%22+OR+%22industrial%22)+%2B+course&amp;ots=ndDodoLfQJ&amp;sig=6iXzGpdVYHFDTd4Wivl2dOqdfKs</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69</text:p>
          </table:table-cell>
          <table:table-cell table:style-name="ce203" office:value-type="string" calcext:value-type="string">
            <text:p><text:a xlink:href="http://www.ivanomalavolta.com/files/papers/IvanoMalavoltaPhDThesisLight.pdf" xlink:type="simple">Software Architecture Modeling by Reuse, Composition and Customization</text:a></text:p>
          </table:table-cell>
          <table:table-cell table:style-name="ce196" office:value-type="string" calcext:value-type="string">
            <text:p>No aporta</text:p>
          </table:table-cell>
          <table:table-cell table:style-name="ce208" office:value-type="string" calcext:value-type="string">
            <text:p><text:a xlink:href="http://www.ivanomalavolta.com/files/papers/IvanoMalavoltaPhDThesisLight.pdf" xlink:type="simple">http://www.ivanomalavolta.com/files/papers/IvanoMalavoltaPhDThesisLight.pdf</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0</text:p>
          </table:table-cell>
          <table:table-cell table:style-name="ce203" office:value-type="string" calcext:value-type="string">
            <text:p><text:a xlink:href="https://en.cnki.com.cn/Article_en/CJFDTotal-WJFZ201209039.htm" xlink:type="simple">Software Architecture Design of Engine Valves Size Measurement System Based on .NET</text:a></text:p>
          </table:table-cell>
          <table:table-cell table:style-name="ce196" office:value-type="string" calcext:value-type="string">
            <text:p>No aporta</text:p>
          </table:table-cell>
          <table:table-cell table:style-name="ce208" office:value-type="string" calcext:value-type="string">
            <text:p><text:a xlink:href="https://en.cnki.com.cn/Article_en/CJFDTotal-WJFZ201209039.htm" xlink:type="simple">https://en.cnki.com.cn/Article_en/CJFDTotal-WJFZ201209039.htm</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1</text:p>
          </table:table-cell>
          <table:table-cell table:style-name="ce203" office:value-type="string" calcext:value-type="string">
            <text:p><text:a xlink:href="https://nova.newcastle.edu.au/vital/access/services/Download/uon:32877/ATTACHMENT01" xlink:type="simple">Software Architecture and Computer Vision for Resource Constrained Robotics</text:a></text:p>
          </table:table-cell>
          <table:table-cell table:style-name="ce196" office:value-type="string" calcext:value-type="string">
            <text:p>No aporta</text:p>
          </table:table-cell>
          <table:table-cell table:style-name="ce208" office:value-type="string" calcext:value-type="string">
            <text:p><text:a xlink:href="https://nova.newcastle.edu.au/vital/access/services/Download/uon:32877/ATTACHMENT01" xlink:type="simple">https://nova.newcastle.edu.au/vital/access/services/Download/uon:32877/ATTACHMENT01</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2</text:p>
          </table:table-cell>
          <table:table-cell table:style-name="ce203" office:value-type="string" calcext:value-type="string">
            <text:p><text:a xlink:href="https://www.inderscienceonline.com/doi/abs/10.1504/IJKL.2017.088181" xlink:type="simple">An ontology-driven software product line architecture for developing gamified intelligent tutoring systems</text:a></text:p>
          </table:table-cell>
          <table:table-cell table:style-name="ce196" office:value-type="string" calcext:value-type="string">
            <text:p>No aporta</text:p>
          </table:table-cell>
          <table:table-cell table:style-name="ce208" office:value-type="string" calcext:value-type="string">
            <text:p><text:a xlink:href="https://www.inderscienceonline.com/doi/abs/10.1504/IJKL.2017.088181" xlink:type="simple">https://www.inderscienceonline.com/doi/abs/10.1504/IJKL.2017.088181</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3</text:p>
          </table:table-cell>
          <table:table-cell table:style-name="ce203" office:value-type="string" calcext:value-type="string">
            <text:p><text:a xlink:href="https://dspace.library.uu.nl/handle/1874/393389" xlink:type="simple">Capturing Software Architecture Design Rationale Through Decision Stories</text:a></text:p>
          </table:table-cell>
          <table:table-cell table:style-name="ce196" office:value-type="string" calcext:value-type="string">
            <text:p>No aporta</text:p>
          </table:table-cell>
          <table:table-cell table:style-name="ce208" office:value-type="string" calcext:value-type="string">
            <text:p><text:a xlink:href="https://dspace.library.uu.nl/handle/1874/393389" xlink:type="simple">https://dspace.library.uu.nl/handle/1874/393389</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4</text:p>
          </table:table-cell>
          <table:table-cell table:style-name="ce203" office:value-type="string" calcext:value-type="string">
            <text:p><text:a xlink:href="https://repository.uel.ac.uk/item/851q5" xlink:type="simple">Representing Variability in Software Architecture</text:a></text:p>
          </table:table-cell>
          <table:table-cell table:style-name="ce196" office:value-type="string" calcext:value-type="string">
            <text:p>No aporta</text:p>
          </table:table-cell>
          <table:table-cell table:style-name="ce208" office:value-type="string" calcext:value-type="string">
            <text:p><text:a xlink:href="https://repository.uel.ac.uk/item/851q5" xlink:type="simple">https://repository.uel.ac.uk/item/851q5</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5</text:p>
          </table:table-cell>
          <table:table-cell table:style-name="ce203" office:value-type="string" calcext:value-type="string">
            <text:p><text:a xlink:href="https://link.springer.com/chapter/10.1007/978-3-642-23798-0_15" xlink:type="simple">Design and evaluation of a process for identifying architecture patterns in open source software</text:a></text:p>
          </table:table-cell>
          <table:table-cell table:style-name="ce196" office:value-type="string" calcext:value-type="string">
            <text:p>No aporta</text:p>
          </table:table-cell>
          <table:table-cell table:style-name="ce208" office:value-type="string" calcext:value-type="string">
            <text:p><text:a xlink:href="https://link.springer.com/chapter/10.1007/978-3-642-23798-0_15" xlink:type="simple">https://link.springer.com/chapter/10.1007/978-3-642-23798-0_15</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6</text:p>
          </table:table-cell>
          <table:table-cell table:style-name="ce203" office:value-type="string" calcext:value-type="string">
            <text:p><text:a xlink:href="https://www.researchgate.net/profile/Konstantinos_Tselios/publication/259451430_Two_empirical_studies_on_decision-making_processes_in_software_architecture/links/0deec52bac21051d9b000000/Two-empirical-studies-on-decision-making-processes-in-software-architecture.pdf" xlink:type="simple">Two Empirical Studies on Decision-making Pro-cesses in Software Architecture</text:a></text:p>
          </table:table-cell>
          <table:table-cell table:style-name="ce196" office:value-type="string" calcext:value-type="string">
            <text:p>No aporta</text:p>
          </table:table-cell>
          <table:table-cell table:style-name="ce208" office:value-type="string" calcext:value-type="string">
            <text:p><text:a xlink:href="https://www.researchgate.net/profile/Konstantinos_Tselios/publication/259451430_Two_empirical_studies_on_decision-making_processes_in_software_architecture/links/0deec52bac21051d9b000000/Two-empirical-studies-on-decision-making-processes-in-software-architecture.pdf" xlink:type="simple">https://www.researchgate.net/profile/Konstantinos_Tselios/publication/259451430_Two_empirical_studies_on_decision-making_processes_in_software_architecture/links/0deec52bac21051d9b000000/Two-empirical-studies-on-decision-making-processes-in-software-architecture.pdf</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7</text:p>
          </table:table-cell>
          <table:table-cell table:style-name="ce203" office:value-type="string" calcext:value-type="string">
            <text:p><text:a xlink:href="https://books.google.com/books?hl=en&amp;lr=&amp;id=sEN1DAAAQBAJ&amp;oi=fnd&amp;pg=PT6&amp;dq=(“teaching”+OR+“training”)+%2B+(“software+architecture)+%2B+(%22software+industry%22+OR+%22industrial%22)+%2B+course&amp;ots=gE2ku2LNUE&amp;sig=ct_LefcDf9AburIWn7cfetNhQ98" xlink:type="simple">Agile Software Architecture: Chapter 9. Bridging User Stories and Software Architecture: A Tailored Scrum for Agile Architecting</text:a></text:p>
          </table:table-cell>
          <table:table-cell table:style-name="ce196" office:value-type="string" calcext:value-type="string">
            <text:p>No aporta</text:p>
          </table:table-cell>
          <table:table-cell table:style-name="ce208" office:value-type="string" calcext:value-type="string">
            <text:p><text:a xlink:href="https://books.google.com/books?hl=en&amp;lr=&amp;id=sEN1DAAAQBAJ&amp;oi=fnd&amp;pg=PT6&amp;dq=(“teaching”+OR+“training”)+%2B+(“software+architecture)+%2B+(%22software+industry%22+OR+%22industrial%22)+%2B+course&amp;ots=gE2ku2LNUE&amp;sig=ct_LefcDf9AburIWn7cfetNhQ98" xlink:type="simple">https://books.google.com/books?hl=en&amp;lr=&amp;id=sEN1DAAAQBAJ&amp;oi=fnd&amp;pg=PT6&amp;dq=(%E2%80%9Cteaching%E2%80%9D+OR+%E2%80%9Ctraining%E2%80%9D)+%2B+(%E2%80%9Csoftware+architecture)+%2B+(%22software+industry%22+OR+%22industrial%22)+%2B+course&amp;ots=gE2ku2LNUE&amp;sig=ct_LefcDf9AburIWn7cfetNhQ98</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8</text:p>
          </table:table-cell>
          <table:table-cell table:style-name="ce203" office:value-type="string" calcext:value-type="string">
            <text:p><text:a xlink:href="https://ir.library.oregonstate.edu/concern/honors_college_theses/fb494b29h" xlink:type="simple">Designing for the Future: A Generalized Software Architecture for Virtual Labs</text:a></text:p>
          </table:table-cell>
          <table:table-cell table:style-name="ce196" office:value-type="string" calcext:value-type="string">
            <text:p>No aporta</text:p>
          </table:table-cell>
          <table:table-cell table:style-name="ce208" office:value-type="string" calcext:value-type="string">
            <text:p><text:a xlink:href="https://ir.library.oregonstate.edu/concern/honors_college_theses/fb494b29h" xlink:type="simple">https://ir.library.oregonstate.edu/concern/honors_college_theses/fb494b29h</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79</text:p>
          </table:table-cell>
          <table:table-cell table:style-name="ce203" office:value-type="string" calcext:value-type="string">
            <text:p><text:a xlink:href="https://www.sciencedirect.com/science/article/pii/S0957417412003119" xlink:type="simple">A framework for user-centric model for evaluating the performance of distributed software system architecture</text:a></text:p>
          </table:table-cell>
          <table:table-cell table:style-name="ce196" office:value-type="string" calcext:value-type="string">
            <text:p>No aporta</text:p>
          </table:table-cell>
          <table:table-cell table:style-name="ce208" office:value-type="string" calcext:value-type="string">
            <text:p><text:a xlink:href="https://www.sciencedirect.com/science/article/pii/S0957417412003119" xlink:type="simple">https://www.sciencedirect.com/science/article/pii/S095741741200311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0</text:p>
          </table:table-cell>
          <table:table-cell table:style-name="ce203" office:value-type="string" calcext:value-type="string">
            <text:p><text:a xlink:href="https://apps.dtic.mil/sti/citations/AD1029746" xlink:type="simple">Software architecture for anti-submarine warfare unmanned surface vehicles</text:a></text:p>
          </table:table-cell>
          <table:table-cell table:style-name="ce196" office:value-type="string" calcext:value-type="string">
            <text:p>No aporta</text:p>
          </table:table-cell>
          <table:table-cell table:style-name="ce208" office:value-type="string" calcext:value-type="string">
            <text:p><text:a xlink:href="https://apps.dtic.mil/sti/citations/AD1029746" xlink:type="simple">https://apps.dtic.mil/sti/citations/AD1029746</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1</text:p>
          </table:table-cell>
          <table:table-cell table:style-name="ce203" office:value-type="string" calcext:value-type="string">
            <text:p><text:a xlink:href="https://apps.dtic.mil/sti/citations/ADA552260" xlink:type="simple">A quantitative model for assessing visual simulation software architecture</text:a></text:p>
          </table:table-cell>
          <table:table-cell table:style-name="ce196" office:value-type="string" calcext:value-type="string">
            <text:p>No aporta</text:p>
          </table:table-cell>
          <table:table-cell table:style-name="ce208" office:value-type="string" calcext:value-type="string">
            <text:p><text:a xlink:href="https://apps.dtic.mil/sti/citations/ADA552260" xlink:type="simple">https://apps.dtic.mil/sti/citations/ADA552260</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2</text:p>
          </table:table-cell>
          <table:table-cell table:style-name="ce203" office:value-type="string" calcext:value-type="string">
            <text:p><text:a xlink:href="https://search.proquest.com/openview/1689a8ea878ec1d8d72b406b463ea1cf/1?pq-origsite=gscholar&amp;cbl=18750&amp;diss=y" xlink:type="simple">MMixte: A Software Architecture for Live Electronics with Acoustic Instruments: Exemplary Application Cases</text:a></text:p>
          </table:table-cell>
          <table:table-cell table:style-name="ce196" office:value-type="string" calcext:value-type="string">
            <text:p>No aporta</text:p>
          </table:table-cell>
          <table:table-cell table:style-name="ce208" office:value-type="string" calcext:value-type="string">
            <text:p><text:a xlink:href="https://search.proquest.com/openview/1689a8ea878ec1d8d72b406b463ea1cf/1?pq-origsite=gscholar&amp;cbl=18750&amp;diss=y" xlink:type="simple">https://search.proquest.com/openview/1689a8ea878ec1d8d72b406b463ea1cf/1?pq-origsite=gscholar&amp;cbl=18750&amp;diss=y</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3</text:p>
          </table:table-cell>
          <table:table-cell table:style-name="ce203" office:value-type="string" calcext:value-type="string">
            <text:p><text:a xlink:href="https://www.depositonce.tu-berlin.de/handle/11303/3061" xlink:type="simple">Double-Anchored Software Architecture for Wireless Sensor Networks</text:a></text:p>
          </table:table-cell>
          <table:table-cell table:style-name="ce196" office:value-type="string" calcext:value-type="string">
            <text:p>No aporta</text:p>
          </table:table-cell>
          <table:table-cell table:style-name="ce208" office:value-type="string" calcext:value-type="string">
            <text:p><text:a xlink:href="https://www.depositonce.tu-berlin.de/handle/11303/3061" xlink:type="simple">https://www.depositonce.tu-berlin.de/handle/11303/3061</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4</text:p>
          </table:table-cell>
          <table:table-cell table:style-name="ce203" office:value-type="string" calcext:value-type="string">
            <text:p><text:a xlink:href="https://nardus.mpn.gov.rs/handle/123456789/10443" xlink:type="simple">Model-Driven Software Architecture for the Management of Educational Resources Metadata</text:a></text:p>
          </table:table-cell>
          <table:table-cell table:style-name="ce196" office:value-type="string" calcext:value-type="string">
            <text:p>No aporta</text:p>
          </table:table-cell>
          <table:table-cell table:style-name="ce208" office:value-type="string" calcext:value-type="string">
            <text:p><text:a xlink:href="https://nardus.mpn.gov.rs/handle/123456789/10443" xlink:type="simple">https://nardus.mpn.gov.rs/handle/123456789/10443</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5</text:p>
          </table:table-cell>
          <table:table-cell table:style-name="ce203" office:value-type="string" calcext:value-type="string">
            <text:p><text:a xlink:href="http://publications.lib.chalmers.se/records/fulltext/143672.pdf" xlink:type="simple">Multi-agent systems-an approach to design and implement applicable software architecture, world modeling, and decision making</text:a></text:p>
          </table:table-cell>
          <table:table-cell table:style-name="ce196" office:value-type="string" calcext:value-type="string">
            <text:p>No aporta</text:p>
          </table:table-cell>
          <table:table-cell table:style-name="ce208" office:value-type="string" calcext:value-type="string">
            <text:p><text:a xlink:href="http://publications.lib.chalmers.se/records/fulltext/143672.pdf" xlink:type="simple">http://publications.lib.chalmers.se/records/fulltext/143672.pdf</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6</text:p>
          </table:table-cell>
          <table:table-cell table:style-name="ce203" office:value-type="string" calcext:value-type="string">
            <text:p><text:a xlink:href="https://search.proquest.com/openview/e70f294625a0873a76a595b04b90c215/1?pq-origsite=gscholar&amp;cbl=18750&amp;diss=y" xlink:type="simple">Domain specific software architecture for large-scale scientific software</text:a></text:p>
          </table:table-cell>
          <table:table-cell table:style-name="ce196" office:value-type="string" calcext:value-type="string">
            <text:p>No aporta</text:p>
          </table:table-cell>
          <table:table-cell table:style-name="ce208" office:value-type="string" calcext:value-type="string">
            <text:p><text:a xlink:href="https://search.proquest.com/openview/e70f294625a0873a76a595b04b90c215/1?pq-origsite=gscholar&amp;cbl=18750&amp;diss=y" xlink:type="simple">https://search.proquest.com/openview/e70f294625a0873a76a595b04b90c215/1?pq-origsite=gscholar&amp;cbl=18750&amp;diss=y</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7</text:p>
          </table:table-cell>
          <table:table-cell table:style-name="ce203" office:value-type="string" calcext:value-type="string">
            <text:p><text:a xlink:href="https://repositum.tuwien.at/handle/20.500.12708/7048" xlink:type="simple">development of a flexible software architecture for metrology research and education from a distance</text:a></text:p>
          </table:table-cell>
          <table:table-cell table:style-name="ce196" office:value-type="string" calcext:value-type="string">
            <text:p>No aporta</text:p>
          </table:table-cell>
          <table:table-cell table:style-name="ce208" office:value-type="string" calcext:value-type="string">
            <text:p><text:a xlink:href="https://repositum.tuwien.at/handle/20.500.12708/7048" xlink:type="simple">https://repositum.tuwien.at/handle/20.500.12708/7048</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8</text:p>
          </table:table-cell>
          <table:table-cell table:style-name="ce203" office:value-type="string" calcext:value-type="string">
            <text:p><text:a xlink:href="https://d-nb.info/1177239914/34" xlink:type="simple">Bringing a Humanoid Robot Closer to Human Versatility: Hard Realtime Software Architecture and Deep Learning Based Tactile Sensing</text:a></text:p>
          </table:table-cell>
          <table:table-cell table:style-name="ce196" office:value-type="string" calcext:value-type="string">
            <text:p>No aporta</text:p>
          </table:table-cell>
          <table:table-cell table:style-name="ce208" office:value-type="string" calcext:value-type="string">
            <text:p><text:a xlink:href="https://d-nb.info/1177239914/34" xlink:type="simple">https://d-nb.info/1177239914/34</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89</text:p>
          </table:table-cell>
          <table:table-cell table:style-name="ce203" office:value-type="string" calcext:value-type="string">
            <text:p><text:a xlink:href="https://dl.acm.org/doi/abs/10.1145/3129790.3129823" xlink:type="simple">The female contribution in architecting a set of tools for a formal method: role of women in software architecture</text:a></text:p>
          </table:table-cell>
          <table:table-cell table:style-name="ce196" office:value-type="string" calcext:value-type="string">
            <text:p>No aporta</text:p>
          </table:table-cell>
          <table:table-cell table:style-name="ce208" office:value-type="string" calcext:value-type="string">
            <text:p><text:a xlink:href="https://dl.acm.org/doi/abs/10.1145/3129790.3129823" xlink:type="simple">https://dl.acm.org/doi/abs/10.1145/3129790.312982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0</text:p>
          </table:table-cell>
          <table:table-cell table:style-name="ce204" office:value-type="string" calcext:value-type="string">
            <text:p><text:a xlink:href="https://digibuo.uniovi.es/dspace/handle/10651/12839" xlink:type="simple">Voice Interactive Classroom, a service-oriented software architecture to enable cross-platform multi-channel access to Internet-based learning</text:a></text:p>
          </table:table-cell>
          <table:table-cell table:style-name="ce196" office:value-type="string" calcext:value-type="string">
            <text:p>No aporta</text:p>
          </table:table-cell>
          <table:table-cell table:style-name="ce208" office:value-type="string" calcext:value-type="string">
            <text:p><text:a xlink:href="https://digibuo.uniovi.es/dspace/handle/10651/12839" xlink:type="simple">https://digibuo.uniovi.es/dspace/handle/10651/12839</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1</text:p>
          </table:table-cell>
          <table:table-cell table:style-name="ce204" office:value-type="string" calcext:value-type="string">
            <text:p><text:a xlink:href="http://csus-dspace.calstate.edu/handle/10211.9/945" xlink:type="simple">Software architecture recovery method (SARM) with a case study on a medium-sized web site accessibility assessment tool</text:a></text:p>
          </table:table-cell>
          <table:table-cell table:style-name="ce196" office:value-type="string" calcext:value-type="string">
            <text:p>No aporta</text:p>
          </table:table-cell>
          <table:table-cell table:style-name="ce208" office:value-type="string" calcext:value-type="string">
            <text:p><text:a xlink:href="http://csus-dspace.calstate.edu/handle/10211.9/945" xlink:type="simple">http://csus-dspace.calstate.edu/handle/10211.9/945</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2</text:p>
          </table:table-cell>
          <table:table-cell table:style-name="ce204" office:value-type="string" calcext:value-type="string">
            <text:p><text:a xlink:href="https://repositorio.uam.es/handle/10486/688571" xlink:type="simple">Design, development and evaluation of a software architecture for tracking multiple vehicles in camera networks</text:a></text:p>
          </table:table-cell>
          <table:table-cell table:style-name="ce196" office:value-type="string" calcext:value-type="string">
            <text:p>No aporta</text:p>
          </table:table-cell>
          <table:table-cell table:style-name="ce208" office:value-type="string" calcext:value-type="string">
            <text:p><text:a xlink:href="https://repositorio.uam.es/handle/10486/688571" xlink:type="simple">https://repositorio.uam.es/handle/10486/688571</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3</text:p>
          </table:table-cell>
          <table:table-cell table:style-name="ce196" office:value-type="string" calcext:value-type="string">
            <text:p>Implementation of a Modular Software Architecture on a Real-Time Operating System for Generic Control over MRI Compatible Surgical Robots</text:p>
          </table:table-cell>
          <table:table-cell table:style-name="ce196" office:value-type="string" calcext:value-type="string">
            <text:p>No aporta</text:p>
          </table:table-cell>
          <table:table-cell table:style-name="ce210" office:value-type="string" calcext:value-type="string">
            <text:p><text:a xlink:href="https://digital.wpi.edu/downloads/ng451h69x" xlink:type="simple">https://digital.wpi.edu/downloads/ng451h69x</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4</text:p>
          </table:table-cell>
          <table:table-cell table:style-name="ce204" office:value-type="string" calcext:value-type="string">
            <text:p><text:a xlink:href="https://www.teses.usp.br/teses/disponiveis/55/55134/tde-06012020-122648/en.php" xlink:type="simple">A Software Architecture Proposal for Autonomous Vehicles</text:a></text:p>
          </table:table-cell>
          <table:table-cell table:style-name="ce196" office:value-type="string" calcext:value-type="string">
            <text:p>No aporta</text:p>
          </table:table-cell>
          <table:table-cell table:style-name="ce208" office:value-type="string" calcext:value-type="string">
            <text:p><text:a xlink:href="https://www.teses.usp.br/teses/disponiveis/55/55134/tde-06012020-122648/en.php" xlink:type="simple">https://www.teses.usp.br/teses/disponiveis/55/55134/tde-06012020-122648/en.php</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5</text:p>
          </table:table-cell>
          <table:table-cell table:style-name="ce204" office:value-type="string" calcext:value-type="string">
            <text:p><text:a xlink:href="https://search.proquest.com/openview/91dee23186f557f7592321fcccad3b30/1?pq-origsite=gscholar&amp;cbl=18750&amp;diss=y" xlink:type="simple">Runtime visualization of software architecture behavior</text:a></text:p>
          </table:table-cell>
          <table:table-cell table:style-name="ce196" office:value-type="string" calcext:value-type="string">
            <text:p>No aporta</text:p>
          </table:table-cell>
          <table:table-cell table:style-name="ce208" office:value-type="string" calcext:value-type="string">
            <text:p><text:a xlink:href="https://search.proquest.com/openview/91dee23186f557f7592321fcccad3b30/1?pq-origsite=gscholar&amp;cbl=18750&amp;diss=y" xlink:type="simple">https://search.proquest.com/openview/91dee23186f557f7592321fcccad3b30/1?pq-origsite=gscholar&amp;cbl=18750&amp;diss=y</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6</text:p>
          </table:table-cell>
          <table:table-cell table:style-name="ce204" office:value-type="string" calcext:value-type="string">
            <text:p><text:a xlink:href="https://www.sciencedirect.com/science/article/pii/S0957417412012808" xlink:type="simple">Neuro-fuzzy expert system for evaluating the performance of distributed software system architecture</text:a></text:p>
          </table:table-cell>
          <table:table-cell table:style-name="ce196" office:value-type="string" calcext:value-type="string">
            <text:p>No aporta</text:p>
          </table:table-cell>
          <table:table-cell table:style-name="ce208" office:value-type="string" calcext:value-type="string">
            <text:p><text:a xlink:href="https://www.sciencedirect.com/science/article/pii/S0957417412012808" xlink:type="simple">https://www.sciencedirect.com/science/article/pii/S0957417412012808</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7</text:p>
          </table:table-cell>
          <table:table-cell table:style-name="ce204" office:value-type="string" calcext:value-type="string">
            <text:p><text:a xlink:href="https://opus.lib.uts.edu.au/handle/10453/23394" xlink:type="simple">Software architecture modelling and analysis in process algebra</text:a></text:p>
          </table:table-cell>
          <table:table-cell table:style-name="ce196" office:value-type="string" calcext:value-type="string">
            <text:p>No aporta</text:p>
          </table:table-cell>
          <table:table-cell table:style-name="ce208" office:value-type="string" calcext:value-type="string">
            <text:p><text:a xlink:href="https://opus.lib.uts.edu.au/handle/10453/23394" xlink:type="simple">https://opus.lib.uts.edu.au/handle/10453/23394</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8</text:p>
          </table:table-cell>
          <table:table-cell table:style-name="ce204" office:value-type="string" calcext:value-type="string">
            <text:p><text:a xlink:href="https://apps.dtic.mil/sti/citations/ADA543718" xlink:type="simple">An Architecture-Centric Approach for Acquiring Software-Reliant Systems</text:a></text:p>
          </table:table-cell>
          <table:table-cell table:style-name="ce196" office:value-type="string" calcext:value-type="string">
            <text:p>No aporta</text:p>
          </table:table-cell>
          <table:table-cell table:style-name="ce208" office:value-type="string" calcext:value-type="string">
            <text:p><text:a xlink:href="https://apps.dtic.mil/sti/citations/ADA543718" xlink:type="simple">https://apps.dtic.mil/sti/citations/ADA543718</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499</text:p>
          </table:table-cell>
          <table:table-cell table:style-name="ce196" office:value-type="string" calcext:value-type="string">
            <text:p>Achieving Better Buying Power through Acquisition of Open Architecture Software Systems. Volume 2 Understanding Open Architecture Software Systems: Licensing and Security Research and Recommendations</text:p>
          </table:table-cell>
          <table:table-cell table:style-name="ce196" office:value-type="string" calcext:value-type="string">
            <text:p>No aporta</text:p>
          </table:table-cell>
          <table:table-cell table:style-name="ce208" office:value-type="string" calcext:value-type="string">
            <text:p><text:a xlink:href="https://apps.dtic.mil/sti/citations/AD1014669" xlink:type="simple">https://apps.dtic.mil/sti/citations/AD1014669</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0</text:p>
          </table:table-cell>
          <table:table-cell table:style-name="ce204" office:value-type="string" calcext:value-type="string">
            <text:p><text:a xlink:href="https://dl.acm.org/doi/abs/10.1145/3282308.3282339" xlink:type="simple">Architecture Reviews in Software Development Organizations</text:a></text:p>
          </table:table-cell>
          <table:table-cell table:style-name="ce196" office:value-type="string" calcext:value-type="string">
            <text:p>No aporta</text:p>
          </table:table-cell>
          <table:table-cell table:style-name="ce208" office:value-type="string" calcext:value-type="string">
            <text:p><text:a xlink:href="https://dl.acm.org/doi/abs/10.1145/3282308.3282339" xlink:type="simple">https://dl.acm.org/doi/abs/10.1145/3282308.3282339</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1</text:p>
          </table:table-cell>
          <table:table-cell table:style-name="ce204" office:value-type="string" calcext:value-type="string">
            <text:p><text:a xlink:href="https://www.researchgate.net/profile/Mirco_Schindler/publication/323336776_Automotive_Software_Product_Line_Architecture_Evolution_Extracting_Designing_and_Managing_Architectural_Concepts/links/5a8e7dc2a6fdcc808c0f8e1b/Automotive-Software-Product-Line-Architecture-Evolution-Extracting-Designing-and-Managing-Architectural-Concepts.pdf" xlink:type="simple">Automotive Software Product Line Architecture Evolution: Extracting, Designing and Managing Architectural Concepts</text:a></text:p>
          </table:table-cell>
          <table:table-cell table:style-name="ce196" office:value-type="string" calcext:value-type="string">
            <text:p>No aporta</text:p>
          </table:table-cell>
          <table:table-cell table:style-name="ce208" office:value-type="string" calcext:value-type="string">
            <text:p><text:a xlink:href="https://www.researchgate.net/profile/Mirco_Schindler/publication/323336776_Automotive_Software_Product_Line_Architecture_Evolution_Extracting_Designing_and_Managing_Architectural_Concepts/links/5a8e7dc2a6fdcc808c0f8e1b/Automotive-Software-Product-Line-Architecture-Evolution-Extracting-Designing-and-Managing-Architectural-Concepts.pdf" xlink:type="simple">https://www.researchgate.net/profile/Mirco_Schindler/publication/323336776_Automotive_Software_Product_Line_Architecture_Evolution_Extracting_Designing_and_Managing_Architectural_Concepts/links/5a8e7dc2a6fdcc808c0f8e1b/Automotive-Software-Product-Line-Architecture-Evolution-Extracting-Designing-and-Managing-Architectural-Concepts.pdf</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2</text:p>
          </table:table-cell>
          <table:table-cell table:style-name="ce204" office:value-type="string" calcext:value-type="string">
            <text:p><text:a xlink:href="http://amsdottorato.unibo.it/8782/" xlink:type="simple">Socio–Technical Software Engineering: a Quality–Architecture–Process Perspective</text:a></text:p>
          </table:table-cell>
          <table:table-cell table:style-name="ce196" office:value-type="string" calcext:value-type="string">
            <text:p>No aporta</text:p>
          </table:table-cell>
          <table:table-cell table:style-name="ce208" office:value-type="string" calcext:value-type="string">
            <text:p><text:a xlink:href="http://amsdottorato.unibo.it/8782/" xlink:type="simple">http://amsdottorato.unibo.it/8782/</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3</text:p>
          </table:table-cell>
          <table:table-cell table:style-name="ce204" office:value-type="string" calcext:value-type="string">
            <text:p><text:a xlink:href="https://kuscholarworks.ku.edu/handle/1808/25861" xlink:type="simple">A New Approach for Predicting Security Vulnerability Severity in Attack Prone Software Using Architecture and Repository Mined Change Metrics</text:a></text:p>
          </table:table-cell>
          <table:table-cell table:style-name="ce196" office:value-type="string" calcext:value-type="string">
            <text:p>No aporta</text:p>
          </table:table-cell>
          <table:table-cell table:style-name="ce208" office:value-type="string" calcext:value-type="string">
            <text:p><text:a xlink:href="https://kuscholarworks.ku.edu/handle/1808/25861" xlink:type="simple">https://kuscholarworks.ku.edu/handle/1808/25861</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4</text:p>
          </table:table-cell>
          <table:table-cell table:style-name="ce204" office:value-type="string" calcext:value-type="string">
            <text:p><text:a xlink:href="https://openaccess.leidenuniv.nl/bitstream/handle/1887/20225/03.pdf?sequence=7" xlink:type="simple">Architecture design in global and model-centric software development</text:a></text:p>
          </table:table-cell>
          <table:table-cell table:style-name="ce196" office:value-type="string" calcext:value-type="string">
            <text:p>Book</text:p>
          </table:table-cell>
          <table:table-cell table:style-name="ce208" office:value-type="string" calcext:value-type="string">
            <text:p><text:a xlink:href="https://openaccess.leidenuniv.nl/bitstream/handle/1887/20225/03.pdf?sequence=7" xlink:type="simple">https://openaccess.leidenuniv.nl/bitstream/handle/1887/20225/03.pdf?sequence=7</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5</text:p>
          </table:table-cell>
          <table:table-cell table:style-name="ce204" office:value-type="string" calcext:value-type="string">
            <text:p><text:a xlink:href="https://www.mdpi.com/2220-9964/3/4/1445" xlink:type="simple">A software reference architecture for service-oriented 3D geovisualization systems</text:a></text:p>
          </table:table-cell>
          <table:table-cell table:style-name="ce196" office:value-type="string" calcext:value-type="string">
            <text:p>No aporta</text:p>
          </table:table-cell>
          <table:table-cell table:style-name="ce208" office:value-type="string" calcext:value-type="string">
            <text:p><text:a xlink:href="https://www.mdpi.com/2220-9964/3/4/1445" xlink:type="simple">https://www.mdpi.com/2220-9964/3/4/1445</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6</text:p>
          </table:table-cell>
          <table:table-cell table:style-name="ce204" office:value-type="string" calcext:value-type="string">
            <text:p><text:a xlink:href="http://elib.uni-stuttgart.de/handle/11682/10045" xlink:type="simple">Code generation from on-board software models conforming to the On-board Software Reference Architecture (OSRA) using DLR software technologies</text:a></text:p>
          </table:table-cell>
          <table:table-cell table:style-name="ce196" office:value-type="string" calcext:value-type="string">
            <text:p>No aporta</text:p>
          </table:table-cell>
          <table:table-cell table:style-name="ce208" office:value-type="string" calcext:value-type="string">
            <text:p><text:a xlink:href="http://elib.uni-stuttgart.de/handle/11682/10045" xlink:type="simple">http://elib.uni-stuttgart.de/handle/11682/10045</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7</text:p>
          </table:table-cell>
          <table:table-cell table:style-name="ce204" office:value-type="string" calcext:value-type="string">
            <text:p><text:a xlink:href="https://link.springer.com/chapter/10.1007/978-3-319-54978-1_74" xlink:type="simple">Cambuci: A Service-Oriented Reference Architecture for Software Asset Repositories</text:a></text:p>
          </table:table-cell>
          <table:table-cell table:style-name="ce196" office:value-type="string" calcext:value-type="string">
            <text:p>No aporta</text:p>
          </table:table-cell>
          <table:table-cell table:style-name="ce208" office:value-type="string" calcext:value-type="string">
            <text:p><text:a xlink:href="https://link.springer.com/chapter/10.1007/978-3-319-54978-1_74" xlink:type="simple">https://link.springer.com/chapter/10.1007/978-3-319-54978-1_74</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8</text:p>
          </table:table-cell>
          <table:table-cell table:style-name="ce204" office:value-type="string" calcext:value-type="string">
            <text:p><text:a xlink:href="https://opus.lib.uts.edu.au/handle/10453/142254" xlink:type="simple">Software-Defined Networks: Architecture for Extended SDN Applications and Resource Optimization in Cloud Data Centers</text:a></text:p>
          </table:table-cell>
          <table:table-cell table:style-name="ce196" office:value-type="string" calcext:value-type="string">
            <text:p>No aporta</text:p>
          </table:table-cell>
          <table:table-cell table:style-name="ce208" office:value-type="string" calcext:value-type="string">
            <text:p><text:a xlink:href="https://opus.lib.uts.edu.au/handle/10453/142254" xlink:type="simple">https://opus.lib.uts.edu.au/handle/10453/142254</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09</text:p>
          </table:table-cell>
          <table:table-cell table:style-name="ce204" office:value-type="string" calcext:value-type="string">
            <text:p><text:a xlink:href="http://repository.bilkent.edu.tr/handle/11693/16911" xlink:type="simple">Analysis and design of scalable software as a service architecture</text:a></text:p>
          </table:table-cell>
          <table:table-cell table:style-name="ce196" office:value-type="string" calcext:value-type="string">
            <text:p>No aporta</text:p>
          </table:table-cell>
          <table:table-cell table:style-name="ce208" office:value-type="string" calcext:value-type="string">
            <text:p><text:a xlink:href="http://repository.bilkent.edu.tr/handle/11693/16911" xlink:type="simple">http://repository.bilkent.edu.tr/handle/11693/16911</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0</text:p>
          </table:table-cell>
          <table:table-cell table:style-name="ce204" office:value-type="string" calcext:value-type="string">
            <text:p><text:a xlink:href="http://www.soberit.hut.fi/espa/publications/kahkonen_msc_thesis.pdf" xlink:type="simple">THE EFFECT OF SERVICE ORIENTED ARCHITECTURE AND CLOUD COMPUTING ON SOFTWARE TESTING</text:a></text:p>
          </table:table-cell>
          <table:table-cell table:style-name="ce196" office:value-type="string" calcext:value-type="string">
            <text:p>No aporta</text:p>
          </table:table-cell>
          <table:table-cell table:style-name="ce208" office:value-type="string" calcext:value-type="string">
            <text:p><text:a xlink:href="http://www.soberit.hut.fi/espa/publications/kahkonen_msc_thesis.pdf" xlink:type="simple">http://www.soberit.hut.fi/espa/publications/kahkonen_msc_thesis.pdf</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1</text:p>
          </table:table-cell>
          <table:table-cell table:style-name="ce204" office:value-type="string" calcext:value-type="string">
            <text:p><text:a xlink:href="https://apps.dtic.mil/sti/citations/ADA582069" xlink:type="simple">Integration of M&amp;S (Modeling and Simulation), Software Design and DoDAF (Department of Defense Architecture Framework (RT 24)</text:a></text:p>
          </table:table-cell>
          <table:table-cell table:style-name="ce196" office:value-type="string" calcext:value-type="string">
            <text:p>No aporta</text:p>
          </table:table-cell>
          <table:table-cell table:style-name="ce208" office:value-type="string" calcext:value-type="string">
            <text:p><text:a xlink:href="https://apps.dtic.mil/sti/citations/ADA582069" xlink:type="simple">https://apps.dtic.mil/sti/citations/ADA582069</text:a></text:p>
          </table:table-cell>
          <table:table-cell table:style-name="ce191" office:value-type="float" office:value="2012" calcext:value-type="float">
            <text:p>2012</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2</text:p>
          </table:table-cell>
          <table:table-cell table:style-name="ce204" office:value-type="string" calcext:value-type="string">
            <text:p><text:a xlink:href="http://comum.rcaap.pt/handle/10400.26/24152" xlink:type="simple">Knowledge Engineering Architecture for the Analysis of Organizational Log Data: a software tool for log data analysis</text:a></text:p>
          </table:table-cell>
          <table:table-cell table:style-name="ce196" office:value-type="string" calcext:value-type="string">
            <text:p>No aporta</text:p>
          </table:table-cell>
          <table:table-cell table:style-name="ce208" office:value-type="string" calcext:value-type="string">
            <text:p><text:a xlink:href="http://comum.rcaap.pt/handle/10400.26/24152" xlink:type="simple">http://comum.rcaap.pt/handle/10400.26/24152</text:a></text:p>
          </table:table-cell>
          <table:table-cell table:style-name="ce191" office:value-type="float" office:value="2018" calcext:value-type="float">
            <text:p>2018</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3</text:p>
          </table:table-cell>
          <table:table-cell table:style-name="ce204" office:value-type="string" calcext:value-type="string">
            <text:p><text:a xlink:href="https://www.sciencedirect.com/science/article/pii/S0965997813001579" xlink:type="simple">Software architecture knowledge for intelligent light maintenance</text:a></text:p>
          </table:table-cell>
          <table:table-cell table:style-name="ce196" office:value-type="string" calcext:value-type="string">
            <text:p>No aporta</text:p>
          </table:table-cell>
          <table:table-cell table:style-name="ce208" office:value-type="string" calcext:value-type="string">
            <text:p><text:a xlink:href="https://www.sciencedirect.com/science/article/pii/S0965997813001579" xlink:type="simple">https://www.sciencedirect.com/science/article/pii/S0965997813001579</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4</text:p>
          </table:table-cell>
          <table:table-cell table:style-name="ce204" office:value-type="string" calcext:value-type="string">
            <text:p><text:a xlink:href="https://aisel.aisnet.org/hicss-52/st/agile_development/11/" xlink:type="simple">Splicing community and software architecture smells in agile teams: an industrial study</text:a></text:p>
          </table:table-cell>
          <table:table-cell table:style-name="ce196" office:value-type="string" calcext:value-type="string">
            <text:p>No aporta</text:p>
          </table:table-cell>
          <table:table-cell table:style-name="ce208" office:value-type="string" calcext:value-type="string">
            <text:p><text:a xlink:href="https://aisel.aisnet.org/hicss-52/st/agile_development/11/" xlink:type="simple">https://aisel.aisnet.org/hicss-52/st/agile_development/11/</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5</text:p>
          </table:table-cell>
          <table:table-cell table:style-name="ce204" office:value-type="string" calcext:value-type="string">
            <text:p><text:a xlink:href="http://www.jatit.org/volumes/Vol97No17/9Vol97No17.pdf" xlink:type="simple">Development of software architecture for a 3d virtual environment with the incorporation of a reactive intelligent agent</text:a></text:p>
          </table:table-cell>
          <table:table-cell table:style-name="ce196" office:value-type="string" calcext:value-type="string">
            <text:p>No aporta</text:p>
          </table:table-cell>
          <table:table-cell table:style-name="ce208" office:value-type="string" calcext:value-type="string">
            <text:p><text:a xlink:href="http://www.jatit.org/volumes/Vol97No17/9Vol97No17.pdf" xlink:type="simple">http://www.jatit.org/volumes/Vol97No17/9Vol97No17.pdf</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6</text:p>
          </table:table-cell>
          <table:table-cell table:style-name="ce204" office:value-type="string" calcext:value-type="string">
            <text:p><text:a xlink:href="https://books.google.com/books?hl=en&amp;lr=&amp;id=v8W8DwAAQBAJ&amp;oi=fnd&amp;pg=PR1&amp;dq=(“teaching”+OR+“training”)+%2B+(“software+architecture)+%2B+(%22software+industry%22+OR+%22industrial%22)+%2B+course&amp;ots=g4ImCUcV8h&amp;sig=na_a_ou7UFvq9GXLbNdg87NFu-A" xlink:type="simple">Quality-driven Reuse of Model-based Software Architecture Elements</text:a></text:p>
          </table:table-cell>
          <table:table-cell table:style-name="ce196" office:value-type="string" calcext:value-type="string">
            <text:p>No aporta</text:p>
          </table:table-cell>
          <table:table-cell table:style-name="ce208" office:value-type="string" calcext:value-type="string">
            <text:p><text:a xlink:href="https://books.google.com/books?hl=en&amp;lr=&amp;id=v8W8DwAAQBAJ&amp;oi=fnd&amp;pg=PR1&amp;dq=(“teaching”+OR+“training”)+%2B+(“software+architecture)+%2B+(%22software+industry%22+OR+%22industrial%22)+%2B+course&amp;ots=g4ImCUcV8h&amp;sig=na_a_ou7UFvq9GXLbNdg87NFu-A" xlink:type="simple">https://books.google.com/books?hl=en&amp;lr=&amp;id=v8W8DwAAQBAJ&amp;oi=fnd&amp;pg=PR1&amp;dq=(%E2%80%9Cteaching%E2%80%9D+OR+%E2%80%9Ctraining%E2%80%9D)+%2B+(%E2%80%9Csoftware+architecture)+%2B+(%22software+industry%22+OR+%22industrial%22)+%2B+course&amp;ots=g4ImCUcV8h&amp;sig=na_a_ou7UFvq9GXLbNdg87NFu-A</text:a></text:p>
          </table:table-cell>
          <table:table-cell table:style-name="ce191" office:value-type="float" office:value="2019" calcext:value-type="float">
            <text:p>2019</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7</text:p>
          </table:table-cell>
          <table:table-cell table:style-name="ce204" office:value-type="string" calcext:value-type="string">
            <text:p><text:a xlink:href="https://lirias.kuleuven.be/1656042?limo=0" xlink:type="simple">Connecting Security Requirements and Software Architecture with Patterns (Beveiligingsvereisten en softwarearchitectuur verbinden met patronen)</text:a></text:p>
          </table:table-cell>
          <table:table-cell table:style-name="ce196" office:value-type="string" calcext:value-type="string">
            <text:p>No aporta</text:p>
          </table:table-cell>
          <table:table-cell table:style-name="ce208" office:value-type="string" calcext:value-type="string">
            <text:p><text:a xlink:href="https://lirias.kuleuven.be/1656042?limo=0" xlink:type="simple">https://lirias.kuleuven.be/1656042?limo=0</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8</text:p>
          </table:table-cell>
          <table:table-cell table:style-name="ce204" office:value-type="string" calcext:value-type="string">
            <text:p><text:a xlink:href="https://www.igi-global.com/chapter/state-of-the-art-of-software-architecture-design-methods-used-in-main-software-development-methodologies/112433" xlink:type="simple">State of the Art of Software Architecture Design Methods Used in Main Software Development Methodologies</text:a></text:p>
          </table:table-cell>
          <table:table-cell table:style-name="ce196" office:value-type="string" calcext:value-type="string">
            <text:p>No aporta</text:p>
          </table:table-cell>
          <table:table-cell table:style-name="ce208" office:value-type="string" calcext:value-type="string">
            <text:p><text:a xlink:href="https://www.igi-global.com/chapter/state-of-the-art-of-software-architecture-design-methods-used-in-main-software-development-methodologies/112433" xlink:type="simple">https://www.igi-global.com/chapter/state-of-the-art-of-software-architecture-design-methods-used-in-main-software-development-methodologies/112433</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19</text:p>
          </table:table-cell>
          <table:table-cell table:style-name="ce204" office:value-type="string" calcext:value-type="string">
            <text:p><text:a xlink:href="https://books.google.com/books?hl=en&amp;lr=&amp;id=o49zDAAAQBAJ&amp;oi=fnd&amp;pg=PT6&amp;dq=(“teaching”+OR+“training”)+%2B+(“software+architecture)+%2B+(%22software+industry%22+OR+%22industrial%22)+%2B+course&amp;ots=pf4usfD8w7&amp;sig=MKq5pG_RAF-yve44Lh6SgM6yCWg" xlink:type="simple">Agile Software Architecture: Chapter 10. Architecture-Centric Testing for Security: An Agile Perspective</text:a></text:p>
          </table:table-cell>
          <table:table-cell table:style-name="ce196" office:value-type="string" calcext:value-type="string">
            <text:p>Book</text:p>
          </table:table-cell>
          <table:table-cell table:style-name="ce210" office:value-type="string" calcext:value-type="string">
            <text:p><text:a xlink:href="https://books.google.com/books?hl=en&amp;lr=&amp;id=o49zDAAAQBAJ&amp;oi=fnd&amp;pg=PT6&amp;dq=(“teaching”+OR+“training”)+%2B+(“software+architecture)+%2B+(%22software+industry%22+OR+%22industrial%22)+%2B+course&amp;ots=pf4usfD8w7&amp;sig=MKq5pG_RAF-yve44Lh6SgM6yCWg" xlink:type="simple">https://books.google.com/books?hl=en&amp;lr=&amp;id=o49zDAAAQBAJ&amp;oi=fnd&amp;pg=PT6&amp;dq=(%E2%80%9Cteaching%E2%80%9D+OR+%E2%80%9Ctraining%E2%80%9D)+%2B+(%E2%80%9Csoftware+architecture)+%2B+(%22software+industry%22+OR+%22industrial%22)+%2B+course&amp;ots=pf4usfD8w7&amp;sig=MKq5pG_RAF-yve44Lh6SgM6yCWg</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0</text:p>
          </table:table-cell>
          <table:table-cell table:style-name="ce204" office:value-type="string" calcext:value-type="string">
            <text:p><text:a xlink:href="https://www.sciencedirect.com/science/article/pii/B9780124104648000131" xlink:type="simple">The design implications of users' values for software and system architecture</text:a></text:p>
          </table:table-cell>
          <table:table-cell table:style-name="ce196" office:value-type="string" calcext:value-type="string">
            <text:p>No aporta</text:p>
          </table:table-cell>
          <table:table-cell table:style-name="ce208" office:value-type="string" calcext:value-type="string">
            <text:p><text:a xlink:href="https://www.sciencedirect.com/science/article/pii/B9780124104648000131" xlink:type="simple">https://www.sciencedirect.com/science/article/pii/B9780124104648000131</text:a></text:p>
          </table:table-cell>
          <table:table-cell table:style-name="ce191" office:value-type="float" office:value="2014" calcext:value-type="float">
            <text:p>2014</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1</text:p>
          </table:table-cell>
          <table:table-cell table:style-name="ce204" office:value-type="string" calcext:value-type="string">
            <text:p><text:a xlink:href="https://ojs.sadio.org.ar/index.php/EJS/article/view/54" xlink:type="simple">Reasoning and Reuse in Software Architecture Design: Practices in the Argentine Industry</text:a></text:p>
          </table:table-cell>
          <table:table-cell table:style-name="ce196" office:value-type="string" calcext:value-type="string">
            <text:p>No aporta</text:p>
          </table:table-cell>
          <table:table-cell table:style-name="ce208" office:value-type="string" calcext:value-type="string">
            <text:p><text:a xlink:href="https://ojs.sadio.org.ar/index.php/EJS/article/view/54" xlink:type="simple">https://ojs.sadio.org.ar/index.php/EJS/article/view/54</text:a></text:p>
          </table:table-cell>
          <table:table-cell table:style-name="ce191" office:value-type="float" office:value="2013" calcext:value-type="float">
            <text:p>2013</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2</text:p>
          </table:table-cell>
          <table:table-cell table:style-name="ce204" office:value-type="string" calcext:value-type="string">
            <text:p><text:a xlink:href="https://www.diva-portal.org/smash/record.jsf?pid=diva2:1502926" xlink:type="simple">Integrating Data Distribution Service in an Existing Software Architecture: Evaluation of the performance with different Quality of Service configurations</text:a></text:p>
          </table:table-cell>
          <table:table-cell table:style-name="ce196" office:value-type="string" calcext:value-type="string">
            <text:p>No aporta</text:p>
          </table:table-cell>
          <table:table-cell table:style-name="ce208" office:value-type="string" calcext:value-type="string">
            <text:p><text:a xlink:href="https://www.diva-portal.org/smash/record.jsf?pid=diva2:1502926" xlink:type="simple">https://www.diva-portal.org/smash/record.jsf?pid=diva2:1502926</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3</text:p>
          </table:table-cell>
          <table:table-cell table:style-name="ce204" office:value-type="string" calcext:value-type="string">
            <text:p><text:a xlink:href="https://opus.lib.uts.edu.au/handle/10453/124016" xlink:type="simple">The architecture of an effective software application for managing enterprise projects</text:a></text:p>
          </table:table-cell>
          <table:table-cell table:style-name="ce196" office:value-type="string" calcext:value-type="string">
            <text:p>No aporta</text:p>
          </table:table-cell>
          <table:table-cell table:style-name="ce210" office:value-type="string" calcext:value-type="string">
            <text:p><text:a xlink:href="https://opus.lib.uts.edu.au/handle/10453/124016" xlink:type="simple">https://opus.lib.uts.edu.au/handle/10453/124016</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4</text:p>
          </table:table-cell>
          <table:table-cell table:style-name="ce204" office:value-type="string" calcext:value-type="string">
            <text:p><text:a xlink:href="https://ir.library.msstate.edu/handle/11668/17317" xlink:type="simple">A Framework for Assessing the Impact of Software Changes to Software Architecture Using Change Classification</text:a></text:p>
          </table:table-cell>
          <table:table-cell table:style-name="ce196" office:value-type="string" calcext:value-type="string">
            <text:p>No aporta</text:p>
          </table:table-cell>
          <table:table-cell table:style-name="ce208" office:value-type="string" calcext:value-type="string">
            <text:p><text:a xlink:href="https://ir.library.msstate.edu/handle/11668/17317" xlink:type="simple">https://ir.library.msstate.edu/handle/11668/17317</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5</text:p>
          </table:table-cell>
          <table:table-cell table:style-name="ce204" office:value-type="string" calcext:value-type="string">
            <text:p><text:a xlink:href="https://www.researchgate.net/profile/Orcun_Oruc2/publication/336604711_Design_and_Implementation_of_a_Web-Based_Software_for_the_OPC_Unified_Architecture_Integrated_into_a_Semantic_Question_Answering_in_the_Domain_of_Smart_Factory/links/5da834d5a6fdccdad54baa24/Design-and-Implementation-of-a-Web-Based-Software-for-the-OPC-Unified-Architecture-Integrated-into-a-Semantic-Question-Answering-in-the-Domain-of-Smart-Factory.pdf" xlink:type="simple">Design and Implementation of a Web-Based Software for the OPC Unified Architecture Integrated into a Semantic Ques-tion Answering in the Domain of Smart …</text:a></text:p>
          </table:table-cell>
          <table:table-cell table:style-name="ce196" office:value-type="string" calcext:value-type="string">
            <text:p>No aporta</text:p>
          </table:table-cell>
          <table:table-cell table:style-name="ce208" office:value-type="string" calcext:value-type="string">
            <text:p><text:a xlink:href="https://www.researchgate.net/profile/Orcun_Oruc2/publication/336604711_Design_and_Implementation_of_a_Web-Based_Software_for_the_OPC_Unified_Architecture_Integrated_into_a_Semantic_Question_Answering_in_the_Domain_of_Smart_Factory/links/5da834d5a6fdccdad54baa24/Design-and-Implementation-of-a-Web-Based-Software-for-the-OPC-Unified-Architecture-Integrated-into-a-Semantic-Question-Answering-in-the-Domain-of-Smart-Factory.pdf" xlink:type="simple">https://www.researchgate.net/profile/Orcun_Oruc2/publication/336604711_Design_and_Implementation_of_a_Web-Based_Software_for_the_OPC_Unified_Architecture_Integrated_into_a_Semantic_Question_Answering_in_the_Domain_of_Smart_Factory/links/5da834d5a6fdccdad54baa24/Design-and-Implementation-of-a-Web-Based-Software-for-the-OPC-Unified-Architecture-Integrated-into-a-Semantic-Question-Answering-in-the-Domain-of-Smart-Factory.pdf</text:a></text:p>
          </table:table-cell>
          <table:table-cell table:style-name="ce191" office:value-type="float" office:value="2015" calcext:value-type="float">
            <text:p>2015</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6</text:p>
          </table:table-cell>
          <table:table-cell table:style-name="ce204"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LsaqvTLCnsj7k5fCF3%2Bq7fvPi6ozj7vIA&amp;vid=6&amp;sid=efb87c6c-f653-4667-a605-0ab17c4f94d7@sessionmgr103" xlink:type="simple">An exploratory literature review on open educational practices.</text:a></text:p>
          </table:table-cell>
          <table:table-cell table:style-name="ce196" office:value-type="string" calcext:value-type="string">
            <text:p>No aporta</text:p>
          </table:table-cell>
          <table:table-cell table:style-name="ce208"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LsaqvTLCnsj7k5fCF3%2Bq7fvPi6ozj7vIA&amp;vid=6&amp;sid=efb87c6c-f653-4667-a605-0ab17c4f94d7@sessionmgr103" xlink:type="simple">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LsaqvTLCnsj7k5fCF3%2bq7fvPi6ozj7vIA&amp;vid=6&amp;sid=efb87c6c-f653-4667-a605-0ab17c4f94d7@sessionmgr10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7</text:p>
          </table:table-cell>
          <table:table-cell table:style-name="ce204"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ta2uULautT7k5fCF3%2Bq7fvPi6ozj7vIA&amp;vid=6&amp;sid=efb87c6c-f653-4667-a605-0ab17c4f94d7@sessionmgr103" xlink:type="simple">Software architecture for integration of institutional and social learning environments.</text:a></text:p>
          </table:table-cell>
          <table:table-cell table:style-name="ce196" office:value-type="string" calcext:value-type="string">
            <text:p>No aporta</text:p>
          </table:table-cell>
          <table:table-cell table:style-name="ce208"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ta2uULautT7k5fCF3%2Bq7fvPi6ozj7vIA&amp;vid=6&amp;sid=efb87c6c-f653-4667-a605-0ab17c4f94d7@sessionmgr103" xlink:type="simple">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ta2uULautT7k5fCF3%2bq7fvPi6ozj7vIA&amp;vid=6&amp;sid=efb87c6c-f653-4667-a605-0ab17c4f94d7@sessionmgr103</text:a></text:p>
          </table:table-cell>
          <table:table-cell table:style-name="ce191" office:value-type="float" office:value="2016" calcext:value-type="float">
            <text:p>201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8</text:p>
          </table:table-cell>
          <table:table-cell table:style-name="ce204"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KsK6ySbWrsD7k5fCF3%2Bq7fvPi6ozj7vIA&amp;vid=6&amp;sid=efb87c6c-f653-4667-a605-0ab17c4f94d7@sessionmgr103" xlink:type="simple">Research-oriented teaching of PDC topics in integration with other undergraduate courses at multiple levels: A multi-year report.</text:a></text:p>
          </table:table-cell>
          <table:table-cell table:style-name="ce196" office:value-type="string" calcext:value-type="string">
            <text:p>No aporta</text:p>
          </table:table-cell>
          <table:table-cell table:style-name="ce208"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KsK6ySbWrsD7k5fCF3%2Bq7fvPi6ozj7vIA&amp;vid=6&amp;sid=efb87c6c-f653-4667-a605-0ab17c4f94d7@sessionmgr103" xlink:type="simple">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KsK6ySbWrsD7k5fCF3%2bq7fvPi6ozj7vIA&amp;vid=6&amp;sid=efb87c6c-f653-4667-a605-0ab17c4f94d7@sessionmgr103</text:a></text:p>
          </table:table-cell>
          <table:table-cell table:style-name="ce191" office:value-type="float" office:value="2017" calcext:value-type="float">
            <text:p>2017</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29</text:p>
          </table:table-cell>
          <table:table-cell table:style-name="ce204"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r6qvULSqsj7k5fCF3%2Bq7fvPi6ozj7vIA&amp;vid=6&amp;sid=efb87c6c-f653-4667-a605-0ab17c4f94d7@sessionmgr103" xlink:type="simple">Implementation of an educational real-time platform for relaying automation on smart grids</text:a></text:p>
          </table:table-cell>
          <table:table-cell table:style-name="ce196" office:value-type="string" calcext:value-type="string">
            <text:p>No aporta</text:p>
          </table:table-cell>
          <table:table-cell table:style-name="ce208"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r6qvULSqsj7k5fCF3%2Bq7fvPi6ozj7vIA&amp;vid=6&amp;sid=efb87c6c-f653-4667-a605-0ab17c4f94d7@sessionmgr103" xlink:type="simple">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69Jr6qvULSqsj7k5fCF3%2bq7fvPi6ozj7vIA&amp;vid=6&amp;sid=efb87c6c-f653-4667-a605-0ab17c4f94d7@sessionmgr103</text:a></text:p>
          </table:table-cell>
          <table:table-cell table:style-name="ce191" office:value-type="float" office:value="2026" calcext:value-type="float">
            <text:p>2026</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30</text:p>
          </table:table-cell>
          <table:table-cell table:style-name="ce204"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7RPs6evS7eupH7t6Ot58rPkjeri8n326gAA&amp;vid=6&amp;sid=efb87c6c-f653-4667-a605-0ab17c4f94d7@sessionmgr103" xlink:type="simple">An educational tool for teaching vehicle electronic system architecture.</text:a></text:p>
          </table:table-cell>
          <table:table-cell table:style-name="ce196" office:value-type="string" calcext:value-type="string">
            <text:p>No aporta</text:p>
          </table:table-cell>
          <table:table-cell table:style-name="ce208" office:value-type="string" calcext:value-type="string">
            <text:p><text:a xlink:href="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7RPs6evS7eupH7t6Ot58rPkjeri8n326gAA&amp;vid=6&amp;sid=efb87c6c-f653-4667-a605-0ab17c4f94d7@sessionmgr103" xlink:type="simple">http://web.b.ebscohost.com.acceso.unicauca.edu.co/ehost/viewarticle/render?data=dGJyMPPp44rp2%2fdV0%2bnjisfk5Ie46a9Jsq2wSLOk63nn5Kx95uXxjL6qrU2tqK5Kr5a1Uq%2bouEuwls5lpOrweezp33vy3%2b2G59q7SbaotU22qq5MtpzxgeKz437grrV7tNmrfrSrsUWyrLRPq9e0SLOjrnngp7V7sty3TOKtvovj6fGB7eTrf%2fCnrkuk4t%2bG5bPji6Ta4FXfr%2bY%2b8tflVb%2fEpHnss7RPs6evS7eupH7t6Ot58rPkjeri8n326gAA&amp;vid=6&amp;sid=efb87c6c-f653-4667-a605-0ab17c4f94d7@sessionmgr103</text:a></text:p>
          </table:table-cell>
          <table:table-cell table:style-name="ce191" office:value-type="float" office:value="2011" calcext:value-type="float">
            <text:p>2011</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content-validation-name="val6" office:value-type="string" calcext:value-type="string">
            <text:p>El estudio primario no presenta una solución que aporta a la formación de arquitectos de software alineados con las necesidades de la industria</text:p>
          </table:table-cell>
          <table:table-cell table:number-columns-repeated="1012"/>
        </table:table-row>
        <table:table-row table:style-name="ro3">
          <table:table-cell table:style-name="ce191" office:value-type="string" calcext:value-type="string">
            <text:p>E531</text:p>
          </table:table-cell>
          <table:table-cell table:style-name="ce197" office:value-type="string" calcext:value-type="string">
            <text:p>Teaching Software Architecture Patterns Using ACME Language</text:p>
          </table:table-cell>
          <table:table-cell table:style-name="ce196" office:value-type="string" calcext:value-type="string">
            <text:p>Malo el paper, muy simple.</text:p>
          </table:table-cell>
          <table:table-cell table:style-name="ce208" office:value-type="string" calcext:value-type="string">
            <text:p><text:a xlink:href="https://drive.google.com/file/d/1dqCVkuLlIfCbTm9sSEC4ru_2A37Ozma9/view?usp=sharing" xlink:type="simple">https://drive.google.com/file/d/1dqCVkuLlIfCbTm9sSEC4ru_2A37Ozma9/view?usp=sharing</text:a></text:p>
          </table:table-cell>
          <table:table-cell table:style-name="ce191" office:value-type="float" office:value="2020" calcext:value-type="float">
            <text:p>202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FALSE()" office:value-type="float" office:value="0" calcext:value-type="float">
            <text:p>0</text:p>
          </table:table-cell>
          <table:table-cell table:style-name="ce196" table:formula="of:=TRUE()" office:value-type="float" office:value="1" calcext:value-type="float">
            <text:p>1</text:p>
          </table:table-cell>
          <table:table-cell table:style-name="ce196" table:content-validation-name="val6" office:value-type="string" calcext:value-type="string">
            <text:p>Estudios que presentan material no revisado por pares</text:p>
          </table:table-cell>
          <table:table-cell table:number-columns-repeated="1012"/>
        </table:table-row>
        <table:table-row table:style-name="ro2" table:visibility="filter">
          <table:table-cell table:number-columns-repeated="2"/>
          <table:table-cell table:style-name="ce70"/>
          <table:table-cell table:number-columns-repeated="1021"/>
        </table:table-row>
        <table:table-row table:style-name="ro2">
          <table:table-cell table:number-columns-repeated="2"/>
          <table:table-cell table:style-name="ce70"/>
          <table:table-cell table:number-columns-repeated="1021"/>
        </table:table-row>
        <table:table-row table:style-name="ro2">
          <table:table-cell table:number-columns-repeated="2"/>
          <table:table-cell table:style-name="ce70"/>
          <table:table-cell/>
          <table:table-cell office:value-type="string" calcext:value-type="string">
            <text:p>TOTALES</text:p>
          </table:table-cell>
          <table:table-cell table:formula="of:=SUM([.F5:.F523])" office:value-type="float" office:value="116" calcext:value-type="float">
            <text:p>116</text:p>
          </table:table-cell>
          <table:table-cell table:formula="of:=SUM([.G5:.G523])" office:value-type="float" office:value="207" calcext:value-type="float">
            <text:p>207</text:p>
          </table:table-cell>
          <table:table-cell table:formula="of:=SUM([.H5:.H523])" office:value-type="float" office:value="0" calcext:value-type="float">
            <text:p>0</text:p>
          </table:table-cell>
          <table:table-cell table:formula="of:=SUM([.I5:.I523])" office:value-type="float" office:value="10" calcext:value-type="float">
            <text:p>10</text:p>
          </table:table-cell>
          <table:table-cell table:formula="of:=SUM([.J5:.J523])" office:value-type="float" office:value="33" calcext:value-type="float">
            <text:p>33</text:p>
          </table:table-cell>
          <table:table-cell table:formula="of:=SUM([.K5:.K523])" office:value-type="float" office:value="157" calcext:value-type="float">
            <text:p>157</text:p>
          </table:table-cell>
          <table:table-cell table:number-columns-repeated="1013"/>
        </table:table-row>
        <table:table-row table:style-name="ro2" table:number-rows-repeated="398">
          <table:table-cell table:number-columns-repeated="2"/>
          <table:table-cell table:style-name="ce70"/>
          <table:table-cell table:number-columns-repeated="1021"/>
        </table:table-row>
        <table:table-row table:style-name="ro6" table:number-rows-repeated="1047651">
          <table:table-cell table:number-columns-repeated="1024"/>
        </table:table-row>
        <table:table-row table:style-name="ro7">
          <table:table-cell table:number-columns-repeated="1024"/>
        </table:table-row>
      </table:table>
      <table:table table:name="Contribuciones" table:style-name="ta2">
        <table:shapes>
          <draw:frame draw:z-index="0" draw:style-name="gr1" draw:text-style-name="P1" svg:width="157.21mm" svg:height="98.74mm" svg:x="119.32mm" svg:y="24.99mm">
            <draw:object draw:notify-on-update-of-ranges="Contribuciones.B4:Contribuciones.B9 Contribuciones.C3:Contribuciones.C3 Contribuciones.C4:Contribuciones.C9 Contribuciones.D3:Contribuciones.D3 Contribuciones.D4:Contribuciones.D9 Contribuciones.E3:Contribuciones.E3 Contribuciones.E4:Contribuciones.E9" xlink:href="./Object 1" xlink:type="simple" xlink:show="embed" xlink:actuate="onLoad">
              <loext:p/>
            </draw:object>
            <draw:image xlink:href="./ObjectReplacements/Object 1" xlink:type="simple" xlink:show="embed" xlink:actuate="onLoad"/>
          </draw:frame>
          <draw:frame draw:z-index="1" draw:style-name="gr1" draw:text-style-name="P1" svg:width="117.54mm" svg:height="66.12mm" svg:x="127.29mm" svg:y="132.63mm">
            <draw:object draw:notify-on-update-of-ranges="Contribuciones.B16:Contribuciones.B21 Contribuciones.C15:Contribuciones.C15 Contribuciones.C16:Contribuciones.C21" xlink:href="./Object 9" xlink:type="simple" xlink:show="embed" xlink:actuate="onLoad">
              <loext:p/>
            </draw:object>
            <draw:image xlink:href="./ObjectReplacements/Object 9" xlink:type="simple" xlink:show="embed" xlink:actuate="onLoad"/>
          </draw:frame>
        </table:shapes>
        <table:table-column table:style-name="co23" table:default-cell-style-name="Default"/>
        <table:table-column table:style-name="co13" table:default-cell-style-name="ce217"/>
        <table:table-column table:style-name="co23" table:default-cell-style-name="ce217"/>
        <table:table-column table:style-name="co23" table:default-cell-style-name="Default"/>
        <table:table-column table:style-name="co45" table:default-cell-style-name="Default"/>
        <table:table-row table:style-name="ro8" table:number-rows-repeated="2">
          <table:table-cell/>
          <table:table-cell table:style-name="Default" table:number-columns-repeated="2"/>
          <table:table-cell table:number-columns-repeated="2"/>
        </table:table-row>
        <table:table-row table:style-name="ro8">
          <table:table-cell/>
          <table:table-cell table:style-name="ce216" office:value-type="string" calcext:value-type="string">
            <text:p>BD</text:p>
          </table:table-cell>
          <table:table-cell table:style-name="ce216" office:value-type="string" calcext:value-type="string">
            <text:p>Acepted papers</text:p>
          </table:table-cell>
          <table:table-cell table:style-name="ce216" office:value-type="string" calcext:value-type="string">
            <text:p>Rejected papers</text:p>
          </table:table-cell>
          <table:table-cell table:style-name="ce216" office:value-type="string" calcext:value-type="string">
            <text:p>Total</text:p>
          </table:table-cell>
        </table:table-row>
        <table:table-row table:style-name="ro8">
          <table:table-cell/>
          <table:table-cell office:value-type="string" calcext:value-type="string">
            <text:p>ACM Digital</text:p>
          </table:table-cell>
          <table:table-cell office:value-type="float" office:value="18" calcext:value-type="float">
            <text:p>18</text:p>
          </table:table-cell>
          <table:table-cell table:style-name="ce217" table:formula="of:=116+7" office:value-type="float" office:value="123" calcext:value-type="float">
            <text:p>123</text:p>
          </table:table-cell>
          <table:table-cell table:style-name="ce217" table:formula="of:=SUM([.C4:.D4])" office:value-type="float" office:value="141" calcext:value-type="float">
            <text:p>141</text:p>
          </table:table-cell>
        </table:table-row>
        <table:table-row table:style-name="ro8">
          <table:table-cell/>
          <table:table-cell office:value-type="string" calcext:value-type="string">
            <text:p>EBSCO</text:p>
          </table:table-cell>
          <table:table-cell office:value-type="float" office:value="6" calcext:value-type="float">
            <text:p>6</text:p>
          </table:table-cell>
          <table:table-cell table:style-name="ce217" table:formula="of:=207+1" office:value-type="float" office:value="208" calcext:value-type="float">
            <text:p>208</text:p>
          </table:table-cell>
          <table:table-cell table:style-name="ce217" table:formula="of:=SUM([.C5:.D5])" office:value-type="float" office:value="214" calcext:value-type="float">
            <text:p>214</text:p>
          </table:table-cell>
        </table:table-row>
        <table:table-row table:style-name="ro8">
          <table:table-cell/>
          <table:table-cell office:value-type="string" calcext:value-type="string">
            <text:p>IEEE Xplore</text:p>
          </table:table-cell>
          <table:table-cell office:value-type="float" office:value="31" calcext:value-type="float">
            <text:p>31</text:p>
          </table:table-cell>
          <table:table-cell table:style-name="ce217" table:formula="of:=0+13" office:value-type="float" office:value="13" calcext:value-type="float">
            <text:p>13</text:p>
          </table:table-cell>
          <table:table-cell table:style-name="ce217" table:formula="of:=SUM([.C6:.D6])" office:value-type="float" office:value="44" calcext:value-type="float">
            <text:p>44</text:p>
          </table:table-cell>
        </table:table-row>
        <table:table-row table:style-name="ro8">
          <table:table-cell/>
          <table:table-cell office:value-type="string" calcext:value-type="string">
            <text:p>ScienceDirect</text:p>
          </table:table-cell>
          <table:table-cell office:value-type="float" office:value="0" calcext:value-type="float">
            <text:p>0</text:p>
          </table:table-cell>
          <table:table-cell table:style-name="ce217" office:value-type="float" office:value="10" calcext:value-type="float">
            <text:p>10</text:p>
          </table:table-cell>
          <table:table-cell table:style-name="ce217" table:formula="of:=SUM([.C7:.D7])" office:value-type="float" office:value="10" calcext:value-type="float">
            <text:p>10</text:p>
          </table:table-cell>
        </table:table-row>
        <table:table-row table:style-name="ro8">
          <table:table-cell/>
          <table:table-cell office:value-type="string" calcext:value-type="string">
            <text:p>SCOPUS</text:p>
          </table:table-cell>
          <table:table-cell office:value-type="float" office:value="6" calcext:value-type="float">
            <text:p>6</text:p>
          </table:table-cell>
          <table:table-cell table:style-name="ce217" table:formula="of:=33+2" office:value-type="float" office:value="35" calcext:value-type="float">
            <text:p>35</text:p>
          </table:table-cell>
          <table:table-cell table:style-name="ce217" table:formula="of:=SUM([.C8:.D8])" office:value-type="float" office:value="41" calcext:value-type="float">
            <text:p>41</text:p>
          </table:table-cell>
        </table:table-row>
        <table:table-row table:style-name="ro8">
          <table:table-cell/>
          <table:table-cell office:value-type="string" calcext:value-type="string">
            <text:p>Google Scholar</text:p>
          </table:table-cell>
          <table:table-cell office:value-type="float" office:value="21" calcext:value-type="float">
            <text:p>21</text:p>
          </table:table-cell>
          <table:table-cell table:style-name="ce217" table:formula="of:=157+1" office:value-type="float" office:value="158" calcext:value-type="float">
            <text:p>158</text:p>
          </table:table-cell>
          <table:table-cell table:style-name="ce217" table:formula="of:=SUM([.C9:.D9])" office:value-type="float" office:value="179" calcext:value-type="float">
            <text:p>179</text:p>
          </table:table-cell>
        </table:table-row>
        <table:table-row table:style-name="ro8">
          <table:table-cell/>
          <table:table-cell table:style-name="Default" table:number-columns-repeated="2"/>
          <table:table-cell table:number-columns-repeated="2"/>
        </table:table-row>
        <table:table-row table:style-name="ro8">
          <table:table-cell/>
          <table:table-cell table:style-name="Default" table:number-columns-repeated="2"/>
          <table:table-cell office:value-type="string" calcext:value-type="string">
            <text:p>Total</text:p>
          </table:table-cell>
          <table:table-cell table:formula="of:=SUM([.E4:.E9])" office:value-type="float" office:value="629" calcext:value-type="float">
            <text:p>629</text:p>
          </table:table-cell>
        </table:table-row>
        <table:table-row table:style-name="ro8" table:number-rows-repeated="3">
          <table:table-cell/>
          <table:table-cell table:style-name="Default" table:number-columns-repeated="2"/>
          <table:table-cell table:number-columns-repeated="2"/>
        </table:table-row>
        <table:table-row table:style-name="ro8">
          <table:table-cell/>
          <table:table-cell table:style-name="ce216" office:value-type="string" calcext:value-type="string">
            <text:p>BD</text:p>
          </table:table-cell>
          <table:table-cell table:style-name="ce216" office:value-type="string" calcext:value-type="string">
            <text:p>Acepted papers</text:p>
          </table:table-cell>
          <table:table-cell table:number-columns-repeated="2"/>
        </table:table-row>
        <table:table-row table:style-name="ro8">
          <table:table-cell/>
          <table:table-cell office:value-type="string" calcext:value-type="string">
            <text:p>IEEE Xplore</text:p>
          </table:table-cell>
          <table:table-cell office:value-type="float" office:value="31" calcext:value-type="float">
            <text:p>31</text:p>
          </table:table-cell>
          <table:table-cell table:number-columns-repeated="2"/>
        </table:table-row>
        <table:table-row table:style-name="ro8">
          <table:table-cell/>
          <table:table-cell office:value-type="string" calcext:value-type="string">
            <text:p>Google Scholar</text:p>
          </table:table-cell>
          <table:table-cell office:value-type="float" office:value="21" calcext:value-type="float">
            <text:p>21</text:p>
          </table:table-cell>
          <table:table-cell table:number-columns-repeated="2"/>
        </table:table-row>
        <table:table-row table:style-name="ro8">
          <table:table-cell/>
          <table:table-cell office:value-type="string" calcext:value-type="string">
            <text:p>ACM Digital</text:p>
          </table:table-cell>
          <table:table-cell office:value-type="float" office:value="18" calcext:value-type="float">
            <text:p>18</text:p>
          </table:table-cell>
          <table:table-cell table:number-columns-repeated="2"/>
        </table:table-row>
        <table:table-row table:style-name="ro8">
          <table:table-cell/>
          <table:table-cell office:value-type="string" calcext:value-type="string">
            <text:p>EBSCO</text:p>
          </table:table-cell>
          <table:table-cell office:value-type="float" office:value="6" calcext:value-type="float">
            <text:p>6</text:p>
          </table:table-cell>
          <table:table-cell table:number-columns-repeated="2"/>
        </table:table-row>
        <table:table-row table:style-name="ro8">
          <table:table-cell/>
          <table:table-cell office:value-type="string" calcext:value-type="string">
            <text:p>SCOPUS</text:p>
          </table:table-cell>
          <table:table-cell office:value-type="float" office:value="6" calcext:value-type="float">
            <text:p>6</text:p>
          </table:table-cell>
          <table:table-cell table:number-columns-repeated="2"/>
        </table:table-row>
        <table:table-row table:style-name="ro8">
          <table:table-cell/>
          <table:table-cell office:value-type="string" calcext:value-type="string">
            <text:p>ScienceDirect</text:p>
          </table:table-cell>
          <table:table-cell office:value-type="float" office:value="0" calcext:value-type="float">
            <text:p>0</text:p>
          </table:table-cell>
          <table:table-cell table:number-columns-repeated="2"/>
        </table:table-row>
      </table:table>
      <table:table table:name="InclusionCriteria" table:style-name="ta4">
        <table:table-column table:style-name="co46" table:default-cell-style-name="Default"/>
        <table:table-column table:style-name="co47" table:default-cell-style-name="Default"/>
        <table:table-column table:style-name="co8" table:number-columns-repeated="1022" table:default-cell-style-name="Default"/>
        <table:table-row table:style-name="ro6">
          <table:table-cell table:number-columns-repeated="1024"/>
        </table:table-row>
        <table:table-row table:style-name="ro2">
          <table:table-cell table:style-name="ce111" office:value-type="float" office:value="1" calcext:value-type="float">
            <text:p>1</text:p>
          </table:table-cell>
          <table:table-cell table:style-name="ce111" office:value-type="string" calcext:value-type="string">
            <text:p>Estudios presentados en inglés centrados en la formación de arquitectos de software alineados con las necesidades de la industria.</text:p>
          </table:table-cell>
          <table:table-cell table:number-columns-repeated="1022"/>
        </table:table-row>
        <table:table-row table:style-name="ro2">
          <table:table-cell table:style-name="ce111" office:value-type="float" office:value="2" calcext:value-type="float">
            <text:p>2</text:p>
          </table:table-cell>
          <table:table-cell table:style-name="ce111" office:value-type="string" calcext:value-type="string">
            <text:p>Artículos completos publicados en revistas, conferencias o congresos con revisión por pares.</text:p>
          </table:table-cell>
          <table:table-cell table:number-columns-repeated="1022"/>
        </table:table-row>
        <table:table-row table:style-name="ro2">
          <table:table-cell table:style-name="ce111" office:value-type="float" office:value="3" calcext:value-type="float">
            <text:p>3</text:p>
          </table:table-cell>
          <table:table-cell table:style-name="ce111" office:value-type="string" calcext:value-type="string">
            <text:p>El artículo se basa en datos empíricos y no solo en la opinión de los autores.</text:p>
          </table:table-cell>
          <table:table-cell table:number-columns-repeated="1022"/>
        </table:table-row>
        <table:table-row table:style-name="ro2">
          <table:table-cell table:style-name="ce111" office:value-type="float" office:value="4" calcext:value-type="float">
            <text:p>4</text:p>
          </table:table-cell>
          <table:table-cell table:style-name="ce111" office:value-type="string" calcext:value-type="string">
            <text:p>Se puede acceder a su texto completo desde una fuente confiable.</text:p>
          </table:table-cell>
          <table:table-cell table:number-columns-repeated="1022"/>
        </table:table-row>
        <table:table-row table:style-name="ro6" table:number-rows-repeated="1048570">
          <table:table-cell table:number-columns-repeated="1024"/>
        </table:table-row>
        <table:table-row table:style-name="ro6">
          <table:table-cell table:number-columns-repeated="1024"/>
        </table:table-row>
      </table:table>
      <table:table table:name="ExclusionCriteria" table:style-name="ta5">
        <table:table-column table:style-name="co8" table:default-cell-style-name="Default"/>
        <table:table-column table:style-name="co48" table:default-cell-style-name="Default"/>
        <table:table-column table:style-name="co8" table:number-columns-repeated="1022" table:default-cell-style-name="Default"/>
        <table:table-row table:style-name="ro6" table:number-rows-repeated="2">
          <table:table-cell table:number-columns-repeated="1024"/>
        </table:table-row>
        <table:table-row table:style-name="ro2">
          <table:table-cell table:style-name="ce196" office:value-type="float" office:value="1" calcext:value-type="float">
            <text:p>1</text:p>
          </table:table-cell>
          <table:table-cell table:style-name="ce111" office:value-type="string" calcext:value-type="string">
            <text:p>El estudio primario no presenta una solución que aporta a la formación de arquitectos de software alineados con las necesidades de la industria.</text:p>
          </table:table-cell>
          <table:table-cell table:number-columns-repeated="1022"/>
        </table:table-row>
        <table:table-row table:style-name="ro2">
          <table:table-cell table:style-name="ce196" office:value-type="float" office:value="2" calcext:value-type="float">
            <text:p>2</text:p>
          </table:table-cell>
          <table:table-cell table:style-name="ce111" office:value-type="string" calcext:value-type="string">
            <text:p>Estudios no accesibles en texto completo.</text:p>
          </table:table-cell>
          <table:table-cell table:number-columns-repeated="1022"/>
        </table:table-row>
        <table:table-row table:style-name="ro2">
          <table:table-cell table:style-name="ce196" office:value-type="float" office:value="3" calcext:value-type="float">
            <text:p>3</text:p>
          </table:table-cell>
          <table:table-cell table:style-name="ce111" office:value-type="string" calcext:value-type="string">
            <text:p>Estudios que presentan material no revisado por pares.</text:p>
          </table:table-cell>
          <table:table-cell table:number-columns-repeated="1022"/>
        </table:table-row>
        <table:table-row table:style-name="ro2">
          <table:table-cell table:style-name="ce196" office:value-type="float" office:value="4" calcext:value-type="float">
            <text:p>4</text:p>
          </table:table-cell>
          <table:table-cell table:style-name="ce111" office:value-type="string" calcext:value-type="string">
            <text:p>Estudios secundarios o terciarios que reportan y analizan resultados de otras investigaciones.</text:p>
          </table:table-cell>
          <table:table-cell table:number-columns-repeated="1022"/>
        </table:table-row>
        <table:table-row table:style-name="ro2">
          <table:table-cell table:style-name="ce196" office:value-type="float" office:value="5" calcext:value-type="float">
            <text:p>5</text:p>
          </table:table-cell>
          <table:table-cell table:style-name="ce111" office:value-type="string" calcext:value-type="string">
            <text:p>Publicaciones duplicadas de los mismos autores.</text:p>
          </table:table-cell>
          <table:table-cell table:number-columns-repeated="1022"/>
        </table:table-row>
        <table:table-row table:style-name="ro6" table:number-rows-repeated="1048568">
          <table:table-cell table:number-columns-repeated="1024"/>
        </table:table-row>
        <table:table-row table:style-name="ro6">
          <table:table-cell table:number-columns-repeated="1024"/>
        </table:table-row>
      </table:table>
      <table:table table:name="Search String" table:style-name="ta6">
        <table:table-column table:style-name="co49" table:default-cell-style-name="Default"/>
        <table:table-column table:style-name="co8" table:number-columns-repeated="1023" table:default-cell-style-name="Default"/>
        <table:table-row table:style-name="ro1">
          <table:table-cell table:style-name="ce1" office:value-type="string" calcext:value-type="string">
            <text:p>Search String</text:p>
          </table:table-cell>
          <table:table-cell table:number-columns-repeated="1023"/>
        </table:table-row>
        <table:table-row table:style-name="ro6" table:number-rows-repeated="2">
          <table:table-cell table:number-columns-repeated="1024"/>
        </table:table-row>
        <table:table-row table:style-name="ro10">
          <table:table-cell table:style-name="ce112" office:value-type="string" calcext:value-type="string">
            <text:p>(“educational needs” OR “knowledge needs” OR “desired skills”OR “essential competencies” OR “knowledge requirements” OR “skill requirements” OR “training” OR “teaching”) AND (“software architectures” OR ”Software Architecture” OR “software design”) AND (“industrial software” OR “software industry”) AND “course”</text:p>
          </table:table-cell>
          <table:table-cell table:number-columns-repeated="1023"/>
        </table:table-row>
        <table:table-row table:style-name="ro6" table:number-rows-repeated="1048571">
          <table:table-cell table:number-columns-repeated="1024"/>
        </table:table-row>
        <table:table-row table:style-name="ro6">
          <table:table-cell table:number-columns-repeated="1024"/>
        </table:table-row>
      </table:table>
      <table:table table:name="Research Questions" table:style-name="ta7">
        <table:table-column table:style-name="co8" table:default-cell-style-name="Default"/>
        <table:table-column table:style-name="co50" table:default-cell-style-name="Default"/>
        <table:table-column table:style-name="co51" table:default-cell-style-name="Default"/>
        <table:table-column table:style-name="co8" table:number-columns-repeated="1021" table:default-cell-style-name="Default"/>
        <table:table-row table:style-name="ro11">
          <table:table-cell table:style-name="ce113" office:value-type="string" calcext:value-type="string">
            <text:p>Preguntas de investigación</text:p>
          </table:table-cell>
          <table:table-cell table:number-columns-repeated="1023"/>
        </table:table-row>
        <table:table-row table:style-name="ro6" table:number-rows-repeated="2">
          <table:table-cell table:number-columns-repeated="1024"/>
        </table:table-row>
        <table:table-row table:style-name="ro9">
          <table:table-cell table:style-name="ce114" office:value-type="string" calcext:value-type="string">
            <text:p>ID</text:p>
          </table:table-cell>
          <table:table-cell table:style-name="ce114" office:value-type="string" calcext:value-type="string">
            <text:p>Mapeo de la pregunta</text:p>
          </table:table-cell>
          <table:table-cell table:style-name="ce114" office:value-type="string" calcext:value-type="string">
            <text:p>Justificación (rationale)</text:p>
          </table:table-cell>
          <table:table-cell table:number-columns-repeated="1021"/>
        </table:table-row>
        <table:table-row table:style-name="ro12">
          <table:table-cell table:style-name="ce115" office:value-type="string" calcext:value-type="string">
            <text:p>MQ1</text:p>
          </table:table-cell>
          <table:table-cell table:style-name="ce116" office:value-type="string" calcext:value-type="string">
            <text:p>¿Qué experiencias se reportan que apoyen temas de formación o enseñanza de arquitecturas de software, enfocados a las necesidades de la industria?</text:p>
          </table:table-cell>
          <table:table-cell table:style-name="ce115" office:value-type="string" calcext:value-type="string">
            <text:p>Explorar las experiencias reportadas en la literatura sobre formación de arquitectos de software acordes a las necesidades de la industria de software. Trabajos que tratan de cerrar brechas entre la formación recibida por los estudiantes y las habilidades que requiere la industria.</text:p>
          </table:table-cell>
          <table:table-cell table:number-columns-repeated="1021"/>
        </table:table-row>
        <table:table-row table:style-name="ro10">
          <table:table-cell table:style-name="ce115" office:value-type="string" calcext:value-type="string">
            <text:p>MQ2</text:p>
          </table:table-cell>
          <table:table-cell table:style-name="ce115" office:value-type="string" calcext:value-type="string">
            <text:p>¿Cuál es la frecuencia de publicación por año, de investigaciones dedicadas a la formación de arquitectos de software?</text:p>
          </table:table-cell>
          <table:table-cell table:style-name="ce115" office:value-type="string" calcext:value-type="string">
            <text:p>Comprobar con qué frecuencia se están realizando estudios que impliquen la formación de arquitectos de software, además de observar si la línea de tendencia es positiva y, por lo tanto, si es un tema actual.</text:p>
          </table:table-cell>
          <table:table-cell table:number-columns-repeated="1021"/>
        </table:table-row>
        <table:table-row table:style-name="ro12">
          <table:table-cell table:style-name="ce115" office:value-type="string" calcext:value-type="string">
            <text:p>MQ3</text:p>
          </table:table-cell>
          <table:table-cell table:style-name="ce116" office:value-type="string" calcext:value-type="string">
            <text:p>¿Qué estrategias de enseñanza son eficaces en la formación de arquitectos de software?</text:p>
          </table:table-cell>
          <table:table-cell table:style-name="ce115" office:value-type="string" calcext:value-type="string">
            <text:p>Determinar qué estrategias de enseñanza son eficaces en la formación de arquitectos de software: trabajo colaborativo, proyectos de fuente abierta, estudios de caso, ingeniería inversa para analizar la arquitectura, juegos, proyectos semi-real-world, etc.</text:p>
          </table:table-cell>
          <table:table-cell table:number-columns-repeated="1021"/>
        </table:table-row>
        <table:table-row table:style-name="ro12">
          <table:table-cell table:style-name="ce115" office:value-type="string" calcext:value-type="string">
            <text:p>MQ4</text:p>
          </table:table-cell>
          <table:table-cell table:style-name="ce115" office:value-type="string" calcext:value-type="string">
            <text:p>¿Qué estrategias se utilizan para mantener el diseño y la conducción de los cursos de formación de arquitecturas de software alineados y realimentados con las necesidades de la industria de software?</text:p>
          </table:table-cell>
          <table:table-cell table:style-name="ce116" office:value-type="string" calcext:value-type="string">
            <text:p>Conocer las estrategias que se están utilizando para alinear y realimentar los cursos de formación de arquitecturas con las necesidades de la industria de software.</text:p>
          </table:table-cell>
          <table:table-cell table:style-name="ce70"/>
          <table:table-cell table:number-columns-repeated="1020"/>
        </table:table-row>
        <table:table-row table:style-name="ro13">
          <table:table-cell table:style-name="ce115" office:value-type="string" calcext:value-type="string">
            <text:p>MQ5</text:p>
          </table:table-cell>
          <table:table-cell table:style-name="ce115" office:value-type="string" calcext:value-type="string">
            <text:p>¿Qué estrategias no son eficaces para la formación de arquitectos de software?</text:p>
          </table:table-cell>
          <table:table-cell table:style-name="ce115" office:value-type="string" calcext:value-type="string">
            <text:p>Conocer qué estrategias están comprobadas que no sirven para formar arquitectos de software.</text:p>
          </table:table-cell>
          <table:table-cell table:number-columns-repeated="1021"/>
        </table:table-row>
        <table:table-row table:style-name="ro13">
          <table:table-cell table:style-name="ce115" office:value-type="string" calcext:value-type="string">
            <text:p>MQ6</text:p>
          </table:table-cell>
          <table:table-cell table:style-name="ce115" office:value-type="string" calcext:value-type="string">
            <text:p>¿Cuál es el alcance a nivel de contenidos de los cursos de formación de arquitectos de software?</text:p>
          </table:table-cell>
          <table:table-cell table:style-name="ce115" office:value-type="string" calcext:value-type="string">
            <text:p>Determinar qué temáticas abordan los cursos encontrados o en su defecto los objetivos de aprendizaje.</text:p>
          </table:table-cell>
          <table:table-cell table:number-columns-repeated="1021"/>
        </table:table-row>
        <table:table-row table:style-name="ro10">
          <table:table-cell table:style-name="ce115" office:value-type="string" calcext:value-type="string">
            <text:p>MQ7</text:p>
          </table:table-cell>
          <table:table-cell table:style-name="ce116" office:value-type="string" calcext:value-type="string">
            <text:p>¿Cuáles son las habilidades duras y blandas más importantes que debe desarrollar un arquitecto de software durante su formación?</text:p>
          </table:table-cell>
          <table:table-cell table:style-name="ce115" office:value-type="string" calcext:value-type="string">
            <text:p>Determinar las habilidades duras y blandas (liderazgo, pensamiento crítico, comunicación y trabajo en equipo, etc.) más importantes que debe desarrollar un arquitecto de software para desempeñarse en el sector industrial.</text:p>
          </table:table-cell>
          <table:table-cell table:number-columns-repeated="1021"/>
        </table:table-row>
        <table:table-row table:style-name="ro10">
          <table:table-cell table:style-name="ce115" office:value-type="string" calcext:value-type="string">
            <text:p>MQ8</text:p>
          </table:table-cell>
          <table:table-cell table:style-name="ce116" office:value-type="string" calcext:value-type="string">
            <text:p>¿Cuáles son las dificultades o retos para formar arquitectos de software alineados con la industria de software?</text:p>
          </table:table-cell>
          <table:table-cell table:style-name="ce115" office:value-type="string" calcext:value-type="string">
            <text:p>Determinar las dificultades reportadas por la literatura en el proceso de formación de arquitectos de software con capacidad para desempeñarse en la industria.</text:p>
          </table:table-cell>
          <table:table-cell table:number-columns-repeated="1021"/>
        </table:table-row>
        <table:table-row table:style-name="ro10">
          <table:table-cell table:style-name="ce115" office:value-type="string" calcext:value-type="string">
            <text:p>MQ9</text:p>
          </table:table-cell>
          <table:table-cell table:style-name="ce116" office:value-type="string" calcext:value-type="string">
            <text:p>¿En qué nivel de formación se están haciendo los principales aportes a la formación de arquitecturas de software?</text:p>
          </table:table-cell>
          <table:table-cell table:style-name="ce115" office:value-type="string" calcext:value-type="string">
            <text:p>Encontrar en qué nivel se están haciendo propuestas de formación de arquitectos de software: pregrado, posgrado, a nivel certificaciones, entrenamiento empresarial.</text:p>
          </table:table-cell>
          <table:table-cell table:number-columns-repeated="1021"/>
        </table:table-row>
        <table:table-row table:style-name="ro13">
          <table:table-cell table:style-name="ce115" office:value-type="string" calcext:value-type="string">
            <text:p>MQ10</text:p>
          </table:table-cell>
          <table:table-cell table:style-name="ce116" office:value-type="string" calcext:value-type="string">
            <text:p>¿Cual es el rol del arquitecto de software para la industria de software?</text:p>
          </table:table-cell>
          <table:table-cell table:style-name="ce115" office:value-type="string" calcext:value-type="string">
            <text:p>Determinar el rol del arquitecto de software en el contexto actual de la industria de software.</text:p>
          </table:table-cell>
          <table:table-cell table:number-columns-repeated="1021"/>
        </table:table-row>
        <table:table-row table:style-name="ro13">
          <table:table-cell table:style-name="ce115" office:value-type="string" calcext:value-type="string">
            <text:p>MQ11</text:p>
          </table:table-cell>
          <table:table-cell table:style-name="ce116" office:value-type="string" calcext:value-type="string">
            <text:p>¿Cuáles son los referentes <text:s/>de arquitectura de software que utilizan en los estudios?</text:p>
          </table:table-cell>
          <table:table-cell table:style-name="ce115" office:value-type="string" calcext:value-type="string">
            <text:p>Este término ha venido evolucionando con el tiempo, por ello, se quiere conocer las distintas definiciones de arquitectura de software.</text:p>
          </table:table-cell>
          <table:table-cell table:number-columns-repeated="1021"/>
        </table:table-row>
        <table:table-row table:style-name="ro13">
          <table:table-cell table:style-name="ce115" office:value-type="string" calcext:value-type="string">
            <text:p>MQ12</text:p>
          </table:table-cell>
          <table:table-cell table:style-name="ce116" office:value-type="string" calcext:value-type="string">
            <text:p>¿Cómo se validó la experiencia de formación para alcanzar los objetivos planteados?</text:p>
          </table:table-cell>
          <table:table-cell table:style-name="ce115" office:value-type="string" calcext:value-type="string">
            <text:p>Determinar de qué manera se validó la pertinencia o relevancia del curso propuesto</text:p>
          </table:table-cell>
          <table:table-cell table:number-columns-repeated="1021"/>
        </table:table-row>
        <table:table-row table:style-name="ro6" table:number-rows-repeated="1048559">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Included.A9:Included.AF87" table:display-filter-buttons="true" table:orientation="column">
          <table:filter>
            <table:filter-and>
              <table:filter-condition table:field-number="-2" table:value="Complementary" table:operator="=">
                <table:filter-set-item table:value="Complementary"/>
                <table:filter-set-item table:value="SoftwareArchitecture"/>
                <table:filter-set-item table:value="SoftwareEngineering"/>
              </table:filter-condition>
            </table:filter-and>
          </table:filter>
        </table:database-range>
        <table:database-range table:name="__Anonymous_Sheet_DB__3" table:target-range-address="MQ2.D61:MQ2.E81">
          <table:sort>
            <table:sort-by table:field-number="1" table:data-type="automatic"/>
            <table:sort-by table:field-number="0" table:data-type="automatic"/>
          </table:sort>
        </table:database-range>
        <table:database-range table:name="__Anonymous_Sheet_DB__11" table:target-range-address="Excluded.A4:Excluded.L524" table:display-filter-buttons="true" table:orientation="column">
          <table:filter>
            <table:filter-and>
              <table:filter-condition table:field-number="2" table:value="0" table:operator="=">
                <table:filter-set-item table:value="0"/>
                <table:filter-set-item table:value="1"/>
              </table:filter-condition>
            </table:filter-and>
          </table:filter>
        </table:database-range>
        <table:database-range table:name="__Anonymous_Sheet_DB__12" table:target-range-address="Contribuciones.B15:Contribuciones.C21">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text>$</number:text>
      <number:number number:decimal-places="2" loext:min-decimal-places="2" number:min-integer-digits="1" number:grouping="true"/>
    </number:number-style>
    <number:percentage-style style:name="N112">
      <number:number number:decimal-places="1" loext:min-decimal-places="1" number:min-integer-digits="1"/>
      <number:text>%</number:text>
    </number:percentag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 style:data-style-name="N2" text:time-value="12:54:46.430897456">00:00:00</text:time></text:p>
        </style:region-right>
      </style:header>
      <style:header-left style:display="false"/>
      <style:footer>
        <text:p>Page <text:page-number>1</text:page-number><text:s/>/ <text:page-count>99</text:page-count></text:p>
      </style:footer>
      <style:footer-left style:display="false"/>
    </style:master-page>
    <style:master-page style:name="PageStyle_5f_Included" style:display-name="PageStyle_Included" style:page-layout-name="Mpm3">
      <style:header style:display="false"/>
      <style:header-left style:display="false"/>
      <style:footer style:display="false"/>
      <style:footer-left style:display="false"/>
    </style:master-page>
    <style:master-page style:name="PageStyle_5f_Excluded" style:display-name="PageStyle_Excluded" style:page-layout-name="Mpm3">
      <style:header style:display="false"/>
      <style:header-left style:display="false"/>
      <style:footer style:display="false"/>
      <style:footer-left style:display="false"/>
    </style:master-page>
    <style:master-page style:name="PageStyle_5f_InclusionCriteria" style:display-name="PageStyle_InclusionCriteria" style:page-layout-name="Mpm3">
      <style:header style:display="false"/>
      <style:header-left style:display="false"/>
      <style:footer style:display="false"/>
      <style:footer-left style:display="false"/>
    </style:master-page>
    <style:master-page style:name="PageStyle_5f_ExclusionCriteria" style:display-name="PageStyle_ExclusionCriteria" style:page-layout-name="Mpm3">
      <style:header style:display="false"/>
      <style:header-left style:display="false"/>
      <style:footer style:display="false"/>
      <style:footer-left style:display="false"/>
    </style:master-page>
    <style:master-page style:name="PageStyle_5f_Search_20_String" style:display-name="PageStyle_Search String" style:page-layout-name="Mpm3">
      <style:header style:display="false"/>
      <style:header-left style:display="false"/>
      <style:footer style:display="false"/>
      <style:footer-left style:display="false"/>
    </style:master-page>
    <style:master-page style:name="PageStyle_5f_Research_20_Questions" style:display-name="PageStyle_Research Ques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2-01-10T13:32:12.943790315</dc:date>
    <meta:editing-duration>P1DT8H17M7S</meta:editing-duration>
    <meta:editing-cycles>81</meta:editing-cycles>
    <meta:document-statistic meta:table-count="17" meta:cell-count="9270" meta:object-count="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style:graphic-properties draw:stroke="none" draw:fill-color="#00cc00" dr3d:edge-rounding="5%"/>
      <style:text-properties fo:font-size="8pt" style:font-size-asian="10pt" style:font-size-complex="10pt"/>
    </style:style>
    <style:style style:name="ch9" style:family="chart" style:data-style-name="N0">
      <style:chart-properties loext:label-stroke-color="#3465a4" chart:link-data-style-to-source="true" chart:data-label-number="value" chart:data-label-text="false" chart:data-label-symbol="false"/>
      <style:graphic-properties draw:stroke="none" draw:fill-color="#ff3333" dr3d:edge-rounding="5%"/>
      <style:text-properties fo:font-size="8pt" style:font-size-asian="10pt" style:font-size-complex="10pt"/>
    </style:style>
    <style:style style:name="ch10" style:family="chart" style:data-style-name="N0">
      <style:chart-properties loext:label-stroke-color="#3465a4" chart:link-data-style-to-source="true" chart:data-label-number="value" chart:data-label-text="false" chart:data-label-symbol="false"/>
      <style:graphic-properties draw:stroke="none" draw:fill-color="#6666ff" dr3d:edge-rounding="5%"/>
      <style:text-properties fo:font-size="8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722cm" svg:height="9.875cm" xlink:href=".." xlink:type="simple" chart:class="chart:bar" chart:style-name="ch1">
        <chart:legend svg:x="6.362cm" svg:y="0cm" style:legend-expansion="custom" chartooo:width="4.72cm" chartooo:height="1.749cm" style:legend-expansion-aspect-ratio="2.69868496283591" chart:style-name="ch2"/>
        <chart:plot-area chart:style-name="ch3" table:cell-range-address="Contribuciones.B3:Contribuciones.E9" chart:data-source-has-labels="both" svg:x="1.087cm" svg:y="1.587cm" svg:width="14.254cm" svg:height="8.174cm">
          <chartooo:coordinate-region svg:x="1.894cm" svg:y="1.786cm" svg:width="13.384cm" svg:height="7.328cm"/>
          <chart:axis chart:dimension="x" chart:name="primary-x" chart:style-name="ch4" chartooo:axis-type="auto">
            <chartooo:date-scale/>
            <chart:categories table:cell-range-address="Contribuciones.B4:Contribuciones.B9"/>
          </chart:axis>
          <chart:axis chart:dimension="y" chart:name="primary-y" chart:style-name="ch5">
            <chart:title svg:x="0.213cm" svg:y="7.028cm" chart:style-name="ch6">
              <text:p>Number of papers</text:p>
            </chart:title>
            <chart:grid chart:style-name="ch7" chart:class="major"/>
          </chart:axis>
          <chart:series chart:style-name="ch8" chart:values-cell-range-address="Contribuciones.C4:Contribuciones.C9" chart:label-cell-address="Contribuciones.C3:Contribuciones.C3" chart:class="chart:bar">
            <chart:data-point chart:repeated="6"/>
          </chart:series>
          <chart:series chart:style-name="ch9" chart:values-cell-range-address="Contribuciones.D4:Contribuciones.D9" chart:label-cell-address="Contribuciones.D3:Contribuciones.D3" chart:class="chart:bar">
            <chart:data-point chart:repeated="6"/>
          </chart:series>
          <chart:series chart:style-name="ch10" chart:values-cell-range-address="Contribuciones.E4:Contribuciones.E9" chart:label-cell-address="Contribuciones.E3:Contribuciones.E3"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epted papers</text:p>
                <draw:g>
                  <svg:desc>Contribuciones.C3:Contribuciones.C3</svg:desc>
                </draw:g>
              </table:table-cell>
              <table:table-cell office:value-type="string">
                <text:p>Rejected papers</text:p>
                <draw:g>
                  <svg:desc>Contribuciones.D3:Contribuciones.D3</svg:desc>
                </draw:g>
              </table:table-cell>
              <table:table-cell office:value-type="string">
                <text:p>Total</text:p>
                <draw:g>
                  <svg:desc>Contribuciones.E3:Contribuciones.E3</svg:desc>
                </draw:g>
              </table:table-cell>
            </table:table-row>
          </table:table-header-rows>
          <table:table-rows>
            <table:table-row>
              <table:table-cell office:value-type="string">
                <text:p>ACM Digital</text:p>
                <draw:g>
                  <svg:desc>Contribuciones.B4:Contribuciones.B9</svg:desc>
                </draw:g>
              </table:table-cell>
              <table:table-cell office:value-type="float" office:value="18">
                <text:p>18</text:p>
                <draw:g>
                  <svg:desc>Contribuciones.C4:Contribuciones.C9</svg:desc>
                </draw:g>
              </table:table-cell>
              <table:table-cell office:value-type="float" office:value="123">
                <text:p>123</text:p>
                <draw:g>
                  <svg:desc>Contribuciones.D4:Contribuciones.D9</svg:desc>
                </draw:g>
              </table:table-cell>
              <table:table-cell office:value-type="float" office:value="141">
                <text:p>141</text:p>
                <draw:g>
                  <svg:desc>Contribuciones.E4:Contribuciones.E9</svg:desc>
                </draw:g>
              </table:table-cell>
            </table:table-row>
            <table:table-row>
              <table:table-cell office:value-type="string">
                <text:p>EBSCO</text:p>
              </table:table-cell>
              <table:table-cell office:value-type="float" office:value="6">
                <text:p>6</text:p>
              </table:table-cell>
              <table:table-cell office:value-type="float" office:value="208">
                <text:p>208</text:p>
              </table:table-cell>
              <table:table-cell office:value-type="float" office:value="214">
                <text:p>214</text:p>
              </table:table-cell>
            </table:table-row>
            <table:table-row>
              <table:table-cell office:value-type="string">
                <text:p>IEEE Xplore</text:p>
              </table:table-cell>
              <table:table-cell office:value-type="float" office:value="31">
                <text:p>31</text:p>
              </table:table-cell>
              <table:table-cell office:value-type="float" office:value="13">
                <text:p>13</text:p>
              </table:table-cell>
              <table:table-cell office:value-type="float" office:value="44">
                <text:p>44</text:p>
              </table:table-cell>
            </table:table-row>
            <table:table-row>
              <table:table-cell office:value-type="string">
                <text:p>ScienceDirect</text:p>
              </table:table-cell>
              <table:table-cell office:value-type="float" office:value="0">
                <text:p>0</text:p>
              </table:table-cell>
              <table:table-cell office:value-type="float" office:value="10">
                <text:p>10</text:p>
              </table:table-cell>
              <table:table-cell office:value-type="float" office:value="10">
                <text:p>10</text:p>
              </table:table-cell>
            </table:table-row>
            <table:table-row>
              <table:table-cell office:value-type="string">
                <text:p>SCOPUS</text:p>
              </table:table-cell>
              <table:table-cell office:value-type="float" office:value="6">
                <text:p>6</text:p>
              </table:table-cell>
              <table:table-cell office:value-type="float" office:value="35">
                <text:p>35</text:p>
              </table:table-cell>
              <table:table-cell office:value-type="float" office:value="41">
                <text:p>41</text:p>
              </table:table-cell>
            </table:table-row>
            <table:table-row>
              <table:table-cell office:value-type="string">
                <text:p>Google Scholar</text:p>
              </table:table-cell>
              <table:table-cell office:value-type="float" office:value="21">
                <text:p>21</text:p>
              </table:table-cell>
              <table:table-cell office:value-type="float" office:value="158">
                <text:p>158</text:p>
              </table:table-cell>
              <table:table-cell office:value-type="float" office:value="179">
                <text:p>17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491cm" svg:height="7.389cm" xlink:href=".." xlink:type="simple" chart:class="chart:bar" chart:style-name="ch1">
        <chart:plot-area chart:style-name="ch2" table:cell-range-address="MQ1.B4:MQ1.C6" chart:data-source-has-labels="column" svg:x="0.249cm" svg:y="0.147cm" svg:width="11.993cm" svg:height="7.095cm">
          <chartooo:coordinate-region svg:x="2.318cm" svg:y="0.147cm" svg:width="9.924cm" svg:height="2.903cm"/>
          <chart:axis chart:dimension="x" chart:name="primary-x" chart:style-name="ch3" chartooo:axis-type="auto">
            <chartooo:date-scale/>
            <chart:categories table:cell-range-address="MQ1.B4:MQ1.B6"/>
          </chart:axis>
          <chart:axis chart:dimension="y" chart:name="primary-y" chart:style-name="ch4">
            <chart:grid chart:style-name="ch5" chart:class="major"/>
          </chart:axis>
          <chart:series chart:style-name="ch6" chart:values-cell-range-address="MQ1.C4:MQ1.C6" chart:class="chart:bar">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Teaching software architectures</text:p>
                <draw:g>
                  <svg:desc>MQ1.B4:MQ1.B6</svg:desc>
                </draw:g>
              </table:table-cell>
              <table:table-cell office:value-type="float" office:value="0.37">
                <text:p>0.37</text:p>
                <draw:g>
                  <svg:desc>MQ1.C4:MQ1.C6</svg:desc>
                </draw:g>
              </table:table-cell>
            </table:table-row>
            <table:table-row>
              <table:table-cell office:value-type="string">
                <text:p>Teaching software engineering</text:p>
              </table:table-cell>
              <table:table-cell office:value-type="float" office:value="0.574">
                <text:p>0.574</text:p>
              </table:table-cell>
            </table:table-row>
            <table:table-row>
              <table:table-cell office:value-type="string">
                <text:p>Supplementary topics</text:p>
              </table:table-cell>
              <table:table-cell office:value-type="float" office:value="0.093">
                <text:p>0.09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cm" svg:height="8.179cm" xlink:href=".." xlink:type="simple" chart:class="chart:bar" chart:style-name="ch1">
        <chart:plot-area chart:style-name="ch2" table:cell-range-address="MQ9.B6:MQ9.C10" chart:data-source-has-labels="column" svg:x="0.29cm" svg:y="0.163cm" svg:width="13.96cm" svg:height="7.853cm">
          <chartooo:coordinate-region svg:x="0.911cm" svg:y="0.163cm" svg:width="13.339cm" svg:height="4.036cm"/>
          <chart:axis chart:dimension="x" chart:name="primary-x" chart:style-name="ch3" chartooo:axis-type="auto">
            <chartooo:date-scale/>
            <chart:categories table:cell-range-address="MQ9.B6:MQ9.B10"/>
          </chart:axis>
          <chart:axis chart:dimension="y" chart:name="primary-y" chart:style-name="ch4">
            <chart:grid chart:style-name="ch5" chart:class="major"/>
          </chart:axis>
          <chart:series chart:style-name="ch6" chart:values-cell-range-address="MQ9.C6:MQ9.C10" chart:class="chart:bar">
            <chart:data-point chart:style-name="ch7"/>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Undergraduate</text:p>
                <draw:g>
                  <svg:desc>MQ9.B6:MQ9.B10</svg:desc>
                </draw:g>
              </table:table-cell>
              <table:table-cell office:value-type="float" office:value="39">
                <text:p>39</text:p>
                <draw:g>
                  <svg:desc>MQ9.C6:MQ9.C10</svg:desc>
                </draw:g>
              </table:table-cell>
            </table:table-row>
            <table:table-row>
              <table:table-cell office:value-type="string">
                <text:p>Postgraduate</text:p>
              </table:table-cell>
              <table:table-cell office:value-type="float" office:value="10">
                <text:p>10</text:p>
              </table:table-cell>
            </table:table-row>
            <table:table-row>
              <table:table-cell office:value-type="string">
                <text:p>Continued education</text:p>
              </table:table-cell>
              <table:table-cell office:value-type="float" office:value="2">
                <text:p>2</text:p>
              </table:table-cell>
            </table:table-row>
            <table:table-row>
              <table:table-cell office:value-type="string">
                <text:p>Business training</text:p>
              </table:table-cell>
              <table:table-cell office:value-type="float" office:value="3">
                <text:p>3</text:p>
              </table:table-cell>
            </table:table-row>
            <table:table-row>
              <table:table-cell office:value-type="string">
                <text:p>Undergraduate/Postgraduate</text:p>
              </table:table-cell>
              <table:table-cell office:value-type="float" office:value="2">
                <text:p>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555cm" svg:height="8.996cm" xlink:href=".." xlink:type="simple" chart:class="chart:bar" chart:style-name="ch1">
        <chart:plot-area chart:style-name="ch2" table:cell-range-address="MQ4.D5:MQ4.E20" chart:data-source-has-labels="both" svg:x="0.331cm" svg:y="0.179cm" svg:width="15.893cm" svg:height="7.657cm">
          <chartooo:coordinate-region svg:x="9.525cm" svg:y="0.179cm" svg:width="6.512cm" svg:height="7.01cm"/>
          <chart:axis chart:dimension="x" chart:name="primary-x" chart:style-name="ch3" chartooo:axis-type="auto">
            <chartooo:date-scale/>
            <chart:categories table:cell-range-address="MQ4.D6:MQ4.D20"/>
          </chart:axis>
          <chart:axis chart:dimension="y" chart:name="primary-y" chart:style-name="ch4">
            <chart:title svg:x="6.54cm" svg:y="8.015cm" chart:style-name="ch5">
              <text:p>Number of experiences</text:p>
            </chart:title>
            <chart:grid chart:style-name="ch6" chart:class="major"/>
          </chart:axis>
          <chart:series chart:style-name="ch7" chart:values-cell-range-address="MQ4.E6:MQ4.E20" chart:label-cell-address="MQ4.E5:MQ4.E5"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text:p>
                <draw:g>
                  <svg:desc>MQ4.E5:MQ4.E5</svg:desc>
                </draw:g>
              </table:table-cell>
            </table:table-row>
          </table:table-header-rows>
          <table:table-rows>
            <table:table-row>
              <table:table-cell office:value-type="string">
                <text:p>Real or semi-real course projects</text:p>
                <draw:g>
                  <svg:desc>MQ4.D6:MQ4.D20</svg:desc>
                </draw:g>
              </table:table-cell>
              <table:table-cell office:value-type="float" office:value="10">
                <text:p>10</text:p>
                <draw:g>
                  <svg:desc>MQ4.E6:MQ4.E20</svg:desc>
                </draw:g>
              </table:table-cell>
            </table:table-row>
            <table:table-row>
              <table:table-cell office:value-type="string">
                <text:p>Real world case studies</text:p>
              </table:table-cell>
              <table:table-cell office:value-type="float" office:value="2">
                <text:p>2</text:p>
              </table:table-cell>
            </table:table-row>
            <table:table-row>
              <table:table-cell office:value-type="string">
                <text:p>Real clients in the course projects</text:p>
              </table:table-cell>
              <table:table-cell office:value-type="float" office:value="3">
                <text:p>3</text:p>
              </table:table-cell>
            </table:table-row>
            <table:table-row>
              <table:table-cell office:value-type="string">
                <text:p>Conferences with guests from the software industry sector</text:p>
              </table:table-cell>
              <table:table-cell office:value-type="float" office:value="7">
                <text:p>7</text:p>
              </table:table-cell>
            </table:table-row>
            <table:table-row>
              <table:table-cell office:value-type="string">
                <text:p>Visits in the field</text:p>
              </table:table-cell>
              <table:table-cell office:value-type="float" office:value="1">
                <text:p>1</text:p>
              </table:table-cell>
            </table:table-row>
            <table:table-row>
              <table:table-cell office:value-type="string">
                <text:p>Agreements with companies</text:p>
              </table:table-cell>
              <table:table-cell office:value-type="float" office:value="1">
                <text:p>1</text:p>
              </table:table-cell>
            </table:table-row>
            <table:table-row>
              <table:table-cell office:value-type="string">
                <text:p>Open Source Projects</text:p>
              </table:table-cell>
              <table:table-cell office:value-type="float" office:value="6">
                <text:p>6</text:p>
              </table:table-cell>
            </table:table-row>
            <table:table-row>
              <table:table-cell office:value-type="string">
                <text:p>Teachers and instructors from the industry sector</text:p>
              </table:table-cell>
              <table:table-cell office:value-type="float" office:value="2">
                <text:p>2</text:p>
              </table:table-cell>
            </table:table-row>
            <table:table-row>
              <table:table-cell office:value-type="string">
                <text:p>Industry-like development processes</text:p>
              </table:table-cell>
              <table:table-cell office:value-type="float" office:value="1">
                <text:p>1</text:p>
              </table:table-cell>
            </table:table-row>
            <table:table-row>
              <table:table-cell office:value-type="string">
                <text:p>Global software development</text:p>
              </table:table-cell>
              <table:table-cell office:value-type="float" office:value="1">
                <text:p>1</text:p>
              </table:table-cell>
            </table:table-row>
            <table:table-row>
              <table:table-cell office:value-type="string">
                <text:p>Develop the skills required by the industry</text:p>
              </table:table-cell>
              <table:table-cell office:value-type="float" office:value="4">
                <text:p>4</text:p>
              </table:table-cell>
            </table:table-row>
            <table:table-row>
              <table:table-cell office:value-type="string">
                <text:p>Project-based learning and collaborative learning</text:p>
              </table:table-cell>
              <table:table-cell office:value-type="float" office:value="2">
                <text:p>2</text:p>
              </table:table-cell>
            </table:table-row>
            <table:table-row>
              <table:table-cell office:value-type="string">
                <text:p>Job Ads in Higher Education Curriculum Design</text:p>
              </table:table-cell>
              <table:table-cell office:value-type="float" office:value="1">
                <text:p>1</text:p>
              </table:table-cell>
            </table:table-row>
            <table:table-row>
              <table:table-cell office:value-type="string">
                <text:p>Tools and environments used in industry</text:p>
              </table:table-cell>
              <table:table-cell office:value-type="float" office:value="1">
                <text:p>1</text:p>
              </table:table-cell>
            </table:table-row>
            <table:table-row>
              <table:table-cell office:value-type="string">
                <text:p>Course material in English </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392cm" svg:height="7.533cm" xlink:href=".." xlink:type="simple" chart:class="chart:bar" chart:style-name="ch1">
        <chart:plot-area chart:style-name="ch2" table:cell-range-address="MQ2.D3:MQ2.E14" chart:data-source-has-labels="both" svg:x="1.278cm" svg:y="0.15cm" svg:width="11.847cm" svg:height="7.233cm">
          <chartooo:coordinate-region svg:x="1.714cm" svg:y="0.349cm" svg:width="11.411cm" svg:height="6.387cm"/>
          <chart:axis chart:dimension="x" chart:name="primary-x" chart:style-name="ch3" chartooo:axis-type="auto">
            <chartooo:date-scale/>
            <chart:categories table:cell-range-address="MQ2.D4:MQ2.D14"/>
          </chart:axis>
          <chart:axis chart:dimension="y" chart:name="primary-y" chart:style-name="ch4">
            <chart:title svg:x="0.451cm" svg:y="5.49cm" chart:style-name="ch5">
              <text:p>Number of publications</text:p>
            </chart:title>
            <chart:grid chart:style-name="ch6" chart:class="major"/>
          </chart:axis>
          <chart:series chart:style-name="ch7" chart:values-cell-range-address="MQ2.E4:MQ2.E14" chart:label-cell-address="MQ2.E3:MQ2.E3"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MQ2.E3:MQ2.E3</svg:desc>
                </draw:g>
              </table:table-cell>
            </table:table-row>
          </table:table-header-rows>
          <table:table-rows>
            <table:table-row>
              <table:table-cell office:value-type="string">
                <text:p>2011</text:p>
                <draw:g>
                  <svg:desc>MQ2.D4:MQ2.D14</svg:desc>
                </draw:g>
              </table:table-cell>
              <table:table-cell office:value-type="float" office:value="4">
                <text:p>4</text:p>
                <draw:g>
                  <svg:desc>MQ2.E4:MQ2.E14</svg:desc>
                </draw:g>
              </table:table-cell>
            </table:table-row>
            <table:table-row>
              <table:table-cell office:value-type="float" office:value="2012">
                <text:p>2012</text:p>
              </table:table-cell>
              <table:table-cell office:value-type="float" office:value="4">
                <text:p>4</text:p>
              </table:table-cell>
            </table:table-row>
            <table:table-row>
              <table:table-cell office:value-type="float" office:value="2013">
                <text:p>2013</text:p>
              </table:table-cell>
              <table:table-cell office:value-type="float" office:value="7">
                <text:p>7</text:p>
              </table:table-cell>
            </table:table-row>
            <table:table-row>
              <table:table-cell office:value-type="float" office:value="2014">
                <text:p>2014</text:p>
              </table:table-cell>
              <table:table-cell office:value-type="float" office:value="1">
                <text:p>1</text:p>
              </table:table-cell>
            </table:table-row>
            <table:table-row>
              <table:table-cell office:value-type="float" office:value="2015">
                <text:p>2015</text:p>
              </table:table-cell>
              <table:table-cell office:value-type="float" office:value="5">
                <text:p>5</text:p>
              </table:table-cell>
            </table:table-row>
            <table:table-row>
              <table:table-cell office:value-type="float" office:value="2016">
                <text:p>2016</text:p>
              </table:table-cell>
              <table:table-cell office:value-type="float" office:value="3">
                <text:p>3</text:p>
              </table:table-cell>
            </table:table-row>
            <table:table-row>
              <table:table-cell office:value-type="float" office:value="2017">
                <text:p>2017</text:p>
              </table:table-cell>
              <table:table-cell office:value-type="float" office:value="7">
                <text:p>7</text:p>
              </table:table-cell>
            </table:table-row>
            <table:table-row>
              <table:table-cell office:value-type="float" office:value="2018">
                <text:p>2018</text:p>
              </table:table-cell>
              <table:table-cell office:value-type="float" office:value="8">
                <text:p>8</text:p>
              </table:table-cell>
            </table:table-row>
            <table:table-row>
              <table:table-cell office:value-type="float" office:value="2019">
                <text:p>2019</text:p>
              </table:table-cell>
              <table:table-cell office:value-type="float" office:value="8">
                <text:p>8</text:p>
              </table:table-cell>
            </table:table-row>
            <table:table-row>
              <table:table-cell office:value-type="float" office:value="2020">
                <text:p>2020</text:p>
              </table:table-cell>
              <table:table-cell office:value-type="float" office:value="8">
                <text:p>8</text:p>
              </table:table-cell>
            </table:table-row>
            <table:table-row>
              <table:table-cell office:value-type="float" office:value="2021">
                <text:p>202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4cm" svg:height="7.265cm" xlink:href=".." xlink:type="simple" chart:class="chart:bar" chart:style-name="ch1">
        <chart:plot-area chart:style-name="ch2" table:cell-range-address="MQ2.D61:MQ2.E81" chart:data-source-has-labels="both" svg:x="1.287cm" svg:y="0.145cm" svg:width="12.261cm" svg:height="6.975cm">
          <chartooo:coordinate-region svg:x="2.163cm" svg:y="0.145cm" svg:width="11.385cm" svg:height="4.843cm"/>
          <chart:axis chart:dimension="x" chart:name="primary-x" chart:style-name="ch3" chartooo:axis-type="auto">
            <chartooo:date-scale/>
            <chart:categories table:cell-range-address="MQ2.D62:MQ2.D81"/>
          </chart:axis>
          <chart:axis chart:dimension="y" chart:name="primary-y" chart:style-name="ch4">
            <chart:title svg:x="0.451cm" svg:y="5.356cm" chart:style-name="ch5">
              <text:p>Number of publications</text:p>
            </chart:title>
            <chart:grid chart:style-name="ch6" chart:class="major"/>
          </chart:axis>
          <chart:series chart:style-name="ch7" chart:values-cell-range-address="MQ2.E62:MQ2.E81" chart:label-cell-address="MQ2.E61:MQ2.E61"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ublications</text:p>
                <draw:g>
                  <svg:desc>MQ2.E61:MQ2.E61</svg:desc>
                </draw:g>
              </table:table-cell>
            </table:table-row>
          </table:table-header-rows>
          <table:table-rows>
            <table:table-row>
              <table:table-cell office:value-type="string">
                <text:p>Argentina</text:p>
                <draw:g>
                  <svg:desc>MQ2.D62:MQ2.D81</svg:desc>
                </draw:g>
              </table:table-cell>
              <table:table-cell office:value-type="float" office:value="1">
                <text:p>1</text:p>
                <draw:g>
                  <svg:desc>MQ2.E62:MQ2.E81</svg:desc>
                </draw:g>
              </table:table-cell>
            </table:table-row>
            <table:table-row>
              <table:table-cell office:value-type="string">
                <text:p>Chile</text:p>
              </table:table-cell>
              <table:table-cell office:value-type="float" office:value="1">
                <text:p>1</text:p>
              </table:table-cell>
            </table:table-row>
            <table:table-row>
              <table:table-cell office:value-type="string">
                <text:p>Denmark</text:p>
              </table:table-cell>
              <table:table-cell office:value-type="float" office:value="1">
                <text:p>1</text:p>
              </table:table-cell>
            </table:table-row>
            <table:table-row>
              <table:table-cell office:value-type="string">
                <text:p>New Zealand</text:p>
              </table:table-cell>
              <table:table-cell office:value-type="float" office:value="1">
                <text:p>1</text:p>
              </table:table-cell>
            </table:table-row>
            <table:table-row>
              <table:table-cell office:value-type="string">
                <text:p>Romania</text:p>
              </table:table-cell>
              <table:table-cell office:value-type="float" office:value="1">
                <text:p>1</text:p>
              </table:table-cell>
            </table:table-row>
            <table:table-row>
              <table:table-cell office:value-type="string">
                <text:p>Spain</text:p>
              </table:table-cell>
              <table:table-cell office:value-type="float" office:value="1">
                <text:p>1</text:p>
              </table:table-cell>
            </table:table-row>
            <table:table-row>
              <table:table-cell office:value-type="string">
                <text:p>Sri Lanka</text:p>
              </table:table-cell>
              <table:table-cell office:value-type="float" office:value="1">
                <text:p>1</text:p>
              </table:table-cell>
            </table:table-row>
            <table:table-row>
              <table:table-cell office:value-type="string">
                <text:p>Trinidad</text:p>
              </table:table-cell>
              <table:table-cell office:value-type="float" office:value="1">
                <text:p>1</text:p>
              </table:table-cell>
            </table:table-row>
            <table:table-row>
              <table:table-cell office:value-type="string">
                <text:p>Germany</text:p>
              </table:table-cell>
              <table:table-cell office:value-type="float" office:value="2">
                <text:p>2</text:p>
              </table:table-cell>
            </table:table-row>
            <table:table-row>
              <table:table-cell office:value-type="string">
                <text:p>Holland</text:p>
              </table:table-cell>
              <table:table-cell office:value-type="float" office:value="3">
                <text:p>3</text:p>
              </table:table-cell>
            </table:table-row>
            <table:table-row>
              <table:table-cell office:value-type="string">
                <text:p>Italy</text:p>
              </table:table-cell>
              <table:table-cell office:value-type="float" office:value="2">
                <text:p>2</text:p>
              </table:table-cell>
            </table:table-row>
            <table:table-row>
              <table:table-cell office:value-type="string">
                <text:p>Norway</text:p>
              </table:table-cell>
              <table:table-cell office:value-type="float" office:value="2">
                <text:p>2</text:p>
              </table:table-cell>
            </table:table-row>
            <table:table-row>
              <table:table-cell office:value-type="string">
                <text:p>Australia</text:p>
              </table:table-cell>
              <table:table-cell office:value-type="float" office:value="3">
                <text:p>3</text:p>
              </table:table-cell>
            </table:table-row>
            <table:table-row>
              <table:table-cell office:value-type="string">
                <text:p>Finland</text:p>
              </table:table-cell>
              <table:table-cell office:value-type="float" office:value="3">
                <text:p>3</text:p>
              </table:table-cell>
            </table:table-row>
            <table:table-row>
              <table:table-cell office:value-type="string">
                <text:p>England</text:p>
              </table:table-cell>
              <table:table-cell office:value-type="float" office:value="4">
                <text:p>4</text:p>
              </table:table-cell>
            </table:table-row>
            <table:table-row>
              <table:table-cell office:value-type="string">
                <text:p>Singapore</text:p>
              </table:table-cell>
              <table:table-cell office:value-type="float" office:value="4">
                <text:p>4</text:p>
              </table:table-cell>
            </table:table-row>
            <table:table-row>
              <table:table-cell office:value-type="string">
                <text:p>Brazil</text:p>
              </table:table-cell>
              <table:table-cell office:value-type="float" office:value="5">
                <text:p>5</text:p>
              </table:table-cell>
            </table:table-row>
            <table:table-row>
              <table:table-cell office:value-type="string">
                <text:p>China</text:p>
              </table:table-cell>
              <table:table-cell office:value-type="float" office:value="5">
                <text:p>5</text:p>
              </table:table-cell>
            </table:table-row>
            <table:table-row>
              <table:table-cell office:value-type="string">
                <text:p>India</text:p>
              </table:table-cell>
              <table:table-cell office:value-type="float" office:value="6">
                <text:p>6</text:p>
              </table:table-cell>
            </table:table-row>
            <table:table-row>
              <table:table-cell office:value-type="string">
                <text:p>USA</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loext:label-stroke-color="#3465a4" chart:link-data-style-to-source="true" chart:data-label-number="value" chart:data-label-text="false" chart:data-label-symbol="false" chart:label-position="avoid-overlap"/>
      <style:graphic-properties draw:stroke="none" draw:fill-color="#6666ff" fo:wrap-option="wrap" dr3d:edge-rounding="5%"/>
      <style:text-properties fo:font-size="10pt" style:font-size-asian="10pt" style:font-size-complex="10pt"/>
    </style:style>
    <style:style style:name="ch8" style:family="chart">
      <style:chart-properties chart:solid-type="cuboid"/>
      <style:graphic-properties draw:fill-color="#6666ff" draw:fill-gradient-name="Gradien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draw:fill-hatch-name="Hatch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draw:fill-image-name="Bitmap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381cm" svg:height="7.154cm" xlink:href=".." xlink:type="simple" chart:class="chart:circle" chart:style-name="ch1">
        <chart:legend svg:x="6.425cm" svg:y="2.367cm" style:legend-expansion="custom" chartooo:width="3.466cm" chartooo:height="2.385cm" style:legend-expansion-aspect-ratio="1.45324947589099" chart:style-name="ch2"/>
        <chart:plot-area chart:style-name="ch3" table:cell-range-address="MQ1.B3:MQ1.C6" chart:data-source-has-labels="both" svg:x="0cm" svg:y="0.361cm" svg:width="6.143cm" svg:height="6.144cm">
          <chartooo:coordinate-region svg:x="0cm" svg:y="0cm" svg:width="6.144cm" svg:height="6.867cm"/>
          <chart:axis chart:dimension="x" chart:name="primary-x" chart:style-name="ch4" chartooo:axis-type="auto">
            <chartooo:date-scale/>
            <chart:categories table:cell-range-address="MQ1.B4:MQ1.B6"/>
          </chart:axis>
          <chart:axis chart:dimension="y" chart:name="primary-y" chart:style-name="ch5">
            <chart:grid chart:style-name="ch6" chart:class="major"/>
          </chart:axis>
          <chart:series chart:style-name="ch7" chart:values-cell-range-address="MQ1.C4:MQ1.C6" chart:label-cell-address="MQ1.C3:MQ1.C3"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draw:g>
                  <svg:desc>MQ1.C3:MQ1.C3</svg:desc>
                </draw:g>
              </table:table-cell>
            </table:table-row>
          </table:table-header-rows>
          <table:table-rows>
            <table:table-row>
              <table:table-cell office:value-type="string">
                <text:p>Teaching software architectures</text:p>
                <draw:g>
                  <svg:desc>MQ1.B4:MQ1.B6</svg:desc>
                </draw:g>
              </table:table-cell>
              <table:table-cell office:value-type="float" office:value="0.37">
                <text:p>0.37</text:p>
                <draw:g>
                  <svg:desc>MQ1.C4:MQ1.C6</svg:desc>
                </draw:g>
              </table:table-cell>
            </table:table-row>
            <table:table-row>
              <table:table-cell office:value-type="string">
                <text:p>Teaching software engineering</text:p>
              </table:table-cell>
              <table:table-cell office:value-type="float" office:value="0.574">
                <text:p>0.574</text:p>
              </table:table-cell>
            </table:table-row>
            <table:table-row>
              <table:table-cell office:value-type="string">
                <text:p>Supplementary topics</text:p>
              </table:table-cell>
              <table:table-cell office:value-type="float" office:value="0.093">
                <text:p>0.09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color="#3465a4" chart:link-data-style-to-source="true" chart:data-label-number="percentage" chart:data-label-text="false" chart:data-label-symbol="false"/>
      <style:graphic-properties draw:stroke="none" draw:fill-color="#6666ff" dr3d:edge-rounding="5%"/>
      <style:text-properties fo:font-size="10pt" style:font-size-asian="10pt" style:font-size-complex="10pt"/>
    </style:style>
    <style:style style:name="ch8" style:family="chart">
      <style:chart-properties chart:solid-type="cuboid"/>
      <style:graphic-properties draw:fill-color="#6666ff"/>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circle" chart:style-name="ch1">
        <chart:legend svg:x="1.099cm" svg:y="0.149cm" style:legend-expansion="custom" chartooo:width="13.801cm" chartooo:height="2.59cm" style:legend-expansion-aspect-ratio="5.32857142857143" chart:style-name="ch2"/>
        <chart:plot-area chart:style-name="ch3" table:cell-range-address="MQ12.B15:MQ12.C20" chart:data-source-has-labels="both" svg:x="4.97cm" svg:y="2.953cm" svg:width="6.276cm" svg:height="5.865cm">
          <chartooo:coordinate-region svg:x="4.97cm" svg:y="3.087cm" svg:width="5.731cm" svg:height="5.731cm"/>
          <chart:axis chart:dimension="x" chart:name="primary-x" chart:style-name="ch4" chartooo:axis-type="auto">
            <chartooo:date-scale/>
            <chart:categories table:cell-range-address="MQ12.B16:MQ12.B20"/>
          </chart:axis>
          <chart:axis chart:dimension="y" chart:name="primary-y" chart:style-name="ch5">
            <chart:grid chart:style-name="ch6" chart:class="major"/>
          </chart:axis>
          <chart:series chart:style-name="ch7" chart:values-cell-range-address="MQ12.C16:MQ12.C20" chart:label-cell-address="MQ12.C15:MQ12.C15"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n</text:p>
                <draw:g>
                  <svg:desc>MQ12.C15:MQ12.C15</svg:desc>
                </draw:g>
              </table:table-cell>
            </table:table-row>
          </table:table-header-rows>
          <table:table-rows>
            <table:table-row>
              <table:table-cell office:value-type="string">
                <text:p>1.Student surveys</text:p>
                <draw:g>
                  <svg:desc>MQ12.B16:MQ12.B20</svg:desc>
                </draw:g>
              </table:table-cell>
              <table:table-cell office:value-type="float" office:value="20">
                <text:p>20</text:p>
                <draw:g>
                  <svg:desc>MQ12.C16:MQ12.C20</svg:desc>
                </draw:g>
              </table:table-cell>
            </table:table-row>
            <table:table-row>
              <table:table-cell office:value-type="string">
                <text:p>2.Metrics to measure before and after the course</text:p>
              </table:table-cell>
              <table:table-cell office:value-type="float" office:value="1">
                <text:p>1</text:p>
              </table:table-cell>
            </table:table-row>
            <table:table-row>
              <table:table-cell office:value-type="string">
                <text:p>3.Metrics to measure the quality of the artifacts produced</text:p>
              </table:table-cell>
              <table:table-cell office:value-type="float" office:value="3">
                <text:p>3</text:p>
              </table:table-cell>
            </table:table-row>
            <table:table-row>
              <table:table-cell office:value-type="string">
                <text:p>4.Metrics to analyze the students’ evaluations.</text:p>
              </table:table-cell>
              <table:table-cell office:value-type="float" office:value="4">
                <text:p>4</text:p>
              </table:table-cell>
            </table:table-row>
            <table:table-row>
              <table:table-cell office:value-type="string">
                <text:p>5.The skills acquired in the course are crossed vs. the soft skills reportedin the literature</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6666ff"/>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663cm" svg:height="9cm" xlink:href=".." xlink:type="simple" chart:class="chart:ring" chart:style-name="ch1">
        <chart:legend chart:legend-position="top" svg:x="2.78cm" svg:y="0.185cm" style:legend-expansion="wide" chart:style-name="ch2"/>
        <chart:plot-area chart:style-name="ch3" table:cell-range-address="MQ9.B6:MQ9.C10 MQ9.C5:MQ9.C5" chart:data-source-has-labels="both" svg:x="0.273cm" svg:y="1.959cm" svg:width="13.117cm" svg:height="6.861cm">
          <chartooo:coordinate-region svg:x="3.401cm" svg:y="1.96cm" svg:width="6.86cm" svg:height="6.86cm"/>
          <chart:axis chart:dimension="x" chart:name="primary-x" chart:style-name="ch4" chartooo:axis-type="auto">
            <chartooo:date-scale/>
            <chart:categories table:cell-range-address="MQ9.B6:MQ9.B10"/>
          </chart:axis>
          <chart:axis chart:dimension="y" chart:name="primary-y" chart:style-name="ch5">
            <chart:grid chart:style-name="ch6" chart:class="major"/>
          </chart:axis>
          <chart:series chart:style-name="ch7" chart:values-cell-range-address="MQ9.C6:MQ9.C10" chart:label-cell-address="MQ9.C5:MQ9.C5"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n</text:p>
                <draw:g>
                  <svg:desc>MQ9.C5:MQ9.C5</svg:desc>
                </draw:g>
              </table:table-cell>
            </table:table-row>
          </table:table-header-rows>
          <table:table-rows>
            <table:table-row>
              <table:table-cell office:value-type="string">
                <text:p>Undergraduate</text:p>
                <draw:g>
                  <svg:desc>MQ9.B6:MQ9.B10</svg:desc>
                </draw:g>
              </table:table-cell>
              <table:table-cell office:value-type="float" office:value="39">
                <text:p>39</text:p>
                <draw:g>
                  <svg:desc>MQ9.C6:MQ9.C10</svg:desc>
                </draw:g>
              </table:table-cell>
            </table:table-row>
            <table:table-row>
              <table:table-cell office:value-type="string">
                <text:p>Postgraduate</text:p>
              </table:table-cell>
              <table:table-cell office:value-type="float" office:value="10">
                <text:p>10</text:p>
              </table:table-cell>
            </table:table-row>
            <table:table-row>
              <table:table-cell office:value-type="string">
                <text:p>Continued education</text:p>
              </table:table-cell>
              <table:table-cell office:value-type="float" office:value="2">
                <text:p>2</text:p>
              </table:table-cell>
            </table:table-row>
            <table:table-row>
              <table:table-cell office:value-type="string">
                <text:p>Business training</text:p>
              </table:table-cell>
              <table:table-cell office:value-type="float" office:value="3">
                <text:p>3</text:p>
              </table:table-cell>
            </table:table-row>
            <table:table-row>
              <table:table-cell office:value-type="string">
                <text:p>Undergraduate/Postgraduate</text:p>
              </table:table-cell>
              <table:table-cell office:value-type="float" office:value="2">
                <text:p>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top" svg:x="5.955cm" svg:y="0.185cm" style:legend-expansion="wide" chart:style-name="ch2"/>
        <chart:plot-area chart:style-name="ch3" table:cell-range-address="MQ3.E22:MQ3.F32 MQ3.F21:MQ3.F21" chart:data-source-has-labels="both" svg:x="0.32cm" svg:y="0.963cm" svg:width="15.36cm" svg:height="7.857cm">
          <chartooo:coordinate-region svg:x="9.408cm" svg:y="0.963cm" svg:width="6.085cm" svg:height="7.21cm"/>
          <chart:axis chart:dimension="x" chart:name="primary-x" chart:style-name="ch4" chartooo:axis-type="auto">
            <chartooo:date-scale/>
            <chart:categories table:cell-range-address="MQ3.E22:MQ3.E32"/>
          </chart:axis>
          <chart:axis chart:dimension="y" chart:name="primary-y" chart:style-name="ch5">
            <chart:grid chart:style-name="ch6" chart:class="major"/>
          </chart:axis>
          <chart:series chart:style-name="ch7" chart:values-cell-range-address="MQ3.F22:MQ3.F32" chart:label-cell-address="MQ3.F21:MQ3.F2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 of experiences</text:p>
                <draw:g>
                  <svg:desc>MQ3.F21:MQ3.F21</svg:desc>
                </draw:g>
              </table:table-cell>
            </table:table-row>
          </table:table-header-rows>
          <table:table-rows>
            <table:table-row>
              <table:table-cell office:value-type="string">
                <text:p>Short design projects</text:p>
                <draw:g>
                  <svg:desc>MQ3.E22:MQ3.E32</svg:desc>
                </draw:g>
              </table:table-cell>
              <table:table-cell office:value-type="float" office:value="6">
                <text:p>6</text:p>
                <draw:g>
                  <svg:desc>MQ3.F22:MQ3.F32</svg:desc>
                </draw:g>
              </table:table-cell>
            </table:table-row>
            <table:table-row>
              <table:table-cell office:value-type="string">
                <text:p>Large development project</text:p>
              </table:table-cell>
              <table:table-cell office:value-type="float" office:value="13">
                <text:p>13</text:p>
              </table:table-cell>
            </table:table-row>
            <table:table-row>
              <table:table-cell office:value-type="string">
                <text:p>Open Source Projects</text:p>
              </table:table-cell>
              <table:table-cell office:value-type="float" office:value="7">
                <text:p>7</text:p>
              </table:table-cell>
            </table:table-row>
            <table:table-row>
              <table:table-cell office:value-type="string">
                <text:p>Industry Guest Conferences</text:p>
              </table:table-cell>
              <table:table-cell office:value-type="float" office:value="1">
                <text:p>1</text:p>
              </table:table-cell>
            </table:table-row>
            <table:table-row>
              <table:table-cell office:value-type="string">
                <text:p>Traditional classes taught by the teacher</text:p>
              </table:table-cell>
              <table:table-cell office:value-type="float" office:value="3">
                <text:p>3</text:p>
              </table:table-cell>
            </table:table-row>
            <table:table-row>
              <table:table-cell office:value-type="string">
                <text:p>Flipped classroom</text:p>
              </table:table-cell>
              <table:table-cell office:value-type="float" office:value="4">
                <text:p>4</text:p>
              </table:table-cell>
            </table:table-row>
            <table:table-row>
              <table:table-cell office:value-type="string">
                <text:p>Theoretical projects of the state of the art of architectures</text:p>
              </table:table-cell>
              <table:table-cell office:value-type="float" office:value="1">
                <text:p>1</text:p>
              </table:table-cell>
            </table:table-row>
            <table:table-row>
              <table:table-cell office:value-type="string">
                <text:p>Workshops: problem-based learning</text:p>
              </table:table-cell>
              <table:table-cell office:value-type="float" office:value="3">
                <text:p>3</text:p>
              </table:table-cell>
            </table:table-row>
            <table:table-row>
              <table:table-cell office:value-type="string">
                <text:p>Workshops: case-based learning</text:p>
              </table:table-cell>
              <table:table-cell office:value-type="float" office:value="5">
                <text:p>5</text:p>
              </table:table-cell>
            </table:table-row>
            <table:table-row>
              <table:table-cell office:value-type="string">
                <text:p>Online learning (MOOC. SPOC)</text:p>
              </table:table-cell>
              <table:table-cell office:value-type="float" office:value="2">
                <text:p>2</text:p>
              </table:table-cell>
            </table:table-row>
            <table:table-row>
              <table:table-cell office:value-type="string">
                <text:p>Intelligent tutorial system</text:p>
              </table:table-cell>
              <table:table-cell office:value-type="float" office:value="1">
                <text:p>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cc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755cm" svg:height="6.613cm" xlink:href=".." xlink:type="simple" chart:class="chart:bar" chart:style-name="ch1">
        <chart:plot-area chart:style-name="ch2" table:cell-range-address="Contribuciones.B15:Contribuciones.C21" chart:data-source-has-labels="both" svg:x="1.246cm" svg:y="0.132cm" svg:width="10.274cm" svg:height="6.349cm">
          <chartooo:coordinate-region svg:x="1.935cm" svg:y="0.132cm" svg:width="9.585cm" svg:height="3.954cm"/>
          <chart:axis chart:dimension="x" chart:name="primary-x" chart:style-name="ch3" chartooo:axis-type="auto">
            <chartooo:date-scale/>
            <chart:categories table:cell-range-address="Contribuciones.B16:Contribuciones.B21"/>
          </chart:axis>
          <chart:axis chart:dimension="y" chart:name="primary-y" chart:style-name="ch4">
            <chart:title svg:x="0.451cm" svg:y="4.58cm" chart:style-name="ch5">
              <text:p>Accepted papers</text:p>
            </chart:title>
            <chart:grid chart:style-name="ch6" chart:class="major"/>
          </chart:axis>
          <chart:series chart:style-name="ch7" chart:values-cell-range-address="Contribuciones.C16:Contribuciones.C21" chart:label-cell-address="Contribuciones.C15:Contribuciones.C15"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cepted papers</text:p>
                <draw:g>
                  <svg:desc>Contribuciones.C15:Contribuciones.C15</svg:desc>
                </draw:g>
              </table:table-cell>
            </table:table-row>
          </table:table-header-rows>
          <table:table-rows>
            <table:table-row>
              <table:table-cell office:value-type="string">
                <text:p>IEEE Xplore</text:p>
                <draw:g>
                  <svg:desc>Contribuciones.B16:Contribuciones.B21</svg:desc>
                </draw:g>
              </table:table-cell>
              <table:table-cell office:value-type="float" office:value="31">
                <text:p>31</text:p>
                <draw:g>
                  <svg:desc>Contribuciones.C16:Contribuciones.C21</svg:desc>
                </draw:g>
              </table:table-cell>
            </table:table-row>
            <table:table-row>
              <table:table-cell office:value-type="string">
                <text:p>Google Scholar</text:p>
              </table:table-cell>
              <table:table-cell office:value-type="float" office:value="21">
                <text:p>21</text:p>
              </table:table-cell>
            </table:table-row>
            <table:table-row>
              <table:table-cell office:value-type="string">
                <text:p>ACM Digital</text:p>
              </table:table-cell>
              <table:table-cell office:value-type="float" office:value="18">
                <text:p>18</text:p>
              </table:table-cell>
            </table:table-row>
            <table:table-row>
              <table:table-cell office:value-type="string">
                <text:p>EBSCO</text:p>
              </table:table-cell>
              <table:table-cell office:value-type="float" office:value="6">
                <text:p>6</text:p>
              </table:table-cell>
            </table:table-row>
            <table:table-row>
              <table:table-cell office:value-type="string">
                <text:p>SCOPUS</text:p>
              </table:table-cell>
              <table:table-cell office:value-type="float" office:value="6">
                <text:p>6</text:p>
              </table:table-cell>
            </table:table-row>
            <table:table-row>
              <table:table-cell office:value-type="string">
                <text:p>ScienceDirect</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